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racked-changes>
        <table:cell-content-change table:id="ct1">
          <table:cell-address table:column="10" table:row="2" table:table="4"/>
          <office:change-info>
            <dc:creator> </dc:creator>
            <dc:date>2021-04-05T13:46:12.745392390</dc:date>
          </office:change-info>
          <table:previous>
            <table:change-track-table-cell/>
          </table:previous>
        </table:cell-content-change>
        <table:cell-content-change table:id="ct2">
          <table:cell-address table:column="10" table:row="3" table:table="4"/>
          <office:change-info>
            <dc:creator> </dc:creator>
            <dc:date>2021-04-05T13:46:12.745401506</dc:date>
          </office:change-info>
          <table:previous>
            <table:change-track-table-cell/>
          </table:previous>
        </table:cell-content-change>
        <table:cell-content-change table:id="ct3">
          <table:cell-address table:column="10" table:row="4" table:table="4"/>
          <office:change-info>
            <dc:creator> </dc:creator>
            <dc:date>2021-04-05T13:46:12.745408410</dc:date>
          </office:change-info>
          <table:previous>
            <table:change-track-table-cell/>
          </table:previous>
        </table:cell-content-change>
        <table:cell-content-change table:id="ct4">
          <table:cell-address table:column="10" table:row="5" table:table="4"/>
          <office:change-info>
            <dc:creator> </dc:creator>
            <dc:date>2021-04-05T13:46:12.745414127</dc:date>
          </office:change-info>
          <table:previous>
            <table:change-track-table-cell/>
          </table:previous>
        </table:cell-content-change>
        <table:cell-content-change table:id="ct5">
          <table:cell-address table:column="10" table:row="6" table:table="4"/>
          <office:change-info>
            <dc:creator> </dc:creator>
            <dc:date>2021-04-05T13:46:12.745420918</dc:date>
          </office:change-info>
          <table:previous>
            <table:change-track-table-cell/>
          </table:previous>
        </table:cell-content-change>
        <table:cell-content-change table:id="ct6">
          <table:cell-address table:column="10" table:row="7" table:table="4"/>
          <office:change-info>
            <dc:creator> </dc:creator>
            <dc:date>2021-04-05T13:46:12.745428361</dc:date>
          </office:change-info>
          <table:previous>
            <table:change-track-table-cell/>
          </table:previous>
        </table:cell-content-change>
        <table:cell-content-change table:id="ct7">
          <table:cell-address table:column="10" table:row="8" table:table="4"/>
          <office:change-info>
            <dc:creator> </dc:creator>
            <dc:date>2021-04-05T13:46:12.745434726</dc:date>
          </office:change-info>
          <table:previous>
            <table:change-track-table-cell/>
          </table:previous>
        </table:cell-content-change>
        <table:cell-content-change table:id="ct8">
          <table:cell-address table:column="10" table:row="9" table:table="4"/>
          <office:change-info>
            <dc:creator> </dc:creator>
            <dc:date>2021-04-05T13:46:12.745441629</dc:date>
          </office:change-info>
          <table:previous>
            <table:change-track-table-cell/>
          </table:previous>
        </table:cell-content-change>
        <table:cell-content-change table:id="ct9">
          <table:cell-address table:column="10" table:row="10" table:table="4"/>
          <office:change-info>
            <dc:creator> </dc:creator>
            <dc:date>2021-04-05T13:46:12.745447891</dc:date>
          </office:change-info>
          <table:previous>
            <table:change-track-table-cell/>
          </table:previous>
        </table:cell-content-change>
        <table:cell-content-change table:id="ct10">
          <table:cell-address table:column="10" table:row="11" table:table="4"/>
          <office:change-info>
            <dc:creator> </dc:creator>
            <dc:date>2021-04-05T13:46:12.745456771</dc:date>
          </office:change-info>
          <table:previous>
            <table:change-track-table-cell/>
          </table:previous>
        </table:cell-content-change>
        <table:cell-content-change table:id="ct11">
          <table:cell-address table:column="10" table:row="12" table:table="4"/>
          <office:change-info>
            <dc:creator> </dc:creator>
            <dc:date>2021-04-05T13:46:12.745462343</dc:date>
          </office:change-info>
          <table:previous>
            <table:change-track-table-cell/>
          </table:previous>
        </table:cell-content-change>
        <table:cell-content-change table:id="ct12">
          <table:cell-address table:column="10" table:row="13" table:table="4"/>
          <office:change-info>
            <dc:creator> </dc:creator>
            <dc:date>2021-04-05T13:46:12.745468407</dc:date>
          </office:change-info>
          <table:previous>
            <table:change-track-table-cell/>
          </table:previous>
        </table:cell-content-change>
        <table:cell-content-change table:id="ct13">
          <table:cell-address table:column="10" table:row="14" table:table="4"/>
          <office:change-info>
            <dc:creator> </dc:creator>
            <dc:date>2021-04-05T13:46:12.745473982</dc:date>
          </office:change-info>
          <table:previous>
            <table:change-track-table-cell/>
          </table:previous>
        </table:cell-content-change>
        <table:cell-content-change table:id="ct14">
          <table:cell-address table:column="10" table:row="15" table:table="4"/>
          <office:change-info>
            <dc:creator> </dc:creator>
            <dc:date>2021-04-05T13:46:12.745480402</dc:date>
          </office:change-info>
          <table:previous>
            <table:change-track-table-cell/>
          </table:previous>
        </table:cell-content-change>
        <table:cell-content-change table:id="ct15">
          <table:cell-address table:column="10" table:row="16" table:table="4"/>
          <office:change-info>
            <dc:creator> </dc:creator>
            <dc:date>2021-04-05T13:46:12.745486496</dc:date>
          </office:change-info>
          <table:previous>
            <table:change-track-table-cell/>
          </table:previous>
        </table:cell-content-change>
        <table:cell-content-change table:id="ct16">
          <table:cell-address table:column="10" table:row="17" table:table="4"/>
          <office:change-info>
            <dc:creator> </dc:creator>
            <dc:date>2021-04-05T13:46:12.745493837</dc:date>
          </office:change-info>
          <table:previous>
            <table:change-track-table-cell/>
          </table:previous>
        </table:cell-content-change>
        <table:cell-content-change table:id="ct17">
          <table:cell-address table:column="10" table:row="18" table:table="4"/>
          <office:change-info>
            <dc:creator> </dc:creator>
            <dc:date>2021-04-05T13:46:12.745500895</dc:date>
          </office:change-info>
          <table:previous>
            <table:change-track-table-cell/>
          </table:previous>
        </table:cell-content-change>
        <table:cell-content-change table:id="ct18">
          <table:cell-address table:column="10" table:row="19" table:table="4"/>
          <office:change-info>
            <dc:creator> </dc:creator>
            <dc:date>2021-04-05T13:46:12.745509282</dc:date>
          </office:change-info>
          <table:previous>
            <table:change-track-table-cell/>
          </table:previous>
        </table:cell-content-change>
        <table:cell-content-change table:id="ct19">
          <table:cell-address table:column="10" table:row="20" table:table="4"/>
          <office:change-info>
            <dc:creator> </dc:creator>
            <dc:date>2021-04-05T13:46:12.745516190</dc:date>
          </office:change-info>
          <table:previous>
            <table:change-track-table-cell/>
          </table:previous>
        </table:cell-content-change>
        <table:cell-content-change table:id="ct20">
          <table:cell-address table:column="10" table:row="21" table:table="4"/>
          <office:change-info>
            <dc:creator> </dc:creator>
            <dc:date>2021-04-05T13:46:12.745522878</dc:date>
          </office:change-info>
          <table:previous>
            <table:change-track-table-cell/>
          </table:previous>
        </table:cell-content-change>
        <table:cell-content-change table:id="ct21">
          <table:cell-address table:column="10" table:row="22" table:table="4"/>
          <office:change-info>
            <dc:creator> </dc:creator>
            <dc:date>2021-04-05T13:46:12.745529553</dc:date>
          </office:change-info>
          <table:previous>
            <table:change-track-table-cell/>
          </table:previous>
        </table:cell-content-change>
        <table:cell-content-change table:id="ct22">
          <table:cell-address table:column="10" table:row="23" table:table="4"/>
          <office:change-info>
            <dc:creator> </dc:creator>
            <dc:date>2021-04-05T13:46:12.745535887</dc:date>
          </office:change-info>
          <table:previous>
            <table:change-track-table-cell/>
          </table:previous>
        </table:cell-content-change>
        <table:cell-content-change table:id="ct23">
          <table:cell-address table:column="10" table:row="24" table:table="4"/>
          <office:change-info>
            <dc:creator> </dc:creator>
            <dc:date>2021-04-05T13:46:12.745542763</dc:date>
          </office:change-info>
          <table:previous>
            <table:change-track-table-cell/>
          </table:previous>
        </table:cell-content-change>
        <table:cell-content-change table:id="ct24">
          <table:cell-address table:column="10" table:row="25" table:table="4"/>
          <office:change-info>
            <dc:creator> </dc:creator>
            <dc:date>2021-04-05T13:46:12.745550314</dc:date>
          </office:change-info>
          <table:previous>
            <table:change-track-table-cell/>
          </table:previous>
        </table:cell-content-change>
        <table:cell-content-change table:id="ct25">
          <table:cell-address table:column="10" table:row="26" table:table="4"/>
          <office:change-info>
            <dc:creator> </dc:creator>
            <dc:date>2021-04-05T13:46:12.745558368</dc:date>
          </office:change-info>
          <table:previous>
            <table:change-track-table-cell/>
          </table:previous>
        </table:cell-content-change>
        <table:cell-content-change table:id="ct26">
          <table:cell-address table:column="10" table:row="27" table:table="4"/>
          <office:change-info>
            <dc:creator> </dc:creator>
            <dc:date>2021-04-05T13:46:12.745566754</dc:date>
          </office:change-info>
          <table:previous>
            <table:change-track-table-cell/>
          </table:previous>
        </table:cell-content-change>
        <table:cell-content-change table:id="ct27">
          <table:cell-address table:column="10" table:row="28" table:table="4"/>
          <office:change-info>
            <dc:creator> </dc:creator>
            <dc:date>2021-04-05T13:46:12.745573123</dc:date>
          </office:change-info>
          <table:previous>
            <table:change-track-table-cell/>
          </table:previous>
        </table:cell-content-change>
        <table:cell-content-change table:id="ct28">
          <table:cell-address table:column="10" table:row="29" table:table="4"/>
          <office:change-info>
            <dc:creator> </dc:creator>
            <dc:date>2021-04-05T13:46:12.745585932</dc:date>
          </office:change-info>
          <table:previous>
            <table:change-track-table-cell/>
          </table:previous>
        </table:cell-content-change>
        <table:cell-content-change table:id="ct29">
          <table:cell-address table:column="10" table:row="30" table:table="4"/>
          <office:change-info>
            <dc:creator> </dc:creator>
            <dc:date>2021-04-05T13:46:12.745596606</dc:date>
          </office:change-info>
          <table:previous>
            <table:change-track-table-cell/>
          </table:previous>
        </table:cell-content-change>
        <table:cell-content-change table:id="ct30">
          <table:cell-address table:column="10" table:row="31" table:table="4"/>
          <office:change-info>
            <dc:creator> </dc:creator>
            <dc:date>2021-04-05T13:46:12.745604086</dc:date>
          </office:change-info>
          <table:previous>
            <table:change-track-table-cell/>
          </table:previous>
        </table:cell-content-change>
        <table:cell-content-change table:id="ct31">
          <table:cell-address table:column="10" table:row="32" table:table="4"/>
          <office:change-info>
            <dc:creator> </dc:creator>
            <dc:date>2021-04-05T13:46:12.745612176</dc:date>
          </office:change-info>
          <table:previous>
            <table:change-track-table-cell/>
          </table:previous>
        </table:cell-content-change>
        <table:cell-content-change table:id="ct32">
          <table:cell-address table:column="10" table:row="33" table:table="4"/>
          <office:change-info>
            <dc:creator> </dc:creator>
            <dc:date>2021-04-05T13:46:12.745619981</dc:date>
          </office:change-info>
          <table:previous>
            <table:change-track-table-cell/>
          </table:previous>
        </table:cell-content-change>
        <table:cell-content-change table:id="ct33">
          <table:cell-address table:column="10" table:row="34" table:table="4"/>
          <office:change-info>
            <dc:creator> </dc:creator>
            <dc:date>2021-04-05T13:46:12.745627090</dc:date>
          </office:change-info>
          <table:previous>
            <table:change-track-table-cell/>
          </table:previous>
        </table:cell-content-change>
        <table:cell-content-change table:id="ct34">
          <table:cell-address table:column="10" table:row="35" table:table="4"/>
          <office:change-info>
            <dc:creator> </dc:creator>
            <dc:date>2021-04-05T13:46:12.745634830</dc:date>
          </office:change-info>
          <table:previous>
            <table:change-track-table-cell/>
          </table:previous>
        </table:cell-content-change>
        <table:cell-content-change table:id="ct35">
          <table:cell-address table:column="10" table:row="36" table:table="4"/>
          <office:change-info>
            <dc:creator> </dc:creator>
            <dc:date>2021-04-05T13:46:12.745642518</dc:date>
          </office:change-info>
          <table:previous>
            <table:change-track-table-cell/>
          </table:previous>
        </table:cell-content-change>
        <table:cell-content-change table:id="ct36">
          <table:cell-address table:column="10" table:row="37" table:table="4"/>
          <office:change-info>
            <dc:creator> </dc:creator>
            <dc:date>2021-04-05T13:46:12.745650192</dc:date>
          </office:change-info>
          <table:previous>
            <table:change-track-table-cell/>
          </table:previous>
        </table:cell-content-change>
        <table:cell-content-change table:id="ct37">
          <table:cell-address table:column="10" table:row="38" table:table="4"/>
          <office:change-info>
            <dc:creator> </dc:creator>
            <dc:date>2021-04-05T13:46:12.745658787</dc:date>
          </office:change-info>
          <table:previous>
            <table:change-track-table-cell/>
          </table:previous>
        </table:cell-content-change>
        <table:cell-content-change table:id="ct38">
          <table:cell-address table:column="10" table:row="39" table:table="4"/>
          <office:change-info>
            <dc:creator> </dc:creator>
            <dc:date>2021-04-05T13:46:12.745667150</dc:date>
          </office:change-info>
          <table:previous>
            <table:change-track-table-cell/>
          </table:previous>
        </table:cell-content-change>
        <table:cell-content-change table:id="ct39">
          <table:cell-address table:column="10" table:row="40" table:table="4"/>
          <office:change-info>
            <dc:creator> </dc:creator>
            <dc:date>2021-04-05T13:46:12.745675144</dc:date>
          </office:change-info>
          <table:previous>
            <table:change-track-table-cell/>
          </table:previous>
        </table:cell-content-change>
        <table:cell-content-change table:id="ct40">
          <table:cell-address table:column="10" table:row="41" table:table="4"/>
          <office:change-info>
            <dc:creator> </dc:creator>
            <dc:date>2021-04-05T13:46:12.745682805</dc:date>
          </office:change-info>
          <table:previous>
            <table:change-track-table-cell/>
          </table:previous>
        </table:cell-content-change>
        <table:cell-content-change table:id="ct41">
          <table:cell-address table:column="10" table:row="42" table:table="4"/>
          <office:change-info>
            <dc:creator> </dc:creator>
            <dc:date>2021-04-05T13:46:12.745690458</dc:date>
          </office:change-info>
          <table:previous>
            <table:change-track-table-cell/>
          </table:previous>
        </table:cell-content-change>
        <table:cell-content-change table:id="ct42">
          <table:cell-address table:column="10" table:row="43" table:table="4"/>
          <office:change-info>
            <dc:creator> </dc:creator>
            <dc:date>2021-04-05T13:46:12.745697845</dc:date>
          </office:change-info>
          <table:previous>
            <table:change-track-table-cell/>
          </table:previous>
        </table:cell-content-change>
        <table:cell-content-change table:id="ct43">
          <table:cell-address table:column="10" table:row="44" table:table="4"/>
          <office:change-info>
            <dc:creator> </dc:creator>
            <dc:date>2021-04-05T13:46:12.745706103</dc:date>
          </office:change-info>
          <table:previous>
            <table:change-track-table-cell/>
          </table:previous>
        </table:cell-content-change>
        <table:cell-content-change table:id="ct44">
          <table:cell-address table:column="10" table:row="45" table:table="4"/>
          <office:change-info>
            <dc:creator> </dc:creator>
            <dc:date>2021-04-05T13:46:12.745714122</dc:date>
          </office:change-info>
          <table:previous>
            <table:change-track-table-cell/>
          </table:previous>
        </table:cell-content-change>
        <table:cell-content-change table:id="ct45">
          <table:cell-address table:column="10" table:row="46" table:table="4"/>
          <office:change-info>
            <dc:creator> </dc:creator>
            <dc:date>2021-04-05T13:46:12.745721583</dc:date>
          </office:change-info>
          <table:previous>
            <table:change-track-table-cell/>
          </table:previous>
        </table:cell-content-change>
        <table:cell-content-change table:id="ct46">
          <table:cell-address table:column="10" table:row="47" table:table="4"/>
          <office:change-info>
            <dc:creator> </dc:creator>
            <dc:date>2021-04-05T13:46:12.745729356</dc:date>
          </office:change-info>
          <table:previous>
            <table:change-track-table-cell/>
          </table:previous>
        </table:cell-content-change>
        <table:cell-content-change table:id="ct47">
          <table:cell-address table:column="10" table:row="48" table:table="4"/>
          <office:change-info>
            <dc:creator> </dc:creator>
            <dc:date>2021-04-05T13:46:12.745736743</dc:date>
          </office:change-info>
          <table:previous>
            <table:change-track-table-cell/>
          </table:previous>
        </table:cell-content-change>
        <table:cell-content-change table:id="ct48">
          <table:cell-address table:column="10" table:row="49" table:table="4"/>
          <office:change-info>
            <dc:creator> </dc:creator>
            <dc:date>2021-04-05T13:46:12.745745851</dc:date>
          </office:change-info>
          <table:previous>
            <table:change-track-table-cell/>
          </table:previous>
        </table:cell-content-change>
        <table:cell-content-change table:id="ct49">
          <table:cell-address table:column="10" table:row="50" table:table="4"/>
          <office:change-info>
            <dc:creator> </dc:creator>
            <dc:date>2021-04-05T13:46:12.745754335</dc:date>
          </office:change-info>
          <table:previous>
            <table:change-track-table-cell/>
          </table:previous>
        </table:cell-content-change>
        <table:cell-content-change table:id="ct50">
          <table:cell-address table:column="10" table:row="51" table:table="4"/>
          <office:change-info>
            <dc:creator> </dc:creator>
            <dc:date>2021-04-05T13:46:12.745763120</dc:date>
          </office:change-info>
          <table:previous>
            <table:change-track-table-cell/>
          </table:previous>
        </table:cell-content-change>
        <table:cell-content-change table:id="ct51">
          <table:cell-address table:column="10" table:row="52" table:table="4"/>
          <office:change-info>
            <dc:creator> </dc:creator>
            <dc:date>2021-04-05T13:46:12.745770882</dc:date>
          </office:change-info>
          <table:previous>
            <table:change-track-table-cell/>
          </table:previous>
        </table:cell-content-change>
        <table:cell-content-change table:id="ct52">
          <table:cell-address table:column="10" table:row="53" table:table="4"/>
          <office:change-info>
            <dc:creator> </dc:creator>
            <dc:date>2021-04-05T13:46:12.745778465</dc:date>
          </office:change-info>
          <table:previous>
            <table:change-track-table-cell/>
          </table:previous>
        </table:cell-content-change>
        <table:cell-content-change table:id="ct53">
          <table:cell-address table:column="10" table:row="54" table:table="4"/>
          <office:change-info>
            <dc:creator> </dc:creator>
            <dc:date>2021-04-05T13:46:12.745789065</dc:date>
          </office:change-info>
          <table:previous>
            <table:change-track-table-cell/>
          </table:previous>
        </table:cell-content-change>
        <table:cell-content-change table:id="ct54">
          <table:cell-address table:column="10" table:row="55" table:table="4"/>
          <office:change-info>
            <dc:creator> </dc:creator>
            <dc:date>2021-04-05T13:46:12.745800234</dc:date>
          </office:change-info>
          <table:previous>
            <table:change-track-table-cell/>
          </table:previous>
        </table:cell-content-change>
        <table:cell-content-change table:id="ct55">
          <table:cell-address table:column="10" table:row="56" table:table="4"/>
          <office:change-info>
            <dc:creator> </dc:creator>
            <dc:date>2021-04-05T13:46:12.745809188</dc:date>
          </office:change-info>
          <table:previous>
            <table:change-track-table-cell/>
          </table:previous>
        </table:cell-content-change>
        <table:cell-content-change table:id="ct56">
          <table:cell-address table:column="10" table:row="57" table:table="4"/>
          <office:change-info>
            <dc:creator> </dc:creator>
            <dc:date>2021-04-05T13:46:12.745819472</dc:date>
          </office:change-info>
          <table:previous>
            <table:change-track-table-cell/>
          </table:previous>
        </table:cell-content-change>
        <table:cell-content-change table:id="ct57">
          <table:cell-address table:column="10" table:row="58" table:table="4"/>
          <office:change-info>
            <dc:creator> </dc:creator>
            <dc:date>2021-04-05T13:46:12.745830424</dc:date>
          </office:change-info>
          <table:previous>
            <table:change-track-table-cell/>
          </table:previous>
        </table:cell-content-change>
        <table:cell-content-change table:id="ct58">
          <table:cell-address table:column="10" table:row="59" table:table="4"/>
          <office:change-info>
            <dc:creator> </dc:creator>
            <dc:date>2021-04-05T13:46:12.745840895</dc:date>
          </office:change-info>
          <table:previous>
            <table:change-track-table-cell/>
          </table:previous>
        </table:cell-content-change>
        <table:cell-content-change table:id="ct59">
          <table:cell-address table:column="10" table:row="60" table:table="4"/>
          <office:change-info>
            <dc:creator> </dc:creator>
            <dc:date>2021-04-05T13:46:12.745852421</dc:date>
          </office:change-info>
          <table:previous>
            <table:change-track-table-cell/>
          </table:previous>
        </table:cell-content-change>
        <table:cell-content-change table:id="ct60">
          <table:cell-address table:column="10" table:row="61" table:table="4"/>
          <office:change-info>
            <dc:creator> </dc:creator>
            <dc:date>2021-04-05T13:46:12.745862845</dc:date>
          </office:change-info>
          <table:previous>
            <table:change-track-table-cell/>
          </table:previous>
        </table:cell-content-change>
        <table:cell-content-change table:id="ct61">
          <table:cell-address table:column="10" table:row="62" table:table="4"/>
          <office:change-info>
            <dc:creator> </dc:creator>
            <dc:date>2021-04-05T13:46:12.745871669</dc:date>
          </office:change-info>
          <table:previous>
            <table:change-track-table-cell/>
          </table:previous>
        </table:cell-content-change>
        <table:cell-content-change table:id="ct62">
          <table:cell-address table:column="10" table:row="63" table:table="4"/>
          <office:change-info>
            <dc:creator> </dc:creator>
            <dc:date>2021-04-05T13:46:12.745881477</dc:date>
          </office:change-info>
          <table:previous>
            <table:change-track-table-cell/>
          </table:previous>
        </table:cell-content-change>
        <table:cell-content-change table:id="ct63">
          <table:cell-address table:column="10" table:row="64" table:table="4"/>
          <office:change-info>
            <dc:creator> </dc:creator>
            <dc:date>2021-04-05T13:46:12.745892346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65" table:table="4"/>
          <office:change-info>
            <dc:creator> </dc:creator>
            <dc:date>2021-04-05T13:46:12.745903467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66" table:table="4"/>
          <office:change-info>
            <dc:creator> </dc:creator>
            <dc:date>2021-04-05T13:46:12.745915598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67" table:table="4"/>
          <office:change-info>
            <dc:creator> </dc:creator>
            <dc:date>2021-04-05T13:46:12.745926836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68" table:table="4"/>
          <office:change-info>
            <dc:creator> </dc:creator>
            <dc:date>2021-04-05T13:46:12.745939064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69" table:table="4"/>
          <office:change-info>
            <dc:creator> </dc:creator>
            <dc:date>2021-04-05T13:46:12.745950445</dc:date>
          </office:change-info>
          <table:previous>
            <table:change-track-table-cell/>
          </table:previous>
        </table:cell-content-change>
        <table:cell-content-change table:id="ct69">
          <table:cell-address table:column="10" table:row="70" table:table="4"/>
          <office:change-info>
            <dc:creator> </dc:creator>
            <dc:date>2021-04-05T13:46:12.745962474</dc:date>
          </office:change-info>
          <table:previous>
            <table:change-track-table-cell/>
          </table:previous>
        </table:cell-content-change>
        <table:cell-content-change table:id="ct70">
          <table:cell-address table:column="10" table:row="71" table:table="4"/>
          <office:change-info>
            <dc:creator> </dc:creator>
            <dc:date>2021-04-05T13:46:12.745970480</dc:date>
          </office:change-info>
          <table:previous>
            <table:change-track-table-cell/>
          </table:previous>
        </table:cell-content-change>
        <table:cell-content-change table:id="ct71">
          <table:cell-address table:column="10" table:row="72" table:table="4"/>
          <office:change-info>
            <dc:creator> </dc:creator>
            <dc:date>2021-04-05T13:46:12.745978079</dc:date>
          </office:change-info>
          <table:previous>
            <table:change-track-table-cell/>
          </table:previous>
        </table:cell-content-change>
        <table:cell-content-change table:id="ct72">
          <table:cell-address table:column="10" table:row="73" table:table="4"/>
          <office:change-info>
            <dc:creator> </dc:creator>
            <dc:date>2021-04-05T13:46:12.745985965</dc:date>
          </office:change-info>
          <table:previous>
            <table:change-track-table-cell/>
          </table:previous>
        </table:cell-content-change>
        <table:cell-content-change table:id="ct73">
          <table:cell-address table:column="10" table:row="74" table:table="4"/>
          <office:change-info>
            <dc:creator> </dc:creator>
            <dc:date>2021-04-05T13:46:12.745996473</dc:date>
          </office:change-info>
          <table:previous>
            <table:change-track-table-cell/>
          </table:previous>
        </table:cell-content-change>
        <table:cell-content-change table:id="ct74">
          <table:cell-address table:column="10" table:row="75" table:table="4"/>
          <office:change-info>
            <dc:creator> </dc:creator>
            <dc:date>2021-04-05T13:46:12.746008127</dc:date>
          </office:change-info>
          <table:previous>
            <table:change-track-table-cell/>
          </table:previous>
        </table:cell-content-change>
        <table:cell-content-change table:id="ct75">
          <table:cell-address table:column="10" table:row="76" table:table="4"/>
          <office:change-info>
            <dc:creator> </dc:creator>
            <dc:date>2021-04-05T13:46:12.746017466</dc:date>
          </office:change-info>
          <table:previous>
            <table:change-track-table-cell/>
          </table:previous>
        </table:cell-content-change>
        <table:cell-content-change table:id="ct76">
          <table:cell-address table:column="10" table:row="77" table:table="4"/>
          <office:change-info>
            <dc:creator> </dc:creator>
            <dc:date>2021-04-05T13:46:12.746027446</dc:date>
          </office:change-info>
          <table:previous>
            <table:change-track-table-cell/>
          </table:previous>
        </table:cell-content-change>
        <table:cell-content-change table:id="ct77">
          <table:cell-address table:column="10" table:row="78" table:table="4"/>
          <office:change-info>
            <dc:creator> </dc:creator>
            <dc:date>2021-04-05T13:46:12.746038682</dc:date>
          </office:change-info>
          <table:previous>
            <table:change-track-table-cell/>
          </table:previous>
        </table:cell-content-change>
        <table:cell-content-change table:id="ct78">
          <table:cell-address table:column="10" table:row="79" table:table="4"/>
          <office:change-info>
            <dc:creator> </dc:creator>
            <dc:date>2021-04-05T13:46:12.746050298</dc:date>
          </office:change-info>
          <table:previous>
            <table:change-track-table-cell/>
          </table:previous>
        </table:cell-content-change>
        <table:cell-content-change table:id="ct79">
          <table:cell-address table:column="10" table:row="80" table:table="4"/>
          <office:change-info>
            <dc:creator> </dc:creator>
            <dc:date>2021-04-05T13:46:12.746063865</dc:date>
          </office:change-info>
          <table:previous>
            <table:change-track-table-cell/>
          </table:previous>
        </table:cell-content-change>
        <table:cell-content-change table:id="ct80">
          <table:cell-address table:column="10" table:row="81" table:table="4"/>
          <office:change-info>
            <dc:creator> </dc:creator>
            <dc:date>2021-04-05T13:46:12.746076537</dc:date>
          </office:change-info>
          <table:previous>
            <table:change-track-table-cell/>
          </table:previous>
        </table:cell-content-change>
        <table:cell-content-change table:id="ct81">
          <table:cell-address table:column="10" table:row="82" table:table="4"/>
          <office:change-info>
            <dc:creator> </dc:creator>
            <dc:date>2021-04-05T13:46:12.746089055</dc:date>
          </office:change-info>
          <table:previous>
            <table:change-track-table-cell/>
          </table:previous>
        </table:cell-content-change>
        <table:cell-content-change table:id="ct82">
          <table:cell-address table:column="10" table:row="83" table:table="4"/>
          <office:change-info>
            <dc:creator> </dc:creator>
            <dc:date>2021-04-05T13:46:12.746100263</dc:date>
          </office:change-info>
          <table:previous>
            <table:change-track-table-cell/>
          </table:previous>
        </table:cell-content-change>
        <table:cell-content-change table:id="ct83">
          <table:cell-address table:column="10" table:row="84" table:table="4"/>
          <office:change-info>
            <dc:creator> </dc:creator>
            <dc:date>2021-04-05T13:46:12.746113631</dc:date>
          </office:change-info>
          <table:previous>
            <table:change-track-table-cell/>
          </table:previous>
        </table:cell-content-change>
        <table:cell-content-change table:id="ct84">
          <table:cell-address table:column="10" table:row="85" table:table="4"/>
          <office:change-info>
            <dc:creator> </dc:creator>
            <dc:date>2021-04-05T13:46:12.746125407</dc:date>
          </office:change-info>
          <table:previous>
            <table:change-track-table-cell/>
          </table:previous>
        </table:cell-content-change>
        <table:cell-content-change table:id="ct85">
          <table:cell-address table:column="10" table:row="86" table:table="4"/>
          <office:change-info>
            <dc:creator> </dc:creator>
            <dc:date>2021-04-05T13:46:12.746135878</dc:date>
          </office:change-info>
          <table:previous>
            <table:change-track-table-cell/>
          </table:previous>
        </table:cell-content-change>
        <table:cell-content-change table:id="ct86">
          <table:cell-address table:column="10" table:row="87" table:table="4"/>
          <office:change-info>
            <dc:creator> </dc:creator>
            <dc:date>2021-04-05T13:46:12.746144926</dc:date>
          </office:change-info>
          <table:previous>
            <table:change-track-table-cell/>
          </table:previous>
        </table:cell-content-change>
        <table:cell-content-change table:id="ct87">
          <table:cell-address table:column="10" table:row="88" table:table="4"/>
          <office:change-info>
            <dc:creator> </dc:creator>
            <dc:date>2021-04-05T13:46:12.746153046</dc:date>
          </office:change-info>
          <table:previous>
            <table:change-track-table-cell/>
          </table:previous>
        </table:cell-content-change>
        <table:cell-content-change table:id="ct88">
          <table:cell-address table:column="10" table:row="89" table:table="4"/>
          <office:change-info>
            <dc:creator> </dc:creator>
            <dc:date>2021-04-05T13:46:12.746161095</dc:date>
          </office:change-info>
          <table:previous>
            <table:change-track-table-cell/>
          </table:previous>
        </table:cell-content-change>
        <table:cell-content-change table:id="ct89">
          <table:cell-address table:column="10" table:row="90" table:table="4"/>
          <office:change-info>
            <dc:creator> </dc:creator>
            <dc:date>2021-04-05T13:46:12.746169834</dc:date>
          </office:change-info>
          <table:previous>
            <table:change-track-table-cell/>
          </table:previous>
        </table:cell-content-change>
        <table:cell-content-change table:id="ct90">
          <table:cell-address table:column="10" table:row="91" table:table="4"/>
          <office:change-info>
            <dc:creator> </dc:creator>
            <dc:date>2021-04-05T13:46:12.746180692</dc:date>
          </office:change-info>
          <table:previous>
            <table:change-track-table-cell/>
          </table:previous>
        </table:cell-content-change>
        <table:cell-content-change table:id="ct91">
          <table:cell-address table:column="10" table:row="92" table:table="4"/>
          <office:change-info>
            <dc:creator> </dc:creator>
            <dc:date>2021-04-05T13:46:12.746193012</dc:date>
          </office:change-info>
          <table:previous>
            <table:change-track-table-cell/>
          </table:previous>
        </table:cell-content-change>
        <table:cell-content-change table:id="ct92">
          <table:cell-address table:column="10" table:row="93" table:table="4"/>
          <office:change-info>
            <dc:creator> </dc:creator>
            <dc:date>2021-04-05T13:46:12.746207357</dc:date>
          </office:change-info>
          <table:previous>
            <table:change-track-table-cell/>
          </table:previous>
        </table:cell-content-change>
        <table:cell-content-change table:id="ct93">
          <table:cell-address table:column="10" table:row="94" table:table="4"/>
          <office:change-info>
            <dc:creator> </dc:creator>
            <dc:date>2021-04-05T13:46:12.746215558</dc:date>
          </office:change-info>
          <table:previous>
            <table:change-track-table-cell/>
          </table:previous>
        </table:cell-content-change>
        <table:cell-content-change table:id="ct94">
          <table:cell-address table:column="10" table:row="95" table:table="4"/>
          <office:change-info>
            <dc:creator> </dc:creator>
            <dc:date>2021-04-05T13:46:12.746221398</dc:date>
          </office:change-info>
          <table:previous>
            <table:change-track-table-cell/>
          </table:previous>
        </table:cell-content-change>
        <table:cell-content-change table:id="ct95">
          <table:cell-address table:column="10" table:row="96" table:table="4"/>
          <office:change-info>
            <dc:creator> </dc:creator>
            <dc:date>2021-04-05T13:46:12.746226899</dc:date>
          </office:change-info>
          <table:previous>
            <table:change-track-table-cell/>
          </table:previous>
        </table:cell-content-change>
        <table:cell-content-change table:id="ct96">
          <table:cell-address table:column="10" table:row="97" table:table="4"/>
          <office:change-info>
            <dc:creator> </dc:creator>
            <dc:date>2021-04-05T13:46:12.746232205</dc:date>
          </office:change-info>
          <table:previous>
            <table:change-track-table-cell/>
          </table:previous>
        </table:cell-content-change>
        <table:cell-content-change table:id="ct97">
          <table:cell-address table:column="10" table:row="98" table:table="4"/>
          <office:change-info>
            <dc:creator> </dc:creator>
            <dc:date>2021-04-05T13:46:12.746238174</dc:date>
          </office:change-info>
          <table:previous>
            <table:change-track-table-cell/>
          </table:previous>
        </table:cell-content-change>
        <table:cell-content-change table:id="ct98">
          <table:cell-address table:column="10" table:row="99" table:table="4"/>
          <office:change-info>
            <dc:creator> </dc:creator>
            <dc:date>2021-04-05T13:46:12.746243779</dc:date>
          </office:change-info>
          <table:previous>
            <table:change-track-table-cell/>
          </table:previous>
        </table:cell-content-change>
        <table:cell-content-change table:id="ct99">
          <table:cell-address table:column="10" table:row="100" table:table="4"/>
          <office:change-info>
            <dc:creator> </dc:creator>
            <dc:date>2021-04-05T13:46:12.746249429</dc:date>
          </office:change-info>
          <table:previous>
            <table:change-track-table-cell/>
          </table:previous>
        </table:cell-content-change>
        <table:cell-content-change table:id="ct100">
          <table:cell-address table:column="10" table:row="101" table:table="4"/>
          <office:change-info>
            <dc:creator> </dc:creator>
            <dc:date>2021-04-05T13:46:12.746254493</dc:date>
          </office:change-info>
          <table:previous>
            <table:change-track-table-cell/>
          </table:previous>
        </table:cell-content-change>
        <table:cell-content-change table:id="ct101">
          <table:cell-address table:column="10" table:row="102" table:table="4"/>
          <office:change-info>
            <dc:creator> </dc:creator>
            <dc:date>2021-04-05T13:46:12.746260565</dc:date>
          </office:change-info>
          <table:previous>
            <table:change-track-table-cell/>
          </table:previous>
        </table:cell-content-change>
        <table:cell-content-change table:id="ct102">
          <table:cell-address table:column="10" table:row="103" table:table="4"/>
          <office:change-info>
            <dc:creator> </dc:creator>
            <dc:date>2021-04-05T13:46:12.746266065</dc:date>
          </office:change-info>
          <table:previous>
            <table:change-track-table-cell/>
          </table:previous>
        </table:cell-content-change>
        <table:cell-content-change table:id="ct103">
          <table:cell-address table:column="10" table:row="104" table:table="4"/>
          <office:change-info>
            <dc:creator> </dc:creator>
            <dc:date>2021-04-05T13:46:12.746270707</dc:date>
          </office:change-info>
          <table:previous>
            <table:change-track-table-cell/>
          </table:previous>
        </table:cell-content-change>
        <table:cell-content-change table:id="ct104">
          <table:cell-address table:column="10" table:row="105" table:table="4"/>
          <office:change-info>
            <dc:creator> </dc:creator>
            <dc:date>2021-04-05T13:46:12.746275543</dc:date>
          </office:change-info>
          <table:previous>
            <table:change-track-table-cell/>
          </table:previous>
        </table:cell-content-change>
        <table:cell-content-change table:id="ct105">
          <table:cell-address table:column="10" table:row="106" table:table="4"/>
          <office:change-info>
            <dc:creator> </dc:creator>
            <dc:date>2021-04-05T13:46:12.746280890</dc:date>
          </office:change-info>
          <table:previous>
            <table:change-track-table-cell/>
          </table:previous>
        </table:cell-content-change>
        <table:cell-content-change table:id="ct106">
          <table:cell-address table:column="10" table:row="107" table:table="4"/>
          <office:change-info>
            <dc:creator> </dc:creator>
            <dc:date>2021-04-05T13:46:12.746286842</dc:date>
          </office:change-info>
          <table:previous>
            <table:change-track-table-cell/>
          </table:previous>
        </table:cell-content-change>
        <table:cell-content-change table:id="ct107">
          <table:cell-address table:column="10" table:row="108" table:table="4"/>
          <office:change-info>
            <dc:creator> </dc:creator>
            <dc:date>2021-04-05T13:46:12.746292822</dc:date>
          </office:change-info>
          <table:previous>
            <table:change-track-table-cell/>
          </table:previous>
        </table:cell-content-change>
        <table:cell-content-change table:id="ct108">
          <table:cell-address table:column="10" table:row="109" table:table="4"/>
          <office:change-info>
            <dc:creator> </dc:creator>
            <dc:date>2021-04-05T13:46:12.746298956</dc:date>
          </office:change-info>
          <table:previous>
            <table:change-track-table-cell/>
          </table:previous>
        </table:cell-content-change>
        <table:cell-content-change table:id="ct109">
          <table:cell-address table:column="10" table:row="110" table:table="4"/>
          <office:change-info>
            <dc:creator> </dc:creator>
            <dc:date>2021-04-05T13:46:12.746304849</dc:date>
          </office:change-info>
          <table:previous>
            <table:change-track-table-cell/>
          </table:previous>
        </table:cell-content-change>
        <table:cell-content-change table:id="ct110">
          <table:cell-address table:column="10" table:row="111" table:table="4"/>
          <office:change-info>
            <dc:creator> </dc:creator>
            <dc:date>2021-04-05T13:46:12.746310918</dc:date>
          </office:change-info>
          <table:previous>
            <table:change-track-table-cell/>
          </table:previous>
        </table:cell-content-change>
        <table:cell-content-change table:id="ct111">
          <table:cell-address table:column="10" table:row="112" table:table="4"/>
          <office:change-info>
            <dc:creator> </dc:creator>
            <dc:date>2021-04-05T13:46:12.746317030</dc:date>
          </office:change-info>
          <table:previous>
            <table:change-track-table-cell/>
          </table:previous>
        </table:cell-content-change>
        <table:cell-content-change table:id="ct112">
          <table:cell-address table:column="10" table:row="113" table:table="4"/>
          <office:change-info>
            <dc:creator> </dc:creator>
            <dc:date>2021-04-05T13:46:12.746322978</dc:date>
          </office:change-info>
          <table:previous>
            <table:change-track-table-cell/>
          </table:previous>
        </table:cell-content-change>
        <table:cell-content-change table:id="ct113">
          <table:cell-address table:column="10" table:row="114" table:table="4"/>
          <office:change-info>
            <dc:creator> </dc:creator>
            <dc:date>2021-04-05T13:46:12.746329510</dc:date>
          </office:change-info>
          <table:previous>
            <table:change-track-table-cell/>
          </table:previous>
        </table:cell-content-change>
        <table:cell-content-change table:id="ct114">
          <table:cell-address table:column="10" table:row="115" table:table="4"/>
          <office:change-info>
            <dc:creator> </dc:creator>
            <dc:date>2021-04-05T13:46:12.746334421</dc:date>
          </office:change-info>
          <table:previous>
            <table:change-track-table-cell/>
          </table:previous>
        </table:cell-content-change>
        <table:cell-content-change table:id="ct115">
          <table:cell-address table:column="10" table:row="116" table:table="4"/>
          <office:change-info>
            <dc:creator> </dc:creator>
            <dc:date>2021-04-05T13:46:12.746339470</dc:date>
          </office:change-info>
          <table:previous>
            <table:change-track-table-cell/>
          </table:previous>
        </table:cell-content-change>
        <table:cell-content-change table:id="ct116">
          <table:cell-address table:column="10" table:row="117" table:table="4"/>
          <office:change-info>
            <dc:creator> </dc:creator>
            <dc:date>2021-04-05T13:46:12.746344626</dc:date>
          </office:change-info>
          <table:previous>
            <table:change-track-table-cell/>
          </table:previous>
        </table:cell-content-change>
        <table:cell-content-change table:id="ct117">
          <table:cell-address table:column="10" table:row="118" table:table="4"/>
          <office:change-info>
            <dc:creator> </dc:creator>
            <dc:date>2021-04-05T13:46:12.746350024</dc:date>
          </office:change-info>
          <table:previous>
            <table:change-track-table-cell/>
          </table:previous>
        </table:cell-content-change>
        <table:cell-content-change table:id="ct118">
          <table:cell-address table:column="10" table:row="119" table:table="4"/>
          <office:change-info>
            <dc:creator> </dc:creator>
            <dc:date>2021-04-05T13:46:12.746355256</dc:date>
          </office:change-info>
          <table:previous>
            <table:change-track-table-cell/>
          </table:previous>
        </table:cell-content-change>
        <table:cell-content-change table:id="ct119">
          <table:cell-address table:column="10" table:row="120" table:table="4"/>
          <office:change-info>
            <dc:creator> </dc:creator>
            <dc:date>2021-04-05T13:46:12.746360097</dc:date>
          </office:change-info>
          <table:previous>
            <table:change-track-table-cell/>
          </table:previous>
        </table:cell-content-change>
        <table:cell-content-change table:id="ct120">
          <table:cell-address table:column="10" table:row="121" table:table="4"/>
          <office:change-info>
            <dc:creator> </dc:creator>
            <dc:date>2021-04-05T13:46:12.746365015</dc:date>
          </office:change-info>
          <table:previous>
            <table:change-track-table-cell/>
          </table:previous>
        </table:cell-content-change>
        <table:cell-content-change table:id="ct121">
          <table:cell-address table:column="10" table:row="122" table:table="4"/>
          <office:change-info>
            <dc:creator> </dc:creator>
            <dc:date>2021-04-05T13:46:12.746370094</dc:date>
          </office:change-info>
          <table:previous>
            <table:change-track-table-cell/>
          </table:previous>
        </table:cell-content-change>
        <table:cell-content-change table:id="ct122">
          <table:cell-address table:column="10" table:row="123" table:table="4"/>
          <office:change-info>
            <dc:creator> </dc:creator>
            <dc:date>2021-04-05T13:46:12.746374950</dc:date>
          </office:change-info>
          <table:previous>
            <table:change-track-table-cell/>
          </table:previous>
        </table:cell-content-change>
        <table:cell-content-change table:id="ct123">
          <table:cell-address table:column="10" table:row="124" table:table="4"/>
          <office:change-info>
            <dc:creator> </dc:creator>
            <dc:date>2021-04-05T13:46:12.746380119</dc:date>
          </office:change-info>
          <table:previous>
            <table:change-track-table-cell/>
          </table:previous>
        </table:cell-content-change>
        <table:cell-content-change table:id="ct124">
          <table:cell-address table:column="10" table:row="125" table:table="4"/>
          <office:change-info>
            <dc:creator> </dc:creator>
            <dc:date>2021-04-05T13:46:12.746385150</dc:date>
          </office:change-info>
          <table:previous>
            <table:change-track-table-cell/>
          </table:previous>
        </table:cell-content-change>
        <table:cell-content-change table:id="ct125">
          <table:cell-address table:column="10" table:row="126" table:table="4"/>
          <office:change-info>
            <dc:creator> </dc:creator>
            <dc:date>2021-04-05T13:46:12.746390217</dc:date>
          </office:change-info>
          <table:previous>
            <table:change-track-table-cell/>
          </table:previous>
        </table:cell-content-change>
        <table:cell-content-change table:id="ct126">
          <table:cell-address table:column="10" table:row="127" table:table="4"/>
          <office:change-info>
            <dc:creator> </dc:creator>
            <dc:date>2021-04-05T13:46:12.746396063</dc:date>
          </office:change-info>
          <table:previous>
            <table:change-track-table-cell/>
          </table:previous>
        </table:cell-content-change>
        <table:cell-content-change table:id="ct127">
          <table:cell-address table:column="10" table:row="128" table:table="4"/>
          <office:change-info>
            <dc:creator> </dc:creator>
            <dc:date>2021-04-05T13:46:12.746401184</dc:date>
          </office:change-info>
          <table:previous>
            <table:change-track-table-cell/>
          </table:previous>
        </table:cell-content-change>
        <table:cell-content-change table:id="ct128">
          <table:cell-address table:column="10" table:row="129" table:table="4"/>
          <office:change-info>
            <dc:creator> </dc:creator>
            <dc:date>2021-04-05T13:46:12.746406401</dc:date>
          </office:change-info>
          <table:previous>
            <table:change-track-table-cell/>
          </table:previous>
        </table:cell-content-change>
        <table:cell-content-change table:id="ct129">
          <table:cell-address table:column="10" table:row="130" table:table="4"/>
          <office:change-info>
            <dc:creator> </dc:creator>
            <dc:date>2021-04-05T13:46:12.746409493</dc:date>
          </office:change-info>
          <table:previous>
            <table:change-track-table-cell/>
          </table:previous>
        </table:cell-content-change>
        <table:cell-content-change table:id="ct130">
          <table:cell-address table:column="10" table:row="131" table:table="4"/>
          <office:change-info>
            <dc:creator> </dc:creator>
            <dc:date>2021-04-05T13:46:12.746412680</dc:date>
          </office:change-info>
          <table:previous>
            <table:change-track-table-cell/>
          </table:previous>
        </table:cell-content-change>
        <table:cell-content-change table:id="ct131">
          <table:cell-address table:column="10" table:row="132" table:table="4"/>
          <office:change-info>
            <dc:creator> </dc:creator>
            <dc:date>2021-04-05T13:46:12.746415464</dc:date>
          </office:change-info>
          <table:previous>
            <table:change-track-table-cell/>
          </table:previous>
        </table:cell-content-change>
        <table:cell-content-change table:id="ct132">
          <table:cell-address table:column="10" table:row="133" table:table="4"/>
          <office:change-info>
            <dc:creator> </dc:creator>
            <dc:date>2021-04-05T13:46:12.746418395</dc:date>
          </office:change-info>
          <table:previous>
            <table:change-track-table-cell/>
          </table:previous>
        </table:cell-content-change>
        <table:cell-content-change table:id="ct133">
          <table:cell-address table:column="10" table:row="134" table:table="4"/>
          <office:change-info>
            <dc:creator> </dc:creator>
            <dc:date>2021-04-05T13:46:12.746421352</dc:date>
          </office:change-info>
          <table:previous>
            <table:change-track-table-cell/>
          </table:previous>
        </table:cell-content-change>
        <table:cell-content-change table:id="ct134">
          <table:cell-address table:column="10" table:row="135" table:table="4"/>
          <office:change-info>
            <dc:creator> </dc:creator>
            <dc:date>2021-04-05T13:46:12.746424427</dc:date>
          </office:change-info>
          <table:previous>
            <table:change-track-table-cell/>
          </table:previous>
        </table:cell-content-change>
        <table:cell-content-change table:id="ct135">
          <table:cell-address table:column="10" table:row="136" table:table="4"/>
          <office:change-info>
            <dc:creator> </dc:creator>
            <dc:date>2021-04-05T13:46:12.746427393</dc:date>
          </office:change-info>
          <table:previous>
            <table:change-track-table-cell/>
          </table:previous>
        </table:cell-content-change>
        <table:cell-content-change table:id="ct136">
          <table:cell-address table:column="10" table:row="137" table:table="4"/>
          <office:change-info>
            <dc:creator> </dc:creator>
            <dc:date>2021-04-05T13:46:12.746430152</dc:date>
          </office:change-info>
          <table:previous>
            <table:change-track-table-cell/>
          </table:previous>
        </table:cell-content-change>
        <table:cell-content-change table:id="ct137">
          <table:cell-address table:column="10" table:row="138" table:table="4"/>
          <office:change-info>
            <dc:creator> </dc:creator>
            <dc:date>2021-04-05T13:46:12.746433084</dc:date>
          </office:change-info>
          <table:previous>
            <table:change-track-table-cell/>
          </table:previous>
        </table:cell-content-change>
        <table:cell-content-change table:id="ct138">
          <table:cell-address table:column="10" table:row="139" table:table="4"/>
          <office:change-info>
            <dc:creator> </dc:creator>
            <dc:date>2021-04-05T13:46:12.746435784</dc:date>
          </office:change-info>
          <table:previous>
            <table:change-track-table-cell/>
          </table:previous>
        </table:cell-content-change>
        <table:cell-content-change table:id="ct139">
          <table:cell-address table:column="10" table:row="140" table:table="4"/>
          <office:change-info>
            <dc:creator> </dc:creator>
            <dc:date>2021-04-05T13:46:12.746438564</dc:date>
          </office:change-info>
          <table:previous>
            <table:change-track-table-cell/>
          </table:previous>
        </table:cell-content-change>
        <table:cell-content-change table:id="ct140">
          <table:cell-address table:column="10" table:row="141" table:table="4"/>
          <office:change-info>
            <dc:creator> </dc:creator>
            <dc:date>2021-04-05T13:46:12.746441312</dc:date>
          </office:change-info>
          <table:previous>
            <table:change-track-table-cell/>
          </table:previous>
        </table:cell-content-change>
        <table:cell-content-change table:id="ct141">
          <table:cell-address table:column="10" table:row="142" table:table="4"/>
          <office:change-info>
            <dc:creator> </dc:creator>
            <dc:date>2021-04-05T13:46:12.746444424</dc:date>
          </office:change-info>
          <table:previous>
            <table:change-track-table-cell/>
          </table:previous>
        </table:cell-content-change>
        <table:cell-content-change table:id="ct142">
          <table:cell-address table:column="10" table:row="143" table:table="4"/>
          <office:change-info>
            <dc:creator> </dc:creator>
            <dc:date>2021-04-05T13:46:12.746447885</dc:date>
          </office:change-info>
          <table:previous>
            <table:change-track-table-cell/>
          </table:previous>
        </table:cell-content-change>
        <table:cell-content-change table:id="ct143">
          <table:cell-address table:column="10" table:row="144" table:table="4"/>
          <office:change-info>
            <dc:creator> </dc:creator>
            <dc:date>2021-04-05T13:46:12.746450832</dc:date>
          </office:change-info>
          <table:previous>
            <table:change-track-table-cell/>
          </table:previous>
        </table:cell-content-change>
        <table:cell-content-change table:id="ct144">
          <table:cell-address table:column="10" table:row="145" table:table="4"/>
          <office:change-info>
            <dc:creator> </dc:creator>
            <dc:date>2021-04-05T13:46:12.746453955</dc:date>
          </office:change-info>
          <table:previous>
            <table:change-track-table-cell/>
          </table:previous>
        </table:cell-content-change>
        <table:cell-content-change table:id="ct145">
          <table:cell-address table:column="10" table:row="146" table:table="4"/>
          <office:change-info>
            <dc:creator> </dc:creator>
            <dc:date>2021-04-05T13:46:12.746456940</dc:date>
          </office:change-info>
          <table:previous>
            <table:change-track-table-cell/>
          </table:previous>
        </table:cell-content-change>
        <table:cell-content-change table:id="ct146">
          <table:cell-address table:column="10" table:row="147" table:table="4"/>
          <office:change-info>
            <dc:creator> </dc:creator>
            <dc:date>2021-04-05T13:46:12.746459942</dc:date>
          </office:change-info>
          <table:previous>
            <table:change-track-table-cell/>
          </table:previous>
        </table:cell-content-change>
        <table:cell-content-change table:id="ct147">
          <table:cell-address table:column="10" table:row="148" table:table="4"/>
          <office:change-info>
            <dc:creator> </dc:creator>
            <dc:date>2021-04-05T13:46:12.746462879</dc:date>
          </office:change-info>
          <table:previous>
            <table:change-track-table-cell/>
          </table:previous>
        </table:cell-content-change>
        <table:cell-content-change table:id="ct148">
          <table:cell-address table:column="10" table:row="149" table:table="4"/>
          <office:change-info>
            <dc:creator> </dc:creator>
            <dc:date>2021-04-05T13:46:12.746465990</dc:date>
          </office:change-info>
          <table:previous>
            <table:change-track-table-cell/>
          </table:previous>
        </table:cell-content-change>
        <table:cell-content-change table:id="ct149">
          <table:cell-address table:column="10" table:row="150" table:table="4"/>
          <office:change-info>
            <dc:creator> </dc:creator>
            <dc:date>2021-04-05T13:46:12.746469110</dc:date>
          </office:change-info>
          <table:previous>
            <table:change-track-table-cell/>
          </table:previous>
        </table:cell-content-change>
        <table:cell-content-change table:id="ct150">
          <table:cell-address table:column="10" table:row="151" table:table="4"/>
          <office:change-info>
            <dc:creator> </dc:creator>
            <dc:date>2021-04-05T13:46:12.746472390</dc:date>
          </office:change-info>
          <table:previous>
            <table:change-track-table-cell/>
          </table:previous>
        </table:cell-content-change>
        <table:cell-content-change table:id="ct151">
          <table:cell-address table:column="10" table:row="152" table:table="4"/>
          <office:change-info>
            <dc:creator> </dc:creator>
            <dc:date>2021-04-05T13:46:12.746475520</dc:date>
          </office:change-info>
          <table:previous>
            <table:change-track-table-cell/>
          </table:previous>
        </table:cell-content-change>
        <table:cell-content-change table:id="ct152">
          <table:cell-address table:column="10" table:row="153" table:table="4"/>
          <office:change-info>
            <dc:creator> </dc:creator>
            <dc:date>2021-04-05T13:46:12.746478531</dc:date>
          </office:change-info>
          <table:previous>
            <table:change-track-table-cell/>
          </table:previous>
        </table:cell-content-change>
        <table:cell-content-change table:id="ct153">
          <table:cell-address table:column="10" table:row="154" table:table="4"/>
          <office:change-info>
            <dc:creator> </dc:creator>
            <dc:date>2021-04-05T13:46:12.746481633</dc:date>
          </office:change-info>
          <table:previous>
            <table:change-track-table-cell/>
          </table:previous>
        </table:cell-content-change>
        <table:cell-content-change table:id="ct154">
          <table:cell-address table:column="10" table:row="155" table:table="4"/>
          <office:change-info>
            <dc:creator> </dc:creator>
            <dc:date>2021-04-05T13:46:12.746484745</dc:date>
          </office:change-info>
          <table:previous>
            <table:change-track-table-cell/>
          </table:previous>
        </table:cell-content-change>
        <table:cell-content-change table:id="ct155">
          <table:cell-address table:column="10" table:row="156" table:table="4"/>
          <office:change-info>
            <dc:creator> </dc:creator>
            <dc:date>2021-04-05T13:46:12.746487709</dc:date>
          </office:change-info>
          <table:previous>
            <table:change-track-table-cell/>
          </table:previous>
        </table:cell-content-change>
        <table:cell-content-change table:id="ct156">
          <table:cell-address table:column="10" table:row="157" table:table="4"/>
          <office:change-info>
            <dc:creator> </dc:creator>
            <dc:date>2021-04-05T13:46:12.746490754</dc:date>
          </office:change-info>
          <table:previous>
            <table:change-track-table-cell/>
          </table:previous>
        </table:cell-content-change>
        <table:cell-content-change table:id="ct157">
          <table:cell-address table:column="10" table:row="158" table:table="4"/>
          <office:change-info>
            <dc:creator> </dc:creator>
            <dc:date>2021-04-05T13:46:12.746494139</dc:date>
          </office:change-info>
          <table:previous>
            <table:change-track-table-cell/>
          </table:previous>
        </table:cell-content-change>
        <table:cell-content-change table:id="ct158">
          <table:cell-address table:column="10" table:row="159" table:table="4"/>
          <office:change-info>
            <dc:creator> </dc:creator>
            <dc:date>2021-04-05T13:46:12.746497564</dc:date>
          </office:change-info>
          <table:previous>
            <table:change-track-table-cell/>
          </table:previous>
        </table:cell-content-change>
        <table:cell-content-change table:id="ct159">
          <table:cell-address table:column="10" table:row="160" table:table="4"/>
          <office:change-info>
            <dc:creator> </dc:creator>
            <dc:date>2021-04-05T13:46:12.746500817</dc:date>
          </office:change-info>
          <table:previous>
            <table:change-track-table-cell/>
          </table:previous>
        </table:cell-content-change>
        <table:cell-content-change table:id="ct160">
          <table:cell-address table:column="10" table:row="161" table:table="4"/>
          <office:change-info>
            <dc:creator> </dc:creator>
            <dc:date>2021-04-05T13:46:12.746504184</dc:date>
          </office:change-info>
          <table:previous>
            <table:change-track-table-cell/>
          </table:previous>
        </table:cell-content-change>
        <table:cell-content-change table:id="ct161">
          <table:cell-address table:column="10" table:row="162" table:table="4"/>
          <office:change-info>
            <dc:creator> </dc:creator>
            <dc:date>2021-04-05T13:46:12.746507787</dc:date>
          </office:change-info>
          <table:previous>
            <table:change-track-table-cell/>
          </table:previous>
        </table:cell-content-change>
        <table:cell-content-change table:id="ct162">
          <table:cell-address table:column="10" table:row="163" table:table="4"/>
          <office:change-info>
            <dc:creator> </dc:creator>
            <dc:date>2021-04-05T13:46:12.746510982</dc:date>
          </office:change-info>
          <table:previous>
            <table:change-track-table-cell/>
          </table:previous>
        </table:cell-content-change>
        <table:cell-content-change table:id="ct163">
          <table:cell-address table:column="10" table:row="164" table:table="4"/>
          <office:change-info>
            <dc:creator> </dc:creator>
            <dc:date>2021-04-05T13:46:12.746514134</dc:date>
          </office:change-info>
          <table:previous>
            <table:change-track-table-cell/>
          </table:previous>
        </table:cell-content-change>
        <table:cell-content-change table:id="ct164">
          <table:cell-address table:column="10" table:row="165" table:table="4"/>
          <office:change-info>
            <dc:creator> </dc:creator>
            <dc:date>2021-04-05T13:46:12.746517489</dc:date>
          </office:change-info>
          <table:previous>
            <table:change-track-table-cell/>
          </table:previous>
        </table:cell-content-change>
        <table:cell-content-change table:id="ct165">
          <table:cell-address table:column="10" table:row="166" table:table="4"/>
          <office:change-info>
            <dc:creator> </dc:creator>
            <dc:date>2021-04-05T13:46:12.746521112</dc:date>
          </office:change-info>
          <table:previous>
            <table:change-track-table-cell/>
          </table:previous>
        </table:cell-content-change>
        <table:cell-content-change table:id="ct166">
          <table:cell-address table:column="10" table:row="167" table:table="4"/>
          <office:change-info>
            <dc:creator> </dc:creator>
            <dc:date>2021-04-05T13:46:12.746524721</dc:date>
          </office:change-info>
          <table:previous>
            <table:change-track-table-cell/>
          </table:previous>
        </table:cell-content-change>
        <table:cell-content-change table:id="ct167">
          <table:cell-address table:column="10" table:row="168" table:table="4"/>
          <office:change-info>
            <dc:creator> </dc:creator>
            <dc:date>2021-04-05T13:46:12.746528690</dc:date>
          </office:change-info>
          <table:previous>
            <table:change-track-table-cell/>
          </table:previous>
        </table:cell-content-change>
        <table:cell-content-change table:id="ct168">
          <table:cell-address table:column="10" table:row="169" table:table="4"/>
          <office:change-info>
            <dc:creator> </dc:creator>
            <dc:date>2021-04-05T13:46:12.746533342</dc:date>
          </office:change-info>
          <table:previous>
            <table:change-track-table-cell/>
          </table:previous>
        </table:cell-content-change>
        <table:cell-content-change table:id="ct169">
          <table:cell-address table:column="10" table:row="170" table:table="4"/>
          <office:change-info>
            <dc:creator> </dc:creator>
            <dc:date>2021-04-05T13:46:12.746538011</dc:date>
          </office:change-info>
          <table:previous>
            <table:change-track-table-cell/>
          </table:previous>
        </table:cell-content-change>
        <table:cell-content-change table:id="ct170">
          <table:cell-address table:column="10" table:row="171" table:table="4"/>
          <office:change-info>
            <dc:creator> </dc:creator>
            <dc:date>2021-04-05T13:46:12.746542278</dc:date>
          </office:change-info>
          <table:previous>
            <table:change-track-table-cell/>
          </table:previous>
        </table:cell-content-change>
        <table:cell-content-change table:id="ct171">
          <table:cell-address table:column="10" table:row="172" table:table="4"/>
          <office:change-info>
            <dc:creator> </dc:creator>
            <dc:date>2021-04-05T13:46:12.746545738</dc:date>
          </office:change-info>
          <table:previous>
            <table:change-track-table-cell/>
          </table:previous>
        </table:cell-content-change>
        <table:cell-content-change table:id="ct172">
          <table:cell-address table:column="10" table:row="173" table:table="4"/>
          <office:change-info>
            <dc:creator> </dc:creator>
            <dc:date>2021-04-05T13:46:12.746549657</dc:date>
          </office:change-info>
          <table:previous>
            <table:change-track-table-cell/>
          </table:previous>
        </table:cell-content-change>
        <table:cell-content-change table:id="ct173">
          <table:cell-address table:column="10" table:row="174" table:table="4"/>
          <office:change-info>
            <dc:creator> </dc:creator>
            <dc:date>2021-04-05T13:46:12.746553844</dc:date>
          </office:change-info>
          <table:previous>
            <table:change-track-table-cell/>
          </table:previous>
        </table:cell-content-change>
        <table:cell-content-change table:id="ct174">
          <table:cell-address table:column="10" table:row="175" table:table="4"/>
          <office:change-info>
            <dc:creator> </dc:creator>
            <dc:date>2021-04-05T13:46:12.746557304</dc:date>
          </office:change-info>
          <table:previous>
            <table:change-track-table-cell/>
          </table:previous>
        </table:cell-content-change>
        <table:cell-content-change table:id="ct175">
          <table:cell-address table:column="10" table:row="176" table:table="4"/>
          <office:change-info>
            <dc:creator> </dc:creator>
            <dc:date>2021-04-05T13:46:12.746560746</dc:date>
          </office:change-info>
          <table:previous>
            <table:change-track-table-cell/>
          </table:previous>
        </table:cell-content-change>
        <table:cell-content-change table:id="ct176">
          <table:cell-address table:column="10" table:row="177" table:table="4"/>
          <office:change-info>
            <dc:creator> </dc:creator>
            <dc:date>2021-04-05T13:46:12.746564318</dc:date>
          </office:change-info>
          <table:previous>
            <table:change-track-table-cell/>
          </table:previous>
        </table:cell-content-change>
        <table:cell-content-change table:id="ct177">
          <table:cell-address table:column="10" table:row="178" table:table="4"/>
          <office:change-info>
            <dc:creator> </dc:creator>
            <dc:date>2021-04-05T13:46:12.746567790</dc:date>
          </office:change-info>
          <table:previous>
            <table:change-track-table-cell/>
          </table:previous>
        </table:cell-content-change>
        <table:cell-content-change table:id="ct178">
          <table:cell-address table:column="10" table:row="179" table:table="4"/>
          <office:change-info>
            <dc:creator> </dc:creator>
            <dc:date>2021-04-05T13:46:12.746571057</dc:date>
          </office:change-info>
          <table:previous>
            <table:change-track-table-cell/>
          </table:previous>
        </table:cell-content-change>
        <table:cell-content-change table:id="ct179">
          <table:cell-address table:column="10" table:row="180" table:table="4"/>
          <office:change-info>
            <dc:creator> </dc:creator>
            <dc:date>2021-04-05T13:46:12.746574615</dc:date>
          </office:change-info>
          <table:previous>
            <table:change-track-table-cell/>
          </table:previous>
        </table:cell-content-change>
        <table:cell-content-change table:id="ct180">
          <table:cell-address table:column="10" table:row="181" table:table="4"/>
          <office:change-info>
            <dc:creator> </dc:creator>
            <dc:date>2021-04-05T13:46:12.746578472</dc:date>
          </office:change-info>
          <table:previous>
            <table:change-track-table-cell/>
          </table:previous>
        </table:cell-content-change>
        <table:cell-content-change table:id="ct181">
          <table:cell-address table:column="10" table:row="182" table:table="4"/>
          <office:change-info>
            <dc:creator> </dc:creator>
            <dc:date>2021-04-05T13:46:12.746583453</dc:date>
          </office:change-info>
          <table:previous>
            <table:change-track-table-cell/>
          </table:previous>
        </table:cell-content-change>
        <table:cell-content-change table:id="ct182">
          <table:cell-address table:column="10" table:row="183" table:table="4"/>
          <office:change-info>
            <dc:creator> </dc:creator>
            <dc:date>2021-04-05T13:46:12.746588088</dc:date>
          </office:change-info>
          <table:previous>
            <table:change-track-table-cell/>
          </table:previous>
        </table:cell-content-change>
        <table:cell-content-change table:id="ct183">
          <table:cell-address table:column="10" table:row="184" table:table="4"/>
          <office:change-info>
            <dc:creator> </dc:creator>
            <dc:date>2021-04-05T13:46:12.746592939</dc:date>
          </office:change-info>
          <table:previous>
            <table:change-track-table-cell/>
          </table:previous>
        </table:cell-content-change>
        <table:cell-content-change table:id="ct184">
          <table:cell-address table:column="10" table:row="185" table:table="4"/>
          <office:change-info>
            <dc:creator> </dc:creator>
            <dc:date>2021-04-05T13:46:12.746597866</dc:date>
          </office:change-info>
          <table:previous>
            <table:change-track-table-cell/>
          </table:previous>
        </table:cell-content-change>
        <table:cell-content-change table:id="ct185">
          <table:cell-address table:column="10" table:row="186" table:table="4"/>
          <office:change-info>
            <dc:creator> </dc:creator>
            <dc:date>2021-04-05T13:46:12.746602845</dc:date>
          </office:change-info>
          <table:previous>
            <table:change-track-table-cell/>
          </table:previous>
        </table:cell-content-change>
        <table:cell-content-change table:id="ct186">
          <table:cell-address table:column="10" table:row="187" table:table="4"/>
          <office:change-info>
            <dc:creator> </dc:creator>
            <dc:date>2021-04-05T13:46:12.746607106</dc:date>
          </office:change-info>
          <table:previous>
            <table:change-track-table-cell/>
          </table:previous>
        </table:cell-content-change>
        <table:cell-content-change table:id="ct187">
          <table:cell-address table:column="10" table:row="188" table:table="4"/>
          <office:change-info>
            <dc:creator> </dc:creator>
            <dc:date>2021-04-05T13:46:12.746610825</dc:date>
          </office:change-info>
          <table:previous>
            <table:change-track-table-cell/>
          </table:previous>
        </table:cell-content-change>
        <table:cell-content-change table:id="ct188">
          <table:cell-address table:column="10" table:row="189" table:table="4"/>
          <office:change-info>
            <dc:creator> </dc:creator>
            <dc:date>2021-04-05T13:46:12.746614513</dc:date>
          </office:change-info>
          <table:previous>
            <table:change-track-table-cell/>
          </table:previous>
        </table:cell-content-change>
        <table:cell-content-change table:id="ct189">
          <table:cell-address table:column="10" table:row="190" table:table="4"/>
          <office:change-info>
            <dc:creator> </dc:creator>
            <dc:date>2021-04-05T13:46:12.746618049</dc:date>
          </office:change-info>
          <table:previous>
            <table:change-track-table-cell/>
          </table:previous>
        </table:cell-content-change>
        <table:cell-content-change table:id="ct190">
          <table:cell-address table:column="10" table:row="191" table:table="4"/>
          <office:change-info>
            <dc:creator> </dc:creator>
            <dc:date>2021-04-05T13:46:12.746621489</dc:date>
          </office:change-info>
          <table:previous>
            <table:change-track-table-cell/>
          </table:previous>
        </table:cell-content-change>
        <table:cell-content-change table:id="ct191">
          <table:cell-address table:column="10" table:row="192" table:table="4"/>
          <office:change-info>
            <dc:creator> </dc:creator>
            <dc:date>2021-04-05T13:46:12.746625075</dc:date>
          </office:change-info>
          <table:previous>
            <table:change-track-table-cell/>
          </table:previous>
        </table:cell-content-change>
        <table:cell-content-change table:id="ct192">
          <table:cell-address table:column="10" table:row="193" table:table="4"/>
          <office:change-info>
            <dc:creator> </dc:creator>
            <dc:date>2021-04-05T13:46:12.746629309</dc:date>
          </office:change-info>
          <table:previous>
            <table:change-track-table-cell/>
          </table:previous>
        </table:cell-content-change>
        <table:cell-content-change table:id="ct193">
          <table:cell-address table:column="10" table:row="194" table:table="4"/>
          <office:change-info>
            <dc:creator> </dc:creator>
            <dc:date>2021-04-05T13:46:12.746634440</dc:date>
          </office:change-info>
          <table:previous>
            <table:change-track-table-cell/>
          </table:previous>
        </table:cell-content-change>
        <table:cell-content-change table:id="ct194">
          <table:cell-address table:column="10" table:row="195" table:table="4"/>
          <office:change-info>
            <dc:creator> </dc:creator>
            <dc:date>2021-04-05T13:46:12.746639582</dc:date>
          </office:change-info>
          <table:previous>
            <table:change-track-table-cell/>
          </table:previous>
        </table:cell-content-change>
        <table:cell-content-change table:id="ct195">
          <table:cell-address table:column="10" table:row="196" table:table="4"/>
          <office:change-info>
            <dc:creator> </dc:creator>
            <dc:date>2021-04-05T13:46:12.746644611</dc:date>
          </office:change-info>
          <table:previous>
            <table:change-track-table-cell/>
          </table:previous>
        </table:cell-content-change>
        <table:cell-content-change table:id="ct196">
          <table:cell-address table:column="10" table:row="197" table:table="4"/>
          <office:change-info>
            <dc:creator> </dc:creator>
            <dc:date>2021-04-05T13:46:12.746649831</dc:date>
          </office:change-info>
          <table:previous>
            <table:change-track-table-cell/>
          </table:previous>
        </table:cell-content-change>
        <table:cell-content-change table:id="ct197">
          <table:cell-address table:column="10" table:row="198" table:table="4"/>
          <office:change-info>
            <dc:creator> </dc:creator>
            <dc:date>2021-04-05T13:46:12.746654982</dc:date>
          </office:change-info>
          <table:previous>
            <table:change-track-table-cell/>
          </table:previous>
        </table:cell-content-change>
        <table:cell-content-change table:id="ct198">
          <table:cell-address table:column="10" table:row="199" table:table="4"/>
          <office:change-info>
            <dc:creator> </dc:creator>
            <dc:date>2021-04-05T13:46:12.746660276</dc:date>
          </office:change-info>
          <table:previous>
            <table:change-track-table-cell/>
          </table:previous>
        </table:cell-content-change>
        <table:cell-content-change table:id="ct199">
          <table:cell-address table:column="10" table:row="200" table:table="4"/>
          <office:change-info>
            <dc:creator> </dc:creator>
            <dc:date>2021-04-05T13:46:12.746665372</dc:date>
          </office:change-info>
          <table:previous>
            <table:change-track-table-cell/>
          </table:previous>
        </table:cell-content-change>
        <table:cell-content-change table:id="ct200">
          <table:cell-address table:column="10" table:row="201" table:table="4"/>
          <office:change-info>
            <dc:creator> </dc:creator>
            <dc:date>2021-04-05T13:46:12.746670337</dc:date>
          </office:change-info>
          <table:previous>
            <table:change-track-table-cell/>
          </table:previous>
        </table:cell-content-change>
        <table:cell-content-change table:id="ct201">
          <table:cell-address table:column="10" table:row="202" table:table="4"/>
          <office:change-info>
            <dc:creator> </dc:creator>
            <dc:date>2021-04-05T13:46:12.746675170</dc:date>
          </office:change-info>
          <table:previous>
            <table:change-track-table-cell/>
          </table:previous>
        </table:cell-content-change>
        <table:cell-content-change table:id="ct202">
          <table:cell-address table:column="10" table:row="203" table:table="4"/>
          <office:change-info>
            <dc:creator> </dc:creator>
            <dc:date>2021-04-05T13:46:12.746679765</dc:date>
          </office:change-info>
          <table:previous>
            <table:change-track-table-cell/>
          </table:previous>
        </table:cell-content-change>
        <table:cell-content-change table:id="ct203">
          <table:cell-address table:column="10" table:row="204" table:table="4"/>
          <office:change-info>
            <dc:creator> </dc:creator>
            <dc:date>2021-04-05T13:46:12.746684930</dc:date>
          </office:change-info>
          <table:previous>
            <table:change-track-table-cell/>
          </table:previous>
        </table:cell-content-change>
        <table:cell-content-change table:id="ct204">
          <table:cell-address table:column="10" table:row="205" table:table="4"/>
          <office:change-info>
            <dc:creator> </dc:creator>
            <dc:date>2021-04-05T13:46:12.746700588</dc:date>
          </office:change-info>
          <table:previous>
            <table:change-track-table-cell/>
          </table:previous>
        </table:cell-content-change>
        <table:cell-content-change table:id="ct205">
          <table:cell-address table:column="10" table:row="206" table:table="4"/>
          <office:change-info>
            <dc:creator> </dc:creator>
            <dc:date>2021-04-05T13:46:12.746703667</dc:date>
          </office:change-info>
          <table:previous>
            <table:change-track-table-cell/>
          </table:previous>
        </table:cell-content-change>
        <table:cell-content-change table:id="ct206">
          <table:cell-address table:column="10" table:row="207" table:table="4"/>
          <office:change-info>
            <dc:creator> </dc:creator>
            <dc:date>2021-04-05T13:46:12.746706869</dc:date>
          </office:change-info>
          <table:previous>
            <table:change-track-table-cell/>
          </table:previous>
        </table:cell-content-change>
        <table:cell-content-change table:id="ct207">
          <table:cell-address table:column="10" table:row="208" table:table="4"/>
          <office:change-info>
            <dc:creator> </dc:creator>
            <dc:date>2021-04-05T13:46:12.746709982</dc:date>
          </office:change-info>
          <table:previous>
            <table:change-track-table-cell/>
          </table:previous>
        </table:cell-content-change>
        <table:cell-content-change table:id="ct208">
          <table:cell-address table:column="10" table:row="209" table:table="4"/>
          <office:change-info>
            <dc:creator> </dc:creator>
            <dc:date>2021-04-05T13:46:12.746713123</dc:date>
          </office:change-info>
          <table:previous>
            <table:change-track-table-cell/>
          </table:previous>
        </table:cell-content-change>
        <table:cell-content-change table:id="ct209">
          <table:cell-address table:column="10" table:row="210" table:table="4"/>
          <office:change-info>
            <dc:creator> </dc:creator>
            <dc:date>2021-04-05T13:46:12.746716592</dc:date>
          </office:change-info>
          <table:previous>
            <table:change-track-table-cell/>
          </table:previous>
        </table:cell-content-change>
        <table:cell-content-change table:id="ct210">
          <table:cell-address table:column="10" table:row="211" table:table="4"/>
          <office:change-info>
            <dc:creator> </dc:creator>
            <dc:date>2021-04-05T13:46:12.746719791</dc:date>
          </office:change-info>
          <table:previous>
            <table:change-track-table-cell/>
          </table:previous>
        </table:cell-content-change>
        <table:cell-content-change table:id="ct211">
          <table:cell-address table:column="14" table:row="2" table:table="4"/>
          <office:change-info>
            <dc:creator> </dc:creator>
            <dc:date>2021-04-05T13:46:35.008901331</dc:date>
          </office:change-info>
          <table:previous>
            <table:change-track-table-cell/>
          </table:previous>
        </table:cell-content-change>
        <table:cell-content-change table:id="ct212">
          <table:cell-address table:column="14" table:row="3" table:table="4"/>
          <office:change-info>
            <dc:creator> </dc:creator>
            <dc:date>2021-04-05T13:46:35.008934085</dc:date>
          </office:change-info>
          <table:previous>
            <table:change-track-table-cell/>
          </table:previous>
        </table:cell-content-change>
        <table:cell-content-change table:id="ct213">
          <table:cell-address table:column="14" table:row="4" table:table="4"/>
          <office:change-info>
            <dc:creator> </dc:creator>
            <dc:date>2021-04-05T13:46:35.008941985</dc:date>
          </office:change-info>
          <table:previous>
            <table:change-track-table-cell/>
          </table:previous>
        </table:cell-content-change>
        <table:cell-content-change table:id="ct214">
          <table:cell-address table:column="14" table:row="5" table:table="4"/>
          <office:change-info>
            <dc:creator> </dc:creator>
            <dc:date>2021-04-05T13:46:35.008948766</dc:date>
          </office:change-info>
          <table:previous>
            <table:change-track-table-cell/>
          </table:previous>
        </table:cell-content-change>
        <table:cell-content-change table:id="ct215">
          <table:cell-address table:column="14" table:row="6" table:table="4"/>
          <office:change-info>
            <dc:creator> </dc:creator>
            <dc:date>2021-04-05T13:46:35.008956087</dc:date>
          </office:change-info>
          <table:previous>
            <table:change-track-table-cell/>
          </table:previous>
        </table:cell-content-change>
        <table:cell-content-change table:id="ct216">
          <table:cell-address table:column="14" table:row="7" table:table="4"/>
          <office:change-info>
            <dc:creator> </dc:creator>
            <dc:date>2021-04-05T13:46:35.008963115</dc:date>
          </office:change-info>
          <table:previous>
            <table:change-track-table-cell/>
          </table:previous>
        </table:cell-content-change>
        <table:cell-content-change table:id="ct217">
          <table:cell-address table:column="14" table:row="8" table:table="4"/>
          <office:change-info>
            <dc:creator> </dc:creator>
            <dc:date>2021-04-05T13:46:35.008970517</dc:date>
          </office:change-info>
          <table:previous>
            <table:change-track-table-cell/>
          </table:previous>
        </table:cell-content-change>
        <table:cell-content-change table:id="ct218">
          <table:cell-address table:column="14" table:row="9" table:table="4"/>
          <office:change-info>
            <dc:creator> </dc:creator>
            <dc:date>2021-04-05T13:46:35.008978736</dc:date>
          </office:change-info>
          <table:previous>
            <table:change-track-table-cell/>
          </table:previous>
        </table:cell-content-change>
        <table:cell-content-change table:id="ct219">
          <table:cell-address table:column="14" table:row="10" table:table="4"/>
          <office:change-info>
            <dc:creator> </dc:creator>
            <dc:date>2021-04-05T13:46:35.008989142</dc:date>
          </office:change-info>
          <table:previous>
            <table:change-track-table-cell/>
          </table:previous>
        </table:cell-content-change>
        <table:cell-content-change table:id="ct220">
          <table:cell-address table:column="14" table:row="11" table:table="4"/>
          <office:change-info>
            <dc:creator> </dc:creator>
            <dc:date>2021-04-05T13:46:35.009001645</dc:date>
          </office:change-info>
          <table:previous>
            <table:change-track-table-cell/>
          </table:previous>
        </table:cell-content-change>
        <table:cell-content-change table:id="ct221">
          <table:cell-address table:column="14" table:row="12" table:table="4"/>
          <office:change-info>
            <dc:creator> </dc:creator>
            <dc:date>2021-04-05T13:46:35.009013484</dc:date>
          </office:change-info>
          <table:previous>
            <table:change-track-table-cell/>
          </table:previous>
        </table:cell-content-change>
        <table:cell-content-change table:id="ct222">
          <table:cell-address table:column="14" table:row="13" table:table="4"/>
          <office:change-info>
            <dc:creator> </dc:creator>
            <dc:date>2021-04-05T13:46:35.009026719</dc:date>
          </office:change-info>
          <table:previous>
            <table:change-track-table-cell/>
          </table:previous>
        </table:cell-content-change>
        <table:cell-content-change table:id="ct223">
          <table:cell-address table:column="14" table:row="14" table:table="4"/>
          <office:change-info>
            <dc:creator> </dc:creator>
            <dc:date>2021-04-05T13:46:35.009039698</dc:date>
          </office:change-info>
          <table:previous>
            <table:change-track-table-cell/>
          </table:previous>
        </table:cell-content-change>
        <table:cell-content-change table:id="ct224">
          <table:cell-address table:column="14" table:row="15" table:table="4"/>
          <office:change-info>
            <dc:creator> </dc:creator>
            <dc:date>2021-04-05T13:46:35.009053384</dc:date>
          </office:change-info>
          <table:previous>
            <table:change-track-table-cell/>
          </table:previous>
        </table:cell-content-change>
        <table:cell-content-change table:id="ct225">
          <table:cell-address table:column="14" table:row="16" table:table="4"/>
          <office:change-info>
            <dc:creator> </dc:creator>
            <dc:date>2021-04-05T13:46:35.009066973</dc:date>
          </office:change-info>
          <table:previous>
            <table:change-track-table-cell/>
          </table:previous>
        </table:cell-content-change>
        <table:cell-content-change table:id="ct226">
          <table:cell-address table:column="14" table:row="17" table:table="4"/>
          <office:change-info>
            <dc:creator> </dc:creator>
            <dc:date>2021-04-05T13:46:35.009081546</dc:date>
          </office:change-info>
          <table:previous>
            <table:change-track-table-cell/>
          </table:previous>
        </table:cell-content-change>
        <table:cell-content-change table:id="ct227">
          <table:cell-address table:column="14" table:row="18" table:table="4"/>
          <office:change-info>
            <dc:creator> </dc:creator>
            <dc:date>2021-04-05T13:46:35.009095522</dc:date>
          </office:change-info>
          <table:previous>
            <table:change-track-table-cell/>
          </table:previous>
        </table:cell-content-change>
        <table:cell-content-change table:id="ct228">
          <table:cell-address table:column="14" table:row="19" table:table="4"/>
          <office:change-info>
            <dc:creator> </dc:creator>
            <dc:date>2021-04-05T13:46:35.009107685</dc:date>
          </office:change-info>
          <table:previous>
            <table:change-track-table-cell/>
          </table:previous>
        </table:cell-content-change>
        <table:cell-content-change table:id="ct229">
          <table:cell-address table:column="14" table:row="20" table:table="4"/>
          <office:change-info>
            <dc:creator> </dc:creator>
            <dc:date>2021-04-05T13:46:35.009120648</dc:date>
          </office:change-info>
          <table:previous>
            <table:change-track-table-cell/>
          </table:previous>
        </table:cell-content-change>
        <table:cell-content-change table:id="ct230">
          <table:cell-address table:column="14" table:row="21" table:table="4"/>
          <office:change-info>
            <dc:creator> </dc:creator>
            <dc:date>2021-04-05T13:46:35.009131774</dc:date>
          </office:change-info>
          <table:previous>
            <table:change-track-table-cell/>
          </table:previous>
        </table:cell-content-change>
        <table:cell-content-change table:id="ct231">
          <table:cell-address table:column="14" table:row="22" table:table="4"/>
          <office:change-info>
            <dc:creator> </dc:creator>
            <dc:date>2021-04-05T13:46:35.009139912</dc:date>
          </office:change-info>
          <table:previous>
            <table:change-track-table-cell/>
          </table:previous>
        </table:cell-content-change>
        <table:cell-content-change table:id="ct232">
          <table:cell-address table:column="14" table:row="23" table:table="4"/>
          <office:change-info>
            <dc:creator> </dc:creator>
            <dc:date>2021-04-05T13:46:35.009147356</dc:date>
          </office:change-info>
          <table:previous>
            <table:change-track-table-cell/>
          </table:previous>
        </table:cell-content-change>
        <table:cell-content-change table:id="ct233">
          <table:cell-address table:column="14" table:row="24" table:table="4"/>
          <office:change-info>
            <dc:creator> </dc:creator>
            <dc:date>2021-04-05T13:46:35.009154292</dc:date>
          </office:change-info>
          <table:previous>
            <table:change-track-table-cell/>
          </table:previous>
        </table:cell-content-change>
        <table:cell-content-change table:id="ct234">
          <table:cell-address table:column="14" table:row="25" table:table="4"/>
          <office:change-info>
            <dc:creator> </dc:creator>
            <dc:date>2021-04-05T13:46:35.009162315</dc:date>
          </office:change-info>
          <table:previous>
            <table:change-track-table-cell/>
          </table:previous>
        </table:cell-content-change>
        <table:cell-content-change table:id="ct235">
          <table:cell-address table:column="14" table:row="26" table:table="4"/>
          <office:change-info>
            <dc:creator> </dc:creator>
            <dc:date>2021-04-05T13:46:35.009169494</dc:date>
          </office:change-info>
          <table:previous>
            <table:change-track-table-cell/>
          </table:previous>
        </table:cell-content-change>
        <table:cell-content-change table:id="ct236">
          <table:cell-address table:column="14" table:row="27" table:table="4"/>
          <office:change-info>
            <dc:creator> </dc:creator>
            <dc:date>2021-04-05T13:46:35.009176396</dc:date>
          </office:change-info>
          <table:previous>
            <table:change-track-table-cell/>
          </table:previous>
        </table:cell-content-change>
        <table:cell-content-change table:id="ct237">
          <table:cell-address table:column="14" table:row="28" table:table="4"/>
          <office:change-info>
            <dc:creator> </dc:creator>
            <dc:date>2021-04-05T13:46:35.009183418</dc:date>
          </office:change-info>
          <table:previous>
            <table:change-track-table-cell/>
          </table:previous>
        </table:cell-content-change>
        <table:cell-content-change table:id="ct238">
          <table:cell-address table:column="14" table:row="29" table:table="4"/>
          <office:change-info>
            <dc:creator> </dc:creator>
            <dc:date>2021-04-05T13:46:35.009190508</dc:date>
          </office:change-info>
          <table:previous>
            <table:change-track-table-cell/>
          </table:previous>
        </table:cell-content-change>
        <table:cell-content-change table:id="ct239">
          <table:cell-address table:column="14" table:row="30" table:table="4"/>
          <office:change-info>
            <dc:creator> </dc:creator>
            <dc:date>2021-04-05T13:46:35.009197835</dc:date>
          </office:change-info>
          <table:previous>
            <table:change-track-table-cell/>
          </table:previous>
        </table:cell-content-change>
        <table:cell-content-change table:id="ct240">
          <table:cell-address table:column="14" table:row="31" table:table="4"/>
          <office:change-info>
            <dc:creator> </dc:creator>
            <dc:date>2021-04-05T13:46:35.009204894</dc:date>
          </office:change-info>
          <table:previous>
            <table:change-track-table-cell/>
          </table:previous>
        </table:cell-content-change>
        <table:cell-content-change table:id="ct241">
          <table:cell-address table:column="14" table:row="32" table:table="4"/>
          <office:change-info>
            <dc:creator> </dc:creator>
            <dc:date>2021-04-05T13:46:35.009212566</dc:date>
          </office:change-info>
          <table:previous>
            <table:change-track-table-cell/>
          </table:previous>
        </table:cell-content-change>
        <table:cell-content-change table:id="ct242">
          <table:cell-address table:column="14" table:row="33" table:table="4"/>
          <office:change-info>
            <dc:creator> </dc:creator>
            <dc:date>2021-04-05T13:46:35.009220604</dc:date>
          </office:change-info>
          <table:previous>
            <table:change-track-table-cell/>
          </table:previous>
        </table:cell-content-change>
        <table:cell-content-change table:id="ct243">
          <table:cell-address table:column="14" table:row="34" table:table="4"/>
          <office:change-info>
            <dc:creator> </dc:creator>
            <dc:date>2021-04-05T13:46:35.009227678</dc:date>
          </office:change-info>
          <table:previous>
            <table:change-track-table-cell/>
          </table:previous>
        </table:cell-content-change>
        <table:cell-content-change table:id="ct244">
          <table:cell-address table:column="14" table:row="35" table:table="4"/>
          <office:change-info>
            <dc:creator> </dc:creator>
            <dc:date>2021-04-05T13:46:35.009234661</dc:date>
          </office:change-info>
          <table:previous>
            <table:change-track-table-cell/>
          </table:previous>
        </table:cell-content-change>
        <table:cell-content-change table:id="ct245">
          <table:cell-address table:column="14" table:row="36" table:table="4"/>
          <office:change-info>
            <dc:creator> </dc:creator>
            <dc:date>2021-04-05T13:46:35.009241702</dc:date>
          </office:change-info>
          <table:previous>
            <table:change-track-table-cell/>
          </table:previous>
        </table:cell-content-change>
        <table:cell-content-change table:id="ct246">
          <table:cell-address table:column="14" table:row="37" table:table="4"/>
          <office:change-info>
            <dc:creator> </dc:creator>
            <dc:date>2021-04-05T13:46:35.009248633</dc:date>
          </office:change-info>
          <table:previous>
            <table:change-track-table-cell/>
          </table:previous>
        </table:cell-content-change>
        <table:cell-content-change table:id="ct247">
          <table:cell-address table:column="14" table:row="38" table:table="4"/>
          <office:change-info>
            <dc:creator> </dc:creator>
            <dc:date>2021-04-05T13:46:35.009255508</dc:date>
          </office:change-info>
          <table:previous>
            <table:change-track-table-cell/>
          </table:previous>
        </table:cell-content-change>
        <table:cell-content-change table:id="ct248">
          <table:cell-address table:column="14" table:row="39" table:table="4"/>
          <office:change-info>
            <dc:creator> </dc:creator>
            <dc:date>2021-04-05T13:46:35.009262671</dc:date>
          </office:change-info>
          <table:previous>
            <table:change-track-table-cell/>
          </table:previous>
        </table:cell-content-change>
        <table:cell-content-change table:id="ct249">
          <table:cell-address table:column="14" table:row="40" table:table="4"/>
          <office:change-info>
            <dc:creator> </dc:creator>
            <dc:date>2021-04-05T13:46:35.009270324</dc:date>
          </office:change-info>
          <table:previous>
            <table:change-track-table-cell/>
          </table:previous>
        </table:cell-content-change>
        <table:cell-content-change table:id="ct250">
          <table:cell-address table:column="14" table:row="41" table:table="4"/>
          <office:change-info>
            <dc:creator> </dc:creator>
            <dc:date>2021-04-05T13:46:35.009278577</dc:date>
          </office:change-info>
          <table:previous>
            <table:change-track-table-cell/>
          </table:previous>
        </table:cell-content-change>
        <table:cell-content-change table:id="ct251">
          <table:cell-address table:column="14" table:row="42" table:table="4"/>
          <office:change-info>
            <dc:creator> </dc:creator>
            <dc:date>2021-04-05T13:46:35.009285964</dc:date>
          </office:change-info>
          <table:previous>
            <table:change-track-table-cell/>
          </table:previous>
        </table:cell-content-change>
        <table:cell-content-change table:id="ct252">
          <table:cell-address table:column="14" table:row="43" table:table="4"/>
          <office:change-info>
            <dc:creator> </dc:creator>
            <dc:date>2021-04-05T13:46:35.009293586</dc:date>
          </office:change-info>
          <table:previous>
            <table:change-track-table-cell/>
          </table:previous>
        </table:cell-content-change>
        <table:cell-content-change table:id="ct253">
          <table:cell-address table:column="14" table:row="44" table:table="4"/>
          <office:change-info>
            <dc:creator> </dc:creator>
            <dc:date>2021-04-05T13:46:35.009300917</dc:date>
          </office:change-info>
          <table:previous>
            <table:change-track-table-cell/>
          </table:previous>
        </table:cell-content-change>
        <table:cell-content-change table:id="ct254">
          <table:cell-address table:column="14" table:row="45" table:table="4"/>
          <office:change-info>
            <dc:creator> </dc:creator>
            <dc:date>2021-04-05T13:46:35.009308164</dc:date>
          </office:change-info>
          <table:previous>
            <table:change-track-table-cell/>
          </table:previous>
        </table:cell-content-change>
        <table:cell-content-change table:id="ct255">
          <table:cell-address table:column="14" table:row="46" table:table="4"/>
          <office:change-info>
            <dc:creator> </dc:creator>
            <dc:date>2021-04-05T13:46:35.009315854</dc:date>
          </office:change-info>
          <table:previous>
            <table:change-track-table-cell/>
          </table:previous>
        </table:cell-content-change>
        <table:cell-content-change table:id="ct256">
          <table:cell-address table:column="14" table:row="47" table:table="4"/>
          <office:change-info>
            <dc:creator> </dc:creator>
            <dc:date>2021-04-05T13:46:35.009323737</dc:date>
          </office:change-info>
          <table:previous>
            <table:change-track-table-cell/>
          </table:previous>
        </table:cell-content-change>
        <table:cell-content-change table:id="ct257">
          <table:cell-address table:column="14" table:row="48" table:table="4"/>
          <office:change-info>
            <dc:creator> </dc:creator>
            <dc:date>2021-04-05T13:46:35.009331412</dc:date>
          </office:change-info>
          <table:previous>
            <table:change-track-table-cell/>
          </table:previous>
        </table:cell-content-change>
        <table:cell-content-change table:id="ct258">
          <table:cell-address table:column="14" table:row="49" table:table="4"/>
          <office:change-info>
            <dc:creator> </dc:creator>
            <dc:date>2021-04-05T13:46:35.009340562</dc:date>
          </office:change-info>
          <table:previous>
            <table:change-track-table-cell/>
          </table:previous>
        </table:cell-content-change>
        <table:cell-content-change table:id="ct259">
          <table:cell-address table:column="14" table:row="50" table:table="4"/>
          <office:change-info>
            <dc:creator> </dc:creator>
            <dc:date>2021-04-05T13:46:35.009348408</dc:date>
          </office:change-info>
          <table:previous>
            <table:change-track-table-cell/>
          </table:previous>
        </table:cell-content-change>
        <table:cell-content-change table:id="ct260">
          <table:cell-address table:column="14" table:row="51" table:table="4"/>
          <office:change-info>
            <dc:creator> </dc:creator>
            <dc:date>2021-04-05T13:46:35.009356122</dc:date>
          </office:change-info>
          <table:previous>
            <table:change-track-table-cell/>
          </table:previous>
        </table:cell-content-change>
        <table:cell-content-change table:id="ct261">
          <table:cell-address table:column="14" table:row="52" table:table="4"/>
          <office:change-info>
            <dc:creator> </dc:creator>
            <dc:date>2021-04-05T13:46:35.009363957</dc:date>
          </office:change-info>
          <table:previous>
            <table:change-track-table-cell/>
          </table:previous>
        </table:cell-content-change>
        <table:cell-content-change table:id="ct262">
          <table:cell-address table:column="14" table:row="53" table:table="4"/>
          <office:change-info>
            <dc:creator> </dc:creator>
            <dc:date>2021-04-05T13:46:35.009371831</dc:date>
          </office:change-info>
          <table:previous>
            <table:change-track-table-cell/>
          </table:previous>
        </table:cell-content-change>
        <table:cell-content-change table:id="ct263">
          <table:cell-address table:column="14" table:row="54" table:table="4"/>
          <office:change-info>
            <dc:creator> </dc:creator>
            <dc:date>2021-04-05T13:46:35.009379673</dc:date>
          </office:change-info>
          <table:previous>
            <table:change-track-table-cell/>
          </table:previous>
        </table:cell-content-change>
        <table:cell-content-change table:id="ct264">
          <table:cell-address table:column="14" table:row="55" table:table="4"/>
          <office:change-info>
            <dc:creator> </dc:creator>
            <dc:date>2021-04-05T13:46:35.009387518</dc:date>
          </office:change-info>
          <table:previous>
            <table:change-track-table-cell/>
          </table:previous>
        </table:cell-content-change>
        <table:cell-content-change table:id="ct265">
          <table:cell-address table:column="14" table:row="56" table:table="4"/>
          <office:change-info>
            <dc:creator> </dc:creator>
            <dc:date>2021-04-05T13:46:35.009395240</dc:date>
          </office:change-info>
          <table:previous>
            <table:change-track-table-cell/>
          </table:previous>
        </table:cell-content-change>
        <table:cell-content-change table:id="ct266">
          <table:cell-address table:column="14" table:row="57" table:table="4"/>
          <office:change-info>
            <dc:creator> </dc:creator>
            <dc:date>2021-04-05T13:46:35.009404200</dc:date>
          </office:change-info>
          <table:previous>
            <table:change-track-table-cell/>
          </table:previous>
        </table:cell-content-change>
        <table:cell-content-change table:id="ct267">
          <table:cell-address table:column="14" table:row="58" table:table="4"/>
          <office:change-info>
            <dc:creator> </dc:creator>
            <dc:date>2021-04-05T13:46:35.009412132</dc:date>
          </office:change-info>
          <table:previous>
            <table:change-track-table-cell/>
          </table:previous>
        </table:cell-content-change>
        <table:cell-content-change table:id="ct268">
          <table:cell-address table:column="14" table:row="59" table:table="4"/>
          <office:change-info>
            <dc:creator> </dc:creator>
            <dc:date>2021-04-05T13:46:35.009419949</dc:date>
          </office:change-info>
          <table:previous>
            <table:change-track-table-cell/>
          </table:previous>
        </table:cell-content-change>
        <table:cell-content-change table:id="ct269">
          <table:cell-address table:column="14" table:row="60" table:table="4"/>
          <office:change-info>
            <dc:creator> </dc:creator>
            <dc:date>2021-04-05T13:46:35.009427767</dc:date>
          </office:change-info>
          <table:previous>
            <table:change-track-table-cell/>
          </table:previous>
        </table:cell-content-change>
        <table:cell-content-change table:id="ct270">
          <table:cell-address table:column="14" table:row="61" table:table="4"/>
          <office:change-info>
            <dc:creator> </dc:creator>
            <dc:date>2021-04-05T13:46:35.009435517</dc:date>
          </office:change-info>
          <table:previous>
            <table:change-track-table-cell/>
          </table:previous>
        </table:cell-content-change>
        <table:cell-content-change table:id="ct271">
          <table:cell-address table:column="14" table:row="62" table:table="4"/>
          <office:change-info>
            <dc:creator> </dc:creator>
            <dc:date>2021-04-05T13:46:35.009443419</dc:date>
          </office:change-info>
          <table:previous>
            <table:change-track-table-cell/>
          </table:previous>
        </table:cell-content-change>
        <table:cell-content-change table:id="ct272">
          <table:cell-address table:column="14" table:row="63" table:table="4"/>
          <office:change-info>
            <dc:creator> </dc:creator>
            <dc:date>2021-04-05T13:46:35.009451134</dc:date>
          </office:change-info>
          <table:previous>
            <table:change-track-table-cell/>
          </table:previous>
        </table:cell-content-change>
        <table:cell-content-change table:id="ct273">
          <table:cell-address table:column="14" table:row="64" table:table="4"/>
          <office:change-info>
            <dc:creator> </dc:creator>
            <dc:date>2021-04-05T13:46:35.009459202</dc:date>
          </office:change-info>
          <table:previous>
            <table:change-track-table-cell/>
          </table:previous>
        </table:cell-content-change>
        <table:cell-content-change table:id="ct274">
          <table:cell-address table:column="14" table:row="65" table:table="4"/>
          <office:change-info>
            <dc:creator> </dc:creator>
            <dc:date>2021-04-05T13:46:35.009468118</dc:date>
          </office:change-info>
          <table:previous>
            <table:change-track-table-cell/>
          </table:previous>
        </table:cell-content-change>
        <table:cell-content-change table:id="ct275">
          <table:cell-address table:column="14" table:row="66" table:table="4"/>
          <office:change-info>
            <dc:creator> </dc:creator>
            <dc:date>2021-04-05T13:46:35.009476153</dc:date>
          </office:change-info>
          <table:previous>
            <table:change-track-table-cell/>
          </table:previous>
        </table:cell-content-change>
        <table:cell-content-change table:id="ct276">
          <table:cell-address table:column="14" table:row="67" table:table="4"/>
          <office:change-info>
            <dc:creator> </dc:creator>
            <dc:date>2021-04-05T13:46:35.009484281</dc:date>
          </office:change-info>
          <table:previous>
            <table:change-track-table-cell/>
          </table:previous>
        </table:cell-content-change>
        <table:cell-content-change table:id="ct277">
          <table:cell-address table:column="14" table:row="68" table:table="4"/>
          <office:change-info>
            <dc:creator> </dc:creator>
            <dc:date>2021-04-05T13:46:35.009492329</dc:date>
          </office:change-info>
          <table:previous>
            <table:change-track-table-cell/>
          </table:previous>
        </table:cell-content-change>
        <table:cell-content-change table:id="ct278">
          <table:cell-address table:column="14" table:row="69" table:table="4"/>
          <office:change-info>
            <dc:creator> </dc:creator>
            <dc:date>2021-04-05T13:46:35.009500175</dc:date>
          </office:change-info>
          <table:previous>
            <table:change-track-table-cell/>
          </table:previous>
        </table:cell-content-change>
        <table:cell-content-change table:id="ct279">
          <table:cell-address table:column="14" table:row="70" table:table="4"/>
          <office:change-info>
            <dc:creator> </dc:creator>
            <dc:date>2021-04-05T13:46:35.009508373</dc:date>
          </office:change-info>
          <table:previous>
            <table:change-track-table-cell/>
          </table:previous>
        </table:cell-content-change>
        <table:cell-content-change table:id="ct280">
          <table:cell-address table:column="14" table:row="71" table:table="4"/>
          <office:change-info>
            <dc:creator> </dc:creator>
            <dc:date>2021-04-05T13:46:35.009516880</dc:date>
          </office:change-info>
          <table:previous>
            <table:change-track-table-cell/>
          </table:previous>
        </table:cell-content-change>
        <table:cell-content-change table:id="ct281">
          <table:cell-address table:column="14" table:row="72" table:table="4"/>
          <office:change-info>
            <dc:creator> </dc:creator>
            <dc:date>2021-04-05T13:46:35.009525029</dc:date>
          </office:change-info>
          <table:previous>
            <table:change-track-table-cell/>
          </table:previous>
        </table:cell-content-change>
        <table:cell-content-change table:id="ct282">
          <table:cell-address table:column="14" table:row="73" table:table="4"/>
          <office:change-info>
            <dc:creator> </dc:creator>
            <dc:date>2021-04-05T13:46:35.009534861</dc:date>
          </office:change-info>
          <table:previous>
            <table:change-track-table-cell/>
          </table:previous>
        </table:cell-content-change>
        <table:cell-content-change table:id="ct283">
          <table:cell-address table:column="14" table:row="74" table:table="4"/>
          <office:change-info>
            <dc:creator> </dc:creator>
            <dc:date>2021-04-05T13:46:35.009543254</dc:date>
          </office:change-info>
          <table:previous>
            <table:change-track-table-cell/>
          </table:previous>
        </table:cell-content-change>
        <table:cell-content-change table:id="ct284">
          <table:cell-address table:column="14" table:row="75" table:table="4"/>
          <office:change-info>
            <dc:creator> </dc:creator>
            <dc:date>2021-04-05T13:46:35.009551350</dc:date>
          </office:change-info>
          <table:previous>
            <table:change-track-table-cell/>
          </table:previous>
        </table:cell-content-change>
        <table:cell-content-change table:id="ct285">
          <table:cell-address table:column="14" table:row="76" table:table="4"/>
          <office:change-info>
            <dc:creator> </dc:creator>
            <dc:date>2021-04-05T13:46:35.009559494</dc:date>
          </office:change-info>
          <table:previous>
            <table:change-track-table-cell/>
          </table:previous>
        </table:cell-content-change>
        <table:cell-content-change table:id="ct286">
          <table:cell-address table:column="14" table:row="77" table:table="4"/>
          <office:change-info>
            <dc:creator> </dc:creator>
            <dc:date>2021-04-05T13:46:35.009567737</dc:date>
          </office:change-info>
          <table:previous>
            <table:change-track-table-cell/>
          </table:previous>
        </table:cell-content-change>
        <table:cell-content-change table:id="ct287">
          <table:cell-address table:column="14" table:row="78" table:table="4"/>
          <office:change-info>
            <dc:creator> </dc:creator>
            <dc:date>2021-04-05T13:46:35.009575976</dc:date>
          </office:change-info>
          <table:previous>
            <table:change-track-table-cell/>
          </table:previous>
        </table:cell-content-change>
        <table:cell-content-change table:id="ct288">
          <table:cell-address table:column="14" table:row="79" table:table="4"/>
          <office:change-info>
            <dc:creator> </dc:creator>
            <dc:date>2021-04-05T13:46:35.009584187</dc:date>
          </office:change-info>
          <table:previous>
            <table:change-track-table-cell/>
          </table:previous>
        </table:cell-content-change>
        <table:cell-content-change table:id="ct289">
          <table:cell-address table:column="14" table:row="80" table:table="4"/>
          <office:change-info>
            <dc:creator> </dc:creator>
            <dc:date>2021-04-05T13:46:35.009592280</dc:date>
          </office:change-info>
          <table:previous>
            <table:change-track-table-cell/>
          </table:previous>
        </table:cell-content-change>
        <table:cell-content-change table:id="ct290">
          <table:cell-address table:column="14" table:row="81" table:table="4"/>
          <office:change-info>
            <dc:creator> </dc:creator>
            <dc:date>2021-04-05T13:46:35.009601920</dc:date>
          </office:change-info>
          <table:previous>
            <table:change-track-table-cell/>
          </table:previous>
        </table:cell-content-change>
        <table:cell-content-change table:id="ct291">
          <table:cell-address table:column="14" table:row="82" table:table="4"/>
          <office:change-info>
            <dc:creator> </dc:creator>
            <dc:date>2021-04-05T13:46:35.009610299</dc:date>
          </office:change-info>
          <table:previous>
            <table:change-track-table-cell/>
          </table:previous>
        </table:cell-content-change>
        <table:cell-content-change table:id="ct292">
          <table:cell-address table:column="14" table:row="83" table:table="4"/>
          <office:change-info>
            <dc:creator> </dc:creator>
            <dc:date>2021-04-05T13:46:35.009618532</dc:date>
          </office:change-info>
          <table:previous>
            <table:change-track-table-cell/>
          </table:previous>
        </table:cell-content-change>
        <table:cell-content-change table:id="ct293">
          <table:cell-address table:column="14" table:row="84" table:table="4"/>
          <office:change-info>
            <dc:creator> </dc:creator>
            <dc:date>2021-04-05T13:46:35.009626976</dc:date>
          </office:change-info>
          <table:previous>
            <table:change-track-table-cell/>
          </table:previous>
        </table:cell-content-change>
        <table:cell-content-change table:id="ct294">
          <table:cell-address table:column="14" table:row="85" table:table="4"/>
          <office:change-info>
            <dc:creator> </dc:creator>
            <dc:date>2021-04-05T13:46:35.009635240</dc:date>
          </office:change-info>
          <table:previous>
            <table:change-track-table-cell/>
          </table:previous>
        </table:cell-content-change>
        <table:cell-content-change table:id="ct295">
          <table:cell-address table:column="14" table:row="86" table:table="4"/>
          <office:change-info>
            <dc:creator> </dc:creator>
            <dc:date>2021-04-05T13:46:35.009643654</dc:date>
          </office:change-info>
          <table:previous>
            <table:change-track-table-cell/>
          </table:previous>
        </table:cell-content-change>
        <table:cell-content-change table:id="ct296">
          <table:cell-address table:column="14" table:row="87" table:table="4"/>
          <office:change-info>
            <dc:creator> </dc:creator>
            <dc:date>2021-04-05T13:46:35.009652005</dc:date>
          </office:change-info>
          <table:previous>
            <table:change-track-table-cell/>
          </table:previous>
        </table:cell-content-change>
        <table:cell-content-change table:id="ct297">
          <table:cell-address table:column="14" table:row="88" table:table="4"/>
          <office:change-info>
            <dc:creator> </dc:creator>
            <dc:date>2021-04-05T13:46:35.009660376</dc:date>
          </office:change-info>
          <table:previous>
            <table:change-track-table-cell/>
          </table:previous>
        </table:cell-content-change>
        <table:cell-content-change table:id="ct298">
          <table:cell-address table:column="14" table:row="89" table:table="4"/>
          <office:change-info>
            <dc:creator> </dc:creator>
            <dc:date>2021-04-05T13:46:35.009670244</dc:date>
          </office:change-info>
          <table:previous>
            <table:change-track-table-cell/>
          </table:previous>
        </table:cell-content-change>
        <table:cell-content-change table:id="ct299">
          <table:cell-address table:column="14" table:row="90" table:table="4"/>
          <office:change-info>
            <dc:creator> </dc:creator>
            <dc:date>2021-04-05T13:46:35.009679241</dc:date>
          </office:change-info>
          <table:previous>
            <table:change-track-table-cell/>
          </table:previous>
        </table:cell-content-change>
        <table:cell-content-change table:id="ct300">
          <table:cell-address table:column="14" table:row="91" table:table="4"/>
          <office:change-info>
            <dc:creator> </dc:creator>
            <dc:date>2021-04-05T13:46:35.009687648</dc:date>
          </office:change-info>
          <table:previous>
            <table:change-track-table-cell/>
          </table:previous>
        </table:cell-content-change>
        <table:cell-content-change table:id="ct301">
          <table:cell-address table:column="14" table:row="92" table:table="4"/>
          <office:change-info>
            <dc:creator> </dc:creator>
            <dc:date>2021-04-05T13:46:35.009695977</dc:date>
          </office:change-info>
          <table:previous>
            <table:change-track-table-cell/>
          </table:previous>
        </table:cell-content-change>
        <table:cell-content-change table:id="ct302">
          <table:cell-address table:column="14" table:row="93" table:table="4"/>
          <office:change-info>
            <dc:creator> </dc:creator>
            <dc:date>2021-04-05T13:46:35.009704193</dc:date>
          </office:change-info>
          <table:previous>
            <table:change-track-table-cell/>
          </table:previous>
        </table:cell-content-change>
        <table:cell-content-change table:id="ct303">
          <table:cell-address table:column="14" table:row="94" table:table="4"/>
          <office:change-info>
            <dc:creator> </dc:creator>
            <dc:date>2021-04-05T13:46:35.009712656</dc:date>
          </office:change-info>
          <table:previous>
            <table:change-track-table-cell/>
          </table:previous>
        </table:cell-content-change>
        <table:cell-content-change table:id="ct304">
          <table:cell-address table:column="14" table:row="95" table:table="4"/>
          <office:change-info>
            <dc:creator> </dc:creator>
            <dc:date>2021-04-05T13:46:35.009721001</dc:date>
          </office:change-info>
          <table:previous>
            <table:change-track-table-cell/>
          </table:previous>
        </table:cell-content-change>
        <table:cell-content-change table:id="ct305">
          <table:cell-address table:column="14" table:row="96" table:table="4"/>
          <office:change-info>
            <dc:creator> </dc:creator>
            <dc:date>2021-04-05T13:46:35.009729484</dc:date>
          </office:change-info>
          <table:previous>
            <table:change-track-table-cell/>
          </table:previous>
        </table:cell-content-change>
        <table:cell-content-change table:id="ct306">
          <table:cell-address table:column="14" table:row="97" table:table="4"/>
          <office:change-info>
            <dc:creator> </dc:creator>
            <dc:date>2021-04-05T13:46:35.009738986</dc:date>
          </office:change-info>
          <table:previous>
            <table:change-track-table-cell/>
          </table:previous>
        </table:cell-content-change>
        <table:cell-content-change table:id="ct307">
          <table:cell-address table:column="14" table:row="98" table:table="4"/>
          <office:change-info>
            <dc:creator> </dc:creator>
            <dc:date>2021-04-05T13:46:35.009748102</dc:date>
          </office:change-info>
          <table:previous>
            <table:change-track-table-cell/>
          </table:previous>
        </table:cell-content-change>
        <table:cell-content-change table:id="ct308">
          <table:cell-address table:column="14" table:row="99" table:table="4"/>
          <office:change-info>
            <dc:creator> </dc:creator>
            <dc:date>2021-04-05T13:46:35.009757044</dc:date>
          </office:change-info>
          <table:previous>
            <table:change-track-table-cell/>
          </table:previous>
        </table:cell-content-change>
        <table:cell-content-change table:id="ct309">
          <table:cell-address table:column="14" table:row="100" table:table="4"/>
          <office:change-info>
            <dc:creator> </dc:creator>
            <dc:date>2021-04-05T13:46:35.009765826</dc:date>
          </office:change-info>
          <table:previous>
            <table:change-track-table-cell/>
          </table:previous>
        </table:cell-content-change>
        <table:cell-content-change table:id="ct310">
          <table:cell-address table:column="14" table:row="101" table:table="4"/>
          <office:change-info>
            <dc:creator> </dc:creator>
            <dc:date>2021-04-05T13:46:35.009774957</dc:date>
          </office:change-info>
          <table:previous>
            <table:change-track-table-cell/>
          </table:previous>
        </table:cell-content-change>
        <table:cell-content-change table:id="ct311">
          <table:cell-address table:column="14" table:row="102" table:table="4"/>
          <office:change-info>
            <dc:creator> </dc:creator>
            <dc:date>2021-04-05T13:46:35.009783853</dc:date>
          </office:change-info>
          <table:previous>
            <table:change-track-table-cell/>
          </table:previous>
        </table:cell-content-change>
        <table:cell-content-change table:id="ct312">
          <table:cell-address table:column="14" table:row="103" table:table="4"/>
          <office:change-info>
            <dc:creator> </dc:creator>
            <dc:date>2021-04-05T13:46:35.009792801</dc:date>
          </office:change-info>
          <table:previous>
            <table:change-track-table-cell/>
          </table:previous>
        </table:cell-content-change>
        <table:cell-content-change table:id="ct313">
          <table:cell-address table:column="14" table:row="104" table:table="4"/>
          <office:change-info>
            <dc:creator> </dc:creator>
            <dc:date>2021-04-05T13:46:35.009801838</dc:date>
          </office:change-info>
          <table:previous>
            <table:change-track-table-cell/>
          </table:previous>
        </table:cell-content-change>
        <table:cell-content-change table:id="ct314">
          <table:cell-address table:column="14" table:row="105" table:table="4"/>
          <office:change-info>
            <dc:creator> </dc:creator>
            <dc:date>2021-04-05T13:46:35.009811848</dc:date>
          </office:change-info>
          <table:previous>
            <table:change-track-table-cell/>
          </table:previous>
        </table:cell-content-change>
        <table:cell-content-change table:id="ct315">
          <table:cell-address table:column="14" table:row="106" table:table="4"/>
          <office:change-info>
            <dc:creator> </dc:creator>
            <dc:date>2021-04-05T13:46:35.009820841</dc:date>
          </office:change-info>
          <table:previous>
            <table:change-track-table-cell/>
          </table:previous>
        </table:cell-content-change>
        <table:cell-content-change table:id="ct316">
          <table:cell-address table:column="14" table:row="107" table:table="4"/>
          <office:change-info>
            <dc:creator> </dc:creator>
            <dc:date>2021-04-05T13:46:35.009829889</dc:date>
          </office:change-info>
          <table:previous>
            <table:change-track-table-cell/>
          </table:previous>
        </table:cell-content-change>
        <table:cell-content-change table:id="ct317">
          <table:cell-address table:column="14" table:row="108" table:table="4"/>
          <office:change-info>
            <dc:creator> </dc:creator>
            <dc:date>2021-04-05T13:46:35.009839057</dc:date>
          </office:change-info>
          <table:previous>
            <table:change-track-table-cell/>
          </table:previous>
        </table:cell-content-change>
        <table:cell-content-change table:id="ct318">
          <table:cell-address table:column="14" table:row="109" table:table="4"/>
          <office:change-info>
            <dc:creator> </dc:creator>
            <dc:date>2021-04-05T13:46:35.009848168</dc:date>
          </office:change-info>
          <table:previous>
            <table:change-track-table-cell/>
          </table:previous>
        </table:cell-content-change>
        <table:cell-content-change table:id="ct319">
          <table:cell-address table:column="14" table:row="110" table:table="4"/>
          <office:change-info>
            <dc:creator> </dc:creator>
            <dc:date>2021-04-05T13:46:35.009857769</dc:date>
          </office:change-info>
          <table:previous>
            <table:change-track-table-cell/>
          </table:previous>
        </table:cell-content-change>
        <table:cell-content-change table:id="ct320">
          <table:cell-address table:column="14" table:row="111" table:table="4"/>
          <office:change-info>
            <dc:creator> </dc:creator>
            <dc:date>2021-04-05T13:46:35.009867534</dc:date>
          </office:change-info>
          <table:previous>
            <table:change-track-table-cell/>
          </table:previous>
        </table:cell-content-change>
        <table:cell-content-change table:id="ct321">
          <table:cell-address table:column="14" table:row="112" table:table="4"/>
          <office:change-info>
            <dc:creator> </dc:creator>
            <dc:date>2021-04-05T13:46:35.009877744</dc:date>
          </office:change-info>
          <table:previous>
            <table:change-track-table-cell/>
          </table:previous>
        </table:cell-content-change>
        <table:cell-content-change table:id="ct322">
          <table:cell-address table:column="14" table:row="113" table:table="4"/>
          <office:change-info>
            <dc:creator> </dc:creator>
            <dc:date>2021-04-05T13:46:35.009888130</dc:date>
          </office:change-info>
          <table:previous>
            <table:change-track-table-cell/>
          </table:previous>
        </table:cell-content-change>
        <table:cell-content-change table:id="ct323">
          <table:cell-address table:column="14" table:row="114" table:table="4"/>
          <office:change-info>
            <dc:creator> </dc:creator>
            <dc:date>2021-04-05T13:46:35.009897519</dc:date>
          </office:change-info>
          <table:previous>
            <table:change-track-table-cell/>
          </table:previous>
        </table:cell-content-change>
        <table:cell-content-change table:id="ct324">
          <table:cell-address table:column="14" table:row="115" table:table="4"/>
          <office:change-info>
            <dc:creator> </dc:creator>
            <dc:date>2021-04-05T13:46:35.009906742</dc:date>
          </office:change-info>
          <table:previous>
            <table:change-track-table-cell/>
          </table:previous>
        </table:cell-content-change>
        <table:cell-content-change table:id="ct325">
          <table:cell-address table:column="14" table:row="116" table:table="4"/>
          <office:change-info>
            <dc:creator> </dc:creator>
            <dc:date>2021-04-05T13:46:35.009916166</dc:date>
          </office:change-info>
          <table:previous>
            <table:change-track-table-cell/>
          </table:previous>
        </table:cell-content-change>
        <table:cell-content-change table:id="ct326">
          <table:cell-address table:column="14" table:row="117" table:table="4"/>
          <office:change-info>
            <dc:creator> </dc:creator>
            <dc:date>2021-04-05T13:46:35.009925560</dc:date>
          </office:change-info>
          <table:previous>
            <table:change-track-table-cell/>
          </table:previous>
        </table:cell-content-change>
        <table:cell-content-change table:id="ct327">
          <table:cell-address table:column="14" table:row="118" table:table="4"/>
          <office:change-info>
            <dc:creator> </dc:creator>
            <dc:date>2021-04-05T13:46:35.009934908</dc:date>
          </office:change-info>
          <table:previous>
            <table:change-track-table-cell/>
          </table:previous>
        </table:cell-content-change>
        <table:cell-content-change table:id="ct328">
          <table:cell-address table:column="14" table:row="119" table:table="4"/>
          <office:change-info>
            <dc:creator> </dc:creator>
            <dc:date>2021-04-05T13:46:35.009955424</dc:date>
          </office:change-info>
          <table:previous>
            <table:change-track-table-cell/>
          </table:previous>
        </table:cell-content-change>
        <table:cell-content-change table:id="ct329">
          <table:cell-address table:column="14" table:row="120" table:table="4"/>
          <office:change-info>
            <dc:creator> </dc:creator>
            <dc:date>2021-04-05T13:46:35.009962942</dc:date>
          </office:change-info>
          <table:previous>
            <table:change-track-table-cell/>
          </table:previous>
        </table:cell-content-change>
        <table:cell-content-change table:id="ct330">
          <table:cell-address table:column="14" table:row="121" table:table="4"/>
          <office:change-info>
            <dc:creator> </dc:creator>
            <dc:date>2021-04-05T13:46:35.009969570</dc:date>
          </office:change-info>
          <table:previous>
            <table:change-track-table-cell/>
          </table:previous>
        </table:cell-content-change>
        <table:cell-content-change table:id="ct331">
          <table:cell-address table:column="14" table:row="122" table:table="4"/>
          <office:change-info>
            <dc:creator> </dc:creator>
            <dc:date>2021-04-05T13:46:35.009975286</dc:date>
          </office:change-info>
          <table:previous>
            <table:change-track-table-cell/>
          </table:previous>
        </table:cell-content-change>
        <table:cell-content-change table:id="ct332">
          <table:cell-address table:column="14" table:row="123" table:table="4"/>
          <office:change-info>
            <dc:creator> </dc:creator>
            <dc:date>2021-04-05T13:46:35.009981100</dc:date>
          </office:change-info>
          <table:previous>
            <table:change-track-table-cell/>
          </table:previous>
        </table:cell-content-change>
        <table:cell-content-change table:id="ct333">
          <table:cell-address table:column="14" table:row="124" table:table="4"/>
          <office:change-info>
            <dc:creator> </dc:creator>
            <dc:date>2021-04-05T13:46:35.009987085</dc:date>
          </office:change-info>
          <table:previous>
            <table:change-track-table-cell/>
          </table:previous>
        </table:cell-content-change>
        <table:cell-content-change table:id="ct334">
          <table:cell-address table:column="14" table:row="125" table:table="4"/>
          <office:change-info>
            <dc:creator> </dc:creator>
            <dc:date>2021-04-05T13:46:35.009992786</dc:date>
          </office:change-info>
          <table:previous>
            <table:change-track-table-cell/>
          </table:previous>
        </table:cell-content-change>
        <table:cell-content-change table:id="ct335">
          <table:cell-address table:column="14" table:row="126" table:table="4"/>
          <office:change-info>
            <dc:creator> </dc:creator>
            <dc:date>2021-04-05T13:46:35.009998547</dc:date>
          </office:change-info>
          <table:previous>
            <table:change-track-table-cell/>
          </table:previous>
        </table:cell-content-change>
        <table:cell-content-change table:id="ct336">
          <table:cell-address table:column="14" table:row="127" table:table="4"/>
          <office:change-info>
            <dc:creator> </dc:creator>
            <dc:date>2021-04-05T13:46:35.010004472</dc:date>
          </office:change-info>
          <table:previous>
            <table:change-track-table-cell/>
          </table:previous>
        </table:cell-content-change>
        <table:cell-content-change table:id="ct337">
          <table:cell-address table:column="14" table:row="128" table:table="4"/>
          <office:change-info>
            <dc:creator> </dc:creator>
            <dc:date>2021-04-05T13:46:35.010010395</dc:date>
          </office:change-info>
          <table:previous>
            <table:change-track-table-cell/>
          </table:previous>
        </table:cell-content-change>
        <table:cell-content-change table:id="ct338">
          <table:cell-address table:column="14" table:row="129" table:table="4"/>
          <office:change-info>
            <dc:creator> </dc:creator>
            <dc:date>2021-04-05T13:46:35.010017025</dc:date>
          </office:change-info>
          <table:previous>
            <table:change-track-table-cell/>
          </table:previous>
        </table:cell-content-change>
        <table:cell-content-change table:id="ct339">
          <table:cell-address table:column="14" table:row="130" table:table="4"/>
          <office:change-info>
            <dc:creator> </dc:creator>
            <dc:date>2021-04-05T13:46:35.010028984</dc:date>
          </office:change-info>
          <table:previous>
            <table:change-track-table-cell/>
          </table:previous>
        </table:cell-content-change>
        <table:cell-content-change table:id="ct340">
          <table:cell-address table:column="14" table:row="131" table:table="4"/>
          <office:change-info>
            <dc:creator> </dc:creator>
            <dc:date>2021-04-05T13:46:35.010032238</dc:date>
          </office:change-info>
          <table:previous>
            <table:change-track-table-cell/>
          </table:previous>
        </table:cell-content-change>
        <table:cell-content-change table:id="ct341">
          <table:cell-address table:column="14" table:row="132" table:table="4"/>
          <office:change-info>
            <dc:creator> </dc:creator>
            <dc:date>2021-04-05T13:46:35.010035344</dc:date>
          </office:change-info>
          <table:previous>
            <table:change-track-table-cell/>
          </table:previous>
        </table:cell-content-change>
        <table:cell-content-change table:id="ct342">
          <table:cell-address table:column="14" table:row="133" table:table="4"/>
          <office:change-info>
            <dc:creator> </dc:creator>
            <dc:date>2021-04-05T13:46:35.010038607</dc:date>
          </office:change-info>
          <table:previous>
            <table:change-track-table-cell/>
          </table:previous>
        </table:cell-content-change>
        <table:cell-content-change table:id="ct343">
          <table:cell-address table:column="14" table:row="134" table:table="4"/>
          <office:change-info>
            <dc:creator> </dc:creator>
            <dc:date>2021-04-05T13:46:35.010042045</dc:date>
          </office:change-info>
          <table:previous>
            <table:change-track-table-cell/>
          </table:previous>
        </table:cell-content-change>
        <table:cell-content-change table:id="ct344">
          <table:cell-address table:column="14" table:row="135" table:table="4"/>
          <office:change-info>
            <dc:creator> </dc:creator>
            <dc:date>2021-04-05T13:46:35.010045370</dc:date>
          </office:change-info>
          <table:previous>
            <table:change-track-table-cell/>
          </table:previous>
        </table:cell-content-change>
        <table:cell-content-change table:id="ct345">
          <table:cell-address table:column="14" table:row="136" table:table="4"/>
          <office:change-info>
            <dc:creator> </dc:creator>
            <dc:date>2021-04-05T13:46:35.010048691</dc:date>
          </office:change-info>
          <table:previous>
            <table:change-track-table-cell/>
          </table:previous>
        </table:cell-content-change>
        <table:cell-content-change table:id="ct346">
          <table:cell-address table:column="14" table:row="137" table:table="4"/>
          <office:change-info>
            <dc:creator> </dc:creator>
            <dc:date>2021-04-05T13:46:35.010052778</dc:date>
          </office:change-info>
          <table:previous>
            <table:change-track-table-cell/>
          </table:previous>
        </table:cell-content-change>
        <table:cell-content-change table:id="ct347">
          <table:cell-address table:column="14" table:row="138" table:table="4"/>
          <office:change-info>
            <dc:creator> </dc:creator>
            <dc:date>2021-04-05T13:46:35.010056275</dc:date>
          </office:change-info>
          <table:previous>
            <table:change-track-table-cell/>
          </table:previous>
        </table:cell-content-change>
        <table:cell-content-change table:id="ct348">
          <table:cell-address table:column="14" table:row="139" table:table="4"/>
          <office:change-info>
            <dc:creator> </dc:creator>
            <dc:date>2021-04-05T13:46:35.010059490</dc:date>
          </office:change-info>
          <table:previous>
            <table:change-track-table-cell/>
          </table:previous>
        </table:cell-content-change>
        <table:cell-content-change table:id="ct349">
          <table:cell-address table:column="14" table:row="140" table:table="4"/>
          <office:change-info>
            <dc:creator> </dc:creator>
            <dc:date>2021-04-05T13:46:35.010062846</dc:date>
          </office:change-info>
          <table:previous>
            <table:change-track-table-cell/>
          </table:previous>
        </table:cell-content-change>
        <table:cell-content-change table:id="ct350">
          <table:cell-address table:column="14" table:row="141" table:table="4"/>
          <office:change-info>
            <dc:creator> </dc:creator>
            <dc:date>2021-04-05T13:46:35.010066149</dc:date>
          </office:change-info>
          <table:previous>
            <table:change-track-table-cell/>
          </table:previous>
        </table:cell-content-change>
        <table:cell-content-change table:id="ct351">
          <table:cell-address table:column="14" table:row="142" table:table="4"/>
          <office:change-info>
            <dc:creator> </dc:creator>
            <dc:date>2021-04-05T13:46:35.010069511</dc:date>
          </office:change-info>
          <table:previous>
            <table:change-track-table-cell/>
          </table:previous>
        </table:cell-content-change>
        <table:cell-content-change table:id="ct352">
          <table:cell-address table:column="14" table:row="143" table:table="4"/>
          <office:change-info>
            <dc:creator> </dc:creator>
            <dc:date>2021-04-05T13:46:35.010072778</dc:date>
          </office:change-info>
          <table:previous>
            <table:change-track-table-cell/>
          </table:previous>
        </table:cell-content-change>
        <table:cell-content-change table:id="ct353">
          <table:cell-address table:column="14" table:row="144" table:table="4"/>
          <office:change-info>
            <dc:creator> </dc:creator>
            <dc:date>2021-04-05T13:46:35.010076252</dc:date>
          </office:change-info>
          <table:previous>
            <table:change-track-table-cell/>
          </table:previous>
        </table:cell-content-change>
        <table:cell-content-change table:id="ct354">
          <table:cell-address table:column="14" table:row="145" table:table="4"/>
          <office:change-info>
            <dc:creator> </dc:creator>
            <dc:date>2021-04-05T13:46:35.010080645</dc:date>
          </office:change-info>
          <table:previous>
            <table:change-track-table-cell/>
          </table:previous>
        </table:cell-content-change>
        <table:cell-content-change table:id="ct355">
          <table:cell-address table:column="14" table:row="146" table:table="4"/>
          <office:change-info>
            <dc:creator> </dc:creator>
            <dc:date>2021-04-05T13:46:35.010084107</dc:date>
          </office:change-info>
          <table:previous>
            <table:change-track-table-cell/>
          </table:previous>
        </table:cell-content-change>
        <table:cell-content-change table:id="ct356">
          <table:cell-address table:column="14" table:row="147" table:table="4"/>
          <office:change-info>
            <dc:creator> </dc:creator>
            <dc:date>2021-04-05T13:46:35.010087580</dc:date>
          </office:change-info>
          <table:previous>
            <table:change-track-table-cell/>
          </table:previous>
        </table:cell-content-change>
        <table:cell-content-change table:id="ct357">
          <table:cell-address table:column="14" table:row="148" table:table="4"/>
          <office:change-info>
            <dc:creator> </dc:creator>
            <dc:date>2021-04-05T13:46:35.010090943</dc:date>
          </office:change-info>
          <table:previous>
            <table:change-track-table-cell/>
          </table:previous>
        </table:cell-content-change>
        <table:cell-content-change table:id="ct358">
          <table:cell-address table:column="14" table:row="149" table:table="4"/>
          <office:change-info>
            <dc:creator> </dc:creator>
            <dc:date>2021-04-05T13:46:35.010094325</dc:date>
          </office:change-info>
          <table:previous>
            <table:change-track-table-cell/>
          </table:previous>
        </table:cell-content-change>
        <table:cell-content-change table:id="ct359">
          <table:cell-address table:column="14" table:row="150" table:table="4"/>
          <office:change-info>
            <dc:creator> </dc:creator>
            <dc:date>2021-04-05T13:46:35.010097860</dc:date>
          </office:change-info>
          <table:previous>
            <table:change-track-table-cell/>
          </table:previous>
        </table:cell-content-change>
        <table:cell-content-change table:id="ct360">
          <table:cell-address table:column="14" table:row="151" table:table="4"/>
          <office:change-info>
            <dc:creator> </dc:creator>
            <dc:date>2021-04-05T13:46:35.010101353</dc:date>
          </office:change-info>
          <table:previous>
            <table:change-track-table-cell/>
          </table:previous>
        </table:cell-content-change>
        <table:cell-content-change table:id="ct361">
          <table:cell-address table:column="14" table:row="152" table:table="4"/>
          <office:change-info>
            <dc:creator> </dc:creator>
            <dc:date>2021-04-05T13:46:35.010104841</dc:date>
          </office:change-info>
          <table:previous>
            <table:change-track-table-cell/>
          </table:previous>
        </table:cell-content-change>
        <table:cell-content-change table:id="ct362">
          <table:cell-address table:column="14" table:row="153" table:table="4"/>
          <office:change-info>
            <dc:creator> </dc:creator>
            <dc:date>2021-04-05T13:46:35.010109343</dc:date>
          </office:change-info>
          <table:previous>
            <table:change-track-table-cell/>
          </table:previous>
        </table:cell-content-change>
        <table:cell-content-change table:id="ct363">
          <table:cell-address table:column="14" table:row="154" table:table="4"/>
          <office:change-info>
            <dc:creator> </dc:creator>
            <dc:date>2021-04-05T13:46:35.010113029</dc:date>
          </office:change-info>
          <table:previous>
            <table:change-track-table-cell/>
          </table:previous>
        </table:cell-content-change>
        <table:cell-content-change table:id="ct364">
          <table:cell-address table:column="14" table:row="155" table:table="4"/>
          <office:change-info>
            <dc:creator> </dc:creator>
            <dc:date>2021-04-05T13:46:35.010116545</dc:date>
          </office:change-info>
          <table:previous>
            <table:change-track-table-cell/>
          </table:previous>
        </table:cell-content-change>
        <table:cell-content-change table:id="ct365">
          <table:cell-address table:column="14" table:row="156" table:table="4"/>
          <office:change-info>
            <dc:creator> </dc:creator>
            <dc:date>2021-04-05T13:46:35.010120108</dc:date>
          </office:change-info>
          <table:previous>
            <table:change-track-table-cell/>
          </table:previous>
        </table:cell-content-change>
        <table:cell-content-change table:id="ct366">
          <table:cell-address table:column="14" table:row="157" table:table="4"/>
          <office:change-info>
            <dc:creator> </dc:creator>
            <dc:date>2021-04-05T13:46:35.010123668</dc:date>
          </office:change-info>
          <table:previous>
            <table:change-track-table-cell/>
          </table:previous>
        </table:cell-content-change>
        <table:cell-content-change table:id="ct367">
          <table:cell-address table:column="14" table:row="158" table:table="4"/>
          <office:change-info>
            <dc:creator> </dc:creator>
            <dc:date>2021-04-05T13:46:35.010127361</dc:date>
          </office:change-info>
          <table:previous>
            <table:change-track-table-cell/>
          </table:previous>
        </table:cell-content-change>
        <table:cell-content-change table:id="ct368">
          <table:cell-address table:column="14" table:row="159" table:table="4"/>
          <office:change-info>
            <dc:creator> </dc:creator>
            <dc:date>2021-04-05T13:46:35.010131080</dc:date>
          </office:change-info>
          <table:previous>
            <table:change-track-table-cell/>
          </table:previous>
        </table:cell-content-change>
        <table:cell-content-change table:id="ct369">
          <table:cell-address table:column="14" table:row="160" table:table="4"/>
          <office:change-info>
            <dc:creator> </dc:creator>
            <dc:date>2021-04-05T13:46:35.010134826</dc:date>
          </office:change-info>
          <table:previous>
            <table:change-track-table-cell/>
          </table:previous>
        </table:cell-content-change>
        <table:cell-content-change table:id="ct370">
          <table:cell-address table:column="14" table:row="161" table:table="4"/>
          <office:change-info>
            <dc:creator> </dc:creator>
            <dc:date>2021-04-05T13:46:35.010139438</dc:date>
          </office:change-info>
          <table:previous>
            <table:change-track-table-cell/>
          </table:previous>
        </table:cell-content-change>
        <table:cell-content-change table:id="ct371">
          <table:cell-address table:column="14" table:row="162" table:table="4"/>
          <office:change-info>
            <dc:creator> </dc:creator>
            <dc:date>2021-04-05T13:46:35.010143345</dc:date>
          </office:change-info>
          <table:previous>
            <table:change-track-table-cell/>
          </table:previous>
        </table:cell-content-change>
        <table:cell-content-change table:id="ct372">
          <table:cell-address table:column="14" table:row="163" table:table="4"/>
          <office:change-info>
            <dc:creator> </dc:creator>
            <dc:date>2021-04-05T13:46:35.010147236</dc:date>
          </office:change-info>
          <table:previous>
            <table:change-track-table-cell/>
          </table:previous>
        </table:cell-content-change>
        <table:cell-content-change table:id="ct373">
          <table:cell-address table:column="14" table:row="164" table:table="4"/>
          <office:change-info>
            <dc:creator> </dc:creator>
            <dc:date>2021-04-05T13:46:35.010150979</dc:date>
          </office:change-info>
          <table:previous>
            <table:change-track-table-cell/>
          </table:previous>
        </table:cell-content-change>
        <table:cell-content-change table:id="ct374">
          <table:cell-address table:column="14" table:row="165" table:table="4"/>
          <office:change-info>
            <dc:creator> </dc:creator>
            <dc:date>2021-04-05T13:46:35.010154788</dc:date>
          </office:change-info>
          <table:previous>
            <table:change-track-table-cell/>
          </table:previous>
        </table:cell-content-change>
        <table:cell-content-change table:id="ct375">
          <table:cell-address table:column="14" table:row="166" table:table="4"/>
          <office:change-info>
            <dc:creator> </dc:creator>
            <dc:date>2021-04-05T13:46:35.010158625</dc:date>
          </office:change-info>
          <table:previous>
            <table:change-track-table-cell/>
          </table:previous>
        </table:cell-content-change>
        <table:cell-content-change table:id="ct376">
          <table:cell-address table:column="14" table:row="167" table:table="4"/>
          <office:change-info>
            <dc:creator> </dc:creator>
            <dc:date>2021-04-05T13:46:35.010162362</dc:date>
          </office:change-info>
          <table:previous>
            <table:change-track-table-cell/>
          </table:previous>
        </table:cell-content-change>
        <table:cell-content-change table:id="ct377">
          <table:cell-address table:column="14" table:row="168" table:table="4"/>
          <office:change-info>
            <dc:creator> </dc:creator>
            <dc:date>2021-04-05T13:46:35.010166287</dc:date>
          </office:change-info>
          <table:previous>
            <table:change-track-table-cell/>
          </table:previous>
        </table:cell-content-change>
        <table:cell-content-change table:id="ct378">
          <table:cell-address table:column="14" table:row="169" table:table="4"/>
          <office:change-info>
            <dc:creator> </dc:creator>
            <dc:date>2021-04-05T13:46:35.010171348</dc:date>
          </office:change-info>
          <table:previous>
            <table:change-track-table-cell/>
          </table:previous>
        </table:cell-content-change>
        <table:cell-content-change table:id="ct379">
          <table:cell-address table:column="14" table:row="170" table:table="4"/>
          <office:change-info>
            <dc:creator> </dc:creator>
            <dc:date>2021-04-05T13:46:35.010175345</dc:date>
          </office:change-info>
          <table:previous>
            <table:change-track-table-cell/>
          </table:previous>
        </table:cell-content-change>
        <table:cell-content-change table:id="ct380">
          <table:cell-address table:column="14" table:row="171" table:table="4"/>
          <office:change-info>
            <dc:creator> </dc:creator>
            <dc:date>2021-04-05T13:46:35.010179049</dc:date>
          </office:change-info>
          <table:previous>
            <table:change-track-table-cell/>
          </table:previous>
        </table:cell-content-change>
        <table:cell-content-change table:id="ct381">
          <table:cell-address table:column="14" table:row="172" table:table="4"/>
          <office:change-info>
            <dc:creator> </dc:creator>
            <dc:date>2021-04-05T13:46:35.010182839</dc:date>
          </office:change-info>
          <table:previous>
            <table:change-track-table-cell/>
          </table:previous>
        </table:cell-content-change>
        <table:cell-content-change table:id="ct382">
          <table:cell-address table:column="14" table:row="173" table:table="4"/>
          <office:change-info>
            <dc:creator> </dc:creator>
            <dc:date>2021-04-05T13:46:35.010186742</dc:date>
          </office:change-info>
          <table:previous>
            <table:change-track-table-cell/>
          </table:previous>
        </table:cell-content-change>
        <table:cell-content-change table:id="ct383">
          <table:cell-address table:column="14" table:row="174" table:table="4"/>
          <office:change-info>
            <dc:creator> </dc:creator>
            <dc:date>2021-04-05T13:46:35.010190627</dc:date>
          </office:change-info>
          <table:previous>
            <table:change-track-table-cell/>
          </table:previous>
        </table:cell-content-change>
        <table:cell-content-change table:id="ct384">
          <table:cell-address table:column="14" table:row="175" table:table="4"/>
          <office:change-info>
            <dc:creator> </dc:creator>
            <dc:date>2021-04-05T13:46:35.010194676</dc:date>
          </office:change-info>
          <table:previous>
            <table:change-track-table-cell/>
          </table:previous>
        </table:cell-content-change>
        <table:cell-content-change table:id="ct385">
          <table:cell-address table:column="14" table:row="176" table:table="4"/>
          <office:change-info>
            <dc:creator> </dc:creator>
            <dc:date>2021-04-05T13:46:35.010198645</dc:date>
          </office:change-info>
          <table:previous>
            <table:change-track-table-cell/>
          </table:previous>
        </table:cell-content-change>
        <table:cell-content-change table:id="ct386">
          <table:cell-address table:column="14" table:row="177" table:table="4"/>
          <office:change-info>
            <dc:creator> </dc:creator>
            <dc:date>2021-04-05T13:46:35.010203443</dc:date>
          </office:change-info>
          <table:previous>
            <table:change-track-table-cell/>
          </table:previous>
        </table:cell-content-change>
        <table:cell-content-change table:id="ct387">
          <table:cell-address table:column="14" table:row="178" table:table="4"/>
          <office:change-info>
            <dc:creator> </dc:creator>
            <dc:date>2021-04-05T13:46:35.010207549</dc:date>
          </office:change-info>
          <table:previous>
            <table:change-track-table-cell/>
          </table:previous>
        </table:cell-content-change>
        <table:cell-content-change table:id="ct388">
          <table:cell-address table:column="14" table:row="179" table:table="4"/>
          <office:change-info>
            <dc:creator> </dc:creator>
            <dc:date>2021-04-05T13:46:35.010211561</dc:date>
          </office:change-info>
          <table:previous>
            <table:change-track-table-cell/>
          </table:previous>
        </table:cell-content-change>
        <table:cell-content-change table:id="ct389">
          <table:cell-address table:column="14" table:row="180" table:table="4"/>
          <office:change-info>
            <dc:creator> </dc:creator>
            <dc:date>2021-04-05T13:46:35.010215551</dc:date>
          </office:change-info>
          <table:previous>
            <table:change-track-table-cell/>
          </table:previous>
        </table:cell-content-change>
        <table:cell-content-change table:id="ct390">
          <table:cell-address table:column="14" table:row="181" table:table="4"/>
          <office:change-info>
            <dc:creator> </dc:creator>
            <dc:date>2021-04-05T13:46:35.010220112</dc:date>
          </office:change-info>
          <table:previous>
            <table:change-track-table-cell/>
          </table:previous>
        </table:cell-content-change>
        <table:cell-content-change table:id="ct391">
          <table:cell-address table:column="14" table:row="182" table:table="4"/>
          <office:change-info>
            <dc:creator> </dc:creator>
            <dc:date>2021-04-05T13:46:35.010224197</dc:date>
          </office:change-info>
          <table:previous>
            <table:change-track-table-cell/>
          </table:previous>
        </table:cell-content-change>
        <table:cell-content-change table:id="ct392">
          <table:cell-address table:column="14" table:row="183" table:table="4"/>
          <office:change-info>
            <dc:creator> </dc:creator>
            <dc:date>2021-04-05T13:46:35.010228197</dc:date>
          </office:change-info>
          <table:previous>
            <table:change-track-table-cell/>
          </table:previous>
        </table:cell-content-change>
        <table:cell-content-change table:id="ct393">
          <table:cell-address table:column="14" table:row="184" table:table="4"/>
          <office:change-info>
            <dc:creator> </dc:creator>
            <dc:date>2021-04-05T13:46:35.010232462</dc:date>
          </office:change-info>
          <table:previous>
            <table:change-track-table-cell/>
          </table:previous>
        </table:cell-content-change>
        <table:cell-content-change table:id="ct394">
          <table:cell-address table:column="14" table:row="185" table:table="4"/>
          <office:change-info>
            <dc:creator> </dc:creator>
            <dc:date>2021-04-05T13:46:35.010237291</dc:date>
          </office:change-info>
          <table:previous>
            <table:change-track-table-cell/>
          </table:previous>
        </table:cell-content-change>
        <table:cell-content-change table:id="ct395">
          <table:cell-address table:column="14" table:row="186" table:table="4"/>
          <office:change-info>
            <dc:creator> </dc:creator>
            <dc:date>2021-04-05T13:46:35.010241459</dc:date>
          </office:change-info>
          <table:previous>
            <table:change-track-table-cell/>
          </table:previous>
        </table:cell-content-change>
        <table:cell-content-change table:id="ct396">
          <table:cell-address table:column="14" table:row="187" table:table="4"/>
          <office:change-info>
            <dc:creator> </dc:creator>
            <dc:date>2021-04-05T13:46:35.010245539</dc:date>
          </office:change-info>
          <table:previous>
            <table:change-track-table-cell/>
          </table:previous>
        </table:cell-content-change>
        <table:cell-content-change table:id="ct397">
          <table:cell-address table:column="14" table:row="188" table:table="4"/>
          <office:change-info>
            <dc:creator> </dc:creator>
            <dc:date>2021-04-05T13:46:35.010249627</dc:date>
          </office:change-info>
          <table:previous>
            <table:change-track-table-cell/>
          </table:previous>
        </table:cell-content-change>
        <table:cell-content-change table:id="ct398">
          <table:cell-address table:column="14" table:row="189" table:table="4"/>
          <office:change-info>
            <dc:creator> </dc:creator>
            <dc:date>2021-04-05T13:46:35.010253656</dc:date>
          </office:change-info>
          <table:previous>
            <table:change-track-table-cell/>
          </table:previous>
        </table:cell-content-change>
        <table:cell-content-change table:id="ct399">
          <table:cell-address table:column="14" table:row="190" table:table="4"/>
          <office:change-info>
            <dc:creator> </dc:creator>
            <dc:date>2021-04-05T13:46:35.010258226</dc:date>
          </office:change-info>
          <table:previous>
            <table:change-track-table-cell/>
          </table:previous>
        </table:cell-content-change>
        <table:cell-content-change table:id="ct400">
          <table:cell-address table:column="14" table:row="191" table:table="4"/>
          <office:change-info>
            <dc:creator> </dc:creator>
            <dc:date>2021-04-05T13:46:35.010262306</dc:date>
          </office:change-info>
          <table:previous>
            <table:change-track-table-cell/>
          </table:previous>
        </table:cell-content-change>
        <table:cell-content-change table:id="ct401">
          <table:cell-address table:column="14" table:row="192" table:table="4"/>
          <office:change-info>
            <dc:creator> </dc:creator>
            <dc:date>2021-04-05T13:46:35.010266445</dc:date>
          </office:change-info>
          <table:previous>
            <table:change-track-table-cell/>
          </table:previous>
        </table:cell-content-change>
        <table:cell-content-change table:id="ct402">
          <table:cell-address table:column="14" table:row="193" table:table="4"/>
          <office:change-info>
            <dc:creator> </dc:creator>
            <dc:date>2021-04-05T13:46:35.010271398</dc:date>
          </office:change-info>
          <table:previous>
            <table:change-track-table-cell/>
          </table:previous>
        </table:cell-content-change>
        <table:cell-content-change table:id="ct403">
          <table:cell-address table:column="14" table:row="194" table:table="4"/>
          <office:change-info>
            <dc:creator> </dc:creator>
            <dc:date>2021-04-05T13:46:35.010275563</dc:date>
          </office:change-info>
          <table:previous>
            <table:change-track-table-cell/>
          </table:previous>
        </table:cell-content-change>
        <table:cell-content-change table:id="ct404">
          <table:cell-address table:column="14" table:row="195" table:table="4"/>
          <office:change-info>
            <dc:creator> </dc:creator>
            <dc:date>2021-04-05T13:46:35.010279782</dc:date>
          </office:change-info>
          <table:previous>
            <table:change-track-table-cell/>
          </table:previous>
        </table:cell-content-change>
        <table:cell-content-change table:id="ct405">
          <table:cell-address table:column="14" table:row="196" table:table="4"/>
          <office:change-info>
            <dc:creator> </dc:creator>
            <dc:date>2021-04-05T13:46:35.010283989</dc:date>
          </office:change-info>
          <table:previous>
            <table:change-track-table-cell/>
          </table:previous>
        </table:cell-content-change>
        <table:cell-content-change table:id="ct406">
          <table:cell-address table:column="14" table:row="197" table:table="4"/>
          <office:change-info>
            <dc:creator> </dc:creator>
            <dc:date>2021-04-05T13:46:35.010288246</dc:date>
          </office:change-info>
          <table:previous>
            <table:change-track-table-cell/>
          </table:previous>
        </table:cell-content-change>
        <table:cell-content-change table:id="ct407">
          <table:cell-address table:column="14" table:row="198" table:table="4"/>
          <office:change-info>
            <dc:creator> </dc:creator>
            <dc:date>2021-04-05T13:46:35.010292435</dc:date>
          </office:change-info>
          <table:previous>
            <table:change-track-table-cell/>
          </table:previous>
        </table:cell-content-change>
        <table:cell-content-change table:id="ct408">
          <table:cell-address table:column="14" table:row="199" table:table="4"/>
          <office:change-info>
            <dc:creator> </dc:creator>
            <dc:date>2021-04-05T13:46:35.010296659</dc:date>
          </office:change-info>
          <table:previous>
            <table:change-track-table-cell/>
          </table:previous>
        </table:cell-content-change>
        <table:cell-content-change table:id="ct409">
          <table:cell-address table:column="14" table:row="200" table:table="4"/>
          <office:change-info>
            <dc:creator> </dc:creator>
            <dc:date>2021-04-05T13:46:35.010300866</dc:date>
          </office:change-info>
          <table:previous>
            <table:change-track-table-cell/>
          </table:previous>
        </table:cell-content-change>
        <table:cell-content-change table:id="ct410">
          <table:cell-address table:column="14" table:row="201" table:table="4"/>
          <office:change-info>
            <dc:creator> </dc:creator>
            <dc:date>2021-04-05T13:46:35.010306128</dc:date>
          </office:change-info>
          <table:previous>
            <table:change-track-table-cell/>
          </table:previous>
        </table:cell-content-change>
        <table:cell-content-change table:id="ct411">
          <table:cell-address table:column="14" table:row="202" table:table="4"/>
          <office:change-info>
            <dc:creator> </dc:creator>
            <dc:date>2021-04-05T13:46:35.010310458</dc:date>
          </office:change-info>
          <table:previous>
            <table:change-track-table-cell/>
          </table:previous>
        </table:cell-content-change>
        <table:cell-content-change table:id="ct412">
          <table:cell-address table:column="14" table:row="203" table:table="4"/>
          <office:change-info>
            <dc:creator> </dc:creator>
            <dc:date>2021-04-05T13:46:35.010314724</dc:date>
          </office:change-info>
          <table:previous>
            <table:change-track-table-cell/>
          </table:previous>
        </table:cell-content-change>
        <table:cell-content-change table:id="ct413">
          <table:cell-address table:column="14" table:row="204" table:table="4"/>
          <office:change-info>
            <dc:creator> </dc:creator>
            <dc:date>2021-04-05T13:46:35.010319061</dc:date>
          </office:change-info>
          <table:previous>
            <table:change-track-table-cell/>
          </table:previous>
        </table:cell-content-change>
        <table:cell-content-change table:id="ct414">
          <table:cell-address table:column="14" table:row="205" table:table="4"/>
          <office:change-info>
            <dc:creator> </dc:creator>
            <dc:date>2021-04-05T13:46:35.010323731</dc:date>
          </office:change-info>
          <table:previous>
            <table:change-track-table-cell/>
          </table:previous>
        </table:cell-content-change>
        <table:cell-content-change table:id="ct415">
          <table:cell-address table:column="14" table:row="206" table:table="4"/>
          <office:change-info>
            <dc:creator> </dc:creator>
            <dc:date>2021-04-05T13:46:35.010328184</dc:date>
          </office:change-info>
          <table:previous>
            <table:change-track-table-cell/>
          </table:previous>
        </table:cell-content-change>
        <table:cell-content-change table:id="ct416">
          <table:cell-address table:column="14" table:row="207" table:table="4"/>
          <office:change-info>
            <dc:creator> </dc:creator>
            <dc:date>2021-04-05T13:46:35.010332435</dc:date>
          </office:change-info>
          <table:previous>
            <table:change-track-table-cell/>
          </table:previous>
        </table:cell-content-change>
        <table:cell-content-change table:id="ct417">
          <table:cell-address table:column="14" table:row="208" table:table="4"/>
          <office:change-info>
            <dc:creator> </dc:creator>
            <dc:date>2021-04-05T13:46:35.010336815</dc:date>
          </office:change-info>
          <table:previous>
            <table:change-track-table-cell/>
          </table:previous>
        </table:cell-content-change>
        <table:cell-content-change table:id="ct418">
          <table:cell-address table:column="14" table:row="209" table:table="4"/>
          <office:change-info>
            <dc:creator> </dc:creator>
            <dc:date>2021-04-05T13:46:35.010341804</dc:date>
          </office:change-info>
          <table:previous>
            <table:change-track-table-cell/>
          </table:previous>
        </table:cell-content-change>
        <table:cell-content-change table:id="ct419">
          <table:cell-address table:column="14" table:row="210" table:table="4"/>
          <office:change-info>
            <dc:creator> </dc:creator>
            <dc:date>2021-04-05T13:46:35.010346186</dc:date>
          </office:change-info>
          <table:previous>
            <table:change-track-table-cell/>
          </table:previous>
        </table:cell-content-change>
        <table:cell-content-change table:id="ct420">
          <table:cell-address table:column="14" table:row="211" table:table="4"/>
          <office:change-info>
            <dc:creator> </dc:creator>
            <dc:date>2021-04-05T13:46:35.010350435</dc:date>
          </office:change-info>
          <table:previous>
            <table:change-track-table-cell/>
          </table:previous>
        </table:cell-content-change>
        <table:cell-content-change table:id="ct421">
          <table:cell-address table:column="15" table:row="2" table:table="4"/>
          <office:change-info>
            <dc:creator> </dc:creator>
            <dc:date>2021-04-05T13:47:04.528888328</dc:date>
          </office:change-info>
          <table:previous>
            <table:change-track-table-cell/>
          </table:previous>
        </table:cell-content-change>
        <table:cell-content-change table:id="ct422">
          <table:cell-address table:column="15" table:row="3" table:table="4"/>
          <office:change-info>
            <dc:creator> </dc:creator>
            <dc:date>2021-04-05T13:47:04.528935319</dc:date>
          </office:change-info>
          <table:previous>
            <table:change-track-table-cell/>
          </table:previous>
        </table:cell-content-change>
        <table:cell-content-change table:id="ct423">
          <table:cell-address table:column="15" table:row="4" table:table="4"/>
          <office:change-info>
            <dc:creator> </dc:creator>
            <dc:date>2021-04-05T13:47:04.528946148</dc:date>
          </office:change-info>
          <table:previous>
            <table:change-track-table-cell/>
          </table:previous>
        </table:cell-content-change>
        <table:cell-content-change table:id="ct424">
          <table:cell-address table:column="15" table:row="5" table:table="4"/>
          <office:change-info>
            <dc:creator> </dc:creator>
            <dc:date>2021-04-05T13:47:04.528956201</dc:date>
          </office:change-info>
          <table:previous>
            <table:change-track-table-cell/>
          </table:previous>
        </table:cell-content-change>
        <table:cell-content-change table:id="ct425">
          <table:cell-address table:column="15" table:row="6" table:table="4"/>
          <office:change-info>
            <dc:creator> </dc:creator>
            <dc:date>2021-04-05T13:47:04.528971082</dc:date>
          </office:change-info>
          <table:previous>
            <table:change-track-table-cell/>
          </table:previous>
        </table:cell-content-change>
        <table:cell-content-change table:id="ct426">
          <table:cell-address table:column="15" table:row="7" table:table="4"/>
          <office:change-info>
            <dc:creator> </dc:creator>
            <dc:date>2021-04-05T13:47:04.528990291</dc:date>
          </office:change-info>
          <table:previous>
            <table:change-track-table-cell/>
          </table:previous>
        </table:cell-content-change>
        <table:cell-content-change table:id="ct427">
          <table:cell-address table:column="15" table:row="8" table:table="4"/>
          <office:change-info>
            <dc:creator> </dc:creator>
            <dc:date>2021-04-05T13:47:04.529012366</dc:date>
          </office:change-info>
          <table:previous>
            <table:change-track-table-cell/>
          </table:previous>
        </table:cell-content-change>
        <table:cell-content-change table:id="ct428">
          <table:cell-address table:column="15" table:row="9" table:table="4"/>
          <office:change-info>
            <dc:creator> </dc:creator>
            <dc:date>2021-04-05T13:47:04.529035325</dc:date>
          </office:change-info>
          <table:previous>
            <table:change-track-table-cell/>
          </table:previous>
        </table:cell-content-change>
        <table:cell-content-change table:id="ct429">
          <table:cell-address table:column="15" table:row="10" table:table="4"/>
          <office:change-info>
            <dc:creator> </dc:creator>
            <dc:date>2021-04-05T13:47:04.529055110</dc:date>
          </office:change-info>
          <table:previous>
            <table:change-track-table-cell/>
          </table:previous>
        </table:cell-content-change>
        <table:cell-content-change table:id="ct430">
          <table:cell-address table:column="15" table:row="11" table:table="4"/>
          <office:change-info>
            <dc:creator> </dc:creator>
            <dc:date>2021-04-05T13:47:04.529075213</dc:date>
          </office:change-info>
          <table:previous>
            <table:change-track-table-cell/>
          </table:previous>
        </table:cell-content-change>
        <table:cell-content-change table:id="ct431">
          <table:cell-address table:column="15" table:row="12" table:table="4"/>
          <office:change-info>
            <dc:creator> </dc:creator>
            <dc:date>2021-04-05T13:47:04.529094421</dc:date>
          </office:change-info>
          <table:previous>
            <table:change-track-table-cell/>
          </table:previous>
        </table:cell-content-change>
        <table:cell-content-change table:id="ct432">
          <table:cell-address table:column="15" table:row="13" table:table="4"/>
          <office:change-info>
            <dc:creator> </dc:creator>
            <dc:date>2021-04-05T13:47:04.529112774</dc:date>
          </office:change-info>
          <table:previous>
            <table:change-track-table-cell/>
          </table:previous>
        </table:cell-content-change>
        <table:cell-content-change table:id="ct433">
          <table:cell-address table:column="15" table:row="14" table:table="4"/>
          <office:change-info>
            <dc:creator> </dc:creator>
            <dc:date>2021-04-05T13:47:04.529124206</dc:date>
          </office:change-info>
          <table:previous>
            <table:change-track-table-cell/>
          </table:previous>
        </table:cell-content-change>
        <table:cell-content-change table:id="ct434">
          <table:cell-address table:column="15" table:row="15" table:table="4"/>
          <office:change-info>
            <dc:creator> </dc:creator>
            <dc:date>2021-04-05T13:47:04.529134529</dc:date>
          </office:change-info>
          <table:previous>
            <table:change-track-table-cell/>
          </table:previous>
        </table:cell-content-change>
        <table:cell-content-change table:id="ct435">
          <table:cell-address table:column="15" table:row="16" table:table="4"/>
          <office:change-info>
            <dc:creator> </dc:creator>
            <dc:date>2021-04-05T13:47:04.529146073</dc:date>
          </office:change-info>
          <table:previous>
            <table:change-track-table-cell/>
          </table:previous>
        </table:cell-content-change>
        <table:cell-content-change table:id="ct436">
          <table:cell-address table:column="15" table:row="17" table:table="4"/>
          <office:change-info>
            <dc:creator> </dc:creator>
            <dc:date>2021-04-05T13:47:04.529157734</dc:date>
          </office:change-info>
          <table:previous>
            <table:change-track-table-cell/>
          </table:previous>
        </table:cell-content-change>
        <table:cell-content-change table:id="ct437">
          <table:cell-address table:column="15" table:row="18" table:table="4"/>
          <office:change-info>
            <dc:creator> </dc:creator>
            <dc:date>2021-04-05T13:47:04.529168353</dc:date>
          </office:change-info>
          <table:previous>
            <table:change-track-table-cell/>
          </table:previous>
        </table:cell-content-change>
        <table:cell-content-change table:id="ct438">
          <table:cell-address table:column="15" table:row="19" table:table="4"/>
          <office:change-info>
            <dc:creator> </dc:creator>
            <dc:date>2021-04-05T13:47:04.529178352</dc:date>
          </office:change-info>
          <table:previous>
            <table:change-track-table-cell/>
          </table:previous>
        </table:cell-content-change>
        <table:cell-content-change table:id="ct439">
          <table:cell-address table:column="15" table:row="20" table:table="4"/>
          <office:change-info>
            <dc:creator> </dc:creator>
            <dc:date>2021-04-05T13:47:04.529188615</dc:date>
          </office:change-info>
          <table:previous>
            <table:change-track-table-cell/>
          </table:previous>
        </table:cell-content-change>
        <table:cell-content-change table:id="ct440">
          <table:cell-address table:column="15" table:row="21" table:table="4"/>
          <office:change-info>
            <dc:creator> </dc:creator>
            <dc:date>2021-04-05T13:47:04.529198628</dc:date>
          </office:change-info>
          <table:previous>
            <table:change-track-table-cell/>
          </table:previous>
        </table:cell-content-change>
        <table:cell-content-change table:id="ct441">
          <table:cell-address table:column="15" table:row="22" table:table="4"/>
          <office:change-info>
            <dc:creator> </dc:creator>
            <dc:date>2021-04-05T13:47:04.529208857</dc:date>
          </office:change-info>
          <table:previous>
            <table:change-track-table-cell/>
          </table:previous>
        </table:cell-content-change>
        <table:cell-content-change table:id="ct442">
          <table:cell-address table:column="15" table:row="23" table:table="4"/>
          <office:change-info>
            <dc:creator> </dc:creator>
            <dc:date>2021-04-05T13:47:04.529219220</dc:date>
          </office:change-info>
          <table:previous>
            <table:change-track-table-cell/>
          </table:previous>
        </table:cell-content-change>
        <table:cell-content-change table:id="ct443">
          <table:cell-address table:column="15" table:row="24" table:table="4"/>
          <office:change-info>
            <dc:creator> </dc:creator>
            <dc:date>2021-04-05T13:47:04.529231074</dc:date>
          </office:change-info>
          <table:previous>
            <table:change-track-table-cell/>
          </table:previous>
        </table:cell-content-change>
        <table:cell-content-change table:id="ct444">
          <table:cell-address table:column="15" table:row="25" table:table="4"/>
          <office:change-info>
            <dc:creator> </dc:creator>
            <dc:date>2021-04-05T13:47:04.529242801</dc:date>
          </office:change-info>
          <table:previous>
            <table:change-track-table-cell/>
          </table:previous>
        </table:cell-content-change>
        <table:cell-content-change table:id="ct445">
          <table:cell-address table:column="15" table:row="26" table:table="4"/>
          <office:change-info>
            <dc:creator> </dc:creator>
            <dc:date>2021-04-05T13:47:04.529253790</dc:date>
          </office:change-info>
          <table:previous>
            <table:change-track-table-cell/>
          </table:previous>
        </table:cell-content-change>
        <table:cell-content-change table:id="ct446">
          <table:cell-address table:column="15" table:row="27" table:table="4"/>
          <office:change-info>
            <dc:creator> </dc:creator>
            <dc:date>2021-04-05T13:47:04.529264362</dc:date>
          </office:change-info>
          <table:previous>
            <table:change-track-table-cell/>
          </table:previous>
        </table:cell-content-change>
        <table:cell-content-change table:id="ct447">
          <table:cell-address table:column="15" table:row="28" table:table="4"/>
          <office:change-info>
            <dc:creator> </dc:creator>
            <dc:date>2021-04-05T13:47:04.529275204</dc:date>
          </office:change-info>
          <table:previous>
            <table:change-track-table-cell/>
          </table:previous>
        </table:cell-content-change>
        <table:cell-content-change table:id="ct448">
          <table:cell-address table:column="15" table:row="29" table:table="4"/>
          <office:change-info>
            <dc:creator> </dc:creator>
            <dc:date>2021-04-05T13:47:04.529285810</dc:date>
          </office:change-info>
          <table:previous>
            <table:change-track-table-cell/>
          </table:previous>
        </table:cell-content-change>
        <table:cell-content-change table:id="ct449">
          <table:cell-address table:column="15" table:row="30" table:table="4"/>
          <office:change-info>
            <dc:creator> </dc:creator>
            <dc:date>2021-04-05T13:47:04.529296948</dc:date>
          </office:change-info>
          <table:previous>
            <table:change-track-table-cell/>
          </table:previous>
        </table:cell-content-change>
        <table:cell-content-change table:id="ct450">
          <table:cell-address table:column="15" table:row="31" table:table="4"/>
          <office:change-info>
            <dc:creator> </dc:creator>
            <dc:date>2021-04-05T13:47:04.529308326</dc:date>
          </office:change-info>
          <table:previous>
            <table:change-track-table-cell/>
          </table:previous>
        </table:cell-content-change>
        <table:cell-content-change table:id="ct451">
          <table:cell-address table:column="15" table:row="32" table:table="4"/>
          <office:change-info>
            <dc:creator> </dc:creator>
            <dc:date>2021-04-05T13:47:04.529319945</dc:date>
          </office:change-info>
          <table:previous>
            <table:change-track-table-cell/>
          </table:previous>
        </table:cell-content-change>
        <table:cell-content-change table:id="ct452">
          <table:cell-address table:column="15" table:row="33" table:table="4"/>
          <office:change-info>
            <dc:creator> </dc:creator>
            <dc:date>2021-04-05T13:47:04.529331959</dc:date>
          </office:change-info>
          <table:previous>
            <table:change-track-table-cell/>
          </table:previous>
        </table:cell-content-change>
        <table:cell-content-change table:id="ct453">
          <table:cell-address table:column="15" table:row="34" table:table="4"/>
          <office:change-info>
            <dc:creator> </dc:creator>
            <dc:date>2021-04-05T13:47:04.529342929</dc:date>
          </office:change-info>
          <table:previous>
            <table:change-track-table-cell/>
          </table:previous>
        </table:cell-content-change>
        <table:cell-content-change table:id="ct454">
          <table:cell-address table:column="15" table:row="35" table:table="4"/>
          <office:change-info>
            <dc:creator> </dc:creator>
            <dc:date>2021-04-05T13:47:04.529353363</dc:date>
          </office:change-info>
          <table:previous>
            <table:change-track-table-cell/>
          </table:previous>
        </table:cell-content-change>
        <table:cell-content-change table:id="ct455">
          <table:cell-address table:column="15" table:row="36" table:table="4"/>
          <office:change-info>
            <dc:creator> </dc:creator>
            <dc:date>2021-04-05T13:47:04.529364716</dc:date>
          </office:change-info>
          <table:previous>
            <table:change-track-table-cell/>
          </table:previous>
        </table:cell-content-change>
        <table:cell-content-change table:id="ct456">
          <table:cell-address table:column="15" table:row="37" table:table="4"/>
          <office:change-info>
            <dc:creator> </dc:creator>
            <dc:date>2021-04-05T13:47:04.529375641</dc:date>
          </office:change-info>
          <table:previous>
            <table:change-track-table-cell/>
          </table:previous>
        </table:cell-content-change>
        <table:cell-content-change table:id="ct457">
          <table:cell-address table:column="15" table:row="38" table:table="4"/>
          <office:change-info>
            <dc:creator> </dc:creator>
            <dc:date>2021-04-05T13:47:04.529386680</dc:date>
          </office:change-info>
          <table:previous>
            <table:change-track-table-cell/>
          </table:previous>
        </table:cell-content-change>
        <table:cell-content-change table:id="ct458">
          <table:cell-address table:column="15" table:row="39" table:table="4"/>
          <office:change-info>
            <dc:creator> </dc:creator>
            <dc:date>2021-04-05T13:47:04.529397490</dc:date>
          </office:change-info>
          <table:previous>
            <table:change-track-table-cell/>
          </table:previous>
        </table:cell-content-change>
        <table:cell-content-change table:id="ct459">
          <table:cell-address table:column="15" table:row="40" table:table="4"/>
          <office:change-info>
            <dc:creator> </dc:creator>
            <dc:date>2021-04-05T13:47:04.529410394</dc:date>
          </office:change-info>
          <table:previous>
            <table:change-track-table-cell/>
          </table:previous>
        </table:cell-content-change>
        <table:cell-content-change table:id="ct460">
          <table:cell-address table:column="15" table:row="41" table:table="4"/>
          <office:change-info>
            <dc:creator> </dc:creator>
            <dc:date>2021-04-05T13:47:04.529422318</dc:date>
          </office:change-info>
          <table:previous>
            <table:change-track-table-cell/>
          </table:previous>
        </table:cell-content-change>
        <table:cell-content-change table:id="ct461">
          <table:cell-address table:column="15" table:row="42" table:table="4"/>
          <office:change-info>
            <dc:creator> </dc:creator>
            <dc:date>2021-04-05T13:47:04.529433418</dc:date>
          </office:change-info>
          <table:previous>
            <table:change-track-table-cell/>
          </table:previous>
        </table:cell-content-change>
        <table:cell-content-change table:id="ct462">
          <table:cell-address table:column="15" table:row="43" table:table="4"/>
          <office:change-info>
            <dc:creator> </dc:creator>
            <dc:date>2021-04-05T13:47:04.529444646</dc:date>
          </office:change-info>
          <table:previous>
            <table:change-track-table-cell/>
          </table:previous>
        </table:cell-content-change>
        <table:cell-content-change table:id="ct463">
          <table:cell-address table:column="15" table:row="44" table:table="4"/>
          <office:change-info>
            <dc:creator> </dc:creator>
            <dc:date>2021-04-05T13:47:04.529455678</dc:date>
          </office:change-info>
          <table:previous>
            <table:change-track-table-cell/>
          </table:previous>
        </table:cell-content-change>
        <table:cell-content-change table:id="ct464">
          <table:cell-address table:column="15" table:row="45" table:table="4"/>
          <office:change-info>
            <dc:creator> </dc:creator>
            <dc:date>2021-04-05T13:47:04.529467037</dc:date>
          </office:change-info>
          <table:previous>
            <table:change-track-table-cell/>
          </table:previous>
        </table:cell-content-change>
        <table:cell-content-change table:id="ct465">
          <table:cell-address table:column="15" table:row="46" table:table="4"/>
          <office:change-info>
            <dc:creator> </dc:creator>
            <dc:date>2021-04-05T13:47:04.529478517</dc:date>
          </office:change-info>
          <table:previous>
            <table:change-track-table-cell/>
          </table:previous>
        </table:cell-content-change>
        <table:cell-content-change table:id="ct466">
          <table:cell-address table:column="15" table:row="47" table:table="4"/>
          <office:change-info>
            <dc:creator> </dc:creator>
            <dc:date>2021-04-05T13:47:04.529490043</dc:date>
          </office:change-info>
          <table:previous>
            <table:change-track-table-cell/>
          </table:previous>
        </table:cell-content-change>
        <table:cell-content-change table:id="ct467">
          <table:cell-address table:column="15" table:row="48" table:table="4"/>
          <office:change-info>
            <dc:creator> </dc:creator>
            <dc:date>2021-04-05T13:47:04.529501948</dc:date>
          </office:change-info>
          <table:previous>
            <table:change-track-table-cell/>
          </table:previous>
        </table:cell-content-change>
        <table:cell-content-change table:id="ct468">
          <table:cell-address table:column="15" table:row="49" table:table="4"/>
          <office:change-info>
            <dc:creator> </dc:creator>
            <dc:date>2021-04-05T13:47:04.529514326</dc:date>
          </office:change-info>
          <table:previous>
            <table:change-track-table-cell/>
          </table:previous>
        </table:cell-content-change>
        <table:cell-content-change table:id="ct469">
          <table:cell-address table:column="15" table:row="50" table:table="4"/>
          <office:change-info>
            <dc:creator> </dc:creator>
            <dc:date>2021-04-05T13:47:04.529525496</dc:date>
          </office:change-info>
          <table:previous>
            <table:change-track-table-cell/>
          </table:previous>
        </table:cell-content-change>
        <table:cell-content-change table:id="ct470">
          <table:cell-address table:column="15" table:row="51" table:table="4"/>
          <office:change-info>
            <dc:creator> </dc:creator>
            <dc:date>2021-04-05T13:47:04.529536604</dc:date>
          </office:change-info>
          <table:previous>
            <table:change-track-table-cell/>
          </table:previous>
        </table:cell-content-change>
        <table:cell-content-change table:id="ct471">
          <table:cell-address table:column="15" table:row="52" table:table="4"/>
          <office:change-info>
            <dc:creator> </dc:creator>
            <dc:date>2021-04-05T13:47:04.529547934</dc:date>
          </office:change-info>
          <table:previous>
            <table:change-track-table-cell/>
          </table:previous>
        </table:cell-content-change>
        <table:cell-content-change table:id="ct472">
          <table:cell-address table:column="15" table:row="53" table:table="4"/>
          <office:change-info>
            <dc:creator> </dc:creator>
            <dc:date>2021-04-05T13:47:04.529559235</dc:date>
          </office:change-info>
          <table:previous>
            <table:change-track-table-cell/>
          </table:previous>
        </table:cell-content-change>
        <table:cell-content-change table:id="ct473">
          <table:cell-address table:column="15" table:row="54" table:table="4"/>
          <office:change-info>
            <dc:creator> </dc:creator>
            <dc:date>2021-04-05T13:47:04.529570625</dc:date>
          </office:change-info>
          <table:previous>
            <table:change-track-table-cell/>
          </table:previous>
        </table:cell-content-change>
        <table:cell-content-change table:id="ct474">
          <table:cell-address table:column="15" table:row="55" table:table="4"/>
          <office:change-info>
            <dc:creator> </dc:creator>
            <dc:date>2021-04-05T13:47:04.529581773</dc:date>
          </office:change-info>
          <table:previous>
            <table:change-track-table-cell/>
          </table:previous>
        </table:cell-content-change>
        <table:cell-content-change table:id="ct475">
          <table:cell-address table:column="15" table:row="56" table:table="4"/>
          <office:change-info>
            <dc:creator> </dc:creator>
            <dc:date>2021-04-05T13:47:04.529593386</dc:date>
          </office:change-info>
          <table:previous>
            <table:change-track-table-cell/>
          </table:previous>
        </table:cell-content-change>
        <table:cell-content-change table:id="ct476">
          <table:cell-address table:column="15" table:row="57" table:table="4"/>
          <office:change-info>
            <dc:creator> </dc:creator>
            <dc:date>2021-04-05T13:47:04.529605842</dc:date>
          </office:change-info>
          <table:previous>
            <table:change-track-table-cell/>
          </table:previous>
        </table:cell-content-change>
        <table:cell-content-change table:id="ct477">
          <table:cell-address table:column="15" table:row="58" table:table="4"/>
          <office:change-info>
            <dc:creator> </dc:creator>
            <dc:date>2021-04-05T13:47:04.529617847</dc:date>
          </office:change-info>
          <table:previous>
            <table:change-track-table-cell/>
          </table:previous>
        </table:cell-content-change>
        <table:cell-content-change table:id="ct478">
          <table:cell-address table:column="15" table:row="59" table:table="4"/>
          <office:change-info>
            <dc:creator> </dc:creator>
            <dc:date>2021-04-05T13:47:04.529629520</dc:date>
          </office:change-info>
          <table:previous>
            <table:change-track-table-cell/>
          </table:previous>
        </table:cell-content-change>
        <table:cell-content-change table:id="ct479">
          <table:cell-address table:column="15" table:row="60" table:table="4"/>
          <office:change-info>
            <dc:creator> </dc:creator>
            <dc:date>2021-04-05T13:47:04.529641525</dc:date>
          </office:change-info>
          <table:previous>
            <table:change-track-table-cell/>
          </table:previous>
        </table:cell-content-change>
        <table:cell-content-change table:id="ct480">
          <table:cell-address table:column="15" table:row="61" table:table="4"/>
          <office:change-info>
            <dc:creator> </dc:creator>
            <dc:date>2021-04-05T13:47:04.529653277</dc:date>
          </office:change-info>
          <table:previous>
            <table:change-track-table-cell/>
          </table:previous>
        </table:cell-content-change>
        <table:cell-content-change table:id="ct481">
          <table:cell-address table:column="15" table:row="62" table:table="4"/>
          <office:change-info>
            <dc:creator> </dc:creator>
            <dc:date>2021-04-05T13:47:04.529664815</dc:date>
          </office:change-info>
          <table:previous>
            <table:change-track-table-cell/>
          </table:previous>
        </table:cell-content-change>
        <table:cell-content-change table:id="ct482">
          <table:cell-address table:column="15" table:row="63" table:table="4"/>
          <office:change-info>
            <dc:creator> </dc:creator>
            <dc:date>2021-04-05T13:47:04.529685119</dc:date>
          </office:change-info>
          <table:previous>
            <table:change-track-table-cell/>
          </table:previous>
        </table:cell-content-change>
        <table:cell-content-change table:id="ct483">
          <table:cell-address table:column="15" table:row="64" table:table="4"/>
          <office:change-info>
            <dc:creator> </dc:creator>
            <dc:date>2021-04-05T13:47:04.529692818</dc:date>
          </office:change-info>
          <table:previous>
            <table:change-track-table-cell/>
          </table:previous>
        </table:cell-content-change>
        <table:cell-content-change table:id="ct484">
          <table:cell-address table:column="15" table:row="65" table:table="4"/>
          <office:change-info>
            <dc:creator> </dc:creator>
            <dc:date>2021-04-05T13:47:04.529700577</dc:date>
          </office:change-info>
          <table:previous>
            <table:change-track-table-cell/>
          </table:previous>
        </table:cell-content-change>
        <table:cell-content-change table:id="ct485">
          <table:cell-address table:column="15" table:row="66" table:table="4"/>
          <office:change-info>
            <dc:creator> </dc:creator>
            <dc:date>2021-04-05T13:47:04.529707616</dc:date>
          </office:change-info>
          <table:previous>
            <table:change-track-table-cell/>
          </table:previous>
        </table:cell-content-change>
        <table:cell-content-change table:id="ct486">
          <table:cell-address table:column="15" table:row="67" table:table="4"/>
          <office:change-info>
            <dc:creator> </dc:creator>
            <dc:date>2021-04-05T13:47:04.529714729</dc:date>
          </office:change-info>
          <table:previous>
            <table:change-track-table-cell/>
          </table:previous>
        </table:cell-content-change>
        <table:cell-content-change table:id="ct487">
          <table:cell-address table:column="15" table:row="68" table:table="4"/>
          <office:change-info>
            <dc:creator> </dc:creator>
            <dc:date>2021-04-05T13:47:04.529721906</dc:date>
          </office:change-info>
          <table:previous>
            <table:change-track-table-cell/>
          </table:previous>
        </table:cell-content-change>
        <table:cell-content-change table:id="ct488">
          <table:cell-address table:column="15" table:row="69" table:table="4"/>
          <office:change-info>
            <dc:creator> </dc:creator>
            <dc:date>2021-04-05T13:47:04.529729187</dc:date>
          </office:change-info>
          <table:previous>
            <table:change-track-table-cell/>
          </table:previous>
        </table:cell-content-change>
        <table:cell-content-change table:id="ct489">
          <table:cell-address table:column="15" table:row="70" table:table="4"/>
          <office:change-info>
            <dc:creator> </dc:creator>
            <dc:date>2021-04-05T13:47:04.529736171</dc:date>
          </office:change-info>
          <table:previous>
            <table:change-track-table-cell/>
          </table:previous>
        </table:cell-content-change>
        <table:cell-content-change table:id="ct490">
          <table:cell-address table:column="15" table:row="71" table:table="4"/>
          <office:change-info>
            <dc:creator> </dc:creator>
            <dc:date>2021-04-05T13:47:04.529743160</dc:date>
          </office:change-info>
          <table:previous>
            <table:change-track-table-cell/>
          </table:previous>
        </table:cell-content-change>
        <table:cell-content-change table:id="ct491">
          <table:cell-address table:column="15" table:row="72" table:table="4"/>
          <office:change-info>
            <dc:creator> </dc:creator>
            <dc:date>2021-04-05T13:47:04.529750183</dc:date>
          </office:change-info>
          <table:previous>
            <table:change-track-table-cell/>
          </table:previous>
        </table:cell-content-change>
        <table:cell-content-change table:id="ct492">
          <table:cell-address table:column="15" table:row="73" table:table="4"/>
          <office:change-info>
            <dc:creator> </dc:creator>
            <dc:date>2021-04-05T13:47:04.5297578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5" table:row="74" table:table="4"/>
          <office:change-info>
            <dc:creator> </dc:creator>
            <dc:date>2021-04-05T13:47:04.529764777</dc:date>
          </office:change-info>
          <table:previous>
            <table:change-track-table-cell/>
          </table:previous>
        </table:cell-content-change>
        <table:cell-content-change table:id="ct494">
          <table:cell-address table:column="15" table:row="75" table:table="4"/>
          <office:change-info>
            <dc:creator> </dc:creator>
            <dc:date>2021-04-05T13:47:04.529771748</dc:date>
          </office:change-info>
          <table:previous>
            <table:change-track-table-cell/>
          </table:previous>
        </table:cell-content-change>
        <table:cell-content-change table:id="ct495">
          <table:cell-address table:column="15" table:row="76" table:table="4"/>
          <office:change-info>
            <dc:creator> </dc:creator>
            <dc:date>2021-04-05T13:47:04.529779123</dc:date>
          </office:change-info>
          <table:previous>
            <table:change-track-table-cell/>
          </table:previous>
        </table:cell-content-change>
        <table:cell-content-change table:id="ct496">
          <table:cell-address table:column="15" table:row="77" table:table="4"/>
          <office:change-info>
            <dc:creator> </dc:creator>
            <dc:date>2021-04-05T13:47:04.529786444</dc:date>
          </office:change-info>
          <table:previous>
            <table:change-track-table-cell/>
          </table:previous>
        </table:cell-content-change>
        <table:cell-content-change table:id="ct497">
          <table:cell-address table:column="15" table:row="78" table:table="4"/>
          <office:change-info>
            <dc:creator> </dc:creator>
            <dc:date>2021-04-05T13:47:04.529803974</dc:date>
          </office:change-info>
          <table:previous>
            <table:change-track-table-cell/>
          </table:previous>
        </table:cell-content-change>
        <table:cell-content-change table:id="ct498">
          <table:cell-address table:column="15" table:row="79" table:table="4"/>
          <office:change-info>
            <dc:creator> </dc:creator>
            <dc:date>2021-04-05T13:47:04.529817357</dc:date>
          </office:change-info>
          <table:previous>
            <table:change-track-table-cell/>
          </table:previous>
        </table:cell-content-change>
        <table:cell-content-change table:id="ct499">
          <table:cell-address table:column="15" table:row="80" table:table="4"/>
          <office:change-info>
            <dc:creator> </dc:creator>
            <dc:date>2021-04-05T13:47:04.529829439</dc:date>
          </office:change-info>
          <table:previous>
            <table:change-track-table-cell/>
          </table:previous>
        </table:cell-content-change>
        <table:cell-content-change table:id="ct500">
          <table:cell-address table:column="15" table:row="81" table:table="4"/>
          <office:change-info>
            <dc:creator> </dc:creator>
            <dc:date>2021-04-05T13:47:04.529842566</dc:date>
          </office:change-info>
          <table:previous>
            <table:change-track-table-cell/>
          </table:previous>
        </table:cell-content-change>
        <table:cell-content-change table:id="ct501">
          <table:cell-address table:column="15" table:row="82" table:table="4"/>
          <office:change-info>
            <dc:creator> </dc:creator>
            <dc:date>2021-04-05T13:47:04.529854779</dc:date>
          </office:change-info>
          <table:previous>
            <table:change-track-table-cell/>
          </table:previous>
        </table:cell-content-change>
        <table:cell-content-change table:id="ct502">
          <table:cell-address table:column="15" table:row="83" table:table="4"/>
          <office:change-info>
            <dc:creator> </dc:creator>
            <dc:date>2021-04-05T13:47:04.529866779</dc:date>
          </office:change-info>
          <table:previous>
            <table:change-track-table-cell/>
          </table:previous>
        </table:cell-content-change>
        <table:cell-content-change table:id="ct503">
          <table:cell-address table:column="15" table:row="84" table:table="4"/>
          <office:change-info>
            <dc:creator> </dc:creator>
            <dc:date>2021-04-05T13:47:04.529879194</dc:date>
          </office:change-info>
          <table:previous>
            <table:change-track-table-cell/>
          </table:previous>
        </table:cell-content-change>
        <table:cell-content-change table:id="ct504">
          <table:cell-address table:column="15" table:row="85" table:table="4"/>
          <office:change-info>
            <dc:creator> </dc:creator>
            <dc:date>2021-04-05T13:47:04.529891411</dc:date>
          </office:change-info>
          <table:previous>
            <table:change-track-table-cell/>
          </table:previous>
        </table:cell-content-change>
        <table:cell-content-change table:id="ct505">
          <table:cell-address table:column="15" table:row="86" table:table="4"/>
          <office:change-info>
            <dc:creator> </dc:creator>
            <dc:date>2021-04-05T13:47:04.529903762</dc:date>
          </office:change-info>
          <table:previous>
            <table:change-track-table-cell/>
          </table:previous>
        </table:cell-content-change>
        <table:cell-content-change table:id="ct506">
          <table:cell-address table:column="15" table:row="87" table:table="4"/>
          <office:change-info>
            <dc:creator> </dc:creator>
            <dc:date>2021-04-05T13:47:04.529916040</dc:date>
          </office:change-info>
          <table:previous>
            <table:change-track-table-cell/>
          </table:previous>
        </table:cell-content-change>
        <table:cell-content-change table:id="ct507">
          <table:cell-address table:column="15" table:row="88" table:table="4"/>
          <office:change-info>
            <dc:creator> </dc:creator>
            <dc:date>2021-04-05T13:47:04.529928561</dc:date>
          </office:change-info>
          <table:previous>
            <table:change-track-table-cell/>
          </table:previous>
        </table:cell-content-change>
        <table:cell-content-change table:id="ct508">
          <table:cell-address table:column="15" table:row="89" table:table="4"/>
          <office:change-info>
            <dc:creator> </dc:creator>
            <dc:date>2021-04-05T13:47:04.529941775</dc:date>
          </office:change-info>
          <table:previous>
            <table:change-track-table-cell/>
          </table:previous>
        </table:cell-content-change>
        <table:cell-content-change table:id="ct509">
          <table:cell-address table:column="15" table:row="90" table:table="4"/>
          <office:change-info>
            <dc:creator> </dc:creator>
            <dc:date>2021-04-05T13:47:04.529954762</dc:date>
          </office:change-info>
          <table:previous>
            <table:change-track-table-cell/>
          </table:previous>
        </table:cell-content-change>
        <table:cell-content-change table:id="ct510">
          <table:cell-address table:column="15" table:row="91" table:table="4"/>
          <office:change-info>
            <dc:creator> </dc:creator>
            <dc:date>2021-04-05T13:47:04.529967128</dc:date>
          </office:change-info>
          <table:previous>
            <table:change-track-table-cell/>
          </table:previous>
        </table:cell-content-change>
        <table:cell-content-change table:id="ct511">
          <table:cell-address table:column="15" table:row="92" table:table="4"/>
          <office:change-info>
            <dc:creator> </dc:creator>
            <dc:date>2021-04-05T13:47:04.529979630</dc:date>
          </office:change-info>
          <table:previous>
            <table:change-track-table-cell/>
          </table:previous>
        </table:cell-content-change>
        <table:cell-content-change table:id="ct512">
          <table:cell-address table:column="15" table:row="93" table:table="4"/>
          <office:change-info>
            <dc:creator> </dc:creator>
            <dc:date>2021-04-05T13:47:04.529991948</dc:date>
          </office:change-info>
          <table:previous>
            <table:change-track-table-cell/>
          </table:previous>
        </table:cell-content-change>
        <table:cell-content-change table:id="ct513">
          <table:cell-address table:column="15" table:row="94" table:table="4"/>
          <office:change-info>
            <dc:creator> </dc:creator>
            <dc:date>2021-04-05T13:47:04.530004234</dc:date>
          </office:change-info>
          <table:previous>
            <table:change-track-table-cell/>
          </table:previous>
        </table:cell-content-change>
        <table:cell-content-change table:id="ct514">
          <table:cell-address table:column="15" table:row="95" table:table="4"/>
          <office:change-info>
            <dc:creator> </dc:creator>
            <dc:date>2021-04-05T13:47:04.530017341</dc:date>
          </office:change-info>
          <table:previous>
            <table:change-track-table-cell/>
          </table:previous>
        </table:cell-content-change>
        <table:cell-content-change table:id="ct515">
          <table:cell-address table:column="15" table:row="96" table:table="4"/>
          <office:change-info>
            <dc:creator> </dc:creator>
            <dc:date>2021-04-05T13:47:04.530030184</dc:date>
          </office:change-info>
          <table:previous>
            <table:change-track-table-cell/>
          </table:previous>
        </table:cell-content-change>
        <table:cell-content-change table:id="ct516">
          <table:cell-address table:column="15" table:row="97" table:table="4"/>
          <office:change-info>
            <dc:creator> </dc:creator>
            <dc:date>2021-04-05T13:47:04.530043951</dc:date>
          </office:change-info>
          <table:previous>
            <table:change-track-table-cell/>
          </table:previous>
        </table:cell-content-change>
        <table:cell-content-change table:id="ct517">
          <table:cell-address table:column="15" table:row="98" table:table="4"/>
          <office:change-info>
            <dc:creator> </dc:creator>
            <dc:date>2021-04-05T13:47:04.530056602</dc:date>
          </office:change-info>
          <table:previous>
            <table:change-track-table-cell/>
          </table:previous>
        </table:cell-content-change>
        <table:cell-content-change table:id="ct518">
          <table:cell-address table:column="15" table:row="99" table:table="4"/>
          <office:change-info>
            <dc:creator> </dc:creator>
            <dc:date>2021-04-05T13:47:04.530068945</dc:date>
          </office:change-info>
          <table:previous>
            <table:change-track-table-cell/>
          </table:previous>
        </table:cell-content-change>
        <table:cell-content-change table:id="ct519">
          <table:cell-address table:column="15" table:row="100" table:table="4"/>
          <office:change-info>
            <dc:creator> </dc:creator>
            <dc:date>2021-04-05T13:47:04.530081894</dc:date>
          </office:change-info>
          <table:previous>
            <table:change-track-table-cell/>
          </table:previous>
        </table:cell-content-change>
        <table:cell-content-change table:id="ct520">
          <table:cell-address table:column="15" table:row="101" table:table="4"/>
          <office:change-info>
            <dc:creator> </dc:creator>
            <dc:date>2021-04-05T13:47:04.530094485</dc:date>
          </office:change-info>
          <table:previous>
            <table:change-track-table-cell/>
          </table:previous>
        </table:cell-content-change>
        <table:cell-content-change table:id="ct521">
          <table:cell-address table:column="15" table:row="102" table:table="4"/>
          <office:change-info>
            <dc:creator> </dc:creator>
            <dc:date>2021-04-05T13:47:04.530107015</dc:date>
          </office:change-info>
          <table:previous>
            <table:change-track-table-cell/>
          </table:previous>
        </table:cell-content-change>
        <table:cell-content-change table:id="ct522">
          <table:cell-address table:column="15" table:row="103" table:table="4"/>
          <office:change-info>
            <dc:creator> </dc:creator>
            <dc:date>2021-04-05T13:47:04.530119766</dc:date>
          </office:change-info>
          <table:previous>
            <table:change-track-table-cell/>
          </table:previous>
        </table:cell-content-change>
        <table:cell-content-change table:id="ct523">
          <table:cell-address table:column="15" table:row="104" table:table="4"/>
          <office:change-info>
            <dc:creator> </dc:creator>
            <dc:date>2021-04-05T13:47:04.530132962</dc:date>
          </office:change-info>
          <table:previous>
            <table:change-track-table-cell/>
          </table:previous>
        </table:cell-content-change>
        <table:cell-content-change table:id="ct524">
          <table:cell-address table:column="15" table:row="105" table:table="4"/>
          <office:change-info>
            <dc:creator> </dc:creator>
            <dc:date>2021-04-05T13:47:04.530146547</dc:date>
          </office:change-info>
          <table:previous>
            <table:change-track-table-cell/>
          </table:previous>
        </table:cell-content-change>
        <table:cell-content-change table:id="ct525">
          <table:cell-address table:column="15" table:row="106" table:table="4"/>
          <office:change-info>
            <dc:creator> </dc:creator>
            <dc:date>2021-04-05T13:47:04.530159489</dc:date>
          </office:change-info>
          <table:previous>
            <table:change-track-table-cell/>
          </table:previous>
        </table:cell-content-change>
        <table:cell-content-change table:id="ct526">
          <table:cell-address table:column="15" table:row="107" table:table="4"/>
          <office:change-info>
            <dc:creator> </dc:creator>
            <dc:date>2021-04-05T13:47:04.530172060</dc:date>
          </office:change-info>
          <table:previous>
            <table:change-track-table-cell/>
          </table:previous>
        </table:cell-content-change>
        <table:cell-content-change table:id="ct527">
          <table:cell-address table:column="15" table:row="108" table:table="4"/>
          <office:change-info>
            <dc:creator> </dc:creator>
            <dc:date>2021-04-05T13:47:04.530185127</dc:date>
          </office:change-info>
          <table:previous>
            <table:change-track-table-cell/>
          </table:previous>
        </table:cell-content-change>
        <table:cell-content-change table:id="ct528">
          <table:cell-address table:column="15" table:row="109" table:table="4"/>
          <office:change-info>
            <dc:creator> </dc:creator>
            <dc:date>2021-04-05T13:47:04.530197692</dc:date>
          </office:change-info>
          <table:previous>
            <table:change-track-table-cell/>
          </table:previous>
        </table:cell-content-change>
        <table:cell-content-change table:id="ct529">
          <table:cell-address table:column="15" table:row="110" table:table="4"/>
          <office:change-info>
            <dc:creator> </dc:creator>
            <dc:date>2021-04-05T13:47:04.530210635</dc:date>
          </office:change-info>
          <table:previous>
            <table:change-track-table-cell/>
          </table:previous>
        </table:cell-content-change>
        <table:cell-content-change table:id="ct530">
          <table:cell-address table:column="15" table:row="111" table:table="4"/>
          <office:change-info>
            <dc:creator> </dc:creator>
            <dc:date>2021-04-05T13:47:04.530223869</dc:date>
          </office:change-info>
          <table:previous>
            <table:change-track-table-cell/>
          </table:previous>
        </table:cell-content-change>
        <table:cell-content-change table:id="ct531">
          <table:cell-address table:column="15" table:row="112" table:table="4"/>
          <office:change-info>
            <dc:creator> </dc:creator>
            <dc:date>2021-04-05T13:47:04.530236944</dc:date>
          </office:change-info>
          <table:previous>
            <table:change-track-table-cell/>
          </table:previous>
        </table:cell-content-change>
        <table:cell-content-change table:id="ct532">
          <table:cell-address table:column="15" table:row="113" table:table="4"/>
          <office:change-info>
            <dc:creator> </dc:creator>
            <dc:date>2021-04-05T13:47:04.530250838</dc:date>
          </office:change-info>
          <table:previous>
            <table:change-track-table-cell/>
          </table:previous>
        </table:cell-content-change>
        <table:cell-content-change table:id="ct533">
          <table:cell-address table:column="15" table:row="114" table:table="4"/>
          <office:change-info>
            <dc:creator> </dc:creator>
            <dc:date>2021-04-05T13:47:04.530264032</dc:date>
          </office:change-info>
          <table:previous>
            <table:change-track-table-cell/>
          </table:previous>
        </table:cell-content-change>
        <table:cell-content-change table:id="ct534">
          <table:cell-address table:column="15" table:row="115" table:table="4"/>
          <office:change-info>
            <dc:creator> </dc:creator>
            <dc:date>2021-04-05T13:47:04.530277305</dc:date>
          </office:change-info>
          <table:previous>
            <table:change-track-table-cell/>
          </table:previous>
        </table:cell-content-change>
        <table:cell-content-change table:id="ct535">
          <table:cell-address table:column="15" table:row="116" table:table="4"/>
          <office:change-info>
            <dc:creator> </dc:creator>
            <dc:date>2021-04-05T13:47:04.530290958</dc:date>
          </office:change-info>
          <table:previous>
            <table:change-track-table-cell/>
          </table:previous>
        </table:cell-content-change>
        <table:cell-content-change table:id="ct536">
          <table:cell-address table:column="15" table:row="117" table:table="4"/>
          <office:change-info>
            <dc:creator> </dc:creator>
            <dc:date>2021-04-05T13:47:04.530304270</dc:date>
          </office:change-info>
          <table:previous>
            <table:change-track-table-cell/>
          </table:previous>
        </table:cell-content-change>
        <table:cell-content-change table:id="ct537">
          <table:cell-address table:column="15" table:row="118" table:table="4"/>
          <office:change-info>
            <dc:creator> </dc:creator>
            <dc:date>2021-04-05T13:47:04.530317578</dc:date>
          </office:change-info>
          <table:previous>
            <table:change-track-table-cell/>
          </table:previous>
        </table:cell-content-change>
        <table:cell-content-change table:id="ct538">
          <table:cell-address table:column="15" table:row="119" table:table="4"/>
          <office:change-info>
            <dc:creator> </dc:creator>
            <dc:date>2021-04-05T13:47:04.530330908</dc:date>
          </office:change-info>
          <table:previous>
            <table:change-track-table-cell/>
          </table:previous>
        </table:cell-content-change>
        <table:cell-content-change table:id="ct539">
          <table:cell-address table:column="15" table:row="120" table:table="4"/>
          <office:change-info>
            <dc:creator> </dc:creator>
            <dc:date>2021-04-05T13:47:04.530344316</dc:date>
          </office:change-info>
          <table:previous>
            <table:change-track-table-cell/>
          </table:previous>
        </table:cell-content-change>
        <table:cell-content-change table:id="ct540">
          <table:cell-address table:column="15" table:row="121" table:table="4"/>
          <office:change-info>
            <dc:creator> </dc:creator>
            <dc:date>2021-04-05T13:47:04.530358475</dc:date>
          </office:change-info>
          <table:previous>
            <table:change-track-table-cell/>
          </table:previous>
        </table:cell-content-change>
        <table:cell-content-change table:id="ct541">
          <table:cell-address table:column="15" table:row="122" table:table="4"/>
          <office:change-info>
            <dc:creator> </dc:creator>
            <dc:date>2021-04-05T13:47:04.530371923</dc:date>
          </office:change-info>
          <table:previous>
            <table:change-track-table-cell/>
          </table:previous>
        </table:cell-content-change>
        <table:cell-content-change table:id="ct542">
          <table:cell-address table:column="15" table:row="123" table:table="4"/>
          <office:change-info>
            <dc:creator> </dc:creator>
            <dc:date>2021-04-05T13:47:04.530385158</dc:date>
          </office:change-info>
          <table:previous>
            <table:change-track-table-cell/>
          </table:previous>
        </table:cell-content-change>
        <table:cell-content-change table:id="ct543">
          <table:cell-address table:column="15" table:row="124" table:table="4"/>
          <office:change-info>
            <dc:creator> </dc:creator>
            <dc:date>2021-04-05T13:47:04.530398696</dc:date>
          </office:change-info>
          <table:previous>
            <table:change-track-table-cell/>
          </table:previous>
        </table:cell-content-change>
        <table:cell-content-change table:id="ct544">
          <table:cell-address table:column="15" table:row="125" table:table="4"/>
          <office:change-info>
            <dc:creator> </dc:creator>
            <dc:date>2021-04-05T13:47:04.530412076</dc:date>
          </office:change-info>
          <table:previous>
            <table:change-track-table-cell/>
          </table:previous>
        </table:cell-content-change>
        <table:cell-content-change table:id="ct545">
          <table:cell-address table:column="15" table:row="126" table:table="4"/>
          <office:change-info>
            <dc:creator> </dc:creator>
            <dc:date>2021-04-05T13:47:04.530425620</dc:date>
          </office:change-info>
          <table:previous>
            <table:change-track-table-cell/>
          </table:previous>
        </table:cell-content-change>
        <table:cell-content-change table:id="ct546">
          <table:cell-address table:column="15" table:row="127" table:table="4"/>
          <office:change-info>
            <dc:creator> </dc:creator>
            <dc:date>2021-04-05T13:47:04.530439004</dc:date>
          </office:change-info>
          <table:previous>
            <table:change-track-table-cell/>
          </table:previous>
        </table:cell-content-change>
        <table:cell-content-change table:id="ct547">
          <table:cell-address table:column="15" table:row="128" table:table="4"/>
          <office:change-info>
            <dc:creator> </dc:creator>
            <dc:date>2021-04-05T13:47:04.530452423</dc:date>
          </office:change-info>
          <table:previous>
            <table:change-track-table-cell/>
          </table:previous>
        </table:cell-content-change>
        <table:cell-content-change table:id="ct548">
          <table:cell-address table:column="15" table:row="129" table:table="4"/>
          <office:change-info>
            <dc:creator> </dc:creator>
            <dc:date>2021-04-05T13:47:04.530466564</dc:date>
          </office:change-info>
          <table:previous>
            <table:change-track-table-cell/>
          </table:previous>
        </table:cell-content-change>
        <table:cell-content-change table:id="ct549">
          <table:cell-address table:column="15" table:row="130" table:table="4"/>
          <office:change-info>
            <dc:creator> </dc:creator>
            <dc:date>2021-04-05T13:47:04.530491899</dc:date>
          </office:change-info>
          <table:previous>
            <table:change-track-table-cell/>
          </table:previous>
        </table:cell-content-change>
        <table:cell-content-change table:id="ct550">
          <table:cell-address table:column="15" table:row="131" table:table="4"/>
          <office:change-info>
            <dc:creator> </dc:creator>
            <dc:date>2021-04-05T13:47:04.530499491</dc:date>
          </office:change-info>
          <table:previous>
            <table:change-track-table-cell/>
          </table:previous>
        </table:cell-content-change>
        <table:cell-content-change table:id="ct551">
          <table:cell-address table:column="15" table:row="132" table:table="4"/>
          <office:change-info>
            <dc:creator> </dc:creator>
            <dc:date>2021-04-05T13:47:04.530507056</dc:date>
          </office:change-info>
          <table:previous>
            <table:change-track-table-cell/>
          </table:previous>
        </table:cell-content-change>
        <table:cell-content-change table:id="ct552">
          <table:cell-address table:column="15" table:row="133" table:table="4"/>
          <office:change-info>
            <dc:creator> </dc:creator>
            <dc:date>2021-04-05T13:47:04.530514510</dc:date>
          </office:change-info>
          <table:previous>
            <table:change-track-table-cell/>
          </table:previous>
        </table:cell-content-change>
        <table:cell-content-change table:id="ct553">
          <table:cell-address table:column="15" table:row="134" table:table="4"/>
          <office:change-info>
            <dc:creator> </dc:creator>
            <dc:date>2021-04-05T13:47:04.530522275</dc:date>
          </office:change-info>
          <table:previous>
            <table:change-track-table-cell/>
          </table:previous>
        </table:cell-content-change>
        <table:cell-content-change table:id="ct554">
          <table:cell-address table:column="15" table:row="135" table:table="4"/>
          <office:change-info>
            <dc:creator> </dc:creator>
            <dc:date>2021-04-05T13:47:04.530529685</dc:date>
          </office:change-info>
          <table:previous>
            <table:change-track-table-cell/>
          </table:previous>
        </table:cell-content-change>
        <table:cell-content-change table:id="ct555">
          <table:cell-address table:column="15" table:row="136" table:table="4"/>
          <office:change-info>
            <dc:creator> </dc:creator>
            <dc:date>2021-04-05T13:47:04.530537094</dc:date>
          </office:change-info>
          <table:previous>
            <table:change-track-table-cell/>
          </table:previous>
        </table:cell-content-change>
        <table:cell-content-change table:id="ct556">
          <table:cell-address table:column="15" table:row="137" table:table="4"/>
          <office:change-info>
            <dc:creator> </dc:creator>
            <dc:date>2021-04-05T13:47:04.530544791</dc:date>
          </office:change-info>
          <table:previous>
            <table:change-track-table-cell/>
          </table:previous>
        </table:cell-content-change>
        <table:cell-content-change table:id="ct557">
          <table:cell-address table:column="15" table:row="138" table:table="4"/>
          <office:change-info>
            <dc:creator> </dc:creator>
            <dc:date>2021-04-05T13:47:04.530552932</dc:date>
          </office:change-info>
          <table:previous>
            <table:change-track-table-cell/>
          </table:previous>
        </table:cell-content-change>
        <table:cell-content-change table:id="ct558">
          <table:cell-address table:column="15" table:row="139" table:table="4"/>
          <office:change-info>
            <dc:creator> </dc:creator>
            <dc:date>2021-04-05T13:47:04.530560454</dc:date>
          </office:change-info>
          <table:previous>
            <table:change-track-table-cell/>
          </table:previous>
        </table:cell-content-change>
        <table:cell-content-change table:id="ct559">
          <table:cell-address table:column="15" table:row="140" table:table="4"/>
          <office:change-info>
            <dc:creator> </dc:creator>
            <dc:date>2021-04-05T13:47:04.530568487</dc:date>
          </office:change-info>
          <table:previous>
            <table:change-track-table-cell/>
          </table:previous>
        </table:cell-content-change>
        <table:cell-content-change table:id="ct560">
          <table:cell-address table:column="15" table:row="141" table:table="4"/>
          <office:change-info>
            <dc:creator> </dc:creator>
            <dc:date>2021-04-05T13:47:04.530576292</dc:date>
          </office:change-info>
          <table:previous>
            <table:change-track-table-cell/>
          </table:previous>
        </table:cell-content-change>
        <table:cell-content-change table:id="ct561">
          <table:cell-address table:column="15" table:row="142" table:table="4"/>
          <office:change-info>
            <dc:creator> </dc:creator>
            <dc:date>2021-04-05T13:47:04.530583781</dc:date>
          </office:change-info>
          <table:previous>
            <table:change-track-table-cell/>
          </table:previous>
        </table:cell-content-change>
        <table:cell-content-change table:id="ct562">
          <table:cell-address table:column="15" table:row="143" table:table="4"/>
          <office:change-info>
            <dc:creator> </dc:creator>
            <dc:date>2021-04-05T13:47:04.530591226</dc:date>
          </office:change-info>
          <table:previous>
            <table:change-track-table-cell/>
          </table:previous>
        </table:cell-content-change>
        <table:cell-content-change table:id="ct563">
          <table:cell-address table:column="15" table:row="144" table:table="4"/>
          <office:change-info>
            <dc:creator> </dc:creator>
            <dc:date>2021-04-05T13:47:04.530599318</dc:date>
          </office:change-info>
          <table:previous>
            <table:change-track-table-cell/>
          </table:previous>
        </table:cell-content-change>
        <table:cell-content-change table:id="ct564">
          <table:cell-address table:column="15" table:row="145" table:table="4"/>
          <office:change-info>
            <dc:creator> </dc:creator>
            <dc:date>2021-04-05T13:47:04.530606979</dc:date>
          </office:change-info>
          <table:previous>
            <table:change-track-table-cell/>
          </table:previous>
        </table:cell-content-change>
        <table:cell-content-change table:id="ct565">
          <table:cell-address table:column="15" table:row="146" table:table="4"/>
          <office:change-info>
            <dc:creator> </dc:creator>
            <dc:date>2021-04-05T13:47:04.530614616</dc:date>
          </office:change-info>
          <table:previous>
            <table:change-track-table-cell/>
          </table:previous>
        </table:cell-content-change>
        <table:cell-content-change table:id="ct566">
          <table:cell-address table:column="15" table:row="147" table:table="4"/>
          <office:change-info>
            <dc:creator> </dc:creator>
            <dc:date>2021-04-05T13:47:04.530622233</dc:date>
          </office:change-info>
          <table:previous>
            <table:change-track-table-cell/>
          </table:previous>
        </table:cell-content-change>
        <table:cell-content-change table:id="ct567">
          <table:cell-address table:column="15" table:row="148" table:table="4"/>
          <office:change-info>
            <dc:creator> </dc:creator>
            <dc:date>2021-04-05T13:47:04.530630141</dc:date>
          </office:change-info>
          <table:previous>
            <table:change-track-table-cell/>
          </table:previous>
        </table:cell-content-change>
        <table:cell-content-change table:id="ct568">
          <table:cell-address table:column="15" table:row="149" table:table="4"/>
          <office:change-info>
            <dc:creator> </dc:creator>
            <dc:date>2021-04-05T13:47:04.530637745</dc:date>
          </office:change-info>
          <table:previous>
            <table:change-track-table-cell/>
          </table:previous>
        </table:cell-content-change>
        <table:cell-content-change table:id="ct569">
          <table:cell-address table:column="15" table:row="150" table:table="4"/>
          <office:change-info>
            <dc:creator> </dc:creator>
            <dc:date>2021-04-05T13:47:04.530645468</dc:date>
          </office:change-info>
          <table:previous>
            <table:change-track-table-cell/>
          </table:previous>
        </table:cell-content-change>
        <table:cell-content-change table:id="ct570">
          <table:cell-address table:column="15" table:row="151" table:table="4"/>
          <office:change-info>
            <dc:creator> </dc:creator>
            <dc:date>2021-04-05T13:47:04.530653115</dc:date>
          </office:change-info>
          <table:previous>
            <table:change-track-table-cell/>
          </table:previous>
        </table:cell-content-change>
        <table:cell-content-change table:id="ct571">
          <table:cell-address table:column="15" table:row="152" table:table="4"/>
          <office:change-info>
            <dc:creator> </dc:creator>
            <dc:date>2021-04-05T13:47:04.530660933</dc:date>
          </office:change-info>
          <table:previous>
            <table:change-track-table-cell/>
          </table:previous>
        </table:cell-content-change>
        <table:cell-content-change table:id="ct572">
          <table:cell-address table:column="15" table:row="153" table:table="4"/>
          <office:change-info>
            <dc:creator> </dc:creator>
            <dc:date>2021-04-05T13:47:04.530669034</dc:date>
          </office:change-info>
          <table:previous>
            <table:change-track-table-cell/>
          </table:previous>
        </table:cell-content-change>
        <table:cell-content-change table:id="ct573">
          <table:cell-address table:column="15" table:row="154" table:table="4"/>
          <office:change-info>
            <dc:creator> </dc:creator>
            <dc:date>2021-04-05T13:47:04.530677107</dc:date>
          </office:change-info>
          <table:previous>
            <table:change-track-table-cell/>
          </table:previous>
        </table:cell-content-change>
        <table:cell-content-change table:id="ct574">
          <table:cell-address table:column="15" table:row="155" table:table="4"/>
          <office:change-info>
            <dc:creator> </dc:creator>
            <dc:date>2021-04-05T13:47:04.530684885</dc:date>
          </office:change-info>
          <table:previous>
            <table:change-track-table-cell/>
          </table:previous>
        </table:cell-content-change>
        <table:cell-content-change table:id="ct575">
          <table:cell-address table:column="15" table:row="156" table:table="4"/>
          <office:change-info>
            <dc:creator> </dc:creator>
            <dc:date>2021-04-05T13:47:04.530692943</dc:date>
          </office:change-info>
          <table:previous>
            <table:change-track-table-cell/>
          </table:previous>
        </table:cell-content-change>
        <table:cell-content-change table:id="ct576">
          <table:cell-address table:column="15" table:row="157" table:table="4"/>
          <office:change-info>
            <dc:creator> </dc:creator>
            <dc:date>2021-04-05T13:47:04.530700918</dc:date>
          </office:change-info>
          <table:previous>
            <table:change-track-table-cell/>
          </table:previous>
        </table:cell-content-change>
        <table:cell-content-change table:id="ct577">
          <table:cell-address table:column="15" table:row="158" table:table="4"/>
          <office:change-info>
            <dc:creator> </dc:creator>
            <dc:date>2021-04-05T13:47:04.530708929</dc:date>
          </office:change-info>
          <table:previous>
            <table:change-track-table-cell/>
          </table:previous>
        </table:cell-content-change>
        <table:cell-content-change table:id="ct578">
          <table:cell-address table:column="15" table:row="159" table:table="4"/>
          <office:change-info>
            <dc:creator> </dc:creator>
            <dc:date>2021-04-05T13:47:04.530716769</dc:date>
          </office:change-info>
          <table:previous>
            <table:change-track-table-cell/>
          </table:previous>
        </table:cell-content-change>
        <table:cell-content-change table:id="ct579">
          <table:cell-address table:column="15" table:row="160" table:table="4"/>
          <office:change-info>
            <dc:creator> </dc:creator>
            <dc:date>2021-04-05T13:47:04.530724809</dc:date>
          </office:change-info>
          <table:previous>
            <table:change-track-table-cell/>
          </table:previous>
        </table:cell-content-change>
        <table:cell-content-change table:id="ct580">
          <table:cell-address table:column="15" table:row="161" table:table="4"/>
          <office:change-info>
            <dc:creator> </dc:creator>
            <dc:date>2021-04-05T13:47:04.530733016</dc:date>
          </office:change-info>
          <table:previous>
            <table:change-track-table-cell/>
          </table:previous>
        </table:cell-content-change>
        <table:cell-content-change table:id="ct581">
          <table:cell-address table:column="15" table:row="162" table:table="4"/>
          <office:change-info>
            <dc:creator> </dc:creator>
            <dc:date>2021-04-05T13:47:04.530742036</dc:date>
          </office:change-info>
          <table:previous>
            <table:change-track-table-cell/>
          </table:previous>
        </table:cell-content-change>
        <table:cell-content-change table:id="ct582">
          <table:cell-address table:column="15" table:row="163" table:table="4"/>
          <office:change-info>
            <dc:creator> </dc:creator>
            <dc:date>2021-04-05T13:47:04.530750194</dc:date>
          </office:change-info>
          <table:previous>
            <table:change-track-table-cell/>
          </table:previous>
        </table:cell-content-change>
        <table:cell-content-change table:id="ct583">
          <table:cell-address table:column="15" table:row="164" table:table="4"/>
          <office:change-info>
            <dc:creator> </dc:creator>
            <dc:date>2021-04-05T13:47:04.530758417</dc:date>
          </office:change-info>
          <table:previous>
            <table:change-track-table-cell/>
          </table:previous>
        </table:cell-content-change>
        <table:cell-content-change table:id="ct584">
          <table:cell-address table:column="15" table:row="165" table:table="4"/>
          <office:change-info>
            <dc:creator> </dc:creator>
            <dc:date>2021-04-05T13:47:04.530766393</dc:date>
          </office:change-info>
          <table:previous>
            <table:change-track-table-cell/>
          </table:previous>
        </table:cell-content-change>
        <table:cell-content-change table:id="ct585">
          <table:cell-address table:column="15" table:row="166" table:table="4"/>
          <office:change-info>
            <dc:creator> </dc:creator>
            <dc:date>2021-04-05T13:47:04.530774437</dc:date>
          </office:change-info>
          <table:previous>
            <table:change-track-table-cell/>
          </table:previous>
        </table:cell-content-change>
        <table:cell-content-change table:id="ct586">
          <table:cell-address table:column="15" table:row="167" table:table="4"/>
          <office:change-info>
            <dc:creator> </dc:creator>
            <dc:date>2021-04-05T13:47:04.530782595</dc:date>
          </office:change-info>
          <table:previous>
            <table:change-track-table-cell/>
          </table:previous>
        </table:cell-content-change>
        <table:cell-content-change table:id="ct587">
          <table:cell-address table:column="15" table:row="168" table:table="4"/>
          <office:change-info>
            <dc:creator> </dc:creator>
            <dc:date>2021-04-05T13:47:04.530790734</dc:date>
          </office:change-info>
          <table:previous>
            <table:change-track-table-cell/>
          </table:previous>
        </table:cell-content-change>
        <table:cell-content-change table:id="ct588">
          <table:cell-address table:column="15" table:row="169" table:table="4"/>
          <office:change-info>
            <dc:creator> </dc:creator>
            <dc:date>2021-04-05T13:47:04.530798934</dc:date>
          </office:change-info>
          <table:previous>
            <table:change-track-table-cell/>
          </table:previous>
        </table:cell-content-change>
        <table:cell-content-change table:id="ct589">
          <table:cell-address table:column="15" table:row="170" table:table="4"/>
          <office:change-info>
            <dc:creator> </dc:creator>
            <dc:date>2021-04-05T13:47:04.530807093</dc:date>
          </office:change-info>
          <table:previous>
            <table:change-track-table-cell/>
          </table:previous>
        </table:cell-content-change>
        <table:cell-content-change table:id="ct590">
          <table:cell-address table:column="15" table:row="171" table:table="4"/>
          <office:change-info>
            <dc:creator> </dc:creator>
            <dc:date>2021-04-05T13:47:04.530815241</dc:date>
          </office:change-info>
          <table:previous>
            <table:change-track-table-cell/>
          </table:previous>
        </table:cell-content-change>
        <table:cell-content-change table:id="ct591">
          <table:cell-address table:column="15" table:row="172" table:table="4"/>
          <office:change-info>
            <dc:creator> </dc:creator>
            <dc:date>2021-04-05T13:47:04.530823785</dc:date>
          </office:change-info>
          <table:previous>
            <table:change-track-table-cell/>
          </table:previous>
        </table:cell-content-change>
        <table:cell-content-change table:id="ct592">
          <table:cell-address table:column="15" table:row="173" table:table="4"/>
          <office:change-info>
            <dc:creator> </dc:creator>
            <dc:date>2021-04-05T13:47:04.530832111</dc:date>
          </office:change-info>
          <table:previous>
            <table:change-track-table-cell/>
          </table:previous>
        </table:cell-content-change>
        <table:cell-content-change table:id="ct593">
          <table:cell-address table:column="15" table:row="174" table:table="4"/>
          <office:change-info>
            <dc:creator> </dc:creator>
            <dc:date>2021-04-05T13:47:04.530840679</dc:date>
          </office:change-info>
          <table:previous>
            <table:change-track-table-cell/>
          </table:previous>
        </table:cell-content-change>
        <table:cell-content-change table:id="ct594">
          <table:cell-address table:column="15" table:row="175" table:table="4"/>
          <office:change-info>
            <dc:creator> </dc:creator>
            <dc:date>2021-04-05T13:47:04.530848905</dc:date>
          </office:change-info>
          <table:previous>
            <table:change-track-table-cell/>
          </table:previous>
        </table:cell-content-change>
        <table:cell-content-change table:id="ct595">
          <table:cell-address table:column="15" table:row="176" table:table="4"/>
          <office:change-info>
            <dc:creator> </dc:creator>
            <dc:date>2021-04-05T13:47:04.530857228</dc:date>
          </office:change-info>
          <table:previous>
            <table:change-track-table-cell/>
          </table:previous>
        </table:cell-content-change>
        <table:cell-content-change table:id="ct596">
          <table:cell-address table:column="15" table:row="177" table:table="4"/>
          <office:change-info>
            <dc:creator> </dc:creator>
            <dc:date>2021-04-05T13:47:04.530865727</dc:date>
          </office:change-info>
          <table:previous>
            <table:change-track-table-cell/>
          </table:previous>
        </table:cell-content-change>
        <table:cell-content-change table:id="ct597">
          <table:cell-address table:column="15" table:row="178" table:table="4"/>
          <office:change-info>
            <dc:creator> </dc:creator>
            <dc:date>2021-04-05T13:47:04.530874194</dc:date>
          </office:change-info>
          <table:previous>
            <table:change-track-table-cell/>
          </table:previous>
        </table:cell-content-change>
        <table:cell-content-change table:id="ct598">
          <table:cell-address table:column="15" table:row="179" table:table="4"/>
          <office:change-info>
            <dc:creator> </dc:creator>
            <dc:date>2021-04-05T13:47:04.530882776</dc:date>
          </office:change-info>
          <table:previous>
            <table:change-track-table-cell/>
          </table:previous>
        </table:cell-content-change>
        <table:cell-content-change table:id="ct599">
          <table:cell-address table:column="15" table:row="180" table:table="4"/>
          <office:change-info>
            <dc:creator> </dc:creator>
            <dc:date>2021-04-05T13:47:04.530891408</dc:date>
          </office:change-info>
          <table:previous>
            <table:change-track-table-cell/>
          </table:previous>
        </table:cell-content-change>
        <table:cell-content-change table:id="ct600">
          <table:cell-address table:column="15" table:row="181" table:table="4"/>
          <office:change-info>
            <dc:creator> </dc:creator>
            <dc:date>2021-04-05T13:47:04.530899722</dc:date>
          </office:change-info>
          <table:previous>
            <table:change-track-table-cell/>
          </table:previous>
        </table:cell-content-change>
        <table:cell-content-change table:id="ct601">
          <table:cell-address table:column="15" table:row="182" table:table="4"/>
          <office:change-info>
            <dc:creator> </dc:creator>
            <dc:date>2021-04-05T13:47:04.530908199</dc:date>
          </office:change-info>
          <table:previous>
            <table:change-track-table-cell/>
          </table:previous>
        </table:cell-content-change>
        <table:cell-content-change table:id="ct602">
          <table:cell-address table:column="15" table:row="183" table:table="4"/>
          <office:change-info>
            <dc:creator> </dc:creator>
            <dc:date>2021-04-05T13:47:04.530916750</dc:date>
          </office:change-info>
          <table:previous>
            <table:change-track-table-cell/>
          </table:previous>
        </table:cell-content-change>
        <table:cell-content-change table:id="ct603">
          <table:cell-address table:column="15" table:row="184" table:table="4"/>
          <office:change-info>
            <dc:creator> </dc:creator>
            <dc:date>2021-04-05T13:47:04.530925490</dc:date>
          </office:change-info>
          <table:previous>
            <table:change-track-table-cell/>
          </table:previous>
        </table:cell-content-change>
        <table:cell-content-change table:id="ct604">
          <table:cell-address table:column="15" table:row="185" table:table="4"/>
          <office:change-info>
            <dc:creator> </dc:creator>
            <dc:date>2021-04-05T13:47:04.530934665</dc:date>
          </office:change-info>
          <table:previous>
            <table:change-track-table-cell/>
          </table:previous>
        </table:cell-content-change>
        <table:cell-content-change table:id="ct605">
          <table:cell-address table:column="15" table:row="186" table:table="4"/>
          <office:change-info>
            <dc:creator> </dc:creator>
            <dc:date>2021-04-05T13:47:04.530943551</dc:date>
          </office:change-info>
          <table:previous>
            <table:change-track-table-cell/>
          </table:previous>
        </table:cell-content-change>
        <table:cell-content-change table:id="ct606">
          <table:cell-address table:column="15" table:row="187" table:table="4"/>
          <office:change-info>
            <dc:creator> </dc:creator>
            <dc:date>2021-04-05T13:47:04.530952318</dc:date>
          </office:change-info>
          <table:previous>
            <table:change-track-table-cell/>
          </table:previous>
        </table:cell-content-change>
        <table:cell-content-change table:id="ct607">
          <table:cell-address table:column="15" table:row="188" table:table="4"/>
          <office:change-info>
            <dc:creator> </dc:creator>
            <dc:date>2021-04-05T13:47:04.5309617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5" table:row="189" table:table="4"/>
          <office:change-info>
            <dc:creator> </dc:creator>
            <dc:date>2021-04-05T13:47:04.530970882</dc:date>
          </office:change-info>
          <table:previous>
            <table:change-track-table-cell/>
          </table:previous>
        </table:cell-content-change>
        <table:cell-content-change table:id="ct609">
          <table:cell-address table:column="15" table:row="190" table:table="4"/>
          <office:change-info>
            <dc:creator> </dc:creator>
            <dc:date>2021-04-05T13:47:04.530979925</dc:date>
          </office:change-info>
          <table:previous>
            <table:change-track-table-cell/>
          </table:previous>
        </table:cell-content-change>
        <table:cell-content-change table:id="ct610">
          <table:cell-address table:column="15" table:row="191" table:table="4"/>
          <office:change-info>
            <dc:creator> </dc:creator>
            <dc:date>2021-04-05T13:47:04.530988958</dc:date>
          </office:change-info>
          <table:previous>
            <table:change-track-table-cell/>
          </table:previous>
        </table:cell-content-change>
        <table:cell-content-change table:id="ct611">
          <table:cell-address table:column="15" table:row="192" table:table="4"/>
          <office:change-info>
            <dc:creator> </dc:creator>
            <dc:date>2021-04-05T13:47:04.530998046</dc:date>
          </office:change-info>
          <table:previous>
            <table:change-track-table-cell/>
          </table:previous>
        </table:cell-content-change>
        <table:cell-content-change table:id="ct612">
          <table:cell-address table:column="15" table:row="193" table:table="4"/>
          <office:change-info>
            <dc:creator> </dc:creator>
            <dc:date>2021-04-05T13:47:04.531007124</dc:date>
          </office:change-info>
          <table:previous>
            <table:change-track-table-cell/>
          </table:previous>
        </table:cell-content-change>
        <table:cell-content-change table:id="ct613">
          <table:cell-address table:column="15" table:row="194" table:table="4"/>
          <office:change-info>
            <dc:creator> </dc:creator>
            <dc:date>2021-04-05T13:47:04.5310165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5" table:row="195" table:table="4"/>
          <office:change-info>
            <dc:creator> </dc:creator>
            <dc:date>2021-04-05T13:47:04.531025634</dc:date>
          </office:change-info>
          <table:previous>
            <table:change-track-table-cell/>
          </table:previous>
        </table:cell-content-change>
        <table:cell-content-change table:id="ct615">
          <table:cell-address table:column="15" table:row="196" table:table="4"/>
          <office:change-info>
            <dc:creator> </dc:creator>
            <dc:date>2021-04-05T13:47:04.531035182</dc:date>
          </office:change-info>
          <table:previous>
            <table:change-track-table-cell/>
          </table:previous>
        </table:cell-content-change>
        <table:cell-content-change table:id="ct616">
          <table:cell-address table:column="15" table:row="197" table:table="4"/>
          <office:change-info>
            <dc:creator> </dc:creator>
            <dc:date>2021-04-05T13:47:04.531044633</dc:date>
          </office:change-info>
          <table:previous>
            <table:change-track-table-cell/>
          </table:previous>
        </table:cell-content-change>
        <table:cell-content-change table:id="ct617">
          <table:cell-address table:column="15" table:row="198" table:table="4"/>
          <office:change-info>
            <dc:creator> </dc:creator>
            <dc:date>2021-04-05T13:47:04.531053892</dc:date>
          </office:change-info>
          <table:previous>
            <table:change-track-table-cell/>
          </table:previous>
        </table:cell-content-change>
        <table:cell-content-change table:id="ct618">
          <table:cell-address table:column="15" table:row="199" table:table="4"/>
          <office:change-info>
            <dc:creator> </dc:creator>
            <dc:date>2021-04-05T13:47:04.531063403</dc:date>
          </office:change-info>
          <table:previous>
            <table:change-track-table-cell/>
          </table:previous>
        </table:cell-content-change>
        <table:cell-content-change table:id="ct619">
          <table:cell-address table:column="15" table:row="200" table:table="4"/>
          <office:change-info>
            <dc:creator> </dc:creator>
            <dc:date>2021-04-05T13:47:04.531072727</dc:date>
          </office:change-info>
          <table:previous>
            <table:change-track-table-cell/>
          </table:previous>
        </table:cell-content-change>
        <table:cell-content-change table:id="ct620">
          <table:cell-address table:column="15" table:row="201" table:table="4"/>
          <office:change-info>
            <dc:creator> </dc:creator>
            <dc:date>2021-04-05T13:47:04.531082015</dc:date>
          </office:change-info>
          <table:previous>
            <table:change-track-table-cell/>
          </table:previous>
        </table:cell-content-change>
        <table:cell-content-change table:id="ct621">
          <table:cell-address table:column="15" table:row="202" table:table="4"/>
          <office:change-info>
            <dc:creator> </dc:creator>
            <dc:date>2021-04-05T13:47:04.531091236</dc:date>
          </office:change-info>
          <table:previous>
            <table:change-track-table-cell/>
          </table:previous>
        </table:cell-content-change>
        <table:cell-content-change table:id="ct622">
          <table:cell-address table:column="15" table:row="203" table:table="4"/>
          <office:change-info>
            <dc:creator> </dc:creator>
            <dc:date>2021-04-05T13:47:04.531100630</dc:date>
          </office:change-info>
          <table:previous>
            <table:change-track-table-cell/>
          </table:previous>
        </table:cell-content-change>
        <table:cell-content-change table:id="ct623">
          <table:cell-address table:column="15" table:row="204" table:table="4"/>
          <office:change-info>
            <dc:creator> </dc:creator>
            <dc:date>2021-04-05T13:47:04.5311101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5" table:row="205" table:table="4"/>
          <office:change-info>
            <dc:creator> </dc:creator>
            <dc:date>2021-04-05T13:47:04.531119720</dc:date>
          </office:change-info>
          <table:previous>
            <table:change-track-table-cell/>
          </table:previous>
        </table:cell-content-change>
        <table:cell-content-change table:id="ct625">
          <table:cell-address table:column="15" table:row="206" table:table="4"/>
          <office:change-info>
            <dc:creator> </dc:creator>
            <dc:date>2021-04-05T13:47:04.531129129</dc:date>
          </office:change-info>
          <table:previous>
            <table:change-track-table-cell/>
          </table:previous>
        </table:cell-content-change>
        <table:cell-content-change table:id="ct626">
          <table:cell-address table:column="15" table:row="207" table:table="4"/>
          <office:change-info>
            <dc:creator> </dc:creator>
            <dc:date>2021-04-05T13:47:04.531138901</dc:date>
          </office:change-info>
          <table:previous>
            <table:change-track-table-cell/>
          </table:previous>
        </table:cell-content-change>
        <table:cell-content-change table:id="ct627">
          <table:cell-address table:column="15" table:row="208" table:table="4"/>
          <office:change-info>
            <dc:creator> </dc:creator>
            <dc:date>2021-04-05T13:47:04.531148483</dc:date>
          </office:change-info>
          <table:previous>
            <table:change-track-table-cell/>
          </table:previous>
        </table:cell-content-change>
        <table:cell-content-change table:id="ct628">
          <table:cell-address table:column="15" table:row="209" table:table="4"/>
          <office:change-info>
            <dc:creator> </dc:creator>
            <dc:date>2021-04-05T13:47:04.531157932</dc:date>
          </office:change-info>
          <table:previous>
            <table:change-track-table-cell/>
          </table:previous>
        </table:cell-content-change>
        <table:cell-content-change table:id="ct629">
          <table:cell-address table:column="15" table:row="210" table:table="4"/>
          <office:change-info>
            <dc:creator> </dc:creator>
            <dc:date>2021-04-05T13:47:04.531167390</dc:date>
          </office:change-info>
          <table:previous>
            <table:change-track-table-cell/>
          </table:previous>
        </table:cell-content-change>
        <table:cell-content-change table:id="ct630">
          <table:cell-address table:column="15" table:row="211" table:table="4"/>
          <office:change-info>
            <dc:creator> </dc:creator>
            <dc:date>2021-04-05T13:47:04.531176922</dc:date>
          </office:change-info>
          <table:previous>
            <table:change-track-table-cell/>
          </table:previous>
        </table:cell-content-change>
        <table:cell-content-change table:id="ct631">
          <table:cell-address table:column="11" table:row="2" table:table="4"/>
          <office:change-info>
            <dc:creator> </dc:creator>
            <dc:date>2021-04-05T13:47:30.079791238</dc:date>
          </office:change-info>
          <table:previous>
            <table:change-track-table-cell/>
          </table:previous>
        </table:cell-content-change>
        <table:cell-content-change table:id="ct632">
          <table:cell-address table:column="11" table:row="3" table:table="4"/>
          <office:change-info>
            <dc:creator> </dc:creator>
            <dc:date>2021-04-05T13:47:30.079855598</dc:date>
          </office:change-info>
          <table:previous>
            <table:change-track-table-cell/>
          </table:previous>
        </table:cell-content-change>
        <table:cell-content-change table:id="ct633">
          <table:cell-address table:column="11" table:row="4" table:table="4"/>
          <office:change-info>
            <dc:creator> </dc:creator>
            <dc:date>2021-04-05T13:47:30.079868690</dc:date>
          </office:change-info>
          <table:previous>
            <table:change-track-table-cell/>
          </table:previous>
        </table:cell-content-change>
        <table:cell-content-change table:id="ct634">
          <table:cell-address table:column="11" table:row="5" table:table="4"/>
          <office:change-info>
            <dc:creator> </dc:creator>
            <dc:date>2021-04-05T13:47:30.079881033</dc:date>
          </office:change-info>
          <table:previous>
            <table:change-track-table-cell/>
          </table:previous>
        </table:cell-content-change>
        <table:cell-content-change table:id="ct635">
          <table:cell-address table:column="11" table:row="6" table:table="4"/>
          <office:change-info>
            <dc:creator> </dc:creator>
            <dc:date>2021-04-05T13:47:30.079893955</dc:date>
          </office:change-info>
          <table:previous>
            <table:change-track-table-cell/>
          </table:previous>
        </table:cell-content-change>
        <table:cell-content-change table:id="ct636">
          <table:cell-address table:column="11" table:row="7" table:table="4"/>
          <office:change-info>
            <dc:creator> </dc:creator>
            <dc:date>2021-04-05T13:47:30.079906138</dc:date>
          </office:change-info>
          <table:previous>
            <table:change-track-table-cell/>
          </table:previous>
        </table:cell-content-change>
        <table:cell-content-change table:id="ct637">
          <table:cell-address table:column="11" table:row="8" table:table="4"/>
          <office:change-info>
            <dc:creator> </dc:creator>
            <dc:date>2021-04-05T13:47:30.079918713</dc:date>
          </office:change-info>
          <table:previous>
            <table:change-track-table-cell/>
          </table:previous>
        </table:cell-content-change>
        <table:cell-content-change table:id="ct638">
          <table:cell-address table:column="11" table:row="9" table:table="4"/>
          <office:change-info>
            <dc:creator> </dc:creator>
            <dc:date>2021-04-05T13:47:30.079932492</dc:date>
          </office:change-info>
          <table:previous>
            <table:change-track-table-cell/>
          </table:previous>
        </table:cell-content-change>
        <table:cell-content-change table:id="ct639">
          <table:cell-address table:column="11" table:row="10" table:table="4"/>
          <office:change-info>
            <dc:creator> </dc:creator>
            <dc:date>2021-04-05T13:47:30.079945398</dc:date>
          </office:change-info>
          <table:previous>
            <table:change-track-table-cell/>
          </table:previous>
        </table:cell-content-change>
        <table:cell-content-change table:id="ct640">
          <table:cell-address table:column="11" table:row="11" table:table="4"/>
          <office:change-info>
            <dc:creator> </dc:creator>
            <dc:date>2021-04-05T13:47:30.079957884</dc:date>
          </office:change-info>
          <table:previous>
            <table:change-track-table-cell/>
          </table:previous>
        </table:cell-content-change>
        <table:cell-content-change table:id="ct641">
          <table:cell-address table:column="11" table:row="12" table:table="4"/>
          <office:change-info>
            <dc:creator> </dc:creator>
            <dc:date>2021-04-05T13:47:30.079970485</dc:date>
          </office:change-info>
          <table:previous>
            <table:change-track-table-cell/>
          </table:previous>
        </table:cell-content-change>
        <table:cell-content-change table:id="ct642">
          <table:cell-address table:column="11" table:row="13" table:table="4"/>
          <office:change-info>
            <dc:creator> </dc:creator>
            <dc:date>2021-04-05T13:47:30.079983061</dc:date>
          </office:change-info>
          <table:previous>
            <table:change-track-table-cell/>
          </table:previous>
        </table:cell-content-change>
        <table:cell-content-change table:id="ct643">
          <table:cell-address table:column="11" table:row="14" table:table="4"/>
          <office:change-info>
            <dc:creator> </dc:creator>
            <dc:date>2021-04-05T13:47:30.079995895</dc:date>
          </office:change-info>
          <table:previous>
            <table:change-track-table-cell/>
          </table:previous>
        </table:cell-content-change>
        <table:cell-content-change table:id="ct644">
          <table:cell-address table:column="11" table:row="15" table:table="4"/>
          <office:change-info>
            <dc:creator> </dc:creator>
            <dc:date>2021-04-05T13:47:30.080008431</dc:date>
          </office:change-info>
          <table:previous>
            <table:change-track-table-cell/>
          </table:previous>
        </table:cell-content-change>
        <table:cell-content-change table:id="ct645">
          <table:cell-address table:column="11" table:row="16" table:table="4"/>
          <office:change-info>
            <dc:creator> </dc:creator>
            <dc:date>2021-04-05T13:47:30.080021084</dc:date>
          </office:change-info>
          <table:previous>
            <table:change-track-table-cell/>
          </table:previous>
        </table:cell-content-change>
        <table:cell-content-change table:id="ct646">
          <table:cell-address table:column="11" table:row="17" table:table="4"/>
          <office:change-info>
            <dc:creator> </dc:creator>
            <dc:date>2021-04-05T13:47:30.080034688</dc:date>
          </office:change-info>
          <table:previous>
            <table:change-track-table-cell/>
          </table:previous>
        </table:cell-content-change>
        <table:cell-content-change table:id="ct647">
          <table:cell-address table:column="11" table:row="18" table:table="4"/>
          <office:change-info>
            <dc:creator> </dc:creator>
            <dc:date>2021-04-05T13:47:30.080047599</dc:date>
          </office:change-info>
          <table:previous>
            <table:change-track-table-cell/>
          </table:previous>
        </table:cell-content-change>
        <table:cell-content-change table:id="ct648">
          <table:cell-address table:column="11" table:row="19" table:table="4"/>
          <office:change-info>
            <dc:creator> </dc:creator>
            <dc:date>2021-04-05T13:47:30.080060015</dc:date>
          </office:change-info>
          <table:previous>
            <table:change-track-table-cell/>
          </table:previous>
        </table:cell-content-change>
        <table:cell-content-change table:id="ct649">
          <table:cell-address table:column="11" table:row="20" table:table="4"/>
          <office:change-info>
            <dc:creator> </dc:creator>
            <dc:date>2021-04-05T13:47:30.080072623</dc:date>
          </office:change-info>
          <table:previous>
            <table:change-track-table-cell/>
          </table:previous>
        </table:cell-content-change>
        <table:cell-content-change table:id="ct650">
          <table:cell-address table:column="11" table:row="21" table:table="4"/>
          <office:change-info>
            <dc:creator> </dc:creator>
            <dc:date>2021-04-05T13:47:30.080085206</dc:date>
          </office:change-info>
          <table:previous>
            <table:change-track-table-cell/>
          </table:previous>
        </table:cell-content-change>
        <table:cell-content-change table:id="ct651">
          <table:cell-address table:column="11" table:row="22" table:table="4"/>
          <office:change-info>
            <dc:creator> </dc:creator>
            <dc:date>2021-04-05T13:47:30.080098017</dc:date>
          </office:change-info>
          <table:previous>
            <table:change-track-table-cell/>
          </table:previous>
        </table:cell-content-change>
        <table:cell-content-change table:id="ct652">
          <table:cell-address table:column="11" table:row="23" table:table="4"/>
          <office:change-info>
            <dc:creator> </dc:creator>
            <dc:date>2021-04-05T13:47:30.080110636</dc:date>
          </office:change-info>
          <table:previous>
            <table:change-track-table-cell/>
          </table:previous>
        </table:cell-content-change>
        <table:cell-content-change table:id="ct653">
          <table:cell-address table:column="11" table:row="24" table:table="4"/>
          <office:change-info>
            <dc:creator> </dc:creator>
            <dc:date>2021-04-05T13:47:30.080123430</dc:date>
          </office:change-info>
          <table:previous>
            <table:change-track-table-cell/>
          </table:previous>
        </table:cell-content-change>
        <table:cell-content-change table:id="ct654">
          <table:cell-address table:column="11" table:row="25" table:table="4"/>
          <office:change-info>
            <dc:creator> </dc:creator>
            <dc:date>2021-04-05T13:47:30.080137186</dc:date>
          </office:change-info>
          <table:previous>
            <table:change-track-table-cell/>
          </table:previous>
        </table:cell-content-change>
        <table:cell-content-change table:id="ct655">
          <table:cell-address table:column="11" table:row="26" table:table="4"/>
          <office:change-info>
            <dc:creator> </dc:creator>
            <dc:date>2021-04-05T13:47:30.080150459</dc:date>
          </office:change-info>
          <table:previous>
            <table:change-track-table-cell/>
          </table:previous>
        </table:cell-content-change>
        <table:cell-content-change table:id="ct656">
          <table:cell-address table:column="11" table:row="27" table:table="4"/>
          <office:change-info>
            <dc:creator> </dc:creator>
            <dc:date>2021-04-05T13:47:30.080163430</dc:date>
          </office:change-info>
          <table:previous>
            <table:change-track-table-cell/>
          </table:previous>
        </table:cell-content-change>
        <table:cell-content-change table:id="ct657">
          <table:cell-address table:column="11" table:row="28" table:table="4"/>
          <office:change-info>
            <dc:creator> </dc:creator>
            <dc:date>2021-04-05T13:47:30.080176534</dc:date>
          </office:change-info>
          <table:previous>
            <table:change-track-table-cell/>
          </table:previous>
        </table:cell-content-change>
        <table:cell-content-change table:id="ct658">
          <table:cell-address table:column="11" table:row="29" table:table="4"/>
          <office:change-info>
            <dc:creator> </dc:creator>
            <dc:date>2021-04-05T13:47:30.080193844</dc:date>
          </office:change-info>
          <table:previous>
            <table:change-track-table-cell/>
          </table:previous>
        </table:cell-content-change>
        <table:cell-content-change table:id="ct659">
          <table:cell-address table:column="11" table:row="30" table:table="4"/>
          <office:change-info>
            <dc:creator> </dc:creator>
            <dc:date>2021-04-05T13:47:30.080209051</dc:date>
          </office:change-info>
          <table:previous>
            <table:change-track-table-cell/>
          </table:previous>
        </table:cell-content-change>
        <table:cell-content-change table:id="ct660">
          <table:cell-address table:column="11" table:row="31" table:table="4"/>
          <office:change-info>
            <dc:creator> </dc:creator>
            <dc:date>2021-04-05T13:47:30.080222346</dc:date>
          </office:change-info>
          <table:previous>
            <table:change-track-table-cell/>
          </table:previous>
        </table:cell-content-change>
        <table:cell-content-change table:id="ct661">
          <table:cell-address table:column="11" table:row="32" table:table="4"/>
          <office:change-info>
            <dc:creator> </dc:creator>
            <dc:date>2021-04-05T13:47:30.080235503</dc:date>
          </office:change-info>
          <table:previous>
            <table:change-track-table-cell/>
          </table:previous>
        </table:cell-content-change>
        <table:cell-content-change table:id="ct662">
          <table:cell-address table:column="11" table:row="33" table:table="4"/>
          <office:change-info>
            <dc:creator> </dc:creator>
            <dc:date>2021-04-05T13:47:30.080249525</dc:date>
          </office:change-info>
          <table:previous>
            <table:change-track-table-cell/>
          </table:previous>
        </table:cell-content-change>
        <table:cell-content-change table:id="ct663">
          <table:cell-address table:column="11" table:row="34" table:table="4"/>
          <office:change-info>
            <dc:creator> </dc:creator>
            <dc:date>2021-04-05T13:47:30.080262589</dc:date>
          </office:change-info>
          <table:previous>
            <table:change-track-table-cell/>
          </table:previous>
        </table:cell-content-change>
        <table:cell-content-change table:id="ct664">
          <table:cell-address table:column="11" table:row="35" table:table="4"/>
          <office:change-info>
            <dc:creator> </dc:creator>
            <dc:date>2021-04-05T13:47:30.080275782</dc:date>
          </office:change-info>
          <table:previous>
            <table:change-track-table-cell/>
          </table:previous>
        </table:cell-content-change>
        <table:cell-content-change table:id="ct665">
          <table:cell-address table:column="11" table:row="36" table:table="4"/>
          <office:change-info>
            <dc:creator> </dc:creator>
            <dc:date>2021-04-05T13:47:30.080289018</dc:date>
          </office:change-info>
          <table:previous>
            <table:change-track-table-cell/>
          </table:previous>
        </table:cell-content-change>
        <table:cell-content-change table:id="ct666">
          <table:cell-address table:column="11" table:row="37" table:table="4"/>
          <office:change-info>
            <dc:creator> </dc:creator>
            <dc:date>2021-04-05T13:47:30.080302236</dc:date>
          </office:change-info>
          <table:previous>
            <table:change-track-table-cell/>
          </table:previous>
        </table:cell-content-change>
        <table:cell-content-change table:id="ct667">
          <table:cell-address table:column="11" table:row="38" table:table="4"/>
          <office:change-info>
            <dc:creator> </dc:creator>
            <dc:date>2021-04-05T13:47:30.080315686</dc:date>
          </office:change-info>
          <table:previous>
            <table:change-track-table-cell/>
          </table:previous>
        </table:cell-content-change>
        <table:cell-content-change table:id="ct668">
          <table:cell-address table:column="11" table:row="39" table:table="4"/>
          <office:change-info>
            <dc:creator> </dc:creator>
            <dc:date>2021-04-05T13:47:30.080329137</dc:date>
          </office:change-info>
          <table:previous>
            <table:change-track-table-cell/>
          </table:previous>
        </table:cell-content-change>
        <table:cell-content-change table:id="ct669">
          <table:cell-address table:column="11" table:row="40" table:table="4"/>
          <office:change-info>
            <dc:creator> </dc:creator>
            <dc:date>2021-04-05T13:47:30.080342494</dc:date>
          </office:change-info>
          <table:previous>
            <table:change-track-table-cell/>
          </table:previous>
        </table:cell-content-change>
        <table:cell-content-change table:id="ct670">
          <table:cell-address table:column="11" table:row="41" table:table="4"/>
          <office:change-info>
            <dc:creator> </dc:creator>
            <dc:date>2021-04-05T13:47:30.080357523</dc:date>
          </office:change-info>
          <table:previous>
            <table:change-track-table-cell/>
          </table:previous>
        </table:cell-content-change>
        <table:cell-content-change table:id="ct671">
          <table:cell-address table:column="11" table:row="42" table:table="4"/>
          <office:change-info>
            <dc:creator> </dc:creator>
            <dc:date>2021-04-05T13:47:30.080372416</dc:date>
          </office:change-info>
          <table:previous>
            <table:change-track-table-cell/>
          </table:previous>
        </table:cell-content-change>
        <table:cell-content-change table:id="ct672">
          <table:cell-address table:column="11" table:row="43" table:table="4"/>
          <office:change-info>
            <dc:creator> </dc:creator>
            <dc:date>2021-04-05T13:47:30.080387987</dc:date>
          </office:change-info>
          <table:previous>
            <table:change-track-table-cell/>
          </table:previous>
        </table:cell-content-change>
        <table:cell-content-change table:id="ct673">
          <table:cell-address table:column="11" table:row="44" table:table="4"/>
          <office:change-info>
            <dc:creator> </dc:creator>
            <dc:date>2021-04-05T13:47:30.080402979</dc:date>
          </office:change-info>
          <table:previous>
            <table:change-track-table-cell/>
          </table:previous>
        </table:cell-content-change>
        <table:cell-content-change table:id="ct674">
          <table:cell-address table:column="11" table:row="45" table:table="4"/>
          <office:change-info>
            <dc:creator> </dc:creator>
            <dc:date>2021-04-05T13:47:30.080416830</dc:date>
          </office:change-info>
          <table:previous>
            <table:change-track-table-cell/>
          </table:previous>
        </table:cell-content-change>
        <table:cell-content-change table:id="ct675">
          <table:cell-address table:column="11" table:row="46" table:table="4"/>
          <office:change-info>
            <dc:creator> </dc:creator>
            <dc:date>2021-04-05T13:47:30.080430390</dc:date>
          </office:change-info>
          <table:previous>
            <table:change-track-table-cell/>
          </table:previous>
        </table:cell-content-change>
        <table:cell-content-change table:id="ct676">
          <table:cell-address table:column="11" table:row="47" table:table="4"/>
          <office:change-info>
            <dc:creator> </dc:creator>
            <dc:date>2021-04-05T13:47:30.080443913</dc:date>
          </office:change-info>
          <table:previous>
            <table:change-track-table-cell/>
          </table:previous>
        </table:cell-content-change>
        <table:cell-content-change table:id="ct677">
          <table:cell-address table:column="11" table:row="48" table:table="4"/>
          <office:change-info>
            <dc:creator> </dc:creator>
            <dc:date>2021-04-05T13:47:30.080457689</dc:date>
          </office:change-info>
          <table:previous>
            <table:change-track-table-cell/>
          </table:previous>
        </table:cell-content-change>
        <table:cell-content-change table:id="ct678">
          <table:cell-address table:column="11" table:row="49" table:table="4"/>
          <office:change-info>
            <dc:creator> </dc:creator>
            <dc:date>2021-04-05T13:47:30.080471861</dc:date>
          </office:change-info>
          <table:previous>
            <table:change-track-table-cell/>
          </table:previous>
        </table:cell-content-change>
        <table:cell-content-change table:id="ct679">
          <table:cell-address table:column="11" table:row="50" table:table="4"/>
          <office:change-info>
            <dc:creator> </dc:creator>
            <dc:date>2021-04-05T13:47:30.080485910</dc:date>
          </office:change-info>
          <table:previous>
            <table:change-track-table-cell/>
          </table:previous>
        </table:cell-content-change>
        <table:cell-content-change table:id="ct680">
          <table:cell-address table:column="11" table:row="51" table:table="4"/>
          <office:change-info>
            <dc:creator> </dc:creator>
            <dc:date>2021-04-05T13:47:30.080499611</dc:date>
          </office:change-info>
          <table:previous>
            <table:change-track-table-cell/>
          </table:previous>
        </table:cell-content-change>
        <table:cell-content-change table:id="ct681">
          <table:cell-address table:column="11" table:row="52" table:table="4"/>
          <office:change-info>
            <dc:creator> </dc:creator>
            <dc:date>2021-04-05T13:47:30.080513352</dc:date>
          </office:change-info>
          <table:previous>
            <table:change-track-table-cell/>
          </table:previous>
        </table:cell-content-change>
        <table:cell-content-change table:id="ct682">
          <table:cell-address table:column="11" table:row="53" table:table="4"/>
          <office:change-info>
            <dc:creator> </dc:creator>
            <dc:date>2021-04-05T13:47:30.080527121</dc:date>
          </office:change-info>
          <table:previous>
            <table:change-track-table-cell/>
          </table:previous>
        </table:cell-content-change>
        <table:cell-content-change table:id="ct683">
          <table:cell-address table:column="11" table:row="54" table:table="4"/>
          <office:change-info>
            <dc:creator> </dc:creator>
            <dc:date>2021-04-05T13:47:30.080540699</dc:date>
          </office:change-info>
          <table:previous>
            <table:change-track-table-cell/>
          </table:previous>
        </table:cell-content-change>
        <table:cell-content-change table:id="ct684">
          <table:cell-address table:column="11" table:row="55" table:table="4"/>
          <office:change-info>
            <dc:creator> </dc:creator>
            <dc:date>2021-04-05T13:47:30.080555510</dc:date>
          </office:change-info>
          <table:previous>
            <table:change-track-table-cell/>
          </table:previous>
        </table:cell-content-change>
        <table:cell-content-change table:id="ct685">
          <table:cell-address table:column="11" table:row="56" table:table="4"/>
          <office:change-info>
            <dc:creator> </dc:creator>
            <dc:date>2021-04-05T13:47:30.080571170</dc:date>
          </office:change-info>
          <table:previous>
            <table:change-track-table-cell/>
          </table:previous>
        </table:cell-content-change>
        <table:cell-content-change table:id="ct686">
          <table:cell-address table:column="11" table:row="57" table:table="4"/>
          <office:change-info>
            <dc:creator> </dc:creator>
            <dc:date>2021-04-05T13:47:30.080587800</dc:date>
          </office:change-info>
          <table:previous>
            <table:change-track-table-cell/>
          </table:previous>
        </table:cell-content-change>
        <table:cell-content-change table:id="ct687">
          <table:cell-address table:column="11" table:row="58" table:table="4"/>
          <office:change-info>
            <dc:creator> </dc:creator>
            <dc:date>2021-04-05T13:47:30.080602503</dc:date>
          </office:change-info>
          <table:previous>
            <table:change-track-table-cell/>
          </table:previous>
        </table:cell-content-change>
        <table:cell-content-change table:id="ct688">
          <table:cell-address table:column="11" table:row="59" table:table="4"/>
          <office:change-info>
            <dc:creator> </dc:creator>
            <dc:date>2021-04-05T13:47:30.080617352</dc:date>
          </office:change-info>
          <table:previous>
            <table:change-track-table-cell/>
          </table:previous>
        </table:cell-content-change>
        <table:cell-content-change table:id="ct689">
          <table:cell-address table:column="11" table:row="60" table:table="4"/>
          <office:change-info>
            <dc:creator> </dc:creator>
            <dc:date>2021-04-05T13:47:30.0806423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1" table:row="61" table:table="4"/>
          <office:change-info>
            <dc:creator> </dc:creator>
            <dc:date>2021-04-05T13:47:30.080676646</dc:date>
          </office:change-info>
          <table:previous>
            <table:change-track-table-cell/>
          </table:previous>
        </table:cell-content-change>
        <table:cell-content-change table:id="ct691">
          <table:cell-address table:column="11" table:row="62" table:table="4"/>
          <office:change-info>
            <dc:creator> </dc:creator>
            <dc:date>2021-04-05T13:47:30.080705638</dc:date>
          </office:change-info>
          <table:previous>
            <table:change-track-table-cell/>
          </table:previous>
        </table:cell-content-change>
        <table:cell-content-change table:id="ct692">
          <table:cell-address table:column="11" table:row="63" table:table="4"/>
          <office:change-info>
            <dc:creator> </dc:creator>
            <dc:date>2021-04-05T13:47:30.080733178</dc:date>
          </office:change-info>
          <table:previous>
            <table:change-track-table-cell/>
          </table:previous>
        </table:cell-content-change>
        <table:cell-content-change table:id="ct693">
          <table:cell-address table:column="11" table:row="64" table:table="4"/>
          <office:change-info>
            <dc:creator> </dc:creator>
            <dc:date>2021-04-05T13:47:30.080759069</dc:date>
          </office:change-info>
          <table:previous>
            <table:change-track-table-cell/>
          </table:previous>
        </table:cell-content-change>
        <table:cell-content-change table:id="ct694">
          <table:cell-address table:column="11" table:row="65" table:table="4"/>
          <office:change-info>
            <dc:creator> </dc:creator>
            <dc:date>2021-04-05T13:47:30.080792174</dc:date>
          </office:change-info>
          <table:previous>
            <table:change-track-table-cell/>
          </table:previous>
        </table:cell-content-change>
        <table:cell-content-change table:id="ct695">
          <table:cell-address table:column="11" table:row="66" table:table="4"/>
          <office:change-info>
            <dc:creator> </dc:creator>
            <dc:date>2021-04-05T13:47:30.080827817</dc:date>
          </office:change-info>
          <table:previous>
            <table:change-track-table-cell/>
          </table:previous>
        </table:cell-content-change>
        <table:cell-content-change table:id="ct696">
          <table:cell-address table:column="11" table:row="67" table:table="4"/>
          <office:change-info>
            <dc:creator> </dc:creator>
            <dc:date>2021-04-05T13:47:30.080861353</dc:date>
          </office:change-info>
          <table:previous>
            <table:change-track-table-cell/>
          </table:previous>
        </table:cell-content-change>
        <table:cell-content-change table:id="ct697">
          <table:cell-address table:column="11" table:row="68" table:table="4"/>
          <office:change-info>
            <dc:creator> </dc:creator>
            <dc:date>2021-04-05T13:47:30.080892305</dc:date>
          </office:change-info>
          <table:previous>
            <table:change-track-table-cell/>
          </table:previous>
        </table:cell-content-change>
        <table:cell-content-change table:id="ct698">
          <table:cell-address table:column="11" table:row="69" table:table="4"/>
          <office:change-info>
            <dc:creator> </dc:creator>
            <dc:date>2021-04-05T13:47:30.080904310</dc:date>
          </office:change-info>
          <table:previous>
            <table:change-track-table-cell/>
          </table:previous>
        </table:cell-content-change>
        <table:cell-content-change table:id="ct699">
          <table:cell-address table:column="11" table:row="70" table:table="4"/>
          <office:change-info>
            <dc:creator> </dc:creator>
            <dc:date>2021-04-05T13:47:30.080914372</dc:date>
          </office:change-info>
          <table:previous>
            <table:change-track-table-cell/>
          </table:previous>
        </table:cell-content-change>
        <table:cell-content-change table:id="ct700">
          <table:cell-address table:column="11" table:row="71" table:table="4"/>
          <office:change-info>
            <dc:creator> </dc:creator>
            <dc:date>2021-04-05T13:47:30.080923852</dc:date>
          </office:change-info>
          <table:previous>
            <table:change-track-table-cell/>
          </table:previous>
        </table:cell-content-change>
        <table:cell-content-change table:id="ct701">
          <table:cell-address table:column="11" table:row="72" table:table="4"/>
          <office:change-info>
            <dc:creator> </dc:creator>
            <dc:date>2021-04-05T13:47:30.080932699</dc:date>
          </office:change-info>
          <table:previous>
            <table:change-track-table-cell/>
          </table:previous>
        </table:cell-content-change>
        <table:cell-content-change table:id="ct702">
          <table:cell-address table:column="11" table:row="73" table:table="4"/>
          <office:change-info>
            <dc:creator> </dc:creator>
            <dc:date>2021-04-05T13:47:30.080942135</dc:date>
          </office:change-info>
          <table:previous>
            <table:change-track-table-cell/>
          </table:previous>
        </table:cell-content-change>
        <table:cell-content-change table:id="ct703">
          <table:cell-address table:column="11" table:row="74" table:table="4"/>
          <office:change-info>
            <dc:creator> </dc:creator>
            <dc:date>2021-04-05T13:47:30.080951608</dc:date>
          </office:change-info>
          <table:previous>
            <table:change-track-table-cell/>
          </table:previous>
        </table:cell-content-change>
        <table:cell-content-change table:id="ct704">
          <table:cell-address table:column="11" table:row="75" table:table="4"/>
          <office:change-info>
            <dc:creator> </dc:creator>
            <dc:date>2021-04-05T13:47:30.080960917</dc:date>
          </office:change-info>
          <table:previous>
            <table:change-track-table-cell/>
          </table:previous>
        </table:cell-content-change>
        <table:cell-content-change table:id="ct705">
          <table:cell-address table:column="11" table:row="76" table:table="4"/>
          <office:change-info>
            <dc:creator> </dc:creator>
            <dc:date>2021-04-05T13:47:30.080969809</dc:date>
          </office:change-info>
          <table:previous>
            <table:change-track-table-cell/>
          </table:previous>
        </table:cell-content-change>
        <table:cell-content-change table:id="ct706">
          <table:cell-address table:column="11" table:row="77" table:table="4"/>
          <office:change-info>
            <dc:creator> </dc:creator>
            <dc:date>2021-04-05T13:47:30.080978577</dc:date>
          </office:change-info>
          <table:previous>
            <table:change-track-table-cell/>
          </table:previous>
        </table:cell-content-change>
        <table:cell-content-change table:id="ct707">
          <table:cell-address table:column="11" table:row="78" table:table="4"/>
          <office:change-info>
            <dc:creator> </dc:creator>
            <dc:date>2021-04-05T13:47:30.080987896</dc:date>
          </office:change-info>
          <table:previous>
            <table:change-track-table-cell/>
          </table:previous>
        </table:cell-content-change>
        <table:cell-content-change table:id="ct708">
          <table:cell-address table:column="11" table:row="79" table:table="4"/>
          <office:change-info>
            <dc:creator> </dc:creator>
            <dc:date>2021-04-05T13:47:30.080997912</dc:date>
          </office:change-info>
          <table:previous>
            <table:change-track-table-cell/>
          </table:previous>
        </table:cell-content-change>
        <table:cell-content-change table:id="ct709">
          <table:cell-address table:column="11" table:row="80" table:table="4"/>
          <office:change-info>
            <dc:creator> </dc:creator>
            <dc:date>2021-04-05T13:47:30.081007756</dc:date>
          </office:change-info>
          <table:previous>
            <table:change-track-table-cell/>
          </table:previous>
        </table:cell-content-change>
        <table:cell-content-change table:id="ct710">
          <table:cell-address table:column="11" table:row="81" table:table="4"/>
          <office:change-info>
            <dc:creator> </dc:creator>
            <dc:date>2021-04-05T13:47:30.081018508</dc:date>
          </office:change-info>
          <table:previous>
            <table:change-track-table-cell/>
          </table:previous>
        </table:cell-content-change>
        <table:cell-content-change table:id="ct711">
          <table:cell-address table:column="11" table:row="82" table:table="4"/>
          <office:change-info>
            <dc:creator> </dc:creator>
            <dc:date>2021-04-05T13:47:30.081028530</dc:date>
          </office:change-info>
          <table:previous>
            <table:change-track-table-cell/>
          </table:previous>
        </table:cell-content-change>
        <table:cell-content-change table:id="ct712">
          <table:cell-address table:column="11" table:row="83" table:table="4"/>
          <office:change-info>
            <dc:creator> </dc:creator>
            <dc:date>2021-04-05T13:47:30.081038360</dc:date>
          </office:change-info>
          <table:previous>
            <table:change-track-table-cell/>
          </table:previous>
        </table:cell-content-change>
        <table:cell-content-change table:id="ct713">
          <table:cell-address table:column="11" table:row="84" table:table="4"/>
          <office:change-info>
            <dc:creator> </dc:creator>
            <dc:date>2021-04-05T13:47:30.081048395</dc:date>
          </office:change-info>
          <table:previous>
            <table:change-track-table-cell/>
          </table:previous>
        </table:cell-content-change>
        <table:cell-content-change table:id="ct714">
          <table:cell-address table:column="11" table:row="85" table:table="4"/>
          <office:change-info>
            <dc:creator> </dc:creator>
            <dc:date>2021-04-05T13:47:30.081058582</dc:date>
          </office:change-info>
          <table:previous>
            <table:change-track-table-cell/>
          </table:previous>
        </table:cell-content-change>
        <table:cell-content-change table:id="ct715">
          <table:cell-address table:column="11" table:row="86" table:table="4"/>
          <office:change-info>
            <dc:creator> </dc:creator>
            <dc:date>2021-04-05T13:47:30.081068898</dc:date>
          </office:change-info>
          <table:previous>
            <table:change-track-table-cell/>
          </table:previous>
        </table:cell-content-change>
        <table:cell-content-change table:id="ct716">
          <table:cell-address table:column="11" table:row="87" table:table="4"/>
          <office:change-info>
            <dc:creator> </dc:creator>
            <dc:date>2021-04-05T13:47:30.081078657</dc:date>
          </office:change-info>
          <table:previous>
            <table:change-track-table-cell/>
          </table:previous>
        </table:cell-content-change>
        <table:cell-content-change table:id="ct717">
          <table:cell-address table:column="11" table:row="88" table:table="4"/>
          <office:change-info>
            <dc:creator> </dc:creator>
            <dc:date>2021-04-05T13:47:30.081087761</dc:date>
          </office:change-info>
          <table:previous>
            <table:change-track-table-cell/>
          </table:previous>
        </table:cell-content-change>
        <table:cell-content-change table:id="ct718">
          <table:cell-address table:column="11" table:row="89" table:table="4"/>
          <office:change-info>
            <dc:creator> </dc:creator>
            <dc:date>2021-04-05T13:47:30.081097374</dc:date>
          </office:change-info>
          <table:previous>
            <table:change-track-table-cell/>
          </table:previous>
        </table:cell-content-change>
        <table:cell-content-change table:id="ct719">
          <table:cell-address table:column="11" table:row="90" table:table="4"/>
          <office:change-info>
            <dc:creator> </dc:creator>
            <dc:date>2021-04-05T13:47:30.081106420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91" table:table="4"/>
          <office:change-info>
            <dc:creator> </dc:creator>
            <dc:date>2021-04-05T13:47:30.081115927</dc:date>
          </office:change-info>
          <table:previous>
            <table:change-track-table-cell/>
          </table:previous>
        </table:cell-content-change>
        <table:cell-content-change table:id="ct721">
          <table:cell-address table:column="11" table:row="92" table:table="4"/>
          <office:change-info>
            <dc:creator> </dc:creator>
            <dc:date>2021-04-05T13:47:30.081125536</dc:date>
          </office:change-info>
          <table:previous>
            <table:change-track-table-cell/>
          </table:previous>
        </table:cell-content-change>
        <table:cell-content-change table:id="ct722">
          <table:cell-address table:column="11" table:row="93" table:table="4"/>
          <office:change-info>
            <dc:creator> </dc:creator>
            <dc:date>2021-04-05T13:47:30.081135230</dc:date>
          </office:change-info>
          <table:previous>
            <table:change-track-table-cell/>
          </table:previous>
        </table:cell-content-change>
        <table:cell-content-change table:id="ct723">
          <table:cell-address table:column="11" table:row="94" table:table="4"/>
          <office:change-info>
            <dc:creator> </dc:creator>
            <dc:date>2021-04-05T13:47:30.081145766</dc:date>
          </office:change-info>
          <table:previous>
            <table:change-track-table-cell/>
          </table:previous>
        </table:cell-content-change>
        <table:cell-content-change table:id="ct724">
          <table:cell-address table:column="11" table:row="95" table:table="4"/>
          <office:change-info>
            <dc:creator> </dc:creator>
            <dc:date>2021-04-05T13:47:30.081155997</dc:date>
          </office:change-info>
          <table:previous>
            <table:change-track-table-cell/>
          </table:previous>
        </table:cell-content-change>
        <table:cell-content-change table:id="ct725">
          <table:cell-address table:column="11" table:row="96" table:table="4"/>
          <office:change-info>
            <dc:creator> </dc:creator>
            <dc:date>2021-04-05T13:47:30.081166326</dc:date>
          </office:change-info>
          <table:previous>
            <table:change-track-table-cell/>
          </table:previous>
        </table:cell-content-change>
        <table:cell-content-change table:id="ct726">
          <table:cell-address table:column="11" table:row="97" table:table="4"/>
          <office:change-info>
            <dc:creator> </dc:creator>
            <dc:date>2021-04-05T13:47:30.081176079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98" table:table="4"/>
          <office:change-info>
            <dc:creator> </dc:creator>
            <dc:date>2021-04-05T13:47:30.081185507</dc:date>
          </office:change-info>
          <table:previous>
            <table:change-track-table-cell/>
          </table:previous>
        </table:cell-content-change>
        <table:cell-content-change table:id="ct728">
          <table:cell-address table:column="11" table:row="99" table:table="4"/>
          <office:change-info>
            <dc:creator> </dc:creator>
            <dc:date>2021-04-05T13:47:30.081194634</dc:date>
          </office:change-info>
          <table:previous>
            <table:change-track-table-cell/>
          </table:previous>
        </table:cell-content-change>
        <table:cell-content-change table:id="ct729">
          <table:cell-address table:column="11" table:row="100" table:table="4"/>
          <office:change-info>
            <dc:creator> </dc:creator>
            <dc:date>2021-04-05T13:47:30.081204420</dc:date>
          </office:change-info>
          <table:previous>
            <table:change-track-table-cell/>
          </table:previous>
        </table:cell-content-change>
        <table:cell-content-change table:id="ct730">
          <table:cell-address table:column="11" table:row="101" table:table="4"/>
          <office:change-info>
            <dc:creator> </dc:creator>
            <dc:date>2021-04-05T13:47:30.081214449</dc:date>
          </office:change-info>
          <table:previous>
            <table:change-track-table-cell/>
          </table:previous>
        </table:cell-content-change>
        <table:cell-content-change table:id="ct731">
          <table:cell-address table:column="11" table:row="102" table:table="4"/>
          <office:change-info>
            <dc:creator> </dc:creator>
            <dc:date>2021-04-05T13:47:30.081224894</dc:date>
          </office:change-info>
          <table:previous>
            <table:change-track-table-cell/>
          </table:previous>
        </table:cell-content-change>
        <table:cell-content-change table:id="ct732">
          <table:cell-address table:column="11" table:row="103" table:table="4"/>
          <office:change-info>
            <dc:creator> </dc:creator>
            <dc:date>2021-04-05T13:47:30.081235095</dc:date>
          </office:change-info>
          <table:previous>
            <table:change-track-table-cell/>
          </table:previous>
        </table:cell-content-change>
        <table:cell-content-change table:id="ct733">
          <table:cell-address table:column="11" table:row="104" table:table="4"/>
          <office:change-info>
            <dc:creator> </dc:creator>
            <dc:date>2021-04-05T13:47:30.081245139</dc:date>
          </office:change-info>
          <table:previous>
            <table:change-track-table-cell/>
          </table:previous>
        </table:cell-content-change>
        <table:cell-content-change table:id="ct734">
          <table:cell-address table:column="11" table:row="105" table:table="4"/>
          <office:change-info>
            <dc:creator> </dc:creator>
            <dc:date>2021-04-05T13:47:30.081254723</dc:date>
          </office:change-info>
          <table:previous>
            <table:change-track-table-cell/>
          </table:previous>
        </table:cell-content-change>
        <table:cell-content-change table:id="ct735">
          <table:cell-address table:column="11" table:row="106" table:table="4"/>
          <office:change-info>
            <dc:creator> </dc:creator>
            <dc:date>2021-04-05T13:47:30.081264804</dc:date>
          </office:change-info>
          <table:previous>
            <table:change-track-table-cell/>
          </table:previous>
        </table:cell-content-change>
        <table:cell-content-change table:id="ct736">
          <table:cell-address table:column="11" table:row="107" table:table="4"/>
          <office:change-info>
            <dc:creator> </dc:creator>
            <dc:date>2021-04-05T13:47:30.081274999</dc:date>
          </office:change-info>
          <table:previous>
            <table:change-track-table-cell/>
          </table:previous>
        </table:cell-content-change>
        <table:cell-content-change table:id="ct737">
          <table:cell-address table:column="11" table:row="108" table:table="4"/>
          <office:change-info>
            <dc:creator> </dc:creator>
            <dc:date>2021-04-05T13:47:30.081285268</dc:date>
          </office:change-info>
          <table:previous>
            <table:change-track-table-cell/>
          </table:previous>
        </table:cell-content-change>
        <table:cell-content-change table:id="ct738">
          <table:cell-address table:column="11" table:row="109" table:table="4"/>
          <office:change-info>
            <dc:creator> </dc:creator>
            <dc:date>2021-04-05T13:47:30.081295717</dc:date>
          </office:change-info>
          <table:previous>
            <table:change-track-table-cell/>
          </table:previous>
        </table:cell-content-change>
        <table:cell-content-change table:id="ct739">
          <table:cell-address table:column="11" table:row="110" table:table="4"/>
          <office:change-info>
            <dc:creator> </dc:creator>
            <dc:date>2021-04-05T13:47:30.081306242</dc:date>
          </office:change-info>
          <table:previous>
            <table:change-track-table-cell/>
          </table:previous>
        </table:cell-content-change>
        <table:cell-content-change table:id="ct740">
          <table:cell-address table:column="11" table:row="111" table:table="4"/>
          <office:change-info>
            <dc:creator> </dc:creator>
            <dc:date>2021-04-05T13:47:30.081316673</dc:date>
          </office:change-info>
          <table:previous>
            <table:change-track-table-cell/>
          </table:previous>
        </table:cell-content-change>
        <table:cell-content-change table:id="ct741">
          <table:cell-address table:column="11" table:row="112" table:table="4"/>
          <office:change-info>
            <dc:creator> </dc:creator>
            <dc:date>2021-04-05T13:47:30.081327210</dc:date>
          </office:change-info>
          <table:previous>
            <table:change-track-table-cell/>
          </table:previous>
        </table:cell-content-change>
        <table:cell-content-change table:id="ct742">
          <table:cell-address table:column="11" table:row="113" table:table="4"/>
          <office:change-info>
            <dc:creator> </dc:creator>
            <dc:date>2021-04-05T13:47:30.081337570</dc:date>
          </office:change-info>
          <table:previous>
            <table:change-track-table-cell/>
          </table:previous>
        </table:cell-content-change>
        <table:cell-content-change table:id="ct743">
          <table:cell-address table:column="11" table:row="114" table:table="4"/>
          <office:change-info>
            <dc:creator> </dc:creator>
            <dc:date>2021-04-05T13:47:30.081348228</dc:date>
          </office:change-info>
          <table:previous>
            <table:change-track-table-cell/>
          </table:previous>
        </table:cell-content-change>
        <table:cell-content-change table:id="ct744">
          <table:cell-address table:column="11" table:row="115" table:table="4"/>
          <office:change-info>
            <dc:creator> </dc:creator>
            <dc:date>2021-04-05T13:47:30.081357856</dc:date>
          </office:change-info>
          <table:previous>
            <table:change-track-table-cell/>
          </table:previous>
        </table:cell-content-change>
        <table:cell-content-change table:id="ct745">
          <table:cell-address table:column="11" table:row="116" table:table="4"/>
          <office:change-info>
            <dc:creator> </dc:creator>
            <dc:date>2021-04-05T13:47:30.081367345</dc:date>
          </office:change-info>
          <table:previous>
            <table:change-track-table-cell/>
          </table:previous>
        </table:cell-content-change>
        <table:cell-content-change table:id="ct746">
          <table:cell-address table:column="11" table:row="117" table:table="4"/>
          <office:change-info>
            <dc:creator> </dc:creator>
            <dc:date>2021-04-05T13:47:30.081387554</dc:date>
          </office:change-info>
          <table:previous>
            <table:change-track-table-cell/>
          </table:previous>
        </table:cell-content-change>
        <table:cell-content-change table:id="ct747">
          <table:cell-address table:column="11" table:row="118" table:table="4"/>
          <office:change-info>
            <dc:creator> </dc:creator>
            <dc:date>2021-04-05T13:47:30.081398547</dc:date>
          </office:change-info>
          <table:previous>
            <table:change-track-table-cell/>
          </table:previous>
        </table:cell-content-change>
        <table:cell-content-change table:id="ct748">
          <table:cell-address table:column="11" table:row="119" table:table="4"/>
          <office:change-info>
            <dc:creator> </dc:creator>
            <dc:date>2021-04-05T13:47:30.081408201</dc:date>
          </office:change-info>
          <table:previous>
            <table:change-track-table-cell/>
          </table:previous>
        </table:cell-content-change>
        <table:cell-content-change table:id="ct749">
          <table:cell-address table:column="11" table:row="120" table:table="4"/>
          <office:change-info>
            <dc:creator> </dc:creator>
            <dc:date>2021-04-05T13:47:30.081432191</dc:date>
          </office:change-info>
          <table:previous>
            <table:change-track-table-cell/>
          </table:previous>
        </table:cell-content-change>
        <table:cell-content-change table:id="ct750">
          <table:cell-address table:column="11" table:row="121" table:table="4"/>
          <office:change-info>
            <dc:creator> </dc:creator>
            <dc:date>2021-04-05T13:47:30.081449971</dc:date>
          </office:change-info>
          <table:previous>
            <table:change-track-table-cell/>
          </table:previous>
        </table:cell-content-change>
        <table:cell-content-change table:id="ct751">
          <table:cell-address table:column="11" table:row="122" table:table="4"/>
          <office:change-info>
            <dc:creator> </dc:creator>
            <dc:date>2021-04-05T13:47:30.081466260</dc:date>
          </office:change-info>
          <table:previous>
            <table:change-track-table-cell/>
          </table:previous>
        </table:cell-content-change>
        <table:cell-content-change table:id="ct752">
          <table:cell-address table:column="11" table:row="123" table:table="4"/>
          <office:change-info>
            <dc:creator> </dc:creator>
            <dc:date>2021-04-05T13:47:30.081482489</dc:date>
          </office:change-info>
          <table:previous>
            <table:change-track-table-cell/>
          </table:previous>
        </table:cell-content-change>
        <table:cell-content-change table:id="ct753">
          <table:cell-address table:column="11" table:row="124" table:table="4"/>
          <office:change-info>
            <dc:creator> </dc:creator>
            <dc:date>2021-04-05T13:47:30.081498756</dc:date>
          </office:change-info>
          <table:previous>
            <table:change-track-table-cell/>
          </table:previous>
        </table:cell-content-change>
        <table:cell-content-change table:id="ct754">
          <table:cell-address table:column="11" table:row="125" table:table="4"/>
          <office:change-info>
            <dc:creator> </dc:creator>
            <dc:date>2021-04-05T13:47:30.081515048</dc:date>
          </office:change-info>
          <table:previous>
            <table:change-track-table-cell/>
          </table:previous>
        </table:cell-content-change>
        <table:cell-content-change table:id="ct755">
          <table:cell-address table:column="11" table:row="126" table:table="4"/>
          <office:change-info>
            <dc:creator> </dc:creator>
            <dc:date>2021-04-05T13:47:30.081531429</dc:date>
          </office:change-info>
          <table:previous>
            <table:change-track-table-cell/>
          </table:previous>
        </table:cell-content-change>
        <table:cell-content-change table:id="ct756">
          <table:cell-address table:column="11" table:row="127" table:table="4"/>
          <office:change-info>
            <dc:creator> </dc:creator>
            <dc:date>2021-04-05T13:47:30.081547746</dc:date>
          </office:change-info>
          <table:previous>
            <table:change-track-table-cell/>
          </table:previous>
        </table:cell-content-change>
        <table:cell-content-change table:id="ct757">
          <table:cell-address table:column="11" table:row="128" table:table="4"/>
          <office:change-info>
            <dc:creator> </dc:creator>
            <dc:date>2021-04-05T13:47:30.081564256</dc:date>
          </office:change-info>
          <table:previous>
            <table:change-track-table-cell/>
          </table:previous>
        </table:cell-content-change>
        <table:cell-content-change table:id="ct758">
          <table:cell-address table:column="11" table:row="129" table:table="4"/>
          <office:change-info>
            <dc:creator> </dc:creator>
            <dc:date>2021-04-05T13:47:30.081580893</dc:date>
          </office:change-info>
          <table:previous>
            <table:change-track-table-cell/>
          </table:previous>
        </table:cell-content-change>
        <table:cell-content-change table:id="ct759">
          <table:cell-address table:column="11" table:row="130" table:table="4"/>
          <office:change-info>
            <dc:creator> </dc:creator>
            <dc:date>2021-04-05T13:47:30.081616171</dc:date>
          </office:change-info>
          <table:previous>
            <table:change-track-table-cell/>
          </table:previous>
        </table:cell-content-change>
        <table:cell-content-change table:id="ct760">
          <table:cell-address table:column="11" table:row="131" table:table="4"/>
          <office:change-info>
            <dc:creator> </dc:creator>
            <dc:date>2021-04-05T13:47:30.081624539</dc:date>
          </office:change-info>
          <table:previous>
            <table:change-track-table-cell/>
          </table:previous>
        </table:cell-content-change>
        <table:cell-content-change table:id="ct761">
          <table:cell-address table:column="11" table:row="132" table:table="4"/>
          <office:change-info>
            <dc:creator> </dc:creator>
            <dc:date>2021-04-05T13:47:30.081633174</dc:date>
          </office:change-info>
          <table:previous>
            <table:change-track-table-cell/>
          </table:previous>
        </table:cell-content-change>
        <table:cell-content-change table:id="ct762">
          <table:cell-address table:column="11" table:row="133" table:table="4"/>
          <office:change-info>
            <dc:creator> </dc:creator>
            <dc:date>2021-04-05T13:47:30.081641566</dc:date>
          </office:change-info>
          <table:previous>
            <table:change-track-table-cell/>
          </table:previous>
        </table:cell-content-change>
        <table:cell-content-change table:id="ct763">
          <table:cell-address table:column="11" table:row="134" table:table="4"/>
          <office:change-info>
            <dc:creator> </dc:creator>
            <dc:date>2021-04-05T13:47:30.081650195</dc:date>
          </office:change-info>
          <table:previous>
            <table:change-track-table-cell/>
          </table:previous>
        </table:cell-content-change>
        <table:cell-content-change table:id="ct764">
          <table:cell-address table:column="11" table:row="135" table:table="4"/>
          <office:change-info>
            <dc:creator> </dc:creator>
            <dc:date>2021-04-05T13:47:30.081658829</dc:date>
          </office:change-info>
          <table:previous>
            <table:change-track-table-cell/>
          </table:previous>
        </table:cell-content-change>
        <table:cell-content-change table:id="ct765">
          <table:cell-address table:column="11" table:row="136" table:table="4"/>
          <office:change-info>
            <dc:creator> </dc:creator>
            <dc:date>2021-04-05T13:47:30.081667424</dc:date>
          </office:change-info>
          <table:previous>
            <table:change-track-table-cell/>
          </table:previous>
        </table:cell-content-change>
        <table:cell-content-change table:id="ct766">
          <table:cell-address table:column="11" table:row="137" table:table="4"/>
          <office:change-info>
            <dc:creator> </dc:creator>
            <dc:date>2021-04-05T13:47:30.081676016</dc:date>
          </office:change-info>
          <table:previous>
            <table:change-track-table-cell/>
          </table:previous>
        </table:cell-content-change>
        <table:cell-content-change table:id="ct767">
          <table:cell-address table:column="11" table:row="138" table:table="4"/>
          <office:change-info>
            <dc:creator> </dc:creator>
            <dc:date>2021-04-05T13:47:30.081684687</dc:date>
          </office:change-info>
          <table:previous>
            <table:change-track-table-cell/>
          </table:previous>
        </table:cell-content-change>
        <table:cell-content-change table:id="ct768">
          <table:cell-address table:column="11" table:row="139" table:table="4"/>
          <office:change-info>
            <dc:creator> </dc:creator>
            <dc:date>2021-04-05T13:47:30.081693537</dc:date>
          </office:change-info>
          <table:previous>
            <table:change-track-table-cell/>
          </table:previous>
        </table:cell-content-change>
        <table:cell-content-change table:id="ct769">
          <table:cell-address table:column="11" table:row="140" table:table="4"/>
          <office:change-info>
            <dc:creator> </dc:creator>
            <dc:date>2021-04-05T13:47:30.081702285</dc:date>
          </office:change-info>
          <table:previous>
            <table:change-track-table-cell/>
          </table:previous>
        </table:cell-content-change>
        <table:cell-content-change table:id="ct770">
          <table:cell-address table:column="11" table:row="141" table:table="4"/>
          <office:change-info>
            <dc:creator> </dc:creator>
            <dc:date>2021-04-05T13:47:30.081711122</dc:date>
          </office:change-info>
          <table:previous>
            <table:change-track-table-cell/>
          </table:previous>
        </table:cell-content-change>
        <table:cell-content-change table:id="ct771">
          <table:cell-address table:column="11" table:row="142" table:table="4"/>
          <office:change-info>
            <dc:creator> </dc:creator>
            <dc:date>2021-04-05T13:47:30.081719920</dc:date>
          </office:change-info>
          <table:previous>
            <table:change-track-table-cell/>
          </table:previous>
        </table:cell-content-change>
        <table:cell-content-change table:id="ct772">
          <table:cell-address table:column="11" table:row="143" table:table="4"/>
          <office:change-info>
            <dc:creator> </dc:creator>
            <dc:date>2021-04-05T13:47:30.081728812</dc:date>
          </office:change-info>
          <table:previous>
            <table:change-track-table-cell/>
          </table:previous>
        </table:cell-content-change>
        <table:cell-content-change table:id="ct773">
          <table:cell-address table:column="11" table:row="144" table:table="4"/>
          <office:change-info>
            <dc:creator> </dc:creator>
            <dc:date>2021-04-05T13:47:30.081737931</dc:date>
          </office:change-info>
          <table:previous>
            <table:change-track-table-cell/>
          </table:previous>
        </table:cell-content-change>
        <table:cell-content-change table:id="ct774">
          <table:cell-address table:column="11" table:row="145" table:table="4"/>
          <office:change-info>
            <dc:creator> </dc:creator>
            <dc:date>2021-04-05T13:47:30.0817469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1" table:row="146" table:table="4"/>
          <office:change-info>
            <dc:creator> </dc:creator>
            <dc:date>2021-04-05T13:47:30.081755863</dc:date>
          </office:change-info>
          <table:previous>
            <table:change-track-table-cell/>
          </table:previous>
        </table:cell-content-change>
        <table:cell-content-change table:id="ct776">
          <table:cell-address table:column="11" table:row="147" table:table="4"/>
          <office:change-info>
            <dc:creator> </dc:creator>
            <dc:date>2021-04-05T13:47:30.081764671</dc:date>
          </office:change-info>
          <table:previous>
            <table:change-track-table-cell/>
          </table:previous>
        </table:cell-content-change>
        <table:cell-content-change table:id="ct777">
          <table:cell-address table:column="11" table:row="148" table:table="4"/>
          <office:change-info>
            <dc:creator> </dc:creator>
            <dc:date>2021-04-05T13:47:30.081773626</dc:date>
          </office:change-info>
          <table:previous>
            <table:change-track-table-cell/>
          </table:previous>
        </table:cell-content-change>
        <table:cell-content-change table:id="ct778">
          <table:cell-address table:column="11" table:row="149" table:table="4"/>
          <office:change-info>
            <dc:creator> </dc:creator>
            <dc:date>2021-04-05T13:47:30.081782666</dc:date>
          </office:change-info>
          <table:previous>
            <table:change-track-table-cell/>
          </table:previous>
        </table:cell-content-change>
        <table:cell-content-change table:id="ct779">
          <table:cell-address table:column="11" table:row="150" table:table="4"/>
          <office:change-info>
            <dc:creator> </dc:creator>
            <dc:date>2021-04-05T13:47:30.081791887</dc:date>
          </office:change-info>
          <table:previous>
            <table:change-track-table-cell/>
          </table:previous>
        </table:cell-content-change>
        <table:cell-content-change table:id="ct780">
          <table:cell-address table:column="11" table:row="151" table:table="4"/>
          <office:change-info>
            <dc:creator> </dc:creator>
            <dc:date>2021-04-05T13:47:30.081800970</dc:date>
          </office:change-info>
          <table:previous>
            <table:change-track-table-cell/>
          </table:previous>
        </table:cell-content-change>
        <table:cell-content-change table:id="ct781">
          <table:cell-address table:column="11" table:row="152" table:table="4"/>
          <office:change-info>
            <dc:creator> </dc:creator>
            <dc:date>2021-04-05T13:47:30.081811211</dc:date>
          </office:change-info>
          <table:previous>
            <table:change-track-table-cell/>
          </table:previous>
        </table:cell-content-change>
        <table:cell-content-change table:id="ct782">
          <table:cell-address table:column="11" table:row="153" table:table="4"/>
          <office:change-info>
            <dc:creator> </dc:creator>
            <dc:date>2021-04-05T13:47:30.081833258</dc:date>
          </office:change-info>
          <table:previous>
            <table:change-track-table-cell/>
          </table:previous>
        </table:cell-content-change>
        <table:cell-content-change table:id="ct783">
          <table:cell-address table:column="11" table:row="154" table:table="4"/>
          <office:change-info>
            <dc:creator> </dc:creator>
            <dc:date>2021-04-05T13:47:30.081854639</dc:date>
          </office:change-info>
          <table:previous>
            <table:change-track-table-cell/>
          </table:previous>
        </table:cell-content-change>
        <table:cell-content-change table:id="ct784">
          <table:cell-address table:column="11" table:row="155" table:table="4"/>
          <office:change-info>
            <dc:creator> </dc:creator>
            <dc:date>2021-04-05T13:47:30.081872474</dc:date>
          </office:change-info>
          <table:previous>
            <table:change-track-table-cell/>
          </table:previous>
        </table:cell-content-change>
        <table:cell-content-change table:id="ct785">
          <table:cell-address table:column="11" table:row="156" table:table="4"/>
          <office:change-info>
            <dc:creator> </dc:creator>
            <dc:date>2021-04-05T13:47:30.081889668</dc:date>
          </office:change-info>
          <table:previous>
            <table:change-track-table-cell/>
          </table:previous>
        </table:cell-content-change>
        <table:cell-content-change table:id="ct786">
          <table:cell-address table:column="11" table:row="157" table:table="4"/>
          <office:change-info>
            <dc:creator> </dc:creator>
            <dc:date>2021-04-05T13:47:30.081907075</dc:date>
          </office:change-info>
          <table:previous>
            <table:change-track-table-cell/>
          </table:previous>
        </table:cell-content-change>
        <table:cell-content-change table:id="ct787">
          <table:cell-address table:column="11" table:row="158" table:table="4"/>
          <office:change-info>
            <dc:creator> </dc:creator>
            <dc:date>2021-04-05T13:47:30.081924809</dc:date>
          </office:change-info>
          <table:previous>
            <table:change-track-table-cell/>
          </table:previous>
        </table:cell-content-change>
        <table:cell-content-change table:id="ct788">
          <table:cell-address table:column="11" table:row="159" table:table="4"/>
          <office:change-info>
            <dc:creator> </dc:creator>
            <dc:date>2021-04-05T13:47:30.081941041</dc:date>
          </office:change-info>
          <table:previous>
            <table:change-track-table-cell/>
          </table:previous>
        </table:cell-content-change>
        <table:cell-content-change table:id="ct789">
          <table:cell-address table:column="11" table:row="160" table:table="4"/>
          <office:change-info>
            <dc:creator> </dc:creator>
            <dc:date>2021-04-05T13:47:30.081958473</dc:date>
          </office:change-info>
          <table:previous>
            <table:change-track-table-cell/>
          </table:previous>
        </table:cell-content-change>
        <table:cell-content-change table:id="ct790">
          <table:cell-address table:column="11" table:row="161" table:table="4"/>
          <office:change-info>
            <dc:creator> </dc:creator>
            <dc:date>2021-04-05T13:47:30.081976599</dc:date>
          </office:change-info>
          <table:previous>
            <table:change-track-table-cell/>
          </table:previous>
        </table:cell-content-change>
        <table:cell-content-change table:id="ct791">
          <table:cell-address table:column="11" table:row="162" table:table="4"/>
          <office:change-info>
            <dc:creator> </dc:creator>
            <dc:date>2021-04-05T13:47:30.081996567</dc:date>
          </office:change-info>
          <table:previous>
            <table:change-track-table-cell/>
          </table:previous>
        </table:cell-content-change>
        <table:cell-content-change table:id="ct792">
          <table:cell-address table:column="11" table:row="163" table:table="4"/>
          <office:change-info>
            <dc:creator> </dc:creator>
            <dc:date>2021-04-05T13:47:30.082013938</dc:date>
          </office:change-info>
          <table:previous>
            <table:change-track-table-cell/>
          </table:previous>
        </table:cell-content-change>
        <table:cell-content-change table:id="ct793">
          <table:cell-address table:column="11" table:row="164" table:table="4"/>
          <office:change-info>
            <dc:creator> </dc:creator>
            <dc:date>2021-04-05T13:47:30.082032821</dc:date>
          </office:change-info>
          <table:previous>
            <table:change-track-table-cell/>
          </table:previous>
        </table:cell-content-change>
        <table:cell-content-change table:id="ct794">
          <table:cell-address table:column="11" table:row="165" table:table="4"/>
          <office:change-info>
            <dc:creator> </dc:creator>
            <dc:date>2021-04-05T13:47:30.082050871</dc:date>
          </office:change-info>
          <table:previous>
            <table:change-track-table-cell/>
          </table:previous>
        </table:cell-content-change>
        <table:cell-content-change table:id="ct795">
          <table:cell-address table:column="11" table:row="166" table:table="4"/>
          <office:change-info>
            <dc:creator> </dc:creator>
            <dc:date>2021-04-05T13:47:30.082069674</dc:date>
          </office:change-info>
          <table:previous>
            <table:change-track-table-cell/>
          </table:previous>
        </table:cell-content-change>
        <table:cell-content-change table:id="ct796">
          <table:cell-address table:column="11" table:row="167" table:table="4"/>
          <office:change-info>
            <dc:creator> </dc:creator>
            <dc:date>2021-04-05T13:47:30.082090503</dc:date>
          </office:change-info>
          <table:previous>
            <table:change-track-table-cell/>
          </table:previous>
        </table:cell-content-change>
        <table:cell-content-change table:id="ct797">
          <table:cell-address table:column="11" table:row="168" table:table="4"/>
          <office:change-info>
            <dc:creator> </dc:creator>
            <dc:date>2021-04-05T13:47:30.082109311</dc:date>
          </office:change-info>
          <table:previous>
            <table:change-track-table-cell/>
          </table:previous>
        </table:cell-content-change>
        <table:cell-content-change table:id="ct798">
          <table:cell-address table:column="11" table:row="169" table:table="4"/>
          <office:change-info>
            <dc:creator> </dc:creator>
            <dc:date>2021-04-05T13:47:30.082130148</dc:date>
          </office:change-info>
          <table:previous>
            <table:change-track-table-cell/>
          </table:previous>
        </table:cell-content-change>
        <table:cell-content-change table:id="ct799">
          <table:cell-address table:column="11" table:row="170" table:table="4"/>
          <office:change-info>
            <dc:creator> </dc:creator>
            <dc:date>2021-04-05T13:47:30.082152160</dc:date>
          </office:change-info>
          <table:previous>
            <table:change-track-table-cell/>
          </table:previous>
        </table:cell-content-change>
        <table:cell-content-change table:id="ct800">
          <table:cell-address table:column="11" table:row="171" table:table="4"/>
          <office:change-info>
            <dc:creator> </dc:creator>
            <dc:date>2021-04-05T13:47:30.082173987</dc:date>
          </office:change-info>
          <table:previous>
            <table:change-track-table-cell/>
          </table:previous>
        </table:cell-content-change>
        <table:cell-content-change table:id="ct801">
          <table:cell-address table:column="11" table:row="172" table:table="4"/>
          <office:change-info>
            <dc:creator> </dc:creator>
            <dc:date>2021-04-05T13:47:30.082193160</dc:date>
          </office:change-info>
          <table:previous>
            <table:change-track-table-cell/>
          </table:previous>
        </table:cell-content-change>
        <table:cell-content-change table:id="ct802">
          <table:cell-address table:column="11" table:row="173" table:table="4"/>
          <office:change-info>
            <dc:creator> </dc:creator>
            <dc:date>2021-04-05T13:47:30.082211664</dc:date>
          </office:change-info>
          <table:previous>
            <table:change-track-table-cell/>
          </table:previous>
        </table:cell-content-change>
        <table:cell-content-change table:id="ct803">
          <table:cell-address table:column="11" table:row="174" table:table="4"/>
          <office:change-info>
            <dc:creator> </dc:creator>
            <dc:date>2021-04-05T13:47:30.082234072</dc:date>
          </office:change-info>
          <table:previous>
            <table:change-track-table-cell/>
          </table:previous>
        </table:cell-content-change>
        <table:cell-content-change table:id="ct804">
          <table:cell-address table:column="11" table:row="175" table:table="4"/>
          <office:change-info>
            <dc:creator> </dc:creator>
            <dc:date>2021-04-05T13:47:30.082254651</dc:date>
          </office:change-info>
          <table:previous>
            <table:change-track-table-cell/>
          </table:previous>
        </table:cell-content-change>
        <table:cell-content-change table:id="ct805">
          <table:cell-address table:column="11" table:row="176" table:table="4"/>
          <office:change-info>
            <dc:creator> </dc:creator>
            <dc:date>2021-04-05T13:47:30.082275093</dc:date>
          </office:change-info>
          <table:previous>
            <table:change-track-table-cell/>
          </table:previous>
        </table:cell-content-change>
        <table:cell-content-change table:id="ct806">
          <table:cell-address table:column="11" table:row="177" table:table="4"/>
          <office:change-info>
            <dc:creator> </dc:creator>
            <dc:date>2021-04-05T13:47:30.082294817</dc:date>
          </office:change-info>
          <table:previous>
            <table:change-track-table-cell/>
          </table:previous>
        </table:cell-content-change>
        <table:cell-content-change table:id="ct807">
          <table:cell-address table:column="11" table:row="178" table:table="4"/>
          <office:change-info>
            <dc:creator> </dc:creator>
            <dc:date>2021-04-05T13:47:30.082314027</dc:date>
          </office:change-info>
          <table:previous>
            <table:change-track-table-cell/>
          </table:previous>
        </table:cell-content-change>
        <table:cell-content-change table:id="ct808">
          <table:cell-address table:column="11" table:row="179" table:table="4"/>
          <office:change-info>
            <dc:creator> </dc:creator>
            <dc:date>2021-04-05T13:47:30.082332312</dc:date>
          </office:change-info>
          <table:previous>
            <table:change-track-table-cell/>
          </table:previous>
        </table:cell-content-change>
        <table:cell-content-change table:id="ct809">
          <table:cell-address table:column="11" table:row="180" table:table="4"/>
          <office:change-info>
            <dc:creator> </dc:creator>
            <dc:date>2021-04-05T13:47:30.082350864</dc:date>
          </office:change-info>
          <table:previous>
            <table:change-track-table-cell/>
          </table:previous>
        </table:cell-content-change>
        <table:cell-content-change table:id="ct810">
          <table:cell-address table:column="11" table:row="181" table:table="4"/>
          <office:change-info>
            <dc:creator> </dc:creator>
            <dc:date>2021-04-05T13:47:30.082371246</dc:date>
          </office:change-info>
          <table:previous>
            <table:change-track-table-cell/>
          </table:previous>
        </table:cell-content-change>
        <table:cell-content-change table:id="ct811">
          <table:cell-address table:column="11" table:row="182" table:table="4"/>
          <office:change-info>
            <dc:creator> </dc:creator>
            <dc:date>2021-04-05T13:47:30.082394256</dc:date>
          </office:change-info>
          <table:previous>
            <table:change-track-table-cell/>
          </table:previous>
        </table:cell-content-change>
        <table:cell-content-change table:id="ct812">
          <table:cell-address table:column="11" table:row="183" table:table="4"/>
          <office:change-info>
            <dc:creator> </dc:creator>
            <dc:date>2021-04-05T13:47:30.082417113</dc:date>
          </office:change-info>
          <table:previous>
            <table:change-track-table-cell/>
          </table:previous>
        </table:cell-content-change>
        <table:cell-content-change table:id="ct813">
          <table:cell-address table:column="11" table:row="184" table:table="4"/>
          <office:change-info>
            <dc:creator> </dc:creator>
            <dc:date>2021-04-05T13:47:30.082439841</dc:date>
          </office:change-info>
          <table:previous>
            <table:change-track-table-cell/>
          </table:previous>
        </table:cell-content-change>
        <table:cell-content-change table:id="ct814">
          <table:cell-address table:column="11" table:row="185" table:table="4"/>
          <office:change-info>
            <dc:creator> </dc:creator>
            <dc:date>2021-04-05T13:47:30.082462472</dc:date>
          </office:change-info>
          <table:previous>
            <table:change-track-table-cell/>
          </table:previous>
        </table:cell-content-change>
        <table:cell-content-change table:id="ct815">
          <table:cell-address table:column="11" table:row="186" table:table="4"/>
          <office:change-info>
            <dc:creator> </dc:creator>
            <dc:date>2021-04-05T13:47:30.082488449</dc:date>
          </office:change-info>
          <table:previous>
            <table:change-track-table-cell/>
          </table:previous>
        </table:cell-content-change>
        <table:cell-content-change table:id="ct816">
          <table:cell-address table:column="11" table:row="187" table:table="4"/>
          <office:change-info>
            <dc:creator> </dc:creator>
            <dc:date>2021-04-05T13:47:30.082514355</dc:date>
          </office:change-info>
          <table:previous>
            <table:change-track-table-cell/>
          </table:previous>
        </table:cell-content-change>
        <table:cell-content-change table:id="ct817">
          <table:cell-address table:column="11" table:row="188" table:table="4"/>
          <office:change-info>
            <dc:creator> </dc:creator>
            <dc:date>2021-04-05T13:47:30.082539459</dc:date>
          </office:change-info>
          <table:previous>
            <table:change-track-table-cell/>
          </table:previous>
        </table:cell-content-change>
        <table:cell-content-change table:id="ct818">
          <table:cell-address table:column="11" table:row="189" table:table="4"/>
          <office:change-info>
            <dc:creator> </dc:creator>
            <dc:date>2021-04-05T13:47:30.082563473</dc:date>
          </office:change-info>
          <table:previous>
            <table:change-track-table-cell/>
          </table:previous>
        </table:cell-content-change>
        <table:cell-content-change table:id="ct819">
          <table:cell-address table:column="11" table:row="190" table:table="4"/>
          <office:change-info>
            <dc:creator> </dc:creator>
            <dc:date>2021-04-05T13:47:30.082585828</dc:date>
          </office:change-info>
          <table:previous>
            <table:change-track-table-cell/>
          </table:previous>
        </table:cell-content-change>
        <table:cell-content-change table:id="ct820">
          <table:cell-address table:column="11" table:row="191" table:table="4"/>
          <office:change-info>
            <dc:creator> </dc:creator>
            <dc:date>2021-04-05T13:47:30.082607149</dc:date>
          </office:change-info>
          <table:previous>
            <table:change-track-table-cell/>
          </table:previous>
        </table:cell-content-change>
        <table:cell-content-change table:id="ct821">
          <table:cell-address table:column="11" table:row="192" table:table="4"/>
          <office:change-info>
            <dc:creator> </dc:creator>
            <dc:date>2021-04-05T13:47:30.082631101</dc:date>
          </office:change-info>
          <table:previous>
            <table:change-track-table-cell/>
          </table:previous>
        </table:cell-content-change>
        <table:cell-content-change table:id="ct822">
          <table:cell-address table:column="11" table:row="193" table:table="4"/>
          <office:change-info>
            <dc:creator> </dc:creator>
            <dc:date>2021-04-05T13:47:30.082656811</dc:date>
          </office:change-info>
          <table:previous>
            <table:change-track-table-cell/>
          </table:previous>
        </table:cell-content-change>
        <table:cell-content-change table:id="ct823">
          <table:cell-address table:column="11" table:row="194" table:table="4"/>
          <office:change-info>
            <dc:creator> </dc:creator>
            <dc:date>2021-04-05T13:47:30.082682108</dc:date>
          </office:change-info>
          <table:previous>
            <table:change-track-table-cell/>
          </table:previous>
        </table:cell-content-change>
        <table:cell-content-change table:id="ct824">
          <table:cell-address table:column="11" table:row="195" table:table="4"/>
          <office:change-info>
            <dc:creator> </dc:creator>
            <dc:date>2021-04-05T13:47:30.082704185</dc:date>
          </office:change-info>
          <table:previous>
            <table:change-track-table-cell/>
          </table:previous>
        </table:cell-content-change>
        <table:cell-content-change table:id="ct825">
          <table:cell-address table:column="11" table:row="196" table:table="4"/>
          <office:change-info>
            <dc:creator> </dc:creator>
            <dc:date>2021-04-05T13:47:30.082725970</dc:date>
          </office:change-info>
          <table:previous>
            <table:change-track-table-cell/>
          </table:previous>
        </table:cell-content-change>
        <table:cell-content-change table:id="ct826">
          <table:cell-address table:column="11" table:row="197" table:table="4"/>
          <office:change-info>
            <dc:creator> </dc:creator>
            <dc:date>2021-04-05T13:47:30.082751915</dc:date>
          </office:change-info>
          <table:previous>
            <table:change-track-table-cell/>
          </table:previous>
        </table:cell-content-change>
        <table:cell-content-change table:id="ct827">
          <table:cell-address table:column="11" table:row="198" table:table="4"/>
          <office:change-info>
            <dc:creator> </dc:creator>
            <dc:date>2021-04-05T13:47:30.082777982</dc:date>
          </office:change-info>
          <table:previous>
            <table:change-track-table-cell/>
          </table:previous>
        </table:cell-content-change>
        <table:cell-content-change table:id="ct828">
          <table:cell-address table:column="11" table:row="199" table:table="4"/>
          <office:change-info>
            <dc:creator> </dc:creator>
            <dc:date>2021-04-05T13:47:30.082802156</dc:date>
          </office:change-info>
          <table:previous>
            <table:change-track-table-cell/>
          </table:previous>
        </table:cell-content-change>
        <table:cell-content-change table:id="ct829">
          <table:cell-address table:column="11" table:row="200" table:table="4"/>
          <office:change-info>
            <dc:creator> </dc:creator>
            <dc:date>2021-04-05T13:47:30.082827464</dc:date>
          </office:change-info>
          <table:previous>
            <table:change-track-table-cell/>
          </table:previous>
        </table:cell-content-change>
        <table:cell-content-change table:id="ct830">
          <table:cell-address table:column="11" table:row="201" table:table="4"/>
          <office:change-info>
            <dc:creator> </dc:creator>
            <dc:date>2021-04-05T13:47:30.082853583</dc:date>
          </office:change-info>
          <table:previous>
            <table:change-track-table-cell/>
          </table:previous>
        </table:cell-content-change>
        <table:cell-content-change table:id="ct831">
          <table:cell-address table:column="11" table:row="202" table:table="4"/>
          <office:change-info>
            <dc:creator> </dc:creator>
            <dc:date>2021-04-05T13:47:30.082877799</dc:date>
          </office:change-info>
          <table:previous>
            <table:change-track-table-cell/>
          </table:previous>
        </table:cell-content-change>
        <table:cell-content-change table:id="ct832">
          <table:cell-address table:column="11" table:row="203" table:table="4"/>
          <office:change-info>
            <dc:creator> </dc:creator>
            <dc:date>2021-04-05T13:47:30.082902495</dc:date>
          </office:change-info>
          <table:previous>
            <table:change-track-table-cell/>
          </table:previous>
        </table:cell-content-change>
        <table:cell-content-change table:id="ct833">
          <table:cell-address table:column="11" table:row="204" table:table="4"/>
          <office:change-info>
            <dc:creator> </dc:creator>
            <dc:date>2021-04-05T13:47:30.082927846</dc:date>
          </office:change-info>
          <table:previous>
            <table:change-track-table-cell/>
          </table:previous>
        </table:cell-content-change>
        <table:cell-content-change table:id="ct834">
          <table:cell-address table:column="11" table:row="205" table:table="4"/>
          <office:change-info>
            <dc:creator> </dc:creator>
            <dc:date>2021-04-05T13:47:30.082949404</dc:date>
          </office:change-info>
          <table:previous>
            <table:change-track-table-cell/>
          </table:previous>
        </table:cell-content-change>
        <table:cell-content-change table:id="ct835">
          <table:cell-address table:column="11" table:row="206" table:table="4"/>
          <office:change-info>
            <dc:creator> </dc:creator>
            <dc:date>2021-04-05T13:47:30.082972481</dc:date>
          </office:change-info>
          <table:previous>
            <table:change-track-table-cell/>
          </table:previous>
        </table:cell-content-change>
        <table:cell-content-change table:id="ct836">
          <table:cell-address table:column="11" table:row="207" table:table="4"/>
          <office:change-info>
            <dc:creator> </dc:creator>
            <dc:date>2021-04-05T13:47:30.082995598</dc:date>
          </office:change-info>
          <table:previous>
            <table:change-track-table-cell/>
          </table:previous>
        </table:cell-content-change>
        <table:cell-content-change table:id="ct837">
          <table:cell-address table:column="11" table:row="208" table:table="4"/>
          <office:change-info>
            <dc:creator> </dc:creator>
            <dc:date>2021-04-05T13:47:30.083017428</dc:date>
          </office:change-info>
          <table:previous>
            <table:change-track-table-cell/>
          </table:previous>
        </table:cell-content-change>
        <table:cell-content-change table:id="ct838">
          <table:cell-address table:column="11" table:row="209" table:table="4"/>
          <office:change-info>
            <dc:creator> </dc:creator>
            <dc:date>2021-04-05T13:47:30.083038255</dc:date>
          </office:change-info>
          <table:previous>
            <table:change-track-table-cell/>
          </table:previous>
        </table:cell-content-change>
        <table:cell-content-change table:id="ct839">
          <table:cell-address table:column="11" table:row="210" table:table="4"/>
          <office:change-info>
            <dc:creator> </dc:creator>
            <dc:date>2021-04-05T13:47:30.083062276</dc:date>
          </office:change-info>
          <table:previous>
            <table:change-track-table-cell/>
          </table:previous>
        </table:cell-content-change>
        <table:cell-content-change table:id="ct840">
          <table:cell-address table:column="11" table:row="211" table:table="4"/>
          <office:change-info>
            <dc:creator> </dc:creator>
            <dc:date>2021-04-05T13:47:30.083085090</dc:date>
          </office:change-info>
          <table:previous>
            <table:change-track-table-cell/>
          </table:previous>
        </table:cell-content-change>
        <table:cell-content-change table:id="ct841">
          <table:cell-address table:column="7" table:row="2" table:table="4"/>
          <office:change-info>
            <dc:creator> </dc:creator>
            <dc:date>2021-04-05T13:47:44.711346586</dc:date>
          </office:change-info>
          <table:previous>
            <table:change-track-table-cell/>
          </table:previous>
        </table:cell-content-change>
        <table:cell-content-change table:id="ct842">
          <table:cell-address table:column="7" table:row="3" table:table="4"/>
          <office:change-info>
            <dc:creator> </dc:creator>
            <dc:date>2021-04-05T13:47:44.711443928</dc:date>
          </office:change-info>
          <table:previous>
            <table:change-track-table-cell/>
          </table:previous>
        </table:cell-content-change>
        <table:cell-content-change table:id="ct843">
          <table:cell-address table:column="7" table:row="4" table:table="4"/>
          <office:change-info>
            <dc:creator> </dc:creator>
            <dc:date>2021-04-05T13:47:44.711466162</dc:date>
          </office:change-info>
          <table:previous>
            <table:change-track-table-cell/>
          </table:previous>
        </table:cell-content-change>
        <table:cell-content-change table:id="ct844">
          <table:cell-address table:column="7" table:row="5" table:table="4"/>
          <office:change-info>
            <dc:creator> </dc:creator>
            <dc:date>2021-04-05T13:47:44.711484173</dc:date>
          </office:change-info>
          <table:previous>
            <table:change-track-table-cell/>
          </table:previous>
        </table:cell-content-change>
        <table:cell-content-change table:id="ct845">
          <table:cell-address table:column="7" table:row="6" table:table="4"/>
          <office:change-info>
            <dc:creator> </dc:creator>
            <dc:date>2021-04-05T13:47:44.711502875</dc:date>
          </office:change-info>
          <table:previous>
            <table:change-track-table-cell/>
          </table:previous>
        </table:cell-content-change>
        <table:cell-content-change table:id="ct846">
          <table:cell-address table:column="7" table:row="7" table:table="4"/>
          <office:change-info>
            <dc:creator> </dc:creator>
            <dc:date>2021-04-05T13:47:44.711520615</dc:date>
          </office:change-info>
          <table:previous>
            <table:change-track-table-cell/>
          </table:previous>
        </table:cell-content-change>
        <table:cell-content-change table:id="ct847">
          <table:cell-address table:column="7" table:row="8" table:table="4"/>
          <office:change-info>
            <dc:creator> </dc:creator>
            <dc:date>2021-04-05T13:47:44.711538135</dc:date>
          </office:change-info>
          <table:previous>
            <table:change-track-table-cell/>
          </table:previous>
        </table:cell-content-change>
        <table:cell-content-change table:id="ct848">
          <table:cell-address table:column="7" table:row="9" table:table="4"/>
          <office:change-info>
            <dc:creator> </dc:creator>
            <dc:date>2021-04-05T13:47:44.711555945</dc:date>
          </office:change-info>
          <table:previous>
            <table:change-track-table-cell/>
          </table:previous>
        </table:cell-content-change>
        <table:cell-content-change table:id="ct849">
          <table:cell-address table:column="7" table:row="10" table:table="4"/>
          <office:change-info>
            <dc:creator> </dc:creator>
            <dc:date>2021-04-05T13:47:44.711573983</dc:date>
          </office:change-info>
          <table:previous>
            <table:change-track-table-cell/>
          </table:previous>
        </table:cell-content-change>
        <table:cell-content-change table:id="ct850">
          <table:cell-address table:column="7" table:row="11" table:table="4"/>
          <office:change-info>
            <dc:creator> </dc:creator>
            <dc:date>2021-04-05T13:47:44.711591623</dc:date>
          </office:change-info>
          <table:previous>
            <table:change-track-table-cell/>
          </table:previous>
        </table:cell-content-change>
        <table:cell-content-change table:id="ct851">
          <table:cell-address table:column="7" table:row="12" table:table="4"/>
          <office:change-info>
            <dc:creator> </dc:creator>
            <dc:date>2021-04-05T13:47:44.711609375</dc:date>
          </office:change-info>
          <table:previous>
            <table:change-track-table-cell/>
          </table:previous>
        </table:cell-content-change>
        <table:cell-content-change table:id="ct852">
          <table:cell-address table:column="7" table:row="13" table:table="4"/>
          <office:change-info>
            <dc:creator> </dc:creator>
            <dc:date>2021-04-05T13:47:44.711627384</dc:date>
          </office:change-info>
          <table:previous>
            <table:change-track-table-cell/>
          </table:previous>
        </table:cell-content-change>
        <table:cell-content-change table:id="ct853">
          <table:cell-address table:column="7" table:row="14" table:table="4"/>
          <office:change-info>
            <dc:creator> </dc:creator>
            <dc:date>2021-04-05T13:47:44.711646128</dc:date>
          </office:change-info>
          <table:previous>
            <table:change-track-table-cell/>
          </table:previous>
        </table:cell-content-change>
        <table:cell-content-change table:id="ct854">
          <table:cell-address table:column="7" table:row="15" table:table="4"/>
          <office:change-info>
            <dc:creator> </dc:creator>
            <dc:date>2021-04-05T13:47:44.711664477</dc:date>
          </office:change-info>
          <table:previous>
            <table:change-track-table-cell/>
          </table:previous>
        </table:cell-content-change>
        <table:cell-content-change table:id="ct855">
          <table:cell-address table:column="7" table:row="16" table:table="4"/>
          <office:change-info>
            <dc:creator> </dc:creator>
            <dc:date>2021-04-05T13:47:44.711682540</dc:date>
          </office:change-info>
          <table:previous>
            <table:change-track-table-cell/>
          </table:previous>
        </table:cell-content-change>
        <table:cell-content-change table:id="ct856">
          <table:cell-address table:column="7" table:row="17" table:table="4"/>
          <office:change-info>
            <dc:creator> </dc:creator>
            <dc:date>2021-04-05T13:47:44.711700096</dc:date>
          </office:change-info>
          <table:previous>
            <table:change-track-table-cell/>
          </table:previous>
        </table:cell-content-change>
        <table:cell-content-change table:id="ct857">
          <table:cell-address table:column="7" table:row="18" table:table="4"/>
          <office:change-info>
            <dc:creator> </dc:creator>
            <dc:date>2021-04-05T13:47:44.711717710</dc:date>
          </office:change-info>
          <table:previous>
            <table:change-track-table-cell/>
          </table:previous>
        </table:cell-content-change>
        <table:cell-content-change table:id="ct858">
          <table:cell-address table:column="7" table:row="19" table:table="4"/>
          <office:change-info>
            <dc:creator> </dc:creator>
            <dc:date>2021-04-05T13:47:44.711735525</dc:date>
          </office:change-info>
          <table:previous>
            <table:change-track-table-cell/>
          </table:previous>
        </table:cell-content-change>
        <table:cell-content-change table:id="ct859">
          <table:cell-address table:column="7" table:row="20" table:table="4"/>
          <office:change-info>
            <dc:creator> </dc:creator>
            <dc:date>2021-04-05T13:47:44.711754363</dc:date>
          </office:change-info>
          <table:previous>
            <table:change-track-table-cell/>
          </table:previous>
        </table:cell-content-change>
        <table:cell-content-change table:id="ct860">
          <table:cell-address table:column="7" table:row="21" table:table="4"/>
          <office:change-info>
            <dc:creator> </dc:creator>
            <dc:date>2021-04-05T13:47:44.711772233</dc:date>
          </office:change-info>
          <table:previous>
            <table:change-track-table-cell/>
          </table:previous>
        </table:cell-content-change>
        <table:cell-content-change table:id="ct861">
          <table:cell-address table:column="7" table:row="22" table:table="4"/>
          <office:change-info>
            <dc:creator> </dc:creator>
            <dc:date>2021-04-05T13:47:44.711790883</dc:date>
          </office:change-info>
          <table:previous>
            <table:change-track-table-cell/>
          </table:previous>
        </table:cell-content-change>
        <table:cell-content-change table:id="ct862">
          <table:cell-address table:column="7" table:row="23" table:table="4"/>
          <office:change-info>
            <dc:creator> </dc:creator>
            <dc:date>2021-04-05T13:47:44.711809525</dc:date>
          </office:change-info>
          <table:previous>
            <table:change-track-table-cell/>
          </table:previous>
        </table:cell-content-change>
        <table:cell-content-change table:id="ct863">
          <table:cell-address table:column="7" table:row="24" table:table="4"/>
          <office:change-info>
            <dc:creator> </dc:creator>
            <dc:date>2021-04-05T13:47:44.711828064</dc:date>
          </office:change-info>
          <table:previous>
            <table:change-track-table-cell/>
          </table:previous>
        </table:cell-content-change>
        <table:cell-content-change table:id="ct864">
          <table:cell-address table:column="7" table:row="25" table:table="4"/>
          <office:change-info>
            <dc:creator> </dc:creator>
            <dc:date>2021-04-05T13:47:44.711853052</dc:date>
          </office:change-info>
          <table:previous>
            <table:change-track-table-cell/>
          </table:previous>
        </table:cell-content-change>
        <table:cell-content-change table:id="ct865">
          <table:cell-address table:column="7" table:row="26" table:table="4"/>
          <office:change-info>
            <dc:creator> </dc:creator>
            <dc:date>2021-04-05T13:47:44.711874397</dc:date>
          </office:change-info>
          <table:previous>
            <table:change-track-table-cell/>
          </table:previous>
        </table:cell-content-change>
        <table:cell-content-change table:id="ct866">
          <table:cell-address table:column="7" table:row="27" table:table="4"/>
          <office:change-info>
            <dc:creator> </dc:creator>
            <dc:date>2021-04-05T13:47:44.711894657</dc:date>
          </office:change-info>
          <table:previous>
            <table:change-track-table-cell/>
          </table:previous>
        </table:cell-content-change>
        <table:cell-content-change table:id="ct867">
          <table:cell-address table:column="7" table:row="28" table:table="4"/>
          <office:change-info>
            <dc:creator> </dc:creator>
            <dc:date>2021-04-05T13:47:44.711912680</dc:date>
          </office:change-info>
          <table:previous>
            <table:change-track-table-cell/>
          </table:previous>
        </table:cell-content-change>
        <table:cell-content-change table:id="ct868">
          <table:cell-address table:column="7" table:row="29" table:table="4"/>
          <office:change-info>
            <dc:creator> </dc:creator>
            <dc:date>2021-04-05T13:47:44.711930546</dc:date>
          </office:change-info>
          <table:previous>
            <table:change-track-table-cell/>
          </table:previous>
        </table:cell-content-change>
        <table:cell-content-change table:id="ct869">
          <table:cell-address table:column="7" table:row="30" table:table="4"/>
          <office:change-info>
            <dc:creator> </dc:creator>
            <dc:date>2021-04-05T13:47:44.711948704</dc:date>
          </office:change-info>
          <table:previous>
            <table:change-track-table-cell/>
          </table:previous>
        </table:cell-content-change>
        <table:cell-content-change table:id="ct870">
          <table:cell-address table:column="7" table:row="31" table:table="4"/>
          <office:change-info>
            <dc:creator> </dc:creator>
            <dc:date>2021-04-05T13:47:44.711967066</dc:date>
          </office:change-info>
          <table:previous>
            <table:change-track-table-cell/>
          </table:previous>
        </table:cell-content-change>
        <table:cell-content-change table:id="ct871">
          <table:cell-address table:column="7" table:row="32" table:table="4"/>
          <office:change-info>
            <dc:creator> </dc:creator>
            <dc:date>2021-04-05T13:47:44.711985203</dc:date>
          </office:change-info>
          <table:previous>
            <table:change-track-table-cell/>
          </table:previous>
        </table:cell-content-change>
        <table:cell-content-change table:id="ct872">
          <table:cell-address table:column="7" table:row="33" table:table="4"/>
          <office:change-info>
            <dc:creator> </dc:creator>
            <dc:date>2021-04-05T13:47:44.712003264</dc:date>
          </office:change-info>
          <table:previous>
            <table:change-track-table-cell/>
          </table:previous>
        </table:cell-content-change>
        <table:cell-content-change table:id="ct873">
          <table:cell-address table:column="7" table:row="34" table:table="4"/>
          <office:change-info>
            <dc:creator> </dc:creator>
            <dc:date>2021-04-05T13:47:44.712021272</dc:date>
          </office:change-info>
          <table:previous>
            <table:change-track-table-cell/>
          </table:previous>
        </table:cell-content-change>
        <table:cell-content-change table:id="ct874">
          <table:cell-address table:column="7" table:row="35" table:table="4"/>
          <office:change-info>
            <dc:creator> </dc:creator>
            <dc:date>2021-04-05T13:47:44.712039366</dc:date>
          </office:change-info>
          <table:previous>
            <table:change-track-table-cell/>
          </table:previous>
        </table:cell-content-change>
        <table:cell-content-change table:id="ct875">
          <table:cell-address table:column="7" table:row="36" table:table="4"/>
          <office:change-info>
            <dc:creator> </dc:creator>
            <dc:date>2021-04-05T13:47:44.712058188</dc:date>
          </office:change-info>
          <table:previous>
            <table:change-track-table-cell/>
          </table:previous>
        </table:cell-content-change>
        <table:cell-content-change table:id="ct876">
          <table:cell-address table:column="7" table:row="37" table:table="4"/>
          <office:change-info>
            <dc:creator> </dc:creator>
            <dc:date>2021-04-05T13:47:44.712076415</dc:date>
          </office:change-info>
          <table:previous>
            <table:change-track-table-cell/>
          </table:previous>
        </table:cell-content-change>
        <table:cell-content-change table:id="ct877">
          <table:cell-address table:column="7" table:row="38" table:table="4"/>
          <office:change-info>
            <dc:creator> </dc:creator>
            <dc:date>2021-04-05T13:47:44.712094473</dc:date>
          </office:change-info>
          <table:previous>
            <table:change-track-table-cell/>
          </table:previous>
        </table:cell-content-change>
        <table:cell-content-change table:id="ct878">
          <table:cell-address table:column="7" table:row="39" table:table="4"/>
          <office:change-info>
            <dc:creator> </dc:creator>
            <dc:date>2021-04-05T13:47:44.712112506</dc:date>
          </office:change-info>
          <table:previous>
            <table:change-track-table-cell/>
          </table:previous>
        </table:cell-content-change>
        <table:cell-content-change table:id="ct879">
          <table:cell-address table:column="7" table:row="40" table:table="4"/>
          <office:change-info>
            <dc:creator> </dc:creator>
            <dc:date>2021-04-05T13:47:44.712131443</dc:date>
          </office:change-info>
          <table:previous>
            <table:change-track-table-cell/>
          </table:previous>
        </table:cell-content-change>
        <table:cell-content-change table:id="ct880">
          <table:cell-address table:column="7" table:row="41" table:table="4"/>
          <office:change-info>
            <dc:creator> </dc:creator>
            <dc:date>2021-04-05T13:47:44.712149805</dc:date>
          </office:change-info>
          <table:previous>
            <table:change-track-table-cell/>
          </table:previous>
        </table:cell-content-change>
        <table:cell-content-change table:id="ct881">
          <table:cell-address table:column="7" table:row="42" table:table="4"/>
          <office:change-info>
            <dc:creator> </dc:creator>
            <dc:date>2021-04-05T13:47:44.712168179</dc:date>
          </office:change-info>
          <table:previous>
            <table:change-track-table-cell/>
          </table:previous>
        </table:cell-content-change>
        <table:cell-content-change table:id="ct882">
          <table:cell-address table:column="7" table:row="43" table:table="4"/>
          <office:change-info>
            <dc:creator> </dc:creator>
            <dc:date>2021-04-05T13:47:44.712186385</dc:date>
          </office:change-info>
          <table:previous>
            <table:change-track-table-cell/>
          </table:previous>
        </table:cell-content-change>
        <table:cell-content-change table:id="ct883">
          <table:cell-address table:column="7" table:row="44" table:table="4"/>
          <office:change-info>
            <dc:creator> </dc:creator>
            <dc:date>2021-04-05T13:47:44.712205025</dc:date>
          </office:change-info>
          <table:previous>
            <table:change-track-table-cell/>
          </table:previous>
        </table:cell-content-change>
        <table:cell-content-change table:id="ct884">
          <table:cell-address table:column="7" table:row="45" table:table="4"/>
          <office:change-info>
            <dc:creator> </dc:creator>
            <dc:date>2021-04-05T13:47:44.712232864</dc:date>
          </office:change-info>
          <table:previous>
            <table:change-track-table-cell/>
          </table:previous>
        </table:cell-content-change>
        <table:cell-content-change table:id="ct885">
          <table:cell-address table:column="7" table:row="46" table:table="4"/>
          <office:change-info>
            <dc:creator> </dc:creator>
            <dc:date>2021-04-05T13:47:44.712244786</dc:date>
          </office:change-info>
          <table:previous>
            <table:change-track-table-cell/>
          </table:previous>
        </table:cell-content-change>
        <table:cell-content-change table:id="ct886">
          <table:cell-address table:column="7" table:row="47" table:table="4"/>
          <office:change-info>
            <dc:creator> </dc:creator>
            <dc:date>2021-04-05T13:47:44.712256000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48" table:table="4"/>
          <office:change-info>
            <dc:creator> </dc:creator>
            <dc:date>2021-04-05T13:47:44.712266902</dc:date>
          </office:change-info>
          <table:previous>
            <table:change-track-table-cell/>
          </table:previous>
        </table:cell-content-change>
        <table:cell-content-change table:id="ct888">
          <table:cell-address table:column="7" table:row="49" table:table="4"/>
          <office:change-info>
            <dc:creator> </dc:creator>
            <dc:date>2021-04-05T13:47:44.712277779</dc:date>
          </office:change-info>
          <table:previous>
            <table:change-track-table-cell/>
          </table:previous>
        </table:cell-content-change>
        <table:cell-content-change table:id="ct889">
          <table:cell-address table:column="7" table:row="50" table:table="4"/>
          <office:change-info>
            <dc:creator> </dc:creator>
            <dc:date>2021-04-05T13:47:44.712289196</dc:date>
          </office:change-info>
          <table:previous>
            <table:change-track-table-cell/>
          </table:previous>
        </table:cell-content-change>
        <table:cell-content-change table:id="ct890">
          <table:cell-address table:column="7" table:row="51" table:table="4"/>
          <office:change-info>
            <dc:creator> </dc:creator>
            <dc:date>2021-04-05T13:47:44.712300212</dc:date>
          </office:change-info>
          <table:previous>
            <table:change-track-table-cell/>
          </table:previous>
        </table:cell-content-change>
        <table:cell-content-change table:id="ct891">
          <table:cell-address table:column="7" table:row="52" table:table="4"/>
          <office:change-info>
            <dc:creator> </dc:creator>
            <dc:date>2021-04-05T13:47:44.712311216</dc:date>
          </office:change-info>
          <table:previous>
            <table:change-track-table-cell/>
          </table:previous>
        </table:cell-content-change>
        <table:cell-content-change table:id="ct892">
          <table:cell-address table:column="7" table:row="53" table:table="4"/>
          <office:change-info>
            <dc:creator> </dc:creator>
            <dc:date>2021-04-05T13:47:44.712322449</dc:date>
          </office:change-info>
          <table:previous>
            <table:change-track-table-cell/>
          </table:previous>
        </table:cell-content-change>
        <table:cell-content-change table:id="ct893">
          <table:cell-address table:column="7" table:row="54" table:table="4"/>
          <office:change-info>
            <dc:creator> </dc:creator>
            <dc:date>2021-04-05T13:47:44.712347250</dc:date>
          </office:change-info>
          <table:previous>
            <table:change-track-table-cell/>
          </table:previous>
        </table:cell-content-change>
        <table:cell-content-change table:id="ct894">
          <table:cell-address table:column="7" table:row="55" table:table="4"/>
          <office:change-info>
            <dc:creator> </dc:creator>
            <dc:date>2021-04-05T13:47:44.712367692</dc:date>
          </office:change-info>
          <table:previous>
            <table:change-track-table-cell/>
          </table:previous>
        </table:cell-content-change>
        <table:cell-content-change table:id="ct895">
          <table:cell-address table:column="7" table:row="56" table:table="4"/>
          <office:change-info>
            <dc:creator> </dc:creator>
            <dc:date>2021-04-05T13:47:44.712387025</dc:date>
          </office:change-info>
          <table:previous>
            <table:change-track-table-cell/>
          </table:previous>
        </table:cell-content-change>
        <table:cell-content-change table:id="ct896">
          <table:cell-address table:column="7" table:row="57" table:table="4"/>
          <office:change-info>
            <dc:creator> </dc:creator>
            <dc:date>2021-04-05T13:47:44.712405776</dc:date>
          </office:change-info>
          <table:previous>
            <table:change-track-table-cell/>
          </table:previous>
        </table:cell-content-change>
        <table:cell-content-change table:id="ct897">
          <table:cell-address table:column="7" table:row="58" table:table="4"/>
          <office:change-info>
            <dc:creator> </dc:creator>
            <dc:date>2021-04-05T13:47:44.712424600</dc:date>
          </office:change-info>
          <table:previous>
            <table:change-track-table-cell/>
          </table:previous>
        </table:cell-content-change>
        <table:cell-content-change table:id="ct898">
          <table:cell-address table:column="7" table:row="59" table:table="4"/>
          <office:change-info>
            <dc:creator> </dc:creator>
            <dc:date>2021-04-05T13:47:44.712443605</dc:date>
          </office:change-info>
          <table:previous>
            <table:change-track-table-cell/>
          </table:previous>
        </table:cell-content-change>
        <table:cell-content-change table:id="ct899">
          <table:cell-address table:column="7" table:row="60" table:table="4"/>
          <office:change-info>
            <dc:creator> </dc:creator>
            <dc:date>2021-04-05T13:47:44.712462396</dc:date>
          </office:change-info>
          <table:previous>
            <table:change-track-table-cell/>
          </table:previous>
        </table:cell-content-change>
        <table:cell-content-change table:id="ct900">
          <table:cell-address table:column="7" table:row="61" table:table="4"/>
          <office:change-info>
            <dc:creator> </dc:creator>
            <dc:date>2021-04-05T13:47:44.712481313</dc:date>
          </office:change-info>
          <table:previous>
            <table:change-track-table-cell/>
          </table:previous>
        </table:cell-content-change>
        <table:cell-content-change table:id="ct901">
          <table:cell-address table:column="7" table:row="62" table:table="4"/>
          <office:change-info>
            <dc:creator> </dc:creator>
            <dc:date>2021-04-05T13:47:44.712500646</dc:date>
          </office:change-info>
          <table:previous>
            <table:change-track-table-cell/>
          </table:previous>
        </table:cell-content-change>
        <table:cell-content-change table:id="ct902">
          <table:cell-address table:column="7" table:row="63" table:table="4"/>
          <office:change-info>
            <dc:creator> </dc:creator>
            <dc:date>2021-04-05T13:47:44.712519579</dc:date>
          </office:change-info>
          <table:previous>
            <table:change-track-table-cell/>
          </table:previous>
        </table:cell-content-change>
        <table:cell-content-change table:id="ct903">
          <table:cell-address table:column="7" table:row="64" table:table="4"/>
          <office:change-info>
            <dc:creator> </dc:creator>
            <dc:date>2021-04-05T13:47:44.712538668</dc:date>
          </office:change-info>
          <table:previous>
            <table:change-track-table-cell/>
          </table:previous>
        </table:cell-content-change>
        <table:cell-content-change table:id="ct904">
          <table:cell-address table:column="7" table:row="65" table:table="4"/>
          <office:change-info>
            <dc:creator> </dc:creator>
            <dc:date>2021-04-05T13:47:44.712557703</dc:date>
          </office:change-info>
          <table:previous>
            <table:change-track-table-cell/>
          </table:previous>
        </table:cell-content-change>
        <table:cell-content-change table:id="ct905">
          <table:cell-address table:column="7" table:row="66" table:table="4"/>
          <office:change-info>
            <dc:creator> </dc:creator>
            <dc:date>2021-04-05T13:47:44.712576746</dc:date>
          </office:change-info>
          <table:previous>
            <table:change-track-table-cell/>
          </table:previous>
        </table:cell-content-change>
        <table:cell-content-change table:id="ct906">
          <table:cell-address table:column="7" table:row="67" table:table="4"/>
          <office:change-info>
            <dc:creator> </dc:creator>
            <dc:date>2021-04-05T13:47:44.712596045</dc:date>
          </office:change-info>
          <table:previous>
            <table:change-track-table-cell/>
          </table:previous>
        </table:cell-content-change>
        <table:cell-content-change table:id="ct907">
          <table:cell-address table:column="7" table:row="68" table:table="4"/>
          <office:change-info>
            <dc:creator> </dc:creator>
            <dc:date>2021-04-05T13:47:44.712615455</dc:date>
          </office:change-info>
          <table:previous>
            <table:change-track-table-cell/>
          </table:previous>
        </table:cell-content-change>
        <table:cell-content-change table:id="ct908">
          <table:cell-address table:column="7" table:row="69" table:table="4"/>
          <office:change-info>
            <dc:creator> </dc:creator>
            <dc:date>2021-04-05T13:47:44.712634729</dc:date>
          </office:change-info>
          <table:previous>
            <table:change-track-table-cell/>
          </table:previous>
        </table:cell-content-change>
        <table:cell-content-change table:id="ct909">
          <table:cell-address table:column="7" table:row="70" table:table="4"/>
          <office:change-info>
            <dc:creator> </dc:creator>
            <dc:date>2021-04-05T13:47:44.712654160</dc:date>
          </office:change-info>
          <table:previous>
            <table:change-track-table-cell/>
          </table:previous>
        </table:cell-content-change>
        <table:cell-content-change table:id="ct910">
          <table:cell-address table:column="7" table:row="71" table:table="4"/>
          <office:change-info>
            <dc:creator> </dc:creator>
            <dc:date>2021-04-05T13:47:44.712673422</dc:date>
          </office:change-info>
          <table:previous>
            <table:change-track-table-cell/>
          </table:previous>
        </table:cell-content-change>
        <table:cell-content-change table:id="ct911">
          <table:cell-address table:column="7" table:row="72" table:table="4"/>
          <office:change-info>
            <dc:creator> </dc:creator>
            <dc:date>2021-04-05T13:47:44.712692853</dc:date>
          </office:change-info>
          <table:previous>
            <table:change-track-table-cell/>
          </table:previous>
        </table:cell-content-change>
        <table:cell-content-change table:id="ct912">
          <table:cell-address table:column="7" table:row="73" table:table="4"/>
          <office:change-info>
            <dc:creator> </dc:creator>
            <dc:date>2021-04-05T13:47:44.712712327</dc:date>
          </office:change-info>
          <table:previous>
            <table:change-track-table-cell/>
          </table:previous>
        </table:cell-content-change>
        <table:cell-content-change table:id="ct913">
          <table:cell-address table:column="7" table:row="74" table:table="4"/>
          <office:change-info>
            <dc:creator> </dc:creator>
            <dc:date>2021-04-05T13:47:44.712731828</dc:date>
          </office:change-info>
          <table:previous>
            <table:change-track-table-cell/>
          </table:previous>
        </table:cell-content-change>
        <table:cell-content-change table:id="ct914">
          <table:cell-address table:column="7" table:row="75" table:table="4"/>
          <office:change-info>
            <dc:creator> </dc:creator>
            <dc:date>2021-04-05T13:47:44.712751470</dc:date>
          </office:change-info>
          <table:previous>
            <table:change-track-table-cell/>
          </table:previous>
        </table:cell-content-change>
        <table:cell-content-change table:id="ct915">
          <table:cell-address table:column="7" table:row="76" table:table="4"/>
          <office:change-info>
            <dc:creator> </dc:creator>
            <dc:date>2021-04-05T13:47:44.712771026</dc:date>
          </office:change-info>
          <table:previous>
            <table:change-track-table-cell/>
          </table:previous>
        </table:cell-content-change>
        <table:cell-content-change table:id="ct916">
          <table:cell-address table:column="7" table:row="77" table:table="4"/>
          <office:change-info>
            <dc:creator> </dc:creator>
            <dc:date>2021-04-05T13:47:44.712790636</dc:date>
          </office:change-info>
          <table:previous>
            <table:change-track-table-cell/>
          </table:previous>
        </table:cell-content-change>
        <table:cell-content-change table:id="ct917">
          <table:cell-address table:column="7" table:row="78" table:table="4"/>
          <office:change-info>
            <dc:creator> </dc:creator>
            <dc:date>2021-04-05T13:47:44.712810295</dc:date>
          </office:change-info>
          <table:previous>
            <table:change-track-table-cell/>
          </table:previous>
        </table:cell-content-change>
        <table:cell-content-change table:id="ct918">
          <table:cell-address table:column="7" table:row="79" table:table="4"/>
          <office:change-info>
            <dc:creator> </dc:creator>
            <dc:date>2021-04-05T13:47:44.712830033</dc:date>
          </office:change-info>
          <table:previous>
            <table:change-track-table-cell/>
          </table:previous>
        </table:cell-content-change>
        <table:cell-content-change table:id="ct919">
          <table:cell-address table:column="7" table:row="80" table:table="4"/>
          <office:change-info>
            <dc:creator> </dc:creator>
            <dc:date>2021-04-05T13:47:44.712850042</dc:date>
          </office:change-info>
          <table:previous>
            <table:change-track-table-cell/>
          </table:previous>
        </table:cell-content-change>
        <table:cell-content-change table:id="ct920">
          <table:cell-address table:column="7" table:row="81" table:table="4"/>
          <office:change-info>
            <dc:creator> </dc:creator>
            <dc:date>2021-04-05T13:47:44.712869569</dc:date>
          </office:change-info>
          <table:previous>
            <table:change-track-table-cell/>
          </table:previous>
        </table:cell-content-change>
        <table:cell-content-change table:id="ct921">
          <table:cell-address table:column="7" table:row="82" table:table="4"/>
          <office:change-info>
            <dc:creator> </dc:creator>
            <dc:date>2021-04-05T13:47:44.712889361</dc:date>
          </office:change-info>
          <table:previous>
            <table:change-track-table-cell/>
          </table:previous>
        </table:cell-content-change>
        <table:cell-content-change table:id="ct922">
          <table:cell-address table:column="7" table:row="83" table:table="4"/>
          <office:change-info>
            <dc:creator> </dc:creator>
            <dc:date>2021-04-05T13:47:44.712909008</dc:date>
          </office:change-info>
          <table:previous>
            <table:change-track-table-cell/>
          </table:previous>
        </table:cell-content-change>
        <table:cell-content-change table:id="ct923">
          <table:cell-address table:column="7" table:row="84" table:table="4"/>
          <office:change-info>
            <dc:creator> </dc:creator>
            <dc:date>2021-04-05T13:47:44.712928856</dc:date>
          </office:change-info>
          <table:previous>
            <table:change-track-table-cell/>
          </table:previous>
        </table:cell-content-change>
        <table:cell-content-change table:id="ct924">
          <table:cell-address table:column="7" table:row="85" table:table="4"/>
          <office:change-info>
            <dc:creator> </dc:creator>
            <dc:date>2021-04-05T13:47:44.712948703</dc:date>
          </office:change-info>
          <table:previous>
            <table:change-track-table-cell/>
          </table:previous>
        </table:cell-content-change>
        <table:cell-content-change table:id="ct925">
          <table:cell-address table:column="7" table:row="86" table:table="4"/>
          <office:change-info>
            <dc:creator> </dc:creator>
            <dc:date>2021-04-05T13:47:44.712968482</dc:date>
          </office:change-info>
          <table:previous>
            <table:change-track-table-cell/>
          </table:previous>
        </table:cell-content-change>
        <table:cell-content-change table:id="ct926">
          <table:cell-address table:column="7" table:row="87" table:table="4"/>
          <office:change-info>
            <dc:creator> </dc:creator>
            <dc:date>2021-04-05T13:47:44.712988402</dc:date>
          </office:change-info>
          <table:previous>
            <table:change-track-table-cell/>
          </table:previous>
        </table:cell-content-change>
        <table:cell-content-change table:id="ct927">
          <table:cell-address table:column="7" table:row="88" table:table="4"/>
          <office:change-info>
            <dc:creator> </dc:creator>
            <dc:date>2021-04-05T13:47:44.713008460</dc:date>
          </office:change-info>
          <table:previous>
            <table:change-track-table-cell/>
          </table:previous>
        </table:cell-content-change>
        <table:cell-content-change table:id="ct928">
          <table:cell-address table:column="7" table:row="89" table:table="4"/>
          <office:change-info>
            <dc:creator> </dc:creator>
            <dc:date>2021-04-05T13:47:44.713028648</dc:date>
          </office:change-info>
          <table:previous>
            <table:change-track-table-cell/>
          </table:previous>
        </table:cell-content-change>
        <table:cell-content-change table:id="ct929">
          <table:cell-address table:column="7" table:row="90" table:table="4"/>
          <office:change-info>
            <dc:creator> </dc:creator>
            <dc:date>2021-04-05T13:47:44.713048616</dc:date>
          </office:change-info>
          <table:previous>
            <table:change-track-table-cell/>
          </table:previous>
        </table:cell-content-change>
        <table:cell-content-change table:id="ct930">
          <table:cell-address table:column="7" table:row="91" table:table="4"/>
          <office:change-info>
            <dc:creator> </dc:creator>
            <dc:date>2021-04-05T13:47:44.713068706</dc:date>
          </office:change-info>
          <table:previous>
            <table:change-track-table-cell/>
          </table:previous>
        </table:cell-content-change>
        <table:cell-content-change table:id="ct931">
          <table:cell-address table:column="7" table:row="92" table:table="4"/>
          <office:change-info>
            <dc:creator> </dc:creator>
            <dc:date>2021-04-05T13:47:44.713088984</dc:date>
          </office:change-info>
          <table:previous>
            <table:change-track-table-cell/>
          </table:previous>
        </table:cell-content-change>
        <table:cell-content-change table:id="ct932">
          <table:cell-address table:column="7" table:row="93" table:table="4"/>
          <office:change-info>
            <dc:creator> </dc:creator>
            <dc:date>2021-04-05T13:47:44.713109032</dc:date>
          </office:change-info>
          <table:previous>
            <table:change-track-table-cell/>
          </table:previous>
        </table:cell-content-change>
        <table:cell-content-change table:id="ct933">
          <table:cell-address table:column="7" table:row="94" table:table="4"/>
          <office:change-info>
            <dc:creator> </dc:creator>
            <dc:date>2021-04-05T13:47:44.713129232</dc:date>
          </office:change-info>
          <table:previous>
            <table:change-track-table-cell/>
          </table:previous>
        </table:cell-content-change>
        <table:cell-content-change table:id="ct934">
          <table:cell-address table:column="7" table:row="95" table:table="4"/>
          <office:change-info>
            <dc:creator> </dc:creator>
            <dc:date>2021-04-05T13:47:44.713149526</dc:date>
          </office:change-info>
          <table:previous>
            <table:change-track-table-cell/>
          </table:previous>
        </table:cell-content-change>
        <table:cell-content-change table:id="ct935">
          <table:cell-address table:column="7" table:row="96" table:table="4"/>
          <office:change-info>
            <dc:creator> </dc:creator>
            <dc:date>2021-04-05T13:47:44.713170004</dc:date>
          </office:change-info>
          <table:previous>
            <table:change-track-table-cell/>
          </table:previous>
        </table:cell-content-change>
        <table:cell-content-change table:id="ct936">
          <table:cell-address table:column="7" table:row="97" table:table="4"/>
          <office:change-info>
            <dc:creator> </dc:creator>
            <dc:date>2021-04-05T13:47:44.713190286</dc:date>
          </office:change-info>
          <table:previous>
            <table:change-track-table-cell/>
          </table:previous>
        </table:cell-content-change>
        <table:cell-content-change table:id="ct937">
          <table:cell-address table:column="7" table:row="98" table:table="4"/>
          <office:change-info>
            <dc:creator> </dc:creator>
            <dc:date>2021-04-05T13:47:44.713210879</dc:date>
          </office:change-info>
          <table:previous>
            <table:change-track-table-cell/>
          </table:previous>
        </table:cell-content-change>
        <table:cell-content-change table:id="ct938">
          <table:cell-address table:column="7" table:row="99" table:table="4"/>
          <office:change-info>
            <dc:creator> </dc:creator>
            <dc:date>2021-04-05T13:47:44.713231483</dc:date>
          </office:change-info>
          <table:previous>
            <table:change-track-table-cell/>
          </table:previous>
        </table:cell-content-change>
        <table:cell-content-change table:id="ct939">
          <table:cell-address table:column="7" table:row="100" table:table="4"/>
          <office:change-info>
            <dc:creator> </dc:creator>
            <dc:date>2021-04-05T13:47:44.713252268</dc:date>
          </office:change-info>
          <table:previous>
            <table:change-track-table-cell/>
          </table:previous>
        </table:cell-content-change>
        <table:cell-content-change table:id="ct940">
          <table:cell-address table:column="7" table:row="101" table:table="4"/>
          <office:change-info>
            <dc:creator> </dc:creator>
            <dc:date>2021-04-05T13:47:44.713272844</dc:date>
          </office:change-info>
          <table:previous>
            <table:change-track-table-cell/>
          </table:previous>
        </table:cell-content-change>
        <table:cell-content-change table:id="ct941">
          <table:cell-address table:column="7" table:row="102" table:table="4"/>
          <office:change-info>
            <dc:creator> </dc:creator>
            <dc:date>2021-04-05T13:47:44.713293681</dc:date>
          </office:change-info>
          <table:previous>
            <table:change-track-table-cell/>
          </table:previous>
        </table:cell-content-change>
        <table:cell-content-change table:id="ct942">
          <table:cell-address table:column="7" table:row="103" table:table="4"/>
          <office:change-info>
            <dc:creator> </dc:creator>
            <dc:date>2021-04-05T13:47:44.713314187</dc:date>
          </office:change-info>
          <table:previous>
            <table:change-track-table-cell/>
          </table:previous>
        </table:cell-content-change>
        <table:cell-content-change table:id="ct943">
          <table:cell-address table:column="7" table:row="104" table:table="4"/>
          <office:change-info>
            <dc:creator> </dc:creator>
            <dc:date>2021-04-05T13:47:44.713334744</dc:date>
          </office:change-info>
          <table:previous>
            <table:change-track-table-cell/>
          </table:previous>
        </table:cell-content-change>
        <table:cell-content-change table:id="ct944">
          <table:cell-address table:column="7" table:row="105" table:table="4"/>
          <office:change-info>
            <dc:creator> </dc:creator>
            <dc:date>2021-04-05T13:47:44.713355535</dc:date>
          </office:change-info>
          <table:previous>
            <table:change-track-table-cell/>
          </table:previous>
        </table:cell-content-change>
        <table:cell-content-change table:id="ct945">
          <table:cell-address table:column="7" table:row="106" table:table="4"/>
          <office:change-info>
            <dc:creator> </dc:creator>
            <dc:date>2021-04-05T13:47:44.713376510</dc:date>
          </office:change-info>
          <table:previous>
            <table:change-track-table-cell/>
          </table:previous>
        </table:cell-content-change>
        <table:cell-content-change table:id="ct946">
          <table:cell-address table:column="7" table:row="107" table:table="4"/>
          <office:change-info>
            <dc:creator> </dc:creator>
            <dc:date>2021-04-05T13:47:44.713397428</dc:date>
          </office:change-info>
          <table:previous>
            <table:change-track-table-cell/>
          </table:previous>
        </table:cell-content-change>
        <table:cell-content-change table:id="ct947">
          <table:cell-address table:column="7" table:row="108" table:table="4"/>
          <office:change-info>
            <dc:creator> </dc:creator>
            <dc:date>2021-04-05T13:47:44.713418237</dc:date>
          </office:change-info>
          <table:previous>
            <table:change-track-table-cell/>
          </table:previous>
        </table:cell-content-change>
        <table:cell-content-change table:id="ct948">
          <table:cell-address table:column="7" table:row="109" table:table="4"/>
          <office:change-info>
            <dc:creator> </dc:creator>
            <dc:date>2021-04-05T13:47:44.713439054</dc:date>
          </office:change-info>
          <table:previous>
            <table:change-track-table-cell/>
          </table:previous>
        </table:cell-content-change>
        <table:cell-content-change table:id="ct949">
          <table:cell-address table:column="7" table:row="110" table:table="4"/>
          <office:change-info>
            <dc:creator> </dc:creator>
            <dc:date>2021-04-05T13:47:44.713459919</dc:date>
          </office:change-info>
          <table:previous>
            <table:change-track-table-cell/>
          </table:previous>
        </table:cell-content-change>
        <table:cell-content-change table:id="ct950">
          <table:cell-address table:column="7" table:row="111" table:table="4"/>
          <office:change-info>
            <dc:creator> </dc:creator>
            <dc:date>2021-04-05T13:47:44.713480941</dc:date>
          </office:change-info>
          <table:previous>
            <table:change-track-table-cell/>
          </table:previous>
        </table:cell-content-change>
        <table:cell-content-change table:id="ct951">
          <table:cell-address table:column="7" table:row="112" table:table="4"/>
          <office:change-info>
            <dc:creator> </dc:creator>
            <dc:date>2021-04-05T13:47:44.713501996</dc:date>
          </office:change-info>
          <table:previous>
            <table:change-track-table-cell/>
          </table:previous>
        </table:cell-content-change>
        <table:cell-content-change table:id="ct952">
          <table:cell-address table:column="7" table:row="113" table:table="4"/>
          <office:change-info>
            <dc:creator> </dc:creator>
            <dc:date>2021-04-05T13:47:44.713522991</dc:date>
          </office:change-info>
          <table:previous>
            <table:change-track-table-cell/>
          </table:previous>
        </table:cell-content-change>
        <table:cell-content-change table:id="ct953">
          <table:cell-address table:column="7" table:row="114" table:table="4"/>
          <office:change-info>
            <dc:creator> </dc:creator>
            <dc:date>2021-04-05T13:47:44.713543978</dc:date>
          </office:change-info>
          <table:previous>
            <table:change-track-table-cell/>
          </table:previous>
        </table:cell-content-change>
        <table:cell-content-change table:id="ct954">
          <table:cell-address table:column="7" table:row="115" table:table="4"/>
          <office:change-info>
            <dc:creator> </dc:creator>
            <dc:date>2021-04-05T13:47:44.713565272</dc:date>
          </office:change-info>
          <table:previous>
            <table:change-track-table-cell/>
          </table:previous>
        </table:cell-content-change>
        <table:cell-content-change table:id="ct955">
          <table:cell-address table:column="7" table:row="116" table:table="4"/>
          <office:change-info>
            <dc:creator> </dc:creator>
            <dc:date>2021-04-05T13:47:44.713586396</dc:date>
          </office:change-info>
          <table:previous>
            <table:change-track-table-cell/>
          </table:previous>
        </table:cell-content-change>
        <table:cell-content-change table:id="ct956">
          <table:cell-address table:column="7" table:row="117" table:table="4"/>
          <office:change-info>
            <dc:creator> </dc:creator>
            <dc:date>2021-04-05T13:47:44.713607414</dc:date>
          </office:change-info>
          <table:previous>
            <table:change-track-table-cell/>
          </table:previous>
        </table:cell-content-change>
        <table:cell-content-change table:id="ct957">
          <table:cell-address table:column="7" table:row="118" table:table="4"/>
          <office:change-info>
            <dc:creator> </dc:creator>
            <dc:date>2021-04-05T13:47:44.713628647</dc:date>
          </office:change-info>
          <table:previous>
            <table:change-track-table-cell/>
          </table:previous>
        </table:cell-content-change>
        <table:cell-content-change table:id="ct958">
          <table:cell-address table:column="7" table:row="119" table:table="4"/>
          <office:change-info>
            <dc:creator> </dc:creator>
            <dc:date>2021-04-05T13:47:44.713650125</dc:date>
          </office:change-info>
          <table:previous>
            <table:change-track-table-cell/>
          </table:previous>
        </table:cell-content-change>
        <table:cell-content-change table:id="ct959">
          <table:cell-address table:column="7" table:row="120" table:table="4"/>
          <office:change-info>
            <dc:creator> </dc:creator>
            <dc:date>2021-04-05T13:47:44.713672117</dc:date>
          </office:change-info>
          <table:previous>
            <table:change-track-table-cell/>
          </table:previous>
        </table:cell-content-change>
        <table:cell-content-change table:id="ct960">
          <table:cell-address table:column="7" table:row="121" table:table="4"/>
          <office:change-info>
            <dc:creator> </dc:creator>
            <dc:date>2021-04-05T13:47:44.713693563</dc:date>
          </office:change-info>
          <table:previous>
            <table:change-track-table-cell/>
          </table:previous>
        </table:cell-content-change>
        <table:cell-content-change table:id="ct961">
          <table:cell-address table:column="7" table:row="122" table:table="4"/>
          <office:change-info>
            <dc:creator> </dc:creator>
            <dc:date>2021-04-05T13:47:44.713714894</dc:date>
          </office:change-info>
          <table:previous>
            <table:change-track-table-cell/>
          </table:previous>
        </table:cell-content-change>
        <table:cell-content-change table:id="ct962">
          <table:cell-address table:column="7" table:row="123" table:table="4"/>
          <office:change-info>
            <dc:creator> </dc:creator>
            <dc:date>2021-04-05T13:47:44.713736242</dc:date>
          </office:change-info>
          <table:previous>
            <table:change-track-table-cell/>
          </table:previous>
        </table:cell-content-change>
        <table:cell-content-change table:id="ct963">
          <table:cell-address table:column="7" table:row="124" table:table="4"/>
          <office:change-info>
            <dc:creator> </dc:creator>
            <dc:date>2021-04-05T13:47:44.713757592</dc:date>
          </office:change-info>
          <table:previous>
            <table:change-track-table-cell/>
          </table:previous>
        </table:cell-content-change>
        <table:cell-content-change table:id="ct964">
          <table:cell-address table:column="7" table:row="125" table:table="4"/>
          <office:change-info>
            <dc:creator> </dc:creator>
            <dc:date>2021-04-05T13:47:44.713778956</dc:date>
          </office:change-info>
          <table:previous>
            <table:change-track-table-cell/>
          </table:previous>
        </table:cell-content-change>
        <table:cell-content-change table:id="ct965">
          <table:cell-address table:column="7" table:row="126" table:table="4"/>
          <office:change-info>
            <dc:creator> </dc:creator>
            <dc:date>2021-04-05T13:47:44.713800284</dc:date>
          </office:change-info>
          <table:previous>
            <table:change-track-table-cell/>
          </table:previous>
        </table:cell-content-change>
        <table:cell-content-change table:id="ct966">
          <table:cell-address table:column="7" table:row="127" table:table="4"/>
          <office:change-info>
            <dc:creator> </dc:creator>
            <dc:date>2021-04-05T13:47:44.713821983</dc:date>
          </office:change-info>
          <table:previous>
            <table:change-track-table-cell/>
          </table:previous>
        </table:cell-content-change>
        <table:cell-content-change table:id="ct967">
          <table:cell-address table:column="7" table:row="128" table:table="4"/>
          <office:change-info>
            <dc:creator> </dc:creator>
            <dc:date>2021-04-05T13:47:44.713843512</dc:date>
          </office:change-info>
          <table:previous>
            <table:change-track-table-cell/>
          </table:previous>
        </table:cell-content-change>
        <table:cell-content-change table:id="ct968">
          <table:cell-address table:column="7" table:row="129" table:table="4"/>
          <office:change-info>
            <dc:creator> </dc:creator>
            <dc:date>2021-04-05T13:47:44.713865125</dc:date>
          </office:change-info>
          <table:previous>
            <table:change-track-table-cell/>
          </table:previous>
        </table:cell-content-change>
        <table:cell-content-change table:id="ct969">
          <table:cell-address table:column="7" table:row="130" table:table="4"/>
          <office:change-info>
            <dc:creator> </dc:creator>
            <dc:date>2021-04-05T13:47:44.713910541</dc:date>
          </office:change-info>
          <table:previous>
            <table:change-track-table-cell/>
          </table:previous>
        </table:cell-content-change>
        <table:cell-content-change table:id="ct970">
          <table:cell-address table:column="7" table:row="131" table:table="4"/>
          <office:change-info>
            <dc:creator> </dc:creator>
            <dc:date>2021-04-05T13:47:44.713922104</dc:date>
          </office:change-info>
          <table:previous>
            <table:change-track-table-cell/>
          </table:previous>
        </table:cell-content-change>
        <table:cell-content-change table:id="ct971">
          <table:cell-address table:column="7" table:row="132" table:table="4"/>
          <office:change-info>
            <dc:creator> </dc:creator>
            <dc:date>2021-04-05T13:47:44.713933708</dc:date>
          </office:change-info>
          <table:previous>
            <table:change-track-table-cell/>
          </table:previous>
        </table:cell-content-change>
        <table:cell-content-change table:id="ct972">
          <table:cell-address table:column="7" table:row="133" table:table="4"/>
          <office:change-info>
            <dc:creator> </dc:creator>
            <dc:date>2021-04-05T13:47:44.713945201</dc:date>
          </office:change-info>
          <table:previous>
            <table:change-track-table-cell/>
          </table:previous>
        </table:cell-content-change>
        <table:cell-content-change table:id="ct973">
          <table:cell-address table:column="7" table:row="134" table:table="4"/>
          <office:change-info>
            <dc:creator> </dc:creator>
            <dc:date>2021-04-05T13:47:44.713956587</dc:date>
          </office:change-info>
          <table:previous>
            <table:change-track-table-cell/>
          </table:previous>
        </table:cell-content-change>
        <table:cell-content-change table:id="ct974">
          <table:cell-address table:column="7" table:row="135" table:table="4"/>
          <office:change-info>
            <dc:creator> </dc:creator>
            <dc:date>2021-04-05T13:47:44.713967967</dc:date>
          </office:change-info>
          <table:previous>
            <table:change-track-table-cell/>
          </table:previous>
        </table:cell-content-change>
        <table:cell-content-change table:id="ct975">
          <table:cell-address table:column="7" table:row="136" table:table="4"/>
          <office:change-info>
            <dc:creator> </dc:creator>
            <dc:date>2021-04-05T13:47:44.713979546</dc:date>
          </office:change-info>
          <table:previous>
            <table:change-track-table-cell/>
          </table:previous>
        </table:cell-content-change>
        <table:cell-content-change table:id="ct976">
          <table:cell-address table:column="7" table:row="137" table:table="4"/>
          <office:change-info>
            <dc:creator> </dc:creator>
            <dc:date>2021-04-05T13:47:44.713991145</dc:date>
          </office:change-info>
          <table:previous>
            <table:change-track-table-cell/>
          </table:previous>
        </table:cell-content-change>
        <table:cell-content-change table:id="ct977">
          <table:cell-address table:column="7" table:row="138" table:table="4"/>
          <office:change-info>
            <dc:creator> </dc:creator>
            <dc:date>2021-04-05T13:47:44.714002719</dc:date>
          </office:change-info>
          <table:previous>
            <table:change-track-table-cell/>
          </table:previous>
        </table:cell-content-change>
        <table:cell-content-change table:id="ct978">
          <table:cell-address table:column="7" table:row="139" table:table="4"/>
          <office:change-info>
            <dc:creator> </dc:creator>
            <dc:date>2021-04-05T13:47:44.714014570</dc:date>
          </office:change-info>
          <table:previous>
            <table:change-track-table-cell/>
          </table:previous>
        </table:cell-content-change>
        <table:cell-content-change table:id="ct979">
          <table:cell-address table:column="7" table:row="140" table:table="4"/>
          <office:change-info>
            <dc:creator> </dc:creator>
            <dc:date>2021-04-05T13:47:44.714026374</dc:date>
          </office:change-info>
          <table:previous>
            <table:change-track-table-cell/>
          </table:previous>
        </table:cell-content-change>
        <table:cell-content-change table:id="ct980">
          <table:cell-address table:column="7" table:row="141" table:table="4"/>
          <office:change-info>
            <dc:creator> </dc:creator>
            <dc:date>2021-04-05T13:47:44.714038231</dc:date>
          </office:change-info>
          <table:previous>
            <table:change-track-table-cell/>
          </table:previous>
        </table:cell-content-change>
        <table:cell-content-change table:id="ct981">
          <table:cell-address table:column="7" table:row="142" table:table="4"/>
          <office:change-info>
            <dc:creator> </dc:creator>
            <dc:date>2021-04-05T13:47:44.714049727</dc:date>
          </office:change-info>
          <table:previous>
            <table:change-track-table-cell/>
          </table:previous>
        </table:cell-content-change>
        <table:cell-content-change table:id="ct982">
          <table:cell-address table:column="7" table:row="143" table:table="4"/>
          <office:change-info>
            <dc:creator> </dc:creator>
            <dc:date>2021-04-05T13:47:44.714061466</dc:date>
          </office:change-info>
          <table:previous>
            <table:change-track-table-cell/>
          </table:previous>
        </table:cell-content-change>
        <table:cell-content-change table:id="ct983">
          <table:cell-address table:column="7" table:row="144" table:table="4"/>
          <office:change-info>
            <dc:creator> </dc:creator>
            <dc:date>2021-04-05T13:47:44.714073070</dc:date>
          </office:change-info>
          <table:previous>
            <table:change-track-table-cell/>
          </table:previous>
        </table:cell-content-change>
        <table:cell-content-change table:id="ct984">
          <table:cell-address table:column="7" table:row="145" table:table="4"/>
          <office:change-info>
            <dc:creator> </dc:creator>
            <dc:date>2021-04-05T13:47:44.714084926</dc:date>
          </office:change-info>
          <table:previous>
            <table:change-track-table-cell/>
          </table:previous>
        </table:cell-content-change>
        <table:cell-content-change table:id="ct985">
          <table:cell-address table:column="7" table:row="146" table:table="4"/>
          <office:change-info>
            <dc:creator> </dc:creator>
            <dc:date>2021-04-05T13:47:44.714096581</dc:date>
          </office:change-info>
          <table:previous>
            <table:change-track-table-cell/>
          </table:previous>
        </table:cell-content-change>
        <table:cell-content-change table:id="ct986">
          <table:cell-address table:column="7" table:row="147" table:table="4"/>
          <office:change-info>
            <dc:creator> </dc:creator>
            <dc:date>2021-04-05T13:47:44.714108357</dc:date>
          </office:change-info>
          <table:previous>
            <table:change-track-table-cell/>
          </table:previous>
        </table:cell-content-change>
        <table:cell-content-change table:id="ct987">
          <table:cell-address table:column="7" table:row="148" table:table="4"/>
          <office:change-info>
            <dc:creator> </dc:creator>
            <dc:date>2021-04-05T13:47:44.714120010</dc:date>
          </office:change-info>
          <table:previous>
            <table:change-track-table-cell/>
          </table:previous>
        </table:cell-content-change>
        <table:cell-content-change table:id="ct988">
          <table:cell-address table:column="7" table:row="149" table:table="4"/>
          <office:change-info>
            <dc:creator> </dc:creator>
            <dc:date>2021-04-05T13:47:44.714131720</dc:date>
          </office:change-info>
          <table:previous>
            <table:change-track-table-cell/>
          </table:previous>
        </table:cell-content-change>
        <table:cell-content-change table:id="ct989">
          <table:cell-address table:column="7" table:row="150" table:table="4"/>
          <office:change-info>
            <dc:creator> </dc:creator>
            <dc:date>2021-04-05T13:47:44.714143446</dc:date>
          </office:change-info>
          <table:previous>
            <table:change-track-table-cell/>
          </table:previous>
        </table:cell-content-change>
        <table:cell-content-change table:id="ct990">
          <table:cell-address table:column="7" table:row="151" table:table="4"/>
          <office:change-info>
            <dc:creator> </dc:creator>
            <dc:date>2021-04-05T13:47:44.714155393</dc:date>
          </office:change-info>
          <table:previous>
            <table:change-track-table-cell/>
          </table:previous>
        </table:cell-content-change>
        <table:cell-content-change table:id="ct991">
          <table:cell-address table:column="7" table:row="152" table:table="4"/>
          <office:change-info>
            <dc:creator> </dc:creator>
            <dc:date>2021-04-05T13:47:44.714167092</dc:date>
          </office:change-info>
          <table:previous>
            <table:change-track-table-cell/>
          </table:previous>
        </table:cell-content-change>
        <table:cell-content-change table:id="ct992">
          <table:cell-address table:column="7" table:row="153" table:table="4"/>
          <office:change-info>
            <dc:creator> </dc:creator>
            <dc:date>2021-04-05T13:47:44.714179269</dc:date>
          </office:change-info>
          <table:previous>
            <table:change-track-table-cell/>
          </table:previous>
        </table:cell-content-change>
        <table:cell-content-change table:id="ct993">
          <table:cell-address table:column="7" table:row="154" table:table="4"/>
          <office:change-info>
            <dc:creator> </dc:creator>
            <dc:date>2021-04-05T13:47:44.714191251</dc:date>
          </office:change-info>
          <table:previous>
            <table:change-track-table-cell/>
          </table:previous>
        </table:cell-content-change>
        <table:cell-content-change table:id="ct994">
          <table:cell-address table:column="7" table:row="155" table:table="4"/>
          <office:change-info>
            <dc:creator> </dc:creator>
            <dc:date>2021-04-05T13:47:44.714203276</dc:date>
          </office:change-info>
          <table:previous>
            <table:change-track-table-cell/>
          </table:previous>
        </table:cell-content-change>
        <table:cell-content-change table:id="ct995">
          <table:cell-address table:column="7" table:row="156" table:table="4"/>
          <office:change-info>
            <dc:creator> </dc:creator>
            <dc:date>2021-04-05T13:47:44.714215208</dc:date>
          </office:change-info>
          <table:previous>
            <table:change-track-table-cell/>
          </table:previous>
        </table:cell-content-change>
        <table:cell-content-change table:id="ct996">
          <table:cell-address table:column="7" table:row="157" table:table="4"/>
          <office:change-info>
            <dc:creator> </dc:creator>
            <dc:date>2021-04-05T13:47:44.714227322</dc:date>
          </office:change-info>
          <table:previous>
            <table:change-track-table-cell/>
          </table:previous>
        </table:cell-content-change>
        <table:cell-content-change table:id="ct997">
          <table:cell-address table:column="7" table:row="158" table:table="4"/>
          <office:change-info>
            <dc:creator> </dc:creator>
            <dc:date>2021-04-05T13:47:44.714239283</dc:date>
          </office:change-info>
          <table:previous>
            <table:change-track-table-cell/>
          </table:previous>
        </table:cell-content-change>
        <table:cell-content-change table:id="ct998">
          <table:cell-address table:column="7" table:row="159" table:table="4"/>
          <office:change-info>
            <dc:creator> </dc:creator>
            <dc:date>2021-04-05T13:47:44.714251562</dc:date>
          </office:change-info>
          <table:previous>
            <table:change-track-table-cell/>
          </table:previous>
        </table:cell-content-change>
        <table:cell-content-change table:id="ct999">
          <table:cell-address table:column="7" table:row="160" table:table="4"/>
          <office:change-info>
            <dc:creator> </dc:creator>
            <dc:date>2021-04-05T13:47:44.714263484</dc:date>
          </office:change-info>
          <table:previous>
            <table:change-track-table-cell/>
          </table:previous>
        </table:cell-content-change>
        <table:cell-content-change table:id="ct1000">
          <table:cell-address table:column="7" table:row="161" table:table="4"/>
          <office:change-info>
            <dc:creator> </dc:creator>
            <dc:date>2021-04-05T13:47:44.714275695</dc:date>
          </office:change-info>
          <table:previous>
            <table:change-track-table-cell/>
          </table:previous>
        </table:cell-content-change>
        <table:cell-content-change table:id="ct1001">
          <table:cell-address table:column="7" table:row="162" table:table="4"/>
          <office:change-info>
            <dc:creator> </dc:creator>
            <dc:date>2021-04-05T13:47:44.714287696</dc:date>
          </office:change-info>
          <table:previous>
            <table:change-track-table-cell/>
          </table:previous>
        </table:cell-content-change>
        <table:cell-content-change table:id="ct1002">
          <table:cell-address table:column="7" table:row="163" table:table="4"/>
          <office:change-info>
            <dc:creator> </dc:creator>
            <dc:date>2021-04-05T13:47:44.714299841</dc:date>
          </office:change-info>
          <table:previous>
            <table:change-track-table-cell/>
          </table:previous>
        </table:cell-content-change>
        <table:cell-content-change table:id="ct1003">
          <table:cell-address table:column="7" table:row="164" table:table="4"/>
          <office:change-info>
            <dc:creator> </dc:creator>
            <dc:date>2021-04-05T13:47:44.714311883</dc:date>
          </office:change-info>
          <table:previous>
            <table:change-track-table-cell/>
          </table:previous>
        </table:cell-content-change>
        <table:cell-content-change table:id="ct1004">
          <table:cell-address table:column="7" table:row="165" table:table="4"/>
          <office:change-info>
            <dc:creator> </dc:creator>
            <dc:date>2021-04-05T13:47:44.714324311</dc:date>
          </office:change-info>
          <table:previous>
            <table:change-track-table-cell/>
          </table:previous>
        </table:cell-content-change>
        <table:cell-content-change table:id="ct1005">
          <table:cell-address table:column="7" table:row="166" table:table="4"/>
          <office:change-info>
            <dc:creator> </dc:creator>
            <dc:date>2021-04-05T13:47:44.714336492</dc:date>
          </office:change-info>
          <table:previous>
            <table:change-track-table-cell/>
          </table:previous>
        </table:cell-content-change>
        <table:cell-content-change table:id="ct1006">
          <table:cell-address table:column="7" table:row="167" table:table="4"/>
          <office:change-info>
            <dc:creator> </dc:creator>
            <dc:date>2021-04-05T13:47:44.714349160</dc:date>
          </office:change-info>
          <table:previous>
            <table:change-track-table-cell/>
          </table:previous>
        </table:cell-content-change>
        <table:cell-content-change table:id="ct1007">
          <table:cell-address table:column="7" table:row="168" table:table="4"/>
          <office:change-info>
            <dc:creator> </dc:creator>
            <dc:date>2021-04-05T13:47:44.714361458</dc:date>
          </office:change-info>
          <table:previous>
            <table:change-track-table-cell/>
          </table:previous>
        </table:cell-content-change>
        <table:cell-content-change table:id="ct1008">
          <table:cell-address table:column="7" table:row="169" table:table="4"/>
          <office:change-info>
            <dc:creator> </dc:creator>
            <dc:date>2021-04-05T13:47:44.714373919</dc:date>
          </office:change-info>
          <table:previous>
            <table:change-track-table-cell/>
          </table:previous>
        </table:cell-content-change>
        <table:cell-content-change table:id="ct1009">
          <table:cell-address table:column="7" table:row="170" table:table="4"/>
          <office:change-info>
            <dc:creator> </dc:creator>
            <dc:date>2021-04-05T13:47:44.714386084</dc:date>
          </office:change-info>
          <table:previous>
            <table:change-track-table-cell/>
          </table:previous>
        </table:cell-content-change>
        <table:cell-content-change table:id="ct1010">
          <table:cell-address table:column="7" table:row="171" table:table="4"/>
          <office:change-info>
            <dc:creator> </dc:creator>
            <dc:date>2021-04-05T13:47:44.714398592</dc:date>
          </office:change-info>
          <table:previous>
            <table:change-track-table-cell/>
          </table:previous>
        </table:cell-content-change>
        <table:cell-content-change table:id="ct1011">
          <table:cell-address table:column="7" table:row="172" table:table="4"/>
          <office:change-info>
            <dc:creator> </dc:creator>
            <dc:date>2021-04-05T13:47:44.714410932</dc:date>
          </office:change-info>
          <table:previous>
            <table:change-track-table-cell/>
          </table:previous>
        </table:cell-content-change>
        <table:cell-content-change table:id="ct1012">
          <table:cell-address table:column="7" table:row="173" table:table="4"/>
          <office:change-info>
            <dc:creator> </dc:creator>
            <dc:date>2021-04-05T13:47:44.714423453</dc:date>
          </office:change-info>
          <table:previous>
            <table:change-track-table-cell/>
          </table:previous>
        </table:cell-content-change>
        <table:cell-content-change table:id="ct1013">
          <table:cell-address table:column="7" table:row="174" table:table="4"/>
          <office:change-info>
            <dc:creator> </dc:creator>
            <dc:date>2021-04-05T13:47:44.714435726</dc:date>
          </office:change-info>
          <table:previous>
            <table:change-track-table-cell/>
          </table:previous>
        </table:cell-content-change>
        <table:cell-content-change table:id="ct1014">
          <table:cell-address table:column="7" table:row="175" table:table="4"/>
          <office:change-info>
            <dc:creator> </dc:creator>
            <dc:date>2021-04-05T13:47:44.714448457</dc:date>
          </office:change-info>
          <table:previous>
            <table:change-track-table-cell/>
          </table:previous>
        </table:cell-content-change>
        <table:cell-content-change table:id="ct1015">
          <table:cell-address table:column="7" table:row="176" table:table="4"/>
          <office:change-info>
            <dc:creator> </dc:creator>
            <dc:date>2021-04-05T13:47:44.714460797</dc:date>
          </office:change-info>
          <table:previous>
            <table:change-track-table-cell/>
          </table:previous>
        </table:cell-content-change>
        <table:cell-content-change table:id="ct1016">
          <table:cell-address table:column="7" table:row="177" table:table="4"/>
          <office:change-info>
            <dc:creator> </dc:creator>
            <dc:date>2021-04-05T13:47:44.714473395</dc:date>
          </office:change-info>
          <table:previous>
            <table:change-track-table-cell/>
          </table:previous>
        </table:cell-content-change>
        <table:cell-content-change table:id="ct1017">
          <table:cell-address table:column="7" table:row="178" table:table="4"/>
          <office:change-info>
            <dc:creator> </dc:creator>
            <dc:date>2021-04-05T13:47:44.714485781</dc:date>
          </office:change-info>
          <table:previous>
            <table:change-track-table-cell/>
          </table:previous>
        </table:cell-content-change>
        <table:cell-content-change table:id="ct1018">
          <table:cell-address table:column="7" table:row="179" table:table="4"/>
          <office:change-info>
            <dc:creator> </dc:creator>
            <dc:date>2021-04-05T13:47:44.714498251</dc:date>
          </office:change-info>
          <table:previous>
            <table:change-track-table-cell/>
          </table:previous>
        </table:cell-content-change>
        <table:cell-content-change table:id="ct1019">
          <table:cell-address table:column="7" table:row="180" table:table="4"/>
          <office:change-info>
            <dc:creator> </dc:creator>
            <dc:date>2021-04-05T13:47:44.714510599</dc:date>
          </office:change-info>
          <table:previous>
            <table:change-track-table-cell/>
          </table:previous>
        </table:cell-content-change>
        <table:cell-content-change table:id="ct1020">
          <table:cell-address table:column="7" table:row="181" table:table="4"/>
          <office:change-info>
            <dc:creator> </dc:creator>
            <dc:date>2021-04-05T13:47:44.714523113</dc:date>
          </office:change-info>
          <table:previous>
            <table:change-track-table-cell/>
          </table:previous>
        </table:cell-content-change>
        <table:cell-content-change table:id="ct1021">
          <table:cell-address table:column="7" table:row="182" table:table="4"/>
          <office:change-info>
            <dc:creator> </dc:creator>
            <dc:date>2021-04-05T13:47:44.714535417</dc:date>
          </office:change-info>
          <table:previous>
            <table:change-track-table-cell/>
          </table:previous>
        </table:cell-content-change>
        <table:cell-content-change table:id="ct1022">
          <table:cell-address table:column="7" table:row="183" table:table="4"/>
          <office:change-info>
            <dc:creator> </dc:creator>
            <dc:date>2021-04-05T13:47:44.714547851</dc:date>
          </office:change-info>
          <table:previous>
            <table:change-track-table-cell/>
          </table:previous>
        </table:cell-content-change>
        <table:cell-content-change table:id="ct1023">
          <table:cell-address table:column="7" table:row="184" table:table="4"/>
          <office:change-info>
            <dc:creator> </dc:creator>
            <dc:date>2021-04-05T13:47:44.714560542</dc:date>
          </office:change-info>
          <table:previous>
            <table:change-track-table-cell/>
          </table:previous>
        </table:cell-content-change>
        <table:cell-content-change table:id="ct1024">
          <table:cell-address table:column="7" table:row="185" table:table="4"/>
          <office:change-info>
            <dc:creator> </dc:creator>
            <dc:date>2021-04-05T13:47:44.714573120</dc:date>
          </office:change-info>
          <table:previous>
            <table:change-track-table-cell/>
          </table:previous>
        </table:cell-content-change>
        <table:cell-content-change table:id="ct1025">
          <table:cell-address table:column="7" table:row="186" table:table="4"/>
          <office:change-info>
            <dc:creator> </dc:creator>
            <dc:date>2021-04-05T13:47:44.714585777</dc:date>
          </office:change-info>
          <table:previous>
            <table:change-track-table-cell/>
          </table:previous>
        </table:cell-content-change>
        <table:cell-content-change table:id="ct1026">
          <table:cell-address table:column="7" table:row="187" table:table="4"/>
          <office:change-info>
            <dc:creator> </dc:creator>
            <dc:date>2021-04-05T13:47:44.714598470</dc:date>
          </office:change-info>
          <table:previous>
            <table:change-track-table-cell/>
          </table:previous>
        </table:cell-content-change>
        <table:cell-content-change table:id="ct1027">
          <table:cell-address table:column="7" table:row="188" table:table="4"/>
          <office:change-info>
            <dc:creator> </dc:creator>
            <dc:date>2021-04-05T13:47:44.714611034</dc:date>
          </office:change-info>
          <table:previous>
            <table:change-track-table-cell/>
          </table:previous>
        </table:cell-content-change>
        <table:cell-content-change table:id="ct1028">
          <table:cell-address table:column="7" table:row="189" table:table="4"/>
          <office:change-info>
            <dc:creator> </dc:creator>
            <dc:date>2021-04-05T13:47:44.714623612</dc:date>
          </office:change-info>
          <table:previous>
            <table:change-track-table-cell/>
          </table:previous>
        </table:cell-content-change>
        <table:cell-content-change table:id="ct1029">
          <table:cell-address table:column="7" table:row="190" table:table="4"/>
          <office:change-info>
            <dc:creator> </dc:creator>
            <dc:date>2021-04-05T13:47:44.714635994</dc:date>
          </office:change-info>
          <table:previous>
            <table:change-track-table-cell/>
          </table:previous>
        </table:cell-content-change>
        <table:cell-content-change table:id="ct1030">
          <table:cell-address table:column="7" table:row="191" table:table="4"/>
          <office:change-info>
            <dc:creator> </dc:creator>
            <dc:date>2021-04-05T13:47:44.714648663</dc:date>
          </office:change-info>
          <table:previous>
            <table:change-track-table-cell/>
          </table:previous>
        </table:cell-content-change>
        <table:cell-content-change table:id="ct1031">
          <table:cell-address table:column="7" table:row="192" table:table="4"/>
          <office:change-info>
            <dc:creator> </dc:creator>
            <dc:date>2021-04-05T13:47:44.714661399</dc:date>
          </office:change-info>
          <table:previous>
            <table:change-track-table-cell/>
          </table:previous>
        </table:cell-content-change>
        <table:cell-content-change table:id="ct1032">
          <table:cell-address table:column="7" table:row="193" table:table="4"/>
          <office:change-info>
            <dc:creator> </dc:creator>
            <dc:date>2021-04-05T13:47:44.714674144</dc:date>
          </office:change-info>
          <table:previous>
            <table:change-track-table-cell/>
          </table:previous>
        </table:cell-content-change>
        <table:cell-content-change table:id="ct1033">
          <table:cell-address table:column="7" table:row="194" table:table="4"/>
          <office:change-info>
            <dc:creator> </dc:creator>
            <dc:date>2021-04-05T13:47:44.714686892</dc:date>
          </office:change-info>
          <table:previous>
            <table:change-track-table-cell/>
          </table:previous>
        </table:cell-content-change>
        <table:cell-content-change table:id="ct1034">
          <table:cell-address table:column="7" table:row="195" table:table="4"/>
          <office:change-info>
            <dc:creator> </dc:creator>
            <dc:date>2021-04-05T13:47:44.714699706</dc:date>
          </office:change-info>
          <table:previous>
            <table:change-track-table-cell/>
          </table:previous>
        </table:cell-content-change>
        <table:cell-content-change table:id="ct1035">
          <table:cell-address table:column="7" table:row="196" table:table="4"/>
          <office:change-info>
            <dc:creator> </dc:creator>
            <dc:date>2021-04-05T13:47:44.714724594</dc:date>
          </office:change-info>
          <table:previous>
            <table:change-track-table-cell/>
          </table:previous>
        </table:cell-content-change>
        <table:cell-content-change table:id="ct1036">
          <table:cell-address table:column="7" table:row="197" table:table="4"/>
          <office:change-info>
            <dc:creator> </dc:creator>
            <dc:date>2021-04-05T13:47:44.714739275</dc:date>
          </office:change-info>
          <table:previous>
            <table:change-track-table-cell/>
          </table:previous>
        </table:cell-content-change>
        <table:cell-content-change table:id="ct1037">
          <table:cell-address table:column="7" table:row="198" table:table="4"/>
          <office:change-info>
            <dc:creator> </dc:creator>
            <dc:date>2021-04-05T13:47:44.714752254</dc:date>
          </office:change-info>
          <table:previous>
            <table:change-track-table-cell/>
          </table:previous>
        </table:cell-content-change>
        <table:cell-content-change table:id="ct1038">
          <table:cell-address table:column="7" table:row="199" table:table="4"/>
          <office:change-info>
            <dc:creator> </dc:creator>
            <dc:date>2021-04-05T13:47:44.714765364</dc:date>
          </office:change-info>
          <table:previous>
            <table:change-track-table-cell/>
          </table:previous>
        </table:cell-content-change>
        <table:cell-content-change table:id="ct1039">
          <table:cell-address table:column="7" table:row="200" table:table="4"/>
          <office:change-info>
            <dc:creator> </dc:creator>
            <dc:date>2021-04-05T13:47:44.714778456</dc:date>
          </office:change-info>
          <table:previous>
            <table:change-track-table-cell/>
          </table:previous>
        </table:cell-content-change>
        <table:cell-content-change table:id="ct1040">
          <table:cell-address table:column="7" table:row="201" table:table="4"/>
          <office:change-info>
            <dc:creator> </dc:creator>
            <dc:date>2021-04-05T13:47:44.714791509</dc:date>
          </office:change-info>
          <table:previous>
            <table:change-track-table-cell/>
          </table:previous>
        </table:cell-content-change>
        <table:cell-content-change table:id="ct1041">
          <table:cell-address table:column="7" table:row="202" table:table="4"/>
          <office:change-info>
            <dc:creator> </dc:creator>
            <dc:date>2021-04-05T13:47:44.714804613</dc:date>
          </office:change-info>
          <table:previous>
            <table:change-track-table-cell/>
          </table:previous>
        </table:cell-content-change>
        <table:cell-content-change table:id="ct1042">
          <table:cell-address table:column="7" table:row="203" table:table="4"/>
          <office:change-info>
            <dc:creator> </dc:creator>
            <dc:date>2021-04-05T13:47:44.714817978</dc:date>
          </office:change-info>
          <table:previous>
            <table:change-track-table-cell/>
          </table:previous>
        </table:cell-content-change>
        <table:cell-content-change table:id="ct1043">
          <table:cell-address table:column="7" table:row="204" table:table="4"/>
          <office:change-info>
            <dc:creator> </dc:creator>
            <dc:date>2021-04-05T13:47:44.714831072</dc:date>
          </office:change-info>
          <table:previous>
            <table:change-track-table-cell/>
          </table:previous>
        </table:cell-content-change>
        <table:cell-content-change table:id="ct1044">
          <table:cell-address table:column="7" table:row="205" table:table="4"/>
          <office:change-info>
            <dc:creator> </dc:creator>
            <dc:date>2021-04-05T13:47:44.714844140</dc:date>
          </office:change-info>
          <table:previous>
            <table:change-track-table-cell/>
          </table:previous>
        </table:cell-content-change>
        <table:cell-content-change table:id="ct1045">
          <table:cell-address table:column="7" table:row="206" table:table="4"/>
          <office:change-info>
            <dc:creator> </dc:creator>
            <dc:date>2021-04-05T13:47:44.714856958</dc:date>
          </office:change-info>
          <table:previous>
            <table:change-track-table-cell/>
          </table:previous>
        </table:cell-content-change>
        <table:cell-content-change table:id="ct1046">
          <table:cell-address table:column="7" table:row="207" table:table="4"/>
          <office:change-info>
            <dc:creator> </dc:creator>
            <dc:date>2021-04-05T13:47:44.714870046</dc:date>
          </office:change-info>
          <table:previous>
            <table:change-track-table-cell/>
          </table:previous>
        </table:cell-content-change>
        <table:cell-content-change table:id="ct1047">
          <table:cell-address table:column="7" table:row="208" table:table="4"/>
          <office:change-info>
            <dc:creator> </dc:creator>
            <dc:date>2021-04-05T13:47:44.714883025</dc:date>
          </office:change-info>
          <table:previous>
            <table:change-track-table-cell/>
          </table:previous>
        </table:cell-content-change>
        <table:cell-content-change table:id="ct1048">
          <table:cell-address table:column="7" table:row="209" table:table="4"/>
          <office:change-info>
            <dc:creator> </dc:creator>
            <dc:date>2021-04-05T13:47:44.714896195</dc:date>
          </office:change-info>
          <table:previous>
            <table:change-track-table-cell/>
          </table:previous>
        </table:cell-content-change>
        <table:cell-content-change table:id="ct1049">
          <table:cell-address table:column="7" table:row="210" table:table="4"/>
          <office:change-info>
            <dc:creator> </dc:creator>
            <dc:date>2021-04-05T13:47:44.714909271</dc:date>
          </office:change-info>
          <table:previous>
            <table:change-track-table-cell/>
          </table:previous>
        </table:cell-content-change>
        <table:cell-content-change table:id="ct1050">
          <table:cell-address table:column="7" table:row="211" table:table="4"/>
          <office:change-info>
            <dc:creator> </dc:creator>
            <dc:date>2021-04-05T13:47:44.714922461</dc:date>
          </office:change-info>
          <table:previous>
            <table:change-track-table-cell/>
          </table:previous>
        </table:cell-content-change>
        <table:cell-content-change table:id="ct1051">
          <table:cell-address table:column="16" table:row="2" table:table="4"/>
          <office:change-info>
            <dc:creator> </dc:creator>
            <dc:date>2021-04-05T14:50:22.436656527</dc:date>
          </office:change-info>
          <table:previous>
            <table:change-track-table-cell/>
          </table:previous>
        </table:cell-content-change>
        <table:cell-content-change table:id="ct1052">
          <table:cell-address table:column="16" table:row="2" table:table="4"/>
          <office:change-info>
            <dc:creator> </dc:creator>
            <dc:date>2021-04-05T14:50:35.412662844</dc:date>
          </office:change-info>
          <table:previous table:id="ct1051">
            <table:change-track-table-cell table:cell-address="Comparison.Q3" table:formula="of:=IF([.N3]&lt;[.O3]; IF([.N3]&lt;[.P3];[.N2];[.P2]);IF([.O3]&lt;[.P3];[.O2];[.P2]))" office:value-type="string">
              <text:p>Flow</text:p>
            </table:change-track-table-cell>
          </table:previous>
        </table:cell-content-change>
        <table:cell-content-change table:id="ct1053">
          <table:cell-address table:column="16" table:row="3" table:table="4"/>
          <office:change-info>
            <dc:creator> </dc:creator>
            <dc:date>2021-04-05T14:50:39.114842761</dc:date>
          </office:change-info>
          <table:previous>
            <table:change-track-table-cell/>
          </table:previous>
        </table:cell-content-change>
        <table:cell-content-change table:id="ct1054">
          <table:cell-address table:column="16" table:row="4" table:table="4"/>
          <office:change-info>
            <dc:creator> </dc:creator>
            <dc:date>2021-04-05T14:50:39.114971622</dc:date>
          </office:change-info>
          <table:previous>
            <table:change-track-table-cell/>
          </table:previous>
        </table:cell-content-change>
        <table:cell-content-change table:id="ct1055">
          <table:cell-address table:column="16" table:row="5" table:table="4"/>
          <office:change-info>
            <dc:creator> </dc:creator>
            <dc:date>2021-04-05T14:50:40.650623561</dc:date>
          </office:change-info>
          <table:previous>
            <table:change-track-table-cell/>
          </table:previous>
        </table:cell-content-change>
        <table:cell-content-change table:id="ct1056">
          <table:cell-address table:column="16" table:row="6" table:table="4"/>
          <office:change-info>
            <dc:creator> </dc:creator>
            <dc:date>2021-04-05T14:50:40.650746184</dc:date>
          </office:change-info>
          <table:previous>
            <table:change-track-table-cell/>
          </table:previous>
        </table:cell-content-change>
        <table:cell-content-change table:id="ct1057">
          <table:cell-address table:column="16" table:row="7" table:table="4"/>
          <office:change-info>
            <dc:creator> </dc:creator>
            <dc:date>2021-04-05T14:50:40.650800727</dc:date>
          </office:change-info>
          <table:previous>
            <table:change-track-table-cell/>
          </table:previous>
        </table:cell-content-change>
        <table:cell-content-change table:id="ct1058">
          <table:cell-address table:column="16" table:row="8" table:table="4"/>
          <office:change-info>
            <dc:creator> </dc:creator>
            <dc:date>2021-04-05T14:50:40.650854258</dc:date>
          </office:change-info>
          <table:previous>
            <table:change-track-table-cell/>
          </table:previous>
        </table:cell-content-change>
        <table:cell-content-change table:id="ct1059">
          <table:cell-address table:column="16" table:row="9" table:table="4"/>
          <office:change-info>
            <dc:creator> </dc:creator>
            <dc:date>2021-04-05T14:50:40.650909081</dc:date>
          </office:change-info>
          <table:previous>
            <table:change-track-table-cell/>
          </table:previous>
        </table:cell-content-change>
        <table:cell-content-change table:id="ct1060">
          <table:cell-address table:column="16" table:row="10" table:table="4"/>
          <office:change-info>
            <dc:creator> </dc:creator>
            <dc:date>2021-04-05T14:50:40.650961776</dc:date>
          </office:change-info>
          <table:previous>
            <table:change-track-table-cell/>
          </table:previous>
        </table:cell-content-change>
        <table:cell-content-change table:id="ct1061">
          <table:cell-address table:column="16" table:row="11" table:table="4"/>
          <office:change-info>
            <dc:creator> </dc:creator>
            <dc:date>2021-04-05T14:50:40.651036875</dc:date>
          </office:change-info>
          <table:previous>
            <table:change-track-table-cell/>
          </table:previous>
        </table:cell-content-change>
        <table:cell-content-change table:id="ct1062">
          <table:cell-address table:column="16" table:row="12" table:table="4"/>
          <office:change-info>
            <dc:creator> </dc:creator>
            <dc:date>2021-04-05T14:50:40.651096514</dc:date>
          </office:change-info>
          <table:previous>
            <table:change-track-table-cell/>
          </table:previous>
        </table:cell-content-change>
        <table:cell-content-change table:id="ct1063">
          <table:cell-address table:column="16" table:row="13" table:table="4"/>
          <office:change-info>
            <dc:creator> </dc:creator>
            <dc:date>2021-04-05T14:50:40.651150604</dc:date>
          </office:change-info>
          <table:previous>
            <table:change-track-table-cell/>
          </table:previous>
        </table:cell-content-change>
        <table:cell-content-change table:id="ct1064">
          <table:cell-address table:column="16" table:row="14" table:table="4"/>
          <office:change-info>
            <dc:creator> </dc:creator>
            <dc:date>2021-04-05T14:50:40.651203876</dc:date>
          </office:change-info>
          <table:previous>
            <table:change-track-table-cell/>
          </table:previous>
        </table:cell-content-change>
        <table:cell-content-change table:id="ct1065">
          <table:cell-address table:column="16" table:row="15" table:table="4"/>
          <office:change-info>
            <dc:creator> </dc:creator>
            <dc:date>2021-04-05T14:50:40.651256966</dc:date>
          </office:change-info>
          <table:previous>
            <table:change-track-table-cell/>
          </table:previous>
        </table:cell-content-change>
        <table:cell-content-change table:id="ct1066">
          <table:cell-address table:column="16" table:row="16" table:table="4"/>
          <office:change-info>
            <dc:creator> </dc:creator>
            <dc:date>2021-04-05T14:50:40.651309538</dc:date>
          </office:change-info>
          <table:previous>
            <table:change-track-table-cell/>
          </table:previous>
        </table:cell-content-change>
        <table:cell-content-change table:id="ct1067">
          <table:cell-address table:column="16" table:row="17" table:table="4"/>
          <office:change-info>
            <dc:creator> </dc:creator>
            <dc:date>2021-04-05T14:50:40.651362953</dc:date>
          </office:change-info>
          <table:previous>
            <table:change-track-table-cell/>
          </table:previous>
        </table:cell-content-change>
        <table:cell-content-change table:id="ct1068">
          <table:cell-address table:column="16" table:row="18" table:table="4"/>
          <office:change-info>
            <dc:creator> </dc:creator>
            <dc:date>2021-04-05T14:50:40.651415764</dc:date>
          </office:change-info>
          <table:previous>
            <table:change-track-table-cell/>
          </table:previous>
        </table:cell-content-change>
        <table:cell-content-change table:id="ct1069">
          <table:cell-address table:column="16" table:row="19" table:table="4"/>
          <office:change-info>
            <dc:creator> </dc:creator>
            <dc:date>2021-04-05T14:50:40.651469450</dc:date>
          </office:change-info>
          <table:previous>
            <table:change-track-table-cell/>
          </table:previous>
        </table:cell-content-change>
        <table:cell-content-change table:id="ct1070">
          <table:cell-address table:column="16" table:row="20" table:table="4"/>
          <office:change-info>
            <dc:creator> </dc:creator>
            <dc:date>2021-04-05T14:50:40.651522550</dc:date>
          </office:change-info>
          <table:previous>
            <table:change-track-table-cell/>
          </table:previous>
        </table:cell-content-change>
        <table:cell-content-change table:id="ct1071">
          <table:cell-address table:column="16" table:row="21" table:table="4"/>
          <office:change-info>
            <dc:creator> </dc:creator>
            <dc:date>2021-04-05T14:50:40.651576534</dc:date>
          </office:change-info>
          <table:previous>
            <table:change-track-table-cell/>
          </table:previous>
        </table:cell-content-change>
        <table:cell-content-change table:id="ct1072">
          <table:cell-address table:column="16" table:row="22" table:table="4"/>
          <office:change-info>
            <dc:creator> </dc:creator>
            <dc:date>2021-04-05T14:50:40.651629289</dc:date>
          </office:change-info>
          <table:previous>
            <table:change-track-table-cell/>
          </table:previous>
        </table:cell-content-change>
        <table:cell-content-change table:id="ct1073">
          <table:cell-address table:column="16" table:row="23" table:table="4"/>
          <office:change-info>
            <dc:creator> </dc:creator>
            <dc:date>2021-04-05T14:50:40.651682729</dc:date>
          </office:change-info>
          <table:previous>
            <table:change-track-table-cell/>
          </table:previous>
        </table:cell-content-change>
        <table:cell-content-change table:id="ct1074">
          <table:cell-address table:column="16" table:row="24" table:table="4"/>
          <office:change-info>
            <dc:creator> </dc:creator>
            <dc:date>2021-04-05T14:50:40.651735551</dc:date>
          </office:change-info>
          <table:previous>
            <table:change-track-table-cell/>
          </table:previous>
        </table:cell-content-change>
        <table:cell-content-change table:id="ct1075">
          <table:cell-address table:column="16" table:row="25" table:table="4"/>
          <office:change-info>
            <dc:creator> </dc:creator>
            <dc:date>2021-04-05T14:50:40.651788504</dc:date>
          </office:change-info>
          <table:previous>
            <table:change-track-table-cell/>
          </table:previous>
        </table:cell-content-change>
        <table:cell-content-change table:id="ct1076">
          <table:cell-address table:column="16" table:row="26" table:table="4"/>
          <office:change-info>
            <dc:creator> </dc:creator>
            <dc:date>2021-04-05T14:50:40.651841930</dc:date>
          </office:change-info>
          <table:previous>
            <table:change-track-table-cell/>
          </table:previous>
        </table:cell-content-change>
        <table:cell-content-change table:id="ct1077">
          <table:cell-address table:column="16" table:row="27" table:table="4"/>
          <office:change-info>
            <dc:creator> </dc:creator>
            <dc:date>2021-04-05T14:50:40.651895148</dc:date>
          </office:change-info>
          <table:previous>
            <table:change-track-table-cell/>
          </table:previous>
        </table:cell-content-change>
        <table:cell-content-change table:id="ct1078">
          <table:cell-address table:column="16" table:row="28" table:table="4"/>
          <office:change-info>
            <dc:creator> </dc:creator>
            <dc:date>2021-04-05T14:50:40.651949056</dc:date>
          </office:change-info>
          <table:previous>
            <table:change-track-table-cell/>
          </table:previous>
        </table:cell-content-change>
        <table:cell-content-change table:id="ct1079">
          <table:cell-address table:column="16" table:row="29" table:table="4"/>
          <office:change-info>
            <dc:creator> </dc:creator>
            <dc:date>2021-04-05T14:50:40.652002507</dc:date>
          </office:change-info>
          <table:previous>
            <table:change-track-table-cell/>
          </table:previous>
        </table:cell-content-change>
        <table:cell-content-change table:id="ct1080">
          <table:cell-address table:column="16" table:row="30" table:table="4"/>
          <office:change-info>
            <dc:creator> </dc:creator>
            <dc:date>2021-04-05T14:50:40.652055933</dc:date>
          </office:change-info>
          <table:previous>
            <table:change-track-table-cell/>
          </table:previous>
        </table:cell-content-change>
        <table:cell-content-change table:id="ct1081">
          <table:cell-address table:column="16" table:row="31" table:table="4"/>
          <office:change-info>
            <dc:creator> </dc:creator>
            <dc:date>2021-04-05T14:50:40.652108855</dc:date>
          </office:change-info>
          <table:previous>
            <table:change-track-table-cell/>
          </table:previous>
        </table:cell-content-change>
        <table:cell-content-change table:id="ct1082">
          <table:cell-address table:column="16" table:row="32" table:table="4"/>
          <office:change-info>
            <dc:creator> </dc:creator>
            <dc:date>2021-04-05T14:50:40.652162438</dc:date>
          </office:change-info>
          <table:previous>
            <table:change-track-table-cell/>
          </table:previous>
        </table:cell-content-change>
        <table:cell-content-change table:id="ct1083">
          <table:cell-address table:column="16" table:row="33" table:table="4"/>
          <office:change-info>
            <dc:creator> </dc:creator>
            <dc:date>2021-04-05T14:50:40.652215517</dc:date>
          </office:change-info>
          <table:previous>
            <table:change-track-table-cell/>
          </table:previous>
        </table:cell-content-change>
        <table:cell-content-change table:id="ct1084">
          <table:cell-address table:column="16" table:row="34" table:table="4"/>
          <office:change-info>
            <dc:creator> </dc:creator>
            <dc:date>2021-04-05T14:50:40.652269825</dc:date>
          </office:change-info>
          <table:previous>
            <table:change-track-table-cell/>
          </table:previous>
        </table:cell-content-change>
        <table:cell-content-change table:id="ct1085">
          <table:cell-address table:column="16" table:row="35" table:table="4"/>
          <office:change-info>
            <dc:creator> </dc:creator>
            <dc:date>2021-04-05T14:50:40.652323404</dc:date>
          </office:change-info>
          <table:previous>
            <table:change-track-table-cell/>
          </table:previous>
        </table:cell-content-change>
        <table:cell-content-change table:id="ct1086">
          <table:cell-address table:column="16" table:row="36" table:table="4"/>
          <office:change-info>
            <dc:creator> </dc:creator>
            <dc:date>2021-04-05T14:50:40.652377278</dc:date>
          </office:change-info>
          <table:previous>
            <table:change-track-table-cell/>
          </table:previous>
        </table:cell-content-change>
        <table:cell-content-change table:id="ct1087">
          <table:cell-address table:column="16" table:row="37" table:table="4"/>
          <office:change-info>
            <dc:creator> </dc:creator>
            <dc:date>2021-04-05T14:50:40.652431983</dc:date>
          </office:change-info>
          <table:previous>
            <table:change-track-table-cell/>
          </table:previous>
        </table:cell-content-change>
        <table:cell-content-change table:id="ct1088">
          <table:cell-address table:column="16" table:row="38" table:table="4"/>
          <office:change-info>
            <dc:creator> </dc:creator>
            <dc:date>2021-04-05T14:50:40.652485702</dc:date>
          </office:change-info>
          <table:previous>
            <table:change-track-table-cell/>
          </table:previous>
        </table:cell-content-change>
        <table:cell-content-change table:id="ct1089">
          <table:cell-address table:column="16" table:row="39" table:table="4"/>
          <office:change-info>
            <dc:creator> </dc:creator>
            <dc:date>2021-04-05T14:50:40.652540125</dc:date>
          </office:change-info>
          <table:previous>
            <table:change-track-table-cell/>
          </table:previous>
        </table:cell-content-change>
        <table:cell-content-change table:id="ct1090">
          <table:cell-address table:column="16" table:row="40" table:table="4"/>
          <office:change-info>
            <dc:creator> </dc:creator>
            <dc:date>2021-04-05T14:50:40.652593733</dc:date>
          </office:change-info>
          <table:previous>
            <table:change-track-table-cell/>
          </table:previous>
        </table:cell-content-change>
        <table:cell-content-change table:id="ct1091">
          <table:cell-address table:column="16" table:row="41" table:table="4"/>
          <office:change-info>
            <dc:creator> </dc:creator>
            <dc:date>2021-04-05T14:50:40.652648377</dc:date>
          </office:change-info>
          <table:previous>
            <table:change-track-table-cell/>
          </table:previous>
        </table:cell-content-change>
        <table:cell-content-change table:id="ct1092">
          <table:cell-address table:column="16" table:row="42" table:table="4"/>
          <office:change-info>
            <dc:creator> </dc:creator>
            <dc:date>2021-04-05T14:50:40.652702880</dc:date>
          </office:change-info>
          <table:previous>
            <table:change-track-table-cell/>
          </table:previous>
        </table:cell-content-change>
        <table:cell-content-change table:id="ct1093">
          <table:cell-address table:column="16" table:row="43" table:table="4"/>
          <office:change-info>
            <dc:creator> </dc:creator>
            <dc:date>2021-04-05T14:50:40.652757796</dc:date>
          </office:change-info>
          <table:previous>
            <table:change-track-table-cell/>
          </table:previous>
        </table:cell-content-change>
        <table:cell-content-change table:id="ct1094">
          <table:cell-address table:column="16" table:row="44" table:table="4"/>
          <office:change-info>
            <dc:creator> </dc:creator>
            <dc:date>2021-04-05T14:50:40.652811807</dc:date>
          </office:change-info>
          <table:previous>
            <table:change-track-table-cell/>
          </table:previous>
        </table:cell-content-change>
        <table:cell-content-change table:id="ct1095">
          <table:cell-address table:column="16" table:row="45" table:table="4"/>
          <office:change-info>
            <dc:creator> </dc:creator>
            <dc:date>2021-04-05T14:50:40.652866535</dc:date>
          </office:change-info>
          <table:previous>
            <table:change-track-table-cell/>
          </table:previous>
        </table:cell-content-change>
        <table:cell-content-change table:id="ct1096">
          <table:cell-address table:column="16" table:row="46" table:table="4"/>
          <office:change-info>
            <dc:creator> </dc:creator>
            <dc:date>2021-04-05T14:50:40.652920803</dc:date>
          </office:change-info>
          <table:previous>
            <table:change-track-table-cell/>
          </table:previous>
        </table:cell-content-change>
        <table:cell-content-change table:id="ct1097">
          <table:cell-address table:column="16" table:row="47" table:table="4"/>
          <office:change-info>
            <dc:creator> </dc:creator>
            <dc:date>2021-04-05T14:50:40.652975619</dc:date>
          </office:change-info>
          <table:previous>
            <table:change-track-table-cell/>
          </table:previous>
        </table:cell-content-change>
        <table:cell-content-change table:id="ct1098">
          <table:cell-address table:column="16" table:row="48" table:table="4"/>
          <office:change-info>
            <dc:creator> </dc:creator>
            <dc:date>2021-04-05T14:50:40.653030378</dc:date>
          </office:change-info>
          <table:previous>
            <table:change-track-table-cell/>
          </table:previous>
        </table:cell-content-change>
        <table:cell-content-change table:id="ct1099">
          <table:cell-address table:column="16" table:row="49" table:table="4"/>
          <office:change-info>
            <dc:creator> </dc:creator>
            <dc:date>2021-04-05T14:50:40.653084906</dc:date>
          </office:change-info>
          <table:previous>
            <table:change-track-table-cell/>
          </table:previous>
        </table:cell-content-change>
        <table:cell-content-change table:id="ct1100">
          <table:cell-address table:column="16" table:row="50" table:table="4"/>
          <office:change-info>
            <dc:creator> </dc:creator>
            <dc:date>2021-04-05T14:50:40.653139892</dc:date>
          </office:change-info>
          <table:previous>
            <table:change-track-table-cell/>
          </table:previous>
        </table:cell-content-change>
        <table:cell-content-change table:id="ct1101">
          <table:cell-address table:column="16" table:row="51" table:table="4"/>
          <office:change-info>
            <dc:creator> </dc:creator>
            <dc:date>2021-04-05T14:50:40.653194585</dc:date>
          </office:change-info>
          <table:previous>
            <table:change-track-table-cell/>
          </table:previous>
        </table:cell-content-change>
        <table:cell-content-change table:id="ct1102">
          <table:cell-address table:column="16" table:row="52" table:table="4"/>
          <office:change-info>
            <dc:creator> </dc:creator>
            <dc:date>2021-04-05T14:50:40.653249266</dc:date>
          </office:change-info>
          <table:previous>
            <table:change-track-table-cell/>
          </table:previous>
        </table:cell-content-change>
        <table:cell-content-change table:id="ct1103">
          <table:cell-address table:column="16" table:row="53" table:table="4"/>
          <office:change-info>
            <dc:creator> </dc:creator>
            <dc:date>2021-04-05T14:50:40.653304110</dc:date>
          </office:change-info>
          <table:previous>
            <table:change-track-table-cell/>
          </table:previous>
        </table:cell-content-change>
        <table:cell-content-change table:id="ct1104">
          <table:cell-address table:column="16" table:row="54" table:table="4"/>
          <office:change-info>
            <dc:creator> </dc:creator>
            <dc:date>2021-04-05T14:50:40.653359503</dc:date>
          </office:change-info>
          <table:previous>
            <table:change-track-table-cell/>
          </table:previous>
        </table:cell-content-change>
        <table:cell-content-change table:id="ct1105">
          <table:cell-address table:column="16" table:row="55" table:table="4"/>
          <office:change-info>
            <dc:creator> </dc:creator>
            <dc:date>2021-04-05T14:50:40.653413985</dc:date>
          </office:change-info>
          <table:previous>
            <table:change-track-table-cell/>
          </table:previous>
        </table:cell-content-change>
        <table:cell-content-change table:id="ct1106">
          <table:cell-address table:column="16" table:row="56" table:table="4"/>
          <office:change-info>
            <dc:creator> </dc:creator>
            <dc:date>2021-04-05T14:50:40.653469308</dc:date>
          </office:change-info>
          <table:previous>
            <table:change-track-table-cell/>
          </table:previous>
        </table:cell-content-change>
        <table:cell-content-change table:id="ct1107">
          <table:cell-address table:column="16" table:row="57" table:table="4"/>
          <office:change-info>
            <dc:creator> </dc:creator>
            <dc:date>2021-04-05T14:50:40.653523795</dc:date>
          </office:change-info>
          <table:previous>
            <table:change-track-table-cell/>
          </table:previous>
        </table:cell-content-change>
        <table:cell-content-change table:id="ct1108">
          <table:cell-address table:column="16" table:row="58" table:table="4"/>
          <office:change-info>
            <dc:creator> </dc:creator>
            <dc:date>2021-04-05T14:50:40.653579122</dc:date>
          </office:change-info>
          <table:previous>
            <table:change-track-table-cell/>
          </table:previous>
        </table:cell-content-change>
        <table:cell-content-change table:id="ct1109">
          <table:cell-address table:column="16" table:row="59" table:table="4"/>
          <office:change-info>
            <dc:creator> </dc:creator>
            <dc:date>2021-04-05T14:50:40.653634182</dc:date>
          </office:change-info>
          <table:previous>
            <table:change-track-table-cell/>
          </table:previous>
        </table:cell-content-change>
        <table:cell-content-change table:id="ct1110">
          <table:cell-address table:column="16" table:row="60" table:table="4"/>
          <office:change-info>
            <dc:creator> </dc:creator>
            <dc:date>2021-04-05T14:50:40.653690038</dc:date>
          </office:change-info>
          <table:previous>
            <table:change-track-table-cell/>
          </table:previous>
        </table:cell-content-change>
        <table:cell-content-change table:id="ct1111">
          <table:cell-address table:column="16" table:row="61" table:table="4"/>
          <office:change-info>
            <dc:creator> </dc:creator>
            <dc:date>2021-04-05T14:50:40.653744779</dc:date>
          </office:change-info>
          <table:previous>
            <table:change-track-table-cell/>
          </table:previous>
        </table:cell-content-change>
        <table:cell-content-change table:id="ct1112">
          <table:cell-address table:column="16" table:row="62" table:table="4"/>
          <office:change-info>
            <dc:creator> </dc:creator>
            <dc:date>2021-04-05T14:50:40.653800745</dc:date>
          </office:change-info>
          <table:previous>
            <table:change-track-table-cell/>
          </table:previous>
        </table:cell-content-change>
        <table:cell-content-change table:id="ct1113">
          <table:cell-address table:column="16" table:row="63" table:table="4"/>
          <office:change-info>
            <dc:creator> </dc:creator>
            <dc:date>2021-04-05T14:50:40.653855890</dc:date>
          </office:change-info>
          <table:previous>
            <table:change-track-table-cell/>
          </table:previous>
        </table:cell-content-change>
        <table:cell-content-change table:id="ct1114">
          <table:cell-address table:column="16" table:row="64" table:table="4"/>
          <office:change-info>
            <dc:creator> </dc:creator>
            <dc:date>2021-04-05T14:50:40.653911289</dc:date>
          </office:change-info>
          <table:previous>
            <table:change-track-table-cell/>
          </table:previous>
        </table:cell-content-change>
        <table:cell-content-change table:id="ct1115">
          <table:cell-address table:column="16" table:row="65" table:table="4"/>
          <office:change-info>
            <dc:creator> </dc:creator>
            <dc:date>2021-04-05T14:50:40.653966995</dc:date>
          </office:change-info>
          <table:previous>
            <table:change-track-table-cell/>
          </table:previous>
        </table:cell-content-change>
        <table:cell-content-change table:id="ct1116">
          <table:cell-address table:column="16" table:row="66" table:table="4"/>
          <office:change-info>
            <dc:creator> </dc:creator>
            <dc:date>2021-04-05T14:50:40.654022545</dc:date>
          </office:change-info>
          <table:previous>
            <table:change-track-table-cell/>
          </table:previous>
        </table:cell-content-change>
        <table:cell-content-change table:id="ct1117">
          <table:cell-address table:column="16" table:row="67" table:table="4"/>
          <office:change-info>
            <dc:creator> </dc:creator>
            <dc:date>2021-04-05T14:50:40.654078083</dc:date>
          </office:change-info>
          <table:previous>
            <table:change-track-table-cell/>
          </table:previous>
        </table:cell-content-change>
        <table:cell-content-change table:id="ct1118">
          <table:cell-address table:column="16" table:row="68" table:table="4"/>
          <office:change-info>
            <dc:creator> </dc:creator>
            <dc:date>2021-04-05T14:50:40.654133458</dc:date>
          </office:change-info>
          <table:previous>
            <table:change-track-table-cell/>
          </table:previous>
        </table:cell-content-change>
        <table:cell-content-change table:id="ct1119">
          <table:cell-address table:column="16" table:row="69" table:table="4"/>
          <office:change-info>
            <dc:creator> </dc:creator>
            <dc:date>2021-04-05T14:50:40.654189662</dc:date>
          </office:change-info>
          <table:previous>
            <table:change-track-table-cell/>
          </table:previous>
        </table:cell-content-change>
        <table:cell-content-change table:id="ct1120">
          <table:cell-address table:column="16" table:row="70" table:table="4"/>
          <office:change-info>
            <dc:creator> </dc:creator>
            <dc:date>2021-04-05T14:50:40.654245244</dc:date>
          </office:change-info>
          <table:previous>
            <table:change-track-table-cell/>
          </table:previous>
        </table:cell-content-change>
        <table:cell-content-change table:id="ct1121">
          <table:cell-address table:column="16" table:row="71" table:table="4"/>
          <office:change-info>
            <dc:creator> </dc:creator>
            <dc:date>2021-04-05T14:50:40.654301339</dc:date>
          </office:change-info>
          <table:previous>
            <table:change-track-table-cell/>
          </table:previous>
        </table:cell-content-change>
        <table:cell-content-change table:id="ct1122">
          <table:cell-address table:column="16" table:row="72" table:table="4"/>
          <office:change-info>
            <dc:creator> </dc:creator>
            <dc:date>2021-04-05T14:50:40.654367598</dc:date>
          </office:change-info>
          <table:previous>
            <table:change-track-table-cell/>
          </table:previous>
        </table:cell-content-change>
        <table:cell-content-change table:id="ct1123">
          <table:cell-address table:column="16" table:row="73" table:table="4"/>
          <office:change-info>
            <dc:creator> </dc:creator>
            <dc:date>2021-04-05T14:50:40.654426659</dc:date>
          </office:change-info>
          <table:previous>
            <table:change-track-table-cell/>
          </table:previous>
        </table:cell-content-change>
        <table:cell-content-change table:id="ct1124">
          <table:cell-address table:column="16" table:row="74" table:table="4"/>
          <office:change-info>
            <dc:creator> </dc:creator>
            <dc:date>2021-04-05T14:50:40.654483046</dc:date>
          </office:change-info>
          <table:previous>
            <table:change-track-table-cell/>
          </table:previous>
        </table:cell-content-change>
        <table:cell-content-change table:id="ct1125">
          <table:cell-address table:column="16" table:row="75" table:table="4"/>
          <office:change-info>
            <dc:creator> </dc:creator>
            <dc:date>2021-04-05T14:50:40.654539463</dc:date>
          </office:change-info>
          <table:previous>
            <table:change-track-table-cell/>
          </table:previous>
        </table:cell-content-change>
        <table:cell-content-change table:id="ct1126">
          <table:cell-address table:column="16" table:row="76" table:table="4"/>
          <office:change-info>
            <dc:creator> </dc:creator>
            <dc:date>2021-04-05T14:50:40.654595191</dc:date>
          </office:change-info>
          <table:previous>
            <table:change-track-table-cell/>
          </table:previous>
        </table:cell-content-change>
        <table:cell-content-change table:id="ct1127">
          <table:cell-address table:column="16" table:row="77" table:table="4"/>
          <office:change-info>
            <dc:creator> </dc:creator>
            <dc:date>2021-04-05T14:50:40.654652032</dc:date>
          </office:change-info>
          <table:previous>
            <table:change-track-table-cell/>
          </table:previous>
        </table:cell-content-change>
        <table:cell-content-change table:id="ct1128">
          <table:cell-address table:column="16" table:row="78" table:table="4"/>
          <office:change-info>
            <dc:creator> </dc:creator>
            <dc:date>2021-04-05T14:50:40.654708036</dc:date>
          </office:change-info>
          <table:previous>
            <table:change-track-table-cell/>
          </table:previous>
        </table:cell-content-change>
        <table:cell-content-change table:id="ct1129">
          <table:cell-address table:column="16" table:row="79" table:table="4"/>
          <office:change-info>
            <dc:creator> </dc:creator>
            <dc:date>2021-04-05T14:50:40.654764273</dc:date>
          </office:change-info>
          <table:previous>
            <table:change-track-table-cell/>
          </table:previous>
        </table:cell-content-change>
        <table:cell-content-change table:id="ct1130">
          <table:cell-address table:column="16" table:row="80" table:table="4"/>
          <office:change-info>
            <dc:creator> </dc:creator>
            <dc:date>2021-04-05T14:50:40.654820169</dc:date>
          </office:change-info>
          <table:previous>
            <table:change-track-table-cell/>
          </table:previous>
        </table:cell-content-change>
        <table:cell-content-change table:id="ct1131">
          <table:cell-address table:column="16" table:row="81" table:table="4"/>
          <office:change-info>
            <dc:creator> </dc:creator>
            <dc:date>2021-04-05T14:50:40.654876466</dc:date>
          </office:change-info>
          <table:previous>
            <table:change-track-table-cell/>
          </table:previous>
        </table:cell-content-change>
        <table:cell-content-change table:id="ct1132">
          <table:cell-address table:column="16" table:row="82" table:table="4"/>
          <office:change-info>
            <dc:creator> </dc:creator>
            <dc:date>2021-04-05T14:50:40.654932790</dc:date>
          </office:change-info>
          <table:previous>
            <table:change-track-table-cell/>
          </table:previous>
        </table:cell-content-change>
        <table:cell-content-change table:id="ct1133">
          <table:cell-address table:column="16" table:row="83" table:table="4"/>
          <office:change-info>
            <dc:creator> </dc:creator>
            <dc:date>2021-04-05T14:50:40.654988541</dc:date>
          </office:change-info>
          <table:previous>
            <table:change-track-table-cell/>
          </table:previous>
        </table:cell-content-change>
        <table:cell-content-change table:id="ct1134">
          <table:cell-address table:column="16" table:row="84" table:table="4"/>
          <office:change-info>
            <dc:creator> </dc:creator>
            <dc:date>2021-04-05T14:50:40.655044921</dc:date>
          </office:change-info>
          <table:previous>
            <table:change-track-table-cell/>
          </table:previous>
        </table:cell-content-change>
        <table:cell-content-change table:id="ct1135">
          <table:cell-address table:column="16" table:row="85" table:table="4"/>
          <office:change-info>
            <dc:creator> </dc:creator>
            <dc:date>2021-04-05T14:50:40.655100659</dc:date>
          </office:change-info>
          <table:previous>
            <table:change-track-table-cell/>
          </table:previous>
        </table:cell-content-change>
        <table:cell-content-change table:id="ct1136">
          <table:cell-address table:column="16" table:row="86" table:table="4"/>
          <office:change-info>
            <dc:creator> </dc:creator>
            <dc:date>2021-04-05T14:50:40.655157642</dc:date>
          </office:change-info>
          <table:previous>
            <table:change-track-table-cell/>
          </table:previous>
        </table:cell-content-change>
        <table:cell-content-change table:id="ct1137">
          <table:cell-address table:column="16" table:row="87" table:table="4"/>
          <office:change-info>
            <dc:creator> </dc:creator>
            <dc:date>2021-04-05T14:50:40.655213766</dc:date>
          </office:change-info>
          <table:previous>
            <table:change-track-table-cell/>
          </table:previous>
        </table:cell-content-change>
        <table:cell-content-change table:id="ct1138">
          <table:cell-address table:column="16" table:row="88" table:table="4"/>
          <office:change-info>
            <dc:creator> </dc:creator>
            <dc:date>2021-04-05T14:50:40.655270470</dc:date>
          </office:change-info>
          <table:previous>
            <table:change-track-table-cell/>
          </table:previous>
        </table:cell-content-change>
        <table:cell-content-change table:id="ct1139">
          <table:cell-address table:column="16" table:row="89" table:table="4"/>
          <office:change-info>
            <dc:creator> </dc:creator>
            <dc:date>2021-04-05T14:50:40.655327117</dc:date>
          </office:change-info>
          <table:previous>
            <table:change-track-table-cell/>
          </table:previous>
        </table:cell-content-change>
        <table:cell-content-change table:id="ct1140">
          <table:cell-address table:column="16" table:row="90" table:table="4"/>
          <office:change-info>
            <dc:creator> </dc:creator>
            <dc:date>2021-04-05T14:50:40.655383785</dc:date>
          </office:change-info>
          <table:previous>
            <table:change-track-table-cell/>
          </table:previous>
        </table:cell-content-change>
        <table:cell-content-change table:id="ct1141">
          <table:cell-address table:column="16" table:row="91" table:table="4"/>
          <office:change-info>
            <dc:creator> </dc:creator>
            <dc:date>2021-04-05T14:50:40.655440620</dc:date>
          </office:change-info>
          <table:previous>
            <table:change-track-table-cell/>
          </table:previous>
        </table:cell-content-change>
        <table:cell-content-change table:id="ct1142">
          <table:cell-address table:column="16" table:row="92" table:table="4"/>
          <office:change-info>
            <dc:creator> </dc:creator>
            <dc:date>2021-04-05T14:50:40.655498521</dc:date>
          </office:change-info>
          <table:previous>
            <table:change-track-table-cell/>
          </table:previous>
        </table:cell-content-change>
        <table:cell-content-change table:id="ct1143">
          <table:cell-address table:column="16" table:row="93" table:table="4"/>
          <office:change-info>
            <dc:creator> </dc:creator>
            <dc:date>2021-04-05T14:50:40.655554597</dc:date>
          </office:change-info>
          <table:previous>
            <table:change-track-table-cell/>
          </table:previous>
        </table:cell-content-change>
        <table:cell-content-change table:id="ct1144">
          <table:cell-address table:column="16" table:row="94" table:table="4"/>
          <office:change-info>
            <dc:creator> </dc:creator>
            <dc:date>2021-04-05T14:50:40.655611761</dc:date>
          </office:change-info>
          <table:previous>
            <table:change-track-table-cell/>
          </table:previous>
        </table:cell-content-change>
        <table:cell-content-change table:id="ct1145">
          <table:cell-address table:column="16" table:row="95" table:table="4"/>
          <office:change-info>
            <dc:creator> </dc:creator>
            <dc:date>2021-04-05T14:50:40.655667665</dc:date>
          </office:change-info>
          <table:previous>
            <table:change-track-table-cell/>
          </table:previous>
        </table:cell-content-change>
        <table:cell-content-change table:id="ct1146">
          <table:cell-address table:column="16" table:row="96" table:table="4"/>
          <office:change-info>
            <dc:creator> </dc:creator>
            <dc:date>2021-04-05T14:50:40.655725197</dc:date>
          </office:change-info>
          <table:previous>
            <table:change-track-table-cell/>
          </table:previous>
        </table:cell-content-change>
        <table:cell-content-change table:id="ct1147">
          <table:cell-address table:column="16" table:row="97" table:table="4"/>
          <office:change-info>
            <dc:creator> </dc:creator>
            <dc:date>2021-04-05T14:50:40.655781449</dc:date>
          </office:change-info>
          <table:previous>
            <table:change-track-table-cell/>
          </table:previous>
        </table:cell-content-change>
        <table:cell-content-change table:id="ct1148">
          <table:cell-address table:column="16" table:row="98" table:table="4"/>
          <office:change-info>
            <dc:creator> </dc:creator>
            <dc:date>2021-04-05T14:50:40.655838272</dc:date>
          </office:change-info>
          <table:previous>
            <table:change-track-table-cell/>
          </table:previous>
        </table:cell-content-change>
        <table:cell-content-change table:id="ct1149">
          <table:cell-address table:column="16" table:row="99" table:table="4"/>
          <office:change-info>
            <dc:creator> </dc:creator>
            <dc:date>2021-04-05T14:50:40.655895413</dc:date>
          </office:change-info>
          <table:previous>
            <table:change-track-table-cell/>
          </table:previous>
        </table:cell-content-change>
        <table:cell-content-change table:id="ct1150">
          <table:cell-address table:column="16" table:row="100" table:table="4"/>
          <office:change-info>
            <dc:creator> </dc:creator>
            <dc:date>2021-04-05T14:50:40.655951861</dc:date>
          </office:change-info>
          <table:previous>
            <table:change-track-table-cell/>
          </table:previous>
        </table:cell-content-change>
        <table:cell-content-change table:id="ct1151">
          <table:cell-address table:column="16" table:row="101" table:table="4"/>
          <office:change-info>
            <dc:creator> </dc:creator>
            <dc:date>2021-04-05T14:50:40.656008741</dc:date>
          </office:change-info>
          <table:previous>
            <table:change-track-table-cell/>
          </table:previous>
        </table:cell-content-change>
        <table:cell-content-change table:id="ct1152">
          <table:cell-address table:column="16" table:row="102" table:table="4"/>
          <office:change-info>
            <dc:creator> </dc:creator>
            <dc:date>2021-04-05T14:50:40.656065412</dc:date>
          </office:change-info>
          <table:previous>
            <table:change-track-table-cell/>
          </table:previous>
        </table:cell-content-change>
        <table:cell-content-change table:id="ct1153">
          <table:cell-address table:column="16" table:row="103" table:table="4"/>
          <office:change-info>
            <dc:creator> </dc:creator>
            <dc:date>2021-04-05T14:50:40.656122313</dc:date>
          </office:change-info>
          <table:previous>
            <table:change-track-table-cell/>
          </table:previous>
        </table:cell-content-change>
        <table:cell-content-change table:id="ct1154">
          <table:cell-address table:column="16" table:row="104" table:table="4"/>
          <office:change-info>
            <dc:creator> </dc:creator>
            <dc:date>2021-04-05T14:50:40.656179169</dc:date>
          </office:change-info>
          <table:previous>
            <table:change-track-table-cell/>
          </table:previous>
        </table:cell-content-change>
        <table:cell-content-change table:id="ct1155">
          <table:cell-address table:column="16" table:row="105" table:table="4"/>
          <office:change-info>
            <dc:creator> </dc:creator>
            <dc:date>2021-04-05T14:50:40.656236415</dc:date>
          </office:change-info>
          <table:previous>
            <table:change-track-table-cell/>
          </table:previous>
        </table:cell-content-change>
        <table:cell-content-change table:id="ct1156">
          <table:cell-address table:column="16" table:row="106" table:table="4"/>
          <office:change-info>
            <dc:creator> </dc:creator>
            <dc:date>2021-04-05T14:50:40.656293998</dc:date>
          </office:change-info>
          <table:previous>
            <table:change-track-table-cell/>
          </table:previous>
        </table:cell-content-change>
        <table:cell-content-change table:id="ct1157">
          <table:cell-address table:column="16" table:row="107" table:table="4"/>
          <office:change-info>
            <dc:creator> </dc:creator>
            <dc:date>2021-04-05T14:50:40.656351367</dc:date>
          </office:change-info>
          <table:previous>
            <table:change-track-table-cell/>
          </table:previous>
        </table:cell-content-change>
        <table:cell-content-change table:id="ct1158">
          <table:cell-address table:column="16" table:row="108" table:table="4"/>
          <office:change-info>
            <dc:creator> </dc:creator>
            <dc:date>2021-04-05T14:50:40.656408761</dc:date>
          </office:change-info>
          <table:previous>
            <table:change-track-table-cell/>
          </table:previous>
        </table:cell-content-change>
        <table:cell-content-change table:id="ct1159">
          <table:cell-address table:column="16" table:row="109" table:table="4"/>
          <office:change-info>
            <dc:creator> </dc:creator>
            <dc:date>2021-04-05T14:50:40.656466309</dc:date>
          </office:change-info>
          <table:previous>
            <table:change-track-table-cell/>
          </table:previous>
        </table:cell-content-change>
        <table:cell-content-change table:id="ct1160">
          <table:cell-address table:column="16" table:row="110" table:table="4"/>
          <office:change-info>
            <dc:creator> </dc:creator>
            <dc:date>2021-04-05T14:50:40.656523863</dc:date>
          </office:change-info>
          <table:previous>
            <table:change-track-table-cell/>
          </table:previous>
        </table:cell-content-change>
        <table:cell-content-change table:id="ct1161">
          <table:cell-address table:column="16" table:row="111" table:table="4"/>
          <office:change-info>
            <dc:creator> </dc:creator>
            <dc:date>2021-04-05T14:50:40.656581568</dc:date>
          </office:change-info>
          <table:previous>
            <table:change-track-table-cell/>
          </table:previous>
        </table:cell-content-change>
        <table:cell-content-change table:id="ct1162">
          <table:cell-address table:column="16" table:row="112" table:table="4"/>
          <office:change-info>
            <dc:creator> </dc:creator>
            <dc:date>2021-04-05T14:50:40.656639090</dc:date>
          </office:change-info>
          <table:previous>
            <table:change-track-table-cell/>
          </table:previous>
        </table:cell-content-change>
        <table:cell-content-change table:id="ct1163">
          <table:cell-address table:column="16" table:row="113" table:table="4"/>
          <office:change-info>
            <dc:creator> </dc:creator>
            <dc:date>2021-04-05T14:50:40.656696666</dc:date>
          </office:change-info>
          <table:previous>
            <table:change-track-table-cell/>
          </table:previous>
        </table:cell-content-change>
        <table:cell-content-change table:id="ct1164">
          <table:cell-address table:column="16" table:row="114" table:table="4"/>
          <office:change-info>
            <dc:creator> </dc:creator>
            <dc:date>2021-04-05T14:50:40.656754000</dc:date>
          </office:change-info>
          <table:previous>
            <table:change-track-table-cell/>
          </table:previous>
        </table:cell-content-change>
        <table:cell-content-change table:id="ct1165">
          <table:cell-address table:column="16" table:row="115" table:table="4"/>
          <office:change-info>
            <dc:creator> </dc:creator>
            <dc:date>2021-04-05T14:50:40.656811906</dc:date>
          </office:change-info>
          <table:previous>
            <table:change-track-table-cell/>
          </table:previous>
        </table:cell-content-change>
        <table:cell-content-change table:id="ct1166">
          <table:cell-address table:column="16" table:row="116" table:table="4"/>
          <office:change-info>
            <dc:creator> </dc:creator>
            <dc:date>2021-04-05T14:50:40.656869242</dc:date>
          </office:change-info>
          <table:previous>
            <table:change-track-table-cell/>
          </table:previous>
        </table:cell-content-change>
        <table:cell-content-change table:id="ct1167">
          <table:cell-address table:column="16" table:row="117" table:table="4"/>
          <office:change-info>
            <dc:creator> </dc:creator>
            <dc:date>2021-04-05T14:50:40.656926915</dc:date>
          </office:change-info>
          <table:previous>
            <table:change-track-table-cell/>
          </table:previous>
        </table:cell-content-change>
        <table:cell-content-change table:id="ct1168">
          <table:cell-address table:column="16" table:row="118" table:table="4"/>
          <office:change-info>
            <dc:creator> </dc:creator>
            <dc:date>2021-04-05T14:50:40.656984732</dc:date>
          </office:change-info>
          <table:previous>
            <table:change-track-table-cell/>
          </table:previous>
        </table:cell-content-change>
        <table:cell-content-change table:id="ct1169">
          <table:cell-address table:column="16" table:row="119" table:table="4"/>
          <office:change-info>
            <dc:creator> </dc:creator>
            <dc:date>2021-04-05T14:50:40.657042277</dc:date>
          </office:change-info>
          <table:previous>
            <table:change-track-table-cell/>
          </table:previous>
        </table:cell-content-change>
        <table:cell-content-change table:id="ct1170">
          <table:cell-address table:column="16" table:row="120" table:table="4"/>
          <office:change-info>
            <dc:creator> </dc:creator>
            <dc:date>2021-04-05T14:50:40.657099721</dc:date>
          </office:change-info>
          <table:previous>
            <table:change-track-table-cell/>
          </table:previous>
        </table:cell-content-change>
        <table:cell-content-change table:id="ct1171">
          <table:cell-address table:column="16" table:row="121" table:table="4"/>
          <office:change-info>
            <dc:creator> </dc:creator>
            <dc:date>2021-04-05T14:50:40.657156540</dc:date>
          </office:change-info>
          <table:previous>
            <table:change-track-table-cell/>
          </table:previous>
        </table:cell-content-change>
        <table:cell-content-change table:id="ct1172">
          <table:cell-address table:column="16" table:row="122" table:table="4"/>
          <office:change-info>
            <dc:creator> </dc:creator>
            <dc:date>2021-04-05T14:50:40.657214726</dc:date>
          </office:change-info>
          <table:previous>
            <table:change-track-table-cell/>
          </table:previous>
        </table:cell-content-change>
        <table:cell-content-change table:id="ct1173">
          <table:cell-address table:column="16" table:row="123" table:table="4"/>
          <office:change-info>
            <dc:creator> </dc:creator>
            <dc:date>2021-04-05T14:50:40.657272301</dc:date>
          </office:change-info>
          <table:previous>
            <table:change-track-table-cell/>
          </table:previous>
        </table:cell-content-change>
        <table:cell-content-change table:id="ct1174">
          <table:cell-address table:column="16" table:row="124" table:table="4"/>
          <office:change-info>
            <dc:creator> </dc:creator>
            <dc:date>2021-04-05T14:50:40.657330201</dc:date>
          </office:change-info>
          <table:previous>
            <table:change-track-table-cell/>
          </table:previous>
        </table:cell-content-change>
        <table:cell-content-change table:id="ct1175">
          <table:cell-address table:column="16" table:row="125" table:table="4"/>
          <office:change-info>
            <dc:creator> </dc:creator>
            <dc:date>2021-04-05T14:50:40.657387915</dc:date>
          </office:change-info>
          <table:previous>
            <table:change-track-table-cell/>
          </table:previous>
        </table:cell-content-change>
        <table:cell-content-change table:id="ct1176">
          <table:cell-address table:column="16" table:row="126" table:table="4"/>
          <office:change-info>
            <dc:creator> </dc:creator>
            <dc:date>2021-04-05T14:50:40.657446447</dc:date>
          </office:change-info>
          <table:previous>
            <table:change-track-table-cell/>
          </table:previous>
        </table:cell-content-change>
        <table:cell-content-change table:id="ct1177">
          <table:cell-address table:column="16" table:row="127" table:table="4"/>
          <office:change-info>
            <dc:creator> </dc:creator>
            <dc:date>2021-04-05T14:50:40.657504362</dc:date>
          </office:change-info>
          <table:previous>
            <table:change-track-table-cell/>
          </table:previous>
        </table:cell-content-change>
        <table:cell-content-change table:id="ct1178">
          <table:cell-address table:column="16" table:row="128" table:table="4"/>
          <office:change-info>
            <dc:creator> </dc:creator>
            <dc:date>2021-04-05T14:50:40.657563297</dc:date>
          </office:change-info>
          <table:previous>
            <table:change-track-table-cell/>
          </table:previous>
        </table:cell-content-change>
        <table:cell-content-change table:id="ct1179">
          <table:cell-address table:column="16" table:row="129" table:table="4"/>
          <office:change-info>
            <dc:creator> </dc:creator>
            <dc:date>2021-04-05T14:50:40.657621353</dc:date>
          </office:change-info>
          <table:previous>
            <table:change-track-table-cell/>
          </table:previous>
        </table:cell-content-change>
        <table:cell-content-change table:id="ct1180">
          <table:cell-address table:column="16" table:row="130" table:table="4"/>
          <office:change-info>
            <dc:creator> </dc:creator>
            <dc:date>2021-04-05T14:50:40.657716169</dc:date>
          </office:change-info>
          <table:previous>
            <table:change-track-table-cell/>
          </table:previous>
        </table:cell-content-change>
        <table:cell-content-change table:id="ct1181">
          <table:cell-address table:column="16" table:row="131" table:table="4"/>
          <office:change-info>
            <dc:creator> </dc:creator>
            <dc:date>2021-04-05T14:50:40.657760605</dc:date>
          </office:change-info>
          <table:previous>
            <table:change-track-table-cell/>
          </table:previous>
        </table:cell-content-change>
        <table:cell-content-change table:id="ct1182">
          <table:cell-address table:column="16" table:row="132" table:table="4"/>
          <office:change-info>
            <dc:creator> </dc:creator>
            <dc:date>2021-04-05T14:50:40.657802376</dc:date>
          </office:change-info>
          <table:previous>
            <table:change-track-table-cell/>
          </table:previous>
        </table:cell-content-change>
        <table:cell-content-change table:id="ct1183">
          <table:cell-address table:column="16" table:row="133" table:table="4"/>
          <office:change-info>
            <dc:creator> </dc:creator>
            <dc:date>2021-04-05T14:50:40.657843291</dc:date>
          </office:change-info>
          <table:previous>
            <table:change-track-table-cell/>
          </table:previous>
        </table:cell-content-change>
        <table:cell-content-change table:id="ct1184">
          <table:cell-address table:column="16" table:row="134" table:table="4"/>
          <office:change-info>
            <dc:creator> </dc:creator>
            <dc:date>2021-04-05T14:50:40.657883938</dc:date>
          </office:change-info>
          <table:previous>
            <table:change-track-table-cell/>
          </table:previous>
        </table:cell-content-change>
        <table:cell-content-change table:id="ct1185">
          <table:cell-address table:column="16" table:row="135" table:table="4"/>
          <office:change-info>
            <dc:creator> </dc:creator>
            <dc:date>2021-04-05T14:50:40.657925173</dc:date>
          </office:change-info>
          <table:previous>
            <table:change-track-table-cell/>
          </table:previous>
        </table:cell-content-change>
        <table:cell-content-change table:id="ct1186">
          <table:cell-address table:column="16" table:row="136" table:table="4"/>
          <office:change-info>
            <dc:creator> </dc:creator>
            <dc:date>2021-04-05T14:50:40.657965637</dc:date>
          </office:change-info>
          <table:previous>
            <table:change-track-table-cell/>
          </table:previous>
        </table:cell-content-change>
        <table:cell-content-change table:id="ct1187">
          <table:cell-address table:column="16" table:row="137" table:table="4"/>
          <office:change-info>
            <dc:creator> </dc:creator>
            <dc:date>2021-04-05T14:50:40.658007381</dc:date>
          </office:change-info>
          <table:previous>
            <table:change-track-table-cell/>
          </table:previous>
        </table:cell-content-change>
        <table:cell-content-change table:id="ct1188">
          <table:cell-address table:column="16" table:row="138" table:table="4"/>
          <office:change-info>
            <dc:creator> </dc:creator>
            <dc:date>2021-04-05T14:50:40.658047839</dc:date>
          </office:change-info>
          <table:previous>
            <table:change-track-table-cell/>
          </table:previous>
        </table:cell-content-change>
        <table:cell-content-change table:id="ct1189">
          <table:cell-address table:column="16" table:row="139" table:table="4"/>
          <office:change-info>
            <dc:creator> </dc:creator>
            <dc:date>2021-04-05T14:50:40.658090092</dc:date>
          </office:change-info>
          <table:previous>
            <table:change-track-table-cell/>
          </table:previous>
        </table:cell-content-change>
        <table:cell-content-change table:id="ct1190">
          <table:cell-address table:column="16" table:row="140" table:table="4"/>
          <office:change-info>
            <dc:creator> </dc:creator>
            <dc:date>2021-04-05T14:50:40.658130509</dc:date>
          </office:change-info>
          <table:previous>
            <table:change-track-table-cell/>
          </table:previous>
        </table:cell-content-change>
        <table:cell-content-change table:id="ct1191">
          <table:cell-address table:column="16" table:row="141" table:table="4"/>
          <office:change-info>
            <dc:creator> </dc:creator>
            <dc:date>2021-04-05T14:50:40.658170797</dc:date>
          </office:change-info>
          <table:previous>
            <table:change-track-table-cell/>
          </table:previous>
        </table:cell-content-change>
        <table:cell-content-change table:id="ct1192">
          <table:cell-address table:column="16" table:row="142" table:table="4"/>
          <office:change-info>
            <dc:creator> </dc:creator>
            <dc:date>2021-04-05T14:50:40.658211073</dc:date>
          </office:change-info>
          <table:previous>
            <table:change-track-table-cell/>
          </table:previous>
        </table:cell-content-change>
        <table:cell-content-change table:id="ct1193">
          <table:cell-address table:column="16" table:row="143" table:table="4"/>
          <office:change-info>
            <dc:creator> </dc:creator>
            <dc:date>2021-04-05T14:50:40.658251053</dc:date>
          </office:change-info>
          <table:previous>
            <table:change-track-table-cell/>
          </table:previous>
        </table:cell-content-change>
        <table:cell-content-change table:id="ct1194">
          <table:cell-address table:column="16" table:row="144" table:table="4"/>
          <office:change-info>
            <dc:creator> </dc:creator>
            <dc:date>2021-04-05T14:50:40.658290961</dc:date>
          </office:change-info>
          <table:previous>
            <table:change-track-table-cell/>
          </table:previous>
        </table:cell-content-change>
        <table:cell-content-change table:id="ct1195">
          <table:cell-address table:column="16" table:row="145" table:table="4"/>
          <office:change-info>
            <dc:creator> </dc:creator>
            <dc:date>2021-04-05T14:50:40.658331334</dc:date>
          </office:change-info>
          <table:previous>
            <table:change-track-table-cell/>
          </table:previous>
        </table:cell-content-change>
        <table:cell-content-change table:id="ct1196">
          <table:cell-address table:column="16" table:row="146" table:table="4"/>
          <office:change-info>
            <dc:creator> </dc:creator>
            <dc:date>2021-04-05T14:50:40.658371294</dc:date>
          </office:change-info>
          <table:previous>
            <table:change-track-table-cell/>
          </table:previous>
        </table:cell-content-change>
        <table:cell-content-change table:id="ct1197">
          <table:cell-address table:column="16" table:row="147" table:table="4"/>
          <office:change-info>
            <dc:creator> </dc:creator>
            <dc:date>2021-04-05T14:50:40.658411603</dc:date>
          </office:change-info>
          <table:previous>
            <table:change-track-table-cell/>
          </table:previous>
        </table:cell-content-change>
        <table:cell-content-change table:id="ct1198">
          <table:cell-address table:column="16" table:row="148" table:table="4"/>
          <office:change-info>
            <dc:creator> </dc:creator>
            <dc:date>2021-04-05T14:50:40.658451754</dc:date>
          </office:change-info>
          <table:previous>
            <table:change-track-table-cell/>
          </table:previous>
        </table:cell-content-change>
        <table:cell-content-change table:id="ct1199">
          <table:cell-address table:column="16" table:row="149" table:table="4"/>
          <office:change-info>
            <dc:creator> </dc:creator>
            <dc:date>2021-04-05T14:50:40.658492392</dc:date>
          </office:change-info>
          <table:previous>
            <table:change-track-table-cell/>
          </table:previous>
        </table:cell-content-change>
        <table:cell-content-change table:id="ct1200">
          <table:cell-address table:column="16" table:row="150" table:table="4"/>
          <office:change-info>
            <dc:creator> </dc:creator>
            <dc:date>2021-04-05T14:50:40.658532738</dc:date>
          </office:change-info>
          <table:previous>
            <table:change-track-table-cell/>
          </table:previous>
        </table:cell-content-change>
        <table:cell-content-change table:id="ct1201">
          <table:cell-address table:column="16" table:row="151" table:table="4"/>
          <office:change-info>
            <dc:creator> </dc:creator>
            <dc:date>2021-04-05T14:50:40.658574397</dc:date>
          </office:change-info>
          <table:previous>
            <table:change-track-table-cell/>
          </table:previous>
        </table:cell-content-change>
        <table:cell-content-change table:id="ct1202">
          <table:cell-address table:column="16" table:row="152" table:table="4"/>
          <office:change-info>
            <dc:creator> </dc:creator>
            <dc:date>2021-04-05T14:50:40.658615219</dc:date>
          </office:change-info>
          <table:previous>
            <table:change-track-table-cell/>
          </table:previous>
        </table:cell-content-change>
        <table:cell-content-change table:id="ct1203">
          <table:cell-address table:column="16" table:row="153" table:table="4"/>
          <office:change-info>
            <dc:creator> </dc:creator>
            <dc:date>2021-04-05T14:50:40.658656285</dc:date>
          </office:change-info>
          <table:previous>
            <table:change-track-table-cell/>
          </table:previous>
        </table:cell-content-change>
        <table:cell-content-change table:id="ct1204">
          <table:cell-address table:column="16" table:row="154" table:table="4"/>
          <office:change-info>
            <dc:creator> </dc:creator>
            <dc:date>2021-04-05T14:50:40.658696911</dc:date>
          </office:change-info>
          <table:previous>
            <table:change-track-table-cell/>
          </table:previous>
        </table:cell-content-change>
        <table:cell-content-change table:id="ct1205">
          <table:cell-address table:column="16" table:row="155" table:table="4"/>
          <office:change-info>
            <dc:creator> </dc:creator>
            <dc:date>2021-04-05T14:50:40.658737530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156" table:table="4"/>
          <office:change-info>
            <dc:creator> </dc:creator>
            <dc:date>2021-04-05T14:50:40.658778345</dc:date>
          </office:change-info>
          <table:previous>
            <table:change-track-table-cell/>
          </table:previous>
        </table:cell-content-change>
        <table:cell-content-change table:id="ct1207">
          <table:cell-address table:column="16" table:row="157" table:table="4"/>
          <office:change-info>
            <dc:creator> </dc:creator>
            <dc:date>2021-04-05T14:50:40.658818972</dc:date>
          </office:change-info>
          <table:previous>
            <table:change-track-table-cell/>
          </table:previous>
        </table:cell-content-change>
        <table:cell-content-change table:id="ct1208">
          <table:cell-address table:column="16" table:row="158" table:table="4"/>
          <office:change-info>
            <dc:creator> </dc:creator>
            <dc:date>2021-04-05T14:50:40.658859505</dc:date>
          </office:change-info>
          <table:previous>
            <table:change-track-table-cell/>
          </table:previous>
        </table:cell-content-change>
        <table:cell-content-change table:id="ct1209">
          <table:cell-address table:column="16" table:row="159" table:table="4"/>
          <office:change-info>
            <dc:creator> </dc:creator>
            <dc:date>2021-04-05T14:50:40.658900011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60" table:table="4"/>
          <office:change-info>
            <dc:creator> </dc:creator>
            <dc:date>2021-04-05T14:50:40.658940791</dc:date>
          </office:change-info>
          <table:previous>
            <table:change-track-table-cell/>
          </table:previous>
        </table:cell-content-change>
        <table:cell-content-change table:id="ct1211">
          <table:cell-address table:column="16" table:row="161" table:table="4"/>
          <office:change-info>
            <dc:creator> </dc:creator>
            <dc:date>2021-04-05T14:50:40.658981500</dc:date>
          </office:change-info>
          <table:previous>
            <table:change-track-table-cell/>
          </table:previous>
        </table:cell-content-change>
        <table:cell-content-change table:id="ct1212">
          <table:cell-address table:column="16" table:row="162" table:table="4"/>
          <office:change-info>
            <dc:creator> </dc:creator>
            <dc:date>2021-04-05T14:50:40.659022766</dc:date>
          </office:change-info>
          <table:previous>
            <table:change-track-table-cell/>
          </table:previous>
        </table:cell-content-change>
        <table:cell-content-change table:id="ct1213">
          <table:cell-address table:column="16" table:row="163" table:table="4"/>
          <office:change-info>
            <dc:creator> </dc:creator>
            <dc:date>2021-04-05T14:50:40.659063698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164" table:table="4"/>
          <office:change-info>
            <dc:creator> </dc:creator>
            <dc:date>2021-04-05T14:50:40.659104856</dc:date>
          </office:change-info>
          <table:previous>
            <table:change-track-table-cell/>
          </table:previous>
        </table:cell-content-change>
        <table:cell-content-change table:id="ct1215">
          <table:cell-address table:column="16" table:row="165" table:table="4"/>
          <office:change-info>
            <dc:creator> </dc:creator>
            <dc:date>2021-04-05T14:50:40.659145803</dc:date>
          </office:change-info>
          <table:previous>
            <table:change-track-table-cell/>
          </table:previous>
        </table:cell-content-change>
        <table:cell-content-change table:id="ct1216">
          <table:cell-address table:column="16" table:row="166" table:table="4"/>
          <office:change-info>
            <dc:creator> </dc:creator>
            <dc:date>2021-04-05T14:50:40.659186948</dc:date>
          </office:change-info>
          <table:previous>
            <table:change-track-table-cell/>
          </table:previous>
        </table:cell-content-change>
        <table:cell-content-change table:id="ct1217">
          <table:cell-address table:column="16" table:row="167" table:table="4"/>
          <office:change-info>
            <dc:creator> </dc:creator>
            <dc:date>2021-04-05T14:50:40.659227640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168" table:table="4"/>
          <office:change-info>
            <dc:creator> </dc:creator>
            <dc:date>2021-04-05T14:50:40.659268578</dc:date>
          </office:change-info>
          <table:previous>
            <table:change-track-table-cell/>
          </table:previous>
        </table:cell-content-change>
        <table:cell-content-change table:id="ct1219">
          <table:cell-address table:column="16" table:row="169" table:table="4"/>
          <office:change-info>
            <dc:creator> </dc:creator>
            <dc:date>2021-04-05T14:50:40.659310767</dc:date>
          </office:change-info>
          <table:previous>
            <table:change-track-table-cell/>
          </table:previous>
        </table:cell-content-change>
        <table:cell-content-change table:id="ct1220">
          <table:cell-address table:column="16" table:row="170" table:table="4"/>
          <office:change-info>
            <dc:creator> </dc:creator>
            <dc:date>2021-04-05T14:50:40.659352435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171" table:table="4"/>
          <office:change-info>
            <dc:creator> </dc:creator>
            <dc:date>2021-04-05T14:50:40.659393499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172" table:table="4"/>
          <office:change-info>
            <dc:creator> </dc:creator>
            <dc:date>2021-04-05T14:50:40.659434480</dc:date>
          </office:change-info>
          <table:previous>
            <table:change-track-table-cell/>
          </table:previous>
        </table:cell-content-change>
        <table:cell-content-change table:id="ct1223">
          <table:cell-address table:column="16" table:row="173" table:table="4"/>
          <office:change-info>
            <dc:creator> </dc:creator>
            <dc:date>2021-04-05T14:50:40.659475683</dc:date>
          </office:change-info>
          <table:previous>
            <table:change-track-table-cell/>
          </table:previous>
        </table:cell-content-change>
        <table:cell-content-change table:id="ct1224">
          <table:cell-address table:column="16" table:row="174" table:table="4"/>
          <office:change-info>
            <dc:creator> </dc:creator>
            <dc:date>2021-04-05T14:50:40.659517106</dc:date>
          </office:change-info>
          <table:previous>
            <table:change-track-table-cell/>
          </table:previous>
        </table:cell-content-change>
        <table:cell-content-change table:id="ct1225">
          <table:cell-address table:column="16" table:row="175" table:table="4"/>
          <office:change-info>
            <dc:creator> </dc:creator>
            <dc:date>2021-04-05T14:50:40.659558509</dc:date>
          </office:change-info>
          <table:previous>
            <table:change-track-table-cell/>
          </table:previous>
        </table:cell-content-change>
        <table:cell-content-change table:id="ct1226">
          <table:cell-address table:column="16" table:row="176" table:table="4"/>
          <office:change-info>
            <dc:creator> </dc:creator>
            <dc:date>2021-04-05T14:50:40.65960002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6" table:row="177" table:table="4"/>
          <office:change-info>
            <dc:creator> </dc:creator>
            <dc:date>2021-04-05T14:50:40.659641449</dc:date>
          </office:change-info>
          <table:previous>
            <table:change-track-table-cell/>
          </table:previous>
        </table:cell-content-change>
        <table:cell-content-change table:id="ct1228">
          <table:cell-address table:column="16" table:row="178" table:table="4"/>
          <office:change-info>
            <dc:creator> </dc:creator>
            <dc:date>2021-04-05T14:50:40.659682694</dc:date>
          </office:change-info>
          <table:previous>
            <table:change-track-table-cell/>
          </table:previous>
        </table:cell-content-change>
        <table:cell-content-change table:id="ct1229">
          <table:cell-address table:column="16" table:row="179" table:table="4"/>
          <office:change-info>
            <dc:creator> </dc:creator>
            <dc:date>2021-04-05T14:50:40.659723594</dc:date>
          </office:change-info>
          <table:previous>
            <table:change-track-table-cell/>
          </table:previous>
        </table:cell-content-change>
        <table:cell-content-change table:id="ct1230">
          <table:cell-address table:column="16" table:row="180" table:table="4"/>
          <office:change-info>
            <dc:creator> </dc:creator>
            <dc:date>2021-04-05T14:50:40.659765162</dc:date>
          </office:change-info>
          <table:previous>
            <table:change-track-table-cell/>
          </table:previous>
        </table:cell-content-change>
        <table:cell-content-change table:id="ct1231">
          <table:cell-address table:column="16" table:row="181" table:table="4"/>
          <office:change-info>
            <dc:creator> </dc:creator>
            <dc:date>2021-04-05T14:50:40.659806589</dc:date>
          </office:change-info>
          <table:previous>
            <table:change-track-table-cell/>
          </table:previous>
        </table:cell-content-change>
        <table:cell-content-change table:id="ct1232">
          <table:cell-address table:column="16" table:row="182" table:table="4"/>
          <office:change-info>
            <dc:creator> </dc:creator>
            <dc:date>2021-04-05T14:50:40.659847658</dc:date>
          </office:change-info>
          <table:previous>
            <table:change-track-table-cell/>
          </table:previous>
        </table:cell-content-change>
        <table:cell-content-change table:id="ct1233">
          <table:cell-address table:column="16" table:row="183" table:table="4"/>
          <office:change-info>
            <dc:creator> </dc:creator>
            <dc:date>2021-04-05T14:50:40.659889147</dc:date>
          </office:change-info>
          <table:previous>
            <table:change-track-table-cell/>
          </table:previous>
        </table:cell-content-change>
        <table:cell-content-change table:id="ct1234">
          <table:cell-address table:column="16" table:row="184" table:table="4"/>
          <office:change-info>
            <dc:creator> </dc:creator>
            <dc:date>2021-04-05T14:50:40.659930535</dc:date>
          </office:change-info>
          <table:previous>
            <table:change-track-table-cell/>
          </table:previous>
        </table:cell-content-change>
        <table:cell-content-change table:id="ct1235">
          <table:cell-address table:column="16" table:row="185" table:table="4"/>
          <office:change-info>
            <dc:creator> </dc:creator>
            <dc:date>2021-04-05T14:50:40.659971641</dc:date>
          </office:change-info>
          <table:previous>
            <table:change-track-table-cell/>
          </table:previous>
        </table:cell-content-change>
        <table:cell-content-change table:id="ct1236">
          <table:cell-address table:column="16" table:row="186" table:table="4"/>
          <office:change-info>
            <dc:creator> </dc:creator>
            <dc:date>2021-04-05T14:50:40.660013039</dc:date>
          </office:change-info>
          <table:previous>
            <table:change-track-table-cell/>
          </table:previous>
        </table:cell-content-change>
        <table:cell-content-change table:id="ct1237">
          <table:cell-address table:column="16" table:row="187" table:table="4"/>
          <office:change-info>
            <dc:creator> </dc:creator>
            <dc:date>2021-04-05T14:50:40.660055354</dc:date>
          </office:change-info>
          <table:previous>
            <table:change-track-table-cell/>
          </table:previous>
        </table:cell-content-change>
        <table:cell-content-change table:id="ct1238">
          <table:cell-address table:column="16" table:row="188" table:table="4"/>
          <office:change-info>
            <dc:creator> </dc:creator>
            <dc:date>2021-04-05T14:50:40.660097364</dc:date>
          </office:change-info>
          <table:previous>
            <table:change-track-table-cell/>
          </table:previous>
        </table:cell-content-change>
        <table:cell-content-change table:id="ct1239">
          <table:cell-address table:column="16" table:row="189" table:table="4"/>
          <office:change-info>
            <dc:creator> </dc:creator>
            <dc:date>2021-04-05T14:50:40.660139442</dc:date>
          </office:change-info>
          <table:previous>
            <table:change-track-table-cell/>
          </table:previous>
        </table:cell-content-change>
        <table:cell-content-change table:id="ct1240">
          <table:cell-address table:column="16" table:row="190" table:table="4"/>
          <office:change-info>
            <dc:creator> </dc:creator>
            <dc:date>2021-04-05T14:50:40.660181346</dc:date>
          </office:change-info>
          <table:previous>
            <table:change-track-table-cell/>
          </table:previous>
        </table:cell-content-change>
        <table:cell-content-change table:id="ct1241">
          <table:cell-address table:column="16" table:row="191" table:table="4"/>
          <office:change-info>
            <dc:creator> </dc:creator>
            <dc:date>2021-04-05T14:50:40.660223736</dc:date>
          </office:change-info>
          <table:previous>
            <table:change-track-table-cell/>
          </table:previous>
        </table:cell-content-change>
        <table:cell-content-change table:id="ct1242">
          <table:cell-address table:column="16" table:row="192" table:table="4"/>
          <office:change-info>
            <dc:creator> </dc:creator>
            <dc:date>2021-04-05T14:50:40.660295203</dc:date>
          </office:change-info>
          <table:previous>
            <table:change-track-table-cell/>
          </table:previous>
        </table:cell-content-change>
        <table:cell-content-change table:id="ct1243">
          <table:cell-address table:column="16" table:row="193" table:table="4"/>
          <office:change-info>
            <dc:creator> </dc:creator>
            <dc:date>2021-04-05T14:50:40.660376047</dc:date>
          </office:change-info>
          <table:previous>
            <table:change-track-table-cell/>
          </table:previous>
        </table:cell-content-change>
        <table:cell-content-change table:id="ct1244">
          <table:cell-address table:column="16" table:row="194" table:table="4"/>
          <office:change-info>
            <dc:creator> </dc:creator>
            <dc:date>2021-04-05T14:50:40.660448854</dc:date>
          </office:change-info>
          <table:previous>
            <table:change-track-table-cell/>
          </table:previous>
        </table:cell-content-change>
        <table:cell-content-change table:id="ct1245">
          <table:cell-address table:column="16" table:row="195" table:table="4"/>
          <office:change-info>
            <dc:creator> </dc:creator>
            <dc:date>2021-04-05T14:50:40.660496176</dc:date>
          </office:change-info>
          <table:previous>
            <table:change-track-table-cell/>
          </table:previous>
        </table:cell-content-change>
        <table:cell-content-change table:id="ct1246">
          <table:cell-address table:column="16" table:row="196" table:table="4"/>
          <office:change-info>
            <dc:creator> </dc:creator>
            <dc:date>2021-04-05T14:50:40.660539185</dc:date>
          </office:change-info>
          <table:previous>
            <table:change-track-table-cell/>
          </table:previous>
        </table:cell-content-change>
        <table:cell-content-change table:id="ct1247">
          <table:cell-address table:column="16" table:row="197" table:table="4"/>
          <office:change-info>
            <dc:creator> </dc:creator>
            <dc:date>2021-04-05T14:50:40.660608672</dc:date>
          </office:change-info>
          <table:previous>
            <table:change-track-table-cell/>
          </table:previous>
        </table:cell-content-change>
        <table:cell-content-change table:id="ct1248">
          <table:cell-address table:column="16" table:row="198" table:table="4"/>
          <office:change-info>
            <dc:creator> </dc:creator>
            <dc:date>2021-04-05T14:50:40.660694157</dc:date>
          </office:change-info>
          <table:previous>
            <table:change-track-table-cell/>
          </table:previous>
        </table:cell-content-change>
        <table:cell-content-change table:id="ct1249">
          <table:cell-address table:column="16" table:row="199" table:table="4"/>
          <office:change-info>
            <dc:creator> </dc:creator>
            <dc:date>2021-04-05T14:50:40.660784699</dc:date>
          </office:change-info>
          <table:previous>
            <table:change-track-table-cell/>
          </table:previous>
        </table:cell-content-change>
        <table:cell-content-change table:id="ct1250">
          <table:cell-address table:column="16" table:row="200" table:table="4"/>
          <office:change-info>
            <dc:creator> </dc:creator>
            <dc:date>2021-04-05T14:50:40.660851167</dc:date>
          </office:change-info>
          <table:previous>
            <table:change-track-table-cell/>
          </table:previous>
        </table:cell-content-change>
        <table:cell-content-change table:id="ct1251">
          <table:cell-address table:column="16" table:row="201" table:table="4"/>
          <office:change-info>
            <dc:creator> </dc:creator>
            <dc:date>2021-04-05T14:50:40.660896511</dc:date>
          </office:change-info>
          <table:previous>
            <table:change-track-table-cell/>
          </table:previous>
        </table:cell-content-change>
        <table:cell-content-change table:id="ct1252">
          <table:cell-address table:column="16" table:row="202" table:table="4"/>
          <office:change-info>
            <dc:creator> </dc:creator>
            <dc:date>2021-04-05T14:50:40.660940027</dc:date>
          </office:change-info>
          <table:previous>
            <table:change-track-table-cell/>
          </table:previous>
        </table:cell-content-change>
        <table:cell-content-change table:id="ct1253">
          <table:cell-address table:column="16" table:row="203" table:table="4"/>
          <office:change-info>
            <dc:creator> </dc:creator>
            <dc:date>2021-04-05T14:50:40.660984321</dc:date>
          </office:change-info>
          <table:previous>
            <table:change-track-table-cell/>
          </table:previous>
        </table:cell-content-change>
        <table:cell-content-change table:id="ct1254">
          <table:cell-address table:column="16" table:row="204" table:table="4"/>
          <office:change-info>
            <dc:creator> </dc:creator>
            <dc:date>2021-04-05T14:50:40.661071135</dc:date>
          </office:change-info>
          <table:previous>
            <table:change-track-table-cell/>
          </table:previous>
        </table:cell-content-change>
        <table:cell-content-change table:id="ct1255">
          <table:cell-address table:column="16" table:row="205" table:table="4"/>
          <office:change-info>
            <dc:creator> </dc:creator>
            <dc:date>2021-04-05T14:50:40.661120321</dc:date>
          </office:change-info>
          <table:previous>
            <table:change-track-table-cell/>
          </table:previous>
        </table:cell-content-change>
        <table:cell-content-change table:id="ct1256">
          <table:cell-address table:column="16" table:row="206" table:table="4"/>
          <office:change-info>
            <dc:creator> </dc:creator>
            <dc:date>2021-04-05T14:50:40.661165781</dc:date>
          </office:change-info>
          <table:previous>
            <table:change-track-table-cell/>
          </table:previous>
        </table:cell-content-change>
        <table:cell-content-change table:id="ct1257">
          <table:cell-address table:column="16" table:row="207" table:table="4"/>
          <office:change-info>
            <dc:creator> </dc:creator>
            <dc:date>2021-04-05T14:50:40.661209669</dc:date>
          </office:change-info>
          <table:previous>
            <table:change-track-table-cell/>
          </table:previous>
        </table:cell-content-change>
        <table:cell-content-change table:id="ct1258">
          <table:cell-address table:column="16" table:row="208" table:table="4"/>
          <office:change-info>
            <dc:creator> </dc:creator>
            <dc:date>2021-04-05T14:50:40.661289387</dc:date>
          </office:change-info>
          <table:previous>
            <table:change-track-table-cell/>
          </table:previous>
        </table:cell-content-change>
        <table:cell-content-change table:id="ct1259">
          <table:cell-address table:column="16" table:row="209" table:table="4"/>
          <office:change-info>
            <dc:creator> </dc:creator>
            <dc:date>2021-04-05T14:50:40.661345561</dc:date>
          </office:change-info>
          <table:previous>
            <table:change-track-table-cell/>
          </table:previous>
        </table:cell-content-change>
        <table:cell-content-change table:id="ct1260">
          <table:cell-address table:column="16" table:row="210" table:table="4"/>
          <office:change-info>
            <dc:creator> </dc:creator>
            <dc:date>2021-04-05T14:50:40.661390264</dc:date>
          </office:change-info>
          <table:previous>
            <table:change-track-table-cell/>
          </table:previous>
        </table:cell-content-change>
        <table:cell-content-change table:id="ct1261">
          <table:cell-address table:column="16" table:row="211" table:table="4"/>
          <office:change-info>
            <dc:creator> </dc:creator>
            <dc:date>2021-04-05T14:50:40.661433302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Triangle" table:style-name="ta1">
        <table:table-column table:style-name="co1" table:default-cell-style-name="Default"/>
        <table:table-row table:style-name="ro1">
          <table:table-cell/>
        </table:table-row>
      </table:table>
      <table:table table:name="Flow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225" calcext:value-type="float">
            <text:p>22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.36523" calcext:value-type="float">
            <text:p>3.3652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450" calcext:value-type="float">
            <text:p>44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.31097" calcext:value-type="float">
            <text:p>4.3109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675" calcext:value-type="float">
            <text:p>66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97162" calcext:value-type="float">
            <text:p>0.4971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67987" calcext:value-type="float">
            <text:p>1.6798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1125" calcext:value-type="float">
            <text:p>11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84853" calcext:value-type="float">
            <text:p>0.2848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3350" calcext:value-type="float">
            <text:p>133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0152" calcext:value-type="float">
            <text:p>0.430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575" calcext:value-type="float">
            <text:p>155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20911" calcext:value-type="float">
            <text:p>0.9209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228" calcext:value-type="float">
            <text:p>222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.3927" calcext:value-type="float">
            <text:p>20.3927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456" calcext:value-type="float">
            <text:p>44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.3241" calcext:value-type="float">
            <text:p>12.324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684" calcext:value-type="float">
            <text:p>66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.0622" calcext:value-type="float">
            <text:p>11.06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912" calcext:value-type="float">
            <text:p>89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7425" calcext:value-type="float">
            <text:p>4.774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140" calcext:value-type="float">
            <text:p>11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2329" calcext:value-type="float">
            <text:p>3.232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3368" calcext:value-type="float">
            <text:p>133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85756" calcext:value-type="float">
            <text:p>0.585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596" calcext:value-type="float">
            <text:p>155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34133" calcext:value-type="float">
            <text:p>0.834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7824" calcext:value-type="float">
            <text:p>17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6578" calcext:value-type="float">
            <text:p>4.657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052" calcext:value-type="float">
            <text:p>200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.71778" calcext:value-type="float">
            <text:p>9.7177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24.956" calcext:value-type="float">
            <text:p>124.956</text:p>
          </table:table-cell>
          <table:table-cell office:value-type="float" office:value="2357" calcext:value-type="float">
            <text:p>23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739" calcext:value-type="float">
            <text:p>47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35.57" calcext:value-type="float">
            <text:p>135.57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7109" calcext:value-type="float">
            <text:p>71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.1785" calcext:value-type="float">
            <text:p>74.1785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9479" calcext:value-type="float">
            <text:p>94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2.3912" calcext:value-type="float">
            <text:p>62.3912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1849" calcext:value-type="float">
            <text:p>118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.5531" calcext:value-type="float">
            <text:p>20.553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4219" calcext:value-type="float">
            <text:p>142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.1089" calcext:value-type="float">
            <text:p>21.10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6589" calcext:value-type="float">
            <text:p>165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1931" calcext:value-type="float">
            <text:p>1.219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8959" calcext:value-type="float">
            <text:p>189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82196" calcext:value-type="float">
            <text:p>1.82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1329" calcext:value-type="float">
            <text:p>213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.77504" calcext:value-type="float">
            <text:p>5.775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699" calcext:value-type="float">
            <text:p>236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.7731" calcext:value-type="float">
            <text:p>12.77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6069" calcext:value-type="float">
            <text:p>26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.7844" calcext:value-type="float">
            <text:p>16.78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05" calcext:value-type="float">
            <text:p>2405</text:p>
          </table:table-cell>
          <table:table-cell office:value-type="float" office:value="54" calcext:value-type="float">
            <text:p>54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4183" calcext:value-type="float">
            <text:p>11418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810" calcext:value-type="float">
            <text:p>48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6.055" calcext:value-type="float">
            <text:p>156.055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7216" calcext:value-type="float">
            <text:p>72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2.957" calcext:value-type="float">
            <text:p>152.957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9621" calcext:value-type="float">
            <text:p>96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4.3903" calcext:value-type="float">
            <text:p>24.390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2027" calcext:value-type="float">
            <text:p>120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6.5872" calcext:value-type="float">
            <text:p>26.58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4432" calcext:value-type="float">
            <text:p>144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07.1" calcext:value-type="float">
            <text:p>307.1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6838" calcext:value-type="float">
            <text:p>168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8.5086" calcext:value-type="float">
            <text:p>38.508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9243" calcext:value-type="float">
            <text:p>192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4829" calcext:value-type="float">
            <text:p>1.748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1648" calcext:value-type="float">
            <text:p>216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.04122" calcext:value-type="float">
            <text:p>4.04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054" calcext:value-type="float">
            <text:p>240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.6247" calcext:value-type="float">
            <text:p>23.624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6459" calcext:value-type="float">
            <text:p>264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.3676" calcext:value-type="float">
            <text:p>20.36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8865" calcext:value-type="float">
            <text:p>288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.4218" calcext:value-type="float">
            <text:p>57.42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1270" calcext:value-type="float">
            <text:p>312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6.769" calcext:value-type="float">
            <text:p>166.76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2" calcext:value-type="float">
            <text:p>24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381.16" calcext:value-type="float">
            <text:p>2381.16</text:p>
          </table:table-cell>
          <table:table-cell office:value-type="float" office:value="17020" calcext:value-type="float">
            <text:p>1702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825" calcext:value-type="float">
            <text:p>48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23.89" calcext:value-type="float">
            <text:p>1123.89</text:p>
          </table:table-cell>
          <table:table-cell office:value-type="float" office:value="2907" calcext:value-type="float">
            <text:p>29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238" calcext:value-type="float">
            <text:p>72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79.974" calcext:value-type="float">
            <text:p>479.974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9651" calcext:value-type="float">
            <text:p>965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31.16" calcext:value-type="float">
            <text:p>1131.16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2063" calcext:value-type="float">
            <text:p>120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75.121" calcext:value-type="float">
            <text:p>275.12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4476" calcext:value-type="float">
            <text:p>144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9.753" calcext:value-type="float">
            <text:p>199.75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6889" calcext:value-type="float">
            <text:p>1688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60.467" calcext:value-type="float">
            <text:p>560.46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9302" calcext:value-type="float">
            <text:p>193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4.489" calcext:value-type="float">
            <text:p>204.48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1714" calcext:value-type="float">
            <text:p>217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81191" calcext:value-type="float">
            <text:p>3.81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27" calcext:value-type="float">
            <text:p>241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04416" calcext:value-type="float">
            <text:p>6.04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6540" calcext:value-type="float">
            <text:p>265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5.5484" calcext:value-type="float">
            <text:p>45.548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8953" calcext:value-type="float">
            <text:p>289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7.141" calcext:value-type="float">
            <text:p>137.14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1365" calcext:value-type="float">
            <text:p>313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61.733" calcext:value-type="float">
            <text:p>461.73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3778" calcext:value-type="float">
            <text:p>337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93.481" calcext:value-type="float">
            <text:p>393.48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6191" calcext:value-type="float">
            <text:p>361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06.376" calcext:value-type="float">
            <text:p>406.37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4514" calcext:value-type="float">
            <text:p>1451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508.41" calcext:value-type="float">
            <text:p>3508.41</text:p>
          </table:table-cell>
          <table:table-cell office:value-type="float" office:value="2944" calcext:value-type="float">
            <text:p>294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6933" calcext:value-type="float">
            <text:p>169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2.906" calcext:value-type="float">
            <text:p>312.9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9352" calcext:value-type="float">
            <text:p>193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11.75" calcext:value-type="float">
            <text:p>2311.75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1771" calcext:value-type="float">
            <text:p>2177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29.37" calcext:value-type="float">
            <text:p>1229.3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190" calcext:value-type="float">
            <text:p>241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.3491" calcext:value-type="float">
            <text:p>8.3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6609" calcext:value-type="float">
            <text:p>266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.6566" calcext:value-type="float">
            <text:p>18.6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9028" calcext:value-type="float">
            <text:p>290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9.129" calcext:value-type="float">
            <text:p>299.1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1447" calcext:value-type="float">
            <text:p>3144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81.985" calcext:value-type="float">
            <text:p>581.98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3866" calcext:value-type="float">
            <text:p>338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59.032" calcext:value-type="float">
            <text:p>859.03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6285" calcext:value-type="float">
            <text:p>362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96.78" calcext:value-type="float">
            <text:p>1496.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8704" calcext:value-type="float">
            <text:p>387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84.12" calcext:value-type="float">
            <text:p>1784.1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1123" calcext:value-type="float">
            <text:p>411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92.66" calcext:value-type="float">
            <text:p>1092.6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19" calcext:value-type="float">
            <text:p>2419</text:p>
          </table:table-cell>
          <table:table-cell office:value-type="float" office:value="71" calcext:value-type="float">
            <text:p>71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36113" calcext:value-type="float">
            <text:p>361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838" calcext:value-type="float">
            <text:p>48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810.3" calcext:value-type="float">
            <text:p>2810.3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257" calcext:value-type="float">
            <text:p>725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41.7" calcext:value-type="float">
            <text:p>5041.7</text:p>
          </table:table-cell>
          <table:table-cell office:value-type="float" office:value="7854" calcext:value-type="float">
            <text:p>785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9676" calcext:value-type="float">
            <text:p>96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19.579" calcext:value-type="float">
            <text:p>219.57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2095" calcext:value-type="float">
            <text:p>120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29.735" calcext:value-type="float">
            <text:p>429.7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89" calcext:value-type="float">
            <text:p>2389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35954" calcext:value-type="float">
            <text:p>3595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281" calcext:value-type="float">
            <text:p>262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2.4804" calcext:value-type="float">
            <text:p>42.48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8670" calcext:value-type="float">
            <text:p>286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0.007" calcext:value-type="float">
            <text:p>110.0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1059" calcext:value-type="float">
            <text:p>310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36.616" calcext:value-type="float">
            <text:p>736.6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3448" calcext:value-type="float">
            <text:p>334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54.1" calcext:value-type="float">
            <text:p>1454.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838" calcext:value-type="float">
            <text:p>358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35.86" calcext:value-type="float">
            <text:p>1735.8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8227" calcext:value-type="float">
            <text:p>382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136.01" calcext:value-type="float">
            <text:p>3136.0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616" calcext:value-type="float">
            <text:p>406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86.92" calcext:value-type="float">
            <text:p>2486.9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3005" calcext:value-type="float">
            <text:p>430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897.2" calcext:value-type="float">
            <text:p>6897.2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394" calcext:value-type="float">
            <text:p>453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922.22" calcext:value-type="float">
            <text:p>4922.2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778" calcext:value-type="float">
            <text:p>4778</text:p>
          </table:table-cell>
          <table:table-cell office:value-type="float" office:value="49" calcext:value-type="float">
            <text:p>49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9052" calcext:value-type="float">
            <text:p>90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167" calcext:value-type="float">
            <text:p>71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784.17" calcext:value-type="float">
            <text:p>6784.17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56" calcext:value-type="float">
            <text:p>95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157.06" calcext:value-type="float">
            <text:p>4157.06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946" calcext:value-type="float">
            <text:p>119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06.62" calcext:value-type="float">
            <text:p>2606.62</text:p>
          </table:table-cell>
          <table:table-cell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4335" calcext:value-type="float">
            <text:p>143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16.688" calcext:value-type="float">
            <text:p>816.68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24" calcext:value-type="float">
            <text:p>167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41.311" calcext:value-type="float">
            <text:p>941.3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9113" calcext:value-type="float">
            <text:p>191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41.6" calcext:value-type="float">
            <text:p>1041.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1502" calcext:value-type="float">
            <text:p>21502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456" calcext:value-type="float">
            <text:p>14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892" calcext:value-type="float">
            <text:p>2389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05.59" calcext:value-type="float">
            <text:p>3905.59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2" calcext:value-type="float">
            <text:p>2402</text:p>
          </table:table-cell>
          <table:table-cell office:value-type="float" office:value="90" calcext:value-type="float">
            <text:p>90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0586" calcext:value-type="float">
            <text:p>205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04" calcext:value-type="float">
            <text:p>4804</text:p>
          </table:table-cell>
          <table:table-cell office:value-type="float" office:value="54" calcext:value-type="float">
            <text:p>5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206" calcext:value-type="float">
            <text:p>7206</text:p>
          </table:table-cell>
          <table:table-cell office:value-type="float" office:value="41" calcext:value-type="float">
            <text:p>41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608" calcext:value-type="float">
            <text:p>96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252.08" calcext:value-type="float">
            <text:p>4252.08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2010" calcext:value-type="float">
            <text:p>120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861.49" calcext:value-type="float">
            <text:p>6861.49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4412" calcext:value-type="float">
            <text:p>14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80.163" calcext:value-type="float">
            <text:p>380.1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6814" calcext:value-type="float">
            <text:p>16814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9217" calcext:value-type="float">
            <text:p>192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21.72" calcext:value-type="float">
            <text:p>1221.7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1619" calcext:value-type="float">
            <text:p>21619</text:p>
          </table:table-cell>
          <table:table-cell office:value-type="float" office:value="17" calcext:value-type="float">
            <text:p>17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21" calcext:value-type="float">
            <text:p>24021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6423" calcext:value-type="float">
            <text:p>264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88.05" calcext:value-type="float">
            <text:p>3688.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8825" calcext:value-type="float">
            <text:p>288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2.295" calcext:value-type="float">
            <text:p>162.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1227" calcext:value-type="float">
            <text:p>312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.6889" calcext:value-type="float">
            <text:p>55.6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3629" calcext:value-type="float">
            <text:p>336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1.301" calcext:value-type="float">
            <text:p>221.30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6032" calcext:value-type="float">
            <text:p>360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1.17" calcext:value-type="float">
            <text:p>1401.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8434" calcext:value-type="float">
            <text:p>384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273.3" calcext:value-type="float">
            <text:p>3273.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836" calcext:value-type="float">
            <text:p>4083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3238" calcext:value-type="float">
            <text:p>43238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640" calcext:value-type="float">
            <text:p>45640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042" calcext:value-type="float">
            <text:p>48042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444" calcext:value-type="float">
            <text:p>5044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613" calcext:value-type="float">
            <text:p>26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239719" calcext:value-type="float">
            <text:p>0.239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227" calcext:value-type="float">
            <text:p>52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35935" calcext:value-type="float">
            <text:p>0.2359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841" calcext:value-type="float">
            <text:p>78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912201" calcext:value-type="float">
            <text:p>0.0912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455" calcext:value-type="float">
            <text:p>104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57665" calcext:value-type="float">
            <text:p>0.2576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3069" calcext:value-type="float">
            <text:p>130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0801" calcext:value-type="float">
            <text:p>0.100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473" calcext:value-type="float">
            <text:p>24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48281" calcext:value-type="float">
            <text:p>0.148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947" calcext:value-type="float">
            <text:p>494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64266" calcext:value-type="float">
            <text:p>0.2642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421" calcext:value-type="float">
            <text:p>7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28537" calcext:value-type="float">
            <text:p>0.3285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94" calcext:value-type="float">
            <text:p>98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224128" calcext:value-type="float">
            <text:p>0.224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2368" calcext:value-type="float">
            <text:p>123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3376" calcext:value-type="float">
            <text:p>0.163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389" calcext:value-type="float">
            <text:p>23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443312" calcext:value-type="float">
            <text:p>0.443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779" calcext:value-type="float">
            <text:p>47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97048" calcext:value-type="float">
            <text:p>0.2970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168" calcext:value-type="float">
            <text:p>7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30015" calcext:value-type="float">
            <text:p>0.13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58" calcext:value-type="float">
            <text:p>95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51208" calcext:value-type="float">
            <text:p>0.2512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1947" calcext:value-type="float">
            <text:p>11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1716" calcext:value-type="float">
            <text:p>0.4117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4337" calcext:value-type="float">
            <text:p>14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06437" calcext:value-type="float">
            <text:p>0.2064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243" calcext:value-type="float">
            <text:p>22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60178" calcext:value-type="float">
            <text:p>0.6601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487" calcext:value-type="float">
            <text:p>44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96727" calcext:value-type="float">
            <text:p>1.967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731" calcext:value-type="float">
            <text:p>67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56755" calcext:value-type="float">
            <text:p>0.756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975" calcext:value-type="float">
            <text:p>89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98562" calcext:value-type="float">
            <text:p>0.398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1219" calcext:value-type="float">
            <text:p>11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2813" calcext:value-type="float">
            <text:p>0.5328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463" calcext:value-type="float">
            <text:p>134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8139" calcext:value-type="float">
            <text:p>0.58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707" calcext:value-type="float">
            <text:p>157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45302" calcext:value-type="float">
            <text:p>0.4453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7951" calcext:value-type="float">
            <text:p>179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70632" calcext:value-type="float">
            <text:p>0.6706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290" calcext:value-type="float">
            <text:p>22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.25727" calcext:value-type="float">
            <text:p>1.257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80" calcext:value-type="float">
            <text:p>45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52915" calcext:value-type="float">
            <text:p>1.529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870" calcext:value-type="float">
            <text:p>68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5901" calcext:value-type="float">
            <text:p>0.3459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9160" calcext:value-type="float">
            <text:p>9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53793" calcext:value-type="float">
            <text:p>0.353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1451" calcext:value-type="float">
            <text:p>114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47354" calcext:value-type="float">
            <text:p>0.5473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3741" calcext:value-type="float">
            <text:p>13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39783" calcext:value-type="float">
            <text:p>0.2397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6031" calcext:value-type="float">
            <text:p>16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6763" calcext:value-type="float">
            <text:p>0.2667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8321" calcext:value-type="float">
            <text:p>18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26252" calcext:value-type="float">
            <text:p>0.326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611" calcext:value-type="float">
            <text:p>206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57264" calcext:value-type="float">
            <text:p>0.657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25" calcext:value-type="float">
            <text:p>22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.79098" calcext:value-type="float">
            <text:p>2.7909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450" calcext:value-type="float">
            <text:p>44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0035" calcext:value-type="float">
            <text:p>1.0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6675" calcext:value-type="float">
            <text:p>66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87323" calcext:value-type="float">
            <text:p>0.4873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900" calcext:value-type="float">
            <text:p>89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78452" calcext:value-type="float">
            <text:p>0.4784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1125" calcext:value-type="float">
            <text:p>11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85986" calcext:value-type="float">
            <text:p>0.585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3350" calcext:value-type="float">
            <text:p>133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84224" calcext:value-type="float">
            <text:p>0.3842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575" calcext:value-type="float">
            <text:p>155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7832" calcext:value-type="float">
            <text:p>0.378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7800" calcext:value-type="float">
            <text:p>178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28262" calcext:value-type="float">
            <text:p>0.4282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025" calcext:value-type="float">
            <text:p>20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91883" calcext:value-type="float">
            <text:p>0.5918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250" calcext:value-type="float">
            <text:p>22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458" calcext:value-type="float">
            <text:p>1.024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25" calcext:value-type="float">
            <text:p>22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678" calcext:value-type="float">
            <text:p>35.678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50" calcext:value-type="float">
            <text:p>44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.76591" calcext:value-type="float">
            <text:p>5.7659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75" calcext:value-type="float">
            <text:p>66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29526" calcext:value-type="float">
            <text:p>2.295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00" calcext:value-type="float">
            <text:p>89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.11628" calcext:value-type="float">
            <text:p>5.1162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25" calcext:value-type="float">
            <text:p>111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53779" calcext:value-type="float">
            <text:p>2.537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50" calcext:value-type="float">
            <text:p>133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.96854" calcext:value-type="float">
            <text:p>2.9685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575" calcext:value-type="float">
            <text:p>155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.9512" calcext:value-type="float">
            <text:p>9.951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12" calcext:value-type="float">
            <text:p>89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.6786" calcext:value-type="float">
            <text:p>11.67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40" calcext:value-type="float">
            <text:p>111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.2848" calcext:value-type="float">
            <text:p>19.2848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68" calcext:value-type="float">
            <text:p>133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81625" calcext:value-type="float">
            <text:p>6.816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596" calcext:value-type="float">
            <text:p>15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46743" calcext:value-type="float">
            <text:p>8.4674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24" calcext:value-type="float">
            <text:p>178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.0657" calcext:value-type="float">
            <text:p>28.06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52" calcext:value-type="float">
            <text:p>2005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.5174" calcext:value-type="float">
            <text:p>40.5174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737.19" calcext:value-type="float">
            <text:p>3737.19</text:p>
          </table:table-cell>
          <table:table-cell office:value-type="float" office:value="89542" calcext:value-type="float">
            <text:p>8954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56" calcext:value-type="float">
            <text:p>44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81.902" calcext:value-type="float">
            <text:p>881.902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84" calcext:value-type="float">
            <text:p>66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.8495" calcext:value-type="float">
            <text:p>15.849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69" calcext:value-type="float">
            <text:p>2369</text:p>
          </table:table-cell>
          <table:table-cell office:value-type="float" office:value="59" calcext:value-type="float">
            <text:p>59</text:p>
          </table:table-cell>
          <table:table-cell office:value-type="float" office:value="0.0508475" calcext:value-type="float">
            <text:p>0.05084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7993" calcext:value-type="float">
            <text:p>4799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39" calcext:value-type="float">
            <text:p>47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143.77" calcext:value-type="float">
            <text:p>6143.77</text:p>
          </table:table-cell>
          <table:table-cell office:value-type="float" office:value="15046" calcext:value-type="float">
            <text:p>150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09" calcext:value-type="float">
            <text:p>71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92.33" calcext:value-type="float">
            <text:p>392.33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79" calcext:value-type="float">
            <text:p>94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.618" calcext:value-type="float">
            <text:p>274.618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49" calcext:value-type="float">
            <text:p>118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.591" calcext:value-type="float">
            <text:p>100.5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19" calcext:value-type="float">
            <text:p>142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4.825" calcext:value-type="float">
            <text:p>104.8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589" calcext:value-type="float">
            <text:p>165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7.4286" calcext:value-type="float">
            <text:p>17.428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59" calcext:value-type="float">
            <text:p>189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.262" calcext:value-type="float">
            <text:p>28.2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29" calcext:value-type="float">
            <text:p>213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7.514" calcext:value-type="float">
            <text:p>117.51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699" calcext:value-type="float">
            <text:p>2369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3.583" calcext:value-type="float">
            <text:p>153.58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069" calcext:value-type="float">
            <text:p>260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52.42" calcext:value-type="float">
            <text:p>252.42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05" calcext:value-type="float">
            <text:p>2405</text:p>
          </table:table-cell>
          <table:table-cell office:value-type="float" office:value="69" calcext:value-type="float">
            <text:p>69</text:p>
          </table:table-cell>
          <table:table-cell office:value-type="float" office:value="0.057971" calcext:value-type="float">
            <text:p>0.057971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6623" calcext:value-type="float">
            <text:p>366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10" calcext:value-type="float">
            <text:p>4810</text:p>
          </table:table-cell>
          <table:table-cell office:value-type="float" office:value="48" calcext:value-type="float">
            <text:p>48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16" calcext:value-type="float">
            <text:p>7216</text:p>
          </table:table-cell>
          <table:table-cell office:value-type="float" office:value="37" calcext:value-type="float">
            <text:p>37</text:p>
          </table:table-cell>
          <table:table-cell office:value-type="float" office:value="0.0540541" calcext:value-type="float">
            <text:p>0.0540541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21" calcext:value-type="float">
            <text:p>96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75.861" calcext:value-type="float">
            <text:p>675.86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27" calcext:value-type="float">
            <text:p>120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.7375" calcext:value-type="float">
            <text:p>33.73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32" calcext:value-type="float">
            <text:p>144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31.533" calcext:value-type="float">
            <text:p>731.533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38" calcext:value-type="float">
            <text:p>168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49.097" calcext:value-type="float">
            <text:p>449.097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43" calcext:value-type="float">
            <text:p>192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.0299" calcext:value-type="float">
            <text:p>45.02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48" calcext:value-type="float">
            <text:p>216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0.498" calcext:value-type="float">
            <text:p>130.4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054" calcext:value-type="float">
            <text:p>2405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58.577" calcext:value-type="float">
            <text:p>258.57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459" calcext:value-type="float">
            <text:p>2645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318.55" calcext:value-type="float">
            <text:p>1318.55</text:p>
          </table:table-cell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865" calcext:value-type="float">
            <text:p>288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825.19" calcext:value-type="float">
            <text:p>2825.19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270" calcext:value-type="float">
            <text:p>312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46.14" calcext:value-type="float">
            <text:p>1546.14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2" calcext:value-type="float">
            <text:p>2412</text:p>
          </table:table-cell>
          <table:table-cell office:value-type="float" office:value="78" calcext:value-type="float">
            <text:p>78</text:p>
          </table:table-cell>
          <table:table-cell office:value-type="float" office:value="0.0512821" calcext:value-type="float">
            <text:p>0.051282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3326" calcext:value-type="float">
            <text:p>233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25" calcext:value-type="float">
            <text:p>4825</text:p>
          </table:table-cell>
          <table:table-cell office:value-type="float" office:value="55" calcext:value-type="float">
            <text:p>55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38" calcext:value-type="float">
            <text:p>7238</text:p>
          </table:table-cell>
          <table:table-cell office:value-type="float" office:value="44" calcext:value-type="float">
            <text:p>44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51" calcext:value-type="float">
            <text:p>9651</text:p>
          </table:table-cell>
          <table:table-cell office:value-type="float" office:value="36" calcext:value-type="float">
            <text:p>36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63" calcext:value-type="float">
            <text:p>12063</text:p>
          </table:table-cell>
          <table:table-cell office:value-type="float" office:value="31" calcext:value-type="float">
            <text:p>31</text:p>
          </table:table-cell>
          <table:table-cell office:value-type="float" office:value="0.129032" calcext:value-type="float">
            <text:p>0.129032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485" calcext:value-type="float">
            <text:p>148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476" calcext:value-type="float">
            <text:p>144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4.21" calcext:value-type="float">
            <text:p>1004.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889" calcext:value-type="float">
            <text:p>16889</text:p>
          </table:table-cell>
          <table:table-cell office:value-type="float" office:value="24" calcext:value-type="float">
            <text:p>24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737" calcext:value-type="float">
            <text:p>17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02" calcext:value-type="float">
            <text:p>19302</text:p>
          </table:table-cell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352" calcext:value-type="float">
            <text:p>33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14" calcext:value-type="float">
            <text:p>217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28.176" calcext:value-type="float">
            <text:p>128.1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27" calcext:value-type="float">
            <text:p>24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4.238" calcext:value-type="float">
            <text:p>204.2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40" calcext:value-type="float">
            <text:p>265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27.43" calcext:value-type="float">
            <text:p>1827.4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8953" calcext:value-type="float">
            <text:p>289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507.27" calcext:value-type="float">
            <text:p>6507.2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365" calcext:value-type="float">
            <text:p>31365</text:p>
          </table:table-cell>
          <table:table-cell office:value-type="float" office:value="14" calcext:value-type="float">
            <text:p>14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778" calcext:value-type="float">
            <text:p>33778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191" calcext:value-type="float">
            <text:p>3619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993.78" calcext:value-type="float">
            <text:p>6993.78</text:p>
          </table:table-cell>
          <table:table-cell office:value-type="float" office:value="846" calcext:value-type="float">
            <text:p>846</text:p>
          </table:table-cell>
        </table:table-row>
      </table:table>
      <table:table table:name="Path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azy cuts</text:p>
          </table:table-cell>
          <table:table-cell office:value-type="string" calcext:value-type="string">
            <text:p>User cuts</text:p>
          </table:table-cell>
          <table:table-cell office:value-type="string" calcext:value-type="string">
            <text:p>Lazy time</text:p>
          </table:table-cell>
          <table:table-cell office:value-type="string" calcext:value-type="string">
            <text:p>User tim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225" calcext:value-type="float">
            <text:p>222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.20767" calcext:value-type="float">
            <text:p>5.20767</text:p>
          </table:table-cell>
          <table:table-cell office:value-type="float" office:value="6889" calcext:value-type="float">
            <text:p>6889</text:p>
          </table:table-cell>
          <table:table-cell office:value-type="float" office:value="1171" calcext:value-type="float">
            <text:p>1171</text:p>
          </table:table-cell>
          <table:table-cell office:value-type="float" office:value="250396" calcext:value-type="float">
            <text:p>250396</text:p>
          </table:table-cell>
          <table:table-cell office:value-type="float" office:value="0.00843781" calcext:value-type="float">
            <text:p>0.00843781</text:p>
          </table:table-cell>
          <table:table-cell office:value-type="float" office:value="1.34627" calcext:value-type="float">
            <text:p>1.346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450" calcext:value-type="float">
            <text:p>44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35795" calcext:value-type="float">
            <text:p>2.35795</text:p>
          </table:table-cell>
          <table:table-cell office:value-type="float" office:value="718" calcext:value-type="float">
            <text:p>718</text:p>
          </table:table-cell>
          <table:table-cell office:value-type="float" office:value="2411" calcext:value-type="float">
            <text:p>2411</text:p>
          </table:table-cell>
          <table:table-cell office:value-type="float" office:value="66915" calcext:value-type="float">
            <text:p>66915</text:p>
          </table:table-cell>
          <table:table-cell office:value-type="float" office:value="0.0126313" calcext:value-type="float">
            <text:p>0.0126313</text:p>
          </table:table-cell>
          <table:table-cell office:value-type="float" office:value="0.280342" calcext:value-type="float">
            <text:p>0.2803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675" calcext:value-type="float">
            <text:p>66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791317" calcext:value-type="float">
            <text:p>0.791317</text:p>
          </table:table-cell>
          <table:table-cell office:value-type="float" office:value="39" calcext:value-type="float">
            <text:p>39</text:p>
          </table:table-cell>
          <table:table-cell office:value-type="float" office:value="2720" calcext:value-type="float">
            <text:p>2720</text:p>
          </table:table-cell>
          <table:table-cell office:value-type="float" office:value="11577" calcext:value-type="float">
            <text:p>11577</text:p>
          </table:table-cell>
          <table:table-cell office:value-type="float" office:value="0.0126935" calcext:value-type="float">
            <text:p>0.0126935</text:p>
          </table:table-cell>
          <table:table-cell office:value-type="float" office:value="0.0478096" calcext:value-type="float">
            <text:p>0.04780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900" calcext:value-type="float">
            <text:p>89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17709" calcext:value-type="float">
            <text:p>0.817709</text:p>
          </table:table-cell>
          <table:table-cell office:value-type="float" office:value="117" calcext:value-type="float">
            <text:p>117</text:p>
          </table:table-cell>
          <table:table-cell office:value-type="float" office:value="4149" calcext:value-type="float">
            <text:p>4149</text:p>
          </table:table-cell>
          <table:table-cell office:value-type="float" office:value="15078" calcext:value-type="float">
            <text:p>15078</text:p>
          </table:table-cell>
          <table:table-cell office:value-type="float" office:value="0.0163233" calcext:value-type="float">
            <text:p>0.0163233</text:p>
          </table:table-cell>
          <table:table-cell office:value-type="float" office:value="0.0692235" calcext:value-type="float">
            <text:p>0.06922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1125" calcext:value-type="float">
            <text:p>111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3452" calcext:value-type="float">
            <text:p>0.133452</text:p>
          </table:table-cell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float" office:value="439" calcext:value-type="float">
            <text:p>439</text:p>
          </table:table-cell>
          <table:table-cell office:value-type="float" office:value="0.0111923" calcext:value-type="float">
            <text:p>0.0111923</text:p>
          </table:table-cell>
          <table:table-cell office:value-type="float" office:value="0.00229652" calcext:value-type="float">
            <text:p>0.002296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3350" calcext:value-type="float">
            <text:p>133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90803" calcext:value-type="float">
            <text:p>0.490803</text:p>
          </table:table-cell>
          <table:table-cell office:value-type="float" office:value="20" calcext:value-type="float">
            <text:p>20</text:p>
          </table:table-cell>
          <table:table-cell office:value-type="float" office:value="2644" calcext:value-type="float">
            <text:p>2644</text:p>
          </table:table-cell>
          <table:table-cell office:value-type="float" office:value="3493" calcext:value-type="float">
            <text:p>3493</text:p>
          </table:table-cell>
          <table:table-cell office:value-type="float" office:value="0.0131911" calcext:value-type="float">
            <text:p>0.0131911</text:p>
          </table:table-cell>
          <table:table-cell office:value-type="float" office:value="0.0155157" calcext:value-type="float">
            <text:p>0.01551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575" calcext:value-type="float">
            <text:p>155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0613" calcext:value-type="float">
            <text:p>2.20613</text:p>
          </table:table-cell>
          <table:table-cell office:value-type="float" office:value="300" calcext:value-type="float">
            <text:p>300</text:p>
          </table:table-cell>
          <table:table-cell office:value-type="float" office:value="3016" calcext:value-type="float">
            <text:p>3016</text:p>
          </table:table-cell>
          <table:table-cell office:value-type="float" office:value="35851" calcext:value-type="float">
            <text:p>35851</text:p>
          </table:table-cell>
          <table:table-cell office:value-type="float" office:value="0.0154842" calcext:value-type="float">
            <text:p>0.0154842</text:p>
          </table:table-cell>
          <table:table-cell office:value-type="float" office:value="0.16076" calcext:value-type="float">
            <text:p>0.160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228" calcext:value-type="float">
            <text:p>222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2.7378" calcext:value-type="float">
            <text:p>22.7378</text:p>
          </table:table-cell>
          <table:table-cell office:value-type="float" office:value="6986" calcext:value-type="float">
            <text:p>6986</text:p>
          </table:table-cell>
          <table:table-cell office:value-type="float" office:value="2807" calcext:value-type="float">
            <text:p>2807</text:p>
          </table:table-cell>
          <table:table-cell office:value-type="float" office:value="254446" calcext:value-type="float">
            <text:p>254446</text:p>
          </table:table-cell>
          <table:table-cell office:value-type="float" office:value="0.0234753" calcext:value-type="float">
            <text:p>0.0234753</text:p>
          </table:table-cell>
          <table:table-cell office:value-type="float" office:value="1.89707" calcext:value-type="float">
            <text:p>1.897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456" calcext:value-type="float">
            <text:p>445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.634" calcext:value-type="float">
            <text:p>16.634</text:p>
          </table:table-cell>
          <table:table-cell office:value-type="float" office:value="3038" calcext:value-type="float">
            <text:p>3038</text:p>
          </table:table-cell>
          <table:table-cell office:value-type="float" office:value="3533" calcext:value-type="float">
            <text:p>3533</text:p>
          </table:table-cell>
          <table:table-cell office:value-type="float" office:value="551828" calcext:value-type="float">
            <text:p>551828</text:p>
          </table:table-cell>
          <table:table-cell office:value-type="float" office:value="0.0184887" calcext:value-type="float">
            <text:p>0.0184887</text:p>
          </table:table-cell>
          <table:table-cell office:value-type="float" office:value="2.23191" calcext:value-type="float">
            <text:p>2.231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684" calcext:value-type="float">
            <text:p>668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.58987" calcext:value-type="float">
            <text:p>6.58987</text:p>
          </table:table-cell>
          <table:table-cell office:value-type="float" office:value="803" calcext:value-type="float">
            <text:p>803</text:p>
          </table:table-cell>
          <table:table-cell office:value-type="float" office:value="5785" calcext:value-type="float">
            <text:p>5785</text:p>
          </table:table-cell>
          <table:table-cell office:value-type="float" office:value="175058" calcext:value-type="float">
            <text:p>175058</text:p>
          </table:table-cell>
          <table:table-cell office:value-type="float" office:value="0.0272373" calcext:value-type="float">
            <text:p>0.0272373</text:p>
          </table:table-cell>
          <table:table-cell office:value-type="float" office:value="0.753546" calcext:value-type="float">
            <text:p>0.7535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912" calcext:value-type="float">
            <text:p>89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06027" calcext:value-type="float">
            <text:p>5.06027</text:p>
          </table:table-cell>
          <table:table-cell office:value-type="float" office:value="282" calcext:value-type="float">
            <text:p>282</text:p>
          </table:table-cell>
          <table:table-cell office:value-type="float" office:value="4637" calcext:value-type="float">
            <text:p>4637</text:p>
          </table:table-cell>
          <table:table-cell office:value-type="float" office:value="94482" calcext:value-type="float">
            <text:p>94482</text:p>
          </table:table-cell>
          <table:table-cell office:value-type="float" office:value="0.0193954" calcext:value-type="float">
            <text:p>0.0193954</text:p>
          </table:table-cell>
          <table:table-cell office:value-type="float" office:value="0.395034" calcext:value-type="float">
            <text:p>0.3950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140" calcext:value-type="float">
            <text:p>11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.48641" calcext:value-type="float">
            <text:p>3.48641</text:p>
          </table:table-cell>
          <table:table-cell office:value-type="float" office:value="186" calcext:value-type="float">
            <text:p>186</text:p>
          </table:table-cell>
          <table:table-cell office:value-type="float" office:value="7030" calcext:value-type="float">
            <text:p>7030</text:p>
          </table:table-cell>
          <table:table-cell office:value-type="float" office:value="45354" calcext:value-type="float">
            <text:p>45354</text:p>
          </table:table-cell>
          <table:table-cell office:value-type="float" office:value="0.0266005" calcext:value-type="float">
            <text:p>0.0266005</text:p>
          </table:table-cell>
          <table:table-cell office:value-type="float" office:value="0.203824" calcext:value-type="float">
            <text:p>0.2038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3368" calcext:value-type="float">
            <text:p>133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4963" calcext:value-type="float">
            <text:p>0.324963</text:p>
          </table:table-cell>
          <table:table-cell office:value-type="float" office:value="3" calcext:value-type="float">
            <text:p>3</text:p>
          </table:table-cell>
          <table:table-cell office:value-type="float" office:value="2840" calcext:value-type="float">
            <text:p>2840</text:p>
          </table:table-cell>
          <table:table-cell office:value-type="float" office:value="3041" calcext:value-type="float">
            <text:p>3041</text:p>
          </table:table-cell>
          <table:table-cell office:value-type="float" office:value="0.0144799" calcext:value-type="float">
            <text:p>0.0144799</text:p>
          </table:table-cell>
          <table:table-cell office:value-type="float" office:value="0.0122206" calcext:value-type="float">
            <text:p>0.01222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596" calcext:value-type="float">
            <text:p>155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44101" calcext:value-type="float">
            <text:p>1.44101</text:p>
          </table:table-cell>
          <table:table-cell office:value-type="float" office:value="23" calcext:value-type="float">
            <text:p>23</text:p>
          </table:table-cell>
          <table:table-cell office:value-type="float" office:value="3763" calcext:value-type="float">
            <text:p>3763</text:p>
          </table:table-cell>
          <table:table-cell office:value-type="float" office:value="7601" calcext:value-type="float">
            <text:p>7601</text:p>
          </table:table-cell>
          <table:table-cell office:value-type="float" office:value="0.0191842" calcext:value-type="float">
            <text:p>0.0191842</text:p>
          </table:table-cell>
          <table:table-cell office:value-type="float" office:value="0.036584" calcext:value-type="float">
            <text:p>0.0365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7824" calcext:value-type="float">
            <text:p>17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.25306" calcext:value-type="float">
            <text:p>7.25306</text:p>
          </table:table-cell>
          <table:table-cell office:value-type="float" office:value="407" calcext:value-type="float">
            <text:p>407</text:p>
          </table:table-cell>
          <table:table-cell office:value-type="float" office:value="3533" calcext:value-type="float">
            <text:p>3533</text:p>
          </table:table-cell>
          <table:table-cell office:value-type="float" office:value="104357" calcext:value-type="float">
            <text:p>104357</text:p>
          </table:table-cell>
          <table:table-cell office:value-type="float" office:value="0.0168711" calcext:value-type="float">
            <text:p>0.0168711</text:p>
          </table:table-cell>
          <table:table-cell office:value-type="float" office:value="0.507172" calcext:value-type="float">
            <text:p>0.5071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052" calcext:value-type="float">
            <text:p>200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.1197" calcext:value-type="float">
            <text:p>36.1197</text:p>
          </table:table-cell>
          <table:table-cell office:value-type="float" office:value="2978" calcext:value-type="float">
            <text:p>2978</text:p>
          </table:table-cell>
          <table:table-cell office:value-type="float" office:value="7441" calcext:value-type="float">
            <text:p>7441</text:p>
          </table:table-cell>
          <table:table-cell office:value-type="float" office:value="845088" calcext:value-type="float">
            <text:p>845088</text:p>
          </table:table-cell>
          <table:table-cell office:value-type="float" office:value="0.033415" calcext:value-type="float">
            <text:p>0.033415</text:p>
          </table:table-cell>
          <table:table-cell office:value-type="float" office:value="3.87524" calcext:value-type="float">
            <text:p>3.875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69" calcext:value-type="float">
            <text:p>236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50.375" calcext:value-type="float">
            <text:p>150.375</text:p>
          </table:table-cell>
          <table:table-cell office:value-type="float" office:value="30120" calcext:value-type="float">
            <text:p>30120</text:p>
          </table:table-cell>
          <table:table-cell office:value-type="float" office:value="4143" calcext:value-type="float">
            <text:p>4143</text:p>
          </table:table-cell>
          <table:table-cell office:value-type="float" office:value="687763" calcext:value-type="float">
            <text:p>687763</text:p>
          </table:table-cell>
          <table:table-cell office:value-type="float" office:value="0.0385214" calcext:value-type="float">
            <text:p>0.0385214</text:p>
          </table:table-cell>
          <table:table-cell office:value-type="float" office:value="8.12417" calcext:value-type="float">
            <text:p>8.124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739" calcext:value-type="float">
            <text:p>47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84.173" calcext:value-type="float">
            <text:p>184.173</text:p>
          </table:table-cell>
          <table:table-cell office:value-type="float" office:value="12674" calcext:value-type="float">
            <text:p>12674</text:p>
          </table:table-cell>
          <table:table-cell office:value-type="float" office:value="8903" calcext:value-type="float">
            <text:p>8903</text:p>
          </table:table-cell>
          <table:table-cell office:value-type="float" office:value="2000387" calcext:value-type="float">
            <text:p>2000387</text:p>
          </table:table-cell>
          <table:table-cell office:value-type="float" office:value="0.0509624" calcext:value-type="float">
            <text:p>0.0509624</text:p>
          </table:table-cell>
          <table:table-cell office:value-type="float" office:value="9.76959" calcext:value-type="float">
            <text:p>9.7695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7109" calcext:value-type="float">
            <text:p>710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.4896" calcext:value-type="float">
            <text:p>74.4896</text:p>
          </table:table-cell>
          <table:table-cell office:value-type="float" office:value="2882" calcext:value-type="float">
            <text:p>2882</text:p>
          </table:table-cell>
          <table:table-cell office:value-type="float" office:value="8086" calcext:value-type="float">
            <text:p>8086</text:p>
          </table:table-cell>
          <table:table-cell office:value-type="float" office:value="824435" calcext:value-type="float">
            <text:p>824435</text:p>
          </table:table-cell>
          <table:table-cell office:value-type="float" office:value="0.0389456" calcext:value-type="float">
            <text:p>0.0389456</text:p>
          </table:table-cell>
          <table:table-cell office:value-type="float" office:value="3.50571" calcext:value-type="float">
            <text:p>3.505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9479" calcext:value-type="float">
            <text:p>94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0.361" calcext:value-type="float">
            <text:p>100.361</text:p>
          </table:table-cell>
          <table:table-cell office:value-type="float" office:value="3472" calcext:value-type="float">
            <text:p>3472</text:p>
          </table:table-cell>
          <table:table-cell office:value-type="float" office:value="9189" calcext:value-type="float">
            <text:p>9189</text:p>
          </table:table-cell>
          <table:table-cell office:value-type="float" office:value="1248080" calcext:value-type="float">
            <text:p>1248080</text:p>
          </table:table-cell>
          <table:table-cell office:value-type="float" office:value="0.0416968" calcext:value-type="float">
            <text:p>0.0416968</text:p>
          </table:table-cell>
          <table:table-cell office:value-type="float" office:value="5.89474" calcext:value-type="float">
            <text:p>5.8947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1849" calcext:value-type="float">
            <text:p>118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.2155" calcext:value-type="float">
            <text:p>78.2155</text:p>
          </table:table-cell>
          <table:table-cell office:value-type="float" office:value="1960" calcext:value-type="float">
            <text:p>1960</text:p>
          </table:table-cell>
          <table:table-cell office:value-type="float" office:value="8572" calcext:value-type="float">
            <text:p>8572</text:p>
          </table:table-cell>
          <table:table-cell office:value-type="float" office:value="798960" calcext:value-type="float">
            <text:p>798960</text:p>
          </table:table-cell>
          <table:table-cell office:value-type="float" office:value="0.0369614" calcext:value-type="float">
            <text:p>0.0369614</text:p>
          </table:table-cell>
          <table:table-cell office:value-type="float" office:value="3.84138" calcext:value-type="float">
            <text:p>3.841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4219" calcext:value-type="float">
            <text:p>1421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5803" calcext:value-type="float">
            <text:p>12.5803</text:p>
          </table:table-cell>
          <table:table-cell office:value-type="float" office:value="309" calcext:value-type="float">
            <text:p>309</text:p>
          </table:table-cell>
          <table:table-cell office:value-type="float" office:value="10463" calcext:value-type="float">
            <text:p>10463</text:p>
          </table:table-cell>
          <table:table-cell office:value-type="float" office:value="108677" calcext:value-type="float">
            <text:p>108677</text:p>
          </table:table-cell>
          <table:table-cell office:value-type="float" office:value="0.0418629" calcext:value-type="float">
            <text:p>0.0418629</text:p>
          </table:table-cell>
          <table:table-cell office:value-type="float" office:value="0.533926" calcext:value-type="float">
            <text:p>0.5339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6589" calcext:value-type="float">
            <text:p>165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34619" calcext:value-type="float">
            <text:p>3.34619</text:p>
          </table:table-cell>
          <table:table-cell office:value-type="float" office:value="27" calcext:value-type="float">
            <text:p>27</text:p>
          </table:table-cell>
          <table:table-cell office:value-type="float" office:value="8151" calcext:value-type="float">
            <text:p>8151</text:p>
          </table:table-cell>
          <table:table-cell office:value-type="float" office:value="25024" calcext:value-type="float">
            <text:p>25024</text:p>
          </table:table-cell>
          <table:table-cell office:value-type="float" office:value="0.0358715" calcext:value-type="float">
            <text:p>0.0358715</text:p>
          </table:table-cell>
          <table:table-cell office:value-type="float" office:value="0.116696" calcext:value-type="float">
            <text:p>0.1166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8959" calcext:value-type="float">
            <text:p>189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.57972" calcext:value-type="float">
            <text:p>4.57972</text:p>
          </table:table-cell>
          <table:table-cell office:value-type="float" office:value="29" calcext:value-type="float">
            <text:p>29</text:p>
          </table:table-cell>
          <table:table-cell office:value-type="float" office:value="6441" calcext:value-type="float">
            <text:p>6441</text:p>
          </table:table-cell>
          <table:table-cell office:value-type="float" office:value="14222" calcext:value-type="float">
            <text:p>14222</text:p>
          </table:table-cell>
          <table:table-cell office:value-type="float" office:value="0.0281429" calcext:value-type="float">
            <text:p>0.0281429</text:p>
          </table:table-cell>
          <table:table-cell office:value-type="float" office:value="0.0621245" calcext:value-type="float">
            <text:p>0.062124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1329" calcext:value-type="float">
            <text:p>213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.2465" calcext:value-type="float">
            <text:p>65.2465</text:p>
          </table:table-cell>
          <table:table-cell office:value-type="float" office:value="203" calcext:value-type="float">
            <text:p>203</text:p>
          </table:table-cell>
          <table:table-cell office:value-type="float" office:value="7473" calcext:value-type="float">
            <text:p>7473</text:p>
          </table:table-cell>
          <table:table-cell office:value-type="float" office:value="86094" calcext:value-type="float">
            <text:p>86094</text:p>
          </table:table-cell>
          <table:table-cell office:value-type="float" office:value="0.0346378" calcext:value-type="float">
            <text:p>0.0346378</text:p>
          </table:table-cell>
          <table:table-cell office:value-type="float" office:value="0.421785" calcext:value-type="float">
            <text:p>0.4217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699" calcext:value-type="float">
            <text:p>236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3.002" calcext:value-type="float">
            <text:p>133.002</text:p>
          </table:table-cell>
          <table:table-cell office:value-type="float" office:value="4586" calcext:value-type="float">
            <text:p>4586</text:p>
          </table:table-cell>
          <table:table-cell office:value-type="float" office:value="5836" calcext:value-type="float">
            <text:p>5836</text:p>
          </table:table-cell>
          <table:table-cell office:value-type="float" office:value="1821078" calcext:value-type="float">
            <text:p>1821078</text:p>
          </table:table-cell>
          <table:table-cell office:value-type="float" office:value="0.0271243" calcext:value-type="float">
            <text:p>0.0271243</text:p>
          </table:table-cell>
          <table:table-cell office:value-type="float" office:value="8.55839" calcext:value-type="float">
            <text:p>8.558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6069" calcext:value-type="float">
            <text:p>260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44.7" calcext:value-type="float">
            <text:p>1044.7</text:p>
          </table:table-cell>
          <table:table-cell office:value-type="float" office:value="2317" calcext:value-type="float">
            <text:p>2317</text:p>
          </table:table-cell>
          <table:table-cell office:value-type="float" office:value="17363" calcext:value-type="float">
            <text:p>17363</text:p>
          </table:table-cell>
          <table:table-cell office:value-type="float" office:value="664223" calcext:value-type="float">
            <text:p>664223</text:p>
          </table:table-cell>
          <table:table-cell office:value-type="float" office:value="0.0775883" calcext:value-type="float">
            <text:p>0.0775883</text:p>
          </table:table-cell>
          <table:table-cell office:value-type="float" office:value="3.59579" calcext:value-type="float">
            <text:p>3.595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05" calcext:value-type="float">
            <text:p>2405</text:p>
          </table:table-cell>
          <table:table-cell office:value-type="float" office:value="54" calcext:value-type="float">
            <text:p>54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7201.99" calcext:value-type="float">
            <text:p>7201.99</text:p>
          </table:table-cell>
          <table:table-cell office:value-type="float" office:value="846331" calcext:value-type="float">
            <text:p>846331</text:p>
          </table:table-cell>
          <table:table-cell office:value-type="float" office:value="3509" calcext:value-type="float">
            <text:p>3509</text:p>
          </table:table-cell>
          <table:table-cell office:value-type="float" office:value="14747463" calcext:value-type="float">
            <text:p>14747463</text:p>
          </table:table-cell>
          <table:table-cell office:value-type="float" office:value="0.0381683" calcext:value-type="float">
            <text:p>0.0381683</text:p>
          </table:table-cell>
          <table:table-cell office:value-type="float" office:value="305.106" calcext:value-type="float">
            <text:p>305.1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810" calcext:value-type="float">
            <text:p>48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9.0163" calcext:value-type="float">
            <text:p>99.0163</text:p>
          </table:table-cell>
          <table:table-cell office:value-type="float" office:value="4831" calcext:value-type="float">
            <text:p>4831</text:p>
          </table:table-cell>
          <table:table-cell office:value-type="float" office:value="8613" calcext:value-type="float">
            <text:p>8613</text:p>
          </table:table-cell>
          <table:table-cell office:value-type="float" office:value="1202467" calcext:value-type="float">
            <text:p>1202467</text:p>
          </table:table-cell>
          <table:table-cell office:value-type="float" office:value="0.0511454" calcext:value-type="float">
            <text:p>0.0511454</text:p>
          </table:table-cell>
          <table:table-cell office:value-type="float" office:value="5.97726" calcext:value-type="float">
            <text:p>5.977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7216" calcext:value-type="float">
            <text:p>721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2.912" calcext:value-type="float">
            <text:p>122.912</text:p>
          </table:table-cell>
          <table:table-cell office:value-type="float" office:value="2960" calcext:value-type="float">
            <text:p>2960</text:p>
          </table:table-cell>
          <table:table-cell office:value-type="float" office:value="8495" calcext:value-type="float">
            <text:p>8495</text:p>
          </table:table-cell>
          <table:table-cell office:value-type="float" office:value="1634671" calcext:value-type="float">
            <text:p>1634671</text:p>
          </table:table-cell>
          <table:table-cell office:value-type="float" office:value="0.0431919" calcext:value-type="float">
            <text:p>0.0431919</text:p>
          </table:table-cell>
          <table:table-cell office:value-type="float" office:value="7.36094" calcext:value-type="float">
            <text:p>7.360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9621" calcext:value-type="float">
            <text:p>962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.2251" calcext:value-type="float">
            <text:p>40.2251</text:p>
          </table:table-cell>
          <table:table-cell office:value-type="float" office:value="764" calcext:value-type="float">
            <text:p>764</text:p>
          </table:table-cell>
          <table:table-cell office:value-type="float" office:value="8562" calcext:value-type="float">
            <text:p>8562</text:p>
          </table:table-cell>
          <table:table-cell office:value-type="float" office:value="543314" calcext:value-type="float">
            <text:p>543314</text:p>
          </table:table-cell>
          <table:table-cell office:value-type="float" office:value="0.0424974" calcext:value-type="float">
            <text:p>0.0424974</text:p>
          </table:table-cell>
          <table:table-cell office:value-type="float" office:value="2.5276" calcext:value-type="float">
            <text:p>2.52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2027" calcext:value-type="float">
            <text:p>1202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0.401" calcext:value-type="float">
            <text:p>120.401</text:p>
          </table:table-cell>
          <table:table-cell office:value-type="float" office:value="1338" calcext:value-type="float">
            <text:p>1338</text:p>
          </table:table-cell>
          <table:table-cell office:value-type="float" office:value="13147" calcext:value-type="float">
            <text:p>13147</text:p>
          </table:table-cell>
          <table:table-cell office:value-type="float" office:value="1031542" calcext:value-type="float">
            <text:p>1031542</text:p>
          </table:table-cell>
          <table:table-cell office:value-type="float" office:value="0.0592713" calcext:value-type="float">
            <text:p>0.0592713</text:p>
          </table:table-cell>
          <table:table-cell office:value-type="float" office:value="5.12129" calcext:value-type="float">
            <text:p>5.121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4432" calcext:value-type="float">
            <text:p>144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45.21" calcext:value-type="float">
            <text:p>2145.21</text:p>
          </table:table-cell>
          <table:table-cell office:value-type="float" office:value="11964" calcext:value-type="float">
            <text:p>11964</text:p>
          </table:table-cell>
          <table:table-cell office:value-type="float" office:value="14783" calcext:value-type="float">
            <text:p>14783</text:p>
          </table:table-cell>
          <table:table-cell office:value-type="float" office:value="4479263" calcext:value-type="float">
            <text:p>4479263</text:p>
          </table:table-cell>
          <table:table-cell office:value-type="float" office:value="0.0740125" calcext:value-type="float">
            <text:p>0.0740125</text:p>
          </table:table-cell>
          <table:table-cell office:value-type="float" office:value="22.4234" calcext:value-type="float">
            <text:p>22.42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6838" calcext:value-type="float">
            <text:p>1683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.1307" calcext:value-type="float">
            <text:p>33.1307</text:p>
          </table:table-cell>
          <table:table-cell office:value-type="float" office:value="490" calcext:value-type="float">
            <text:p>490</text:p>
          </table:table-cell>
          <table:table-cell office:value-type="float" office:value="18470" calcext:value-type="float">
            <text:p>18470</text:p>
          </table:table-cell>
          <table:table-cell office:value-type="float" office:value="249598" calcext:value-type="float">
            <text:p>249598</text:p>
          </table:table-cell>
          <table:table-cell office:value-type="float" office:value="0.0702681" calcext:value-type="float">
            <text:p>0.0702681</text:p>
          </table:table-cell>
          <table:table-cell office:value-type="float" office:value="1.2716" calcext:value-type="float">
            <text:p>1.27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9243" calcext:value-type="float">
            <text:p>1924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8.1518" calcext:value-type="float">
            <text:p>38.1518</text:p>
          </table:table-cell>
          <table:table-cell office:value-type="float" office:value="108" calcext:value-type="float">
            <text:p>108</text:p>
          </table:table-cell>
          <table:table-cell office:value-type="float" office:value="17019" calcext:value-type="float">
            <text:p>17019</text:p>
          </table:table-cell>
          <table:table-cell office:value-type="float" office:value="67678" calcext:value-type="float">
            <text:p>67678</text:p>
          </table:table-cell>
          <table:table-cell office:value-type="float" office:value="0.0805134" calcext:value-type="float">
            <text:p>0.0805134</text:p>
          </table:table-cell>
          <table:table-cell office:value-type="float" office:value="0.334331" calcext:value-type="float">
            <text:p>0.3343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1648" calcext:value-type="float">
            <text:p>216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2.9901" calcext:value-type="float">
            <text:p>22.9901</text:p>
          </table:table-cell>
          <table:table-cell office:value-type="float" office:value="103" calcext:value-type="float">
            <text:p>103</text:p>
          </table:table-cell>
          <table:table-cell office:value-type="float" office:value="11170" calcext:value-type="float">
            <text:p>11170</text:p>
          </table:table-cell>
          <table:table-cell office:value-type="float" office:value="60466" calcext:value-type="float">
            <text:p>60466</text:p>
          </table:table-cell>
          <table:table-cell office:value-type="float" office:value="0.0457181" calcext:value-type="float">
            <text:p>0.0457181</text:p>
          </table:table-cell>
          <table:table-cell office:value-type="float" office:value="0.281703" calcext:value-type="float">
            <text:p>0.2817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054" calcext:value-type="float">
            <text:p>240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8.867" calcext:value-type="float">
            <text:p>178.867</text:p>
          </table:table-cell>
          <table:table-cell office:value-type="float" office:value="425" calcext:value-type="float">
            <text:p>425</text:p>
          </table:table-cell>
          <table:table-cell office:value-type="float" office:value="11248" calcext:value-type="float">
            <text:p>11248</text:p>
          </table:table-cell>
          <table:table-cell office:value-type="float" office:value="238362" calcext:value-type="float">
            <text:p>238362</text:p>
          </table:table-cell>
          <table:table-cell office:value-type="float" office:value="0.0498549" calcext:value-type="float">
            <text:p>0.0498549</text:p>
          </table:table-cell>
          <table:table-cell office:value-type="float" office:value="1.26134" calcext:value-type="float">
            <text:p>1.261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6459" calcext:value-type="float">
            <text:p>2645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26.43" calcext:value-type="float">
            <text:p>1626.43</text:p>
          </table:table-cell>
          <table:table-cell office:value-type="float" office:value="1381" calcext:value-type="float">
            <text:p>1381</text:p>
          </table:table-cell>
          <table:table-cell office:value-type="float" office:value="10985" calcext:value-type="float">
            <text:p>10985</text:p>
          </table:table-cell>
          <table:table-cell office:value-type="float" office:value="416936" calcext:value-type="float">
            <text:p>416936</text:p>
          </table:table-cell>
          <table:table-cell office:value-type="float" office:value="0.0518208" calcext:value-type="float">
            <text:p>0.0518208</text:p>
          </table:table-cell>
          <table:table-cell office:value-type="float" office:value="2.80905" calcext:value-type="float">
            <text:p>2.809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8865" calcext:value-type="float">
            <text:p>288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38.49" calcext:value-type="float">
            <text:p>1438.49</text:p>
          </table:table-cell>
          <table:table-cell office:value-type="float" office:value="3455" calcext:value-type="float">
            <text:p>3455</text:p>
          </table:table-cell>
          <table:table-cell office:value-type="float" office:value="10444" calcext:value-type="float">
            <text:p>10444</text:p>
          </table:table-cell>
          <table:table-cell office:value-type="float" office:value="2060523" calcext:value-type="float">
            <text:p>2060523</text:p>
          </table:table-cell>
          <table:table-cell office:value-type="float" office:value="0.0529093" calcext:value-type="float">
            <text:p>0.0529093</text:p>
          </table:table-cell>
          <table:table-cell office:value-type="float" office:value="11.2858" calcext:value-type="float">
            <text:p>11.28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1270" calcext:value-type="float">
            <text:p>312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625.86" calcext:value-type="float">
            <text:p>3625.86</text:p>
          </table:table-cell>
          <table:table-cell office:value-type="float" office:value="4685" calcext:value-type="float">
            <text:p>4685</text:p>
          </table:table-cell>
          <table:table-cell office:value-type="float" office:value="25003" calcext:value-type="float">
            <text:p>25003</text:p>
          </table:table-cell>
          <table:table-cell office:value-type="float" office:value="2033957" calcext:value-type="float">
            <text:p>2033957</text:p>
          </table:table-cell>
          <table:table-cell office:value-type="float" office:value="0.10898" calcext:value-type="float">
            <text:p>0.10898</text:p>
          </table:table-cell>
          <table:table-cell office:value-type="float" office:value="12.2404" calcext:value-type="float">
            <text:p>12.240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2" calcext:value-type="float">
            <text:p>24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521.5" calcext:value-type="float">
            <text:p>4521.5</text:p>
          </table:table-cell>
          <table:table-cell office:value-type="float" office:value="440865" calcext:value-type="float">
            <text:p>440865</text:p>
          </table:table-cell>
          <table:table-cell office:value-type="float" office:value="5583" calcext:value-type="float">
            <text:p>5583</text:p>
          </table:table-cell>
          <table:table-cell office:value-type="float" office:value="6592891" calcext:value-type="float">
            <text:p>6592891</text:p>
          </table:table-cell>
          <table:table-cell office:value-type="float" office:value="0.0632947" calcext:value-type="float">
            <text:p>0.0632947</text:p>
          </table:table-cell>
          <table:table-cell office:value-type="float" office:value="167.596" calcext:value-type="float">
            <text:p>167.5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825" calcext:value-type="float">
            <text:p>48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82.22" calcext:value-type="float">
            <text:p>1282.22</text:p>
          </table:table-cell>
          <table:table-cell office:value-type="float" office:value="27536" calcext:value-type="float">
            <text:p>27536</text:p>
          </table:table-cell>
          <table:table-cell office:value-type="float" office:value="9071" calcext:value-type="float">
            <text:p>9071</text:p>
          </table:table-cell>
          <table:table-cell office:value-type="float" office:value="3367493" calcext:value-type="float">
            <text:p>3367493</text:p>
          </table:table-cell>
          <table:table-cell office:value-type="float" office:value="0.0573816" calcext:value-type="float">
            <text:p>0.0573816</text:p>
          </table:table-cell>
          <table:table-cell office:value-type="float" office:value="21.3244" calcext:value-type="float">
            <text:p>21.324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238" calcext:value-type="float">
            <text:p>72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72.105" calcext:value-type="float">
            <text:p>472.105</text:p>
          </table:table-cell>
          <table:table-cell office:value-type="float" office:value="11085" calcext:value-type="float">
            <text:p>11085</text:p>
          </table:table-cell>
          <table:table-cell office:value-type="float" office:value="14811" calcext:value-type="float">
            <text:p>14811</text:p>
          </table:table-cell>
          <table:table-cell office:value-type="float" office:value="4751453" calcext:value-type="float">
            <text:p>4751453</text:p>
          </table:table-cell>
          <table:table-cell office:value-type="float" office:value="0.0900764" calcext:value-type="float">
            <text:p>0.0900764</text:p>
          </table:table-cell>
          <table:table-cell office:value-type="float" office:value="21.0978" calcext:value-type="float">
            <text:p>21.097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9651" calcext:value-type="float">
            <text:p>965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14.475" calcext:value-type="float">
            <text:p>914.475</text:p>
          </table:table-cell>
          <table:table-cell office:value-type="float" office:value="10719" calcext:value-type="float">
            <text:p>10719</text:p>
          </table:table-cell>
          <table:table-cell office:value-type="float" office:value="14421" calcext:value-type="float">
            <text:p>14421</text:p>
          </table:table-cell>
          <table:table-cell office:value-type="float" office:value="3805199" calcext:value-type="float">
            <text:p>3805199</text:p>
          </table:table-cell>
          <table:table-cell office:value-type="float" office:value="0.0628158" calcext:value-type="float">
            <text:p>0.0628158</text:p>
          </table:table-cell>
          <table:table-cell office:value-type="float" office:value="20.1978" calcext:value-type="float">
            <text:p>20.197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2063" calcext:value-type="float">
            <text:p>120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758.457" calcext:value-type="float">
            <text:p>758.457</text:p>
          </table:table-cell>
          <table:table-cell office:value-type="float" office:value="5036" calcext:value-type="float">
            <text:p>5036</text:p>
          </table:table-cell>
          <table:table-cell office:value-type="float" office:value="13490" calcext:value-type="float">
            <text:p>13490</text:p>
          </table:table-cell>
          <table:table-cell office:value-type="float" office:value="3907047" calcext:value-type="float">
            <text:p>3907047</text:p>
          </table:table-cell>
          <table:table-cell office:value-type="float" office:value="0.0656109" calcext:value-type="float">
            <text:p>0.0656109</text:p>
          </table:table-cell>
          <table:table-cell office:value-type="float" office:value="20.3308" calcext:value-type="float">
            <text:p>20.33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4476" calcext:value-type="float">
            <text:p>1447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4.574" calcext:value-type="float">
            <text:p>244.574</text:p>
          </table:table-cell>
          <table:table-cell office:value-type="float" office:value="1022" calcext:value-type="float">
            <text:p>1022</text:p>
          </table:table-cell>
          <table:table-cell office:value-type="float" office:value="12441" calcext:value-type="float">
            <text:p>12441</text:p>
          </table:table-cell>
          <table:table-cell office:value-type="float" office:value="884596" calcext:value-type="float">
            <text:p>884596</text:p>
          </table:table-cell>
          <table:table-cell office:value-type="float" office:value="0.0553416" calcext:value-type="float">
            <text:p>0.0553416</text:p>
          </table:table-cell>
          <table:table-cell office:value-type="float" office:value="4.68987" calcext:value-type="float">
            <text:p>4.689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6889" calcext:value-type="float">
            <text:p>1688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737.42" calcext:value-type="float">
            <text:p>2737.42</text:p>
          </table:table-cell>
          <table:table-cell office:value-type="float" office:value="9523" calcext:value-type="float">
            <text:p>9523</text:p>
          </table:table-cell>
          <table:table-cell office:value-type="float" office:value="11869" calcext:value-type="float">
            <text:p>11869</text:p>
          </table:table-cell>
          <table:table-cell office:value-type="float" office:value="8517578" calcext:value-type="float">
            <text:p>8517578</text:p>
          </table:table-cell>
          <table:table-cell office:value-type="float" office:value="0.055814" calcext:value-type="float">
            <text:p>0.055814</text:p>
          </table:table-cell>
          <table:table-cell office:value-type="float" office:value="42.6391" calcext:value-type="float">
            <text:p>42.63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9302" calcext:value-type="float">
            <text:p>1930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4.067" calcext:value-type="float">
            <text:p>154.067</text:p>
          </table:table-cell>
          <table:table-cell office:value-type="float" office:value="1371" calcext:value-type="float">
            <text:p>1371</text:p>
          </table:table-cell>
          <table:table-cell office:value-type="float" office:value="19522" calcext:value-type="float">
            <text:p>19522</text:p>
          </table:table-cell>
          <table:table-cell office:value-type="float" office:value="885821" calcext:value-type="float">
            <text:p>885821</text:p>
          </table:table-cell>
          <table:table-cell office:value-type="float" office:value="0.0786897" calcext:value-type="float">
            <text:p>0.0786897</text:p>
          </table:table-cell>
          <table:table-cell office:value-type="float" office:value="5.29132" calcext:value-type="float">
            <text:p>5.291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1714" calcext:value-type="float">
            <text:p>217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.6958" calcext:value-type="float">
            <text:p>55.6958</text:p>
          </table:table-cell>
          <table:table-cell office:value-type="float" office:value="40" calcext:value-type="float">
            <text:p>40</text:p>
          </table:table-cell>
          <table:table-cell office:value-type="float" office:value="14194" calcext:value-type="float">
            <text:p>14194</text:p>
          </table:table-cell>
          <table:table-cell office:value-type="float" office:value="71733" calcext:value-type="float">
            <text:p>71733</text:p>
          </table:table-cell>
          <table:table-cell office:value-type="float" office:value="0.0636187" calcext:value-type="float">
            <text:p>0.0636187</text:p>
          </table:table-cell>
          <table:table-cell office:value-type="float" office:value="0.359312" calcext:value-type="float">
            <text:p>0.3593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27" calcext:value-type="float">
            <text:p>2412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.7048" calcext:value-type="float">
            <text:p>80.7048</text:p>
          </table:table-cell>
          <table:table-cell office:value-type="float" office:value="61" calcext:value-type="float">
            <text:p>61</text:p>
          </table:table-cell>
          <table:table-cell office:value-type="float" office:value="11488" calcext:value-type="float">
            <text:p>11488</text:p>
          </table:table-cell>
          <table:table-cell office:value-type="float" office:value="51007" calcext:value-type="float">
            <text:p>51007</text:p>
          </table:table-cell>
          <table:table-cell office:value-type="float" office:value="0.0515201" calcext:value-type="float">
            <text:p>0.0515201</text:p>
          </table:table-cell>
          <table:table-cell office:value-type="float" office:value="0.261368" calcext:value-type="float">
            <text:p>0.2613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6540" calcext:value-type="float">
            <text:p>265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71.906" calcext:value-type="float">
            <text:p>371.906</text:p>
          </table:table-cell>
          <table:table-cell office:value-type="float" office:value="748" calcext:value-type="float">
            <text:p>748</text:p>
          </table:table-cell>
          <table:table-cell office:value-type="float" office:value="10517" calcext:value-type="float">
            <text:p>10517</text:p>
          </table:table-cell>
          <table:table-cell office:value-type="float" office:value="592491" calcext:value-type="float">
            <text:p>592491</text:p>
          </table:table-cell>
          <table:table-cell office:value-type="float" office:value="0.0486702" calcext:value-type="float">
            <text:p>0.0486702</text:p>
          </table:table-cell>
          <table:table-cell office:value-type="float" office:value="3.34077" calcext:value-type="float">
            <text:p>3.3407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8953" calcext:value-type="float">
            <text:p>289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346.05" calcext:value-type="float">
            <text:p>4346.05</text:p>
          </table:table-cell>
          <table:table-cell office:value-type="float" office:value="2139" calcext:value-type="float">
            <text:p>2139</text:p>
          </table:table-cell>
          <table:table-cell office:value-type="float" office:value="15962" calcext:value-type="float">
            <text:p>15962</text:p>
          </table:table-cell>
          <table:table-cell office:value-type="float" office:value="1088067" calcext:value-type="float">
            <text:p>1088067</text:p>
          </table:table-cell>
          <table:table-cell office:value-type="float" office:value="0.0716601" calcext:value-type="float">
            <text:p>0.0716601</text:p>
          </table:table-cell>
          <table:table-cell office:value-type="float" office:value="6.44507" calcext:value-type="float">
            <text:p>6.445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1365" calcext:value-type="float">
            <text:p>3136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200.93" calcext:value-type="float">
            <text:p>7200.93</text:p>
          </table:table-cell>
          <table:table-cell office:value-type="float" office:value="5534" calcext:value-type="float">
            <text:p>5534</text:p>
          </table:table-cell>
          <table:table-cell office:value-type="float" office:value="15763" calcext:value-type="float">
            <text:p>15763</text:p>
          </table:table-cell>
          <table:table-cell office:value-type="float" office:value="3638581" calcext:value-type="float">
            <text:p>3638581</text:p>
          </table:table-cell>
          <table:table-cell office:value-type="float" office:value="0.0768804" calcext:value-type="float">
            <text:p>0.0768804</text:p>
          </table:table-cell>
          <table:table-cell office:value-type="float" office:value="20.7565" calcext:value-type="float">
            <text:p>20.75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3778" calcext:value-type="float">
            <text:p>337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125.21" calcext:value-type="float">
            <text:p>4125.21</text:p>
          </table:table-cell>
          <table:table-cell office:value-type="float" office:value="3248" calcext:value-type="float">
            <text:p>3248</text:p>
          </table:table-cell>
          <table:table-cell office:value-type="float" office:value="28186" calcext:value-type="float">
            <text:p>28186</text:p>
          </table:table-cell>
          <table:table-cell office:value-type="float" office:value="1624405" calcext:value-type="float">
            <text:p>1624405</text:p>
          </table:table-cell>
          <table:table-cell office:value-type="float" office:value="0.126001" calcext:value-type="float">
            <text:p>0.126001</text:p>
          </table:table-cell>
          <table:table-cell office:value-type="float" office:value="9.89499" calcext:value-type="float">
            <text:p>9.8949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6191" calcext:value-type="float">
            <text:p>361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14.15" calcext:value-type="float">
            <text:p>2614.15</text:p>
          </table:table-cell>
          <table:table-cell office:value-type="float" office:value="2234" calcext:value-type="float">
            <text:p>2234</text:p>
          </table:table-cell>
          <table:table-cell office:value-type="float" office:value="37101" calcext:value-type="float">
            <text:p>37101</text:p>
          </table:table-cell>
          <table:table-cell office:value-type="float" office:value="1213417" calcext:value-type="float">
            <text:p>1213417</text:p>
          </table:table-cell>
          <table:table-cell office:value-type="float" office:value="0.17704" calcext:value-type="float">
            <text:p>0.17704</text:p>
          </table:table-cell>
          <table:table-cell office:value-type="float" office:value="7.24153" calcext:value-type="float">
            <text:p>7.2415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4514" calcext:value-type="float">
            <text:p>14514</text:p>
          </table:table-cell>
          <table:table-cell office:value-type="float" office:value="19" calcext:value-type="float">
            <text:p>19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4353" calcext:value-type="float">
            <text:p>4353</text:p>
          </table:table-cell>
          <table:table-cell office:value-type="float" office:value="28944" calcext:value-type="float">
            <text:p>28944</text:p>
          </table:table-cell>
          <table:table-cell office:value-type="float" office:value="5617180" calcext:value-type="float">
            <text:p>5617180</text:p>
          </table:table-cell>
          <table:table-cell office:value-type="float" office:value="0.130438" calcext:value-type="float">
            <text:p>0.130438</text:p>
          </table:table-cell>
          <table:table-cell office:value-type="float" office:value="29.557" calcext:value-type="float">
            <text:p>29.5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6933" calcext:value-type="float">
            <text:p>1693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30.36" calcext:value-type="float">
            <text:p>1930.36</text:p>
          </table:table-cell>
          <table:table-cell office:value-type="float" office:value="2606" calcext:value-type="float">
            <text:p>2606</text:p>
          </table:table-cell>
          <table:table-cell office:value-type="float" office:value="25886" calcext:value-type="float">
            <text:p>25886</text:p>
          </table:table-cell>
          <table:table-cell office:value-type="float" office:value="3281779" calcext:value-type="float">
            <text:p>3281779</text:p>
          </table:table-cell>
          <table:table-cell office:value-type="float" office:value="0.115146" calcext:value-type="float">
            <text:p>0.115146</text:p>
          </table:table-cell>
          <table:table-cell office:value-type="float" office:value="17.9315" calcext:value-type="float">
            <text:p>17.93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9352" calcext:value-type="float">
            <text:p>19352</text:p>
          </table:table-cell>
          <table:table-cell office:value-type="float" office:value="15" calcext:value-type="float">
            <text:p>15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6112" calcext:value-type="float">
            <text:p>6112</text:p>
          </table:table-cell>
          <table:table-cell office:value-type="float" office:value="22115" calcext:value-type="float">
            <text:p>22115</text:p>
          </table:table-cell>
          <table:table-cell office:value-type="float" office:value="7286125" calcext:value-type="float">
            <text:p>7286125</text:p>
          </table:table-cell>
          <table:table-cell office:value-type="float" office:value="0.102029" calcext:value-type="float">
            <text:p>0.102029</text:p>
          </table:table-cell>
          <table:table-cell office:value-type="float" office:value="37.5492" calcext:value-type="float">
            <text:p>37.54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1771" calcext:value-type="float">
            <text:p>21771</text:p>
          </table:table-cell>
          <table:table-cell office:value-type="float" office:value="12" calcext:value-type="float">
            <text:p>1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376" calcext:value-type="float">
            <text:p>1376</text:p>
          </table:table-cell>
          <table:table-cell office:value-type="float" office:value="43842" calcext:value-type="float">
            <text:p>43842</text:p>
          </table:table-cell>
          <table:table-cell office:value-type="float" office:value="1207716" calcext:value-type="float">
            <text:p>1207716</text:p>
          </table:table-cell>
          <table:table-cell office:value-type="float" office:value="0.219044" calcext:value-type="float">
            <text:p>0.219044</text:p>
          </table:table-cell>
          <table:table-cell office:value-type="float" office:value="7.52947" calcext:value-type="float">
            <text:p>7.529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190" calcext:value-type="float">
            <text:p>2419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4.095" calcext:value-type="float">
            <text:p>154.095</text:p>
          </table:table-cell>
          <table:table-cell office:value-type="float" office:value="199" calcext:value-type="float">
            <text:p>199</text:p>
          </table:table-cell>
          <table:table-cell office:value-type="float" office:value="15243" calcext:value-type="float">
            <text:p>15243</text:p>
          </table:table-cell>
          <table:table-cell office:value-type="float" office:value="321489" calcext:value-type="float">
            <text:p>321489</text:p>
          </table:table-cell>
          <table:table-cell office:value-type="float" office:value="0.071379" calcext:value-type="float">
            <text:p>0.071379</text:p>
          </table:table-cell>
          <table:table-cell office:value-type="float" office:value="1.70196" calcext:value-type="float">
            <text:p>1.701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6609" calcext:value-type="float">
            <text:p>266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82.572" calcext:value-type="float">
            <text:p>282.572</text:p>
          </table:table-cell>
          <table:table-cell office:value-type="float" office:value="59" calcext:value-type="float">
            <text:p>59</text:p>
          </table:table-cell>
          <table:table-cell office:value-type="float" office:value="20493" calcext:value-type="float">
            <text:p>20493</text:p>
          </table:table-cell>
          <table:table-cell office:value-type="float" office:value="95892" calcext:value-type="float">
            <text:p>95892</text:p>
          </table:table-cell>
          <table:table-cell office:value-type="float" office:value="0.0982041" calcext:value-type="float">
            <text:p>0.0982041</text:p>
          </table:table-cell>
          <table:table-cell office:value-type="float" office:value="0.559876" calcext:value-type="float">
            <text:p>0.5598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9028" calcext:value-type="float">
            <text:p>290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93.75" calcext:value-type="float">
            <text:p>1393.75</text:p>
          </table:table-cell>
          <table:table-cell office:value-type="float" office:value="216" calcext:value-type="float">
            <text:p>216</text:p>
          </table:table-cell>
          <table:table-cell office:value-type="float" office:value="16617" calcext:value-type="float">
            <text:p>16617</text:p>
          </table:table-cell>
          <table:table-cell office:value-type="float" office:value="173318" calcext:value-type="float">
            <text:p>173318</text:p>
          </table:table-cell>
          <table:table-cell office:value-type="float" office:value="0.0707048" calcext:value-type="float">
            <text:p>0.0707048</text:p>
          </table:table-cell>
          <table:table-cell office:value-type="float" office:value="1.12021" calcext:value-type="float">
            <text:p>1.120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1447" calcext:value-type="float">
            <text:p>31447</text:p>
          </table:table-cell>
          <table:table-cell office:value-type="float" office:value="9" calcext:value-type="float">
            <text:p>9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1845" calcext:value-type="float">
            <text:p>1845</text:p>
          </table:table-cell>
          <table:table-cell office:value-type="float" office:value="19951" calcext:value-type="float">
            <text:p>19951</text:p>
          </table:table-cell>
          <table:table-cell office:value-type="float" office:value="1222938" calcext:value-type="float">
            <text:p>1222938</text:p>
          </table:table-cell>
          <table:table-cell office:value-type="float" office:value="0.0974067" calcext:value-type="float">
            <text:p>0.0974067</text:p>
          </table:table-cell>
          <table:table-cell office:value-type="float" office:value="7.39939" calcext:value-type="float">
            <text:p>7.399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3866" calcext:value-type="float">
            <text:p>33866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594" calcext:value-type="float">
            <text:p>3594</text:p>
          </table:table-cell>
          <table:table-cell office:value-type="float" office:value="20561" calcext:value-type="float">
            <text:p>20561</text:p>
          </table:table-cell>
          <table:table-cell office:value-type="float" office:value="3051153" calcext:value-type="float">
            <text:p>3051153</text:p>
          </table:table-cell>
          <table:table-cell office:value-type="float" office:value="0.0997324" calcext:value-type="float">
            <text:p>0.0997324</text:p>
          </table:table-cell>
          <table:table-cell office:value-type="float" office:value="17.6522" calcext:value-type="float">
            <text:p>17.65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6285" calcext:value-type="float">
            <text:p>36285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1539" calcext:value-type="float">
            <text:p>1539</text:p>
          </table:table-cell>
          <table:table-cell office:value-type="float" office:value="30702" calcext:value-type="float">
            <text:p>30702</text:p>
          </table:table-cell>
          <table:table-cell office:value-type="float" office:value="1352667" calcext:value-type="float">
            <text:p>1352667</text:p>
          </table:table-cell>
          <table:table-cell office:value-type="float" office:value="0.157003" calcext:value-type="float">
            <text:p>0.157003</text:p>
          </table:table-cell>
          <table:table-cell office:value-type="float" office:value="7.89501" calcext:value-type="float">
            <text:p>7.895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8704" calcext:value-type="float">
            <text:p>38704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964" calcext:value-type="float">
            <text:p>964</text:p>
          </table:table-cell>
          <table:table-cell office:value-type="float" office:value="40338" calcext:value-type="float">
            <text:p>40338</text:p>
          </table:table-cell>
          <table:table-cell office:value-type="float" office:value="831862" calcext:value-type="float">
            <text:p>831862</text:p>
          </table:table-cell>
          <table:table-cell office:value-type="float" office:value="0.187367" calcext:value-type="float">
            <text:p>0.187367</text:p>
          </table:table-cell>
          <table:table-cell office:value-type="float" office:value="5.05493" calcext:value-type="float">
            <text:p>5.0549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1123" calcext:value-type="float">
            <text:p>41123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2" calcext:value-type="float">
            <text:p>7200.2</text:p>
          </table:table-cell>
          <table:table-cell office:value-type="float" office:value="1137" calcext:value-type="float">
            <text:p>1137</text:p>
          </table:table-cell>
          <table:table-cell office:value-type="float" office:value="51248" calcext:value-type="float">
            <text:p>51248</text:p>
          </table:table-cell>
          <table:table-cell office:value-type="float" office:value="902292" calcext:value-type="float">
            <text:p>902292</text:p>
          </table:table-cell>
          <table:table-cell office:value-type="float" office:value="0.229892" calcext:value-type="float">
            <text:p>0.229892</text:p>
          </table:table-cell>
          <table:table-cell office:value-type="float" office:value="5.63338" calcext:value-type="float">
            <text:p>5.633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19" calcext:value-type="float">
            <text:p>2419</text:p>
          </table:table-cell>
          <table:table-cell office:value-type="float" office:value="71" calcext:value-type="float">
            <text:p>71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7200.8" calcext:value-type="float">
            <text:p>7200.8</text:p>
          </table:table-cell>
          <table:table-cell office:value-type="float" office:value="339197" calcext:value-type="float">
            <text:p>339197</text:p>
          </table:table-cell>
          <table:table-cell office:value-type="float" office:value="8167" calcext:value-type="float">
            <text:p>8167</text:p>
          </table:table-cell>
          <table:table-cell office:value-type="float" office:value="9486868" calcext:value-type="float">
            <text:p>9486868</text:p>
          </table:table-cell>
          <table:table-cell office:value-type="float" office:value="0.104198" calcext:value-type="float">
            <text:p>0.104198</text:p>
          </table:table-cell>
          <table:table-cell office:value-type="float" office:value="255.279" calcext:value-type="float">
            <text:p>255.2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838" calcext:value-type="float">
            <text:p>48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62.76" calcext:value-type="float">
            <text:p>1362.76</text:p>
          </table:table-cell>
          <table:table-cell office:value-type="float" office:value="39947" calcext:value-type="float">
            <text:p>39947</text:p>
          </table:table-cell>
          <table:table-cell office:value-type="float" office:value="10562" calcext:value-type="float">
            <text:p>10562</text:p>
          </table:table-cell>
          <table:table-cell office:value-type="float" office:value="4809041" calcext:value-type="float">
            <text:p>4809041</text:p>
          </table:table-cell>
          <table:table-cell office:value-type="float" office:value="0.0688948" calcext:value-type="float">
            <text:p>0.0688948</text:p>
          </table:table-cell>
          <table:table-cell office:value-type="float" office:value="33.2637" calcext:value-type="float">
            <text:p>33.263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257" calcext:value-type="float">
            <text:p>725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60.33" calcext:value-type="float">
            <text:p>3460.33</text:p>
          </table:table-cell>
          <table:table-cell office:value-type="float" office:value="26832" calcext:value-type="float">
            <text:p>26832</text:p>
          </table:table-cell>
          <table:table-cell office:value-type="float" office:value="19182" calcext:value-type="float">
            <text:p>19182</text:p>
          </table:table-cell>
          <table:table-cell office:value-type="float" office:value="5230508" calcext:value-type="float">
            <text:p>5230508</text:p>
          </table:table-cell>
          <table:table-cell office:value-type="float" office:value="0.107576" calcext:value-type="float">
            <text:p>0.107576</text:p>
          </table:table-cell>
          <table:table-cell office:value-type="float" office:value="30.8845" calcext:value-type="float">
            <text:p>30.884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9676" calcext:value-type="float">
            <text:p>96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 office:value-type="float" office:value="5787" calcext:value-type="float">
            <text:p>5787</text:p>
          </table:table-cell>
          <table:table-cell office:value-type="float" office:value="20002" calcext:value-type="float">
            <text:p>20002</text:p>
          </table:table-cell>
          <table:table-cell office:value-type="float" office:value="5204848" calcext:value-type="float">
            <text:p>5204848</text:p>
          </table:table-cell>
          <table:table-cell office:value-type="float" office:value="0.09755" calcext:value-type="float">
            <text:p>0.09755</text:p>
          </table:table-cell>
          <table:table-cell office:value-type="float" office:value="24.6846" calcext:value-type="float">
            <text:p>24.68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2095" calcext:value-type="float">
            <text:p>1209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43.606" calcext:value-type="float">
            <text:p>543.606</text:p>
          </table:table-cell>
          <table:table-cell office:value-type="float" office:value="5444" calcext:value-type="float">
            <text:p>5444</text:p>
          </table:table-cell>
          <table:table-cell office:value-type="float" office:value="17588" calcext:value-type="float">
            <text:p>17588</text:p>
          </table:table-cell>
          <table:table-cell office:value-type="float" office:value="6325014" calcext:value-type="float">
            <text:p>6325014</text:p>
          </table:table-cell>
          <table:table-cell office:value-type="float" office:value="0.0754667" calcext:value-type="float">
            <text:p>0.0754667</text:p>
          </table:table-cell>
          <table:table-cell office:value-type="float" office:value="30.8072" calcext:value-type="float">
            <text:p>30.80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89" calcext:value-type="float">
            <text:p>2389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.0875</text:p>
          </table:table-cell>
          <table:table-cell office:value-type="float" office:value="7200.57" calcext:value-type="float">
            <text:p>7200.57</text:p>
          </table:table-cell>
          <table:table-cell office:value-type="float" office:value="283239" calcext:value-type="float">
            <text:p>283239</text:p>
          </table:table-cell>
          <table:table-cell office:value-type="float" office:value="8426" calcext:value-type="float">
            <text:p>8426</text:p>
          </table:table-cell>
          <table:table-cell office:value-type="float" office:value="9680829" calcext:value-type="float">
            <text:p>9680829</text:p>
          </table:table-cell>
          <table:table-cell office:value-type="float" office:value="0.107749" calcext:value-type="float">
            <text:p>0.107749</text:p>
          </table:table-cell>
          <table:table-cell office:value-type="float" office:value="296.242" calcext:value-type="float">
            <text:p>296.2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281" calcext:value-type="float">
            <text:p>262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35.14" calcext:value-type="float">
            <text:p>1435.14</text:p>
          </table:table-cell>
          <table:table-cell office:value-type="float" office:value="427" calcext:value-type="float">
            <text:p>427</text:p>
          </table:table-cell>
          <table:table-cell office:value-type="float" office:value="42365" calcext:value-type="float">
            <text:p>42365</text:p>
          </table:table-cell>
          <table:table-cell office:value-type="float" office:value="635992" calcext:value-type="float">
            <text:p>635992</text:p>
          </table:table-cell>
          <table:table-cell office:value-type="float" office:value="0.185342" calcext:value-type="float">
            <text:p>0.185342</text:p>
          </table:table-cell>
          <table:table-cell office:value-type="float" office:value="3.75338" calcext:value-type="float">
            <text:p>3.753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8670" calcext:value-type="float">
            <text:p>286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91.44" calcext:value-type="float">
            <text:p>1091.44</text:p>
          </table:table-cell>
          <table:table-cell office:value-type="float" office:value="72" calcext:value-type="float">
            <text:p>72</text:p>
          </table:table-cell>
          <table:table-cell office:value-type="float" office:value="24452" calcext:value-type="float">
            <text:p>24452</text:p>
          </table:table-cell>
          <table:table-cell office:value-type="float" office:value="156818" calcext:value-type="float">
            <text:p>156818</text:p>
          </table:table-cell>
          <table:table-cell office:value-type="float" office:value="0.111748" calcext:value-type="float">
            <text:p>0.111748</text:p>
          </table:table-cell>
          <table:table-cell office:value-type="float" office:value="0.880355" calcext:value-type="float">
            <text:p>0.88035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1059" calcext:value-type="float">
            <text:p>310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48.63" calcext:value-type="float">
            <text:p>3748.63</text:p>
          </table:table-cell>
          <table:table-cell office:value-type="float" office:value="327" calcext:value-type="float">
            <text:p>327</text:p>
          </table:table-cell>
          <table:table-cell office:value-type="float" office:value="24949" calcext:value-type="float">
            <text:p>24949</text:p>
          </table:table-cell>
          <table:table-cell office:value-type="float" office:value="321457" calcext:value-type="float">
            <text:p>321457</text:p>
          </table:table-cell>
          <table:table-cell office:value-type="float" office:value="0.117938" calcext:value-type="float">
            <text:p>0.117938</text:p>
          </table:table-cell>
          <table:table-cell office:value-type="float" office:value="2.09427" calcext:value-type="float">
            <text:p>2.094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3448" calcext:value-type="float">
            <text:p>33448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560" calcext:value-type="float">
            <text:p>560</text:p>
          </table:table-cell>
          <table:table-cell office:value-type="float" office:value="35496" calcext:value-type="float">
            <text:p>35496</text:p>
          </table:table-cell>
          <table:table-cell office:value-type="float" office:value="665795" calcext:value-type="float">
            <text:p>665795</text:p>
          </table:table-cell>
          <table:table-cell office:value-type="float" office:value="0.174003" calcext:value-type="float">
            <text:p>0.174003</text:p>
          </table:table-cell>
          <table:table-cell office:value-type="float" office:value="4.19093" calcext:value-type="float">
            <text:p>4.1909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838" calcext:value-type="float">
            <text:p>35838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71" calcext:value-type="float">
            <text:p>7200.71</text:p>
          </table:table-cell>
          <table:table-cell office:value-type="float" office:value="752" calcext:value-type="float">
            <text:p>752</text:p>
          </table:table-cell>
          <table:table-cell office:value-type="float" office:value="27390" calcext:value-type="float">
            <text:p>27390</text:p>
          </table:table-cell>
          <table:table-cell office:value-type="float" office:value="1155597" calcext:value-type="float">
            <text:p>1155597</text:p>
          </table:table-cell>
          <table:table-cell office:value-type="float" office:value="0.126555" calcext:value-type="float">
            <text:p>0.126555</text:p>
          </table:table-cell>
          <table:table-cell office:value-type="float" office:value="6.77495" calcext:value-type="float">
            <text:p>6.7749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8227" calcext:value-type="float">
            <text:p>3822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34" calcext:value-type="float">
            <text:p>7200.34</text:p>
          </table:table-cell>
          <table:table-cell office:value-type="float" office:value="1284" calcext:value-type="float">
            <text:p>1284</text:p>
          </table:table-cell>
          <table:table-cell office:value-type="float" office:value="33116" calcext:value-type="float">
            <text:p>33116</text:p>
          </table:table-cell>
          <table:table-cell office:value-type="float" office:value="1958172" calcext:value-type="float">
            <text:p>1958172</text:p>
          </table:table-cell>
          <table:table-cell office:value-type="float" office:value="0.154905" calcext:value-type="float">
            <text:p>0.154905</text:p>
          </table:table-cell>
          <table:table-cell office:value-type="float" office:value="11.937" calcext:value-type="float">
            <text:p>11.93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616" calcext:value-type="float">
            <text:p>40616</text:p>
          </table:table-cell>
          <table:table-cell office:value-type="float" office:value="9" calcext:value-type="float">
            <text:p>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7200.43" calcext:value-type="float">
            <text:p>7200.43</text:p>
          </table:table-cell>
          <table:table-cell office:value-type="float" office:value="1273" calcext:value-type="float">
            <text:p>1273</text:p>
          </table:table-cell>
          <table:table-cell office:value-type="float" office:value="34544" calcext:value-type="float">
            <text:p>34544</text:p>
          </table:table-cell>
          <table:table-cell office:value-type="float" office:value="1878303" calcext:value-type="float">
            <text:p>1878303</text:p>
          </table:table-cell>
          <table:table-cell office:value-type="float" office:value="0.167646" calcext:value-type="float">
            <text:p>0.167646</text:p>
          </table:table-cell>
          <table:table-cell office:value-type="float" office:value="11.4903" calcext:value-type="float">
            <text:p>11.49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3005" calcext:value-type="float">
            <text:p>4300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1227" calcext:value-type="float">
            <text:p>1227</text:p>
          </table:table-cell>
          <table:table-cell office:value-type="float" office:value="51776" calcext:value-type="float">
            <text:p>51776</text:p>
          </table:table-cell>
          <table:table-cell office:value-type="float" office:value="1527479" calcext:value-type="float">
            <text:p>1527479</text:p>
          </table:table-cell>
          <table:table-cell office:value-type="float" office:value="0.255916" calcext:value-type="float">
            <text:p>0.255916</text:p>
          </table:table-cell>
          <table:table-cell office:value-type="float" office:value="9.38754" calcext:value-type="float">
            <text:p>9.3875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394" calcext:value-type="float">
            <text:p>45394</text:p>
          </table:table-cell>
          <table:table-cell office:value-type="float" office:value="6" calcext:value-type="float">
            <text:p>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217" calcext:value-type="float">
            <text:p>217</text:p>
          </table:table-cell>
          <table:table-cell office:value-type="float" office:value="55574" calcext:value-type="float">
            <text:p>55574</text:p>
          </table:table-cell>
          <table:table-cell office:value-type="float" office:value="348183" calcext:value-type="float">
            <text:p>348183</text:p>
          </table:table-cell>
          <table:table-cell office:value-type="float" office:value="0.246246" calcext:value-type="float">
            <text:p>0.246246</text:p>
          </table:table-cell>
          <table:table-cell office:value-type="float" office:value="2.22967" calcext:value-type="float">
            <text:p>2.2296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778" calcext:value-type="float">
            <text:p>4778</text:p>
          </table:table-cell>
          <table:table-cell office:value-type="float" office:value="49" calcext:value-type="float">
            <text:p>49</text:p>
          </table:table-cell>
          <table:table-cell office:value-type="float" office:value="0.0612245" calcext:value-type="float">
            <text:p>0.0612245</text:p>
          </table:table-cell>
          <table:table-cell office:value-type="float" office:value="7202.52" calcext:value-type="float">
            <text:p>7202.52</text:p>
          </table:table-cell>
          <table:table-cell office:value-type="float" office:value="67086" calcext:value-type="float">
            <text:p>67086</text:p>
          </table:table-cell>
          <table:table-cell office:value-type="float" office:value="14138" calcext:value-type="float">
            <text:p>14138</text:p>
          </table:table-cell>
          <table:table-cell office:value-type="float" office:value="12309701" calcext:value-type="float">
            <text:p>12309701</text:p>
          </table:table-cell>
          <table:table-cell office:value-type="float" office:value="0.100868" calcext:value-type="float">
            <text:p>0.100868</text:p>
          </table:table-cell>
          <table:table-cell office:value-type="float" office:value="107.426" calcext:value-type="float">
            <text:p>107.4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167" calcext:value-type="float">
            <text:p>71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868.37" calcext:value-type="float">
            <text:p>4868.37</text:p>
          </table:table-cell>
          <table:table-cell office:value-type="float" office:value="32356" calcext:value-type="float">
            <text:p>32356</text:p>
          </table:table-cell>
          <table:table-cell office:value-type="float" office:value="17230" calcext:value-type="float">
            <text:p>17230</text:p>
          </table:table-cell>
          <table:table-cell office:value-type="float" office:value="7330894" calcext:value-type="float">
            <text:p>7330894</text:p>
          </table:table-cell>
          <table:table-cell office:value-type="float" office:value="0.101801" calcext:value-type="float">
            <text:p>0.101801</text:p>
          </table:table-cell>
          <table:table-cell office:value-type="float" office:value="44.4592" calcext:value-type="float">
            <text:p>44.45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56" calcext:value-type="float">
            <text:p>955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787.4" calcext:value-type="float">
            <text:p>5787.4</text:p>
          </table:table-cell>
          <table:table-cell office:value-type="float" office:value="14959" calcext:value-type="float">
            <text:p>14959</text:p>
          </table:table-cell>
          <table:table-cell office:value-type="float" office:value="22381" calcext:value-type="float">
            <text:p>22381</text:p>
          </table:table-cell>
          <table:table-cell office:value-type="float" office:value="6380424" calcext:value-type="float">
            <text:p>6380424</text:p>
          </table:table-cell>
          <table:table-cell office:value-type="float" office:value="0.117232" calcext:value-type="float">
            <text:p>0.117232</text:p>
          </table:table-cell>
          <table:table-cell office:value-type="float" office:value="36.4907" calcext:value-type="float">
            <text:p>36.49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946" calcext:value-type="float">
            <text:p>1194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701.87" calcext:value-type="float">
            <text:p>5701.87</text:p>
          </table:table-cell>
          <table:table-cell office:value-type="float" office:value="11965" calcext:value-type="float">
            <text:p>11965</text:p>
          </table:table-cell>
          <table:table-cell office:value-type="float" office:value="32058" calcext:value-type="float">
            <text:p>32058</text:p>
          </table:table-cell>
          <table:table-cell office:value-type="float" office:value="10351239" calcext:value-type="float">
            <text:p>10351239</text:p>
          </table:table-cell>
          <table:table-cell office:value-type="float" office:value="0.163005" calcext:value-type="float">
            <text:p>0.163005</text:p>
          </table:table-cell>
          <table:table-cell office:value-type="float" office:value="51.6512" calcext:value-type="float">
            <text:p>51.65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4335" calcext:value-type="float">
            <text:p>1433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81.668" calcext:value-type="float">
            <text:p>881.668</text:p>
          </table:table-cell>
          <table:table-cell office:value-type="float" office:value="378" calcext:value-type="float">
            <text:p>378</text:p>
          </table:table-cell>
          <table:table-cell office:value-type="float" office:value="23211" calcext:value-type="float">
            <text:p>23211</text:p>
          </table:table-cell>
          <table:table-cell office:value-type="float" office:value="459559" calcext:value-type="float">
            <text:p>459559</text:p>
          </table:table-cell>
          <table:table-cell office:value-type="float" office:value="0.151882" calcext:value-type="float">
            <text:p>0.151882</text:p>
          </table:table-cell>
          <table:table-cell office:value-type="float" office:value="2.64503" calcext:value-type="float">
            <text:p>2.645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24" calcext:value-type="float">
            <text:p>167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49.884" calcext:value-type="float">
            <text:p>849.884</text:p>
          </table:table-cell>
          <table:table-cell office:value-type="float" office:value="1853" calcext:value-type="float">
            <text:p>1853</text:p>
          </table:table-cell>
          <table:table-cell office:value-type="float" office:value="26319" calcext:value-type="float">
            <text:p>26319</text:p>
          </table:table-cell>
          <table:table-cell office:value-type="float" office:value="2607987" calcext:value-type="float">
            <text:p>2607987</text:p>
          </table:table-cell>
          <table:table-cell office:value-type="float" office:value="0.116939" calcext:value-type="float">
            <text:p>0.116939</text:p>
          </table:table-cell>
          <table:table-cell office:value-type="float" office:value="15.4249" calcext:value-type="float">
            <text:p>15.42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9113" calcext:value-type="float">
            <text:p>191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37.94" calcext:value-type="float">
            <text:p>3837.94</text:p>
          </table:table-cell>
          <table:table-cell office:value-type="float" office:value="975" calcext:value-type="float">
            <text:p>975</text:p>
          </table:table-cell>
          <table:table-cell office:value-type="float" office:value="36697" calcext:value-type="float">
            <text:p>36697</text:p>
          </table:table-cell>
          <table:table-cell office:value-type="float" office:value="1430870" calcext:value-type="float">
            <text:p>1430870</text:p>
          </table:table-cell>
          <table:table-cell office:value-type="float" office:value="0.168399" calcext:value-type="float">
            <text:p>0.168399</text:p>
          </table:table-cell>
          <table:table-cell office:value-type="float" office:value="8.50666" calcext:value-type="float">
            <text:p>8.506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1502" calcext:value-type="float">
            <text:p>21502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1350" calcext:value-type="float">
            <text:p>1350</text:p>
          </table:table-cell>
          <table:table-cell office:value-type="float" office:value="32072" calcext:value-type="float">
            <text:p>32072</text:p>
          </table:table-cell>
          <table:table-cell office:value-type="float" office:value="2147779" calcext:value-type="float">
            <text:p>2147779</text:p>
          </table:table-cell>
          <table:table-cell office:value-type="float" office:value="0.1661" calcext:value-type="float">
            <text:p>0.1661</text:p>
          </table:table-cell>
          <table:table-cell office:value-type="float" office:value="12.6653" calcext:value-type="float">
            <text:p>12.665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892" calcext:value-type="float">
            <text:p>23892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267" calcext:value-type="float">
            <text:p>1267</text:p>
          </table:table-cell>
          <table:table-cell office:value-type="float" office:value="49637" calcext:value-type="float">
            <text:p>49637</text:p>
          </table:table-cell>
          <table:table-cell office:value-type="float" office:value="2066326" calcext:value-type="float">
            <text:p>2066326</text:p>
          </table:table-cell>
          <table:table-cell office:value-type="float" office:value="0.209833" calcext:value-type="float">
            <text:p>0.209833</text:p>
          </table:table-cell>
          <table:table-cell office:value-type="float" office:value="13.4336" calcext:value-type="float">
            <text:p>13.43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2" calcext:value-type="float">
            <text:p>2402</text:p>
          </table:table-cell>
          <table:table-cell office:value-type="float" office:value="91" calcext:value-type="float">
            <text:p>91</text:p>
          </table:table-cell>
          <table:table-cell office:value-type="float" office:value="0.120879" calcext:value-type="float">
            <text:p>0.120879</text:p>
          </table:table-cell>
          <table:table-cell office:value-type="float" office:value="7201.23" calcext:value-type="float">
            <text:p>7201.23</text:p>
          </table:table-cell>
          <table:table-cell office:value-type="float" office:value="339723" calcext:value-type="float">
            <text:p>339723</text:p>
          </table:table-cell>
          <table:table-cell office:value-type="float" office:value="12218" calcext:value-type="float">
            <text:p>12218</text:p>
          </table:table-cell>
          <table:table-cell office:value-type="float" office:value="18276360" calcext:value-type="float">
            <text:p>18276360</text:p>
          </table:table-cell>
          <table:table-cell office:value-type="float" office:value="0.17112" calcext:value-type="float">
            <text:p>0.17112</text:p>
          </table:table-cell>
          <table:table-cell office:value-type="float" office:value="432.269" calcext:value-type="float">
            <text:p>432.2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04" calcext:value-type="float">
            <text:p>4804</text:p>
          </table:table-cell>
          <table:table-cell office:value-type="float" office:value="54" calcext:value-type="float">
            <text:p>54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7211.28" calcext:value-type="float">
            <text:p>7211.28</text:p>
          </table:table-cell>
          <table:table-cell office:value-type="float" office:value="34562" calcext:value-type="float">
            <text:p>34562</text:p>
          </table:table-cell>
          <table:table-cell office:value-type="float" office:value="20102" calcext:value-type="float">
            <text:p>20102</text:p>
          </table:table-cell>
          <table:table-cell office:value-type="float" office:value="6751628" calcext:value-type="float">
            <text:p>6751628</text:p>
          </table:table-cell>
          <table:table-cell office:value-type="float" office:value="0.146438" calcext:value-type="float">
            <text:p>0.146438</text:p>
          </table:table-cell>
          <table:table-cell office:value-type="float" office:value="66.0442" calcext:value-type="float">
            <text:p>66.04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206" calcext:value-type="float">
            <text:p>7206</text:p>
          </table:table-cell>
          <table:table-cell office:value-type="float" office:value="41" calcext:value-type="float">
            <text:p>41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16214" calcext:value-type="float">
            <text:p>16214</text:p>
          </table:table-cell>
          <table:table-cell office:value-type="float" office:value="24197" calcext:value-type="float">
            <text:p>24197</text:p>
          </table:table-cell>
          <table:table-cell office:value-type="float" office:value="8446400" calcext:value-type="float">
            <text:p>8446400</text:p>
          </table:table-cell>
          <table:table-cell office:value-type="float" office:value="0.133119" calcext:value-type="float">
            <text:p>0.133119</text:p>
          </table:table-cell>
          <table:table-cell office:value-type="float" office:value="53.5177" calcext:value-type="float">
            <text:p>53.517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608" calcext:value-type="float">
            <text:p>960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922.46" calcext:value-type="float">
            <text:p>2922.46</text:p>
          </table:table-cell>
          <table:table-cell office:value-type="float" office:value="5531" calcext:value-type="float">
            <text:p>5531</text:p>
          </table:table-cell>
          <table:table-cell office:value-type="float" office:value="23751" calcext:value-type="float">
            <text:p>23751</text:p>
          </table:table-cell>
          <table:table-cell office:value-type="float" office:value="4547422" calcext:value-type="float">
            <text:p>4547422</text:p>
          </table:table-cell>
          <table:table-cell office:value-type="float" office:value="0.130924" calcext:value-type="float">
            <text:p>0.130924</text:p>
          </table:table-cell>
          <table:table-cell office:value-type="float" office:value="24.6119" calcext:value-type="float">
            <text:p>24.611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2010" calcext:value-type="float">
            <text:p>12010</text:p>
          </table:table-cell>
          <table:table-cell office:value-type="float" office:value="27" calcext:value-type="float">
            <text:p>27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7200.41" calcext:value-type="float">
            <text:p>7200.41</text:p>
          </table:table-cell>
          <table:table-cell office:value-type="float" office:value="4821" calcext:value-type="float">
            <text:p>4821</text:p>
          </table:table-cell>
          <table:table-cell office:value-type="float" office:value="26549" calcext:value-type="float">
            <text:p>26549</text:p>
          </table:table-cell>
          <table:table-cell office:value-type="float" office:value="6320002" calcext:value-type="float">
            <text:p>632000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32.7427" calcext:value-type="float">
            <text:p>32.74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4412" calcext:value-type="float">
            <text:p>14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546.33" calcext:value-type="float">
            <text:p>6546.33</text:p>
          </table:table-cell>
          <table:table-cell office:value-type="float" office:value="1226" calcext:value-type="float">
            <text:p>1226</text:p>
          </table:table-cell>
          <table:table-cell office:value-type="float" office:value="61187" calcext:value-type="float">
            <text:p>61187</text:p>
          </table:table-cell>
          <table:table-cell office:value-type="float" office:value="2466133" calcext:value-type="float">
            <text:p>2466133</text:p>
          </table:table-cell>
          <table:table-cell office:value-type="float" office:value="0.291131" calcext:value-type="float">
            <text:p>0.291131</text:p>
          </table:table-cell>
          <table:table-cell office:value-type="float" office:value="14.5396" calcext:value-type="float">
            <text:p>14.53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6814" calcext:value-type="float">
            <text:p>16814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7202.29" calcext:value-type="float">
            <text:p>7202.29</text:p>
          </table:table-cell>
          <table:table-cell office:value-type="float" office:value="3577" calcext:value-type="float">
            <text:p>3577</text:p>
          </table:table-cell>
          <table:table-cell office:value-type="float" office:value="38115" calcext:value-type="float">
            <text:p>38115</text:p>
          </table:table-cell>
          <table:table-cell office:value-type="float" office:value="7626291" calcext:value-type="float">
            <text:p>7626291</text:p>
          </table:table-cell>
          <table:table-cell office:value-type="float" office:value="0.18354" calcext:value-type="float">
            <text:p>0.18354</text:p>
          </table:table-cell>
          <table:table-cell office:value-type="float" office:value="41.9854" calcext:value-type="float">
            <text:p>41.985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9217" calcext:value-type="float">
            <text:p>192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63.45" calcext:value-type="float">
            <text:p>2263.45</text:p>
          </table:table-cell>
          <table:table-cell office:value-type="float" office:value="767" calcext:value-type="float">
            <text:p>767</text:p>
          </table:table-cell>
          <table:table-cell office:value-type="float" office:value="32832" calcext:value-type="float">
            <text:p>32832</text:p>
          </table:table-cell>
          <table:table-cell office:value-type="float" office:value="1322332" calcext:value-type="float">
            <text:p>1322332</text:p>
          </table:table-cell>
          <table:table-cell office:value-type="float" office:value="0.195162" calcext:value-type="float">
            <text:p>0.195162</text:p>
          </table:table-cell>
          <table:table-cell office:value-type="float" office:value="7.61808" calcext:value-type="float">
            <text:p>7.618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1619" calcext:value-type="float">
            <text:p>21619</text:p>
          </table:table-cell>
          <table:table-cell office:value-type="float" office:value="17" calcext:value-type="float">
            <text:p>17</text:p>
          </table:table-cell>
          <table:table-cell office:value-type="float" office:value="0.176471" calcext:value-type="float">
            <text:p>0.176471</text:p>
          </table:table-cell>
          <table:table-cell office:value-type="float" office:value="7201.54" calcext:value-type="float">
            <text:p>7201.54</text:p>
          </table:table-cell>
          <table:table-cell office:value-type="float" office:value="2285" calcext:value-type="float">
            <text:p>2285</text:p>
          </table:table-cell>
          <table:table-cell office:value-type="float" office:value="41371" calcext:value-type="float">
            <text:p>41371</text:p>
          </table:table-cell>
          <table:table-cell office:value-type="float" office:value="5516706" calcext:value-type="float">
            <text:p>5516706</text:p>
          </table:table-cell>
          <table:table-cell office:value-type="float" office:value="0.196455" calcext:value-type="float">
            <text:p>0.196455</text:p>
          </table:table-cell>
          <table:table-cell office:value-type="float" office:value="31.0849" calcext:value-type="float">
            <text:p>31.08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21" calcext:value-type="float">
            <text:p>24021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41" calcext:value-type="float">
            <text:p>7200.41</text:p>
          </table:table-cell>
          <table:table-cell office:value-type="float" office:value="1371" calcext:value-type="float">
            <text:p>1371</text:p>
          </table:table-cell>
          <table:table-cell office:value-type="float" office:value="26931" calcext:value-type="float">
            <text:p>26931</text:p>
          </table:table-cell>
          <table:table-cell office:value-type="float" office:value="2662117" calcext:value-type="float">
            <text:p>2662117</text:p>
          </table:table-cell>
          <table:table-cell office:value-type="float" office:value="0.13483" calcext:value-type="float">
            <text:p>0.13483</text:p>
          </table:table-cell>
          <table:table-cell office:value-type="float" office:value="15.5401" calcext:value-type="float">
            <text:p>15.54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6423" calcext:value-type="float">
            <text:p>2642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183.4" calcext:value-type="float">
            <text:p>4183.4</text:p>
          </table:table-cell>
          <table:table-cell office:value-type="float" office:value="854" calcext:value-type="float">
            <text:p>854</text:p>
          </table:table-cell>
          <table:table-cell office:value-type="float" office:value="73727" calcext:value-type="float">
            <text:p>73727</text:p>
          </table:table-cell>
          <table:table-cell office:value-type="float" office:value="1457652" calcext:value-type="float">
            <text:p>1457652</text:p>
          </table:table-cell>
          <table:table-cell office:value-type="float" office:value="0.348226" calcext:value-type="float">
            <text:p>0.348226</text:p>
          </table:table-cell>
          <table:table-cell office:value-type="float" office:value="9.30123" calcext:value-type="float">
            <text:p>9.301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8825" calcext:value-type="float">
            <text:p>288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0.427" calcext:value-type="float">
            <text:p>360.427</text:p>
          </table:table-cell>
          <table:table-cell office:value-type="float" office:value="215" calcext:value-type="float">
            <text:p>215</text:p>
          </table:table-cell>
          <table:table-cell office:value-type="float" office:value="17233" calcext:value-type="float">
            <text:p>17233</text:p>
          </table:table-cell>
          <table:table-cell office:value-type="float" office:value="394363" calcext:value-type="float">
            <text:p>394363</text:p>
          </table:table-cell>
          <table:table-cell office:value-type="float" office:value="0.080978" calcext:value-type="float">
            <text:p>0.080978</text:p>
          </table:table-cell>
          <table:table-cell office:value-type="float" office:value="2.31329" calcext:value-type="float">
            <text:p>2.313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1227" calcext:value-type="float">
            <text:p>3122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02.11" calcext:value-type="float">
            <text:p>3402.11</text:p>
          </table:table-cell>
          <table:table-cell office:value-type="float" office:value="454" calcext:value-type="float">
            <text:p>454</text:p>
          </table:table-cell>
          <table:table-cell office:value-type="float" office:value="62970" calcext:value-type="float">
            <text:p>62970</text:p>
          </table:table-cell>
          <table:table-cell office:value-type="float" office:value="815908" calcext:value-type="float">
            <text:p>815908</text:p>
          </table:table-cell>
          <table:table-cell office:value-type="float" office:value="0.282852" calcext:value-type="float">
            <text:p>0.282852</text:p>
          </table:table-cell>
          <table:table-cell office:value-type="float" office:value="5.01824" calcext:value-type="float">
            <text:p>5.018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3629" calcext:value-type="float">
            <text:p>3362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456" calcext:value-type="float">
            <text:p>456</text:p>
          </table:table-cell>
          <table:table-cell office:value-type="float" office:value="68869" calcext:value-type="float">
            <text:p>68869</text:p>
          </table:table-cell>
          <table:table-cell office:value-type="float" office:value="835253" calcext:value-type="float">
            <text:p>835253</text:p>
          </table:table-cell>
          <table:table-cell office:value-type="float" office:value="0.317602" calcext:value-type="float">
            <text:p>0.317602</text:p>
          </table:table-cell>
          <table:table-cell office:value-type="float" office:value="5.01566" calcext:value-type="float">
            <text:p>5.015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6032" calcext:value-type="float">
            <text:p>3603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1.23" calcext:value-type="float">
            <text:p>7201.23</text:p>
          </table:table-cell>
          <table:table-cell office:value-type="float" office:value="3600" calcext:value-type="float">
            <text:p>3600</text:p>
          </table:table-cell>
          <table:table-cell office:value-type="float" office:value="23924" calcext:value-type="float">
            <text:p>23924</text:p>
          </table:table-cell>
          <table:table-cell office:value-type="float" office:value="5749390" calcext:value-type="float">
            <text:p>5749390</text:p>
          </table:table-cell>
          <table:table-cell office:value-type="float" office:value="0.116319" calcext:value-type="float">
            <text:p>0.116319</text:p>
          </table:table-cell>
          <table:table-cell office:value-type="float" office:value="32.355" calcext:value-type="float">
            <text:p>32.35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8434" calcext:value-type="float">
            <text:p>38434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1971" calcext:value-type="float">
            <text:p>1971</text:p>
          </table:table-cell>
          <table:table-cell office:value-type="float" office:value="25875" calcext:value-type="float">
            <text:p>25875</text:p>
          </table:table-cell>
          <table:table-cell office:value-type="float" office:value="3914794" calcext:value-type="float">
            <text:p>3914794</text:p>
          </table:table-cell>
          <table:table-cell office:value-type="float" office:value="0.129729" calcext:value-type="float">
            <text:p>0.129729</text:p>
          </table:table-cell>
          <table:table-cell office:value-type="float" office:value="22.8713" calcext:value-type="float">
            <text:p>22.87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836" calcext:value-type="float">
            <text:p>40836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43" calcext:value-type="float">
            <text:p>7200.43</text:p>
          </table:table-cell>
          <table:table-cell office:value-type="float" office:value="597" calcext:value-type="float">
            <text:p>597</text:p>
          </table:table-cell>
          <table:table-cell office:value-type="float" office:value="33362" calcext:value-type="float">
            <text:p>33362</text:p>
          </table:table-cell>
          <table:table-cell office:value-type="float" office:value="1271087" calcext:value-type="float">
            <text:p>1271087</text:p>
          </table:table-cell>
          <table:table-cell office:value-type="float" office:value="0.166286" calcext:value-type="float">
            <text:p>0.166286</text:p>
          </table:table-cell>
          <table:table-cell office:value-type="float" office:value="8.10737" calcext:value-type="float">
            <text:p>8.1073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3238" calcext:value-type="float">
            <text:p>43238</text:p>
          </table:table-cell>
          <table:table-cell office:value-type="float" office:value="9" calcext:value-type="float">
            <text:p>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25" calcext:value-type="float">
            <text:p>725</text:p>
          </table:table-cell>
          <table:table-cell office:value-type="float" office:value="38384" calcext:value-type="float">
            <text:p>38384</text:p>
          </table:table-cell>
          <table:table-cell office:value-type="float" office:value="1478253" calcext:value-type="float">
            <text:p>1478253</text:p>
          </table:table-cell>
          <table:table-cell office:value-type="float" office:value="0.17533" calcext:value-type="float">
            <text:p>0.17533</text:p>
          </table:table-cell>
          <table:table-cell office:value-type="float" office:value="9.15357" calcext:value-type="float">
            <text:p>9.153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640" calcext:value-type="float">
            <text:p>4564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445" calcext:value-type="float">
            <text:p>445</text:p>
          </table:table-cell>
          <table:table-cell office:value-type="float" office:value="44011" calcext:value-type="float">
            <text:p>44011</text:p>
          </table:table-cell>
          <table:table-cell office:value-type="float" office:value="944494" calcext:value-type="float">
            <text:p>944494</text:p>
          </table:table-cell>
          <table:table-cell office:value-type="float" office:value="0.20416" calcext:value-type="float">
            <text:p>0.20416</text:p>
          </table:table-cell>
          <table:table-cell office:value-type="float" office:value="5.97112" calcext:value-type="float">
            <text:p>5.971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042" calcext:value-type="float">
            <text:p>48042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37" calcext:value-type="float">
            <text:p>7200.37</text:p>
          </table:table-cell>
          <table:table-cell office:value-type="float" office:value="306" calcext:value-type="float">
            <text:p>306</text:p>
          </table:table-cell>
          <table:table-cell office:value-type="float" office:value="54125" calcext:value-type="float">
            <text:p>54125</text:p>
          </table:table-cell>
          <table:table-cell office:value-type="float" office:value="660094" calcext:value-type="float">
            <text:p>660094</text:p>
          </table:table-cell>
          <table:table-cell office:value-type="float" office:value="0.247684" calcext:value-type="float">
            <text:p>0.247684</text:p>
          </table:table-cell>
          <table:table-cell office:value-type="float" office:value="4.00603" calcext:value-type="float">
            <text:p>4.006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444" calcext:value-type="float">
            <text:p>50444</text:p>
          </table:table-cell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127" calcext:value-type="float">
            <text:p>127</text:p>
          </table:table-cell>
          <table:table-cell office:value-type="float" office:value="77694" calcext:value-type="float">
            <text:p>77694</text:p>
          </table:table-cell>
          <table:table-cell office:value-type="float" office:value="281841" calcext:value-type="float">
            <text:p>281841</text:p>
          </table:table-cell>
          <table:table-cell office:value-type="float" office:value="0.385494" calcext:value-type="float">
            <text:p>0.385494</text:p>
          </table:table-cell>
          <table:table-cell office:value-type="float" office:value="1.78742" calcext:value-type="float">
            <text:p>1.7874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613" calcext:value-type="float">
            <text:p>261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40105" calcext:value-type="float">
            <text:p>0.140105</text:p>
          </table:table-cell>
          <table:table-cell office:value-type="float" office:value="3" calcext:value-type="float">
            <text:p>3</text:p>
          </table:table-cell>
          <table:table-cell office:value-type="float" office:value="415" calcext:value-type="float">
            <text:p>415</text:p>
          </table:table-cell>
          <table:table-cell office:value-type="float" office:value="527" calcext:value-type="float">
            <text:p>527</text:p>
          </table:table-cell>
          <table:table-cell office:value-type="float" office:value="0.00327336" calcext:value-type="float">
            <text:p>0.00327336</text:p>
          </table:table-cell>
          <table:table-cell office:value-type="float" office:value="0.00372114" calcext:value-type="float">
            <text:p>0.0037211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227" calcext:value-type="float">
            <text:p>522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170963" calcext:value-type="float">
            <text:p>0.170963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801" calcext:value-type="float">
            <text:p>801</text:p>
          </table:table-cell>
          <table:table-cell office:value-type="float" office:value="0.00415842" calcext:value-type="float">
            <text:p>0.00415842</text:p>
          </table:table-cell>
          <table:table-cell office:value-type="float" office:value="0.00480367" calcext:value-type="float">
            <text:p>0.0048036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841" calcext:value-type="float">
            <text:p>78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20022" calcext:value-type="float">
            <text:p>0.0620022</text:p>
          </table:table-cell>
          <table:table-cell office:value-type="float" office:value="1" calcext:value-type="float">
            <text:p>1</text:p>
          </table:table-cell>
          <table:table-cell office:value-type="float" office:value="537" calcext:value-type="float">
            <text:p>537</text:p>
          </table:table-cell>
          <table:table-cell office:value-type="float" office:value="210" calcext:value-type="float">
            <text:p>210</text:p>
          </table:table-cell>
          <table:table-cell office:value-type="float" office:value="0.00332076" calcext:value-type="float">
            <text:p>0.00332076</text:p>
          </table:table-cell>
          <table:table-cell office:value-type="float" office:value="0.0011196" calcext:value-type="float">
            <text:p>0.001119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455" calcext:value-type="float">
            <text:p>104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1382" calcext:value-type="float">
            <text:p>0.181382</text:p>
          </table:table-cell>
          <table:table-cell office:value-type="float" office:value="24" calcext:value-type="float">
            <text:p>24</text:p>
          </table:table-cell>
          <table:table-cell office:value-type="float" office:value="777" calcext:value-type="float">
            <text:p>777</text:p>
          </table:table-cell>
          <table:table-cell office:value-type="float" office:value="954" calcext:value-type="float">
            <text:p>954</text:p>
          </table:table-cell>
          <table:table-cell office:value-type="float" office:value="0.00433959" calcext:value-type="float">
            <text:p>0.00433959</text:p>
          </table:table-cell>
          <table:table-cell office:value-type="float" office:value="0.00508443" calcext:value-type="float">
            <text:p>0.0050844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3069" calcext:value-type="float">
            <text:p>130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98681" calcext:value-type="float">
            <text:p>0.0898681</text:p>
          </table:table-cell>
          <table:table-cell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262" calcext:value-type="float">
            <text:p>262</text:p>
          </table:table-cell>
          <table:table-cell office:value-type="float" office:value="0.00488182" calcext:value-type="float">
            <text:p>0.00488182</text:p>
          </table:table-cell>
          <table:table-cell office:value-type="float" office:value="0.00163268" calcext:value-type="float">
            <text:p>0.0016326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473" calcext:value-type="float">
            <text:p>247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613401" calcext:value-type="float">
            <text:p>0.0613401</text:p>
          </table:table-cell>
          <table:table-cell office:value-type="float" office:value="1" calcext:value-type="float">
            <text:p>1</text:p>
          </table:table-cell>
          <table:table-cell office:value-type="float" office:value="392" calcext:value-type="float">
            <text:p>392</text:p>
          </table:table-cell>
          <table:table-cell office:value-type="float" office:value="607" calcext:value-type="float">
            <text:p>607</text:p>
          </table:table-cell>
          <table:table-cell office:value-type="float" office:value="0.00335317" calcext:value-type="float">
            <text:p>0.00335317</text:p>
          </table:table-cell>
          <table:table-cell office:value-type="float" office:value="0.00358663" calcext:value-type="float">
            <text:p>0.0035866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947" calcext:value-type="float">
            <text:p>494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04085" calcext:value-type="float">
            <text:p>0.204085</text:p>
          </table:table-cell>
          <table:table-cell office:value-type="float" office:value="32" calcext:value-type="float">
            <text:p>32</text:p>
          </table:table-cell>
          <table:table-cell office:value-type="float" office:value="932" calcext:value-type="float">
            <text:p>932</text:p>
          </table:table-cell>
          <table:table-cell office:value-type="float" office:value="1743" calcext:value-type="float">
            <text:p>1743</text:p>
          </table:table-cell>
          <table:table-cell office:value-type="float" office:value="0.00538786" calcext:value-type="float">
            <text:p>0.00538786</text:p>
          </table:table-cell>
          <table:table-cell office:value-type="float" office:value="0.00950153" calcext:value-type="float">
            <text:p>0.009501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421" calcext:value-type="float">
            <text:p>74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55018" calcext:value-type="float">
            <text:p>0.255018</text:p>
          </table:table-cell>
          <table:table-cell office:value-type="float" office:value="27" calcext:value-type="float">
            <text:p>27</text:p>
          </table:table-cell>
          <table:table-cell office:value-type="float" office:value="970" calcext:value-type="float">
            <text:p>970</text:p>
          </table:table-cell>
          <table:table-cell office:value-type="float" office:value="4445" calcext:value-type="float">
            <text:p>4445</text:p>
          </table:table-cell>
          <table:table-cell office:value-type="float" office:value="0.00448721" calcext:value-type="float">
            <text:p>0.00448721</text:p>
          </table:table-cell>
          <table:table-cell office:value-type="float" office:value="0.0164374" calcext:value-type="float">
            <text:p>0.016437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894" calcext:value-type="float">
            <text:p>98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42201" calcext:value-type="float">
            <text:p>0.42201</text:p>
          </table:table-cell>
          <table:table-cell office:value-type="float" office:value="27" calcext:value-type="float">
            <text:p>27</text:p>
          </table:table-cell>
          <table:table-cell office:value-type="float" office:value="1146" calcext:value-type="float">
            <text:p>1146</text:p>
          </table:table-cell>
          <table:table-cell office:value-type="float" office:value="2517" calcext:value-type="float">
            <text:p>2517</text:p>
          </table:table-cell>
          <table:table-cell office:value-type="float" office:value="0.00507561" calcext:value-type="float">
            <text:p>0.00507561</text:p>
          </table:table-cell>
          <table:table-cell office:value-type="float" office:value="0.0112814" calcext:value-type="float">
            <text:p>0.011281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2368" calcext:value-type="float">
            <text:p>123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78184" calcext:value-type="float">
            <text:p>0.178184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771" calcext:value-type="float">
            <text:p>771</text:p>
          </table:table-cell>
          <table:table-cell office:value-type="float" office:value="0.00451943" calcext:value-type="float">
            <text:p>0.00451943</text:p>
          </table:table-cell>
          <table:table-cell office:value-type="float" office:value="0.00305992" calcext:value-type="float">
            <text:p>0.0030599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389" calcext:value-type="float">
            <text:p>238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20327" calcext:value-type="float">
            <text:p>0.320327</text:p>
          </table:table-cell>
          <table:table-cell office:value-type="float" office:value="6" calcext:value-type="float">
            <text:p>6</text:p>
          </table:table-cell>
          <table:table-cell office:value-type="float" office:value="691" calcext:value-type="float">
            <text:p>691</text:p>
          </table:table-cell>
          <table:table-cell office:value-type="float" office:value="878" calcext:value-type="float">
            <text:p>878</text:p>
          </table:table-cell>
          <table:table-cell office:value-type="float" office:value="0.00633329" calcext:value-type="float">
            <text:p>0.00633329</text:p>
          </table:table-cell>
          <table:table-cell office:value-type="float" office:value="0.00575998" calcext:value-type="float">
            <text:p>0.0057599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779" calcext:value-type="float">
            <text:p>477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397198" calcext:value-type="float">
            <text:p>0.397198</text:p>
          </table:table-cell>
          <table:table-cell office:value-type="float" office:value="46" calcext:value-type="float">
            <text:p>46</text:p>
          </table:table-cell>
          <table:table-cell office:value-type="float" office:value="1057" calcext:value-type="float">
            <text:p>1057</text:p>
          </table:table-cell>
          <table:table-cell office:value-type="float" office:value="3757" calcext:value-type="float">
            <text:p>3757</text:p>
          </table:table-cell>
          <table:table-cell office:value-type="float" office:value="0.00475155" calcext:value-type="float">
            <text:p>0.00475155</text:p>
          </table:table-cell>
          <table:table-cell office:value-type="float" office:value="0.0170091" calcext:value-type="float">
            <text:p>0.01700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168" calcext:value-type="float">
            <text:p>71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82359" calcext:value-type="float">
            <text:p>0.0882359</text:p>
          </table:table-cell>
          <table:table-cell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286" calcext:value-type="float">
            <text:p>286</text:p>
          </table:table-cell>
          <table:table-cell office:value-type="float" office:value="0.0051912" calcext:value-type="float">
            <text:p>0.0051912</text:p>
          </table:table-cell>
          <table:table-cell office:value-type="float" office:value="0.00159283" calcext:value-type="float">
            <text:p>0.0015928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58" calcext:value-type="float">
            <text:p>95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35745" calcext:value-type="float">
            <text:p>0.335745</text:p>
          </table:table-cell>
          <table:table-cell office:value-type="float" office:value="37" calcext:value-type="float">
            <text:p>37</text:p>
          </table:table-cell>
          <table:table-cell office:value-type="float" office:value="1650" calcext:value-type="float">
            <text:p>1650</text:p>
          </table:table-cell>
          <table:table-cell office:value-type="float" office:value="4207" calcext:value-type="float">
            <text:p>4207</text:p>
          </table:table-cell>
          <table:table-cell office:value-type="float" office:value="0.00845812" calcext:value-type="float">
            <text:p>0.00845812</text:p>
          </table:table-cell>
          <table:table-cell office:value-type="float" office:value="0.0199628" calcext:value-type="float">
            <text:p>0.019962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1947" calcext:value-type="float">
            <text:p>11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41217" calcext:value-type="float">
            <text:p>0.241217</text:p>
          </table:table-cell>
          <table:table-cell office:value-type="float" office:value="7" calcext:value-type="float">
            <text:p>7</text:p>
          </table:table-cell>
          <table:table-cell office:value-type="float" office:value="1685" calcext:value-type="float">
            <text:p>1685</text:p>
          </table:table-cell>
          <table:table-cell office:value-type="float" office:value="1550" calcext:value-type="float">
            <text:p>1550</text:p>
          </table:table-cell>
          <table:table-cell office:value-type="float" office:value="0.0083569" calcext:value-type="float">
            <text:p>0.0083569</text:p>
          </table:table-cell>
          <table:table-cell office:value-type="float" office:value="0.00790435" calcext:value-type="float">
            <text:p>0.007904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4337" calcext:value-type="float">
            <text:p>143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33781" calcext:value-type="float">
            <text:p>0.0733781</text:p>
          </table:table-cell>
          <table:table-cell office:value-type="float" office:value="1" calcext:value-type="float">
            <text:p>1</text:p>
          </table:table-cell>
          <table:table-cell office:value-type="float" office:value="1381" calcext:value-type="float">
            <text:p>1381</text:p>
          </table:table-cell>
          <table:table-cell office:value-type="float" office:value="320" calcext:value-type="float">
            <text:p>320</text:p>
          </table:table-cell>
          <table:table-cell office:value-type="float" office:value="0.00810316" calcext:value-type="float">
            <text:p>0.00810316</text:p>
          </table:table-cell>
          <table:table-cell office:value-type="float" office:value="0.00166974" calcext:value-type="float">
            <text:p>0.0016697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243" calcext:value-type="float">
            <text:p>22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397089" calcext:value-type="float">
            <text:p>0.397089</text:p>
          </table:table-cell>
          <table:table-cell office:value-type="float" office:value="101" calcext:value-type="float">
            <text:p>101</text:p>
          </table:table-cell>
          <table:table-cell office:value-type="float" office:value="869" calcext:value-type="float">
            <text:p>869</text:p>
          </table:table-cell>
          <table:table-cell office:value-type="float" office:value="2775" calcext:value-type="float">
            <text:p>2775</text:p>
          </table:table-cell>
          <table:table-cell office:value-type="float" office:value="0.00706161" calcext:value-type="float">
            <text:p>0.00706161</text:p>
          </table:table-cell>
          <table:table-cell office:value-type="float" office:value="0.0233055" calcext:value-type="float">
            <text:p>0.023305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487" calcext:value-type="float">
            <text:p>448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.30434" calcext:value-type="float">
            <text:p>5.30434</text:p>
          </table:table-cell>
          <table:table-cell office:value-type="float" office:value="4061" calcext:value-type="float">
            <text:p>4061</text:p>
          </table:table-cell>
          <table:table-cell office:value-type="float" office:value="1829" calcext:value-type="float">
            <text:p>1829</text:p>
          </table:table-cell>
          <table:table-cell office:value-type="float" office:value="417880" calcext:value-type="float">
            <text:p>417880</text:p>
          </table:table-cell>
          <table:table-cell office:value-type="float" office:value="0.0104608" calcext:value-type="float">
            <text:p>0.0104608</text:p>
          </table:table-cell>
          <table:table-cell office:value-type="float" office:value="1.92549" calcext:value-type="float">
            <text:p>1.9254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731" calcext:value-type="float">
            <text:p>673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37614" calcext:value-type="float">
            <text:p>0.637614</text:p>
          </table:table-cell>
          <table:table-cell office:value-type="float" office:value="98" calcext:value-type="float">
            <text:p>98</text:p>
          </table:table-cell>
          <table:table-cell office:value-type="float" office:value="2432" calcext:value-type="float">
            <text:p>2432</text:p>
          </table:table-cell>
          <table:table-cell office:value-type="float" office:value="17582" calcext:value-type="float">
            <text:p>17582</text:p>
          </table:table-cell>
          <table:table-cell office:value-type="float" office:value="0.0117715" calcext:value-type="float">
            <text:p>0.0117715</text:p>
          </table:table-cell>
          <table:table-cell office:value-type="float" office:value="0.078372" calcext:value-type="float">
            <text:p>0.07837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975" calcext:value-type="float">
            <text:p>89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12067" calcext:value-type="float">
            <text:p>0.312067</text:p>
          </table:table-cell>
          <table:table-cell office:value-type="float" office:value="7" calcext:value-type="float">
            <text:p>7</text:p>
          </table:table-cell>
          <table:table-cell office:value-type="float" office:value="2035" calcext:value-type="float">
            <text:p>2035</text:p>
          </table:table-cell>
          <table:table-cell office:value-type="float" office:value="3208" calcext:value-type="float">
            <text:p>3208</text:p>
          </table:table-cell>
          <table:table-cell office:value-type="float" office:value="0.00931484" calcext:value-type="float">
            <text:p>0.00931484</text:p>
          </table:table-cell>
          <table:table-cell office:value-type="float" office:value="0.013601" calcext:value-type="float">
            <text:p>0.01360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1219" calcext:value-type="float">
            <text:p>11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90183" calcext:value-type="float">
            <text:p>0.490183</text:p>
          </table:table-cell>
          <table:table-cell office:value-type="float" office:value="7" calcext:value-type="float">
            <text:p>7</text:p>
          </table:table-cell>
          <table:table-cell office:value-type="float" office:value="3350" calcext:value-type="float">
            <text:p>3350</text:p>
          </table:table-cell>
          <table:table-cell office:value-type="float" office:value="2739" calcext:value-type="float">
            <text:p>2739</text:p>
          </table:table-cell>
          <table:table-cell office:value-type="float" office:value="0.0147093" calcext:value-type="float">
            <text:p>0.0147093</text:p>
          </table:table-cell>
          <table:table-cell office:value-type="float" office:value="0.01211" calcext:value-type="float">
            <text:p>0.0121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463" calcext:value-type="float">
            <text:p>1346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83184" calcext:value-type="float">
            <text:p>0.583184</text:p>
          </table:table-cell>
          <table:table-cell office:value-type="float" office:value="26" calcext:value-type="float">
            <text:p>26</text:p>
          </table:table-cell>
          <table:table-cell office:value-type="float" office:value="2434" calcext:value-type="float">
            <text:p>2434</text:p>
          </table:table-cell>
          <table:table-cell office:value-type="float" office:value="3341" calcext:value-type="float">
            <text:p>3341</text:p>
          </table:table-cell>
          <table:table-cell office:value-type="float" office:value="0.0111359" calcext:value-type="float">
            <text:p>0.0111359</text:p>
          </table:table-cell>
          <table:table-cell office:value-type="float" office:value="0.015872" calcext:value-type="float">
            <text:p>0.01587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707" calcext:value-type="float">
            <text:p>157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95706" calcext:value-type="float">
            <text:p>0.895706</text:p>
          </table:table-cell>
          <table:table-cell office:value-type="float" office:value="63" calcext:value-type="float">
            <text:p>63</text:p>
          </table:table-cell>
          <table:table-cell office:value-type="float" office:value="5615" calcext:value-type="float">
            <text:p>5615</text:p>
          </table:table-cell>
          <table:table-cell office:value-type="float" office:value="7739" calcext:value-type="float">
            <text:p>7739</text:p>
          </table:table-cell>
          <table:table-cell office:value-type="float" office:value="0.0238582" calcext:value-type="float">
            <text:p>0.0238582</text:p>
          </table:table-cell>
          <table:table-cell office:value-type="float" office:value="0.0392459" calcext:value-type="float">
            <text:p>0.039245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7951" calcext:value-type="float">
            <text:p>179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12358" calcext:value-type="float">
            <text:p>1.12358</text:p>
          </table:table-cell>
          <table:table-cell office:value-type="float" office:value="79" calcext:value-type="float">
            <text:p>79</text:p>
          </table:table-cell>
          <table:table-cell office:value-type="float" office:value="6148" calcext:value-type="float">
            <text:p>6148</text:p>
          </table:table-cell>
          <table:table-cell office:value-type="float" office:value="9959" calcext:value-type="float">
            <text:p>9959</text:p>
          </table:table-cell>
          <table:table-cell office:value-type="float" office:value="0.032623" calcext:value-type="float">
            <text:p>0.032623</text:p>
          </table:table-cell>
          <table:table-cell office:value-type="float" office:value="0.0486407" calcext:value-type="float">
            <text:p>0.048640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290" calcext:value-type="float">
            <text:p>22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2304" calcext:value-type="float">
            <text:p>2.2304</text:p>
          </table:table-cell>
          <table:table-cell office:value-type="float" office:value="3646" calcext:value-type="float">
            <text:p>3646</text:p>
          </table:table-cell>
          <table:table-cell office:value-type="float" office:value="1736" calcext:value-type="float">
            <text:p>1736</text:p>
          </table:table-cell>
          <table:table-cell office:value-type="float" office:value="105667" calcext:value-type="float">
            <text:p>105667</text:p>
          </table:table-cell>
          <table:table-cell office:value-type="float" office:value="0.015013" calcext:value-type="float">
            <text:p>0.015013</text:p>
          </table:table-cell>
          <table:table-cell office:value-type="float" office:value="0.753174" calcext:value-type="float">
            <text:p>0.75317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80" calcext:value-type="float">
            <text:p>458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52116" calcext:value-type="float">
            <text:p>1.52116</text:p>
          </table:table-cell>
          <table:table-cell office:value-type="float" office:value="690" calcext:value-type="float">
            <text:p>690</text:p>
          </table:table-cell>
          <table:table-cell office:value-type="float" office:value="2135" calcext:value-type="float">
            <text:p>2135</text:p>
          </table:table-cell>
          <table:table-cell office:value-type="float" office:value="69672" calcext:value-type="float">
            <text:p>69672</text:p>
          </table:table-cell>
          <table:table-cell office:value-type="float" office:value="0.0144335" calcext:value-type="float">
            <text:p>0.0144335</text:p>
          </table:table-cell>
          <table:table-cell office:value-type="float" office:value="0.32134" calcext:value-type="float">
            <text:p>0.3213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870" calcext:value-type="float">
            <text:p>68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743998" calcext:value-type="float">
            <text:p>0.743998</text:p>
          </table:table-cell>
          <table:table-cell office:value-type="float" office:value="39" calcext:value-type="float">
            <text:p>39</text:p>
          </table:table-cell>
          <table:table-cell office:value-type="float" office:value="2937" calcext:value-type="float">
            <text:p>2937</text:p>
          </table:table-cell>
          <table:table-cell office:value-type="float" office:value="8975" calcext:value-type="float">
            <text:p>8975</text:p>
          </table:table-cell>
          <table:table-cell office:value-type="float" office:value="0.0144448" calcext:value-type="float">
            <text:p>0.0144448</text:p>
          </table:table-cell>
          <table:table-cell office:value-type="float" office:value="0.0428619" calcext:value-type="float">
            <text:p>0.042861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9160" calcext:value-type="float">
            <text:p>9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90528" calcext:value-type="float">
            <text:p>0.290528</text:p>
          </table:table-cell>
          <table:table-cell office:value-type="float" office:value="12" calcext:value-type="float">
            <text:p>12</text:p>
          </table:table-cell>
          <table:table-cell office:value-type="float" office:value="2608" calcext:value-type="float">
            <text:p>2608</text:p>
          </table:table-cell>
          <table:table-cell office:value-type="float" office:value="3333" calcext:value-type="float">
            <text:p>3333</text:p>
          </table:table-cell>
          <table:table-cell office:value-type="float" office:value="0.01266" calcext:value-type="float">
            <text:p>0.01266</text:p>
          </table:table-cell>
          <table:table-cell office:value-type="float" office:value="0.0159257" calcext:value-type="float">
            <text:p>0.015925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1451" calcext:value-type="float">
            <text:p>114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58021" calcext:value-type="float">
            <text:p>0.658021</text:p>
          </table:table-cell>
          <table:table-cell office:value-type="float" office:value="81" calcext:value-type="float">
            <text:p>81</text:p>
          </table:table-cell>
          <table:table-cell office:value-type="float" office:value="4954" calcext:value-type="float">
            <text:p>4954</text:p>
          </table:table-cell>
          <table:table-cell office:value-type="float" office:value="17796" calcext:value-type="float">
            <text:p>17796</text:p>
          </table:table-cell>
          <table:table-cell office:value-type="float" office:value="0.0216132" calcext:value-type="float">
            <text:p>0.0216132</text:p>
          </table:table-cell>
          <table:table-cell office:value-type="float" office:value="0.0903317" calcext:value-type="float">
            <text:p>0.090331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3741" calcext:value-type="float">
            <text:p>137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3276" calcext:value-type="float">
            <text:p>0.103276</text:p>
          </table:table-cell>
          <table:table-cell office:value-type="float" office:value="1" calcext:value-type="float">
            <text:p>1</text:p>
          </table:table-cell>
          <table:table-cell office:value-type="float" office:value="1774" calcext:value-type="float">
            <text:p>1774</text:p>
          </table:table-cell>
          <table:table-cell office:value-type="float" office:value="678" calcext:value-type="float">
            <text:p>678</text:p>
          </table:table-cell>
          <table:table-cell office:value-type="float" office:value="0.0111691" calcext:value-type="float">
            <text:p>0.0111691</text:p>
          </table:table-cell>
          <table:table-cell office:value-type="float" office:value="0.00433112" calcext:value-type="float">
            <text:p>0.0043311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6031" calcext:value-type="float">
            <text:p>16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18694" calcext:value-type="float">
            <text:p>0.118694</text:p>
          </table:table-cell>
          <table:table-cell office:value-type="float" office:value="3" calcext:value-type="float">
            <text:p>3</text:p>
          </table:table-cell>
          <table:table-cell office:value-type="float" office:value="1792" calcext:value-type="float">
            <text:p>1792</text:p>
          </table:table-cell>
          <table:table-cell office:value-type="float" office:value="2049" calcext:value-type="float">
            <text:p>2049</text:p>
          </table:table-cell>
          <table:table-cell office:value-type="float" office:value="0.0105669" calcext:value-type="float">
            <text:p>0.0105669</text:p>
          </table:table-cell>
          <table:table-cell office:value-type="float" office:value="0.0115381" calcext:value-type="float">
            <text:p>0.01153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8321" calcext:value-type="float">
            <text:p>183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52878" calcext:value-type="float">
            <text:p>0.152878</text:p>
          </table:table-cell>
          <table:table-cell office:value-type="float" office:value="8" calcext:value-type="float">
            <text:p>8</text:p>
          </table:table-cell>
          <table:table-cell office:value-type="float" office:value="1794" calcext:value-type="float">
            <text:p>1794</text:p>
          </table:table-cell>
          <table:table-cell office:value-type="float" office:value="1927" calcext:value-type="float">
            <text:p>1927</text:p>
          </table:table-cell>
          <table:table-cell office:value-type="float" office:value="0.0101344" calcext:value-type="float">
            <text:p>0.0101344</text:p>
          </table:table-cell>
          <table:table-cell office:value-type="float" office:value="0.0113021" calcext:value-type="float">
            <text:p>0.01130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611" calcext:value-type="float">
            <text:p>206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55166" calcext:value-type="float">
            <text:p>0.755166</text:p>
          </table:table-cell>
          <table:table-cell office:value-type="float" office:value="47" calcext:value-type="float">
            <text:p>47</text:p>
          </table:table-cell>
          <table:table-cell office:value-type="float" office:value="2753" calcext:value-type="float">
            <text:p>2753</text:p>
          </table:table-cell>
          <table:table-cell office:value-type="float" office:value="7144" calcext:value-type="float">
            <text:p>7144</text:p>
          </table:table-cell>
          <table:table-cell office:value-type="float" office:value="0.0142456" calcext:value-type="float">
            <text:p>0.0142456</text:p>
          </table:table-cell>
          <table:table-cell office:value-type="float" office:value="0.0370458" calcext:value-type="float">
            <text:p>0.037045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25" calcext:value-type="float">
            <text:p>22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.17656" calcext:value-type="float">
            <text:p>5.17656</text:p>
          </table:table-cell>
          <table:table-cell office:value-type="float" office:value="3516" calcext:value-type="float">
            <text:p>3516</text:p>
          </table:table-cell>
          <table:table-cell office:value-type="float" office:value="1657" calcext:value-type="float">
            <text:p>1657</text:p>
          </table:table-cell>
          <table:table-cell office:value-type="float" office:value="191474" calcext:value-type="float">
            <text:p>191474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1.27194" calcext:value-type="float">
            <text:p>1.2719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450" calcext:value-type="float">
            <text:p>445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14311" calcext:value-type="float">
            <text:p>0.914311</text:p>
          </table:table-cell>
          <table:table-cell office:value-type="float" office:value="204" calcext:value-type="float">
            <text:p>204</text:p>
          </table:table-cell>
          <table:table-cell office:value-type="float" office:value="1905" calcext:value-type="float">
            <text:p>1905</text:p>
          </table:table-cell>
          <table:table-cell office:value-type="float" office:value="25187" calcext:value-type="float">
            <text:p>25187</text:p>
          </table:table-cell>
          <table:table-cell office:value-type="float" office:value="0.0100299" calcext:value-type="float">
            <text:p>0.0100299</text:p>
          </table:table-cell>
          <table:table-cell office:value-type="float" office:value="0.117432" calcext:value-type="float">
            <text:p>0.11743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6675" calcext:value-type="float">
            <text:p>66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979645" calcext:value-type="float">
            <text:p>0.979645</text:p>
          </table:table-cell>
          <table:table-cell office:value-type="float" office:value="121" calcext:value-type="float">
            <text:p>121</text:p>
          </table:table-cell>
          <table:table-cell office:value-type="float" office:value="3343" calcext:value-type="float">
            <text:p>3343</text:p>
          </table:table-cell>
          <table:table-cell office:value-type="float" office:value="27519" calcext:value-type="float">
            <text:p>27519</text:p>
          </table:table-cell>
          <table:table-cell office:value-type="float" office:value="0.01528" calcext:value-type="float">
            <text:p>0.01528</text:p>
          </table:table-cell>
          <table:table-cell office:value-type="float" office:value="0.119971" calcext:value-type="float">
            <text:p>0.11997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900" calcext:value-type="float">
            <text:p>89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4293" calcext:value-type="float">
            <text:p>1.44293</text:p>
          </table:table-cell>
          <table:table-cell office:value-type="float" office:value="162" calcext:value-type="float">
            <text:p>162</text:p>
          </table:table-cell>
          <table:table-cell office:value-type="float" office:value="3565" calcext:value-type="float">
            <text:p>3565</text:p>
          </table:table-cell>
          <table:table-cell office:value-type="float" office:value="27164" calcext:value-type="float">
            <text:p>27164</text:p>
          </table:table-cell>
          <table:table-cell office:value-type="float" office:value="0.0179763" calcext:value-type="float">
            <text:p>0.0179763</text:p>
          </table:table-cell>
          <table:table-cell office:value-type="float" office:value="0.127133" calcext:value-type="float">
            <text:p>0.12713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1125" calcext:value-type="float">
            <text:p>11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83969" calcext:value-type="float">
            <text:p>0.483969</text:p>
          </table:table-cell>
          <table:table-cell office:value-type="float" office:value="12" calcext:value-type="float">
            <text:p>12</text:p>
          </table:table-cell>
          <table:table-cell office:value-type="float" office:value="3915" calcext:value-type="float">
            <text:p>3915</text:p>
          </table:table-cell>
          <table:table-cell office:value-type="float" office:value="4238" calcext:value-type="float">
            <text:p>4238</text:p>
          </table:table-cell>
          <table:table-cell office:value-type="float" office:value="0.0200912" calcext:value-type="float">
            <text:p>0.0200912</text:p>
          </table:table-cell>
          <table:table-cell office:value-type="float" office:value="0.0195752" calcext:value-type="float">
            <text:p>0.019575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3350" calcext:value-type="float">
            <text:p>133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90588" calcext:value-type="float">
            <text:p>0.190588</text:p>
          </table:table-cell>
          <table:table-cell office:value-type="float" office:value="3" calcext:value-type="float">
            <text:p>3</text:p>
          </table:table-cell>
          <table:table-cell office:value-type="float" office:value="2963" calcext:value-type="float">
            <text:p>2963</text:p>
          </table:table-cell>
          <table:table-cell office:value-type="float" office:value="1940" calcext:value-type="float">
            <text:p>1940</text:p>
          </table:table-cell>
          <table:table-cell office:value-type="float" office:value="0.0171905" calcext:value-type="float">
            <text:p>0.0171905</text:p>
          </table:table-cell>
          <table:table-cell office:value-type="float" office:value="0.013147" calcext:value-type="float">
            <text:p>0.01314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575" calcext:value-type="float">
            <text:p>155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1369" calcext:value-type="float">
            <text:p>0.221369</text:p>
          </table:table-cell>
          <table:table-cell office:value-type="float" office:value="3" calcext:value-type="float">
            <text:p>3</text:p>
          </table:table-cell>
          <table:table-cell office:value-type="float" office:value="2959" calcext:value-type="float">
            <text:p>2959</text:p>
          </table:table-cell>
          <table:table-cell office:value-type="float" office:value="1791" calcext:value-type="float">
            <text:p>1791</text:p>
          </table:table-cell>
          <table:table-cell office:value-type="float" office:value="0.0248877" calcext:value-type="float">
            <text:p>0.0248877</text:p>
          </table:table-cell>
          <table:table-cell office:value-type="float" office:value="0.010532" calcext:value-type="float">
            <text:p>0.01053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7800" calcext:value-type="float">
            <text:p>178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0779" calcext:value-type="float">
            <text:p>0.250779</text:p>
          </table:table-cell>
          <table:table-cell office:value-type="float" office:value="11" calcext:value-type="float">
            <text:p>11</text:p>
          </table:table-cell>
          <table:table-cell office:value-type="float" office:value="3465" calcext:value-type="float">
            <text:p>3465</text:p>
          </table:table-cell>
          <table:table-cell office:value-type="float" office:value="4319" calcext:value-type="float">
            <text:p>4319</text:p>
          </table:table-cell>
          <table:table-cell office:value-type="float" office:value="0.0178627" calcext:value-type="float">
            <text:p>0.0178627</text:p>
          </table:table-cell>
          <table:table-cell office:value-type="float" office:value="0.0189795" calcext:value-type="float">
            <text:p>0.018979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025" calcext:value-type="float">
            <text:p>200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05458" calcext:value-type="float">
            <text:p>0.505458</text:p>
          </table:table-cell>
          <table:table-cell office:value-type="float" office:value="28" calcext:value-type="float">
            <text:p>28</text:p>
          </table:table-cell>
          <table:table-cell office:value-type="float" office:value="3465" calcext:value-type="float">
            <text:p>3465</text:p>
          </table:table-cell>
          <table:table-cell office:value-type="float" office:value="7332" calcext:value-type="float">
            <text:p>7332</text:p>
          </table:table-cell>
          <table:table-cell office:value-type="float" office:value="0.0176509" calcext:value-type="float">
            <text:p>0.0176509</text:p>
          </table:table-cell>
          <table:table-cell office:value-type="float" office:value="0.035653" calcext:value-type="float">
            <text:p>0.0356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250" calcext:value-type="float">
            <text:p>22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8847" calcext:value-type="float">
            <text:p>1.38847</text:p>
          </table:table-cell>
          <table:table-cell office:value-type="float" office:value="156" calcext:value-type="float">
            <text:p>156</text:p>
          </table:table-cell>
          <table:table-cell office:value-type="float" office:value="9115" calcext:value-type="float">
            <text:p>9115</text:p>
          </table:table-cell>
          <table:table-cell office:value-type="float" office:value="25388" calcext:value-type="float">
            <text:p>25388</text:p>
          </table:table-cell>
          <table:table-cell office:value-type="float" office:value="0.0325206" calcext:value-type="float">
            <text:p>0.0325206</text:p>
          </table:table-cell>
          <table:table-cell office:value-type="float" office:value="0.114241" calcext:value-type="float">
            <text:p>0.11424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25" calcext:value-type="float">
            <text:p>2225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6.3196" calcext:value-type="float">
            <text:p>26.3196</text:p>
          </table:table-cell>
          <table:table-cell office:value-type="float" office:value="12962" calcext:value-type="float">
            <text:p>12962</text:p>
          </table:table-cell>
          <table:table-cell office:value-type="float" office:value="1243" calcext:value-type="float">
            <text:p>1243</text:p>
          </table:table-cell>
          <table:table-cell office:value-type="float" office:value="236103" calcext:value-type="float">
            <text:p>236103</text:p>
          </table:table-cell>
          <table:table-cell office:value-type="float" office:value="0.00967685" calcext:value-type="float">
            <text:p>0.00967685</text:p>
          </table:table-cell>
          <table:table-cell office:value-type="float" office:value="1.94643" calcext:value-type="float">
            <text:p>1.9464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50" calcext:value-type="float">
            <text:p>44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25969" calcext:value-type="float">
            <text:p>4.25969</text:p>
          </table:table-cell>
          <table:table-cell office:value-type="float" office:value="1014" calcext:value-type="float">
            <text:p>1014</text:p>
          </table:table-cell>
          <table:table-cell office:value-type="float" office:value="1709" calcext:value-type="float">
            <text:p>1709</text:p>
          </table:table-cell>
          <table:table-cell office:value-type="float" office:value="131193" calcext:value-type="float">
            <text:p>131193</text:p>
          </table:table-cell>
          <table:table-cell office:value-type="float" office:value="0.00817215" calcext:value-type="float">
            <text:p>0.00817215</text:p>
          </table:table-cell>
          <table:table-cell office:value-type="float" office:value="0.492577" calcext:value-type="float">
            <text:p>0.49257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75" calcext:value-type="float">
            <text:p>667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506536" calcext:value-type="float">
            <text:p>0.506536</text:p>
          </table:table-cell>
          <table:table-cell office:value-type="float" office:value="15" calcext:value-type="float">
            <text:p>15</text:p>
          </table:table-cell>
          <table:table-cell office:value-type="float" office:value="2014" calcext:value-type="float">
            <text:p>2014</text:p>
          </table:table-cell>
          <table:table-cell office:value-type="float" office:value="5485" calcext:value-type="float">
            <text:p>5485</text:p>
          </table:table-cell>
          <table:table-cell office:value-type="float" office:value="0.00962065" calcext:value-type="float">
            <text:p>0.00962065</text:p>
          </table:table-cell>
          <table:table-cell office:value-type="float" office:value="0.0194795" calcext:value-type="float">
            <text:p>0.019479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00" calcext:value-type="float">
            <text:p>89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.9192" calcext:value-type="float">
            <text:p>11.9192</text:p>
          </table:table-cell>
          <table:table-cell office:value-type="float" office:value="2037" calcext:value-type="float">
            <text:p>2037</text:p>
          </table:table-cell>
          <table:table-cell office:value-type="float" office:value="3491" calcext:value-type="float">
            <text:p>3491</text:p>
          </table:table-cell>
          <table:table-cell office:value-type="float" office:value="316457" calcext:value-type="float">
            <text:p>316457</text:p>
          </table:table-cell>
          <table:table-cell office:value-type="float" office:value="0.0150585" calcext:value-type="float">
            <text:p>0.0150585</text:p>
          </table:table-cell>
          <table:table-cell office:value-type="float" office:value="1.34608" calcext:value-type="float">
            <text:p>1.346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25" calcext:value-type="float">
            <text:p>111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64884" calcext:value-type="float">
            <text:p>1.64884</text:p>
          </table:table-cell>
          <table:table-cell office:value-type="float" office:value="83" calcext:value-type="float">
            <text:p>83</text:p>
          </table:table-cell>
          <table:table-cell office:value-type="float" office:value="3024" calcext:value-type="float">
            <text:p>3024</text:p>
          </table:table-cell>
          <table:table-cell office:value-type="float" office:value="16149" calcext:value-type="float">
            <text:p>16149</text:p>
          </table:table-cell>
          <table:table-cell office:value-type="float" office:value="0.0137272" calcext:value-type="float">
            <text:p>0.0137272</text:p>
          </table:table-cell>
          <table:table-cell office:value-type="float" office:value="0.0633309" calcext:value-type="float">
            <text:p>0.06333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50" calcext:value-type="float">
            <text:p>133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1397" calcext:value-type="float">
            <text:p>15.1397</text:p>
          </table:table-cell>
          <table:table-cell office:value-type="float" office:value="2475" calcext:value-type="float">
            <text:p>2475</text:p>
          </table:table-cell>
          <table:table-cell office:value-type="float" office:value="3501" calcext:value-type="float">
            <text:p>3501</text:p>
          </table:table-cell>
          <table:table-cell office:value-type="float" office:value="466245" calcext:value-type="float">
            <text:p>466245</text:p>
          </table:table-cell>
          <table:table-cell office:value-type="float" office:value="0.0145274" calcext:value-type="float">
            <text:p>0.0145274</text:p>
          </table:table-cell>
          <table:table-cell office:value-type="float" office:value="1.90208" calcext:value-type="float">
            <text:p>1.902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575" calcext:value-type="float">
            <text:p>155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4.351" calcext:value-type="float">
            <text:p>504.351</text:p>
          </table:table-cell>
          <table:table-cell office:value-type="float" office:value="59565" calcext:value-type="float">
            <text:p>59565</text:p>
          </table:table-cell>
          <table:table-cell office:value-type="float" office:value="5620" calcext:value-type="float">
            <text:p>5620</text:p>
          </table:table-cell>
          <table:table-cell office:value-type="float" office:value="7701850" calcext:value-type="float">
            <text:p>7701850</text:p>
          </table:table-cell>
          <table:table-cell office:value-type="float" office:value="0.0223213" calcext:value-type="float">
            <text:p>0.0223213</text:p>
          </table:table-cell>
          <table:table-cell office:value-type="float" office:value="33.2185" calcext:value-type="float">
            <text:p>33.218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12" calcext:value-type="float">
            <text:p>89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.32734" calcext:value-type="float">
            <text:p>6.32734</text:p>
          </table:table-cell>
          <table:table-cell office:value-type="float" office:value="129" calcext:value-type="float">
            <text:p>129</text:p>
          </table:table-cell>
          <table:table-cell office:value-type="float" office:value="4191" calcext:value-type="float">
            <text:p>4191</text:p>
          </table:table-cell>
          <table:table-cell office:value-type="float" office:value="50771" calcext:value-type="float">
            <text:p>50771</text:p>
          </table:table-cell>
          <table:table-cell office:value-type="float" office:value="0.0186985" calcext:value-type="float">
            <text:p>0.0186985</text:p>
          </table:table-cell>
          <table:table-cell office:value-type="float" office:value="0.193755" calcext:value-type="float">
            <text:p>0.1937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40" calcext:value-type="float">
            <text:p>1114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.4863" calcext:value-type="float">
            <text:p>37.4863</text:p>
          </table:table-cell>
          <table:table-cell office:value-type="float" office:value="2975" calcext:value-type="float">
            <text:p>2975</text:p>
          </table:table-cell>
          <table:table-cell office:value-type="float" office:value="6600" calcext:value-type="float">
            <text:p>6600</text:p>
          </table:table-cell>
          <table:table-cell office:value-type="float" office:value="820649" calcext:value-type="float">
            <text:p>820649</text:p>
          </table:table-cell>
          <table:table-cell office:value-type="float" office:value="0.0251135" calcext:value-type="float">
            <text:p>0.0251135</text:p>
          </table:table-cell>
          <table:table-cell office:value-type="float" office:value="3.61218" calcext:value-type="float">
            <text:p>3.612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68" calcext:value-type="float">
            <text:p>133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39198" calcext:value-type="float">
            <text:p>7.39198</text:p>
          </table:table-cell>
          <table:table-cell office:value-type="float" office:value="197" calcext:value-type="float">
            <text:p>197</text:p>
          </table:table-cell>
          <table:table-cell office:value-type="float" office:value="4529" calcext:value-type="float">
            <text:p>4529</text:p>
          </table:table-cell>
          <table:table-cell office:value-type="float" office:value="67135" calcext:value-type="float">
            <text:p>67135</text:p>
          </table:table-cell>
          <table:table-cell office:value-type="float" office:value="0.0206546" calcext:value-type="float">
            <text:p>0.0206546</text:p>
          </table:table-cell>
          <table:table-cell office:value-type="float" office:value="0.274223" calcext:value-type="float">
            <text:p>0.2742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596" calcext:value-type="float">
            <text:p>15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1.877" calcext:value-type="float">
            <text:p>121.877</text:p>
          </table:table-cell>
          <table:table-cell office:value-type="float" office:value="9884" calcext:value-type="float">
            <text:p>9884</text:p>
          </table:table-cell>
          <table:table-cell office:value-type="float" office:value="4190" calcext:value-type="float">
            <text:p>4190</text:p>
          </table:table-cell>
          <table:table-cell office:value-type="float" office:value="2979137" calcext:value-type="float">
            <text:p>2979137</text:p>
          </table:table-cell>
          <table:table-cell office:value-type="float" office:value="0.0188191" calcext:value-type="float">
            <text:p>0.0188191</text:p>
          </table:table-cell>
          <table:table-cell office:value-type="float" office:value="13.0312" calcext:value-type="float">
            <text:p>13.03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24" calcext:value-type="float">
            <text:p>1782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9" calcext:value-type="float">
            <text:p>7200.9</text:p>
          </table:table-cell>
          <table:table-cell office:value-type="float" office:value="32686" calcext:value-type="float">
            <text:p>32686</text:p>
          </table:table-cell>
          <table:table-cell office:value-type="float" office:value="8316" calcext:value-type="float">
            <text:p>8316</text:p>
          </table:table-cell>
          <table:table-cell office:value-type="float" office:value="7928437" calcext:value-type="float">
            <text:p>7928437</text:p>
          </table:table-cell>
          <table:table-cell office:value-type="float" office:value="0.0326455" calcext:value-type="float">
            <text:p>0.0326455</text:p>
          </table:table-cell>
          <table:table-cell office:value-type="float" office:value="35.4939" calcext:value-type="float">
            <text:p>35.493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52" calcext:value-type="float">
            <text:p>2005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200.39" calcext:value-type="float">
            <text:p>7200.39</text:p>
          </table:table-cell>
          <table:table-cell office:value-type="float" office:value="35434" calcext:value-type="float">
            <text:p>35434</text:p>
          </table:table-cell>
          <table:table-cell office:value-type="float" office:value="13923" calcext:value-type="float">
            <text:p>13923</text:p>
          </table:table-cell>
          <table:table-cell office:value-type="float" office:value="9428951" calcext:value-type="float">
            <text:p>9428951</text:p>
          </table:table-cell>
          <table:table-cell office:value-type="float" office:value="0.0547122" calcext:value-type="float">
            <text:p>0.0547122</text:p>
          </table:table-cell>
          <table:table-cell office:value-type="float" office:value="41.2607" calcext:value-type="float">
            <text:p>41.260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28" calcext:value-type="float">
            <text:p>2228</text:p>
          </table:table-cell>
          <table:table-cell office:value-type="float" office:value="49" calcext:value-type="float">
            <text:p>49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215020" calcext:value-type="float">
            <text:p>3215020</text:p>
          </table:table-cell>
          <table:table-cell office:value-type="float" office:value="3179" calcext:value-type="float">
            <text:p>3179</text:p>
          </table:table-cell>
          <table:table-cell office:value-type="float" office:value="87370206" calcext:value-type="float">
            <text:p>87370206</text:p>
          </table:table-cell>
          <table:table-cell office:value-type="float" office:value="0.0320487" calcext:value-type="float">
            <text:p>0.0320487</text:p>
          </table:table-cell>
          <table:table-cell office:value-type="float" office:value="752.137" calcext:value-type="float">
            <text:p>752.1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56" calcext:value-type="float">
            <text:p>44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25.184" calcext:value-type="float">
            <text:p>425.184</text:p>
          </table:table-cell>
          <table:table-cell office:value-type="float" office:value="46563" calcext:value-type="float">
            <text:p>46563</text:p>
          </table:table-cell>
          <table:table-cell office:value-type="float" office:value="6421" calcext:value-type="float">
            <text:p>6421</text:p>
          </table:table-cell>
          <table:table-cell office:value-type="float" office:value="2316298" calcext:value-type="float">
            <text:p>2316298</text:p>
          </table:table-cell>
          <table:table-cell office:value-type="float" office:value="0.0360185" calcext:value-type="float">
            <text:p>0.0360185</text:p>
          </table:table-cell>
          <table:table-cell office:value-type="float" office:value="13.5131" calcext:value-type="float">
            <text:p>13.513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84" calcext:value-type="float">
            <text:p>668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1.347" calcext:value-type="float">
            <text:p>31.347</text:p>
          </table:table-cell>
          <table:table-cell office:value-type="float" office:value="3539" calcext:value-type="float">
            <text:p>3539</text:p>
          </table:table-cell>
          <table:table-cell office:value-type="float" office:value="6053" calcext:value-type="float">
            <text:p>6053</text:p>
          </table:table-cell>
          <table:table-cell office:value-type="float" office:value="1101793" calcext:value-type="float">
            <text:p>1101793</text:p>
          </table:table-cell>
          <table:table-cell office:value-type="float" office:value="0.0261402" calcext:value-type="float">
            <text:p>0.0261402</text:p>
          </table:table-cell>
          <table:table-cell office:value-type="float" office:value="4.27926" calcext:value-type="float">
            <text:p>4.279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69" calcext:value-type="float">
            <text:p>2369</text:p>
          </table:table-cell>
          <table:table-cell office:value-type="float" office:value="59" calcext:value-type="float">
            <text:p>59</text:p>
          </table:table-cell>
          <table:table-cell office:value-type="float" office:value="0.0677966" calcext:value-type="float">
            <text:p>0.0677966</text:p>
          </table:table-cell>
          <table:table-cell office:value-type="float" office:value="7200.77" calcext:value-type="float">
            <text:p>7200.77</text:p>
          </table:table-cell>
          <table:table-cell office:value-type="float" office:value="1057840" calcext:value-type="float">
            <text:p>1057840</text:p>
          </table:table-cell>
          <table:table-cell office:value-type="float" office:value="6761" calcext:value-type="float">
            <text:p>6761</text:p>
          </table:table-cell>
          <table:table-cell office:value-type="float" office:value="33513824" calcext:value-type="float">
            <text:p>33513824</text:p>
          </table:table-cell>
          <table:table-cell office:value-type="float" office:value="0.0575154" calcext:value-type="float">
            <text:p>0.0575154</text:p>
          </table:table-cell>
          <table:table-cell office:value-type="float" office:value="378.155" calcext:value-type="float">
            <text:p>378.1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39" calcext:value-type="float">
            <text:p>47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81.76" calcext:value-type="float">
            <text:p>4981.76</text:p>
          </table:table-cell>
          <table:table-cell office:value-type="float" office:value="241786" calcext:value-type="float">
            <text:p>241786</text:p>
          </table:table-cell>
          <table:table-cell office:value-type="float" office:value="8011" calcext:value-type="float">
            <text:p>8011</text:p>
          </table:table-cell>
          <table:table-cell office:value-type="float" office:value="14409026" calcext:value-type="float">
            <text:p>14409026</text:p>
          </table:table-cell>
          <table:table-cell office:value-type="float" office:value="0.0438388" calcext:value-type="float">
            <text:p>0.0438388</text:p>
          </table:table-cell>
          <table:table-cell office:value-type="float" office:value="87.4602" calcext:value-type="float">
            <text:p>87.460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09" calcext:value-type="float">
            <text:p>710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3.016" calcext:value-type="float">
            <text:p>293.016</text:p>
          </table:table-cell>
          <table:table-cell office:value-type="float" office:value="10767" calcext:value-type="float">
            <text:p>10767</text:p>
          </table:table-cell>
          <table:table-cell office:value-type="float" office:value="9792" calcext:value-type="float">
            <text:p>9792</text:p>
          </table:table-cell>
          <table:table-cell office:value-type="float" office:value="3588853" calcext:value-type="float">
            <text:p>3588853</text:p>
          </table:table-cell>
          <table:table-cell office:value-type="float" office:value="0.0475594" calcext:value-type="float">
            <text:p>0.0475594</text:p>
          </table:table-cell>
          <table:table-cell office:value-type="float" office:value="13.7714" calcext:value-type="float">
            <text:p>13.771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79" calcext:value-type="float">
            <text:p>94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0.532" calcext:value-type="float">
            <text:p>300.532</text:p>
          </table:table-cell>
          <table:table-cell office:value-type="float" office:value="4003" calcext:value-type="float">
            <text:p>4003</text:p>
          </table:table-cell>
          <table:table-cell office:value-type="float" office:value="11452" calcext:value-type="float">
            <text:p>11452</text:p>
          </table:table-cell>
          <table:table-cell office:value-type="float" office:value="1535213" calcext:value-type="float">
            <text:p>1535213</text:p>
          </table:table-cell>
          <table:table-cell office:value-type="float" office:value="0.0499902" calcext:value-type="float">
            <text:p>0.0499902</text:p>
          </table:table-cell>
          <table:table-cell office:value-type="float" office:value="7.4381" calcext:value-type="float">
            <text:p>7.43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49" calcext:value-type="float">
            <text:p>118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65.026" calcext:value-type="float">
            <text:p>265.026</text:p>
          </table:table-cell>
          <table:table-cell office:value-type="float" office:value="7739" calcext:value-type="float">
            <text:p>7739</text:p>
          </table:table-cell>
          <table:table-cell office:value-type="float" office:value="5046" calcext:value-type="float">
            <text:p>5046</text:p>
          </table:table-cell>
          <table:table-cell office:value-type="float" office:value="4407293" calcext:value-type="float">
            <text:p>4407293</text:p>
          </table:table-cell>
          <table:table-cell office:value-type="float" office:value="0.0214693" calcext:value-type="float">
            <text:p>0.0214693</text:p>
          </table:table-cell>
          <table:table-cell office:value-type="float" office:value="18.2003" calcext:value-type="float">
            <text:p>18.20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19" calcext:value-type="float">
            <text:p>142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4.351" calcext:value-type="float">
            <text:p>314.351</text:p>
          </table:table-cell>
          <table:table-cell office:value-type="float" office:value="3561" calcext:value-type="float">
            <text:p>3561</text:p>
          </table:table-cell>
          <table:table-cell office:value-type="float" office:value="14658" calcext:value-type="float">
            <text:p>14658</text:p>
          </table:table-cell>
          <table:table-cell office:value-type="float" office:value="1236594" calcext:value-type="float">
            <text:p>1236594</text:p>
          </table:table-cell>
          <table:table-cell office:value-type="float" office:value="0.0635519" calcext:value-type="float">
            <text:p>0.0635519</text:p>
          </table:table-cell>
          <table:table-cell office:value-type="float" office:value="6.49673" calcext:value-type="float">
            <text:p>6.4967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589" calcext:value-type="float">
            <text:p>165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.7686" calcext:value-type="float">
            <text:p>44.7686</text:p>
          </table:table-cell>
          <table:table-cell office:value-type="float" office:value="425" calcext:value-type="float">
            <text:p>425</text:p>
          </table:table-cell>
          <table:table-cell office:value-type="float" office:value="7382" calcext:value-type="float">
            <text:p>7382</text:p>
          </table:table-cell>
          <table:table-cell office:value-type="float" office:value="213705" calcext:value-type="float">
            <text:p>213705</text:p>
          </table:table-cell>
          <table:table-cell office:value-type="float" office:value="0.0264326" calcext:value-type="float">
            <text:p>0.0264326</text:p>
          </table:table-cell>
          <table:table-cell office:value-type="float" office:value="0.980111" calcext:value-type="float">
            <text:p>0.9801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59" calcext:value-type="float">
            <text:p>1895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7.932" calcext:value-type="float">
            <text:p>337.932</text:p>
          </table:table-cell>
          <table:table-cell office:value-type="float" office:value="5618" calcext:value-type="float">
            <text:p>5618</text:p>
          </table:table-cell>
          <table:table-cell office:value-type="float" office:value="8788" calcext:value-type="float">
            <text:p>8788</text:p>
          </table:table-cell>
          <table:table-cell office:value-type="float" office:value="2430612" calcext:value-type="float">
            <text:p>2430612</text:p>
          </table:table-cell>
          <table:table-cell office:value-type="float" office:value="0.0345542" calcext:value-type="float">
            <text:p>0.0345542</text:p>
          </table:table-cell>
          <table:table-cell office:value-type="float" office:value="10.7918" calcext:value-type="float">
            <text:p>10.79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29" calcext:value-type="float">
            <text:p>21329</text:p>
          </table:table-cell>
          <table:table-cell office:value-type="float" office:value="12" calcext:value-type="float">
            <text:p>1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1.11" calcext:value-type="float">
            <text:p>7201.11</text:p>
          </table:table-cell>
          <table:table-cell office:value-type="float" office:value="82647" calcext:value-type="float">
            <text:p>82647</text:p>
          </table:table-cell>
          <table:table-cell office:value-type="float" office:value="8246" calcext:value-type="float">
            <text:p>8246</text:p>
          </table:table-cell>
          <table:table-cell office:value-type="float" office:value="40348665" calcext:value-type="float">
            <text:p>40348665</text:p>
          </table:table-cell>
          <table:table-cell office:value-type="float" office:value="0.0336558" calcext:value-type="float">
            <text:p>0.0336558</text:p>
          </table:table-cell>
          <table:table-cell office:value-type="float" office:value="159.489" calcext:value-type="float">
            <text:p>159.48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699" calcext:value-type="float">
            <text:p>23699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4996" calcext:value-type="float">
            <text:p>4996</text:p>
          </table:table-cell>
          <table:table-cell office:value-type="float" office:value="18902" calcext:value-type="float">
            <text:p>18902</text:p>
          </table:table-cell>
          <table:table-cell office:value-type="float" office:value="2184278" calcext:value-type="float">
            <text:p>2184278</text:p>
          </table:table-cell>
          <table:table-cell office:value-type="float" office:value="0.0763123" calcext:value-type="float">
            <text:p>0.0763123</text:p>
          </table:table-cell>
          <table:table-cell office:value-type="float" office:value="11.0839" calcext:value-type="float">
            <text:p>11.083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069" calcext:value-type="float">
            <text:p>26069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2" calcext:value-type="float">
            <text:p>7200.2</text:p>
          </table:table-cell>
          <table:table-cell office:value-type="float" office:value="3059" calcext:value-type="float">
            <text:p>3059</text:p>
          </table:table-cell>
          <table:table-cell office:value-type="float" office:value="22240" calcext:value-type="float">
            <text:p>22240</text:p>
          </table:table-cell>
          <table:table-cell office:value-type="float" office:value="1306599" calcext:value-type="float">
            <text:p>1306599</text:p>
          </table:table-cell>
          <table:table-cell office:value-type="float" office:value="0.0962659" calcext:value-type="float">
            <text:p>0.0962659</text:p>
          </table:table-cell>
          <table:table-cell office:value-type="float" office:value="6.85414" calcext:value-type="float">
            <text:p>6.8541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05" calcext:value-type="float">
            <text:p>2405</text:p>
          </table:table-cell>
          <table:table-cell office:value-type="float" office:value="69" calcext:value-type="float">
            <text:p>69</text:p>
          </table:table-cell>
          <table:table-cell office:value-type="float" office:value="0.0869565" calcext:value-type="float">
            <text:p>0.0869565</text:p>
          </table:table-cell>
          <table:table-cell office:value-type="float" office:value="7201.25" calcext:value-type="float">
            <text:p>7201.25</text:p>
          </table:table-cell>
          <table:table-cell office:value-type="float" office:value="997826" calcext:value-type="float">
            <text:p>997826</text:p>
          </table:table-cell>
          <table:table-cell office:value-type="float" office:value="5043" calcext:value-type="float">
            <text:p>5043</text:p>
          </table:table-cell>
          <table:table-cell office:value-type="float" office:value="44801180" calcext:value-type="float">
            <text:p>44801180</text:p>
          </table:table-cell>
          <table:table-cell office:value-type="float" office:value="0.0543261" calcext:value-type="float">
            <text:p>0.0543261</text:p>
          </table:table-cell>
          <table:table-cell office:value-type="float" office:value="522.579" calcext:value-type="float">
            <text:p>522.5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10" calcext:value-type="float">
            <text:p>4810</text:p>
          </table:table-cell>
          <table:table-cell office:value-type="float" office:value="48" calcext:value-type="float">
            <text:p>48</text:p>
          </table:table-cell>
          <table:table-cell office:value-type="float" office:value="0.104167" calcext:value-type="float">
            <text:p>0.104167</text:p>
          </table:table-cell>
          <table:table-cell office:value-type="float" office:value="7201.12" calcext:value-type="float">
            <text:p>7201.12</text:p>
          </table:table-cell>
          <table:table-cell office:value-type="float" office:value="128688" calcext:value-type="float">
            <text:p>128688</text:p>
          </table:table-cell>
          <table:table-cell office:value-type="float" office:value="15259" calcext:value-type="float">
            <text:p>15259</text:p>
          </table:table-cell>
          <table:table-cell office:value-type="float" office:value="14462351" calcext:value-type="float">
            <text:p>14462351</text:p>
          </table:table-cell>
          <table:table-cell office:value-type="float" office:value="0.0882008" calcext:value-type="float">
            <text:p>0.0882008</text:p>
          </table:table-cell>
          <table:table-cell office:value-type="float" office:value="93.738" calcext:value-type="float">
            <text:p>93.7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16" calcext:value-type="float">
            <text:p>7216</text:p>
          </table:table-cell>
          <table:table-cell office:value-type="float" office:value="38" calcext:value-type="float">
            <text:p>38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7201.72" calcext:value-type="float">
            <text:p>7201.72</text:p>
          </table:table-cell>
          <table:table-cell office:value-type="float" office:value="30197" calcext:value-type="float">
            <text:p>30197</text:p>
          </table:table-cell>
          <table:table-cell office:value-type="float" office:value="23508" calcext:value-type="float">
            <text:p>23508</text:p>
          </table:table-cell>
          <table:table-cell office:value-type="float" office:value="5939020" calcext:value-type="float">
            <text:p>5939020</text:p>
          </table:table-cell>
          <table:table-cell office:value-type="float" office:value="0.107476" calcext:value-type="float">
            <text:p>0.107476</text:p>
          </table:table-cell>
          <table:table-cell office:value-type="float" office:value="32.0692" calcext:value-type="float">
            <text:p>32.069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21" calcext:value-type="float">
            <text:p>962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928.13" calcext:value-type="float">
            <text:p>2928.13</text:p>
          </table:table-cell>
          <table:table-cell office:value-type="float" office:value="5476" calcext:value-type="float">
            <text:p>5476</text:p>
          </table:table-cell>
          <table:table-cell office:value-type="float" office:value="26723" calcext:value-type="float">
            <text:p>26723</text:p>
          </table:table-cell>
          <table:table-cell office:value-type="float" office:value="2524728" calcext:value-type="float">
            <text:p>2524728</text:p>
          </table:table-cell>
          <table:table-cell office:value-type="float" office:value="0.138324" calcext:value-type="float">
            <text:p>0.138324</text:p>
          </table:table-cell>
          <table:table-cell office:value-type="float" office:value="11.8181" calcext:value-type="float">
            <text:p>11.81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27" calcext:value-type="float">
            <text:p>1202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8.0345" calcext:value-type="float">
            <text:p>78.0345</text:p>
          </table:table-cell>
          <table:table-cell office:value-type="float" office:value="59" calcext:value-type="float">
            <text:p>59</text:p>
          </table:table-cell>
          <table:table-cell office:value-type="float" office:value="10313" calcext:value-type="float">
            <text:p>10313</text:p>
          </table:table-cell>
          <table:table-cell office:value-type="float" office:value="84876" calcext:value-type="float">
            <text:p>84876</text:p>
          </table:table-cell>
          <table:table-cell office:value-type="float" office:value="0.0430563" calcext:value-type="float">
            <text:p>0.0430563</text:p>
          </table:table-cell>
          <table:table-cell office:value-type="float" office:value="0.317765" calcext:value-type="float">
            <text:p>0.3177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32" calcext:value-type="float">
            <text:p>1443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347.7" calcext:value-type="float">
            <text:p>3347.7</text:p>
          </table:table-cell>
          <table:table-cell office:value-type="float" office:value="9038" calcext:value-type="float">
            <text:p>9038</text:p>
          </table:table-cell>
          <table:table-cell office:value-type="float" office:value="13125" calcext:value-type="float">
            <text:p>13125</text:p>
          </table:table-cell>
          <table:table-cell office:value-type="float" office:value="3965521" calcext:value-type="float">
            <text:p>3965521</text:p>
          </table:table-cell>
          <table:table-cell office:value-type="float" office:value="0.0651496" calcext:value-type="float">
            <text:p>0.0651496</text:p>
          </table:table-cell>
          <table:table-cell office:value-type="float" office:value="18.4403" calcext:value-type="float">
            <text:p>18.44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38" calcext:value-type="float">
            <text:p>1683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07.16" calcext:value-type="float">
            <text:p>1707.16</text:p>
          </table:table-cell>
          <table:table-cell office:value-type="float" office:value="3149" calcext:value-type="float">
            <text:p>3149</text:p>
          </table:table-cell>
          <table:table-cell office:value-type="float" office:value="19713" calcext:value-type="float">
            <text:p>19713</text:p>
          </table:table-cell>
          <table:table-cell office:value-type="float" office:value="1353323" calcext:value-type="float">
            <text:p>1353323</text:p>
          </table:table-cell>
          <table:table-cell office:value-type="float" office:value="0.0823147" calcext:value-type="float">
            <text:p>0.0823147</text:p>
          </table:table-cell>
          <table:table-cell office:value-type="float" office:value="7.41409" calcext:value-type="float">
            <text:p>7.414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43" calcext:value-type="float">
            <text:p>1924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06.353" calcext:value-type="float">
            <text:p>206.353</text:p>
          </table:table-cell>
          <table:table-cell office:value-type="float" office:value="91" calcext:value-type="float">
            <text:p>91</text:p>
          </table:table-cell>
          <table:table-cell office:value-type="float" office:value="10078" calcext:value-type="float">
            <text:p>10078</text:p>
          </table:table-cell>
          <table:table-cell office:value-type="float" office:value="84692" calcext:value-type="float">
            <text:p>84692</text:p>
          </table:table-cell>
          <table:table-cell office:value-type="float" office:value="0.0424962" calcext:value-type="float">
            <text:p>0.0424962</text:p>
          </table:table-cell>
          <table:table-cell office:value-type="float" office:value="0.415706" calcext:value-type="float">
            <text:p>0.41570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48" calcext:value-type="float">
            <text:p>216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25.68" calcext:value-type="float">
            <text:p>3525.68</text:p>
          </table:table-cell>
          <table:table-cell office:value-type="float" office:value="3624" calcext:value-type="float">
            <text:p>3624</text:p>
          </table:table-cell>
          <table:table-cell office:value-type="float" office:value="12816" calcext:value-type="float">
            <text:p>12816</text:p>
          </table:table-cell>
          <table:table-cell office:value-type="float" office:value="1640180" calcext:value-type="float">
            <text:p>1640180</text:p>
          </table:table-cell>
          <table:table-cell office:value-type="float" office:value="0.0621983" calcext:value-type="float">
            <text:p>0.0621983</text:p>
          </table:table-cell>
          <table:table-cell office:value-type="float" office:value="8.60348" calcext:value-type="float">
            <text:p>8.6034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054" calcext:value-type="float">
            <text:p>24054</text:p>
          </table:table-cell>
          <table:table-cell office:value-type="float" office:value="14" calcext:value-type="float">
            <text:p>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200.53" calcext:value-type="float">
            <text:p>7200.53</text:p>
          </table:table-cell>
          <table:table-cell office:value-type="float" office:value="16370" calcext:value-type="float">
            <text:p>16370</text:p>
          </table:table-cell>
          <table:table-cell office:value-type="float" office:value="10948" calcext:value-type="float">
            <text:p>10948</text:p>
          </table:table-cell>
          <table:table-cell office:value-type="float" office:value="11326507" calcext:value-type="float">
            <text:p>11326507</text:p>
          </table:table-cell>
          <table:table-cell office:value-type="float" office:value="0.0519881" calcext:value-type="float">
            <text:p>0.0519881</text:p>
          </table:table-cell>
          <table:table-cell office:value-type="float" office:value="48.1557" calcext:value-type="float">
            <text:p>48.15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459" calcext:value-type="float">
            <text:p>26459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2.05" calcext:value-type="float">
            <text:p>7202.05</text:p>
          </table:table-cell>
          <table:table-cell office:value-type="float" office:value="23004" calcext:value-type="float">
            <text:p>23004</text:p>
          </table:table-cell>
          <table:table-cell office:value-type="float" office:value="13776" calcext:value-type="float">
            <text:p>13776</text:p>
          </table:table-cell>
          <table:table-cell office:value-type="float" office:value="16758581" calcext:value-type="float">
            <text:p>16758581</text:p>
          </table:table-cell>
          <table:table-cell office:value-type="float" office:value="0.0644293" calcext:value-type="float">
            <text:p>0.0644293</text:p>
          </table:table-cell>
          <table:table-cell office:value-type="float" office:value="71.2346" calcext:value-type="float">
            <text:p>71.23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865" calcext:value-type="float">
            <text:p>2886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4.08" calcext:value-type="float">
            <text:p>7204.08</text:p>
          </table:table-cell>
          <table:table-cell office:value-type="float" office:value="21479" calcext:value-type="float">
            <text:p>21479</text:p>
          </table:table-cell>
          <table:table-cell office:value-type="float" office:value="11234" calcext:value-type="float">
            <text:p>11234</text:p>
          </table:table-cell>
          <table:table-cell office:value-type="float" office:value="15764046" calcext:value-type="float">
            <text:p>15764046</text:p>
          </table:table-cell>
          <table:table-cell office:value-type="float" office:value="0.0519708" calcext:value-type="float">
            <text:p>0.0519708</text:p>
          </table:table-cell>
          <table:table-cell office:value-type="float" office:value="67.9407" calcext:value-type="float">
            <text:p>67.940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270" calcext:value-type="float">
            <text:p>3127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058" calcext:value-type="float">
            <text:p>2058</text:p>
          </table:table-cell>
          <table:table-cell office:value-type="float" office:value="35617" calcext:value-type="float">
            <text:p>35617</text:p>
          </table:table-cell>
          <table:table-cell office:value-type="float" office:value="1403859" calcext:value-type="float">
            <text:p>1403859</text:p>
          </table:table-cell>
          <table:table-cell office:value-type="float" office:value="0.152136" calcext:value-type="float">
            <text:p>0.152136</text:p>
          </table:table-cell>
          <table:table-cell office:value-type="float" office:value="7.14233" calcext:value-type="float">
            <text:p>7.142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2" calcext:value-type="float">
            <text:p>2412</text:p>
          </table:table-cell>
          <table:table-cell office:value-type="float" office:value="78" calcext:value-type="float">
            <text:p>78</text:p>
          </table:table-cell>
          <table:table-cell office:value-type="float" office:value="0.0897436" calcext:value-type="float">
            <text:p>0.0897436</text:p>
          </table:table-cell>
          <table:table-cell office:value-type="float" office:value="7202.53" calcext:value-type="float">
            <text:p>7202.53</text:p>
          </table:table-cell>
          <table:table-cell office:value-type="float" office:value="321261" calcext:value-type="float">
            <text:p>321261</text:p>
          </table:table-cell>
          <table:table-cell office:value-type="float" office:value="6518" calcext:value-type="float">
            <text:p>6518</text:p>
          </table:table-cell>
          <table:table-cell office:value-type="float" office:value="7584434" calcext:value-type="float">
            <text:p>7584434</text:p>
          </table:table-cell>
          <table:table-cell office:value-type="float" office:value="0.0813343" calcext:value-type="float">
            <text:p>0.0813343</text:p>
          </table:table-cell>
          <table:table-cell office:value-type="float" office:value="197.146" calcext:value-type="float">
            <text:p>197.1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25" calcext:value-type="float">
            <text:p>4825</text:p>
          </table:table-cell>
          <table:table-cell office:value-type="float" office:value="55" calcext:value-type="float">
            <text:p>55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7202.96" calcext:value-type="float">
            <text:p>7202.96</text:p>
          </table:table-cell>
          <table:table-cell office:value-type="float" office:value="76446" calcext:value-type="float">
            <text:p>76446</text:p>
          </table:table-cell>
          <table:table-cell office:value-type="float" office:value="15762" calcext:value-type="float">
            <text:p>15762</text:p>
          </table:table-cell>
          <table:table-cell office:value-type="float" office:value="10799061" calcext:value-type="float">
            <text:p>10799061</text:p>
          </table:table-cell>
          <table:table-cell office:value-type="float" office:value="0.100198" calcext:value-type="float">
            <text:p>0.100198</text:p>
          </table:table-cell>
          <table:table-cell office:value-type="float" office:value="74.6011" calcext:value-type="float">
            <text:p>74.60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38" calcext:value-type="float">
            <text:p>7238</text:p>
          </table:table-cell>
          <table:table-cell office:value-type="float" office:value="44" calcext:value-type="float">
            <text:p>44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7200.83" calcext:value-type="float">
            <text:p>7200.83</text:p>
          </table:table-cell>
          <table:table-cell office:value-type="float" office:value="11444" calcext:value-type="float">
            <text:p>11444</text:p>
          </table:table-cell>
          <table:table-cell office:value-type="float" office:value="33579" calcext:value-type="float">
            <text:p>33579</text:p>
          </table:table-cell>
          <table:table-cell office:value-type="float" office:value="4264978" calcext:value-type="float">
            <text:p>4264978</text:p>
          </table:table-cell>
          <table:table-cell office:value-type="float" office:value="0.181221" calcext:value-type="float">
            <text:p>0.181221</text:p>
          </table:table-cell>
          <table:table-cell office:value-type="float" office:value="23.851" calcext:value-type="float">
            <text:p>23.85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51" calcext:value-type="float">
            <text:p>9651</text:p>
          </table:table-cell>
          <table:table-cell office:value-type="float" office:value="37" calcext:value-type="float">
            <text:p>37</text:p>
          </table:table-cell>
          <table:table-cell office:value-type="float" office:value="0.135135" calcext:value-type="float">
            <text:p>0.135135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5126" calcext:value-type="float">
            <text:p>5126</text:p>
          </table:table-cell>
          <table:table-cell office:value-type="float" office:value="38574" calcext:value-type="float">
            <text:p>38574</text:p>
          </table:table-cell>
          <table:table-cell office:value-type="float" office:value="3591530" calcext:value-type="float">
            <text:p>3591530</text:p>
          </table:table-cell>
          <table:table-cell office:value-type="float" office:value="0.187875" calcext:value-type="float">
            <text:p>0.187875</text:p>
          </table:table-cell>
          <table:table-cell office:value-type="float" office:value="18.4499" calcext:value-type="float">
            <text:p>18.449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63" calcext:value-type="float">
            <text:p>12063</text:p>
          </table:table-cell>
          <table:table-cell office:value-type="float" office:value="33" calcext:value-type="float">
            <text:p>33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3940" calcext:value-type="float">
            <text:p>3940</text:p>
          </table:table-cell>
          <table:table-cell office:value-type="float" office:value="49865" calcext:value-type="float">
            <text:p>49865</text:p>
          </table:table-cell>
          <table:table-cell office:value-type="float" office:value="2046234" calcext:value-type="float">
            <text:p>2046234</text:p>
          </table:table-cell>
          <table:table-cell office:value-type="float" office:value="0.269917" calcext:value-type="float">
            <text:p>0.269917</text:p>
          </table:table-cell>
          <table:table-cell office:value-type="float" office:value="10.8719" calcext:value-type="float">
            <text:p>10.871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476" calcext:value-type="float">
            <text:p>144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019.82" calcext:value-type="float">
            <text:p>4019.82</text:p>
          </table:table-cell>
          <table:table-cell office:value-type="float" office:value="1718" calcext:value-type="float">
            <text:p>1718</text:p>
          </table:table-cell>
          <table:table-cell office:value-type="float" office:value="37430" calcext:value-type="float">
            <text:p>37430</text:p>
          </table:table-cell>
          <table:table-cell office:value-type="float" office:value="1569787" calcext:value-type="float">
            <text:p>1569787</text:p>
          </table:table-cell>
          <table:table-cell office:value-type="float" office:value="0.174629" calcext:value-type="float">
            <text:p>0.174629</text:p>
          </table:table-cell>
          <table:table-cell office:value-type="float" office:value="7.53245" calcext:value-type="float">
            <text:p>7.5324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889" calcext:value-type="float">
            <text:p>16889</text:p>
          </table:table-cell>
          <table:table-cell office:value-type="float" office:value="24" calcext:value-type="float">
            <text:p>24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564" calcext:value-type="float">
            <text:p>3564</text:p>
          </table:table-cell>
          <table:table-cell office:value-type="float" office:value="33612" calcext:value-type="float">
            <text:p>33612</text:p>
          </table:table-cell>
          <table:table-cell office:value-type="float" office:value="3937440" calcext:value-type="float">
            <text:p>3937440</text:p>
          </table:table-cell>
          <table:table-cell office:value-type="float" office:value="0.148661" calcext:value-type="float">
            <text:p>0.148661</text:p>
          </table:table-cell>
          <table:table-cell office:value-type="float" office:value="18.3295" calcext:value-type="float">
            <text:p>18.329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02" calcext:value-type="float">
            <text:p>19302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4465" calcext:value-type="float">
            <text:p>4465</text:p>
          </table:table-cell>
          <table:table-cell office:value-type="float" office:value="31706" calcext:value-type="float">
            <text:p>31706</text:p>
          </table:table-cell>
          <table:table-cell office:value-type="float" office:value="4113877" calcext:value-type="float">
            <text:p>4113877</text:p>
          </table:table-cell>
          <table:table-cell office:value-type="float" office:value="0.134735" calcext:value-type="float">
            <text:p>0.134735</text:p>
          </table:table-cell>
          <table:table-cell office:value-type="float" office:value="20.5239" calcext:value-type="float">
            <text:p>20.523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14" calcext:value-type="float">
            <text:p>217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09.683" calcext:value-type="float">
            <text:p>509.683</text:p>
          </table:table-cell>
          <table:table-cell office:value-type="float" office:value="96" calcext:value-type="float">
            <text:p>96</text:p>
          </table:table-cell>
          <table:table-cell office:value-type="float" office:value="14432" calcext:value-type="float">
            <text:p>14432</text:p>
          </table:table-cell>
          <table:table-cell office:value-type="float" office:value="125142" calcext:value-type="float">
            <text:p>125142</text:p>
          </table:table-cell>
          <table:table-cell office:value-type="float" office:value="0.0783976" calcext:value-type="float">
            <text:p>0.0783976</text:p>
          </table:table-cell>
          <table:table-cell office:value-type="float" office:value="0.604718" calcext:value-type="float">
            <text:p>0.6047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27" calcext:value-type="float">
            <text:p>2412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007.9" calcext:value-type="float">
            <text:p>7007.9</text:p>
          </table:table-cell>
          <table:table-cell office:value-type="float" office:value="3669" calcext:value-type="float">
            <text:p>3669</text:p>
          </table:table-cell>
          <table:table-cell office:value-type="float" office:value="28006" calcext:value-type="float">
            <text:p>28006</text:p>
          </table:table-cell>
          <table:table-cell office:value-type="float" office:value="2053559" calcext:value-type="float">
            <text:p>2053559</text:p>
          </table:table-cell>
          <table:table-cell office:value-type="float" office:value="0.133698" calcext:value-type="float">
            <text:p>0.133698</text:p>
          </table:table-cell>
          <table:table-cell office:value-type="float" office:value="10.2698" calcext:value-type="float">
            <text:p>10.269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40" calcext:value-type="float">
            <text:p>26540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98" calcext:value-type="float">
            <text:p>7200.98</text:p>
          </table:table-cell>
          <table:table-cell office:value-type="float" office:value="6411" calcext:value-type="float">
            <text:p>6411</text:p>
          </table:table-cell>
          <table:table-cell office:value-type="float" office:value="17130" calcext:value-type="float">
            <text:p>17130</text:p>
          </table:table-cell>
          <table:table-cell office:value-type="float" office:value="5784545" calcext:value-type="float">
            <text:p>5784545</text:p>
          </table:table-cell>
          <table:table-cell office:value-type="float" office:value="0.0720073" calcext:value-type="float">
            <text:p>0.0720073</text:p>
          </table:table-cell>
          <table:table-cell office:value-type="float" office:value="26.4365" calcext:value-type="float">
            <text:p>26.43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8953" calcext:value-type="float">
            <text:p>28953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7201.05" calcext:value-type="float">
            <text:p>7201.05</text:p>
          </table:table-cell>
          <table:table-cell office:value-type="float" office:value="4112" calcext:value-type="float">
            <text:p>4112</text:p>
          </table:table-cell>
          <table:table-cell office:value-type="float" office:value="20551" calcext:value-type="float">
            <text:p>20551</text:p>
          </table:table-cell>
          <table:table-cell office:value-type="float" office:value="3988262" calcext:value-type="float">
            <text:p>3988262</text:p>
          </table:table-cell>
          <table:table-cell office:value-type="float" office:value="0.110241" calcext:value-type="float">
            <text:p>0.110241</text:p>
          </table:table-cell>
          <table:table-cell office:value-type="float" office:value="19.0502" calcext:value-type="float">
            <text:p>19.050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365" calcext:value-type="float">
            <text:p>31365</text:p>
          </table:table-cell>
          <table:table-cell office:value-type="float" office:value="16" calcext:value-type="float">
            <text:p>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2.52" calcext:value-type="float">
            <text:p>7202.52</text:p>
          </table:table-cell>
          <table:table-cell office:value-type="float" office:value="10727" calcext:value-type="float">
            <text:p>10727</text:p>
          </table:table-cell>
          <table:table-cell office:value-type="float" office:value="14036" calcext:value-type="float">
            <text:p>14036</text:p>
          </table:table-cell>
          <table:table-cell office:value-type="float" office:value="11882276" calcext:value-type="float">
            <text:p>11882276</text:p>
          </table:table-cell>
          <table:table-cell office:value-type="float" office:value="0.0622654" calcext:value-type="float">
            <text:p>0.0622654</text:p>
          </table:table-cell>
          <table:table-cell office:value-type="float" office:value="52.7957" calcext:value-type="float">
            <text:p>52.79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778" calcext:value-type="float">
            <text:p>33778</text:p>
          </table:table-cell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office:value-type="float" office:value="7201.02" calcext:value-type="float">
            <text:p>7201.02</text:p>
          </table:table-cell>
          <table:table-cell office:value-type="float" office:value="5806" calcext:value-type="float">
            <text:p>5806</text:p>
          </table:table-cell>
          <table:table-cell office:value-type="float" office:value="29345" calcext:value-type="float">
            <text:p>29345</text:p>
          </table:table-cell>
          <table:table-cell office:value-type="float" office:value="5261920" calcext:value-type="float">
            <text:p>5261920</text:p>
          </table:table-cell>
          <table:table-cell office:value-type="float" office:value="0.141457" calcext:value-type="float">
            <text:p>0.141457</text:p>
          </table:table-cell>
          <table:table-cell office:value-type="float" office:value="25.1837" calcext:value-type="float">
            <text:p>25.18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191" calcext:value-type="float">
            <text:p>36191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11" calcext:value-type="float">
            <text:p>7200.11</text:p>
          </table:table-cell>
          <table:table-cell office:value-type="float" office:value="1951" calcext:value-type="float">
            <text:p>1951</text:p>
          </table:table-cell>
          <table:table-cell office:value-type="float" office:value="48199" calcext:value-type="float">
            <text:p>48199</text:p>
          </table:table-cell>
          <table:table-cell office:value-type="float" office:value="1580229" calcext:value-type="float">
            <text:p>1580229</text:p>
          </table:table-cell>
          <table:table-cell office:value-type="float" office:value="0.213523" calcext:value-type="float">
            <text:p>0.213523</text:p>
          </table:table-cell>
          <table:table-cell office:value-type="float" office:value="7.99545" calcext:value-type="float">
            <text:p>7.99545</text:p>
          </table:table-cell>
        </table:table-row>
      </table:table>
      <table:table table:name="Tree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230" calcext:value-type="float">
            <text:p>22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.695" calcext:value-type="float">
            <text:p>6.695</text:p>
          </table:table-cell>
          <table:table-cell office:value-type="float" office:value="4448" calcext:value-type="float">
            <text:p>4448</text:p>
          </table:table-cell>
          <table:table-cell office:value-type="float" office:value="1125" calcext:value-type="float">
            <text:p>1125</text:p>
          </table:table-cell>
          <table:table-cell office:value-type="float" office:value="176518" calcext:value-type="float">
            <text:p>176518</text:p>
          </table:table-cell>
          <table:table-cell office:value-type="float" office:value="0.00799045" calcext:value-type="float">
            <text:p>0.00799045</text:p>
          </table:table-cell>
          <table:table-cell office:value-type="float" office:value="3.32992" calcext:value-type="float">
            <text:p>3.32992</text:p>
          </table:table-cell>
          <table:table-cell office:value-type="float" office:value="100" calcext:value-type="float">
            <text:p>100</text:p>
          </table:table-cell>
          <table:table-cell office:value-type="float" office:value="23232" calcext:value-type="float">
            <text:p>2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460" calcext:value-type="float">
            <text:p>44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.59313" calcext:value-type="float">
            <text:p>3.59313</text:p>
          </table:table-cell>
          <table:table-cell office:value-type="float" office:value="953" calcext:value-type="float">
            <text:p>953</text:p>
          </table:table-cell>
          <table:table-cell office:value-type="float" office:value="2438" calcext:value-type="float">
            <text:p>2438</text:p>
          </table:table-cell>
          <table:table-cell office:value-type="float" office:value="93458" calcext:value-type="float">
            <text:p>93458</text:p>
          </table:table-cell>
          <table:table-cell office:value-type="float" office:value="0.0110574" calcext:value-type="float">
            <text:p>0.0110574</text:p>
          </table:table-cell>
          <table:table-cell office:value-type="float" office:value="0.965826" calcext:value-type="float">
            <text:p>0.965826</text:p>
          </table:table-cell>
          <table:table-cell office:value-type="float" office:value="100" calcext:value-type="float">
            <text:p>100</text:p>
          </table:table-cell>
          <table:table-cell office:value-type="float" office:value="10626" calcext:value-type="float">
            <text:p>10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690" calcext:value-type="float">
            <text:p>669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66134" calcext:value-type="float">
            <text:p>1.66134</text:p>
          </table:table-cell>
          <table:table-cell office:value-type="float" office:value="229" calcext:value-type="float">
            <text:p>229</text:p>
          </table:table-cell>
          <table:table-cell office:value-type="float" office:value="4536" calcext:value-type="float">
            <text:p>4536</text:p>
          </table:table-cell>
          <table:table-cell office:value-type="float" office:value="35428" calcext:value-type="float">
            <text:p>35428</text:p>
          </table:table-cell>
          <table:table-cell office:value-type="float" office:value="0.0176188" calcext:value-type="float">
            <text:p>0.0176188</text:p>
          </table:table-cell>
          <table:table-cell office:value-type="float" office:value="0.363565" calcext:value-type="float">
            <text:p>0.363565</text:p>
          </table:table-cell>
          <table:table-cell office:value-type="float" office:value="100" calcext:value-type="float">
            <text:p>100</text:p>
          </table:table-cell>
          <table:table-cell office:value-type="float" office:value="4431" calcext:value-type="float">
            <text:p>4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8920" calcext:value-type="float">
            <text:p>89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5664" calcext:value-type="float">
            <text:p>1.15664</text:p>
          </table:table-cell>
          <table:table-cell office:value-type="float" office:value="167" calcext:value-type="float">
            <text:p>167</text:p>
          </table:table-cell>
          <table:table-cell office:value-type="float" office:value="4138" calcext:value-type="float">
            <text:p>4138</text:p>
          </table:table-cell>
          <table:table-cell office:value-type="float" office:value="20752" calcext:value-type="float">
            <text:p>20752</text:p>
          </table:table-cell>
          <table:table-cell office:value-type="float" office:value="0.0181104" calcext:value-type="float">
            <text:p>0.0181104</text:p>
          </table:table-cell>
          <table:table-cell office:value-type="float" office:value="0.22976" calcext:value-type="float">
            <text:p>0.22976</text:p>
          </table:table-cell>
          <table:table-cell office:value-type="float" office:value="100" calcext:value-type="float">
            <text:p>100</text:p>
          </table:table-cell>
          <table:table-cell office:value-type="float" office:value="2968" calcext:value-type="float">
            <text:p>2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1150" calcext:value-type="float">
            <text:p>111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32983" calcext:value-type="float">
            <text:p>0.232983</text:p>
          </table:table-cell>
          <table:table-cell office:value-type="float" office:value="1" calcext:value-type="float">
            <text:p>1</text:p>
          </table:table-cell>
          <table:table-cell office:value-type="float" office:value="2028" calcext:value-type="float">
            <text:p>2028</text:p>
          </table:table-cell>
          <table:table-cell office:value-type="float" office:value="1196" calcext:value-type="float">
            <text:p>1196</text:p>
          </table:table-cell>
          <table:table-cell office:value-type="float" office:value="0.011493" calcext:value-type="float">
            <text:p>0.011493</text:p>
          </table:table-cell>
          <table:table-cell office:value-type="float" office:value="0.00984631" calcext:value-type="float">
            <text:p>0.00984631</text:p>
          </table:table-cell>
          <table:table-cell office:value-type="float" office:value="100" calcext:value-type="float">
            <text:p>10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3380" calcext:value-type="float">
            <text:p>133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0289" calcext:value-type="float">
            <text:p>0.470289</text:p>
          </table:table-cell>
          <table:table-cell office:value-type="float" office:value="19" calcext:value-type="float">
            <text:p>19</text:p>
          </table:table-cell>
          <table:table-cell office:value-type="float" office:value="3111" calcext:value-type="float">
            <text:p>3111</text:p>
          </table:table-cell>
          <table:table-cell office:value-type="float" office:value="3674" calcext:value-type="float">
            <text:p>3674</text:p>
          </table:table-cell>
          <table:table-cell office:value-type="float" office:value="0.0148415" calcext:value-type="float">
            <text:p>0.0148415</text:p>
          </table:table-cell>
          <table:table-cell office:value-type="float" office:value="0.0366831" calcext:value-type="float">
            <text:p>0.0366831</text:p>
          </table:table-cell>
          <table:table-cell office:value-type="float" office:value="100" calcext:value-type="float">
            <text:p>100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610" calcext:value-type="float">
            <text:p>156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9078" calcext:value-type="float">
            <text:p>2.39078</text:p>
          </table:table-cell>
          <table:table-cell office:value-type="float" office:value="275" calcext:value-type="float">
            <text:p>275</text:p>
          </table:table-cell>
          <table:table-cell office:value-type="float" office:value="3733" calcext:value-type="float">
            <text:p>3733</text:p>
          </table:table-cell>
          <table:table-cell office:value-type="float" office:value="32870" calcext:value-type="float">
            <text:p>32870</text:p>
          </table:table-cell>
          <table:table-cell office:value-type="float" office:value="0.018028" calcext:value-type="float">
            <text:p>0.018028</text:p>
          </table:table-cell>
          <table:table-cell office:value-type="float" office:value="0.387912" calcext:value-type="float">
            <text:p>0.387912</text:p>
          </table:table-cell>
          <table:table-cell office:value-type="float" office:value="100" calcext:value-type="float">
            <text:p>100</text:p>
          </table:table-cell>
          <table:table-cell office:value-type="float" office:value="5836" calcext:value-type="float">
            <text:p>5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233" calcext:value-type="float">
            <text:p>223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0.8888" calcext:value-type="float">
            <text:p>50.8888</text:p>
          </table:table-cell>
          <table:table-cell office:value-type="float" office:value="5899" calcext:value-type="float">
            <text:p>5899</text:p>
          </table:table-cell>
          <table:table-cell office:value-type="float" office:value="2126" calcext:value-type="float">
            <text:p>2126</text:p>
          </table:table-cell>
          <table:table-cell office:value-type="float" office:value="291302" calcext:value-type="float">
            <text:p>291302</text:p>
          </table:table-cell>
          <table:table-cell office:value-type="float" office:value="0.0175308" calcext:value-type="float">
            <text:p>0.0175308</text:p>
          </table:table-cell>
          <table:table-cell office:value-type="float" office:value="6.98698" calcext:value-type="float">
            <text:p>6.98698</text:p>
          </table:table-cell>
          <table:table-cell office:value-type="float" office:value="100" calcext:value-type="float">
            <text:p>100</text:p>
          </table:table-cell>
          <table:table-cell office:value-type="float" office:value="37560" calcext:value-type="float">
            <text:p>37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466" calcext:value-type="float">
            <text:p>446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.9401" calcext:value-type="float">
            <text:p>17.9401</text:p>
          </table:table-cell>
          <table:table-cell office:value-type="float" office:value="2852" calcext:value-type="float">
            <text:p>2852</text:p>
          </table:table-cell>
          <table:table-cell office:value-type="float" office:value="2815" calcext:value-type="float">
            <text:p>2815</text:p>
          </table:table-cell>
          <table:table-cell office:value-type="float" office:value="537776" calcext:value-type="float">
            <text:p>537776</text:p>
          </table:table-cell>
          <table:table-cell office:value-type="float" office:value="0.0173484" calcext:value-type="float">
            <text:p>0.0173484</text:p>
          </table:table-cell>
          <table:table-cell office:value-type="float" office:value="5.19075" calcext:value-type="float">
            <text:p>5.19075</text:p>
          </table:table-cell>
          <table:table-cell office:value-type="float" office:value="100" calcext:value-type="float">
            <text:p>100</text:p>
          </table:table-cell>
          <table:table-cell office:value-type="float" office:value="54464" calcext:value-type="float">
            <text:p>54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6699" calcext:value-type="float">
            <text:p>669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18349" calcext:value-type="float">
            <text:p>7.18349</text:p>
          </table:table-cell>
          <table:table-cell office:value-type="float" office:value="770" calcext:value-type="float">
            <text:p>770</text:p>
          </table:table-cell>
          <table:table-cell office:value-type="float" office:value="3535" calcext:value-type="float">
            <text:p>3535</text:p>
          </table:table-cell>
          <table:table-cell office:value-type="float" office:value="206849" calcext:value-type="float">
            <text:p>206849</text:p>
          </table:table-cell>
          <table:table-cell office:value-type="float" office:value="0.0181232" calcext:value-type="float">
            <text:p>0.0181232</text:p>
          </table:table-cell>
          <table:table-cell office:value-type="float" office:value="1.71576" calcext:value-type="float">
            <text:p>1.71576</text:p>
          </table:table-cell>
          <table:table-cell office:value-type="float" office:value="100" calcext:value-type="float">
            <text:p>100</text:p>
          </table:table-cell>
          <table:table-cell office:value-type="float" office:value="15697" calcext:value-type="float">
            <text:p>15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8932" calcext:value-type="float">
            <text:p>89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4596" calcext:value-type="float">
            <text:p>3.54596</text:p>
          </table:table-cell>
          <table:table-cell office:value-type="float" office:value="179" calcext:value-type="float">
            <text:p>179</text:p>
          </table:table-cell>
          <table:table-cell office:value-type="float" office:value="5561" calcext:value-type="float">
            <text:p>5561</text:p>
          </table:table-cell>
          <table:table-cell office:value-type="float" office:value="56400" calcext:value-type="float">
            <text:p>56400</text:p>
          </table:table-cell>
          <table:table-cell office:value-type="float" office:value="0.0243993" calcext:value-type="float">
            <text:p>0.0243993</text:p>
          </table:table-cell>
          <table:table-cell office:value-type="float" office:value="0.492387" calcext:value-type="float">
            <text:p>0.492387</text:p>
          </table:table-cell>
          <table:table-cell office:value-type="float" office:value="100" calcext:value-type="float">
            <text:p>100</text:p>
          </table:table-cell>
          <table:table-cell office:value-type="float" office:value="4701" calcext:value-type="float">
            <text:p>4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165" calcext:value-type="float">
            <text:p>1116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.13222" calcext:value-type="float">
            <text:p>5.13222</text:p>
          </table:table-cell>
          <table:table-cell office:value-type="float" office:value="412" calcext:value-type="float">
            <text:p>412</text:p>
          </table:table-cell>
          <table:table-cell office:value-type="float" office:value="8275" calcext:value-type="float">
            <text:p>8275</text:p>
          </table:table-cell>
          <table:table-cell office:value-type="float" office:value="85252" calcext:value-type="float">
            <text:p>85252</text:p>
          </table:table-cell>
          <table:table-cell office:value-type="float" office:value="0.0335933" calcext:value-type="float">
            <text:p>0.0335933</text:p>
          </table:table-cell>
          <table:table-cell office:value-type="float" office:value="0.870671" calcext:value-type="float">
            <text:p>0.870671</text:p>
          </table:table-cell>
          <table:table-cell office:value-type="float" office:value="100" calcext:value-type="float">
            <text:p>100</text:p>
          </table:table-cell>
          <table:table-cell office:value-type="float" office:value="7810" calcext:value-type="float">
            <text:p>7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3398" calcext:value-type="float">
            <text:p>133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96964" calcext:value-type="float">
            <text:p>0.296964</text:p>
          </table:table-cell>
          <table:table-cell office:value-type="float" office:value="3" calcext:value-type="float">
            <text:p>3</text:p>
          </table:table-cell>
          <table:table-cell office:value-type="float" office:value="2840" calcext:value-type="float">
            <text:p>2840</text:p>
          </table:table-cell>
          <table:table-cell office:value-type="float" office:value="3043" calcext:value-type="float">
            <text:p>3043</text:p>
          </table:table-cell>
          <table:table-cell office:value-type="float" office:value="0.0138105" calcext:value-type="float">
            <text:p>0.0138105</text:p>
          </table:table-cell>
          <table:table-cell office:value-type="float" office:value="0.0230824" calcext:value-type="float">
            <text:p>0.0230824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631" calcext:value-type="float">
            <text:p>156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16282" calcext:value-type="float">
            <text:p>2.16282</text:p>
          </table:table-cell>
          <table:table-cell office:value-type="float" office:value="23" calcext:value-type="float">
            <text:p>23</text:p>
          </table:table-cell>
          <table:table-cell office:value-type="float" office:value="4796" calcext:value-type="float">
            <text:p>4796</text:p>
          </table:table-cell>
          <table:table-cell office:value-type="float" office:value="6574" calcext:value-type="float">
            <text:p>6574</text:p>
          </table:table-cell>
          <table:table-cell office:value-type="float" office:value="0.0223596" calcext:value-type="float">
            <text:p>0.0223596</text:p>
          </table:table-cell>
          <table:table-cell office:value-type="float" office:value="0.0690213" calcext:value-type="float">
            <text:p>0.0690213</text:p>
          </table:table-cell>
          <table:table-cell office:value-type="float" office:value="100" calcext:value-type="float">
            <text:p>10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7864" calcext:value-type="float">
            <text:p>178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.75505" calcext:value-type="float">
            <text:p>9.75505</text:p>
          </table:table-cell>
          <table:table-cell office:value-type="float" office:value="417" calcext:value-type="float">
            <text:p>417</text:p>
          </table:table-cell>
          <table:table-cell office:value-type="float" office:value="3533" calcext:value-type="float">
            <text:p>3533</text:p>
          </table:table-cell>
          <table:table-cell office:value-type="float" office:value="107356" calcext:value-type="float">
            <text:p>107356</text:p>
          </table:table-cell>
          <table:table-cell office:value-type="float" office:value="0.0190518" calcext:value-type="float">
            <text:p>0.0190518</text:p>
          </table:table-cell>
          <table:table-cell office:value-type="float" office:value="1.07359" calcext:value-type="float">
            <text:p>1.07359</text:p>
          </table:table-cell>
          <table:table-cell office:value-type="float" office:value="100" calcext:value-type="float">
            <text:p>100</text:p>
          </table:table-cell>
          <table:table-cell office:value-type="float" office:value="10934" calcext:value-type="float">
            <text:p>10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097" calcext:value-type="float">
            <text:p>200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.1244" calcext:value-type="float">
            <text:p>63.1244</text:p>
          </table:table-cell>
          <table:table-cell office:value-type="float" office:value="4846" calcext:value-type="float">
            <text:p>4846</text:p>
          </table:table-cell>
          <table:table-cell office:value-type="float" office:value="8377" calcext:value-type="float">
            <text:p>8377</text:p>
          </table:table-cell>
          <table:table-cell office:value-type="float" office:value="1230999" calcext:value-type="float">
            <text:p>1230999</text:p>
          </table:table-cell>
          <table:table-cell office:value-type="float" office:value="0.0327744" calcext:value-type="float">
            <text:p>0.0327744</text:p>
          </table:table-cell>
          <table:table-cell office:value-type="float" office:value="12.5765" calcext:value-type="float">
            <text:p>12.5765</text:p>
          </table:table-cell>
          <table:table-cell office:value-type="float" office:value="100" calcext:value-type="float">
            <text:p>100</text:p>
          </table:table-cell>
          <table:table-cell office:value-type="float" office:value="136544" calcext:value-type="float">
            <text:p>136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74" calcext:value-type="float">
            <text:p>237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50.867" calcext:value-type="float">
            <text:p>350.867</text:p>
          </table:table-cell>
          <table:table-cell office:value-type="float" office:value="61975" calcext:value-type="float">
            <text:p>61975</text:p>
          </table:table-cell>
          <table:table-cell office:value-type="float" office:value="4397" calcext:value-type="float">
            <text:p>4397</text:p>
          </table:table-cell>
          <table:table-cell office:value-type="float" office:value="1227075" calcext:value-type="float">
            <text:p>1227075</text:p>
          </table:table-cell>
          <table:table-cell office:value-type="float" office:value="0.0418966" calcext:value-type="float">
            <text:p>0.0418966</text:p>
          </table:table-cell>
          <table:table-cell office:value-type="float" office:value="64.368" calcext:value-type="float">
            <text:p>64.368</text:p>
          </table:table-cell>
          <table:table-cell office:value-type="float" office:value="100" calcext:value-type="float">
            <text:p>100</text:p>
          </table:table-cell>
          <table:table-cell office:value-type="float" office:value="26256" calcext:value-type="float">
            <text:p>26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749" calcext:value-type="float">
            <text:p>474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40.313" calcext:value-type="float">
            <text:p>740.313</text:p>
          </table:table-cell>
          <table:table-cell office:value-type="float" office:value="47248" calcext:value-type="float">
            <text:p>47248</text:p>
          </table:table-cell>
          <table:table-cell office:value-type="float" office:value="7255" calcext:value-type="float">
            <text:p>7255</text:p>
          </table:table-cell>
          <table:table-cell office:value-type="float" office:value="5100643" calcext:value-type="float">
            <text:p>5100643</text:p>
          </table:table-cell>
          <table:table-cell office:value-type="float" office:value="0.0399194" calcext:value-type="float">
            <text:p>0.0399194</text:p>
          </table:table-cell>
          <table:table-cell office:value-type="float" office:value="68.8721" calcext:value-type="float">
            <text:p>68.8721</text:p>
          </table:table-cell>
          <table:table-cell office:value-type="float" office:value="100" calcext:value-type="float">
            <text:p>100</text:p>
          </table:table-cell>
          <table:table-cell office:value-type="float" office:value="272607" calcext:value-type="float">
            <text:p>272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7124" calcext:value-type="float">
            <text:p>712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5.0598" calcext:value-type="float">
            <text:p>95.0598</text:p>
          </table:table-cell>
          <table:table-cell office:value-type="float" office:value="4787" calcext:value-type="float">
            <text:p>4787</text:p>
          </table:table-cell>
          <table:table-cell office:value-type="float" office:value="6716" calcext:value-type="float">
            <text:p>6716</text:p>
          </table:table-cell>
          <table:table-cell office:value-type="float" office:value="1663189" calcext:value-type="float">
            <text:p>1663189</text:p>
          </table:table-cell>
          <table:table-cell office:value-type="float" office:value="0.0317422" calcext:value-type="float">
            <text:p>0.0317422</text:p>
          </table:table-cell>
          <table:table-cell office:value-type="float" office:value="14.2239" calcext:value-type="float">
            <text:p>14.2239</text:p>
          </table:table-cell>
          <table:table-cell office:value-type="float" office:value="100" calcext:value-type="float">
            <text:p>100</text:p>
          </table:table-cell>
          <table:table-cell office:value-type="float" office:value="116359" calcext:value-type="float">
            <text:p>116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9499" calcext:value-type="float">
            <text:p>949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9.156" calcext:value-type="float">
            <text:p>119.156</text:p>
          </table:table-cell>
          <table:table-cell office:value-type="float" office:value="3950" calcext:value-type="float">
            <text:p>3950</text:p>
          </table:table-cell>
          <table:table-cell office:value-type="float" office:value="11810" calcext:value-type="float">
            <text:p>11810</text:p>
          </table:table-cell>
          <table:table-cell office:value-type="float" office:value="1321418" calcext:value-type="float">
            <text:p>1321418</text:p>
          </table:table-cell>
          <table:table-cell office:value-type="float" office:value="0.0514941" calcext:value-type="float">
            <text:p>0.0514941</text:p>
          </table:table-cell>
          <table:table-cell office:value-type="float" office:value="12.2766" calcext:value-type="float">
            <text:p>12.2766</text:p>
          </table:table-cell>
          <table:table-cell office:value-type="float" office:value="100" calcext:value-type="float">
            <text:p>100</text:p>
          </table:table-cell>
          <table:table-cell office:value-type="float" office:value="79937" calcext:value-type="float">
            <text:p>79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1874" calcext:value-type="float">
            <text:p>118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9.0319" calcext:value-type="float">
            <text:p>79.0319</text:p>
          </table:table-cell>
          <table:table-cell office:value-type="float" office:value="1227" calcext:value-type="float">
            <text:p>1227</text:p>
          </table:table-cell>
          <table:table-cell office:value-type="float" office:value="9775" calcext:value-type="float">
            <text:p>9775</text:p>
          </table:table-cell>
          <table:table-cell office:value-type="float" office:value="437961" calcext:value-type="float">
            <text:p>437961</text:p>
          </table:table-cell>
          <table:table-cell office:value-type="float" office:value="0.0455594" calcext:value-type="float">
            <text:p>0.0455594</text:p>
          </table:table-cell>
          <table:table-cell office:value-type="float" office:value="3.99829" calcext:value-type="float">
            <text:p>3.99829</text:p>
          </table:table-cell>
          <table:table-cell office:value-type="float" office:value="100" calcext:value-type="float">
            <text:p>100</text:p>
          </table:table-cell>
          <table:table-cell office:value-type="float" office:value="27815" calcext:value-type="float">
            <text:p>27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4249" calcext:value-type="float">
            <text:p>1424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.43431" calcext:value-type="float">
            <text:p>8.43431</text:p>
          </table:table-cell>
          <table:table-cell office:value-type="float" office:value="246" calcext:value-type="float">
            <text:p>246</text:p>
          </table:table-cell>
          <table:table-cell office:value-type="float" office:value="6912" calcext:value-type="float">
            <text:p>6912</text:p>
          </table:table-cell>
          <table:table-cell office:value-type="float" office:value="98590" calcext:value-type="float">
            <text:p>98590</text:p>
          </table:table-cell>
          <table:table-cell office:value-type="float" office:value="0.0287568" calcext:value-type="float">
            <text:p>0.0287568</text:p>
          </table:table-cell>
          <table:table-cell office:value-type="float" office:value="0.881761" calcext:value-type="float">
            <text:p>0.881761</text:p>
          </table:table-cell>
          <table:table-cell office:value-type="float" office:value="100" calcext:value-type="float">
            <text:p>100</text:p>
          </table:table-cell>
          <table:table-cell office:value-type="float" office:value="6379" calcext:value-type="float">
            <text:p>6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6624" calcext:value-type="float">
            <text:p>166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2405" calcext:value-type="float">
            <text:p>1.02405</text:p>
          </table:table-cell>
          <table:table-cell office:value-type="float" office:value="7" calcext:value-type="float">
            <text:p>7</text:p>
          </table:table-cell>
          <table:table-cell office:value-type="float" office:value="4930" calcext:value-type="float">
            <text:p>4930</text:p>
          </table:table-cell>
          <table:table-cell office:value-type="float" office:value="8657" calcext:value-type="float">
            <text:p>8657</text:p>
          </table:table-cell>
          <table:table-cell office:value-type="float" office:value="0.0225152" calcext:value-type="float">
            <text:p>0.0225152</text:p>
          </table:table-cell>
          <table:table-cell office:value-type="float" office:value="0.0648786" calcext:value-type="float">
            <text:p>0.0648786</text:p>
          </table:table-cell>
          <table:table-cell office:value-type="float" office:value="100" calcext:value-type="float">
            <text:p>100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8999" calcext:value-type="float">
            <text:p>189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22571" calcext:value-type="float">
            <text:p>6.22571</text:p>
          </table:table-cell>
          <table:table-cell office:value-type="float" office:value="39" calcext:value-type="float">
            <text:p>39</text:p>
          </table:table-cell>
          <table:table-cell office:value-type="float" office:value="5669" calcext:value-type="float">
            <text:p>5669</text:p>
          </table:table-cell>
          <table:table-cell office:value-type="float" office:value="19491" calcext:value-type="float">
            <text:p>19491</text:p>
          </table:table-cell>
          <table:table-cell office:value-type="float" office:value="0.0272274" calcext:value-type="float">
            <text:p>0.0272274</text:p>
          </table:table-cell>
          <table:table-cell office:value-type="float" office:value="0.184967" calcext:value-type="float">
            <text:p>0.184967</text:p>
          </table:table-cell>
          <table:table-cell office:value-type="float" office:value="100" calcext:value-type="float">
            <text:p>100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1374" calcext:value-type="float">
            <text:p>213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8.0199" calcext:value-type="float">
            <text:p>28.0199</text:p>
          </table:table-cell>
          <table:table-cell office:value-type="float" office:value="243" calcext:value-type="float">
            <text:p>243</text:p>
          </table:table-cell>
          <table:table-cell office:value-type="float" office:value="9516" calcext:value-type="float">
            <text:p>9516</text:p>
          </table:table-cell>
          <table:table-cell office:value-type="float" office:value="89447" calcext:value-type="float">
            <text:p>89447</text:p>
          </table:table-cell>
          <table:table-cell office:value-type="float" office:value="0.0452193" calcext:value-type="float">
            <text:p>0.0452193</text:p>
          </table:table-cell>
          <table:table-cell office:value-type="float" office:value="0.997584" calcext:value-type="float">
            <text:p>0.997584</text:p>
          </table:table-cell>
          <table:table-cell office:value-type="float" office:value="100" calcext:value-type="float">
            <text:p>100</text:p>
          </table:table-cell>
          <table:table-cell office:value-type="float" office:value="7362" calcext:value-type="float">
            <text:p>7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3749" calcext:value-type="float">
            <text:p>237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8.6677" calcext:value-type="float">
            <text:p>98.6677</text:p>
          </table:table-cell>
          <table:table-cell office:value-type="float" office:value="3588" calcext:value-type="float">
            <text:p>3588</text:p>
          </table:table-cell>
          <table:table-cell office:value-type="float" office:value="6294" calcext:value-type="float">
            <text:p>6294</text:p>
          </table:table-cell>
          <table:table-cell office:value-type="float" office:value="1373708" calcext:value-type="float">
            <text:p>1373708</text:p>
          </table:table-cell>
          <table:table-cell office:value-type="float" office:value="0.0288633" calcext:value-type="float">
            <text:p>0.0288633</text:p>
          </table:table-cell>
          <table:table-cell office:value-type="float" office:value="13.1326" calcext:value-type="float">
            <text:p>13.1326</text:p>
          </table:table-cell>
          <table:table-cell office:value-type="float" office:value="100" calcext:value-type="float">
            <text:p>100</text:p>
          </table:table-cell>
          <table:table-cell office:value-type="float" office:value="109457" calcext:value-type="float">
            <text:p>109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6124" calcext:value-type="float">
            <text:p>261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47.635" calcext:value-type="float">
            <text:p>247.635</text:p>
          </table:table-cell>
          <table:table-cell office:value-type="float" office:value="655" calcext:value-type="float">
            <text:p>655</text:p>
          </table:table-cell>
          <table:table-cell office:value-type="float" office:value="15814" calcext:value-type="float">
            <text:p>15814</text:p>
          </table:table-cell>
          <table:table-cell office:value-type="float" office:value="248582" calcext:value-type="float">
            <text:p>248582</text:p>
          </table:table-cell>
          <table:table-cell office:value-type="float" office:value="0.0637325" calcext:value-type="float">
            <text:p>0.0637325</text:p>
          </table:table-cell>
          <table:table-cell office:value-type="float" office:value="3.38376" calcext:value-type="float">
            <text:p>3.38376</text:p>
          </table:table-cell>
          <table:table-cell office:value-type="float" office:value="100" calcext:value-type="float">
            <text:p>100</text:p>
          </table:table-cell>
          <table:table-cell office:value-type="float" office:value="31510" calcext:value-type="float">
            <text:p>31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10" calcext:value-type="float">
            <text:p>2410</text:p>
          </table:table-cell>
          <table:table-cell office:value-type="float" office:value="54" calcext:value-type="float">
            <text:p>54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7202.47" calcext:value-type="float">
            <text:p>7202.47</text:p>
          </table:table-cell>
          <table:table-cell office:value-type="float" office:value="1246900" calcext:value-type="float">
            <text:p>1246900</text:p>
          </table:table-cell>
          <table:table-cell office:value-type="float" office:value="4857" calcext:value-type="float">
            <text:p>4857</text:p>
          </table:table-cell>
          <table:table-cell office:value-type="float" office:value="40898126" calcext:value-type="float">
            <text:p>40898126</text:p>
          </table:table-cell>
          <table:table-cell office:value-type="float" office:value="0.0848407" calcext:value-type="float">
            <text:p>0.0848407</text:p>
          </table:table-cell>
          <table:table-cell office:value-type="float" office:value="2103.69" calcext:value-type="float">
            <text:p>2103.69</text:p>
          </table:table-cell>
          <table:table-cell office:value-type="float" office:value="100" calcext:value-type="float">
            <text:p>100</text:p>
          </table:table-cell>
          <table:table-cell office:value-type="float" office:value="370925" calcext:value-type="float">
            <text:p>370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820" calcext:value-type="float">
            <text:p>48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6.805" calcext:value-type="float">
            <text:p>106.805</text:p>
          </table:table-cell>
          <table:table-cell office:value-type="float" office:value="3786" calcext:value-type="float">
            <text:p>3786</text:p>
          </table:table-cell>
          <table:table-cell office:value-type="float" office:value="8759" calcext:value-type="float">
            <text:p>8759</text:p>
          </table:table-cell>
          <table:table-cell office:value-type="float" office:value="916515" calcext:value-type="float">
            <text:p>916515</text:p>
          </table:table-cell>
          <table:table-cell office:value-type="float" office:value="0.0540374" calcext:value-type="float">
            <text:p>0.0540374</text:p>
          </table:table-cell>
          <table:table-cell office:value-type="float" office:value="12.5675" calcext:value-type="float">
            <text:p>12.5675</text:p>
          </table:table-cell>
          <table:table-cell office:value-type="float" office:value="100" calcext:value-type="float">
            <text:p>100</text:p>
          </table:table-cell>
          <table:table-cell office:value-type="float" office:value="58614" calcext:value-type="float">
            <text:p>58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7231" calcext:value-type="float">
            <text:p>72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52.502" calcext:value-type="float">
            <text:p>152.502</text:p>
          </table:table-cell>
          <table:table-cell office:value-type="float" office:value="5384" calcext:value-type="float">
            <text:p>5384</text:p>
          </table:table-cell>
          <table:table-cell office:value-type="float" office:value="8631" calcext:value-type="float">
            <text:p>8631</text:p>
          </table:table-cell>
          <table:table-cell office:value-type="float" office:value="3240103" calcext:value-type="float">
            <text:p>3240103</text:p>
          </table:table-cell>
          <table:table-cell office:value-type="float" office:value="0.0453323" calcext:value-type="float">
            <text:p>0.0453323</text:p>
          </table:table-cell>
          <table:table-cell office:value-type="float" office:value="29.0214" calcext:value-type="float">
            <text:p>29.0214</text:p>
          </table:table-cell>
          <table:table-cell office:value-type="float" office:value="100" calcext:value-type="float">
            <text:p>100</text:p>
          </table:table-cell>
          <table:table-cell office:value-type="float" office:value="215986" calcext:value-type="float">
            <text:p>215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9641" calcext:value-type="float">
            <text:p>964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5.756" calcext:value-type="float">
            <text:p>45.756</text:p>
          </table:table-cell>
          <table:table-cell office:value-type="float" office:value="920" calcext:value-type="float">
            <text:p>920</text:p>
          </table:table-cell>
          <table:table-cell office:value-type="float" office:value="9594" calcext:value-type="float">
            <text:p>9594</text:p>
          </table:table-cell>
          <table:table-cell office:value-type="float" office:value="597661" calcext:value-type="float">
            <text:p>597661</text:p>
          </table:table-cell>
          <table:table-cell office:value-type="float" office:value="0.0457627" calcext:value-type="float">
            <text:p>0.0457627</text:p>
          </table:table-cell>
          <table:table-cell office:value-type="float" office:value="4.9283" calcext:value-type="float">
            <text:p>4.9283</text:p>
          </table:table-cell>
          <table:table-cell office:value-type="float" office:value="100" calcext:value-type="float">
            <text:p>100</text:p>
          </table:table-cell>
          <table:table-cell office:value-type="float" office:value="30327" calcext:value-type="float">
            <text:p>30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2052" calcext:value-type="float">
            <text:p>1205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82.354" calcext:value-type="float">
            <text:p>782.354</text:p>
          </table:table-cell>
          <table:table-cell office:value-type="float" office:value="2916" calcext:value-type="float">
            <text:p>2916</text:p>
          </table:table-cell>
          <table:table-cell office:value-type="float" office:value="16294" calcext:value-type="float">
            <text:p>16294</text:p>
          </table:table-cell>
          <table:table-cell office:value-type="float" office:value="1579655" calcext:value-type="float">
            <text:p>1579655</text:p>
          </table:table-cell>
          <table:table-cell office:value-type="float" office:value="0.0807612" calcext:value-type="float">
            <text:p>0.0807612</text:p>
          </table:table-cell>
          <table:table-cell office:value-type="float" office:value="16.7332" calcext:value-type="float">
            <text:p>16.7332</text:p>
          </table:table-cell>
          <table:table-cell office:value-type="float" office:value="100" calcext:value-type="float">
            <text:p>100</text:p>
          </table:table-cell>
          <table:table-cell office:value-type="float" office:value="93867" calcext:value-type="float">
            <text:p>93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4462" calcext:value-type="float">
            <text:p>1446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276.7" calcext:value-type="float">
            <text:p>3276.7</text:p>
          </table:table-cell>
          <table:table-cell office:value-type="float" office:value="2451" calcext:value-type="float">
            <text:p>2451</text:p>
          </table:table-cell>
          <table:table-cell office:value-type="float" office:value="18966" calcext:value-type="float">
            <text:p>18966</text:p>
          </table:table-cell>
          <table:table-cell office:value-type="float" office:value="1805581" calcext:value-type="float">
            <text:p>1805581</text:p>
          </table:table-cell>
          <table:table-cell office:value-type="float" office:value="0.0886502" calcext:value-type="float">
            <text:p>0.0886502</text:p>
          </table:table-cell>
          <table:table-cell office:value-type="float" office:value="17.7858" calcext:value-type="float">
            <text:p>17.7858</text:p>
          </table:table-cell>
          <table:table-cell office:value-type="float" office:value="100" calcext:value-type="float">
            <text:p>100</text:p>
          </table:table-cell>
          <table:table-cell office:value-type="float" office:value="102422" calcext:value-type="float">
            <text:p>102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6873" calcext:value-type="float">
            <text:p>168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.0374" calcext:value-type="float">
            <text:p>53.0374</text:p>
          </table:table-cell>
          <table:table-cell office:value-type="float" office:value="531" calcext:value-type="float">
            <text:p>531</text:p>
          </table:table-cell>
          <table:table-cell office:value-type="float" office:value="20558" calcext:value-type="float">
            <text:p>20558</text:p>
          </table:table-cell>
          <table:table-cell office:value-type="float" office:value="218747" calcext:value-type="float">
            <text:p>218747</text:p>
          </table:table-cell>
          <table:table-cell office:value-type="float" office:value="0.0764219" calcext:value-type="float">
            <text:p>0.0764219</text:p>
          </table:table-cell>
          <table:table-cell office:value-type="float" office:value="2.19713" calcext:value-type="float">
            <text:p>2.19713</text:p>
          </table:table-cell>
          <table:table-cell office:value-type="float" office:value="100" calcext:value-type="float">
            <text:p>100</text:p>
          </table:table-cell>
          <table:table-cell office:value-type="float" office:value="13571" calcext:value-type="float">
            <text:p>13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9283" calcext:value-type="float">
            <text:p>192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.5042" calcext:value-type="float">
            <text:p>17.5042</text:p>
          </table:table-cell>
          <table:table-cell office:value-type="float" office:value="111" calcext:value-type="float">
            <text:p>111</text:p>
          </table:table-cell>
          <table:table-cell office:value-type="float" office:value="13679" calcext:value-type="float">
            <text:p>13679</text:p>
          </table:table-cell>
          <table:table-cell office:value-type="float" office:value="78458" calcext:value-type="float">
            <text:p>78458</text:p>
          </table:table-cell>
          <table:table-cell office:value-type="float" office:value="0.0579022" calcext:value-type="float">
            <text:p>0.0579022</text:p>
          </table:table-cell>
          <table:table-cell office:value-type="float" office:value="0.685594" calcext:value-type="float">
            <text:p>0.685594</text:p>
          </table:table-cell>
          <table:table-cell office:value-type="float" office:value="100" calcext:value-type="float">
            <text:p>100</text:p>
          </table:table-cell>
          <table:table-cell office:value-type="float" office:value="4354" calcext:value-type="float">
            <text:p>4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1693" calcext:value-type="float">
            <text:p>216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7.3903" calcext:value-type="float">
            <text:p>77.3903</text:p>
          </table:table-cell>
          <table:table-cell office:value-type="float" office:value="46" calcext:value-type="float">
            <text:p>46</text:p>
          </table:table-cell>
          <table:table-cell office:value-type="float" office:value="13134" calcext:value-type="float">
            <text:p>13134</text:p>
          </table:table-cell>
          <table:table-cell office:value-type="float" office:value="52370" calcext:value-type="float">
            <text:p>52370</text:p>
          </table:table-cell>
          <table:table-cell office:value-type="float" office:value="0.0503373" calcext:value-type="float">
            <text:p>0.0503373</text:p>
          </table:table-cell>
          <table:table-cell office:value-type="float" office:value="0.410272" calcext:value-type="float">
            <text:p>0.410272</text:p>
          </table:table-cell>
          <table:table-cell office:value-type="float" office:value="100" calcext:value-type="float">
            <text:p>100</text:p>
          </table:table-cell>
          <table:table-cell office:value-type="float" office:value="2973" calcext:value-type="float">
            <text:p>2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4104" calcext:value-type="float">
            <text:p>241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.606" calcext:value-type="float">
            <text:p>147.606</text:p>
          </table:table-cell>
          <table:table-cell office:value-type="float" office:value="256" calcext:value-type="float">
            <text:p>256</text:p>
          </table:table-cell>
          <table:table-cell office:value-type="float" office:value="11809" calcext:value-type="float">
            <text:p>11809</text:p>
          </table:table-cell>
          <table:table-cell office:value-type="float" office:value="127923" calcext:value-type="float">
            <text:p>127923</text:p>
          </table:table-cell>
          <table:table-cell office:value-type="float" office:value="0.0487974" calcext:value-type="float">
            <text:p>0.0487974</text:p>
          </table:table-cell>
          <table:table-cell office:value-type="float" office:value="1.42724" calcext:value-type="float">
            <text:p>1.42724</text:p>
          </table:table-cell>
          <table:table-cell office:value-type="float" office:value="100" calcext:value-type="float">
            <text:p>100</text:p>
          </table:table-cell>
          <table:table-cell office:value-type="float" office:value="8923" calcext:value-type="float">
            <text:p>8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6514" calcext:value-type="float">
            <text:p>265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8.684" calcext:value-type="float">
            <text:p>268.684</text:p>
          </table:table-cell>
          <table:table-cell office:value-type="float" office:value="324" calcext:value-type="float">
            <text:p>324</text:p>
          </table:table-cell>
          <table:table-cell office:value-type="float" office:value="10210" calcext:value-type="float">
            <text:p>10210</text:p>
          </table:table-cell>
          <table:table-cell office:value-type="float" office:value="162526" calcext:value-type="float">
            <text:p>162526</text:p>
          </table:table-cell>
          <table:table-cell office:value-type="float" office:value="0.0435223" calcext:value-type="float">
            <text:p>0.0435223</text:p>
          </table:table-cell>
          <table:table-cell office:value-type="float" office:value="2.00862" calcext:value-type="float">
            <text:p>2.00862</text:p>
          </table:table-cell>
          <table:table-cell office:value-type="float" office:value="100" calcext:value-type="float">
            <text:p>100</text:p>
          </table:table-cell>
          <table:table-cell office:value-type="float" office:value="13216" calcext:value-type="float">
            <text:p>13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8925" calcext:value-type="float">
            <text:p>289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72.49" calcext:value-type="float">
            <text:p>1072.49</text:p>
          </table:table-cell>
          <table:table-cell office:value-type="float" office:value="3592" calcext:value-type="float">
            <text:p>3592</text:p>
          </table:table-cell>
          <table:table-cell office:value-type="float" office:value="13022" calcext:value-type="float">
            <text:p>13022</text:p>
          </table:table-cell>
          <table:table-cell office:value-type="float" office:value="2106855" calcext:value-type="float">
            <text:p>2106855</text:p>
          </table:table-cell>
          <table:table-cell office:value-type="float" office:value="0.0627162" calcext:value-type="float">
            <text:p>0.0627162</text:p>
          </table:table-cell>
          <table:table-cell office:value-type="float" office:value="23.7108" calcext:value-type="float">
            <text:p>23.7108</text:p>
          </table:table-cell>
          <table:table-cell office:value-type="float" office:value="100" calcext:value-type="float">
            <text:p>100</text:p>
          </table:table-cell>
          <table:table-cell office:value-type="float" office:value="171433" calcext:value-type="float">
            <text:p>171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1335" calcext:value-type="float">
            <text:p>313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9.316" calcext:value-type="float">
            <text:p>799.316</text:p>
          </table:table-cell>
          <table:table-cell office:value-type="float" office:value="1863" calcext:value-type="float">
            <text:p>1863</text:p>
          </table:table-cell>
          <table:table-cell office:value-type="float" office:value="22592" calcext:value-type="float">
            <text:p>22592</text:p>
          </table:table-cell>
          <table:table-cell office:value-type="float" office:value="607941" calcext:value-type="float">
            <text:p>607941</text:p>
          </table:table-cell>
          <table:table-cell office:value-type="float" office:value="0.0960056" calcext:value-type="float">
            <text:p>0.0960056</text:p>
          </table:table-cell>
          <table:table-cell office:value-type="float" office:value="9.08469" calcext:value-type="float">
            <text:p>9.08469</text:p>
          </table:table-cell>
          <table:table-cell office:value-type="float" office:value="100" calcext:value-type="float">
            <text:p>100</text:p>
          </table:table-cell>
          <table:table-cell office:value-type="float" office:value="75641" calcext:value-type="float">
            <text:p>75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7" calcext:value-type="float">
            <text:p>2417</text:p>
          </table:table-cell>
          <table:table-cell office:value-type="float" office:value="62" calcext:value-type="float">
            <text:p>62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7201.55" calcext:value-type="float">
            <text:p>7201.55</text:p>
          </table:table-cell>
          <table:table-cell office:value-type="float" office:value="161863" calcext:value-type="float">
            <text:p>161863</text:p>
          </table:table-cell>
          <table:table-cell office:value-type="float" office:value="6012" calcext:value-type="float">
            <text:p>6012</text:p>
          </table:table-cell>
          <table:table-cell office:value-type="float" office:value="3899710" calcext:value-type="float">
            <text:p>3899710</text:p>
          </table:table-cell>
          <table:table-cell office:value-type="float" office:value="0.0699239" calcext:value-type="float">
            <text:p>0.0699239</text:p>
          </table:table-cell>
          <table:table-cell office:value-type="float" office:value="400.179" calcext:value-type="float">
            <text:p>400.179</text:p>
          </table:table-cell>
          <table:table-cell office:value-type="float" office:value="100" calcext:value-type="float">
            <text:p>100</text:p>
          </table:table-cell>
          <table:table-cell office:value-type="float" office:value="55850" calcext:value-type="float">
            <text:p>55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835" calcext:value-type="float">
            <text:p>4835</text:p>
          </table:table-cell>
          <table:table-cell office:value-type="float" office:value="38" calcext:value-type="float">
            <text:p>38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7203.02" calcext:value-type="float">
            <text:p>7203.02</text:p>
          </table:table-cell>
          <table:table-cell office:value-type="float" office:value="167721" calcext:value-type="float">
            <text:p>167721</text:p>
          </table:table-cell>
          <table:table-cell office:value-type="float" office:value="10616" calcext:value-type="float">
            <text:p>10616</text:p>
          </table:table-cell>
          <table:table-cell office:value-type="float" office:value="14811642" calcext:value-type="float">
            <text:p>14811642</text:p>
          </table:table-cell>
          <table:table-cell office:value-type="float" office:value="0.0677555" calcext:value-type="float">
            <text:p>0.0677555</text:p>
          </table:table-cell>
          <table:table-cell office:value-type="float" office:value="359.077" calcext:value-type="float">
            <text:p>359.077</text:p>
          </table:table-cell>
          <table:table-cell office:value-type="float" office:value="100" calcext:value-type="float">
            <text:p>100</text:p>
          </table:table-cell>
          <table:table-cell office:value-type="float" office:value="278872" calcext:value-type="float">
            <text:p>278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253" calcext:value-type="float">
            <text:p>72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02.124" calcext:value-type="float">
            <text:p>602.124</text:p>
          </table:table-cell>
          <table:table-cell office:value-type="float" office:value="8789" calcext:value-type="float">
            <text:p>8789</text:p>
          </table:table-cell>
          <table:table-cell office:value-type="float" office:value="12039" calcext:value-type="float">
            <text:p>12039</text:p>
          </table:table-cell>
          <table:table-cell office:value-type="float" office:value="5082039" calcext:value-type="float">
            <text:p>5082039</text:p>
          </table:table-cell>
          <table:table-cell office:value-type="float" office:value="0.0687906" calcext:value-type="float">
            <text:p>0.0687906</text:p>
          </table:table-cell>
          <table:table-cell office:value-type="float" office:value="49.9075" calcext:value-type="float">
            <text:p>49.9075</text:p>
          </table:table-cell>
          <table:table-cell office:value-type="float" office:value="100" calcext:value-type="float">
            <text:p>100</text:p>
          </table:table-cell>
          <table:table-cell office:value-type="float" office:value="316260" calcext:value-type="float">
            <text:p>316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9671" calcext:value-type="float">
            <text:p>967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463.59" calcext:value-type="float">
            <text:p>2463.59</text:p>
          </table:table-cell>
          <table:table-cell office:value-type="float" office:value="2566" calcext:value-type="float">
            <text:p>2566</text:p>
          </table:table-cell>
          <table:table-cell office:value-type="float" office:value="13024" calcext:value-type="float">
            <text:p>13024</text:p>
          </table:table-cell>
          <table:table-cell office:value-type="float" office:value="2032164" calcext:value-type="float">
            <text:p>2032164</text:p>
          </table:table-cell>
          <table:table-cell office:value-type="float" office:value="0.0643109" calcext:value-type="float">
            <text:p>0.0643109</text:p>
          </table:table-cell>
          <table:table-cell office:value-type="float" office:value="20.6242" calcext:value-type="float">
            <text:p>20.6242</text:p>
          </table:table-cell>
          <table:table-cell office:value-type="float" office:value="100" calcext:value-type="float">
            <text:p>100</text:p>
          </table:table-cell>
          <table:table-cell office:value-type="float" office:value="107240" calcext:value-type="float">
            <text:p>107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2088" calcext:value-type="float">
            <text:p>1208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41.197" calcext:value-type="float">
            <text:p>641.197</text:p>
          </table:table-cell>
          <table:table-cell office:value-type="float" office:value="5410" calcext:value-type="float">
            <text:p>5410</text:p>
          </table:table-cell>
          <table:table-cell office:value-type="float" office:value="16623" calcext:value-type="float">
            <text:p>16623</text:p>
          </table:table-cell>
          <table:table-cell office:value-type="float" office:value="4347136" calcext:value-type="float">
            <text:p>4347136</text:p>
          </table:table-cell>
          <table:table-cell office:value-type="float" office:value="0.075316" calcext:value-type="float">
            <text:p>0.075316</text:p>
          </table:table-cell>
          <table:table-cell office:value-type="float" office:value="37.5954" calcext:value-type="float">
            <text:p>37.5954</text:p>
          </table:table-cell>
          <table:table-cell office:value-type="float" office:value="100" calcext:value-type="float">
            <text:p>100</text:p>
          </table:table-cell>
          <table:table-cell office:value-type="float" office:value="213232" calcext:value-type="float">
            <text:p>213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4506" calcext:value-type="float">
            <text:p>145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10.993" calcext:value-type="float">
            <text:p>610.993</text:p>
          </table:table-cell>
          <table:table-cell office:value-type="float" office:value="1811" calcext:value-type="float">
            <text:p>1811</text:p>
          </table:table-cell>
          <table:table-cell office:value-type="float" office:value="17757" calcext:value-type="float">
            <text:p>17757</text:p>
          </table:table-cell>
          <table:table-cell office:value-type="float" office:value="1491927" calcext:value-type="float">
            <text:p>1491927</text:p>
          </table:table-cell>
          <table:table-cell office:value-type="float" office:value="0.0811149" calcext:value-type="float">
            <text:p>0.0811149</text:p>
          </table:table-cell>
          <table:table-cell office:value-type="float" office:value="13.7293" calcext:value-type="float">
            <text:p>13.7293</text:p>
          </table:table-cell>
          <table:table-cell office:value-type="float" office:value="100" calcext:value-type="float">
            <text:p>100</text:p>
          </table:table-cell>
          <table:table-cell office:value-type="float" office:value="68409" calcext:value-type="float">
            <text:p>68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6924" calcext:value-type="float">
            <text:p>1692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01.47" calcext:value-type="float">
            <text:p>3101.47</text:p>
          </table:table-cell>
          <table:table-cell office:value-type="float" office:value="4438" calcext:value-type="float">
            <text:p>4438</text:p>
          </table:table-cell>
          <table:table-cell office:value-type="float" office:value="19702" calcext:value-type="float">
            <text:p>19702</text:p>
          </table:table-cell>
          <table:table-cell office:value-type="float" office:value="4624008" calcext:value-type="float">
            <text:p>4624008</text:p>
          </table:table-cell>
          <table:table-cell office:value-type="float" office:value="0.0908123" calcext:value-type="float">
            <text:p>0.0908123</text:p>
          </table:table-cell>
          <table:table-cell office:value-type="float" office:value="42.2702" calcext:value-type="float">
            <text:p>42.2702</text:p>
          </table:table-cell>
          <table:table-cell office:value-type="float" office:value="100" calcext:value-type="float">
            <text:p>100</text:p>
          </table:table-cell>
          <table:table-cell office:value-type="float" office:value="233814" calcext:value-type="float">
            <text:p>233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9342" calcext:value-type="float">
            <text:p>193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1.356" calcext:value-type="float">
            <text:p>151.356</text:p>
          </table:table-cell>
          <table:table-cell office:value-type="float" office:value="663" calcext:value-type="float">
            <text:p>663</text:p>
          </table:table-cell>
          <table:table-cell office:value-type="float" office:value="19112" calcext:value-type="float">
            <text:p>19112</text:p>
          </table:table-cell>
          <table:table-cell office:value-type="float" office:value="664428" calcext:value-type="float">
            <text:p>664428</text:p>
          </table:table-cell>
          <table:table-cell office:value-type="float" office:value="0.0821124" calcext:value-type="float">
            <text:p>0.0821124</text:p>
          </table:table-cell>
          <table:table-cell office:value-type="float" office:value="6.59787" calcext:value-type="float">
            <text:p>6.59787</text:p>
          </table:table-cell>
          <table:table-cell office:value-type="float" office:value="100" calcext:value-type="float">
            <text:p>100</text:p>
          </table:table-cell>
          <table:table-cell office:value-type="float" office:value="31799" calcext:value-type="float">
            <text:p>31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1759" calcext:value-type="float">
            <text:p>2175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.5724" calcext:value-type="float">
            <text:p>32.5724</text:p>
          </table:table-cell>
          <table:table-cell office:value-type="float" office:value="27" calcext:value-type="float">
            <text:p>27</text:p>
          </table:table-cell>
          <table:table-cell office:value-type="float" office:value="10228" calcext:value-type="float">
            <text:p>10228</text:p>
          </table:table-cell>
          <table:table-cell office:value-type="float" office:value="52733" calcext:value-type="float">
            <text:p>52733</text:p>
          </table:table-cell>
          <table:table-cell office:value-type="float" office:value="0.0499893" calcext:value-type="float">
            <text:p>0.0499893</text:p>
          </table:table-cell>
          <table:table-cell office:value-type="float" office:value="0.478775" calcext:value-type="float">
            <text:p>0.478775</text:p>
          </table:table-cell>
          <table:table-cell office:value-type="float" office:value="100" calcext:value-type="float">
            <text:p>100</text:p>
          </table:table-cell>
          <table:table-cell office:value-type="float" office:value="2229" calcext:value-type="float">
            <text:p>2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4177" calcext:value-type="float">
            <text:p>241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70.746" calcext:value-type="float">
            <text:p>270.746</text:p>
          </table:table-cell>
          <table:table-cell office:value-type="float" office:value="375" calcext:value-type="float">
            <text:p>375</text:p>
          </table:table-cell>
          <table:table-cell office:value-type="float" office:value="17619" calcext:value-type="float">
            <text:p>17619</text:p>
          </table:table-cell>
          <table:table-cell office:value-type="float" office:value="308106" calcext:value-type="float">
            <text:p>308106</text:p>
          </table:table-cell>
          <table:table-cell office:value-type="float" office:value="0.0825997" calcext:value-type="float">
            <text:p>0.0825997</text:p>
          </table:table-cell>
          <table:table-cell office:value-type="float" office:value="2.94405" calcext:value-type="float">
            <text:p>2.94405</text:p>
          </table:table-cell>
          <table:table-cell office:value-type="float" office:value="100" calcext:value-type="float">
            <text:p>100</text:p>
          </table:table-cell>
          <table:table-cell office:value-type="float" office:value="15593" calcext:value-type="float">
            <text:p>15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6595" calcext:value-type="float">
            <text:p>2659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01.856" calcext:value-type="float">
            <text:p>601.856</text:p>
          </table:table-cell>
          <table:table-cell office:value-type="float" office:value="133" calcext:value-type="float">
            <text:p>133</text:p>
          </table:table-cell>
          <table:table-cell office:value-type="float" office:value="23557" calcext:value-type="float">
            <text:p>23557</text:p>
          </table:table-cell>
          <table:table-cell office:value-type="float" office:value="104178" calcext:value-type="float">
            <text:p>104178</text:p>
          </table:table-cell>
          <table:table-cell office:value-type="float" office:value="0.108621" calcext:value-type="float">
            <text:p>0.108621</text:p>
          </table:table-cell>
          <table:table-cell office:value-type="float" office:value="1.19396" calcext:value-type="float">
            <text:p>1.19396</text:p>
          </table:table-cell>
          <table:table-cell office:value-type="float" office:value="100" calcext:value-type="float">
            <text:p>100</text:p>
          </table:table-cell>
          <table:table-cell office:value-type="float" office:value="6484" calcext:value-type="float">
            <text:p>6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9013" calcext:value-type="float">
            <text:p>29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26.777" calcext:value-type="float">
            <text:p>926.777</text:p>
          </table:table-cell>
          <table:table-cell office:value-type="float" office:value="392" calcext:value-type="float">
            <text:p>392</text:p>
          </table:table-cell>
          <table:table-cell office:value-type="float" office:value="22336" calcext:value-type="float">
            <text:p>22336</text:p>
          </table:table-cell>
          <table:table-cell office:value-type="float" office:value="209273" calcext:value-type="float">
            <text:p>209273</text:p>
          </table:table-cell>
          <table:table-cell office:value-type="float" office:value="0.102608" calcext:value-type="float">
            <text:p>0.102608</text:p>
          </table:table-cell>
          <table:table-cell office:value-type="float" office:value="2.68729" calcext:value-type="float">
            <text:p>2.68729</text:p>
          </table:table-cell>
          <table:table-cell office:value-type="float" office:value="100" calcext:value-type="float">
            <text:p>100</text:p>
          </table:table-cell>
          <table:table-cell office:value-type="float" office:value="16281" calcext:value-type="float">
            <text:p>16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1430" calcext:value-type="float">
            <text:p>314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499.88" calcext:value-type="float">
            <text:p>3499.88</text:p>
          </table:table-cell>
          <table:table-cell office:value-type="float" office:value="9474" calcext:value-type="float">
            <text:p>9474</text:p>
          </table:table-cell>
          <table:table-cell office:value-type="float" office:value="11151" calcext:value-type="float">
            <text:p>11151</text:p>
          </table:table-cell>
          <table:table-cell office:value-type="float" office:value="5107526" calcext:value-type="float">
            <text:p>5107526</text:p>
          </table:table-cell>
          <table:table-cell office:value-type="float" office:value="0.0438916" calcext:value-type="float">
            <text:p>0.0438916</text:p>
          </table:table-cell>
          <table:table-cell office:value-type="float" office:value="56.4559" calcext:value-type="float">
            <text:p>56.4559</text:p>
          </table:table-cell>
          <table:table-cell office:value-type="float" office:value="100" calcext:value-type="float">
            <text:p>100</text:p>
          </table:table-cell>
          <table:table-cell office:value-type="float" office:value="380717" calcext:value-type="float">
            <text:p>380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3848" calcext:value-type="float">
            <text:p>33848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17" calcext:value-type="float">
            <text:p>1817</text:p>
          </table:table-cell>
          <table:table-cell office:value-type="float" office:value="37260" calcext:value-type="float">
            <text:p>37260</text:p>
          </table:table-cell>
          <table:table-cell office:value-type="float" office:value="1351420" calcext:value-type="float">
            <text:p>1351420</text:p>
          </table:table-cell>
          <table:table-cell office:value-type="float" office:value="0.180225" calcext:value-type="float">
            <text:p>0.180225</text:p>
          </table:table-cell>
          <table:table-cell office:value-type="float" office:value="17.0502" calcext:value-type="float">
            <text:p>17.0502</text:p>
          </table:table-cell>
          <table:table-cell office:value-type="float" office:value="100" calcext:value-type="float">
            <text:p>100</text:p>
          </table:table-cell>
          <table:table-cell office:value-type="float" office:value="112367" calcext:value-type="float">
            <text:p>11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6266" calcext:value-type="float">
            <text:p>36266</text:p>
          </table:table-cell>
          <table:table-cell office:value-type="float" office:value="6" calcext:value-type="float">
            <text:p>6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20286" calcext:value-type="float">
            <text:p>20286</text:p>
          </table:table-cell>
          <table:table-cell office:value-type="float" office:value="19180" calcext:value-type="float">
            <text:p>19180</text:p>
          </table:table-cell>
          <table:table-cell office:value-type="float" office:value="10650782" calcext:value-type="float">
            <text:p>10650782</text:p>
          </table:table-cell>
          <table:table-cell office:value-type="float" office:value="0.096949" calcext:value-type="float">
            <text:p>0.096949</text:p>
          </table:table-cell>
          <table:table-cell office:value-type="float" office:value="132.523" calcext:value-type="float">
            <text:p>132.523</text:p>
          </table:table-cell>
          <table:table-cell office:value-type="float" office:value="100" calcext:value-type="float">
            <text:p>100</text:p>
          </table:table-cell>
          <table:table-cell office:value-type="float" office:value="1025340" calcext:value-type="float">
            <text:p>1025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4544" calcext:value-type="float">
            <text:p>1454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155.38" calcext:value-type="float">
            <text:p>3155.38</text:p>
          </table:table-cell>
          <table:table-cell office:value-type="float" office:value="3699" calcext:value-type="float">
            <text:p>3699</text:p>
          </table:table-cell>
          <table:table-cell office:value-type="float" office:value="23827" calcext:value-type="float">
            <text:p>23827</text:p>
          </table:table-cell>
          <table:table-cell office:value-type="float" office:value="5827846" calcext:value-type="float">
            <text:p>5827846</text:p>
          </table:table-cell>
          <table:table-cell office:value-type="float" office:value="0.0988226" calcext:value-type="float">
            <text:p>0.0988226</text:p>
          </table:table-cell>
          <table:table-cell office:value-type="float" office:value="48.4842" calcext:value-type="float">
            <text:p>48.4842</text:p>
          </table:table-cell>
          <table:table-cell office:value-type="float" office:value="100" calcext:value-type="float">
            <text:p>100</text:p>
          </table:table-cell>
          <table:table-cell office:value-type="float" office:value="230313" calcext:value-type="float">
            <text:p>230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6968" calcext:value-type="float">
            <text:p>1696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93.628" calcext:value-type="float">
            <text:p>393.628</text:p>
          </table:table-cell>
          <table:table-cell office:value-type="float" office:value="801" calcext:value-type="float">
            <text:p>801</text:p>
          </table:table-cell>
          <table:table-cell office:value-type="float" office:value="20177" calcext:value-type="float">
            <text:p>20177</text:p>
          </table:table-cell>
          <table:table-cell office:value-type="float" office:value="867511" calcext:value-type="float">
            <text:p>867511</text:p>
          </table:table-cell>
          <table:table-cell office:value-type="float" office:value="0.0874534" calcext:value-type="float">
            <text:p>0.0874534</text:p>
          </table:table-cell>
          <table:table-cell office:value-type="float" office:value="7.94944" calcext:value-type="float">
            <text:p>7.94944</text:p>
          </table:table-cell>
          <table:table-cell office:value-type="float" office:value="100" calcext:value-type="float">
            <text:p>100</text:p>
          </table:table-cell>
          <table:table-cell office:value-type="float" office:value="34212" calcext:value-type="float">
            <text:p>34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9392" calcext:value-type="float">
            <text:p>19392</text:p>
          </table:table-cell>
          <table:table-cell office:value-type="float" office:value="15" calcext:value-type="float">
            <text:p>15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411" calcext:value-type="float">
            <text:p>5411</text:p>
          </table:table-cell>
          <table:table-cell office:value-type="float" office:value="30012" calcext:value-type="float">
            <text:p>30012</text:p>
          </table:table-cell>
          <table:table-cell office:value-type="float" office:value="6117639" calcext:value-type="float">
            <text:p>6117639</text:p>
          </table:table-cell>
          <table:table-cell office:value-type="float" office:value="0.14187" calcext:value-type="float">
            <text:p>0.14187</text:p>
          </table:table-cell>
          <table:table-cell office:value-type="float" office:value="55.1078" calcext:value-type="float">
            <text:p>55.1078</text:p>
          </table:table-cell>
          <table:table-cell office:value-type="float" office:value="100" calcext:value-type="float">
            <text:p>100</text:p>
          </table:table-cell>
          <table:table-cell office:value-type="float" office:value="297128" calcext:value-type="float">
            <text:p>297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1816" calcext:value-type="float">
            <text:p>21816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7204.4" calcext:value-type="float">
            <text:p>7204.4</text:p>
          </table:table-cell>
          <table:table-cell office:value-type="float" office:value="10073" calcext:value-type="float">
            <text:p>10073</text:p>
          </table:table-cell>
          <table:table-cell office:value-type="float" office:value="59413" calcext:value-type="float">
            <text:p>59413</text:p>
          </table:table-cell>
          <table:table-cell office:value-type="float" office:value="11205596" calcext:value-type="float">
            <text:p>11205596</text:p>
          </table:table-cell>
          <table:table-cell office:value-type="float" office:value="0.27621" calcext:value-type="float">
            <text:p>0.27621</text:p>
          </table:table-cell>
          <table:table-cell office:value-type="float" office:value="117.482" calcext:value-type="float">
            <text:p>117.482</text:p>
          </table:table-cell>
          <table:table-cell office:value-type="float" office:value="100" calcext:value-type="float">
            <text:p>100</text:p>
          </table:table-cell>
          <table:table-cell office:value-type="float" office:value="602404" calcext:value-type="float">
            <text:p>602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240" calcext:value-type="float">
            <text:p>242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8.185" calcext:value-type="float">
            <text:p>118.185</text:p>
          </table:table-cell>
          <table:table-cell office:value-type="float" office:value="39" calcext:value-type="float">
            <text:p>39</text:p>
          </table:table-cell>
          <table:table-cell office:value-type="float" office:value="18310" calcext:value-type="float">
            <text:p>18310</text:p>
          </table:table-cell>
          <table:table-cell office:value-type="float" office:value="80368" calcext:value-type="float">
            <text:p>80368</text:p>
          </table:table-cell>
          <table:table-cell office:value-type="float" office:value="0.088997" calcext:value-type="float">
            <text:p>0.088997</text:p>
          </table:table-cell>
          <table:table-cell office:value-type="float" office:value="0.823612" calcext:value-type="float">
            <text:p>0.823612</text:p>
          </table:table-cell>
          <table:table-cell office:value-type="float" office:value="100" calcext:value-type="float">
            <text:p>100</text:p>
          </table:table-cell>
          <table:table-cell office:value-type="float" office:value="3479" calcext:value-type="float">
            <text:p>3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6664" calcext:value-type="float">
            <text:p>266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92.807" calcext:value-type="float">
            <text:p>292.807</text:p>
          </table:table-cell>
          <table:table-cell office:value-type="float" office:value="100" calcext:value-type="float">
            <text:p>100</text:p>
          </table:table-cell>
          <table:table-cell office:value-type="float" office:value="16209" calcext:value-type="float">
            <text:p>16209</text:p>
          </table:table-cell>
          <table:table-cell office:value-type="float" office:value="203670" calcext:value-type="float">
            <text:p>203670</text:p>
          </table:table-cell>
          <table:table-cell office:value-type="float" office:value="0.0749012" calcext:value-type="float">
            <text:p>0.0749012</text:p>
          </table:table-cell>
          <table:table-cell office:value-type="float" office:value="1.755" calcext:value-type="float">
            <text:p>1.755</text:p>
          </table:table-cell>
          <table:table-cell office:value-type="float" office:value="100" calcext:value-type="float">
            <text:p>100</text:p>
          </table:table-cell>
          <table:table-cell office:value-type="float" office:value="8179" calcext:value-type="float">
            <text:p>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9088" calcext:value-type="float">
            <text:p>290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94.424" calcext:value-type="float">
            <text:p>794.424</text:p>
          </table:table-cell>
          <table:table-cell office:value-type="float" office:value="124" calcext:value-type="float">
            <text:p>124</text:p>
          </table:table-cell>
          <table:table-cell office:value-type="float" office:value="15554" calcext:value-type="float">
            <text:p>15554</text:p>
          </table:table-cell>
          <table:table-cell office:value-type="float" office:value="121774" calcext:value-type="float">
            <text:p>121774</text:p>
          </table:table-cell>
          <table:table-cell office:value-type="float" office:value="0.0847648" calcext:value-type="float">
            <text:p>0.0847648</text:p>
          </table:table-cell>
          <table:table-cell office:value-type="float" office:value="1.52258" calcext:value-type="float">
            <text:p>1.52258</text:p>
          </table:table-cell>
          <table:table-cell office:value-type="float" office:value="100" calcext:value-type="float">
            <text:p>100</text:p>
          </table:table-cell>
          <table:table-cell office:value-type="float" office:value="7177" calcext:value-type="float">
            <text:p>7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1512" calcext:value-type="float">
            <text:p>315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210.26" calcext:value-type="float">
            <text:p>4210.26</text:p>
          </table:table-cell>
          <table:table-cell office:value-type="float" office:value="2140" calcext:value-type="float">
            <text:p>2140</text:p>
          </table:table-cell>
          <table:table-cell office:value-type="float" office:value="25552" calcext:value-type="float">
            <text:p>25552</text:p>
          </table:table-cell>
          <table:table-cell office:value-type="float" office:value="1216241" calcext:value-type="float">
            <text:p>1216241</text:p>
          </table:table-cell>
          <table:table-cell office:value-type="float" office:value="0.114566" calcext:value-type="float">
            <text:p>0.114566</text:p>
          </table:table-cell>
          <table:table-cell office:value-type="float" office:value="15.9827" calcext:value-type="float">
            <text:p>15.9827</text:p>
          </table:table-cell>
          <table:table-cell office:value-type="float" office:value="100" calcext:value-type="float">
            <text:p>100</text:p>
          </table:table-cell>
          <table:table-cell office:value-type="float" office:value="94623" calcext:value-type="float">
            <text:p>94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3936" calcext:value-type="float">
            <text:p>33936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1616" calcext:value-type="float">
            <text:p>1616</text:p>
          </table:table-cell>
          <table:table-cell office:value-type="float" office:value="53590" calcext:value-type="float">
            <text:p>53590</text:p>
          </table:table-cell>
          <table:table-cell office:value-type="float" office:value="1013915" calcext:value-type="float">
            <text:p>1013915</text:p>
          </table:table-cell>
          <table:table-cell office:value-type="float" office:value="0.26684" calcext:value-type="float">
            <text:p>0.26684</text:p>
          </table:table-cell>
          <table:table-cell office:value-type="float" office:value="15.2525" calcext:value-type="float">
            <text:p>15.2525</text:p>
          </table:table-cell>
          <table:table-cell office:value-type="float" office:value="100" calcext:value-type="float">
            <text:p>100</text:p>
          </table:table-cell>
          <table:table-cell office:value-type="float" office:value="100806" calcext:value-type="float">
            <text:p>100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6360" calcext:value-type="float">
            <text:p>3636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588" calcext:value-type="float">
            <text:p>588</text:p>
          </table:table-cell>
          <table:table-cell office:value-type="float" office:value="89146" calcext:value-type="float">
            <text:p>89146</text:p>
          </table:table-cell>
          <table:table-cell office:value-type="float" office:value="477626" calcext:value-type="float">
            <text:p>477626</text:p>
          </table:table-cell>
          <table:table-cell office:value-type="float" office:value="0.440081" calcext:value-type="float">
            <text:p>0.440081</text:p>
          </table:table-cell>
          <table:table-cell office:value-type="float" office:value="7.67987" calcext:value-type="float">
            <text:p>7.67987</text:p>
          </table:table-cell>
          <table:table-cell office:value-type="float" office:value="100" calcext:value-type="float">
            <text:p>100</text:p>
          </table:table-cell>
          <table:table-cell office:value-type="float" office:value="48034" calcext:value-type="float">
            <text:p>48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8784" calcext:value-type="float">
            <text:p>38784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1379" calcext:value-type="float">
            <text:p>1379</text:p>
          </table:table-cell>
          <table:table-cell office:value-type="float" office:value="64397" calcext:value-type="float">
            <text:p>64397</text:p>
          </table:table-cell>
          <table:table-cell office:value-type="float" office:value="1045456" calcext:value-type="float">
            <text:p>1045456</text:p>
          </table:table-cell>
          <table:table-cell office:value-type="float" office:value="0.287784" calcext:value-type="float">
            <text:p>0.287784</text:p>
          </table:table-cell>
          <table:table-cell office:value-type="float" office:value="16.2989" calcext:value-type="float">
            <text:p>16.2989</text:p>
          </table:table-cell>
          <table:table-cell office:value-type="float" office:value="100" calcext:value-type="float">
            <text:p>100</text:p>
          </table:table-cell>
          <table:table-cell office:value-type="float" office:value="106680" calcext:value-type="float">
            <text:p>106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1208" calcext:value-type="float">
            <text:p>41208</text:p>
          </table:table-cell>
          <table:table-cell office:value-type="float" office:value="6" calcext:value-type="float">
            <text:p>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1353" calcext:value-type="float">
            <text:p>1353</text:p>
          </table:table-cell>
          <table:table-cell office:value-type="float" office:value="71705" calcext:value-type="float">
            <text:p>71705</text:p>
          </table:table-cell>
          <table:table-cell office:value-type="float" office:value="802928" calcext:value-type="float">
            <text:p>802928</text:p>
          </table:table-cell>
          <table:table-cell office:value-type="float" office:value="0.322942" calcext:value-type="float">
            <text:p>0.322942</text:p>
          </table:table-cell>
          <table:table-cell office:value-type="float" office:value="14.2094" calcext:value-type="float">
            <text:p>14.2094</text:p>
          </table:table-cell>
          <table:table-cell office:value-type="float" office:value="100" calcext:value-type="float">
            <text:p>100</text:p>
          </table:table-cell>
          <table:table-cell office:value-type="float" office:value="103702" calcext:value-type="float">
            <text:p>103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424" calcext:value-type="float">
            <text:p>2424</text:p>
          </table:table-cell>
          <table:table-cell office:value-type="float" office:value="71" calcext:value-type="float">
            <text:p>71</text:p>
          </table:table-cell>
          <table:table-cell office:value-type="float" office:value="0.084507" calcext:value-type="float">
            <text:p>0.084507</text:p>
          </table:table-cell>
          <table:table-cell office:value-type="float" office:value="7203.11" calcext:value-type="float">
            <text:p>7203.11</text:p>
          </table:table-cell>
          <table:table-cell office:value-type="float" office:value="120287" calcext:value-type="float">
            <text:p>120287</text:p>
          </table:table-cell>
          <table:table-cell office:value-type="float" office:value="7713" calcext:value-type="float">
            <text:p>7713</text:p>
          </table:table-cell>
          <table:table-cell office:value-type="float" office:value="3548974" calcext:value-type="float">
            <text:p>3548974</text:p>
          </table:table-cell>
          <table:table-cell office:value-type="float" office:value="0.0941581" calcext:value-type="float">
            <text:p>0.0941581</text:p>
          </table:table-cell>
          <table:table-cell office:value-type="float" office:value="403.589" calcext:value-type="float">
            <text:p>403.589</text:p>
          </table:table-cell>
          <table:table-cell office:value-type="float" office:value="100" calcext:value-type="float">
            <text:p>100</text:p>
          </table:table-cell>
          <table:table-cell office:value-type="float" office:value="65243" calcext:value-type="float">
            <text:p>65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848" calcext:value-type="float">
            <text:p>4848</text:p>
          </table:table-cell>
          <table:table-cell office:value-type="float" office:value="43" calcext:value-type="float">
            <text:p>43</text:p>
          </table:table-cell>
          <table:table-cell office:value-type="float" office:value="0.0465116" calcext:value-type="float">
            <text:p>0.0465116</text:p>
          </table:table-cell>
          <table:table-cell office:value-type="float" office:value="7204.52" calcext:value-type="float">
            <text:p>7204.52</text:p>
          </table:table-cell>
          <table:table-cell office:value-type="float" office:value="107331" calcext:value-type="float">
            <text:p>107331</text:p>
          </table:table-cell>
          <table:table-cell office:value-type="float" office:value="15933" calcext:value-type="float">
            <text:p>15933</text:p>
          </table:table-cell>
          <table:table-cell office:value-type="float" office:value="12053200" calcext:value-type="float">
            <text:p>12053200</text:p>
          </table:table-cell>
          <table:table-cell office:value-type="float" office:value="0.109089" calcext:value-type="float">
            <text:p>0.109089</text:p>
          </table:table-cell>
          <table:table-cell office:value-type="float" office:value="317.957" calcext:value-type="float">
            <text:p>317.957</text:p>
          </table:table-cell>
          <table:table-cell office:value-type="float" office:value="100" calcext:value-type="float">
            <text:p>100</text:p>
          </table:table-cell>
          <table:table-cell office:value-type="float" office:value="181588" calcext:value-type="float">
            <text:p>181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272" calcext:value-type="float">
            <text:p>72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319.86" calcext:value-type="float">
            <text:p>3319.86</text:p>
          </table:table-cell>
          <table:table-cell office:value-type="float" office:value="28348" calcext:value-type="float">
            <text:p>28348</text:p>
          </table:table-cell>
          <table:table-cell office:value-type="float" office:value="12770" calcext:value-type="float">
            <text:p>12770</text:p>
          </table:table-cell>
          <table:table-cell office:value-type="float" office:value="7537229" calcext:value-type="float">
            <text:p>7537229</text:p>
          </table:table-cell>
          <table:table-cell office:value-type="float" office:value="0.0767506" calcext:value-type="float">
            <text:p>0.0767506</text:p>
          </table:table-cell>
          <table:table-cell office:value-type="float" office:value="99.6105" calcext:value-type="float">
            <text:p>99.6105</text:p>
          </table:table-cell>
          <table:table-cell office:value-type="float" office:value="100" calcext:value-type="float">
            <text:p>100</text:p>
          </table:table-cell>
          <table:table-cell office:value-type="float" office:value="280460" calcext:value-type="float">
            <text:p>280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9696" calcext:value-type="float">
            <text:p>969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35.212" calcext:value-type="float">
            <text:p>535.212</text:p>
          </table:table-cell>
          <table:table-cell office:value-type="float" office:value="2578" calcext:value-type="float">
            <text:p>2578</text:p>
          </table:table-cell>
          <table:table-cell office:value-type="float" office:value="24164" calcext:value-type="float">
            <text:p>24164</text:p>
          </table:table-cell>
          <table:table-cell office:value-type="float" office:value="2485099" calcext:value-type="float">
            <text:p>2485099</text:p>
          </table:table-cell>
          <table:table-cell office:value-type="float" office:value="0.108377" calcext:value-type="float">
            <text:p>0.108377</text:p>
          </table:table-cell>
          <table:table-cell office:value-type="float" office:value="23.3134" calcext:value-type="float">
            <text:p>23.3134</text:p>
          </table:table-cell>
          <table:table-cell office:value-type="float" office:value="100" calcext:value-type="float">
            <text:p>100</text:p>
          </table:table-cell>
          <table:table-cell office:value-type="float" office:value="110617" calcext:value-type="float">
            <text:p>110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2120" calcext:value-type="float">
            <text:p>121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2.091" calcext:value-type="float">
            <text:p>452.091</text:p>
          </table:table-cell>
          <table:table-cell office:value-type="float" office:value="1828" calcext:value-type="float">
            <text:p>1828</text:p>
          </table:table-cell>
          <table:table-cell office:value-type="float" office:value="22712" calcext:value-type="float">
            <text:p>22712</text:p>
          </table:table-cell>
          <table:table-cell office:value-type="float" office:value="1875979" calcext:value-type="float">
            <text:p>1875979</text:p>
          </table:table-cell>
          <table:table-cell office:value-type="float" office:value="0.103031" calcext:value-type="float">
            <text:p>0.103031</text:p>
          </table:table-cell>
          <table:table-cell office:value-type="float" office:value="17.0292" calcext:value-type="float">
            <text:p>17.0292</text:p>
          </table:table-cell>
          <table:table-cell office:value-type="float" office:value="100" calcext:value-type="float">
            <text:p>100</text:p>
          </table:table-cell>
          <table:table-cell office:value-type="float" office:value="77863" calcext:value-type="float">
            <text:p>77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94" calcext:value-type="float">
            <text:p>2394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.0875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107506" calcext:value-type="float">
            <text:p>107506</text:p>
          </table:table-cell>
          <table:table-cell office:value-type="float" office:value="7686" calcext:value-type="float">
            <text:p>7686</text:p>
          </table:table-cell>
          <table:table-cell office:value-type="float" office:value="3709764" calcext:value-type="float">
            <text:p>3709764</text:p>
          </table:table-cell>
          <table:table-cell office:value-type="float" office:value="0.113773" calcext:value-type="float">
            <text:p>0.113773</text:p>
          </table:table-cell>
          <table:table-cell office:value-type="float" office:value="459.636" calcext:value-type="float">
            <text:p>459.636</text:p>
          </table:table-cell>
          <table:table-cell office:value-type="float" office:value="100" calcext:value-type="float">
            <text:p>100</text:p>
          </table:table-cell>
          <table:table-cell office:value-type="float" office:value="60719" calcext:value-type="float">
            <text:p>60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6336" calcext:value-type="float">
            <text:p>263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55.32" calcext:value-type="float">
            <text:p>2255.32</text:p>
          </table:table-cell>
          <table:table-cell office:value-type="float" office:value="590" calcext:value-type="float">
            <text:p>590</text:p>
          </table:table-cell>
          <table:table-cell office:value-type="float" office:value="44691" calcext:value-type="float">
            <text:p>44691</text:p>
          </table:table-cell>
          <table:table-cell office:value-type="float" office:value="931648" calcext:value-type="float">
            <text:p>931648</text:p>
          </table:table-cell>
          <table:table-cell office:value-type="float" office:value="0.193744" calcext:value-type="float">
            <text:p>0.193744</text:p>
          </table:table-cell>
          <table:table-cell office:value-type="float" office:value="9.60094" calcext:value-type="float">
            <text:p>9.60094</text:p>
          </table:table-cell>
          <table:table-cell office:value-type="float" office:value="100" calcext:value-type="float">
            <text:p>100</text:p>
          </table:table-cell>
          <table:table-cell office:value-type="float" office:value="37215" calcext:value-type="float">
            <text:p>37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8730" calcext:value-type="float">
            <text:p>287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12.19" calcext:value-type="float">
            <text:p>2812.19</text:p>
          </table:table-cell>
          <table:table-cell office:value-type="float" office:value="247" calcext:value-type="float">
            <text:p>247</text:p>
          </table:table-cell>
          <table:table-cell office:value-type="float" office:value="69882" calcext:value-type="float">
            <text:p>69882</text:p>
          </table:table-cell>
          <table:table-cell office:value-type="float" office:value="536814" calcext:value-type="float">
            <text:p>536814</text:p>
          </table:table-cell>
          <table:table-cell office:value-type="float" office:value="0.342932" calcext:value-type="float">
            <text:p>0.342932</text:p>
          </table:table-cell>
          <table:table-cell office:value-type="float" office:value="5.12461" calcext:value-type="float">
            <text:p>5.12461</text:p>
          </table:table-cell>
          <table:table-cell office:value-type="float" office:value="100" calcext:value-type="float">
            <text:p>100</text:p>
          </table:table-cell>
          <table:table-cell office:value-type="float" office:value="20692" calcext:value-type="float">
            <text:p>2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1124" calcext:value-type="float">
            <text:p>311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37.14" calcext:value-type="float">
            <text:p>2137.14</text:p>
          </table:table-cell>
          <table:table-cell office:value-type="float" office:value="193" calcext:value-type="float">
            <text:p>193</text:p>
          </table:table-cell>
          <table:table-cell office:value-type="float" office:value="32847" calcext:value-type="float">
            <text:p>32847</text:p>
          </table:table-cell>
          <table:table-cell office:value-type="float" office:value="234888" calcext:value-type="float">
            <text:p>234888</text:p>
          </table:table-cell>
          <table:table-cell office:value-type="float" office:value="0.148663" calcext:value-type="float">
            <text:p>0.148663</text:p>
          </table:table-cell>
          <table:table-cell office:value-type="float" office:value="2.58425" calcext:value-type="float">
            <text:p>2.58425</text:p>
          </table:table-cell>
          <table:table-cell office:value-type="float" office:value="100" calcext:value-type="float">
            <text:p>100</text:p>
          </table:table-cell>
          <table:table-cell office:value-type="float" office:value="10580" calcext:value-type="float">
            <text:p>10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3518" calcext:value-type="float">
            <text:p>3351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1516" calcext:value-type="float">
            <text:p>1516</text:p>
          </table:table-cell>
          <table:table-cell office:value-type="float" office:value="32557" calcext:value-type="float">
            <text:p>32557</text:p>
          </table:table-cell>
          <table:table-cell office:value-type="float" office:value="2160985" calcext:value-type="float">
            <text:p>2160985</text:p>
          </table:table-cell>
          <table:table-cell office:value-type="float" office:value="0.148831" calcext:value-type="float">
            <text:p>0.148831</text:p>
          </table:table-cell>
          <table:table-cell office:value-type="float" office:value="22.9919" calcext:value-type="float">
            <text:p>22.9919</text:p>
          </table:table-cell>
          <table:table-cell office:value-type="float" office:value="100" calcext:value-type="float">
            <text:p>100</text:p>
          </table:table-cell>
          <table:table-cell office:value-type="float" office:value="107702" calcext:value-type="float">
            <text:p>107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913" calcext:value-type="float">
            <text:p>35913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891" calcext:value-type="float">
            <text:p>891</text:p>
          </table:table-cell>
          <table:table-cell office:value-type="float" office:value="58253" calcext:value-type="float">
            <text:p>58253</text:p>
          </table:table-cell>
          <table:table-cell office:value-type="float" office:value="1187849" calcext:value-type="float">
            <text:p>1187849</text:p>
          </table:table-cell>
          <table:table-cell office:value-type="float" office:value="0.27011" calcext:value-type="float">
            <text:p>0.27011</text:p>
          </table:table-cell>
          <table:table-cell office:value-type="float" office:value="14.2143" calcext:value-type="float">
            <text:p>14.2143</text:p>
          </table:table-cell>
          <table:table-cell office:value-type="float" office:value="100" calcext:value-type="float">
            <text:p>100</text:p>
          </table:table-cell>
          <table:table-cell office:value-type="float" office:value="71677" calcext:value-type="float">
            <text:p>71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8307" calcext:value-type="float">
            <text:p>3830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567" calcext:value-type="float">
            <text:p>567</text:p>
          </table:table-cell>
          <table:table-cell office:value-type="float" office:value="62386" calcext:value-type="float">
            <text:p>62386</text:p>
          </table:table-cell>
          <table:table-cell office:value-type="float" office:value="657737" calcext:value-type="float">
            <text:p>657737</text:p>
          </table:table-cell>
          <table:table-cell office:value-type="float" office:value="0.312061" calcext:value-type="float">
            <text:p>0.312061</text:p>
          </table:table-cell>
          <table:table-cell office:value-type="float" office:value="8.71449" calcext:value-type="float">
            <text:p>8.71449</text:p>
          </table:table-cell>
          <table:table-cell office:value-type="float" office:value="100" calcext:value-type="float">
            <text:p>100</text:p>
          </table:table-cell>
          <table:table-cell office:value-type="float" office:value="47614" calcext:value-type="float">
            <text:p>47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701" calcext:value-type="float">
            <text:p>4070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1070" calcext:value-type="float">
            <text:p>1070</text:p>
          </table:table-cell>
          <table:table-cell office:value-type="float" office:value="72161" calcext:value-type="float">
            <text:p>72161</text:p>
          </table:table-cell>
          <table:table-cell office:value-type="float" office:value="1738971" calcext:value-type="float">
            <text:p>1738971</text:p>
          </table:table-cell>
          <table:table-cell office:value-type="float" office:value="0.344862" calcext:value-type="float">
            <text:p>0.344862</text:p>
          </table:table-cell>
          <table:table-cell office:value-type="float" office:value="20.6346" calcext:value-type="float">
            <text:p>20.6346</text:p>
          </table:table-cell>
          <table:table-cell office:value-type="float" office:value="100" calcext:value-type="float">
            <text:p>100</text:p>
          </table:table-cell>
          <table:table-cell office:value-type="float" office:value="100167" calcext:value-type="float">
            <text:p>100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3095" calcext:value-type="float">
            <text:p>43095</text:p>
          </table:table-cell>
          <table:table-cell office:value-type="float" office:value="9" calcext:value-type="float">
            <text:p>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719" calcext:value-type="float">
            <text:p>719</text:p>
          </table:table-cell>
          <table:table-cell office:value-type="float" office:value="92142" calcext:value-type="float">
            <text:p>92142</text:p>
          </table:table-cell>
          <table:table-cell office:value-type="float" office:value="804188" calcext:value-type="float">
            <text:p>804188</text:p>
          </table:table-cell>
          <table:table-cell office:value-type="float" office:value="0.43181" calcext:value-type="float">
            <text:p>0.43181</text:p>
          </table:table-cell>
          <table:table-cell office:value-type="float" office:value="11.5244" calcext:value-type="float">
            <text:p>11.5244</text:p>
          </table:table-cell>
          <table:table-cell office:value-type="float" office:value="100" calcext:value-type="float">
            <text:p>100</text:p>
          </table:table-cell>
          <table:table-cell office:value-type="float" office:value="66046" calcext:value-type="float">
            <text:p>66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489" calcext:value-type="float">
            <text:p>45489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96" calcext:value-type="float">
            <text:p>7200.96</text:p>
          </table:table-cell>
          <table:table-cell office:value-type="float" office:value="682" calcext:value-type="float">
            <text:p>682</text:p>
          </table:table-cell>
          <table:table-cell office:value-type="float" office:value="91290" calcext:value-type="float">
            <text:p>91290</text:p>
          </table:table-cell>
          <table:table-cell office:value-type="float" office:value="825387" calcext:value-type="float">
            <text:p>825387</text:p>
          </table:table-cell>
          <table:table-cell office:value-type="float" office:value="0.478113" calcext:value-type="float">
            <text:p>0.478113</text:p>
          </table:table-cell>
          <table:table-cell office:value-type="float" office:value="11.6176" calcext:value-type="float">
            <text:p>11.6176</text:p>
          </table:table-cell>
          <table:table-cell office:value-type="float" office:value="100" calcext:value-type="float">
            <text:p>100</text:p>
          </table:table-cell>
          <table:table-cell office:value-type="float" office:value="66067" calcext:value-type="float">
            <text:p>66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788" calcext:value-type="float">
            <text:p>4788</text:p>
          </table:table-cell>
          <table:table-cell office:value-type="float" office:value="51" calcext:value-type="float">
            <text:p>51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7203.66" calcext:value-type="float">
            <text:p>7203.66</text:p>
          </table:table-cell>
          <table:table-cell office:value-type="float" office:value="27848" calcext:value-type="float">
            <text:p>27848</text:p>
          </table:table-cell>
          <table:table-cell office:value-type="float" office:value="13723" calcext:value-type="float">
            <text:p>13723</text:p>
          </table:table-cell>
          <table:table-cell office:value-type="float" office:value="5217632" calcext:value-type="float">
            <text:p>5217632</text:p>
          </table:table-cell>
          <table:table-cell office:value-type="float" office:value="0.0936996" calcext:value-type="float">
            <text:p>0.0936996</text:p>
          </table:table-cell>
          <table:table-cell office:value-type="float" office:value="143.104" calcext:value-type="float">
            <text:p>143.104</text:p>
          </table:table-cell>
          <table:table-cell office:value-type="float" office:value="100" calcext:value-type="float">
            <text:p>100</text:p>
          </table:table-cell>
          <table:table-cell office:value-type="float" office:value="124621" calcext:value-type="float">
            <text:p>12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182" calcext:value-type="float">
            <text:p>7182</text:p>
          </table:table-cell>
          <table:table-cell office:value-type="float" office:value="37" calcext:value-type="float">
            <text:p>37</text:p>
          </table:table-cell>
          <table:table-cell office:value-type="float" office:value="0.0810811" calcext:value-type="float">
            <text:p>0.0810811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5624" calcext:value-type="float">
            <text:p>5624</text:p>
          </table:table-cell>
          <table:table-cell office:value-type="float" office:value="19250" calcext:value-type="float">
            <text:p>19250</text:p>
          </table:table-cell>
          <table:table-cell office:value-type="float" office:value="2523266" calcext:value-type="float">
            <text:p>2523266</text:p>
          </table:table-cell>
          <table:table-cell office:value-type="float" office:value="0.105677" calcext:value-type="float">
            <text:p>0.105677</text:p>
          </table:table-cell>
          <table:table-cell office:value-type="float" office:value="37.9753" calcext:value-type="float">
            <text:p>37.9753</text:p>
          </table:table-cell>
          <table:table-cell office:value-type="float" office:value="100" calcext:value-type="float">
            <text:p>100</text:p>
          </table:table-cell>
          <table:table-cell office:value-type="float" office:value="107509" calcext:value-type="float">
            <text:p>107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76" calcext:value-type="float">
            <text:p>9576</text:p>
          </table:table-cell>
          <table:table-cell office:value-type="float" office:value="30" calcext:value-type="float">
            <text:p>30</text:p>
          </table:table-cell>
          <table:table-cell office:value-type="float" office:value="0.0666667" calcext:value-type="float">
            <text:p>0.0666667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15648" calcext:value-type="float">
            <text:p>15648</text:p>
          </table:table-cell>
          <table:table-cell office:value-type="float" office:value="24926" calcext:value-type="float">
            <text:p>24926</text:p>
          </table:table-cell>
          <table:table-cell office:value-type="float" office:value="6909841" calcext:value-type="float">
            <text:p>6909841</text:p>
          </table:table-cell>
          <table:table-cell office:value-type="float" office:value="0.136978" calcext:value-type="float">
            <text:p>0.136978</text:p>
          </table:table-cell>
          <table:table-cell office:value-type="float" office:value="93.3353" calcext:value-type="float">
            <text:p>93.3353</text:p>
          </table:table-cell>
          <table:table-cell office:value-type="float" office:value="100" calcext:value-type="float">
            <text:p>100</text:p>
          </table:table-cell>
          <table:table-cell office:value-type="float" office:value="197650" calcext:value-type="float">
            <text:p>197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971" calcext:value-type="float">
            <text:p>1197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16.43" calcext:value-type="float">
            <text:p>3716.43</text:p>
          </table:table-cell>
          <table:table-cell office:value-type="float" office:value="4663" calcext:value-type="float">
            <text:p>4663</text:p>
          </table:table-cell>
          <table:table-cell office:value-type="float" office:value="26564" calcext:value-type="float">
            <text:p>26564</text:p>
          </table:table-cell>
          <table:table-cell office:value-type="float" office:value="4870615" calcext:value-type="float">
            <text:p>4870615</text:p>
          </table:table-cell>
          <table:table-cell office:value-type="float" office:value="0.124632" calcext:value-type="float">
            <text:p>0.124632</text:p>
          </table:table-cell>
          <table:table-cell office:value-type="float" office:value="47.5468" calcext:value-type="float">
            <text:p>47.5468</text:p>
          </table:table-cell>
          <table:table-cell office:value-type="float" office:value="100" calcext:value-type="float">
            <text:p>100</text:p>
          </table:table-cell>
          <table:table-cell office:value-type="float" office:value="187220" calcext:value-type="float">
            <text:p>187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4365" calcext:value-type="float">
            <text:p>1436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60.79" calcext:value-type="float">
            <text:p>2460.79</text:p>
          </table:table-cell>
          <table:table-cell office:value-type="float" office:value="1189" calcext:value-type="float">
            <text:p>1189</text:p>
          </table:table-cell>
          <table:table-cell office:value-type="float" office:value="34523" calcext:value-type="float">
            <text:p>34523</text:p>
          </table:table-cell>
          <table:table-cell office:value-type="float" office:value="1431498" calcext:value-type="float">
            <text:p>1431498</text:p>
          </table:table-cell>
          <table:table-cell office:value-type="float" office:value="0.157524" calcext:value-type="float">
            <text:p>0.157524</text:p>
          </table:table-cell>
          <table:table-cell office:value-type="float" office:value="13.2067" calcext:value-type="float">
            <text:p>13.2067</text:p>
          </table:table-cell>
          <table:table-cell office:value-type="float" office:value="100" calcext:value-type="float">
            <text:p>100</text:p>
          </table:table-cell>
          <table:table-cell office:value-type="float" office:value="49849" calcext:value-type="float">
            <text:p>49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59" calcext:value-type="float">
            <text:p>1675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32.34" calcext:value-type="float">
            <text:p>6932.34</text:p>
          </table:table-cell>
          <table:table-cell office:value-type="float" office:value="1937" calcext:value-type="float">
            <text:p>1937</text:p>
          </table:table-cell>
          <table:table-cell office:value-type="float" office:value="29969" calcext:value-type="float">
            <text:p>29969</text:p>
          </table:table-cell>
          <table:table-cell office:value-type="float" office:value="4878389" calcext:value-type="float">
            <text:p>4878389</text:p>
          </table:table-cell>
          <table:table-cell office:value-type="float" office:value="0.134801" calcext:value-type="float">
            <text:p>0.134801</text:p>
          </table:table-cell>
          <table:table-cell office:value-type="float" office:value="40.1922" calcext:value-type="float">
            <text:p>40.1922</text:p>
          </table:table-cell>
          <table:table-cell office:value-type="float" office:value="100" calcext:value-type="float">
            <text:p>100</text:p>
          </table:table-cell>
          <table:table-cell office:value-type="float" office:value="155757" calcext:value-type="float">
            <text:p>15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9153" calcext:value-type="float">
            <text:p>1915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22.19" calcext:value-type="float">
            <text:p>5722.19</text:p>
          </table:table-cell>
          <table:table-cell office:value-type="float" office:value="1558" calcext:value-type="float">
            <text:p>1558</text:p>
          </table:table-cell>
          <table:table-cell office:value-type="float" office:value="33758" calcext:value-type="float">
            <text:p>33758</text:p>
          </table:table-cell>
          <table:table-cell office:value-type="float" office:value="2216358" calcext:value-type="float">
            <text:p>2216358</text:p>
          </table:table-cell>
          <table:table-cell office:value-type="float" office:value="0.15642" calcext:value-type="float">
            <text:p>0.15642</text:p>
          </table:table-cell>
          <table:table-cell office:value-type="float" office:value="20.2191" calcext:value-type="float">
            <text:p>20.2191</text:p>
          </table:table-cell>
          <table:table-cell office:value-type="float" office:value="100" calcext:value-type="float">
            <text:p>100</text:p>
          </table:table-cell>
          <table:table-cell office:value-type="float" office:value="77722" calcext:value-type="float">
            <text:p>77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1547" calcext:value-type="float">
            <text:p>21547</text:p>
          </table:table-cell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.0625</text:p>
          </table:table-cell>
          <table:table-cell office:value-type="float" office:value="7201.47" calcext:value-type="float">
            <text:p>7201.47</text:p>
          </table:table-cell>
          <table:table-cell office:value-type="float" office:value="6476" calcext:value-type="float">
            <text:p>6476</text:p>
          </table:table-cell>
          <table:table-cell office:value-type="float" office:value="26666" calcext:value-type="float">
            <text:p>26666</text:p>
          </table:table-cell>
          <table:table-cell office:value-type="float" office:value="10667384" calcext:value-type="float">
            <text:p>10667384</text:p>
          </table:table-cell>
          <table:table-cell office:value-type="float" office:value="0.127395" calcext:value-type="float">
            <text:p>0.127395</text:p>
          </table:table-cell>
          <table:table-cell office:value-type="float" office:value="100.704" calcext:value-type="float">
            <text:p>100.704</text:p>
          </table:table-cell>
          <table:table-cell office:value-type="float" office:value="100" calcext:value-type="float">
            <text:p>100</text:p>
          </table:table-cell>
          <table:table-cell office:value-type="float" office:value="479557" calcext:value-type="float">
            <text:p>479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3942" calcext:value-type="float">
            <text:p>2394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67.714" calcext:value-type="float">
            <text:p>967.714</text:p>
          </table:table-cell>
          <table:table-cell office:value-type="float" office:value="401" calcext:value-type="float">
            <text:p>401</text:p>
          </table:table-cell>
          <table:table-cell office:value-type="float" office:value="46107" calcext:value-type="float">
            <text:p>46107</text:p>
          </table:table-cell>
          <table:table-cell office:value-type="float" office:value="811701" calcext:value-type="float">
            <text:p>811701</text:p>
          </table:table-cell>
          <table:table-cell office:value-type="float" office:value="0.214358" calcext:value-type="float">
            <text:p>0.214358</text:p>
          </table:table-cell>
          <table:table-cell office:value-type="float" office:value="7.52584" calcext:value-type="float">
            <text:p>7.52584</text:p>
          </table:table-cell>
          <table:table-cell office:value-type="float" office:value="100" calcext:value-type="float">
            <text:p>100</text:p>
          </table:table-cell>
          <table:table-cell office:value-type="float" office:value="27038" calcext:value-type="float">
            <text:p>27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7" calcext:value-type="float">
            <text:p>2407</text:p>
          </table:table-cell>
          <table:table-cell office:value-type="float" office:value="90" calcext:value-type="float">
            <text:p>90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7201.97" calcext:value-type="float">
            <text:p>7201.97</text:p>
          </table:table-cell>
          <table:table-cell office:value-type="float" office:value="105782" calcext:value-type="float">
            <text:p>105782</text:p>
          </table:table-cell>
          <table:table-cell office:value-type="float" office:value="9929" calcext:value-type="float">
            <text:p>9929</text:p>
          </table:table-cell>
          <table:table-cell office:value-type="float" office:value="4263597" calcext:value-type="float">
            <text:p>4263597</text:p>
          </table:table-cell>
          <table:table-cell office:value-type="float" office:value="0.129956" calcext:value-type="float">
            <text:p>0.129956</text:p>
          </table:table-cell>
          <table:table-cell office:value-type="float" office:value="593.207" calcext:value-type="float">
            <text:p>593.207</text:p>
          </table:table-cell>
          <table:table-cell office:value-type="float" office:value="100" calcext:value-type="float">
            <text:p>100</text:p>
          </table:table-cell>
          <table:table-cell office:value-type="float" office:value="42532" calcext:value-type="float">
            <text:p>42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14" calcext:value-type="float">
            <text:p>4814</text:p>
          </table:table-cell>
          <table:table-cell office:value-type="float" office:value="57" calcext:value-type="float">
            <text:p>57</text:p>
          </table:table-cell>
          <table:table-cell office:value-type="float" office:value="0.122807" calcext:value-type="float">
            <text:p>0.122807</text:p>
          </table:table-cell>
          <table:table-cell office:value-type="float" office:value="7202.03" calcext:value-type="float">
            <text:p>7202.03</text:p>
          </table:table-cell>
          <table:table-cell office:value-type="float" office:value="18321" calcext:value-type="float">
            <text:p>18321</text:p>
          </table:table-cell>
          <table:table-cell office:value-type="float" office:value="14930" calcext:value-type="float">
            <text:p>14930</text:p>
          </table:table-cell>
          <table:table-cell office:value-type="float" office:value="5923147" calcext:value-type="float">
            <text:p>5923147</text:p>
          </table:table-cell>
          <table:table-cell office:value-type="float" office:value="0.0954257" calcext:value-type="float">
            <text:p>0.0954257</text:p>
          </table:table-cell>
          <table:table-cell office:value-type="float" office:value="132.727" calcext:value-type="float">
            <text:p>132.727</text:p>
          </table:table-cell>
          <table:table-cell office:value-type="float" office:value="100" calcext:value-type="float">
            <text:p>100</text:p>
          </table:table-cell>
          <table:table-cell office:value-type="float" office:value="225529" calcext:value-type="float">
            <text:p>225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221" calcext:value-type="float">
            <text:p>7221</text:p>
          </table:table-cell>
          <table:table-cell office:value-type="float" office:value="43" calcext:value-type="float">
            <text:p>43</text:p>
          </table:table-cell>
          <table:table-cell office:value-type="float" office:value="0.116279" calcext:value-type="float">
            <text:p>0.116279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351" calcext:value-type="float">
            <text:p>4351</text:p>
          </table:table-cell>
          <table:table-cell office:value-type="float" office:value="23131" calcext:value-type="float">
            <text:p>23131</text:p>
          </table:table-cell>
          <table:table-cell office:value-type="float" office:value="2988842" calcext:value-type="float">
            <text:p>2988842</text:p>
          </table:table-cell>
          <table:table-cell office:value-type="float" office:value="0.130037" calcext:value-type="float">
            <text:p>0.130037</text:p>
          </table:table-cell>
          <table:table-cell office:value-type="float" office:value="43.0369" calcext:value-type="float">
            <text:p>43.0369</text:p>
          </table:table-cell>
          <table:table-cell office:value-type="float" office:value="100" calcext:value-type="float">
            <text:p>100</text:p>
          </table:table-cell>
          <table:table-cell office:value-type="float" office:value="129185" calcext:value-type="float">
            <text:p>129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628" calcext:value-type="float">
            <text:p>96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23.33" calcext:value-type="float">
            <text:p>3023.33</text:p>
          </table:table-cell>
          <table:table-cell office:value-type="float" office:value="2267" calcext:value-type="float">
            <text:p>2267</text:p>
          </table:table-cell>
          <table:table-cell office:value-type="float" office:value="20550" calcext:value-type="float">
            <text:p>20550</text:p>
          </table:table-cell>
          <table:table-cell office:value-type="float" office:value="3113039" calcext:value-type="float">
            <text:p>3113039</text:p>
          </table:table-cell>
          <table:table-cell office:value-type="float" office:value="0.113838" calcext:value-type="float">
            <text:p>0.113838</text:p>
          </table:table-cell>
          <table:table-cell office:value-type="float" office:value="30.1273" calcext:value-type="float">
            <text:p>30.1273</text:p>
          </table:table-cell>
          <table:table-cell office:value-type="float" office:value="100" calcext:value-type="float">
            <text:p>100</text:p>
          </table:table-cell>
          <table:table-cell office:value-type="float" office:value="148247" calcext:value-type="float">
            <text:p>148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2035" calcext:value-type="float">
            <text:p>120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038.19" calcext:value-type="float">
            <text:p>3038.19</text:p>
          </table:table-cell>
          <table:table-cell office:value-type="float" office:value="2016" calcext:value-type="float">
            <text:p>2016</text:p>
          </table:table-cell>
          <table:table-cell office:value-type="float" office:value="28625" calcext:value-type="float">
            <text:p>28625</text:p>
          </table:table-cell>
          <table:table-cell office:value-type="float" office:value="4838781" calcext:value-type="float">
            <text:p>4838781</text:p>
          </table:table-cell>
          <table:table-cell office:value-type="float" office:value="0.159855" calcext:value-type="float">
            <text:p>0.159855</text:p>
          </table:table-cell>
          <table:table-cell office:value-type="float" office:value="42.6211" calcext:value-type="float">
            <text:p>42.6211</text:p>
          </table:table-cell>
          <table:table-cell office:value-type="float" office:value="100" calcext:value-type="float">
            <text:p>100</text:p>
          </table:table-cell>
          <table:table-cell office:value-type="float" office:value="168418" calcext:value-type="float">
            <text:p>168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4442" calcext:value-type="float">
            <text:p>144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 office:value-type="float" office:value="1109" calcext:value-type="float">
            <text:p>1109</text:p>
          </table:table-cell>
          <table:table-cell office:value-type="float" office:value="34276" calcext:value-type="float">
            <text:p>34276</text:p>
          </table:table-cell>
          <table:table-cell office:value-type="float" office:value="2070794" calcext:value-type="float">
            <text:p>2070794</text:p>
          </table:table-cell>
          <table:table-cell office:value-type="float" office:value="0.15727" calcext:value-type="float">
            <text:p>0.15727</text:p>
          </table:table-cell>
          <table:table-cell office:value-type="float" office:value="18.212" calcext:value-type="float">
            <text:p>18.212</text:p>
          </table:table-cell>
          <table:table-cell office:value-type="float" office:value="100" calcext:value-type="float">
            <text:p>100</text:p>
          </table:table-cell>
          <table:table-cell office:value-type="float" office:value="66029" calcext:value-type="float">
            <text:p>66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6849" calcext:value-type="float">
            <text:p>168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573.31" calcext:value-type="float">
            <text:p>2573.31</text:p>
          </table:table-cell>
          <table:table-cell office:value-type="float" office:value="1898" calcext:value-type="float">
            <text:p>1898</text:p>
          </table:table-cell>
          <table:table-cell office:value-type="float" office:value="22256" calcext:value-type="float">
            <text:p>22256</text:p>
          </table:table-cell>
          <table:table-cell office:value-type="float" office:value="4984028" calcext:value-type="float">
            <text:p>4984028</text:p>
          </table:table-cell>
          <table:table-cell office:value-type="float" office:value="0.110292" calcext:value-type="float">
            <text:p>0.110292</text:p>
          </table:table-cell>
          <table:table-cell office:value-type="float" office:value="40.6704" calcext:value-type="float">
            <text:p>40.6704</text:p>
          </table:table-cell>
          <table:table-cell office:value-type="float" office:value="100" calcext:value-type="float">
            <text:p>100</text:p>
          </table:table-cell>
          <table:table-cell office:value-type="float" office:value="164755" calcext:value-type="float">
            <text:p>164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9257" calcext:value-type="float">
            <text:p>19257</text:p>
          </table:table-cell>
          <table:table-cell office:value-type="float" office:value="24" calcext:value-type="float">
            <text:p>24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7200.63" calcext:value-type="float">
            <text:p>7200.63</text:p>
          </table:table-cell>
          <table:table-cell office:value-type="float" office:value="557" calcext:value-type="float">
            <text:p>557</text:p>
          </table:table-cell>
          <table:table-cell office:value-type="float" office:value="124656" calcext:value-type="float">
            <text:p>124656</text:p>
          </table:table-cell>
          <table:table-cell office:value-type="float" office:value="957313" calcext:value-type="float">
            <text:p>957313</text:p>
          </table:table-cell>
          <table:table-cell office:value-type="float" office:value="0.693027" calcext:value-type="float">
            <text:p>0.693027</text:p>
          </table:table-cell>
          <table:table-cell office:value-type="float" office:value="10.8232" calcext:value-type="float">
            <text:p>10.8232</text:p>
          </table:table-cell>
          <table:table-cell office:value-type="float" office:value="100" calcext:value-type="float">
            <text:p>100</text:p>
          </table:table-cell>
          <table:table-cell office:value-type="float" office:value="43515" calcext:value-type="float">
            <text:p>43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1664" calcext:value-type="float">
            <text:p>21664</text:p>
          </table:table-cell>
          <table:table-cell office:value-type="float" office:value="21" calcext:value-type="float">
            <text:p>21</text:p>
          </table:table-cell>
          <table:table-cell office:value-type="float" office:value="0.238095" calcext:value-type="float">
            <text:p>0.238095</text:p>
          </table:table-cell>
          <table:table-cell office:value-type="float" office:value="7200.9" calcext:value-type="float">
            <text:p>7200.9</text:p>
          </table:table-cell>
          <table:table-cell office:value-type="float" office:value="1045" calcext:value-type="float">
            <text:p>1045</text:p>
          </table:table-cell>
          <table:table-cell office:value-type="float" office:value="60200" calcext:value-type="float">
            <text:p>60200</text:p>
          </table:table-cell>
          <table:table-cell office:value-type="float" office:value="1973391" calcext:value-type="float">
            <text:p>1973391</text:p>
          </table:table-cell>
          <table:table-cell office:value-type="float" office:value="0.33242" calcext:value-type="float">
            <text:p>0.33242</text:p>
          </table:table-cell>
          <table:table-cell office:value-type="float" office:value="20.9183" calcext:value-type="float">
            <text:p>20.9183</text:p>
          </table:table-cell>
          <table:table-cell office:value-type="float" office:value="100" calcext:value-type="float">
            <text:p>100</text:p>
          </table:table-cell>
          <table:table-cell office:value-type="float" office:value="86397" calcext:value-type="float">
            <text:p>86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4071" calcext:value-type="float">
            <text:p>24071</text:p>
          </table:table-cell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753" calcext:value-type="float">
            <text:p>753</text:p>
          </table:table-cell>
          <table:table-cell office:value-type="float" office:value="65581" calcext:value-type="float">
            <text:p>65581</text:p>
          </table:table-cell>
          <table:table-cell office:value-type="float" office:value="1829603" calcext:value-type="float">
            <text:p>1829603</text:p>
          </table:table-cell>
          <table:table-cell office:value-type="float" office:value="0.288536" calcext:value-type="float">
            <text:p>0.288536</text:p>
          </table:table-cell>
          <table:table-cell office:value-type="float" office:value="17.2819" calcext:value-type="float">
            <text:p>17.2819</text:p>
          </table:table-cell>
          <table:table-cell office:value-type="float" office:value="100" calcext:value-type="float">
            <text:p>100</text:p>
          </table:table-cell>
          <table:table-cell office:value-type="float" office:value="61251" calcext:value-type="float">
            <text:p>6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6478" calcext:value-type="float">
            <text:p>26478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39" calcext:value-type="float">
            <text:p>7200.39</text:p>
          </table:table-cell>
          <table:table-cell office:value-type="float" office:value="981" calcext:value-type="float">
            <text:p>981</text:p>
          </table:table-cell>
          <table:table-cell office:value-type="float" office:value="72851" calcext:value-type="float">
            <text:p>72851</text:p>
          </table:table-cell>
          <table:table-cell office:value-type="float" office:value="2130114" calcext:value-type="float">
            <text:p>2130114</text:p>
          </table:table-cell>
          <table:table-cell office:value-type="float" office:value="0.374059" calcext:value-type="float">
            <text:p>0.374059</text:p>
          </table:table-cell>
          <table:table-cell office:value-type="float" office:value="22.5002" calcext:value-type="float">
            <text:p>22.5002</text:p>
          </table:table-cell>
          <table:table-cell office:value-type="float" office:value="100" calcext:value-type="float">
            <text:p>100</text:p>
          </table:table-cell>
          <table:table-cell office:value-type="float" office:value="88157" calcext:value-type="float">
            <text:p>88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8885" calcext:value-type="float">
            <text:p>288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733.33" calcext:value-type="float">
            <text:p>5733.33</text:p>
          </table:table-cell>
          <table:table-cell office:value-type="float" office:value="501" calcext:value-type="float">
            <text:p>501</text:p>
          </table:table-cell>
          <table:table-cell office:value-type="float" office:value="76742" calcext:value-type="float">
            <text:p>76742</text:p>
          </table:table-cell>
          <table:table-cell office:value-type="float" office:value="808808" calcext:value-type="float">
            <text:p>808808</text:p>
          </table:table-cell>
          <table:table-cell office:value-type="float" office:value="0.354168" calcext:value-type="float">
            <text:p>0.354168</text:p>
          </table:table-cell>
          <table:table-cell office:value-type="float" office:value="8.66644" calcext:value-type="float">
            <text:p>8.66644</text:p>
          </table:table-cell>
          <table:table-cell office:value-type="float" office:value="100" calcext:value-type="float">
            <text:p>100</text:p>
          </table:table-cell>
          <table:table-cell office:value-type="float" office:value="31576" calcext:value-type="float">
            <text:p>31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1292" calcext:value-type="float">
            <text:p>3129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78.06" calcext:value-type="float">
            <text:p>1378.06</text:p>
          </table:table-cell>
          <table:table-cell office:value-type="float" office:value="567" calcext:value-type="float">
            <text:p>567</text:p>
          </table:table-cell>
          <table:table-cell office:value-type="float" office:value="42841" calcext:value-type="float">
            <text:p>42841</text:p>
          </table:table-cell>
          <table:table-cell office:value-type="float" office:value="984415" calcext:value-type="float">
            <text:p>984415</text:p>
          </table:table-cell>
          <table:table-cell office:value-type="float" office:value="0.177745" calcext:value-type="float">
            <text:p>0.177745</text:p>
          </table:table-cell>
          <table:table-cell office:value-type="float" office:value="9.11799" calcext:value-type="float">
            <text:p>9.11799</text:p>
          </table:table-cell>
          <table:table-cell office:value-type="float" office:value="100" calcext:value-type="float">
            <text:p>100</text:p>
          </table:table-cell>
          <table:table-cell office:value-type="float" office:value="32651" calcext:value-type="float">
            <text:p>3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3699" calcext:value-type="float">
            <text:p>3369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00.13" calcext:value-type="float">
            <text:p>7200.13</text:p>
          </table:table-cell>
          <table:table-cell office:value-type="float" office:value="566" calcext:value-type="float">
            <text:p>566</text:p>
          </table:table-cell>
          <table:table-cell office:value-type="float" office:value="71382" calcext:value-type="float">
            <text:p>71382</text:p>
          </table:table-cell>
          <table:table-cell office:value-type="float" office:value="900087" calcext:value-type="float">
            <text:p>900087</text:p>
          </table:table-cell>
          <table:table-cell office:value-type="float" office:value="0.310133" calcext:value-type="float">
            <text:p>0.310133</text:p>
          </table:table-cell>
          <table:table-cell office:value-type="float" office:value="8.85935" calcext:value-type="float">
            <text:p>8.85935</text:p>
          </table:table-cell>
          <table:table-cell office:value-type="float" office:value="100" calcext:value-type="float">
            <text:p>100</text:p>
          </table:table-cell>
          <table:table-cell office:value-type="float" office:value="34263" calcext:value-type="float">
            <text:p>34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6107" calcext:value-type="float">
            <text:p>36107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62" calcext:value-type="float">
            <text:p>7200.62</text:p>
          </table:table-cell>
          <table:table-cell office:value-type="float" office:value="691" calcext:value-type="float">
            <text:p>691</text:p>
          </table:table-cell>
          <table:table-cell office:value-type="float" office:value="56902" calcext:value-type="float">
            <text:p>56902</text:p>
          </table:table-cell>
          <table:table-cell office:value-type="float" office:value="1299872" calcext:value-type="float">
            <text:p>1299872</text:p>
          </table:table-cell>
          <table:table-cell office:value-type="float" office:value="0.261585" calcext:value-type="float">
            <text:p>0.261585</text:p>
          </table:table-cell>
          <table:table-cell office:value-type="float" office:value="12.9512" calcext:value-type="float">
            <text:p>12.9512</text:p>
          </table:table-cell>
          <table:table-cell office:value-type="float" office:value="100" calcext:value-type="float">
            <text:p>100</text:p>
          </table:table-cell>
          <table:table-cell office:value-type="float" office:value="51630" calcext:value-type="float">
            <text:p>51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8514" calcext:value-type="float">
            <text:p>38514</text:p>
          </table:table-cell>
          <table:table-cell office:value-type="float" office:value="19" calcext:value-type="float">
            <text:p>19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292" calcext:value-type="float">
            <text:p>292</text:p>
          </table:table-cell>
          <table:table-cell office:value-type="float" office:value="123794" calcext:value-type="float">
            <text:p>123794</text:p>
          </table:table-cell>
          <table:table-cell office:value-type="float" office:value="574316" calcext:value-type="float">
            <text:p>574316</text:p>
          </table:table-cell>
          <table:table-cell office:value-type="float" office:value="0.592784" calcext:value-type="float">
            <text:p>0.592784</text:p>
          </table:table-cell>
          <table:table-cell office:value-type="float" office:value="6.43947" calcext:value-type="float">
            <text:p>6.43947</text:p>
          </table:table-cell>
          <table:table-cell office:value-type="float" office:value="100" calcext:value-type="float">
            <text:p>100</text:p>
          </table:table-cell>
          <table:table-cell office:value-type="float" office:value="28255" calcext:value-type="float">
            <text:p>28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921" calcext:value-type="float">
            <text:p>4092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11" calcext:value-type="float">
            <text:p>311</text:p>
          </table:table-cell>
          <table:table-cell office:value-type="float" office:value="82581" calcext:value-type="float">
            <text:p>82581</text:p>
          </table:table-cell>
          <table:table-cell office:value-type="float" office:value="575406" calcext:value-type="float">
            <text:p>575406</text:p>
          </table:table-cell>
          <table:table-cell office:value-type="float" office:value="0.432" calcext:value-type="float">
            <text:p>0.432</text:p>
          </table:table-cell>
          <table:table-cell office:value-type="float" office:value="6.68058" calcext:value-type="float">
            <text:p>6.68058</text:p>
          </table:table-cell>
          <table:table-cell office:value-type="float" office:value="100" calcext:value-type="float">
            <text:p>100</text:p>
          </table:table-cell>
          <table:table-cell office:value-type="float" office:value="29767" calcext:value-type="float">
            <text:p>29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3328" calcext:value-type="float">
            <text:p>43328</text:p>
          </table:table-cell>
          <table:table-cell office:value-type="float" office:value="69" calcext:value-type="float">
            <text:p>69</text:p>
          </table:table-cell>
          <table:table-cell office:value-type="float" office:value="0.913043" calcext:value-type="float">
            <text:p>0.913043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255" calcext:value-type="float">
            <text:p>255</text:p>
          </table:table-cell>
          <table:table-cell office:value-type="float" office:value="111169" calcext:value-type="float">
            <text:p>111169</text:p>
          </table:table-cell>
          <table:table-cell office:value-type="float" office:value="513294" calcext:value-type="float">
            <text:p>513294</text:p>
          </table:table-cell>
          <table:table-cell office:value-type="float" office:value="0.564971" calcext:value-type="float">
            <text:p>0.564971</text:p>
          </table:table-cell>
          <table:table-cell office:value-type="float" office:value="5.75514" calcext:value-type="float">
            <text:p>5.75514</text:p>
          </table:table-cell>
          <table:table-cell office:value-type="float" office:value="100" calcext:value-type="float">
            <text:p>100</text:p>
          </table:table-cell>
          <table:table-cell office:value-type="float" office:value="26574" calcext:value-type="float">
            <text:p>26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735" calcext:value-type="float">
            <text:p>45735</text:p>
          </table:table-cell>
          <table:table-cell office:value-type="float" office:value="12" calcext:value-type="float">
            <text:p>1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7200.45" calcext:value-type="float">
            <text:p>7200.45</text:p>
          </table:table-cell>
          <table:table-cell office:value-type="float" office:value="429" calcext:value-type="float">
            <text:p>429</text:p>
          </table:table-cell>
          <table:table-cell office:value-type="float" office:value="96025" calcext:value-type="float">
            <text:p>96025</text:p>
          </table:table-cell>
          <table:table-cell office:value-type="float" office:value="605433" calcext:value-type="float">
            <text:p>605433</text:p>
          </table:table-cell>
          <table:table-cell office:value-type="float" office:value="0.495133" calcext:value-type="float">
            <text:p>0.495133</text:p>
          </table:table-cell>
          <table:table-cell office:value-type="float" office:value="8.06175" calcext:value-type="float">
            <text:p>8.06175</text:p>
          </table:table-cell>
          <table:table-cell office:value-type="float" office:value="100" calcext:value-type="float">
            <text:p>100</text:p>
          </table:table-cell>
          <table:table-cell office:value-type="float" office:value="43126" calcext:value-type="float">
            <text:p>43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8142" calcext:value-type="float">
            <text:p>48142</text:p>
          </table:table-cell>
          <table:table-cell office:value-type="float" office:value="11" calcext:value-type="float">
            <text:p>11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7200.66" calcext:value-type="float">
            <text:p>7200.66</text:p>
          </table:table-cell>
          <table:table-cell office:value-type="float" office:value="441" calcext:value-type="float">
            <text:p>441</text:p>
          </table:table-cell>
          <table:table-cell office:value-type="float" office:value="88875" calcext:value-type="float">
            <text:p>88875</text:p>
          </table:table-cell>
          <table:table-cell office:value-type="float" office:value="602061" calcext:value-type="float">
            <text:p>602061</text:p>
          </table:table-cell>
          <table:table-cell office:value-type="float" office:value="0.421852" calcext:value-type="float">
            <text:p>0.421852</text:p>
          </table:table-cell>
          <table:table-cell office:value-type="float" office:value="8.03637" calcext:value-type="float">
            <text:p>8.03637</text:p>
          </table:table-cell>
          <table:table-cell office:value-type="float" office:value="100" calcext:value-type="float">
            <text:p>100</text:p>
          </table:table-cell>
          <table:table-cell office:value-type="float" office:value="44980" calcext:value-type="float">
            <text:p>44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549" calcext:value-type="float">
            <text:p>50549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1.54" calcext:value-type="float">
            <text:p>7201.54</text:p>
          </table:table-cell>
          <table:table-cell office:value-type="float" office:value="888" calcext:value-type="float">
            <text:p>888</text:p>
          </table:table-cell>
          <table:table-cell office:value-type="float" office:value="111270" calcext:value-type="float">
            <text:p>111270</text:p>
          </table:table-cell>
          <table:table-cell office:value-type="float" office:value="1390613" calcext:value-type="float">
            <text:p>1390613</text:p>
          </table:table-cell>
          <table:table-cell office:value-type="float" office:value="0.493234" calcext:value-type="float">
            <text:p>0.493234</text:p>
          </table:table-cell>
          <table:table-cell office:value-type="float" office:value="16.9516" calcext:value-type="float">
            <text:p>16.9516</text:p>
          </table:table-cell>
          <table:table-cell office:value-type="float" office:value="100" calcext:value-type="float">
            <text:p>100</text:p>
          </table:table-cell>
          <table:table-cell office:value-type="float" office:value="84234" calcext:value-type="float">
            <text:p>84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618" calcext:value-type="float">
            <text:p>26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49135" calcext:value-type="float">
            <text:p>0.249135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1102" calcext:value-type="float">
            <text:p>1102</text:p>
          </table:table-cell>
          <table:table-cell office:value-type="float" office:value="0.00356565" calcext:value-type="float">
            <text:p>0.00356565</text:p>
          </table:table-cell>
          <table:table-cell office:value-type="float" office:value="0.037498" calcext:value-type="float">
            <text:p>0.037498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237" calcext:value-type="float">
            <text:p>523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297065" calcext:value-type="float">
            <text:p>0.297065</text:p>
          </table:table-cell>
          <table:table-cell office:value-type="float" office:value="45" calcext:value-type="float">
            <text:p>45</text:p>
          </table:table-cell>
          <table:table-cell office:value-type="float" office:value="648" calcext:value-type="float">
            <text:p>648</text:p>
          </table:table-cell>
          <table:table-cell office:value-type="float" office:value="2246" calcext:value-type="float">
            <text:p>2246</text:p>
          </table:table-cell>
          <table:table-cell office:value-type="float" office:value="0.0036527" calcext:value-type="float">
            <text:p>0.0036527</text:p>
          </table:table-cell>
          <table:table-cell office:value-type="float" office:value="0.0370177" calcext:value-type="float">
            <text:p>0.0370177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7856" calcext:value-type="float">
            <text:p>78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8089" calcext:value-type="float">
            <text:p>0.078089</text:p>
          </table:table-cell>
          <table:table-cell office:value-type="float" office:value="1" calcext:value-type="float">
            <text:p>1</text:p>
          </table:table-cell>
          <table:table-cell office:value-type="float" office:value="582" calcext:value-type="float">
            <text:p>582</text:p>
          </table:table-cell>
          <table:table-cell office:value-type="float" office:value="221" calcext:value-type="float">
            <text:p>221</text:p>
          </table:table-cell>
          <table:table-cell office:value-type="float" office:value="0.00349199" calcext:value-type="float">
            <text:p>0.00349199</text:p>
          </table:table-cell>
          <table:table-cell office:value-type="float" office:value="0.00238717" calcext:value-type="float">
            <text:p>0.00238717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475" calcext:value-type="float">
            <text:p>104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4007" calcext:value-type="float">
            <text:p>0.234007</text:p>
          </table:table-cell>
          <table:table-cell office:value-type="float" office:value="50" calcext:value-type="float">
            <text:p>50</text:p>
          </table:table-cell>
          <table:table-cell office:value-type="float" office:value="831" calcext:value-type="float">
            <text:p>831</text:p>
          </table:table-cell>
          <table:table-cell office:value-type="float" office:value="1908" calcext:value-type="float">
            <text:p>1908</text:p>
          </table:table-cell>
          <table:table-cell office:value-type="float" office:value="0.00402952" calcext:value-type="float">
            <text:p>0.00402952</text:p>
          </table:table-cell>
          <table:table-cell office:value-type="float" office:value="0.0305251" calcext:value-type="float">
            <text:p>0.0305251</text:p>
          </table:table-cell>
          <table:table-cell office:value-type="float" office:value="100" calcext:value-type="float">
            <text:p>10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3094" calcext:value-type="float">
            <text:p>130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41291" calcext:value-type="float">
            <text:p>0.0641291</text:p>
          </table:table-cell>
          <table:table-cell office:value-type="float" office:value="1" calcext:value-type="float">
            <text:p>1</text:p>
          </table:table-cell>
          <table:table-cell office:value-type="float" office:value="762" calcext:value-type="float">
            <text:p>762</text:p>
          </table:table-cell>
          <table:table-cell office:value-type="float" office:value="204" calcext:value-type="float">
            <text:p>204</text:p>
          </table:table-cell>
          <table:table-cell office:value-type="float" office:value="0.00379654" calcext:value-type="float">
            <text:p>0.00379654</text:p>
          </table:table-cell>
          <table:table-cell office:value-type="float" office:value="0.00242759" calcext:value-type="float">
            <text:p>0.00242759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478" calcext:value-type="float">
            <text:p>24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66644" calcext:value-type="float">
            <text:p>0.066644</text:p>
          </table:table-cell>
          <table:table-cell office:value-type="float" office:value="1" calcext:value-type="float">
            <text:p>1</text:p>
          </table:table-cell>
          <table:table-cell office:value-type="float" office:value="423" calcext:value-type="float">
            <text:p>423</text:p>
          </table:table-cell>
          <table:table-cell office:value-type="float" office:value="611" calcext:value-type="float">
            <text:p>611</text:p>
          </table:table-cell>
          <table:table-cell office:value-type="float" office:value="0.00357309" calcext:value-type="float">
            <text:p>0.00357309</text:p>
          </table:table-cell>
          <table:table-cell office:value-type="float" office:value="0.00694693" calcext:value-type="float">
            <text:p>0.00694693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957" calcext:value-type="float">
            <text:p>49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33618" calcext:value-type="float">
            <text:p>0.33618</text:p>
          </table:table-cell>
          <table:table-cell office:value-type="float" office:value="139" calcext:value-type="float">
            <text:p>139</text:p>
          </table:table-cell>
          <table:table-cell office:value-type="float" office:value="1370" calcext:value-type="float">
            <text:p>1370</text:p>
          </table:table-cell>
          <table:table-cell office:value-type="float" office:value="6588" calcext:value-type="float">
            <text:p>6588</text:p>
          </table:table-cell>
          <table:table-cell office:value-type="float" office:value="0.00654483" calcext:value-type="float">
            <text:p>0.00654483</text:p>
          </table:table-cell>
          <table:table-cell office:value-type="float" office:value="0.080028" calcext:value-type="float">
            <text:p>0.080028</text:p>
          </table:table-cell>
          <table:table-cell office:value-type="float" office:value="100" calcext:value-type="float">
            <text:p>100</text:p>
          </table:table-cell>
          <table:table-cell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7436" calcext:value-type="float">
            <text:p>74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45176" calcext:value-type="float">
            <text:p>1.45176</text:p>
          </table:table-cell>
          <table:table-cell office:value-type="float" office:value="772" calcext:value-type="float">
            <text:p>772</text:p>
          </table:table-cell>
          <table:table-cell office:value-type="float" office:value="654" calcext:value-type="float">
            <text:p>654</text:p>
          </table:table-cell>
          <table:table-cell office:value-type="float" office:value="54571" calcext:value-type="float">
            <text:p>54571</text:p>
          </table:table-cell>
          <table:table-cell office:value-type="float" office:value="0.00335147" calcext:value-type="float">
            <text:p>0.00335147</text:p>
          </table:table-cell>
          <table:table-cell office:value-type="float" office:value="0.551377" calcext:value-type="float">
            <text:p>0.551377</text:p>
          </table:table-cell>
          <table:table-cell office:value-type="float" office:value="100" calcext:value-type="float">
            <text:p>100</text:p>
          </table:table-cell>
          <table:table-cell office:value-type="float" office:value="9781" calcext:value-type="float">
            <text:p>9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9914" calcext:value-type="float">
            <text:p>99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94986" calcext:value-type="float">
            <text:p>0.594986</text:p>
          </table:table-cell>
          <table:table-cell office:value-type="float" office:value="49" calcext:value-type="float">
            <text:p>49</text:p>
          </table:table-cell>
          <table:table-cell office:value-type="float" office:value="1161" calcext:value-type="float">
            <text:p>1161</text:p>
          </table:table-cell>
          <table:table-cell office:value-type="float" office:value="5817" calcext:value-type="float">
            <text:p>5817</text:p>
          </table:table-cell>
          <table:table-cell office:value-type="float" office:value="0.00447019" calcext:value-type="float">
            <text:p>0.00447019</text:p>
          </table:table-cell>
          <table:table-cell office:value-type="float" office:value="0.0611463" calcext:value-type="float">
            <text:p>0.0611463</text:p>
          </table:table-cell>
          <table:table-cell office:value-type="float" office:value="100" calcext:value-type="float">
            <text:p>100</text:p>
          </table:table-cell>
          <table:table-cell office:value-type="float" office:value="1156" calcext:value-type="float">
            <text:p>1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2393" calcext:value-type="float">
            <text:p>123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82971" calcext:value-type="float">
            <text:p>0.182971</text:p>
          </table:table-cell>
          <table:table-cell office:value-type="float" office:value="1" calcext:value-type="float">
            <text:p>1</text:p>
          </table:table-cell>
          <table:table-cell office:value-type="float" office:value="1378" calcext:value-type="float">
            <text:p>1378</text:p>
          </table:table-cell>
          <table:table-cell office:value-type="float" office:value="1086" calcext:value-type="float">
            <text:p>1086</text:p>
          </table:table-cell>
          <table:table-cell office:value-type="float" office:value="0.00478698" calcext:value-type="float">
            <text:p>0.00478698</text:p>
          </table:table-cell>
          <table:table-cell office:value-type="float" office:value="0.010107" calcext:value-type="float">
            <text:p>0.010107</text:p>
          </table:table-cell>
          <table:table-cell office:value-type="float" office:value="100" calcext:value-type="float">
            <text:p>10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394" calcext:value-type="float">
            <text:p>23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48692" calcext:value-type="float">
            <text:p>0.348692</text:p>
          </table:table-cell>
          <table:table-cell office:value-type="float" office:value="101" calcext:value-type="float">
            <text:p>101</text:p>
          </table:table-cell>
          <table:table-cell office:value-type="float" office:value="665" calcext:value-type="float">
            <text:p>665</text:p>
          </table:table-cell>
          <table:table-cell office:value-type="float" office:value="1551" calcext:value-type="float">
            <text:p>1551</text:p>
          </table:table-cell>
          <table:table-cell office:value-type="float" office:value="0.00478709" calcext:value-type="float">
            <text:p>0.00478709</text:p>
          </table:table-cell>
          <table:table-cell office:value-type="float" office:value="0.0460675" calcext:value-type="float">
            <text:p>0.0460675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789" calcext:value-type="float">
            <text:p>47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634404" calcext:value-type="float">
            <text:p>0.634404</text:p>
          </table:table-cell>
          <table:table-cell office:value-type="float" office:value="97" calcext:value-type="float">
            <text:p>97</text:p>
          </table:table-cell>
          <table:table-cell office:value-type="float" office:value="1193" calcext:value-type="float">
            <text:p>1193</text:p>
          </table:table-cell>
          <table:table-cell office:value-type="float" office:value="5111" calcext:value-type="float">
            <text:p>5111</text:p>
          </table:table-cell>
          <table:table-cell office:value-type="float" office:value="0.00685539" calcext:value-type="float">
            <text:p>0.00685539</text:p>
          </table:table-cell>
          <table:table-cell office:value-type="float" office:value="0.0716587" calcext:value-type="float">
            <text:p>0.0716587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183" calcext:value-type="float">
            <text:p>71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63945" calcext:value-type="float">
            <text:p>0.163945</text:p>
          </table:table-cell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  <table:table-cell office:value-type="float" office:value="959" calcext:value-type="float">
            <text:p>959</text:p>
          </table:table-cell>
          <table:table-cell office:value-type="float" office:value="0.00600971" calcext:value-type="float">
            <text:p>0.00600971</text:p>
          </table:table-cell>
          <table:table-cell office:value-type="float" office:value="0.00962502" calcext:value-type="float">
            <text:p>0.00962502</text:p>
          </table:table-cell>
          <table:table-cell office:value-type="float" office:value="100" calcext:value-type="float">
            <text:p>10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78" calcext:value-type="float">
            <text:p>95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17035" calcext:value-type="float">
            <text:p>0.417035</text:p>
          </table:table-cell>
          <table:table-cell office:value-type="float" office:value="51" calcext:value-type="float">
            <text:p>51</text:p>
          </table:table-cell>
          <table:table-cell office:value-type="float" office:value="1781" calcext:value-type="float">
            <text:p>1781</text:p>
          </table:table-cell>
          <table:table-cell office:value-type="float" office:value="5716" calcext:value-type="float">
            <text:p>5716</text:p>
          </table:table-cell>
          <table:table-cell office:value-type="float" office:value="0.00882414" calcext:value-type="float">
            <text:p>0.00882414</text:p>
          </table:table-cell>
          <table:table-cell office:value-type="float" office:value="0.0642176" calcext:value-type="float">
            <text:p>0.0642176</text:p>
          </table:table-cell>
          <table:table-cell office:value-type="float" office:value="100" calcext:value-type="float">
            <text:p>100</text:p>
          </table:table-cell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1972" calcext:value-type="float">
            <text:p>1197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8979" calcext:value-type="float">
            <text:p>0.428979</text:p>
          </table:table-cell>
          <table:table-cell office:value-type="float" office:value="27" calcext:value-type="float">
            <text:p>27</text:p>
          </table:table-cell>
          <table:table-cell office:value-type="float" office:value="1871" calcext:value-type="float">
            <text:p>1871</text:p>
          </table:table-cell>
          <table:table-cell office:value-type="float" office:value="4656" calcext:value-type="float">
            <text:p>4656</text:p>
          </table:table-cell>
          <table:table-cell office:value-type="float" office:value="0.00892559" calcext:value-type="float">
            <text:p>0.00892559</text:p>
          </table:table-cell>
          <table:table-cell office:value-type="float" office:value="0.0650232" calcext:value-type="float">
            <text:p>0.0650232</text:p>
          </table:table-cell>
          <table:table-cell office:value-type="float" office:value="100" calcext:value-type="float">
            <text:p>100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4367" calcext:value-type="float">
            <text:p>143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89061" calcext:value-type="float">
            <text:p>0.0589061</text:p>
          </table:table-cell>
          <table:table-cell office:value-type="float" office:value="1" calcext:value-type="float">
            <text:p>1</text:p>
          </table:table-cell>
          <table:table-cell office:value-type="float" office:value="1381" calcext:value-type="float">
            <text:p>1381</text:p>
          </table:table-cell>
          <table:table-cell office:value-type="float" office:value="308" calcext:value-type="float">
            <text:p>308</text:p>
          </table:table-cell>
          <table:table-cell office:value-type="float" office:value="0.00808876" calcext:value-type="float">
            <text:p>0.00808876</text:p>
          </table:table-cell>
          <table:table-cell office:value-type="float" office:value="0.00332734" calcext:value-type="float">
            <text:p>0.00332734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248" calcext:value-type="float">
            <text:p>224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24729" calcext:value-type="float">
            <text:p>1.24729</text:p>
          </table:table-cell>
          <table:table-cell office:value-type="float" office:value="560" calcext:value-type="float">
            <text:p>560</text:p>
          </table:table-cell>
          <table:table-cell office:value-type="float" office:value="961" calcext:value-type="float">
            <text:p>961</text:p>
          </table:table-cell>
          <table:table-cell office:value-type="float" office:value="16366" calcext:value-type="float">
            <text:p>16366</text:p>
          </table:table-cell>
          <table:table-cell office:value-type="float" office:value="0.00657286" calcext:value-type="float">
            <text:p>0.00657286</text:p>
          </table:table-cell>
          <table:table-cell office:value-type="float" office:value="0.454479" calcext:value-type="float">
            <text:p>0.454479</text:p>
          </table:table-cell>
          <table:table-cell office:value-type="float" office:value="100" calcext:value-type="float">
            <text:p>100</text:p>
          </table:table-cell>
          <table:table-cell office:value-type="float" office:value="1558" calcext:value-type="float">
            <text:p>1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497" calcext:value-type="float">
            <text:p>449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.49633" calcext:value-type="float">
            <text:p>2.49633</text:p>
          </table:table-cell>
          <table:table-cell office:value-type="float" office:value="938" calcext:value-type="float">
            <text:p>938</text:p>
          </table:table-cell>
          <table:table-cell office:value-type="float" office:value="1973" calcext:value-type="float">
            <text:p>1973</text:p>
          </table:table-cell>
          <table:table-cell office:value-type="float" office:value="49473" calcext:value-type="float">
            <text:p>49473</text:p>
          </table:table-cell>
          <table:table-cell office:value-type="float" office:value="0.0114748" calcext:value-type="float">
            <text:p>0.0114748</text:p>
          </table:table-cell>
          <table:table-cell office:value-type="float" office:value="0.871461" calcext:value-type="float">
            <text:p>0.871461</text:p>
          </table:table-cell>
          <table:table-cell office:value-type="float" office:value="100" calcext:value-type="float">
            <text:p>100</text:p>
          </table:table-cell>
          <table:table-cell office:value-type="float" office:value="5582" calcext:value-type="float">
            <text:p>5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6746" calcext:value-type="float">
            <text:p>67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409626" calcext:value-type="float">
            <text:p>0.409626</text:p>
          </table:table-cell>
          <table:table-cell office:value-type="float" office:value="51" calcext:value-type="float">
            <text:p>51</text:p>
          </table:table-cell>
          <table:table-cell office:value-type="float" office:value="2220" calcext:value-type="float">
            <text:p>2220</text:p>
          </table:table-cell>
          <table:table-cell office:value-type="float" office:value="6986" calcext:value-type="float">
            <text:p>6986</text:p>
          </table:table-cell>
          <table:table-cell office:value-type="float" office:value="0.0110057" calcext:value-type="float">
            <text:p>0.0110057</text:p>
          </table:table-cell>
          <table:table-cell office:value-type="float" office:value="0.0729495" calcext:value-type="float">
            <text:p>0.0729495</text:p>
          </table:table-cell>
          <table:table-cell office:value-type="float" office:value="100" calcext:value-type="float">
            <text:p>100</text:p>
          </table:table-cell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995" calcext:value-type="float">
            <text:p>89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92237" calcext:value-type="float">
            <text:p>0.792237</text:p>
          </table:table-cell>
          <table:table-cell office:value-type="float" office:value="63" calcext:value-type="float">
            <text:p>63</text:p>
          </table:table-cell>
          <table:table-cell office:value-type="float" office:value="3775" calcext:value-type="float">
            <text:p>3775</text:p>
          </table:table-cell>
          <table:table-cell office:value-type="float" office:value="10133" calcext:value-type="float">
            <text:p>10133</text:p>
          </table:table-cell>
          <table:table-cell office:value-type="float" office:value="0.0132834" calcext:value-type="float">
            <text:p>0.0132834</text:p>
          </table:table-cell>
          <table:table-cell office:value-type="float" office:value="0.122572" calcext:value-type="float">
            <text:p>0.122572</text:p>
          </table:table-cell>
          <table:table-cell office:value-type="float" office:value="100" calcext:value-type="float">
            <text:p>100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1244" calcext:value-type="float">
            <text:p>112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78364" calcext:value-type="float">
            <text:p>0.478364</text:p>
          </table:table-cell>
          <table:table-cell office:value-type="float" office:value="27" calcext:value-type="float">
            <text:p>27</text:p>
          </table:table-cell>
          <table:table-cell office:value-type="float" office:value="3227" calcext:value-type="float">
            <text:p>3227</text:p>
          </table:table-cell>
          <table:table-cell office:value-type="float" office:value="8024" calcext:value-type="float">
            <text:p>8024</text:p>
          </table:table-cell>
          <table:table-cell office:value-type="float" office:value="0.0129285" calcext:value-type="float">
            <text:p>0.0129285</text:p>
          </table:table-cell>
          <table:table-cell office:value-type="float" office:value="0.0887928" calcext:value-type="float">
            <text:p>0.0887928</text:p>
          </table:table-cell>
          <table:table-cell office:value-type="float" office:value="100" calcext:value-type="float">
            <text:p>10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3493" calcext:value-type="float">
            <text:p>134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0057" calcext:value-type="float">
            <text:p>0.430057</text:p>
          </table:table-cell>
          <table:table-cell office:value-type="float" office:value="1" calcext:value-type="float">
            <text:p>1</text:p>
          </table:table-cell>
          <table:table-cell office:value-type="float" office:value="2181" calcext:value-type="float">
            <text:p>2181</text:p>
          </table:table-cell>
          <table:table-cell office:value-type="float" office:value="1234" calcext:value-type="float">
            <text:p>1234</text:p>
          </table:table-cell>
          <table:table-cell office:value-type="float" office:value="0.0108167" calcext:value-type="float">
            <text:p>0.0108167</text:p>
          </table:table-cell>
          <table:table-cell office:value-type="float" office:value="0.0181923" calcext:value-type="float">
            <text:p>0.0181923</text:p>
          </table:table-cell>
          <table:table-cell office:value-type="float" office:value="100" calcext:value-type="float">
            <text:p>100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742" calcext:value-type="float">
            <text:p>157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64905" calcext:value-type="float">
            <text:p>0.964905</text:p>
          </table:table-cell>
          <table:table-cell office:value-type="float" office:value="63" calcext:value-type="float">
            <text:p>63</text:p>
          </table:table-cell>
          <table:table-cell office:value-type="float" office:value="5874" calcext:value-type="float">
            <text:p>5874</text:p>
          </table:table-cell>
          <table:table-cell office:value-type="float" office:value="8183" calcext:value-type="float">
            <text:p>8183</text:p>
          </table:table-cell>
          <table:table-cell office:value-type="float" office:value="0.024471" calcext:value-type="float">
            <text:p>0.024471</text:p>
          </table:table-cell>
          <table:table-cell office:value-type="float" office:value="0.12514" calcext:value-type="float">
            <text:p>0.12514</text:p>
          </table:table-cell>
          <table:table-cell office:value-type="float" office:value="100" calcext:value-type="float">
            <text:p>100</text:p>
          </table:table-cell>
          <table:table-cell office:value-type="float" office:value="1804" calcext:value-type="float">
            <text:p>1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7991" calcext:value-type="float">
            <text:p>179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5794" calcext:value-type="float">
            <text:p>1.85794</text:p>
          </table:table-cell>
          <table:table-cell office:value-type="float" office:value="104" calcext:value-type="float">
            <text:p>104</text:p>
          </table:table-cell>
          <table:table-cell office:value-type="float" office:value="5586" calcext:value-type="float">
            <text:p>5586</text:p>
          </table:table-cell>
          <table:table-cell office:value-type="float" office:value="11616" calcext:value-type="float">
            <text:p>11616</text:p>
          </table:table-cell>
          <table:table-cell office:value-type="float" office:value="0.0220934" calcext:value-type="float">
            <text:p>0.0220934</text:p>
          </table:table-cell>
          <table:table-cell office:value-type="float" office:value="0.180915" calcext:value-type="float">
            <text:p>0.180915</text:p>
          </table:table-cell>
          <table:table-cell office:value-type="float" office:value="100" calcext:value-type="float">
            <text:p>100</text:p>
          </table:table-cell>
          <table:table-cell office:value-type="float" office:value="2760" calcext:value-type="float">
            <text:p>2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295" calcext:value-type="float">
            <text:p>22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.942" calcext:value-type="float">
            <text:p>5.942</text:p>
          </table:table-cell>
          <table:table-cell office:value-type="float" office:value="4632" calcext:value-type="float">
            <text:p>4632</text:p>
          </table:table-cell>
          <table:table-cell office:value-type="float" office:value="1621" calcext:value-type="float">
            <text:p>1621</text:p>
          </table:table-cell>
          <table:table-cell office:value-type="float" office:value="132464" calcext:value-type="float">
            <text:p>132464</text:p>
          </table:table-cell>
          <table:table-cell office:value-type="float" office:value="0.0155013" calcext:value-type="float">
            <text:p>0.0155013</text:p>
          </table:table-cell>
          <table:table-cell office:value-type="float" office:value="3.96464" calcext:value-type="float">
            <text:p>3.96464</text:p>
          </table:table-cell>
          <table:table-cell office:value-type="float" office:value="100" calcext:value-type="float">
            <text:p>100</text:p>
          </table:table-cell>
          <table:table-cell office:value-type="float" office:value="19025" calcext:value-type="float">
            <text:p>19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90" calcext:value-type="float">
            <text:p>459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60098" calcext:value-type="float">
            <text:p>1.60098</text:p>
          </table:table-cell>
          <table:table-cell office:value-type="float" office:value="447" calcext:value-type="float">
            <text:p>447</text:p>
          </table:table-cell>
          <table:table-cell office:value-type="float" office:value="1891" calcext:value-type="float">
            <text:p>1891</text:p>
          </table:table-cell>
          <table:table-cell office:value-type="float" office:value="41692" calcext:value-type="float">
            <text:p>41692</text:p>
          </table:table-cell>
          <table:table-cell office:value-type="float" office:value="0.0128874" calcext:value-type="float">
            <text:p>0.0128874</text:p>
          </table:table-cell>
          <table:table-cell office:value-type="float" office:value="0.556471" calcext:value-type="float">
            <text:p>0.556471</text:p>
          </table:table-cell>
          <table:table-cell office:value-type="float" office:value="100" calcext:value-type="float">
            <text:p>100</text:p>
          </table:table-cell>
          <table:table-cell office:value-type="float" office:value="5567" calcext:value-type="float">
            <text:p>5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6885" calcext:value-type="float">
            <text:p>68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7567" calcext:value-type="float">
            <text:p>1.17567</text:p>
          </table:table-cell>
          <table:table-cell office:value-type="float" office:value="172" calcext:value-type="float">
            <text:p>172</text:p>
          </table:table-cell>
          <table:table-cell office:value-type="float" office:value="3394" calcext:value-type="float">
            <text:p>3394</text:p>
          </table:table-cell>
          <table:table-cell office:value-type="float" office:value="20692" calcext:value-type="float">
            <text:p>20692</text:p>
          </table:table-cell>
          <table:table-cell office:value-type="float" office:value="0.0160363" calcext:value-type="float">
            <text:p>0.0160363</text:p>
          </table:table-cell>
          <table:table-cell office:value-type="float" office:value="0.276434" calcext:value-type="float">
            <text:p>0.276434</text:p>
          </table:table-cell>
          <table:table-cell office:value-type="float" office:value="100" calcext:value-type="float">
            <text:p>100</text:p>
          </table:table-cell>
          <table:table-cell office:value-type="float" office:value="2331" calcext:value-type="float">
            <text:p>2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9180" calcext:value-type="float">
            <text:p>9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643032" calcext:value-type="float">
            <text:p>0.643032</text:p>
          </table:table-cell>
          <table:table-cell office:value-type="float" office:value="39" calcext:value-type="float">
            <text:p>39</text:p>
          </table:table-cell>
          <table:table-cell office:value-type="float" office:value="3318" calcext:value-type="float">
            <text:p>3318</text:p>
          </table:table-cell>
          <table:table-cell office:value-type="float" office:value="10503" calcext:value-type="float">
            <text:p>10503</text:p>
          </table:table-cell>
          <table:table-cell office:value-type="float" office:value="0.0155531" calcext:value-type="float">
            <text:p>0.0155531</text:p>
          </table:table-cell>
          <table:table-cell office:value-type="float" office:value="0.120547" calcext:value-type="float">
            <text:p>0.120547</text:p>
          </table:table-cell>
          <table:table-cell office:value-type="float" office:value="100" calcext:value-type="float">
            <text:p>100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1476" calcext:value-type="float">
            <text:p>114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22029" calcext:value-type="float">
            <text:p>0.622029</text:p>
          </table:table-cell>
          <table:table-cell office:value-type="float" office:value="60" calcext:value-type="float">
            <text:p>60</text:p>
          </table:table-cell>
          <table:table-cell office:value-type="float" office:value="3818" calcext:value-type="float">
            <text:p>3818</text:p>
          </table:table-cell>
          <table:table-cell office:value-type="float" office:value="12825" calcext:value-type="float">
            <text:p>12825</text:p>
          </table:table-cell>
          <table:table-cell office:value-type="float" office:value="0.016945" calcext:value-type="float">
            <text:p>0.016945</text:p>
          </table:table-cell>
          <table:table-cell office:value-type="float" office:value="0.148847" calcext:value-type="float">
            <text:p>0.148847</text:p>
          </table:table-cell>
          <table:table-cell office:value-type="float" office:value="100" calcext:value-type="float">
            <text:p>10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3771" calcext:value-type="float">
            <text:p>137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138" calcext:value-type="float">
            <text:p>0.1138</text:p>
          </table:table-cell>
          <table:table-cell office:value-type="float" office:value="1" calcext:value-type="float">
            <text:p>1</text:p>
          </table:table-cell>
          <table:table-cell office:value-type="float" office:value="1774" calcext:value-type="float">
            <text:p>1774</text:p>
          </table:table-cell>
          <table:table-cell office:value-type="float" office:value="667" calcext:value-type="float">
            <text:p>667</text:p>
          </table:table-cell>
          <table:table-cell office:value-type="float" office:value="0.0110177" calcext:value-type="float">
            <text:p>0.0110177</text:p>
          </table:table-cell>
          <table:table-cell office:value-type="float" office:value="0.00916374" calcext:value-type="float">
            <text:p>0.0091637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6066" calcext:value-type="float">
            <text:p>160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02302" calcext:value-type="float">
            <text:p>0.102302</text:p>
          </table:table-cell>
          <table:table-cell office:value-type="float" office:value="3" calcext:value-type="float">
            <text:p>3</text:p>
          </table:table-cell>
          <table:table-cell office:value-type="float" office:value="1792" calcext:value-type="float">
            <text:p>1792</text:p>
          </table:table-cell>
          <table:table-cell office:value-type="float" office:value="2062" calcext:value-type="float">
            <text:p>2062</text:p>
          </table:table-cell>
          <table:table-cell office:value-type="float" office:value="0.007985" calcext:value-type="float">
            <text:p>0.007985</text:p>
          </table:table-cell>
          <table:table-cell office:value-type="float" office:value="0.0200876" calcext:value-type="float">
            <text:p>0.0200876</text:p>
          </table:table-cell>
          <table:table-cell office:value-type="float" office:value="100" calcext:value-type="float">
            <text:p>10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8361" calcext:value-type="float">
            <text:p>183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73252" calcext:value-type="float">
            <text:p>0.173252</text:p>
          </table:table-cell>
          <table:table-cell office:value-type="float" office:value="8" calcext:value-type="float">
            <text:p>8</text:p>
          </table:table-cell>
          <table:table-cell office:value-type="float" office:value="1794" calcext:value-type="float">
            <text:p>1794</text:p>
          </table:table-cell>
          <table:table-cell office:value-type="float" office:value="1983" calcext:value-type="float">
            <text:p>1983</text:p>
          </table:table-cell>
          <table:table-cell office:value-type="float" office:value="0.0108589" calcext:value-type="float">
            <text:p>0.0108589</text:p>
          </table:table-cell>
          <table:table-cell office:value-type="float" office:value="0.0258373" calcext:value-type="float">
            <text:p>0.0258373</text:p>
          </table:table-cell>
          <table:table-cell office:value-type="float" office:value="100" calcext:value-type="float">
            <text:p>100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656" calcext:value-type="float">
            <text:p>206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08311" calcext:value-type="float">
            <text:p>0.808311</text:p>
          </table:table-cell>
          <table:table-cell office:value-type="float" office:value="54" calcext:value-type="float">
            <text:p>54</text:p>
          </table:table-cell>
          <table:table-cell office:value-type="float" office:value="2753" calcext:value-type="float">
            <text:p>2753</text:p>
          </table:table-cell>
          <table:table-cell office:value-type="float" office:value="7281" calcext:value-type="float">
            <text:p>7281</text:p>
          </table:table-cell>
          <table:table-cell office:value-type="float" office:value="0.013688" calcext:value-type="float">
            <text:p>0.013688</text:p>
          </table:table-cell>
          <table:table-cell office:value-type="float" office:value="0.104519" calcext:value-type="float">
            <text:p>0.104519</text:p>
          </table:table-cell>
          <table:table-cell office:value-type="float" office:value="100" calcext:value-type="float">
            <text:p>100</text:p>
          </table:table-cell>
          <table:table-cell office:value-type="float" office:value="1334" calcext:value-type="float">
            <text:p>1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30" calcext:value-type="float">
            <text:p>22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.64087" calcext:value-type="float">
            <text:p>6.64087</text:p>
          </table:table-cell>
          <table:table-cell office:value-type="float" office:value="3945" calcext:value-type="float">
            <text:p>3945</text:p>
          </table:table-cell>
          <table:table-cell office:value-type="float" office:value="2033" calcext:value-type="float">
            <text:p>2033</text:p>
          </table:table-cell>
          <table:table-cell office:value-type="float" office:value="150225" calcext:value-type="float">
            <text:p>150225</text:p>
          </table:table-cell>
          <table:table-cell office:value-type="float" office:value="0.0192828" calcext:value-type="float">
            <text:p>0.0192828</text:p>
          </table:table-cell>
          <table:table-cell office:value-type="float" office:value="4.52953" calcext:value-type="float">
            <text:p>4.52953</text:p>
          </table:table-cell>
          <table:table-cell office:value-type="float" office:value="100" calcext:value-type="float">
            <text:p>100</text:p>
          </table:table-cell>
          <table:table-cell office:value-type="float" office:value="41251" calcext:value-type="float">
            <text:p>41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460" calcext:value-type="float">
            <text:p>446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87526" calcext:value-type="float">
            <text:p>1.87526</text:p>
          </table:table-cell>
          <table:table-cell office:value-type="float" office:value="444" calcext:value-type="float">
            <text:p>444</text:p>
          </table:table-cell>
          <table:table-cell office:value-type="float" office:value="2741" calcext:value-type="float">
            <text:p>2741</text:p>
          </table:table-cell>
          <table:table-cell office:value-type="float" office:value="57817" calcext:value-type="float">
            <text:p>57817</text:p>
          </table:table-cell>
          <table:table-cell office:value-type="float" office:value="0.0147532" calcext:value-type="float">
            <text:p>0.0147532</text:p>
          </table:table-cell>
          <table:table-cell office:value-type="float" office:value="0.80251" calcext:value-type="float">
            <text:p>0.80251</text:p>
          </table:table-cell>
          <table:table-cell office:value-type="float" office:value="100" calcext:value-type="float">
            <text:p>100</text:p>
          </table:table-cell>
          <table:table-cell office:value-type="float" office:value="9629" calcext:value-type="float">
            <text:p>9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6690" calcext:value-type="float">
            <text:p>669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18163" calcext:value-type="float">
            <text:p>1.18163</text:p>
          </table:table-cell>
          <table:table-cell office:value-type="float" office:value="142" calcext:value-type="float">
            <text:p>142</text:p>
          </table:table-cell>
          <table:table-cell office:value-type="float" office:value="3059" calcext:value-type="float">
            <text:p>3059</text:p>
          </table:table-cell>
          <table:table-cell office:value-type="float" office:value="25623" calcext:value-type="float">
            <text:p>25623</text:p>
          </table:table-cell>
          <table:table-cell office:value-type="float" office:value="0.0141482" calcext:value-type="float">
            <text:p>0.0141482</text:p>
          </table:table-cell>
          <table:table-cell office:value-type="float" office:value="0.285272" calcext:value-type="float">
            <text:p>0.285272</text:p>
          </table:table-cell>
          <table:table-cell office:value-type="float" office:value="100" calcext:value-type="float">
            <text:p>100</text:p>
          </table:table-cell>
          <table:table-cell office:value-type="float" office:value="2962" calcext:value-type="float">
            <text:p>2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8920" calcext:value-type="float">
            <text:p>89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26909" calcext:value-type="float">
            <text:p>1.26909</text:p>
          </table:table-cell>
          <table:table-cell office:value-type="float" office:value="97" calcext:value-type="float">
            <text:p>97</text:p>
          </table:table-cell>
          <table:table-cell office:value-type="float" office:value="4754" calcext:value-type="float">
            <text:p>4754</text:p>
          </table:table-cell>
          <table:table-cell office:value-type="float" office:value="22042" calcext:value-type="float">
            <text:p>22042</text:p>
          </table:table-cell>
          <table:table-cell office:value-type="float" office:value="0.0203523" calcext:value-type="float">
            <text:p>0.0203523</text:p>
          </table:table-cell>
          <table:table-cell office:value-type="float" office:value="0.25378" calcext:value-type="float">
            <text:p>0.25378</text:p>
          </table:table-cell>
          <table:table-cell office:value-type="float" office:value="100" calcext:value-type="float">
            <text:p>100</text:p>
          </table:table-cell>
          <table:table-cell office:value-type="float" office:value="2247" calcext:value-type="float">
            <text:p>2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1150" calcext:value-type="float">
            <text:p>11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46249" calcext:value-type="float">
            <text:p>0.546249</text:p>
          </table:table-cell>
          <table:table-cell office:value-type="float" office:value="12" calcext:value-type="float">
            <text:p>12</text:p>
          </table:table-cell>
          <table:table-cell office:value-type="float" office:value="3851" calcext:value-type="float">
            <text:p>3851</text:p>
          </table:table-cell>
          <table:table-cell office:value-type="float" office:value="4296" calcext:value-type="float">
            <text:p>4296</text:p>
          </table:table-cell>
          <table:table-cell office:value-type="float" office:value="0.01993" calcext:value-type="float">
            <text:p>0.01993</text:p>
          </table:table-cell>
          <table:table-cell office:value-type="float" office:value="0.0476662" calcext:value-type="float">
            <text:p>0.0476662</text:p>
          </table:table-cell>
          <table:table-cell office:value-type="float" office:value="100" calcext:value-type="float">
            <text:p>100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3380" calcext:value-type="float">
            <text:p>133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8967" calcext:value-type="float">
            <text:p>0.18967</text:p>
          </table:table-cell>
          <table:table-cell office:value-type="float" office:value="3" calcext:value-type="float">
            <text:p>3</text:p>
          </table:table-cell>
          <table:table-cell office:value-type="float" office:value="2963" calcext:value-type="float">
            <text:p>2963</text:p>
          </table:table-cell>
          <table:table-cell office:value-type="float" office:value="1847" calcext:value-type="float">
            <text:p>1847</text:p>
          </table:table-cell>
          <table:table-cell office:value-type="float" office:value="0.0164806" calcext:value-type="float">
            <text:p>0.0164806</text:p>
          </table:table-cell>
          <table:table-cell office:value-type="float" office:value="0.0273656" calcext:value-type="float">
            <text:p>0.0273656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610" calcext:value-type="float">
            <text:p>156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1568" calcext:value-type="float">
            <text:p>0.21568</text:p>
          </table:table-cell>
          <table:table-cell office:value-type="float" office:value="3" calcext:value-type="float">
            <text:p>3</text:p>
          </table:table-cell>
          <table:table-cell office:value-type="float" office:value="2959" calcext:value-type="float">
            <text:p>2959</text:p>
          </table:table-cell>
          <table:table-cell office:value-type="float" office:value="1753" calcext:value-type="float">
            <text:p>1753</text:p>
          </table:table-cell>
          <table:table-cell office:value-type="float" office:value="0.0159743" calcext:value-type="float">
            <text:p>0.0159743</text:p>
          </table:table-cell>
          <table:table-cell office:value-type="float" office:value="0.0353843" calcext:value-type="float">
            <text:p>0.0353843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7840" calcext:value-type="float">
            <text:p>178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1906" calcext:value-type="float">
            <text:p>0.41906</text:p>
          </table:table-cell>
          <table:table-cell office:value-type="float" office:value="11" calcext:value-type="float">
            <text:p>11</text:p>
          </table:table-cell>
          <table:table-cell office:value-type="float" office:value="3465" calcext:value-type="float">
            <text:p>3465</text:p>
          </table:table-cell>
          <table:table-cell office:value-type="float" office:value="4320" calcext:value-type="float">
            <text:p>4320</text:p>
          </table:table-cell>
          <table:table-cell office:value-type="float" office:value="0.0186348" calcext:value-type="float">
            <text:p>0.0186348</text:p>
          </table:table-cell>
          <table:table-cell office:value-type="float" office:value="0.0622755" calcext:value-type="float">
            <text:p>0.0622755</text:p>
          </table:table-cell>
          <table:table-cell office:value-type="float" office:value="100" calcext:value-type="float">
            <text:p>100</text:p>
          </table:table-cell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070" calcext:value-type="float">
            <text:p>200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738996" calcext:value-type="float">
            <text:p>0.738996</text:p>
          </table:table-cell>
          <table:table-cell office:value-type="float" office:value="27" calcext:value-type="float">
            <text:p>27</text:p>
          </table:table-cell>
          <table:table-cell office:value-type="float" office:value="3465" calcext:value-type="float">
            <text:p>3465</text:p>
          </table:table-cell>
          <table:table-cell office:value-type="float" office:value="6954" calcext:value-type="float">
            <text:p>6954</text:p>
          </table:table-cell>
          <table:table-cell office:value-type="float" office:value="0.018356" calcext:value-type="float">
            <text:p>0.018356</text:p>
          </table:table-cell>
          <table:table-cell office:value-type="float" office:value="0.0807381" calcext:value-type="float">
            <text:p>0.0807381</text:p>
          </table:table-cell>
          <table:table-cell office:value-type="float" office:value="100" calcext:value-type="float">
            <text:p>100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2300" calcext:value-type="float">
            <text:p>22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23763" calcext:value-type="float">
            <text:p>2.23763</text:p>
          </table:table-cell>
          <table:table-cell office:value-type="float" office:value="162" calcext:value-type="float">
            <text:p>162</text:p>
          </table:table-cell>
          <table:table-cell office:value-type="float" office:value="8175" calcext:value-type="float">
            <text:p>8175</text:p>
          </table:table-cell>
          <table:table-cell office:value-type="float" office:value="26320" calcext:value-type="float">
            <text:p>26320</text:p>
          </table:table-cell>
          <table:table-cell office:value-type="float" office:value="0.0279123" calcext:value-type="float">
            <text:p>0.0279123</text:p>
          </table:table-cell>
          <table:table-cell office:value-type="float" office:value="0.3747" calcext:value-type="float">
            <text:p>0.3747</text:p>
          </table:table-cell>
          <table:table-cell office:value-type="float" office:value="100" calcext:value-type="float">
            <text:p>100</text:p>
          </table:table-cell>
          <table:table-cell office:value-type="float" office:value="4589" calcext:value-type="float">
            <text:p>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230" calcext:value-type="float">
            <text:p>223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5.1369" calcext:value-type="float">
            <text:p>85.1369</text:p>
          </table:table-cell>
          <table:table-cell office:value-type="float" office:value="27697" calcext:value-type="float">
            <text:p>27697</text:p>
          </table:table-cell>
          <table:table-cell office:value-type="float" office:value="1292" calcext:value-type="float">
            <text:p>1292</text:p>
          </table:table-cell>
          <table:table-cell office:value-type="float" office:value="547598" calcext:value-type="float">
            <text:p>547598</text:p>
          </table:table-cell>
          <table:table-cell office:value-type="float" office:value="0.00794944" calcext:value-type="float">
            <text:p>0.00794944</text:p>
          </table:table-cell>
          <table:table-cell office:value-type="float" office:value="15.3541" calcext:value-type="float">
            <text:p>15.3541</text:p>
          </table:table-cell>
          <table:table-cell office:value-type="float" office:value="100" calcext:value-type="float">
            <text:p>100</text:p>
          </table:table-cell>
          <table:table-cell office:value-type="float" office:value="14155" calcext:value-type="float">
            <text:p>14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4460" calcext:value-type="float">
            <text:p>446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.43165" calcext:value-type="float">
            <text:p>5.43165</text:p>
          </table:table-cell>
          <table:table-cell office:value-type="float" office:value="1004" calcext:value-type="float">
            <text:p>1004</text:p>
          </table:table-cell>
          <table:table-cell office:value-type="float" office:value="1385" calcext:value-type="float">
            <text:p>1385</text:p>
          </table:table-cell>
          <table:table-cell office:value-type="float" office:value="133868" calcext:value-type="float">
            <text:p>133868</text:p>
          </table:table-cell>
          <table:table-cell office:value-type="float" office:value="0.00786854" calcext:value-type="float">
            <text:p>0.00786854</text:p>
          </table:table-cell>
          <table:table-cell office:value-type="float" office:value="1.0999" calcext:value-type="float">
            <text:p>1.0999</text:p>
          </table:table-cell>
          <table:table-cell office:value-type="float" office:value="100" calcext:value-type="float">
            <text:p>100</text:p>
          </table:table-cell>
          <table:table-cell office:value-type="float" office:value="9668" calcext:value-type="float">
            <text:p>9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690" calcext:value-type="float">
            <text:p>669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17854" calcext:value-type="float">
            <text:p>0.817854</text:p>
          </table:table-cell>
          <table:table-cell office:value-type="float" office:value="30" calcext:value-type="float">
            <text:p>30</text:p>
          </table:table-cell>
          <table:table-cell office:value-type="float" office:value="1981" calcext:value-type="float">
            <text:p>1981</text:p>
          </table:table-cell>
          <table:table-cell office:value-type="float" office:value="9690" calcext:value-type="float">
            <text:p>9690</text:p>
          </table:table-cell>
          <table:table-cell office:value-type="float" office:value="0.010514" calcext:value-type="float">
            <text:p>0.010514</text:p>
          </table:table-cell>
          <table:table-cell office:value-type="float" office:value="0.0643297" calcext:value-type="float">
            <text:p>0.0643297</text:p>
          </table:table-cell>
          <table:table-cell office:value-type="float" office:value="100" calcext:value-type="float">
            <text:p>100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8920" calcext:value-type="float">
            <text:p>89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37574" calcext:value-type="float">
            <text:p>5.37574</text:p>
          </table:table-cell>
          <table:table-cell office:value-type="float" office:value="763" calcext:value-type="float">
            <text:p>763</text:p>
          </table:table-cell>
          <table:table-cell office:value-type="float" office:value="4554" calcext:value-type="float">
            <text:p>4554</text:p>
          </table:table-cell>
          <table:table-cell office:value-type="float" office:value="131706" calcext:value-type="float">
            <text:p>131706</text:p>
          </table:table-cell>
          <table:table-cell office:value-type="float" office:value="0.0183397" calcext:value-type="float">
            <text:p>0.0183397</text:p>
          </table:table-cell>
          <table:table-cell office:value-type="float" office:value="1.16619" calcext:value-type="float">
            <text:p>1.16619</text:p>
          </table:table-cell>
          <table:table-cell office:value-type="float" office:value="100" calcext:value-type="float">
            <text:p>100</text:p>
          </table:table-cell>
          <table:table-cell office:value-type="float" office:value="13516" calcext:value-type="float">
            <text:p>13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1150" calcext:value-type="float">
            <text:p>111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3509" calcext:value-type="float">
            <text:p>1.73509</text:p>
          </table:table-cell>
          <table:table-cell office:value-type="float" office:value="84" calcext:value-type="float">
            <text:p>84</text:p>
          </table:table-cell>
          <table:table-cell office:value-type="float" office:value="2647" calcext:value-type="float">
            <text:p>2647</text:p>
          </table:table-cell>
          <table:table-cell office:value-type="float" office:value="17395" calcext:value-type="float">
            <text:p>17395</text:p>
          </table:table-cell>
          <table:table-cell office:value-type="float" office:value="0.0124538" calcext:value-type="float">
            <text:p>0.0124538</text:p>
          </table:table-cell>
          <table:table-cell office:value-type="float" office:value="0.143008" calcext:value-type="float">
            <text:p>0.143008</text:p>
          </table:table-cell>
          <table:table-cell office:value-type="float" office:value="100" calcext:value-type="float">
            <text:p>100</text:p>
          </table:table-cell>
          <table:table-cell office:value-type="float" office:value="1719" calcext:value-type="float">
            <text:p>1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3380" calcext:value-type="float">
            <text:p>133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.3386" calcext:value-type="float">
            <text:p>22.3386</text:p>
          </table:table-cell>
          <table:table-cell office:value-type="float" office:value="3027" calcext:value-type="float">
            <text:p>3027</text:p>
          </table:table-cell>
          <table:table-cell office:value-type="float" office:value="3176" calcext:value-type="float">
            <text:p>3176</text:p>
          </table:table-cell>
          <table:table-cell office:value-type="float" office:value="592247" calcext:value-type="float">
            <text:p>592247</text:p>
          </table:table-cell>
          <table:table-cell office:value-type="float" office:value="0.013993" calcext:value-type="float">
            <text:p>0.013993</text:p>
          </table:table-cell>
          <table:table-cell office:value-type="float" office:value="5.19131" calcext:value-type="float">
            <text:p>5.19131</text:p>
          </table:table-cell>
          <table:table-cell office:value-type="float" office:value="100" calcext:value-type="float">
            <text:p>100</text:p>
          </table:table-cell>
          <table:table-cell office:value-type="float" office:value="61865" calcext:value-type="float">
            <text:p>61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610" calcext:value-type="float">
            <text:p>156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47.39" calcext:value-type="float">
            <text:p>547.39</text:p>
          </table:table-cell>
          <table:table-cell office:value-type="float" office:value="87743" calcext:value-type="float">
            <text:p>87743</text:p>
          </table:table-cell>
          <table:table-cell office:value-type="float" office:value="4206" calcext:value-type="float">
            <text:p>4206</text:p>
          </table:table-cell>
          <table:table-cell office:value-type="float" office:value="13386979" calcext:value-type="float">
            <text:p>13386979</text:p>
          </table:table-cell>
          <table:table-cell office:value-type="float" office:value="0.0176943" calcext:value-type="float">
            <text:p>0.0176943</text:p>
          </table:table-cell>
          <table:table-cell office:value-type="float" office:value="127.17" calcext:value-type="float">
            <text:p>127.17</text:p>
          </table:table-cell>
          <table:table-cell office:value-type="float" office:value="100" calcext:value-type="float">
            <text:p>100</text:p>
          </table:table-cell>
          <table:table-cell office:value-type="float" office:value="1800509" calcext:value-type="float">
            <text:p>1800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8932" calcext:value-type="float">
            <text:p>893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.0711" calcext:value-type="float">
            <text:p>7.0711</text:p>
          </table:table-cell>
          <table:table-cell office:value-type="float" office:value="262" calcext:value-type="float">
            <text:p>262</text:p>
          </table:table-cell>
          <table:table-cell office:value-type="float" office:value="3905" calcext:value-type="float">
            <text:p>3905</text:p>
          </table:table-cell>
          <table:table-cell office:value-type="float" office:value="107621" calcext:value-type="float">
            <text:p>107621</text:p>
          </table:table-cell>
          <table:table-cell office:value-type="float" office:value="0.0174152" calcext:value-type="float">
            <text:p>0.0174152</text:p>
          </table:table-cell>
          <table:table-cell office:value-type="float" office:value="0.746958" calcext:value-type="float">
            <text:p>0.746958</text:p>
          </table:table-cell>
          <table:table-cell office:value-type="float" office:value="100" calcext:value-type="float">
            <text:p>100</text:p>
          </table:table-cell>
          <table:table-cell office:value-type="float" office:value="6761" calcext:value-type="float">
            <text:p>6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165" calcext:value-type="float">
            <text:p>1116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.7746" calcext:value-type="float">
            <text:p>10.7746</text:p>
          </table:table-cell>
          <table:table-cell office:value-type="float" office:value="740" calcext:value-type="float">
            <text:p>740</text:p>
          </table:table-cell>
          <table:table-cell office:value-type="float" office:value="6580" calcext:value-type="float">
            <text:p>6580</text:p>
          </table:table-cell>
          <table:table-cell office:value-type="float" office:value="208926" calcext:value-type="float">
            <text:p>208926</text:p>
          </table:table-cell>
          <table:table-cell office:value-type="float" office:value="0.0247151" calcext:value-type="float">
            <text:p>0.0247151</text:p>
          </table:table-cell>
          <table:table-cell office:value-type="float" office:value="1.75676" calcext:value-type="float">
            <text:p>1.75676</text:p>
          </table:table-cell>
          <table:table-cell office:value-type="float" office:value="100" calcext:value-type="float">
            <text:p>100</text:p>
          </table:table-cell>
          <table:table-cell office:value-type="float" office:value="15669" calcext:value-type="float">
            <text:p>15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398" calcext:value-type="float">
            <text:p>133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.9656" calcext:value-type="float">
            <text:p>8.9656</text:p>
          </table:table-cell>
          <table:table-cell office:value-type="float" office:value="145" calcext:value-type="float">
            <text:p>145</text:p>
          </table:table-cell>
          <table:table-cell office:value-type="float" office:value="4292" calcext:value-type="float">
            <text:p>4292</text:p>
          </table:table-cell>
          <table:table-cell office:value-type="float" office:value="51262" calcext:value-type="float">
            <text:p>51262</text:p>
          </table:table-cell>
          <table:table-cell office:value-type="float" office:value="0.0180769" calcext:value-type="float">
            <text:p>0.0180769</text:p>
          </table:table-cell>
          <table:table-cell office:value-type="float" office:value="0.391763" calcext:value-type="float">
            <text:p>0.391763</text:p>
          </table:table-cell>
          <table:table-cell office:value-type="float" office:value="100" calcext:value-type="float">
            <text:p>100</text:p>
          </table:table-cell>
          <table:table-cell office:value-type="float" office:value="3608" calcext:value-type="float">
            <text:p>3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631" calcext:value-type="float">
            <text:p>156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6.288" calcext:value-type="float">
            <text:p>136.288</text:p>
          </table:table-cell>
          <table:table-cell office:value-type="float" office:value="13092" calcext:value-type="float">
            <text:p>13092</text:p>
          </table:table-cell>
          <table:table-cell office:value-type="float" office:value="3973" calcext:value-type="float">
            <text:p>3973</text:p>
          </table:table-cell>
          <table:table-cell office:value-type="float" office:value="3979641" calcext:value-type="float">
            <text:p>3979641</text:p>
          </table:table-cell>
          <table:table-cell office:value-type="float" office:value="0.0166651" calcext:value-type="float">
            <text:p>0.0166651</text:p>
          </table:table-cell>
          <table:table-cell office:value-type="float" office:value="35.4744" calcext:value-type="float">
            <text:p>35.4744</text:p>
          </table:table-cell>
          <table:table-cell office:value-type="float" office:value="100" calcext:value-type="float">
            <text:p>100</text:p>
          </table:table-cell>
          <table:table-cell office:value-type="float" office:value="331819" calcext:value-type="float">
            <text:p>331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7864" calcext:value-type="float">
            <text:p>178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417.66" calcext:value-type="float">
            <text:p>3417.66</text:p>
          </table:table-cell>
          <table:table-cell office:value-type="float" office:value="47207" calcext:value-type="float">
            <text:p>47207</text:p>
          </table:table-cell>
          <table:table-cell office:value-type="float" office:value="8405" calcext:value-type="float">
            <text:p>8405</text:p>
          </table:table-cell>
          <table:table-cell office:value-type="float" office:value="11459897" calcext:value-type="float">
            <text:p>11459897</text:p>
          </table:table-cell>
          <table:table-cell office:value-type="float" office:value="0.0313028" calcext:value-type="float">
            <text:p>0.0313028</text:p>
          </table:table-cell>
          <table:table-cell office:value-type="float" office:value="109.187" calcext:value-type="float">
            <text:p>109.187</text:p>
          </table:table-cell>
          <table:table-cell office:value-type="float" office:value="100" calcext:value-type="float">
            <text:p>100</text:p>
          </table:table-cell>
          <table:table-cell office:value-type="float" office:value="1212406" calcext:value-type="float">
            <text:p>1212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97" calcext:value-type="float">
            <text:p>20097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87691" calcext:value-type="float">
            <text:p>87691</text:p>
          </table:table-cell>
          <table:table-cell office:value-type="float" office:value="12381" calcext:value-type="float">
            <text:p>12381</text:p>
          </table:table-cell>
          <table:table-cell office:value-type="float" office:value="19625142" calcext:value-type="float">
            <text:p>19625142</text:p>
          </table:table-cell>
          <table:table-cell office:value-type="float" office:value="0.048014" calcext:value-type="float">
            <text:p>0.048014</text:p>
          </table:table-cell>
          <table:table-cell office:value-type="float" office:value="198.818" calcext:value-type="float">
            <text:p>198.818</text:p>
          </table:table-cell>
          <table:table-cell office:value-type="float" office:value="100" calcext:value-type="float">
            <text:p>100</text:p>
          </table:table-cell>
          <table:table-cell office:value-type="float" office:value="2411231" calcext:value-type="float">
            <text:p>2411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233" calcext:value-type="float">
            <text:p>2233</text:p>
          </table:table-cell>
          <table:table-cell office:value-type="float" office:value="49" calcext:value-type="float">
            <text:p>49</text:p>
          </table:table-cell>
          <table:table-cell office:value-type="float" office:value="0.0408163" calcext:value-type="float">
            <text:p>0.0408163</text:p>
          </table:table-cell>
          <table:table-cell office:value-type="float" office:value="7200.72" calcext:value-type="float">
            <text:p>7200.72</text:p>
          </table:table-cell>
          <table:table-cell office:value-type="float" office:value="2178740" calcext:value-type="float">
            <text:p>2178740</text:p>
          </table:table-cell>
          <table:table-cell office:value-type="float" office:value="3044" calcext:value-type="float">
            <text:p>3044</text:p>
          </table:table-cell>
          <table:table-cell office:value-type="float" office:value="52990212" calcext:value-type="float">
            <text:p>52990212</text:p>
          </table:table-cell>
          <table:table-cell office:value-type="float" office:value="0.0276737" calcext:value-type="float">
            <text:p>0.0276737</text:p>
          </table:table-cell>
          <table:table-cell office:value-type="float" office:value="1801.39" calcext:value-type="float">
            <text:p>1801.39</text:p>
          </table:table-cell>
          <table:table-cell office:value-type="float" office:value="100" calcext:value-type="float">
            <text:p>100</text:p>
          </table:table-cell>
          <table:table-cell office:value-type="float" office:value="1267292" calcext:value-type="float">
            <text:p>1267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466" calcext:value-type="float">
            <text:p>44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17.599" calcext:value-type="float">
            <text:p>417.599</text:p>
          </table:table-cell>
          <table:table-cell office:value-type="float" office:value="60366" calcext:value-type="float">
            <text:p>60366</text:p>
          </table:table-cell>
          <table:table-cell office:value-type="float" office:value="5311" calcext:value-type="float">
            <text:p>5311</text:p>
          </table:table-cell>
          <table:table-cell office:value-type="float" office:value="4495857" calcext:value-type="float">
            <text:p>4495857</text:p>
          </table:table-cell>
          <table:table-cell office:value-type="float" office:value="0.0297789" calcext:value-type="float">
            <text:p>0.0297789</text:p>
          </table:table-cell>
          <table:table-cell office:value-type="float" office:value="58.8561" calcext:value-type="float">
            <text:p>58.8561</text:p>
          </table:table-cell>
          <table:table-cell office:value-type="float" office:value="100" calcext:value-type="float">
            <text:p>100</text:p>
          </table:table-cell>
          <table:table-cell office:value-type="float" office:value="138155" calcext:value-type="float">
            <text:p>138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6699" calcext:value-type="float">
            <text:p>669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5061" calcext:value-type="float">
            <text:p>19.5061</text:p>
          </table:table-cell>
          <table:table-cell office:value-type="float" office:value="1811" calcext:value-type="float">
            <text:p>1811</text:p>
          </table:table-cell>
          <table:table-cell office:value-type="float" office:value="4137" calcext:value-type="float">
            <text:p>4137</text:p>
          </table:table-cell>
          <table:table-cell office:value-type="float" office:value="600815" calcext:value-type="float">
            <text:p>600815</text:p>
          </table:table-cell>
          <table:table-cell office:value-type="float" office:value="0.0175455" calcext:value-type="float">
            <text:p>0.0175455</text:p>
          </table:table-cell>
          <table:table-cell office:value-type="float" office:value="4.36545" calcext:value-type="float">
            <text:p>4.36545</text:p>
          </table:table-cell>
          <table:table-cell office:value-type="float" office:value="100" calcext:value-type="float">
            <text:p>100</text:p>
          </table:table-cell>
          <table:table-cell office:value-type="float" office:value="40217" calcext:value-type="float">
            <text:p>40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" calcext:value-type="float">
            <text:p>2374</text:p>
          </table:table-cell>
          <table:table-cell office:value-type="float" office:value="59" calcext:value-type="float">
            <text:p>59</text:p>
          </table:table-cell>
          <table:table-cell office:value-type="float" office:value="0.0677966" calcext:value-type="float">
            <text:p>0.0677966</text:p>
          </table:table-cell>
          <table:table-cell office:value-type="float" office:value="7202.52" calcext:value-type="float">
            <text:p>7202.52</text:p>
          </table:table-cell>
          <table:table-cell office:value-type="float" office:value="867679" calcext:value-type="float">
            <text:p>867679</text:p>
          </table:table-cell>
          <table:table-cell office:value-type="float" office:value="5648" calcext:value-type="float">
            <text:p>5648</text:p>
          </table:table-cell>
          <table:table-cell office:value-type="float" office:value="27479024" calcext:value-type="float">
            <text:p>27479024</text:p>
          </table:table-cell>
          <table:table-cell office:value-type="float" office:value="0.0527766" calcext:value-type="float">
            <text:p>0.0527766</text:p>
          </table:table-cell>
          <table:table-cell office:value-type="float" office:value="1233.63" calcext:value-type="float">
            <text:p>1233.63</text:p>
          </table:table-cell>
          <table:table-cell office:value-type="float" office:value="100" calcext:value-type="float">
            <text:p>100</text:p>
          </table:table-cell>
          <table:table-cell office:value-type="float" office:value="467181" calcext:value-type="float">
            <text:p>467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749" calcext:value-type="float">
            <text:p>4749</text:p>
          </table:table-cell>
          <table:table-cell office:value-type="float" office:value="39" calcext:value-type="float">
            <text:p>39</text:p>
          </table:table-cell>
          <table:table-cell office:value-type="float" office:value="0.0512821" calcext:value-type="float">
            <text:p>0.0512821</text:p>
          </table:table-cell>
          <table:table-cell office:value-type="float" office:value="7201.82" calcext:value-type="float">
            <text:p>7201.82</text:p>
          </table:table-cell>
          <table:table-cell office:value-type="float" office:value="37093" calcext:value-type="float">
            <text:p>37093</text:p>
          </table:table-cell>
          <table:table-cell office:value-type="float" office:value="12051" calcext:value-type="float">
            <text:p>12051</text:p>
          </table:table-cell>
          <table:table-cell office:value-type="float" office:value="2532786" calcext:value-type="float">
            <text:p>2532786</text:p>
          </table:table-cell>
          <table:table-cell office:value-type="float" office:value="0.0706722" calcext:value-type="float">
            <text:p>0.0706722</text:p>
          </table:table-cell>
          <table:table-cell office:value-type="float" office:value="56.5833" calcext:value-type="float">
            <text:p>56.5833</text:p>
          </table:table-cell>
          <table:table-cell office:value-type="float" office:value="100" calcext:value-type="float">
            <text:p>100</text:p>
          </table:table-cell>
          <table:table-cell office:value-type="float" office:value="57355" calcext:value-type="float">
            <text:p>57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7124" calcext:value-type="float">
            <text:p>712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724.15" calcext:value-type="float">
            <text:p>3724.15</text:p>
          </table:table-cell>
          <table:table-cell office:value-type="float" office:value="8474" calcext:value-type="float">
            <text:p>8474</text:p>
          </table:table-cell>
          <table:table-cell office:value-type="float" office:value="13033" calcext:value-type="float">
            <text:p>13033</text:p>
          </table:table-cell>
          <table:table-cell office:value-type="float" office:value="1778419" calcext:value-type="float">
            <text:p>1778419</text:p>
          </table:table-cell>
          <table:table-cell office:value-type="float" office:value="0.0568991" calcext:value-type="float">
            <text:p>0.0568991</text:p>
          </table:table-cell>
          <table:table-cell office:value-type="float" office:value="19.8482" calcext:value-type="float">
            <text:p>19.8482</text:p>
          </table:table-cell>
          <table:table-cell office:value-type="float" office:value="100" calcext:value-type="float">
            <text:p>100</text:p>
          </table:table-cell>
          <table:table-cell office:value-type="float" office:value="77146" calcext:value-type="float">
            <text:p>77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9499" calcext:value-type="float">
            <text:p>94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67.259" calcext:value-type="float">
            <text:p>267.259</text:p>
          </table:table-cell>
          <table:table-cell office:value-type="float" office:value="4208" calcext:value-type="float">
            <text:p>4208</text:p>
          </table:table-cell>
          <table:table-cell office:value-type="float" office:value="11168" calcext:value-type="float">
            <text:p>11168</text:p>
          </table:table-cell>
          <table:table-cell office:value-type="float" office:value="1167259" calcext:value-type="float">
            <text:p>1167259</text:p>
          </table:table-cell>
          <table:table-cell office:value-type="float" office:value="0.0451513" calcext:value-type="float">
            <text:p>0.0451513</text:p>
          </table:table-cell>
          <table:table-cell office:value-type="float" office:value="11.0535" calcext:value-type="float">
            <text:p>11.0535</text:p>
          </table:table-cell>
          <table:table-cell office:value-type="float" office:value="100" calcext:value-type="float">
            <text:p>100</text:p>
          </table:table-cell>
          <table:table-cell office:value-type="float" office:value="37966" calcext:value-type="float">
            <text:p>37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1874" calcext:value-type="float">
            <text:p>1187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5.881" calcext:value-type="float">
            <text:p>185.881</text:p>
          </table:table-cell>
          <table:table-cell office:value-type="float" office:value="2237" calcext:value-type="float">
            <text:p>2237</text:p>
          </table:table-cell>
          <table:table-cell office:value-type="float" office:value="7508" calcext:value-type="float">
            <text:p>7508</text:p>
          </table:table-cell>
          <table:table-cell office:value-type="float" office:value="1215327" calcext:value-type="float">
            <text:p>1215327</text:p>
          </table:table-cell>
          <table:table-cell office:value-type="float" office:value="0.0299452" calcext:value-type="float">
            <text:p>0.0299452</text:p>
          </table:table-cell>
          <table:table-cell office:value-type="float" office:value="9.40255" calcext:value-type="float">
            <text:p>9.40255</text:p>
          </table:table-cell>
          <table:table-cell office:value-type="float" office:value="100" calcext:value-type="float">
            <text:p>100</text:p>
          </table:table-cell>
          <table:table-cell office:value-type="float" office:value="65211" calcext:value-type="float">
            <text:p>65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4249" calcext:value-type="float">
            <text:p>1424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9.016" calcext:value-type="float">
            <text:p>199.016</text:p>
          </table:table-cell>
          <table:table-cell office:value-type="float" office:value="2627" calcext:value-type="float">
            <text:p>2627</text:p>
          </table:table-cell>
          <table:table-cell office:value-type="float" office:value="14887" calcext:value-type="float">
            <text:p>14887</text:p>
          </table:table-cell>
          <table:table-cell office:value-type="float" office:value="1026999" calcext:value-type="float">
            <text:p>1026999</text:p>
          </table:table-cell>
          <table:table-cell office:value-type="float" office:value="0.0628814" calcext:value-type="float">
            <text:p>0.0628814</text:p>
          </table:table-cell>
          <table:table-cell office:value-type="float" office:value="9.89203" calcext:value-type="float">
            <text:p>9.89203</text:p>
          </table:table-cell>
          <table:table-cell office:value-type="float" office:value="100" calcext:value-type="float">
            <text:p>100</text:p>
          </table:table-cell>
          <table:table-cell office:value-type="float" office:value="69370" calcext:value-type="float">
            <text:p>69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624" calcext:value-type="float">
            <text:p>166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.1043" calcext:value-type="float">
            <text:p>68.1043</text:p>
          </table:table-cell>
          <table:table-cell office:value-type="float" office:value="98" calcext:value-type="float">
            <text:p>98</text:p>
          </table:table-cell>
          <table:table-cell office:value-type="float" office:value="6618" calcext:value-type="float">
            <text:p>6618</text:p>
          </table:table-cell>
          <table:table-cell office:value-type="float" office:value="72447" calcext:value-type="float">
            <text:p>72447</text:p>
          </table:table-cell>
          <table:table-cell office:value-type="float" office:value="0.0284514" calcext:value-type="float">
            <text:p>0.0284514</text:p>
          </table:table-cell>
          <table:table-cell office:value-type="float" office:value="0.595846" calcext:value-type="float">
            <text:p>0.595846</text:p>
          </table:table-cell>
          <table:table-cell office:value-type="float" office:value="100" calcext:value-type="float">
            <text:p>100</text:p>
          </table:table-cell>
          <table:table-cell office:value-type="float" office:value="4246" calcext:value-type="float">
            <text:p>4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8999" calcext:value-type="float">
            <text:p>189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62.699" calcext:value-type="float">
            <text:p>562.699</text:p>
          </table:table-cell>
          <table:table-cell office:value-type="float" office:value="2910" calcext:value-type="float">
            <text:p>2910</text:p>
          </table:table-cell>
          <table:table-cell office:value-type="float" office:value="7422" calcext:value-type="float">
            <text:p>7422</text:p>
          </table:table-cell>
          <table:table-cell office:value-type="float" office:value="1023642" calcext:value-type="float">
            <text:p>1023642</text:p>
          </table:table-cell>
          <table:table-cell office:value-type="float" office:value="0.0259716" calcext:value-type="float">
            <text:p>0.0259716</text:p>
          </table:table-cell>
          <table:table-cell office:value-type="float" office:value="10.2724" calcext:value-type="float">
            <text:p>10.2724</text:p>
          </table:table-cell>
          <table:table-cell office:value-type="float" office:value="100" calcext:value-type="float">
            <text:p>100</text:p>
          </table:table-cell>
          <table:table-cell office:value-type="float" office:value="84662" calcext:value-type="float">
            <text:p>84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1374" calcext:value-type="float">
            <text:p>21374</text:p>
          </table:table-cell>
          <table:table-cell office:value-type="float" office:value="12" calcext:value-type="float">
            <text:p>12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4" calcext:value-type="float">
            <text:p>7204</text:p>
          </table:table-cell>
          <table:table-cell office:value-type="float" office:value="54189" calcext:value-type="float">
            <text:p>54189</text:p>
          </table:table-cell>
          <table:table-cell office:value-type="float" office:value="7564" calcext:value-type="float">
            <text:p>7564</text:p>
          </table:table-cell>
          <table:table-cell office:value-type="float" office:value="23632279" calcext:value-type="float">
            <text:p>23632279</text:p>
          </table:table-cell>
          <table:table-cell office:value-type="float" office:value="0.0376521" calcext:value-type="float">
            <text:p>0.0376521</text:p>
          </table:table-cell>
          <table:table-cell office:value-type="float" office:value="202.693" calcext:value-type="float">
            <text:p>202.693</text:p>
          </table:table-cell>
          <table:table-cell office:value-type="float" office:value="100" calcext:value-type="float">
            <text:p>100</text:p>
          </table:table-cell>
          <table:table-cell office:value-type="float" office:value="1979069" calcext:value-type="float">
            <text:p>1979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3749" calcext:value-type="float">
            <text:p>23749</text:p>
          </table:table-cell>
          <table:table-cell office:value-type="float" office:value="12" calcext:value-type="float">
            <text:p>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1.65" calcext:value-type="float">
            <text:p>7201.65</text:p>
          </table:table-cell>
          <table:table-cell office:value-type="float" office:value="32612" calcext:value-type="float">
            <text:p>32612</text:p>
          </table:table-cell>
          <table:table-cell office:value-type="float" office:value="18709" calcext:value-type="float">
            <text:p>18709</text:p>
          </table:table-cell>
          <table:table-cell office:value-type="float" office:value="14540861" calcext:value-type="float">
            <text:p>14540861</text:p>
          </table:table-cell>
          <table:table-cell office:value-type="float" office:value="0.0880356" calcext:value-type="float">
            <text:p>0.0880356</text:p>
          </table:table-cell>
          <table:table-cell office:value-type="float" office:value="154.072" calcext:value-type="float">
            <text:p>154.072</text:p>
          </table:table-cell>
          <table:table-cell office:value-type="float" office:value="100" calcext:value-type="float">
            <text:p>100</text:p>
          </table:table-cell>
          <table:table-cell office:value-type="float" office:value="1632523" calcext:value-type="float">
            <text:p>1632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6124" calcext:value-type="float">
            <text:p>26124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2924" calcext:value-type="float">
            <text:p>2924</text:p>
          </table:table-cell>
          <table:table-cell office:value-type="float" office:value="23005" calcext:value-type="float">
            <text:p>23005</text:p>
          </table:table-cell>
          <table:table-cell office:value-type="float" office:value="1077221" calcext:value-type="float">
            <text:p>1077221</text:p>
          </table:table-cell>
          <table:table-cell office:value-type="float" office:value="0.102228" calcext:value-type="float">
            <text:p>0.102228</text:p>
          </table:table-cell>
          <table:table-cell office:value-type="float" office:value="15.3645" calcext:value-type="float">
            <text:p>15.3645</text:p>
          </table:table-cell>
          <table:table-cell office:value-type="float" office:value="100" calcext:value-type="float">
            <text:p>100</text:p>
          </table:table-cell>
          <table:table-cell office:value-type="float" office:value="138575" calcext:value-type="float">
            <text:p>138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" calcext:value-type="float">
            <text:p>2410</text:p>
          </table:table-cell>
          <table:table-cell office:value-type="float" office:value="70" calcext:value-type="float">
            <text:p>70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236483" calcext:value-type="float">
            <text:p>236483</text:p>
          </table:table-cell>
          <table:table-cell office:value-type="float" office:value="4515" calcext:value-type="float">
            <text:p>4515</text:p>
          </table:table-cell>
          <table:table-cell office:value-type="float" office:value="6691291" calcext:value-type="float">
            <text:p>6691291</text:p>
          </table:table-cell>
          <table:table-cell office:value-type="float" office:value="0.0548758" calcext:value-type="float">
            <text:p>0.0548758</text:p>
          </table:table-cell>
          <table:table-cell office:value-type="float" office:value="510.378" calcext:value-type="float">
            <text:p>510.378</text:p>
          </table:table-cell>
          <table:table-cell office:value-type="float" office:value="100" calcext:value-type="float">
            <text:p>100</text:p>
          </table:table-cell>
          <table:table-cell office:value-type="float" office:value="94192" calcext:value-type="float">
            <text:p>94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820" calcext:value-type="float">
            <text:p>4820</text:p>
          </table:table-cell>
          <table:table-cell office:value-type="float" office:value="48" calcext:value-type="float">
            <text:p>4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25509" calcext:value-type="float">
            <text:p>25509</text:p>
          </table:table-cell>
          <table:table-cell office:value-type="float" office:value="15024" calcext:value-type="float">
            <text:p>15024</text:p>
          </table:table-cell>
          <table:table-cell office:value-type="float" office:value="3877554" calcext:value-type="float">
            <text:p>3877554</text:p>
          </table:table-cell>
          <table:table-cell office:value-type="float" office:value="0.0868974" calcext:value-type="float">
            <text:p>0.0868974</text:p>
          </table:table-cell>
          <table:table-cell office:value-type="float" office:value="72.6635" calcext:value-type="float">
            <text:p>72.6635</text:p>
          </table:table-cell>
          <table:table-cell office:value-type="float" office:value="100" calcext:value-type="float">
            <text:p>100</text:p>
          </table:table-cell>
          <table:table-cell office:value-type="float" office:value="111103" calcext:value-type="float">
            <text:p>11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231" calcext:value-type="float">
            <text:p>7231</text:p>
          </table:table-cell>
          <table:table-cell office:value-type="float" office:value="38" calcext:value-type="float">
            <text:p>38</text:p>
          </table:table-cell>
          <table:table-cell office:value-type="float" office:value="0.131579" calcext:value-type="float">
            <text:p>0.131579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8050" calcext:value-type="float">
            <text:p>8050</text:p>
          </table:table-cell>
          <table:table-cell office:value-type="float" office:value="22993" calcext:value-type="float">
            <text:p>22993</text:p>
          </table:table-cell>
          <table:table-cell office:value-type="float" office:value="3147211" calcext:value-type="float">
            <text:p>3147211</text:p>
          </table:table-cell>
          <table:table-cell office:value-type="float" office:value="0.110593" calcext:value-type="float">
            <text:p>0.110593</text:p>
          </table:table-cell>
          <table:table-cell office:value-type="float" office:value="35.2921" calcext:value-type="float">
            <text:p>35.2921</text:p>
          </table:table-cell>
          <table:table-cell office:value-type="float" office:value="100" calcext:value-type="float">
            <text:p>100</text:p>
          </table:table-cell>
          <table:table-cell office:value-type="float" office:value="113120" calcext:value-type="float">
            <text:p>113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9641" calcext:value-type="float">
            <text:p>964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07.413" calcext:value-type="float">
            <text:p>407.413</text:p>
          </table:table-cell>
          <table:table-cell office:value-type="float" office:value="2798" calcext:value-type="float">
            <text:p>2798</text:p>
          </table:table-cell>
          <table:table-cell office:value-type="float" office:value="16858" calcext:value-type="float">
            <text:p>16858</text:p>
          </table:table-cell>
          <table:table-cell office:value-type="float" office:value="769339" calcext:value-type="float">
            <text:p>769339</text:p>
          </table:table-cell>
          <table:table-cell office:value-type="float" office:value="0.0883587" calcext:value-type="float">
            <text:p>0.0883587</text:p>
          </table:table-cell>
          <table:table-cell office:value-type="float" office:value="8.71095" calcext:value-type="float">
            <text:p>8.71095</text:p>
          </table:table-cell>
          <table:table-cell office:value-type="float" office:value="100" calcext:value-type="float">
            <text:p>100</text:p>
          </table:table-cell>
          <table:table-cell office:value-type="float" office:value="23892" calcext:value-type="float">
            <text:p>23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2052" calcext:value-type="float">
            <text:p>120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7.6962" calcext:value-type="float">
            <text:p>57.6962</text:p>
          </table:table-cell>
          <table:table-cell office:value-type="float" office:value="59" calcext:value-type="float">
            <text:p>59</text:p>
          </table:table-cell>
          <table:table-cell office:value-type="float" office:value="9620" calcext:value-type="float">
            <text:p>9620</text:p>
          </table:table-cell>
          <table:table-cell office:value-type="float" office:value="84434" calcext:value-type="float">
            <text:p>84434</text:p>
          </table:table-cell>
          <table:table-cell office:value-type="float" office:value="0.0429293" calcext:value-type="float">
            <text:p>0.0429293</text:p>
          </table:table-cell>
          <table:table-cell office:value-type="float" office:value="0.623301" calcext:value-type="float">
            <text:p>0.623301</text:p>
          </table:table-cell>
          <table:table-cell office:value-type="float" office:value="100" calcext:value-type="float">
            <text:p>100</text:p>
          </table:table-cell>
          <table:table-cell office:value-type="float" office:value="3371" calcext:value-type="float">
            <text:p>3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4462" calcext:value-type="float">
            <text:p>144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520.27" calcext:value-type="float">
            <text:p>3520.27</text:p>
          </table:table-cell>
          <table:table-cell office:value-type="float" office:value="15688" calcext:value-type="float">
            <text:p>15688</text:p>
          </table:table-cell>
          <table:table-cell office:value-type="float" office:value="8888" calcext:value-type="float">
            <text:p>8888</text:p>
          </table:table-cell>
          <table:table-cell office:value-type="float" office:value="7618646" calcext:value-type="float">
            <text:p>7618646</text:p>
          </table:table-cell>
          <table:table-cell office:value-type="float" office:value="0.0413412" calcext:value-type="float">
            <text:p>0.0413412</text:p>
          </table:table-cell>
          <table:table-cell office:value-type="float" office:value="65.591" calcext:value-type="float">
            <text:p>65.591</text:p>
          </table:table-cell>
          <table:table-cell office:value-type="float" office:value="100" calcext:value-type="float">
            <text:p>100</text:p>
          </table:table-cell>
          <table:table-cell office:value-type="float" office:value="487710" calcext:value-type="float">
            <text:p>487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6873" calcext:value-type="float">
            <text:p>1687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56.32" calcext:value-type="float">
            <text:p>1456.32</text:p>
          </table:table-cell>
          <table:table-cell office:value-type="float" office:value="3888" calcext:value-type="float">
            <text:p>3888</text:p>
          </table:table-cell>
          <table:table-cell office:value-type="float" office:value="20471" calcext:value-type="float">
            <text:p>20471</text:p>
          </table:table-cell>
          <table:table-cell office:value-type="float" office:value="1840099" calcext:value-type="float">
            <text:p>1840099</text:p>
          </table:table-cell>
          <table:table-cell office:value-type="float" office:value="0.0972334" calcext:value-type="float">
            <text:p>0.0972334</text:p>
          </table:table-cell>
          <table:table-cell office:value-type="float" office:value="18.3123" calcext:value-type="float">
            <text:p>18.3123</text:p>
          </table:table-cell>
          <table:table-cell office:value-type="float" office:value="100" calcext:value-type="float">
            <text:p>100</text:p>
          </table:table-cell>
          <table:table-cell office:value-type="float" office:value="99528" calcext:value-type="float">
            <text:p>99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9283" calcext:value-type="float">
            <text:p>192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8.695" calcext:value-type="float">
            <text:p>238.695</text:p>
          </table:table-cell>
          <table:table-cell office:value-type="float" office:value="107" calcext:value-type="float">
            <text:p>107</text:p>
          </table:table-cell>
          <table:table-cell office:value-type="float" office:value="8670" calcext:value-type="float">
            <text:p>8670</text:p>
          </table:table-cell>
          <table:table-cell office:value-type="float" office:value="100797" calcext:value-type="float">
            <text:p>100797</text:p>
          </table:table-cell>
          <table:table-cell office:value-type="float" office:value="0.0419405" calcext:value-type="float">
            <text:p>0.0419405</text:p>
          </table:table-cell>
          <table:table-cell office:value-type="float" office:value="0.976745" calcext:value-type="float">
            <text:p>0.976745</text:p>
          </table:table-cell>
          <table:table-cell office:value-type="float" office:value="100" calcext:value-type="float">
            <text:p>100</text:p>
          </table:table-cell>
          <table:table-cell office:value-type="float" office:value="5235" calcext:value-type="float">
            <text:p>5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1693" calcext:value-type="float">
            <text:p>216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206.52" calcext:value-type="float">
            <text:p>4206.52</text:p>
          </table:table-cell>
          <table:table-cell office:value-type="float" office:value="3301" calcext:value-type="float">
            <text:p>3301</text:p>
          </table:table-cell>
          <table:table-cell office:value-type="float" office:value="19110" calcext:value-type="float">
            <text:p>19110</text:p>
          </table:table-cell>
          <table:table-cell office:value-type="float" office:value="1792649" calcext:value-type="float">
            <text:p>1792649</text:p>
          </table:table-cell>
          <table:table-cell office:value-type="float" office:value="0.0778606" calcext:value-type="float">
            <text:p>0.0778606</text:p>
          </table:table-cell>
          <table:table-cell office:value-type="float" office:value="16.5398" calcext:value-type="float">
            <text:p>16.5398</text:p>
          </table:table-cell>
          <table:table-cell office:value-type="float" office:value="100" calcext:value-type="float">
            <text:p>100</text:p>
          </table:table-cell>
          <table:table-cell office:value-type="float" office:value="108405" calcext:value-type="float">
            <text:p>108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4104" calcext:value-type="float">
            <text:p>24104</text:p>
          </table:table-cell>
          <table:table-cell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1.25" calcext:value-type="float">
            <text:p>7201.25</text:p>
          </table:table-cell>
          <table:table-cell office:value-type="float" office:value="13954" calcext:value-type="float">
            <text:p>13954</text:p>
          </table:table-cell>
          <table:table-cell office:value-type="float" office:value="14144" calcext:value-type="float">
            <text:p>14144</text:p>
          </table:table-cell>
          <table:table-cell office:value-type="float" office:value="7849549" calcext:value-type="float">
            <text:p>7849549</text:p>
          </table:table-cell>
          <table:table-cell office:value-type="float" office:value="0.0729717" calcext:value-type="float">
            <text:p>0.0729717</text:p>
          </table:table-cell>
          <table:table-cell office:value-type="float" office:value="80.4874" calcext:value-type="float">
            <text:p>80.4874</text:p>
          </table:table-cell>
          <table:table-cell office:value-type="float" office:value="100" calcext:value-type="float">
            <text:p>100</text:p>
          </table:table-cell>
          <table:table-cell office:value-type="float" office:value="664001" calcext:value-type="float">
            <text:p>664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6514" calcext:value-type="float">
            <text:p>26514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1.28" calcext:value-type="float">
            <text:p>7201.28</text:p>
          </table:table-cell>
          <table:table-cell office:value-type="float" office:value="12922" calcext:value-type="float">
            <text:p>12922</text:p>
          </table:table-cell>
          <table:table-cell office:value-type="float" office:value="19986" calcext:value-type="float">
            <text:p>19986</text:p>
          </table:table-cell>
          <table:table-cell office:value-type="float" office:value="8187417" calcext:value-type="float">
            <text:p>8187417</text:p>
          </table:table-cell>
          <table:table-cell office:value-type="float" office:value="0.0936245" calcext:value-type="float">
            <text:p>0.0936245</text:p>
          </table:table-cell>
          <table:table-cell office:value-type="float" office:value="88.935" calcext:value-type="float">
            <text:p>88.935</text:p>
          </table:table-cell>
          <table:table-cell office:value-type="float" office:value="100" calcext:value-type="float">
            <text:p>100</text:p>
          </table:table-cell>
          <table:table-cell office:value-type="float" office:value="752651" calcext:value-type="float">
            <text:p>752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8925" calcext:value-type="float">
            <text:p>2892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0.28" calcext:value-type="float">
            <text:p>7200.28</text:p>
          </table:table-cell>
          <table:table-cell office:value-type="float" office:value="2438" calcext:value-type="float">
            <text:p>2438</text:p>
          </table:table-cell>
          <table:table-cell office:value-type="float" office:value="18338" calcext:value-type="float">
            <text:p>18338</text:p>
          </table:table-cell>
          <table:table-cell office:value-type="float" office:value="1846640" calcext:value-type="float">
            <text:p>1846640</text:p>
          </table:table-cell>
          <table:table-cell office:value-type="float" office:value="0.0806256" calcext:value-type="float">
            <text:p>0.0806256</text:p>
          </table:table-cell>
          <table:table-cell office:value-type="float" office:value="20.682" calcext:value-type="float">
            <text:p>20.682</text:p>
          </table:table-cell>
          <table:table-cell office:value-type="float" office:value="100" calcext:value-type="float">
            <text:p>100</text:p>
          </table:table-cell>
          <table:table-cell office:value-type="float" office:value="147189" calcext:value-type="float">
            <text:p>147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1335" calcext:value-type="float">
            <text:p>31335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1.31" calcext:value-type="float">
            <text:p>7201.31</text:p>
          </table:table-cell>
          <table:table-cell office:value-type="float" office:value="7350" calcext:value-type="float">
            <text:p>7350</text:p>
          </table:table-cell>
          <table:table-cell office:value-type="float" office:value="35164" calcext:value-type="float">
            <text:p>35164</text:p>
          </table:table-cell>
          <table:table-cell office:value-type="float" office:value="3563546" calcext:value-type="float">
            <text:p>3563546</text:p>
          </table:table-cell>
          <table:table-cell office:value-type="float" office:value="0.152045" calcext:value-type="float">
            <text:p>0.152045</text:p>
          </table:table-cell>
          <table:table-cell office:value-type="float" office:value="48.4214" calcext:value-type="float">
            <text:p>48.4214</text:p>
          </table:table-cell>
          <table:table-cell office:value-type="float" office:value="100" calcext:value-type="float">
            <text:p>100</text:p>
          </table:table-cell>
          <table:table-cell office:value-type="float" office:value="436059" calcext:value-type="float">
            <text:p>436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" calcext:value-type="float">
            <text:p>2417</text:p>
          </table:table-cell>
          <table:table-cell office:value-type="float" office:value="78" calcext:value-type="float">
            <text:p>78</text:p>
          </table:table-cell>
          <table:table-cell office:value-type="float" office:value="0.102564" calcext:value-type="float">
            <text:p>0.102564</text:p>
          </table:table-cell>
          <table:table-cell office:value-type="float" office:value="7202.8" calcext:value-type="float">
            <text:p>7202.8</text:p>
          </table:table-cell>
          <table:table-cell office:value-type="float" office:value="355358" calcext:value-type="float">
            <text:p>355358</text:p>
          </table:table-cell>
          <table:table-cell office:value-type="float" office:value="8805" calcext:value-type="float">
            <text:p>8805</text:p>
          </table:table-cell>
          <table:table-cell office:value-type="float" office:value="11919239" calcext:value-type="float">
            <text:p>11919239</text:p>
          </table:table-cell>
          <table:table-cell office:value-type="float" office:value="0.0911584" calcext:value-type="float">
            <text:p>0.0911584</text:p>
          </table:table-cell>
          <table:table-cell office:value-type="float" office:value="1003.37" calcext:value-type="float">
            <text:p>1003.37</text:p>
          </table:table-cell>
          <table:table-cell office:value-type="float" office:value="100" calcext:value-type="float">
            <text:p>100</text:p>
          </table:table-cell>
          <table:table-cell office:value-type="float" office:value="44088" calcext:value-type="float">
            <text:p>44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835" calcext:value-type="float">
            <text:p>4835</text:p>
          </table:table-cell>
          <table:table-cell office:value-type="float" office:value="55" calcext:value-type="float">
            <text:p>55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7201.63" calcext:value-type="float">
            <text:p>7201.63</text:p>
          </table:table-cell>
          <table:table-cell office:value-type="float" office:value="89020" calcext:value-type="float">
            <text:p>89020</text:p>
          </table:table-cell>
          <table:table-cell office:value-type="float" office:value="15114" calcext:value-type="float">
            <text:p>15114</text:p>
          </table:table-cell>
          <table:table-cell office:value-type="float" office:value="14983057" calcext:value-type="float">
            <text:p>14983057</text:p>
          </table:table-cell>
          <table:table-cell office:value-type="float" office:value="0.0949221" calcext:value-type="float">
            <text:p>0.0949221</text:p>
          </table:table-cell>
          <table:table-cell office:value-type="float" office:value="308.171" calcext:value-type="float">
            <text:p>308.171</text:p>
          </table:table-cell>
          <table:table-cell office:value-type="float" office:value="100" calcext:value-type="float">
            <text:p>100</text:p>
          </table:table-cell>
          <table:table-cell office:value-type="float" office:value="182367" calcext:value-type="float">
            <text:p>182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253" calcext:value-type="float">
            <text:p>7253</text:p>
          </table:table-cell>
          <table:table-cell office:value-type="float" office:value="44" calcext:value-type="float">
            <text:p>44</text:p>
          </table:table-cell>
          <table:table-cell office:value-type="float" office:value="0.136364" calcext:value-type="float">
            <text:p>0.136364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5400" calcext:value-type="float">
            <text:p>5400</text:p>
          </table:table-cell>
          <table:table-cell office:value-type="float" office:value="32159" calcext:value-type="float">
            <text:p>32159</text:p>
          </table:table-cell>
          <table:table-cell office:value-type="float" office:value="2518095" calcext:value-type="float">
            <text:p>2518095</text:p>
          </table:table-cell>
          <table:table-cell office:value-type="float" office:value="0.160509" calcext:value-type="float">
            <text:p>0.160509</text:p>
          </table:table-cell>
          <table:table-cell office:value-type="float" office:value="30.711" calcext:value-type="float">
            <text:p>30.711</text:p>
          </table:table-cell>
          <table:table-cell office:value-type="float" office:value="100" calcext:value-type="float">
            <text:p>100</text:p>
          </table:table-cell>
          <table:table-cell office:value-type="float" office:value="84385" calcext:value-type="float">
            <text:p>84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9671" calcext:value-type="float">
            <text:p>9671</text:p>
          </table:table-cell>
          <table:table-cell office:value-type="float" office:value="37" calcext:value-type="float">
            <text:p>37</text:p>
          </table:table-cell>
          <table:table-cell office:value-type="float" office:value="0.108108" calcext:value-type="float">
            <text:p>0.108108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7538" calcext:value-type="float">
            <text:p>17538</text:p>
          </table:table-cell>
          <table:table-cell office:value-type="float" office:value="17009" calcext:value-type="float">
            <text:p>17009</text:p>
          </table:table-cell>
          <table:table-cell office:value-type="float" office:value="13126043" calcext:value-type="float">
            <text:p>13126043</text:p>
          </table:table-cell>
          <table:table-cell office:value-type="float" office:value="0.0789717" calcext:value-type="float">
            <text:p>0.0789717</text:p>
          </table:table-cell>
          <table:table-cell office:value-type="float" office:value="118.799" calcext:value-type="float">
            <text:p>118.799</text:p>
          </table:table-cell>
          <table:table-cell office:value-type="float" office:value="100" calcext:value-type="float">
            <text:p>100</text:p>
          </table:table-cell>
          <table:table-cell office:value-type="float" office:value="514788" calcext:value-type="float">
            <text:p>514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2088" calcext:value-type="float">
            <text:p>12088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2.83" calcext:value-type="float">
            <text:p>7202.83</text:p>
          </table:table-cell>
          <table:table-cell office:value-type="float" office:value="20500" calcext:value-type="float">
            <text:p>20500</text:p>
          </table:table-cell>
          <table:table-cell office:value-type="float" office:value="19296" calcext:value-type="float">
            <text:p>19296</text:p>
          </table:table-cell>
          <table:table-cell office:value-type="float" office:value="14838062" calcext:value-type="float">
            <text:p>14838062</text:p>
          </table:table-cell>
          <table:table-cell office:value-type="float" office:value="0.0768181" calcext:value-type="float">
            <text:p>0.0768181</text:p>
          </table:table-cell>
          <table:table-cell office:value-type="float" office:value="128.518" calcext:value-type="float">
            <text:p>128.518</text:p>
          </table:table-cell>
          <table:table-cell office:value-type="float" office:value="100" calcext:value-type="float">
            <text:p>100</text:p>
          </table:table-cell>
          <table:table-cell office:value-type="float" office:value="558610" calcext:value-type="float">
            <text:p>558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506" calcext:value-type="float">
            <text:p>1450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9.113" calcext:value-type="float">
            <text:p>379.113</text:p>
          </table:table-cell>
          <table:table-cell office:value-type="float" office:value="232" calcext:value-type="float">
            <text:p>232</text:p>
          </table:table-cell>
          <table:table-cell office:value-type="float" office:value="10021" calcext:value-type="float">
            <text:p>10021</text:p>
          </table:table-cell>
          <table:table-cell office:value-type="float" office:value="216260" calcext:value-type="float">
            <text:p>216260</text:p>
          </table:table-cell>
          <table:table-cell office:value-type="float" office:value="0.04883" calcext:value-type="float">
            <text:p>0.04883</text:p>
          </table:table-cell>
          <table:table-cell office:value-type="float" office:value="2.01218" calcext:value-type="float">
            <text:p>2.01218</text:p>
          </table:table-cell>
          <table:table-cell office:value-type="float" office:value="100" calcext:value-type="float">
            <text:p>100</text:p>
          </table:table-cell>
          <table:table-cell office:value-type="float" office:value="9158" calcext:value-type="float">
            <text:p>9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6924" calcext:value-type="float">
            <text:p>16924</text:p>
          </table:table-cell>
          <table:table-cell office:value-type="float" office:value="24" calcext:value-type="float">
            <text:p>24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1484" calcext:value-type="float">
            <text:p>1484</text:p>
          </table:table-cell>
          <table:table-cell office:value-type="float" office:value="49161" calcext:value-type="float">
            <text:p>49161</text:p>
          </table:table-cell>
          <table:table-cell office:value-type="float" office:value="1335542" calcext:value-type="float">
            <text:p>1335542</text:p>
          </table:table-cell>
          <table:table-cell office:value-type="float" office:value="0.232622" calcext:value-type="float">
            <text:p>0.232622</text:p>
          </table:table-cell>
          <table:table-cell office:value-type="float" office:value="13.3471" calcext:value-type="float">
            <text:p>13.3471</text:p>
          </table:table-cell>
          <table:table-cell office:value-type="float" office:value="100" calcext:value-type="float">
            <text:p>100</text:p>
          </table:table-cell>
          <table:table-cell office:value-type="float" office:value="65123" calcext:value-type="float">
            <text:p>65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9342" calcext:value-type="float">
            <text:p>193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498.78" calcext:value-type="float">
            <text:p>4498.78</text:p>
          </table:table-cell>
          <table:table-cell office:value-type="float" office:value="2726" calcext:value-type="float">
            <text:p>2726</text:p>
          </table:table-cell>
          <table:table-cell office:value-type="float" office:value="37173" calcext:value-type="float">
            <text:p>37173</text:p>
          </table:table-cell>
          <table:table-cell office:value-type="float" office:value="2525414" calcext:value-type="float">
            <text:p>2525414</text:p>
          </table:table-cell>
          <table:table-cell office:value-type="float" office:value="0.157081" calcext:value-type="float">
            <text:p>0.157081</text:p>
          </table:table-cell>
          <table:table-cell office:value-type="float" office:value="24.4604" calcext:value-type="float">
            <text:p>24.4604</text:p>
          </table:table-cell>
          <table:table-cell office:value-type="float" office:value="100" calcext:value-type="float">
            <text:p>100</text:p>
          </table:table-cell>
          <table:table-cell office:value-type="float" office:value="131060" calcext:value-type="float">
            <text:p>13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1759" calcext:value-type="float">
            <text:p>217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58.52" calcext:value-type="float">
            <text:p>1058.52</text:p>
          </table:table-cell>
          <table:table-cell office:value-type="float" office:value="260" calcext:value-type="float">
            <text:p>260</text:p>
          </table:table-cell>
          <table:table-cell office:value-type="float" office:value="24635" calcext:value-type="float">
            <text:p>24635</text:p>
          </table:table-cell>
          <table:table-cell office:value-type="float" office:value="230397" calcext:value-type="float">
            <text:p>230397</text:p>
          </table:table-cell>
          <table:table-cell office:value-type="float" office:value="0.142149" calcext:value-type="float">
            <text:p>0.142149</text:p>
          </table:table-cell>
          <table:table-cell office:value-type="float" office:value="2.16111" calcext:value-type="float">
            <text:p>2.16111</text:p>
          </table:table-cell>
          <table:table-cell office:value-type="float" office:value="100" calcext:value-type="float">
            <text:p>100</text:p>
          </table:table-cell>
          <table:table-cell office:value-type="float" office:value="10866" calcext:value-type="float">
            <text:p>10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4177" calcext:value-type="float">
            <text:p>24177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2.48" calcext:value-type="float">
            <text:p>7202.48</text:p>
          </table:table-cell>
          <table:table-cell office:value-type="float" office:value="7851" calcext:value-type="float">
            <text:p>7851</text:p>
          </table:table-cell>
          <table:table-cell office:value-type="float" office:value="24977" calcext:value-type="float">
            <text:p>24977</text:p>
          </table:table-cell>
          <table:table-cell office:value-type="float" office:value="7191605" calcext:value-type="float">
            <text:p>7191605</text:p>
          </table:table-cell>
          <table:table-cell office:value-type="float" office:value="0.112048" calcext:value-type="float">
            <text:p>0.112048</text:p>
          </table:table-cell>
          <table:table-cell office:value-type="float" office:value="57.6377" calcext:value-type="float">
            <text:p>57.6377</text:p>
          </table:table-cell>
          <table:table-cell office:value-type="float" office:value="100" calcext:value-type="float">
            <text:p>100</text:p>
          </table:table-cell>
          <table:table-cell office:value-type="float" office:value="353875" calcext:value-type="float">
            <text:p>353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6595" calcext:value-type="float">
            <text:p>26595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1.27" calcext:value-type="float">
            <text:p>7201.27</text:p>
          </table:table-cell>
          <table:table-cell office:value-type="float" office:value="4785" calcext:value-type="float">
            <text:p>4785</text:p>
          </table:table-cell>
          <table:table-cell office:value-type="float" office:value="19777" calcext:value-type="float">
            <text:p>19777</text:p>
          </table:table-cell>
          <table:table-cell office:value-type="float" office:value="4193720" calcext:value-type="float">
            <text:p>4193720</text:p>
          </table:table-cell>
          <table:table-cell office:value-type="float" office:value="0.0896501" calcext:value-type="float">
            <text:p>0.0896501</text:p>
          </table:table-cell>
          <table:table-cell office:value-type="float" office:value="42.6154" calcext:value-type="float">
            <text:p>42.6154</text:p>
          </table:table-cell>
          <table:table-cell office:value-type="float" office:value="100" calcext:value-type="float">
            <text:p>100</text:p>
          </table:table-cell>
          <table:table-cell office:value-type="float" office:value="282045" calcext:value-type="float">
            <text:p>282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9013" calcext:value-type="float">
            <text:p>29013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4" calcext:value-type="float">
            <text:p>7200.4</text:p>
          </table:table-cell>
          <table:table-cell office:value-type="float" office:value="2790" calcext:value-type="float">
            <text:p>2790</text:p>
          </table:table-cell>
          <table:table-cell office:value-type="float" office:value="38223" calcext:value-type="float">
            <text:p>38223</text:p>
          </table:table-cell>
          <table:table-cell office:value-type="float" office:value="2386781" calcext:value-type="float">
            <text:p>2386781</text:p>
          </table:table-cell>
          <table:table-cell office:value-type="float" office:value="0.194462" calcext:value-type="float">
            <text:p>0.194462</text:p>
          </table:table-cell>
          <table:table-cell office:value-type="float" office:value="25.9975" calcext:value-type="float">
            <text:p>25.9975</text:p>
          </table:table-cell>
          <table:table-cell office:value-type="float" office:value="100" calcext:value-type="float">
            <text:p>100</text:p>
          </table:table-cell>
          <table:table-cell office:value-type="float" office:value="180485" calcext:value-type="float">
            <text:p>180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1430" calcext:value-type="float">
            <text:p>3143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976" calcext:value-type="float">
            <text:p>1976</text:p>
          </table:table-cell>
          <table:table-cell office:value-type="float" office:value="23876" calcext:value-type="float">
            <text:p>23876</text:p>
          </table:table-cell>
          <table:table-cell office:value-type="float" office:value="2480145" calcext:value-type="float">
            <text:p>2480145</text:p>
          </table:table-cell>
          <table:table-cell office:value-type="float" office:value="0.103552" calcext:value-type="float">
            <text:p>0.103552</text:p>
          </table:table-cell>
          <table:table-cell office:value-type="float" office:value="23.6073" calcext:value-type="float">
            <text:p>23.6073</text:p>
          </table:table-cell>
          <table:table-cell office:value-type="float" office:value="100" calcext:value-type="float">
            <text:p>100</text:p>
          </table:table-cell>
          <table:table-cell office:value-type="float" office:value="143411" calcext:value-type="float">
            <text:p>143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3848" calcext:value-type="float">
            <text:p>33848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7202.08" calcext:value-type="float">
            <text:p>7202.08</text:p>
          </table:table-cell>
          <table:table-cell office:value-type="float" office:value="5798" calcext:value-type="float">
            <text:p>5798</text:p>
          </table:table-cell>
          <table:table-cell office:value-type="float" office:value="25586" calcext:value-type="float">
            <text:p>25586</text:p>
          </table:table-cell>
          <table:table-cell office:value-type="float" office:value="4744953" calcext:value-type="float">
            <text:p>4744953</text:p>
          </table:table-cell>
          <table:table-cell office:value-type="float" office:value="0.123034" calcext:value-type="float">
            <text:p>0.123034</text:p>
          </table:table-cell>
          <table:table-cell office:value-type="float" office:value="56.296" calcext:value-type="float">
            <text:p>56.296</text:p>
          </table:table-cell>
          <table:table-cell office:value-type="float" office:value="100" calcext:value-type="float">
            <text:p>100</text:p>
          </table:table-cell>
          <table:table-cell office:value-type="float" office:value="421898" calcext:value-type="float">
            <text:p>421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6266" calcext:value-type="float">
            <text:p>3626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94" calcext:value-type="float">
            <text:p>7200.94</text:p>
          </table:table-cell>
          <table:table-cell office:value-type="float" office:value="3037" calcext:value-type="float">
            <text:p>3037</text:p>
          </table:table-cell>
          <table:table-cell office:value-type="float" office:value="59719" calcext:value-type="float">
            <text:p>59719</text:p>
          </table:table-cell>
          <table:table-cell office:value-type="float" office:value="2078626" calcext:value-type="float">
            <text:p>2078626</text:p>
          </table:table-cell>
          <table:table-cell office:value-type="float" office:value="0.294123" calcext:value-type="float">
            <text:p>0.294123</text:p>
          </table:table-cell>
          <table:table-cell office:value-type="float" office:value="28.5403" calcext:value-type="float">
            <text:p>28.5403</text:p>
          </table:table-cell>
          <table:table-cell office:value-type="float" office:value="100" calcext:value-type="float">
            <text:p>100</text:p>
          </table:table-cell>
          <table:table-cell office:value-type="float" office:value="220656" calcext:value-type="float">
            <text:p>22065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omparison" table:style-name="ta1">
        <table:table-column table:style-name="co2" table:default-cell-style-name="Default"/>
        <table:table-column table:style-name="co1" table:default-cell-style-name="ce12"/>
        <table:table-column table:style-name="co1" table:default-cell-style-name="Default"/>
        <table:table-column table:style-name="co1" table:default-cell-style-name="ce14"/>
        <table:table-column table:style-name="co1" table:default-cell-style-name="ce12"/>
        <table:table-column table:style-name="co1" table:default-cell-style-name="Default"/>
        <table:table-column table:style-name="co1" table:number-columns-repeated="2" table:default-cell-style-name="ce14"/>
        <table:table-column table:style-name="co1" table:default-cell-style-name="ce12"/>
        <table:table-column table:style-name="co1" table:default-cell-style-name="Default"/>
        <table:table-column table:style-name="co1" table:number-columns-repeated="2" table:default-cell-style-name="ce14"/>
        <table:table-column table:style-name="co1" table:default-cell-style-name="ce12"/>
        <table:table-column table:style-name="co1" table:default-cell-style-name="Default"/>
        <table:table-column table:style-name="co1" table:number-columns-repeated="2" table:default-cell-style-name="ce14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Best Objective</text:p>
          </table:table-cell>
          <table:table-cell table:number-columns-repeated="3"/>
          <table:table-cell office:value-type="string" calcext:value-type="string">
            <text:p>MIPGap</text:p>
          </table:table-cell>
          <table:table-cell table:number-columns-repeated="3"/>
          <table:table-cell office:value-type="string" calcext:value-type="string">
            <text:p>Runtime(s)</text:p>
          </table:table-cell>
          <table:table-cell table:number-columns-repeated="3"/>
        </table:table-row>
        <table:table-row table:style-name="ro1">
          <table:table-cell table:style-name="ce11" office:value-type="string" calcext:value-type="string">
            <text:p>Problem Type</text:p>
          </table:table-cell>
          <table:table-cell table:style-name="ce13" office:value-type="string" calcext:value-type="string">
            <text:p>n</text:p>
          </table:table-cell>
          <table:table-cell table:style-name="ce11" office:value-type="string" calcext:value-type="string">
            <text:p>m</text:p>
          </table:table-cell>
          <table:table-cell table:style-name="ce15" office:value-type="string" calcext:value-type="string">
            <text:p>r</text:p>
          </table:table-cell>
          <table:table-cell table:style-name="ce13" office:value-type="string" calcext:value-type="string">
            <text:p>Triangle</text:p>
          </table:table-cell>
          <table:table-cell table:style-name="ce11" office:value-type="string" calcext:value-type="string">
            <text:p>Flow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Tree</text:p>
          </table:table-cell>
          <table:table-cell table:style-name="ce13" office:value-type="string" calcext:value-type="string">
            <text:p>Triangle</text:p>
          </table:table-cell>
          <table:table-cell table:style-name="ce11" office:value-type="string" calcext:value-type="string">
            <text:p>Flow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Tree</text:p>
          </table:table-cell>
          <table:table-cell table:style-name="ce13" office:value-type="string" calcext:value-type="string">
            <text:p>Triangle</text:p>
          </table:table-cell>
          <table:table-cell table:style-name="ce11" office:value-type="string" calcext:value-type="string">
            <text:p>Flow</text:p>
          </table:table-cell>
          <table:table-cell table:style-name="ce15" office:value-type="string" calcext:value-type="string">
            <text:p>Path</text:p>
          </table:table-cell>
          <table:table-cell table:style-name="ce15" office:value-type="string" calcext:value-type="string">
            <text:p>Tree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2225" calcext:value-type="float">
            <text:p>222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table:style-name="Default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.36523" calcext:value-type="float">
            <text:p>3.36523</text:p>
          </table:table-cell>
          <table:table-cell table:style-name="Default" office:value-type="float" office:value="5.20767" calcext:value-type="float">
            <text:p>5.20767</text:p>
          </table:table-cell>
          <table:table-cell table:style-name="Default" office:value-type="float" office:value="6.695" calcext:value-type="float">
            <text:p>6.695</text:p>
          </table:table-cell>
          <table:table-cell table:formula="of:=IF([.N3]&lt;[.O3]; IF([.N3]&lt;[.P3];[.$N$2];[.$P$2]);IF([.O3]&lt;[.P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4450" calcext:value-type="float">
            <text:p>445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.31097" calcext:value-type="float">
            <text:p>4.31097</text:p>
          </table:table-cell>
          <table:table-cell table:style-name="Default" office:value-type="float" office:value="2.35795" calcext:value-type="float">
            <text:p>2.35795</text:p>
          </table:table-cell>
          <table:table-cell table:style-name="Default" office:value-type="float" office:value="3.59313" calcext:value-type="float">
            <text:p>3.59313</text:p>
          </table:table-cell>
          <table:table-cell table:formula="of:=IF([.N4]&lt;[.O4]; IF([.N4]&lt;[.P4];[.$N$2];[.$P$2]);IF([.O4]&lt;[.P4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6675" calcext:value-type="float">
            <text:p>667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97162" calcext:value-type="float">
            <text:p>0.497162</text:p>
          </table:table-cell>
          <table:table-cell table:style-name="Default" office:value-type="float" office:value="0.791317" calcext:value-type="float">
            <text:p>0.791317</text:p>
          </table:table-cell>
          <table:table-cell table:style-name="Default" office:value-type="float" office:value="1.66134" calcext:value-type="float">
            <text:p>1.66134</text:p>
          </table:table-cell>
          <table:table-cell table:formula="of:=IF([.N5]&lt;[.O5]; IF([.N5]&lt;[.P5];[.$N$2];[.$P$2]);IF([.O5]&lt;[.P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8900" calcext:value-type="float">
            <text:p>89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67987" calcext:value-type="float">
            <text:p>1.67987</text:p>
          </table:table-cell>
          <table:table-cell table:style-name="Default" office:value-type="float" office:value="0.817709" calcext:value-type="float">
            <text:p>0.817709</text:p>
          </table:table-cell>
          <table:table-cell table:style-name="Default" office:value-type="float" office:value="1.15664" calcext:value-type="float">
            <text:p>1.15664</text:p>
          </table:table-cell>
          <table:table-cell table:formula="of:=IF([.N6]&lt;[.O6]; IF([.N6]&lt;[.P6];[.$N$2];[.$P$2]);IF([.O6]&lt;[.P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1125" calcext:value-type="float">
            <text:p>1112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84853" calcext:value-type="float">
            <text:p>0.284853</text:p>
          </table:table-cell>
          <table:table-cell table:style-name="Default" office:value-type="float" office:value="0.133452" calcext:value-type="float">
            <text:p>0.133452</text:p>
          </table:table-cell>
          <table:table-cell table:style-name="Default" office:value-type="float" office:value="0.232983" calcext:value-type="float">
            <text:p>0.232983</text:p>
          </table:table-cell>
          <table:table-cell table:formula="of:=IF([.N7]&lt;[.O7]; IF([.N7]&lt;[.P7];[.$N$2];[.$P$2]);IF([.O7]&lt;[.P7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3350" calcext:value-type="float">
            <text:p>133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30152" calcext:value-type="float">
            <text:p>0.430152</text:p>
          </table:table-cell>
          <table:table-cell table:style-name="Default" office:value-type="float" office:value="0.490803" calcext:value-type="float">
            <text:p>0.490803</text:p>
          </table:table-cell>
          <table:table-cell table:style-name="Default" office:value-type="float" office:value="0.470289" calcext:value-type="float">
            <text:p>0.470289</text:p>
          </table:table-cell>
          <table:table-cell table:formula="of:=IF([.N8]&lt;[.O8]; IF([.N8]&lt;[.P8];[.$N$2];[.$P$2]);IF([.O8]&lt;[.P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Default" office:value-type="float" office:value="15575" calcext:value-type="float">
            <text:p>1557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920911" calcext:value-type="float">
            <text:p>0.920911</text:p>
          </table:table-cell>
          <table:table-cell table:style-name="Default" office:value-type="float" office:value="2.20613" calcext:value-type="float">
            <text:p>2.20613</text:p>
          </table:table-cell>
          <table:table-cell table:style-name="Default" office:value-type="float" office:value="2.39078" calcext:value-type="float">
            <text:p>2.39078</text:p>
          </table:table-cell>
          <table:table-cell table:formula="of:=IF([.N9]&lt;[.O9]; IF([.N9]&lt;[.P9];[.$N$2];[.$P$2]);IF([.O9]&lt;[.P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2228" calcext:value-type="float">
            <text:p>2228</text:p>
          </table:table-cell>
          <table:table-cell/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0.3927" calcext:value-type="float">
            <text:p>20.3927</text:p>
          </table:table-cell>
          <table:table-cell table:style-name="Default" office:value-type="float" office:value="22.7378" calcext:value-type="float">
            <text:p>22.7378</text:p>
          </table:table-cell>
          <table:table-cell table:style-name="Default" office:value-type="float" office:value="50.8888" calcext:value-type="float">
            <text:p>50.8888</text:p>
          </table:table-cell>
          <table:table-cell table:formula="of:=IF([.N10]&lt;[.O10]; IF([.N10]&lt;[.P10];[.$N$2];[.$P$2]);IF([.O10]&lt;[.P1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4456" calcext:value-type="float">
            <text:p>445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2.3241" calcext:value-type="float">
            <text:p>12.3241</text:p>
          </table:table-cell>
          <table:table-cell table:style-name="Default" office:value-type="float" office:value="16.634" calcext:value-type="float">
            <text:p>16.634</text:p>
          </table:table-cell>
          <table:table-cell table:style-name="Default" office:value-type="float" office:value="17.9401" calcext:value-type="float">
            <text:p>17.9401</text:p>
          </table:table-cell>
          <table:table-cell table:formula="of:=IF([.N11]&lt;[.O11]; IF([.N11]&lt;[.P11];[.$N$2];[.$P$2]);IF([.O11]&lt;[.P1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6684" calcext:value-type="float">
            <text:p>668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1.0622" calcext:value-type="float">
            <text:p>11.0622</text:p>
          </table:table-cell>
          <table:table-cell table:style-name="Default" office:value-type="float" office:value="6.58987" calcext:value-type="float">
            <text:p>6.58987</text:p>
          </table:table-cell>
          <table:table-cell table:style-name="Default" office:value-type="float" office:value="7.18349" calcext:value-type="float">
            <text:p>7.18349</text:p>
          </table:table-cell>
          <table:table-cell table:formula="of:=IF([.N12]&lt;[.O12]; IF([.N12]&lt;[.P12];[.$N$2];[.$P$2]);IF([.O12]&lt;[.P1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8912" calcext:value-type="float">
            <text:p>891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.77425" calcext:value-type="float">
            <text:p>4.77425</text:p>
          </table:table-cell>
          <table:table-cell table:style-name="Default" office:value-type="float" office:value="5.06027" calcext:value-type="float">
            <text:p>5.06027</text:p>
          </table:table-cell>
          <table:table-cell table:style-name="Default" office:value-type="float" office:value="3.54596" calcext:value-type="float">
            <text:p>3.54596</text:p>
          </table:table-cell>
          <table:table-cell table:formula="of:=IF([.N13]&lt;[.O13]; IF([.N13]&lt;[.P13];[.$N$2];[.$P$2]);IF([.O13]&lt;[.P1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1140" calcext:value-type="float">
            <text:p>111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.2329" calcext:value-type="float">
            <text:p>3.2329</text:p>
          </table:table-cell>
          <table:table-cell table:style-name="Default" office:value-type="float" office:value="3.48641" calcext:value-type="float">
            <text:p>3.48641</text:p>
          </table:table-cell>
          <table:table-cell table:style-name="Default" office:value-type="float" office:value="5.13222" calcext:value-type="float">
            <text:p>5.13222</text:p>
          </table:table-cell>
          <table:table-cell table:formula="of:=IF([.N14]&lt;[.O14]; IF([.N14]&lt;[.P14];[.$N$2];[.$P$2]);IF([.O14]&lt;[.P1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3368" calcext:value-type="float">
            <text:p>1336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85756" calcext:value-type="float">
            <text:p>0.585756</text:p>
          </table:table-cell>
          <table:table-cell table:style-name="Default" office:value-type="float" office:value="0.324963" calcext:value-type="float">
            <text:p>0.324963</text:p>
          </table:table-cell>
          <table:table-cell table:style-name="Default" office:value-type="float" office:value="0.296964" calcext:value-type="float">
            <text:p>0.296964</text:p>
          </table:table-cell>
          <table:table-cell table:formula="of:=IF([.N15]&lt;[.O15]; IF([.N15]&lt;[.P15];[.$N$2];[.$P$2]);IF([.O15]&lt;[.P1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5596" calcext:value-type="float">
            <text:p>1559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834133" calcext:value-type="float">
            <text:p>0.834133</text:p>
          </table:table-cell>
          <table:table-cell table:style-name="Default" office:value-type="float" office:value="1.44101" calcext:value-type="float">
            <text:p>1.44101</text:p>
          </table:table-cell>
          <table:table-cell table:style-name="Default" office:value-type="float" office:value="2.16282" calcext:value-type="float">
            <text:p>2.16282</text:p>
          </table:table-cell>
          <table:table-cell table:formula="of:=IF([.N16]&lt;[.O16]; IF([.N16]&lt;[.P16];[.$N$2];[.$P$2]);IF([.O16]&lt;[.P1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17824" calcext:value-type="float">
            <text:p>1782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.6578" calcext:value-type="float">
            <text:p>4.6578</text:p>
          </table:table-cell>
          <table:table-cell table:style-name="Default" office:value-type="float" office:value="7.25306" calcext:value-type="float">
            <text:p>7.25306</text:p>
          </table:table-cell>
          <table:table-cell table:style-name="Default" office:value-type="float" office:value="9.75505" calcext:value-type="float">
            <text:p>9.75505</text:p>
          </table:table-cell>
          <table:table-cell table:formula="of:=IF([.N17]&lt;[.O17]; IF([.N17]&lt;[.P17];[.$N$2];[.$P$2]);IF([.O17]&lt;[.P1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style-name="Default" office:value-type="float" office:value="20052" calcext:value-type="float">
            <text:p>2005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9.71778" calcext:value-type="float">
            <text:p>9.71778</text:p>
          </table:table-cell>
          <table:table-cell table:style-name="Default" office:value-type="float" office:value="36.1197" calcext:value-type="float">
            <text:p>36.1197</text:p>
          </table:table-cell>
          <table:table-cell table:style-name="Default" office:value-type="float" office:value="63.1244" calcext:value-type="float">
            <text:p>63.1244</text:p>
          </table:table-cell>
          <table:table-cell table:formula="of:=IF([.N18]&lt;[.O18]; IF([.N18]&lt;[.P18];[.$N$2];[.$P$2]);IF([.O18]&lt;[.P1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2369" calcext:value-type="float">
            <text:p>2369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table:style-name="Default"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24.956" calcext:value-type="float">
            <text:p>124.956</text:p>
          </table:table-cell>
          <table:table-cell table:style-name="Default" office:value-type="float" office:value="150.375" calcext:value-type="float">
            <text:p>150.375</text:p>
          </table:table-cell>
          <table:table-cell table:style-name="Default" office:value-type="float" office:value="350.867" calcext:value-type="float">
            <text:p>350.867</text:p>
          </table:table-cell>
          <table:table-cell table:formula="of:=IF([.N19]&lt;[.O19]; IF([.N19]&lt;[.P19];[.$N$2];[.$P$2]);IF([.O19]&lt;[.P1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4739" calcext:value-type="float">
            <text:p>4739</text:p>
          </table:table-cell>
          <table:table-cell/>
          <table:table-cell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35.57" calcext:value-type="float">
            <text:p>135.57</text:p>
          </table:table-cell>
          <table:table-cell table:style-name="Default" office:value-type="float" office:value="184.173" calcext:value-type="float">
            <text:p>184.173</text:p>
          </table:table-cell>
          <table:table-cell table:style-name="Default" office:value-type="float" office:value="740.313" calcext:value-type="float">
            <text:p>740.313</text:p>
          </table:table-cell>
          <table:table-cell table:formula="of:=IF([.N20]&lt;[.O20]; IF([.N20]&lt;[.P20];[.$N$2];[.$P$2]);IF([.O20]&lt;[.P2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7109" calcext:value-type="float">
            <text:p>710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74.1785" calcext:value-type="float">
            <text:p>74.1785</text:p>
          </table:table-cell>
          <table:table-cell table:style-name="Default" office:value-type="float" office:value="74.4896" calcext:value-type="float">
            <text:p>74.4896</text:p>
          </table:table-cell>
          <table:table-cell table:style-name="Default" office:value-type="float" office:value="95.0598" calcext:value-type="float">
            <text:p>95.0598</text:p>
          </table:table-cell>
          <table:table-cell table:formula="of:=IF([.N21]&lt;[.O21]; IF([.N21]&lt;[.P21];[.$N$2];[.$P$2]);IF([.O21]&lt;[.P2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9479" calcext:value-type="float">
            <text:p>947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62.3912" calcext:value-type="float">
            <text:p>62.3912</text:p>
          </table:table-cell>
          <table:table-cell table:style-name="Default" office:value-type="float" office:value="100.361" calcext:value-type="float">
            <text:p>100.361</text:p>
          </table:table-cell>
          <table:table-cell table:style-name="Default" office:value-type="float" office:value="119.156" calcext:value-type="float">
            <text:p>119.156</text:p>
          </table:table-cell>
          <table:table-cell table:formula="of:=IF([.N22]&lt;[.O22]; IF([.N22]&lt;[.P22];[.$N$2];[.$P$2]);IF([.O22]&lt;[.P2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11849" calcext:value-type="float">
            <text:p>1184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0.5531" calcext:value-type="float">
            <text:p>20.5531</text:p>
          </table:table-cell>
          <table:table-cell table:style-name="Default" office:value-type="float" office:value="78.2155" calcext:value-type="float">
            <text:p>78.2155</text:p>
          </table:table-cell>
          <table:table-cell table:style-name="Default" office:value-type="float" office:value="79.0319" calcext:value-type="float">
            <text:p>79.0319</text:p>
          </table:table-cell>
          <table:table-cell table:formula="of:=IF([.N23]&lt;[.O23]; IF([.N23]&lt;[.P23];[.$N$2];[.$P$2]);IF([.O23]&lt;[.P2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14219" calcext:value-type="float">
            <text:p>1421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1.1089" calcext:value-type="float">
            <text:p>21.1089</text:p>
          </table:table-cell>
          <table:table-cell table:style-name="Default" office:value-type="float" office:value="12.5803" calcext:value-type="float">
            <text:p>12.5803</text:p>
          </table:table-cell>
          <table:table-cell table:style-name="Default" office:value-type="float" office:value="8.43431" calcext:value-type="float">
            <text:p>8.43431</text:p>
          </table:table-cell>
          <table:table-cell table:formula="of:=IF([.N24]&lt;[.O24]; IF([.N24]&lt;[.P24];[.$N$2];[.$P$2]);IF([.O24]&lt;[.P24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16589" calcext:value-type="float">
            <text:p>1658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21931" calcext:value-type="float">
            <text:p>1.21931</text:p>
          </table:table-cell>
          <table:table-cell table:style-name="Default" office:value-type="float" office:value="3.34619" calcext:value-type="float">
            <text:p>3.34619</text:p>
          </table:table-cell>
          <table:table-cell table:style-name="Default" office:value-type="float" office:value="1.02405" calcext:value-type="float">
            <text:p>1.02405</text:p>
          </table:table-cell>
          <table:table-cell table:formula="of:=IF([.N25]&lt;[.O25]; IF([.N25]&lt;[.P25];[.$N$2];[.$P$2]);IF([.O25]&lt;[.P2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18959" calcext:value-type="float">
            <text:p>1895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82196" calcext:value-type="float">
            <text:p>1.82196</text:p>
          </table:table-cell>
          <table:table-cell table:style-name="Default" office:value-type="float" office:value="4.57972" calcext:value-type="float">
            <text:p>4.57972</text:p>
          </table:table-cell>
          <table:table-cell table:style-name="Default" office:value-type="float" office:value="6.22571" calcext:value-type="float">
            <text:p>6.22571</text:p>
          </table:table-cell>
          <table:table-cell table:formula="of:=IF([.N26]&lt;[.O26]; IF([.N26]&lt;[.P26];[.$N$2];[.$P$2]);IF([.O26]&lt;[.P2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21329" calcext:value-type="float">
            <text:p>2132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.77504" calcext:value-type="float">
            <text:p>5.77504</text:p>
          </table:table-cell>
          <table:table-cell table:style-name="Default" office:value-type="float" office:value="65.2465" calcext:value-type="float">
            <text:p>65.2465</text:p>
          </table:table-cell>
          <table:table-cell table:style-name="Default" office:value-type="float" office:value="28.0199" calcext:value-type="float">
            <text:p>28.0199</text:p>
          </table:table-cell>
          <table:table-cell table:formula="of:=IF([.N27]&lt;[.O27]; IF([.N27]&lt;[.P27];[.$N$2];[.$P$2]);IF([.O27]&lt;[.P2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23699" calcext:value-type="float">
            <text:p>2369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2.7731" calcext:value-type="float">
            <text:p>12.7731</text:p>
          </table:table-cell>
          <table:table-cell table:style-name="Default" office:value-type="float" office:value="133.002" calcext:value-type="float">
            <text:p>133.002</text:p>
          </table:table-cell>
          <table:table-cell table:style-name="Default" office:value-type="float" office:value="98.6677" calcext:value-type="float">
            <text:p>98.6677</text:p>
          </table:table-cell>
          <table:table-cell table:formula="of:=IF([.N28]&lt;[.O28]; IF([.N28]&lt;[.P28];[.$N$2];[.$P$2]);IF([.O28]&lt;[.P2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style-name="Default" office:value-type="float" office:value="26069" calcext:value-type="float">
            <text:p>2606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6.7844" calcext:value-type="float">
            <text:p>16.7844</text:p>
          </table:table-cell>
          <table:table-cell table:style-name="Default" office:value-type="float" office:value="1044.7" calcext:value-type="float">
            <text:p>1044.7</text:p>
          </table:table-cell>
          <table:table-cell table:style-name="Default" office:value-type="float" office:value="247.635" calcext:value-type="float">
            <text:p>247.635</text:p>
          </table:table-cell>
          <table:table-cell table:formula="of:=IF([.N29]&lt;[.O29]; IF([.N29]&lt;[.P29];[.$N$2];[.$P$2]);IF([.O29]&lt;[.P2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405" calcext:value-type="float">
            <text:p>2405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 table:style-name="Default" office:value-type="float" office:value="54" calcext:value-type="float">
            <text:p>54</text:p>
          </table:table-cell>
          <table:table-cell/>
          <table:table-cell office:value-type="float" office:value="0.0185185" calcext:value-type="float">
            <text:p>0.0185185</text:p>
          </table:table-cell>
          <table:table-cell table:style-name="Default" office:value-type="float" office:value="0.037037" calcext:value-type="float">
            <text:p>0.037037</text:p>
          </table:table-cell>
          <table:table-cell table:style-name="Default" office:value-type="float" office:value="0.0555556" calcext:value-type="float">
            <text:p>0.0555556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1.99" calcext:value-type="float">
            <text:p>7201.99</text:p>
          </table:table-cell>
          <table:table-cell table:style-name="Default" office:value-type="float" office:value="7202.47" calcext:value-type="float">
            <text:p>7202.47</text:p>
          </table:table-cell>
          <table:table-cell table:formula="of:=IF([.N30]&lt;[.O30]; IF([.N30]&lt;[.P30];[.$N$2];[.$P$2]);IF([.O30]&lt;[.P3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4810" calcext:value-type="float">
            <text:p>481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56.055" calcext:value-type="float">
            <text:p>156.055</text:p>
          </table:table-cell>
          <table:table-cell table:style-name="Default" office:value-type="float" office:value="99.0163" calcext:value-type="float">
            <text:p>99.0163</text:p>
          </table:table-cell>
          <table:table-cell table:style-name="Default" office:value-type="float" office:value="106.805" calcext:value-type="float">
            <text:p>106.805</text:p>
          </table:table-cell>
          <table:table-cell table:formula="of:=IF([.N31]&lt;[.O31]; IF([.N31]&lt;[.P31];[.$N$2];[.$P$2]);IF([.O31]&lt;[.P31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7216" calcext:value-type="float">
            <text:p>721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52.957" calcext:value-type="float">
            <text:p>152.957</text:p>
          </table:table-cell>
          <table:table-cell table:style-name="Default" office:value-type="float" office:value="122.912" calcext:value-type="float">
            <text:p>122.912</text:p>
          </table:table-cell>
          <table:table-cell table:style-name="Default" office:value-type="float" office:value="152.502" calcext:value-type="float">
            <text:p>152.502</text:p>
          </table:table-cell>
          <table:table-cell table:formula="of:=IF([.N32]&lt;[.O32]; IF([.N32]&lt;[.P32];[.$N$2];[.$P$2]);IF([.O32]&lt;[.P3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9621" calcext:value-type="float">
            <text:p>962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4.3903" calcext:value-type="float">
            <text:p>24.3903</text:p>
          </table:table-cell>
          <table:table-cell table:style-name="Default" office:value-type="float" office:value="40.2251" calcext:value-type="float">
            <text:p>40.2251</text:p>
          </table:table-cell>
          <table:table-cell table:style-name="Default" office:value-type="float" office:value="45.756" calcext:value-type="float">
            <text:p>45.756</text:p>
          </table:table-cell>
          <table:table-cell table:formula="of:=IF([.N33]&lt;[.O33]; IF([.N33]&lt;[.P33];[.$N$2];[.$P$2]);IF([.O33]&lt;[.P3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2027" calcext:value-type="float">
            <text:p>12027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6.5872" calcext:value-type="float">
            <text:p>26.5872</text:p>
          </table:table-cell>
          <table:table-cell table:style-name="Default" office:value-type="float" office:value="120.401" calcext:value-type="float">
            <text:p>120.401</text:p>
          </table:table-cell>
          <table:table-cell table:style-name="Default" office:value-type="float" office:value="782.354" calcext:value-type="float">
            <text:p>782.354</text:p>
          </table:table-cell>
          <table:table-cell table:formula="of:=IF([.N34]&lt;[.O34]; IF([.N34]&lt;[.P34];[.$N$2];[.$P$2]);IF([.O34]&lt;[.P3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4432" calcext:value-type="float">
            <text:p>14432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07.1" calcext:value-type="float">
            <text:p>307.1</text:p>
          </table:table-cell>
          <table:table-cell table:style-name="Default" office:value-type="float" office:value="2145.21" calcext:value-type="float">
            <text:p>2145.21</text:p>
          </table:table-cell>
          <table:table-cell table:style-name="Default" office:value-type="float" office:value="3276.7" calcext:value-type="float">
            <text:p>3276.7</text:p>
          </table:table-cell>
          <table:table-cell table:formula="of:=IF([.N35]&lt;[.O35]; IF([.N35]&lt;[.P35];[.$N$2];[.$P$2]);IF([.O35]&lt;[.P3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6838" calcext:value-type="float">
            <text:p>1683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8.5086" calcext:value-type="float">
            <text:p>38.5086</text:p>
          </table:table-cell>
          <table:table-cell table:style-name="Default" office:value-type="float" office:value="33.1307" calcext:value-type="float">
            <text:p>33.1307</text:p>
          </table:table-cell>
          <table:table-cell table:style-name="Default" office:value-type="float" office:value="53.0374" calcext:value-type="float">
            <text:p>53.0374</text:p>
          </table:table-cell>
          <table:table-cell table:formula="of:=IF([.N36]&lt;[.O36]; IF([.N36]&lt;[.P36];[.$N$2];[.$P$2]);IF([.O36]&lt;[.P3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19243" calcext:value-type="float">
            <text:p>1924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74829" calcext:value-type="float">
            <text:p>1.74829</text:p>
          </table:table-cell>
          <table:table-cell table:style-name="Default" office:value-type="float" office:value="38.1518" calcext:value-type="float">
            <text:p>38.1518</text:p>
          </table:table-cell>
          <table:table-cell table:style-name="Default" office:value-type="float" office:value="17.5042" calcext:value-type="float">
            <text:p>17.5042</text:p>
          </table:table-cell>
          <table:table-cell table:formula="of:=IF([.N37]&lt;[.O37]; IF([.N37]&lt;[.P37];[.$N$2];[.$P$2]);IF([.O37]&lt;[.P3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1648" calcext:value-type="float">
            <text:p>2164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.04122" calcext:value-type="float">
            <text:p>4.04122</text:p>
          </table:table-cell>
          <table:table-cell table:style-name="Default" office:value-type="float" office:value="22.9901" calcext:value-type="float">
            <text:p>22.9901</text:p>
          </table:table-cell>
          <table:table-cell table:style-name="Default" office:value-type="float" office:value="77.3903" calcext:value-type="float">
            <text:p>77.3903</text:p>
          </table:table-cell>
          <table:table-cell table:formula="of:=IF([.N38]&lt;[.O38]; IF([.N38]&lt;[.P38];[.$N$2];[.$P$2]);IF([.O38]&lt;[.P3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4054" calcext:value-type="float">
            <text:p>240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3.6247" calcext:value-type="float">
            <text:p>23.6247</text:p>
          </table:table-cell>
          <table:table-cell table:style-name="Default" office:value-type="float" office:value="178.867" calcext:value-type="float">
            <text:p>178.867</text:p>
          </table:table-cell>
          <table:table-cell table:style-name="Default" office:value-type="float" office:value="147.606" calcext:value-type="float">
            <text:p>147.606</text:p>
          </table:table-cell>
          <table:table-cell table:formula="of:=IF([.N39]&lt;[.O39]; IF([.N39]&lt;[.P39];[.$N$2];[.$P$2]);IF([.O39]&lt;[.P3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6459" calcext:value-type="float">
            <text:p>2645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0.3676" calcext:value-type="float">
            <text:p>20.3676</text:p>
          </table:table-cell>
          <table:table-cell table:style-name="Default" office:value-type="float" office:value="1626.43" calcext:value-type="float">
            <text:p>1626.43</text:p>
          </table:table-cell>
          <table:table-cell table:style-name="Default" office:value-type="float" office:value="268.684" calcext:value-type="float">
            <text:p>268.684</text:p>
          </table:table-cell>
          <table:table-cell table:formula="of:=IF([.N40]&lt;[.O40]; IF([.N40]&lt;[.P40];[.$N$2];[.$P$2]);IF([.O40]&lt;[.P4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28865" calcext:value-type="float">
            <text:p>2886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7.4218" calcext:value-type="float">
            <text:p>57.4218</text:p>
          </table:table-cell>
          <table:table-cell table:style-name="Default" office:value-type="float" office:value="1438.49" calcext:value-type="float">
            <text:p>1438.49</text:p>
          </table:table-cell>
          <table:table-cell table:style-name="Default" office:value-type="float" office:value="1072.49" calcext:value-type="float">
            <text:p>1072.49</text:p>
          </table:table-cell>
          <table:table-cell table:formula="of:=IF([.N41]&lt;[.O41]; IF([.N41]&lt;[.P41];[.$N$2];[.$P$2]);IF([.O41]&lt;[.P4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table:style-name="Default" office:value-type="float" office:value="31270" calcext:value-type="float">
            <text:p>3127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66.769" calcext:value-type="float">
            <text:p>166.769</text:p>
          </table:table-cell>
          <table:table-cell table:style-name="Default" office:value-type="float" office:value="3625.86" calcext:value-type="float">
            <text:p>3625.86</text:p>
          </table:table-cell>
          <table:table-cell table:style-name="Default" office:value-type="float" office:value="799.316" calcext:value-type="float">
            <text:p>799.316</text:p>
          </table:table-cell>
          <table:table-cell table:formula="of:=IF([.N42]&lt;[.O42]; IF([.N42]&lt;[.P42];[.$N$2];[.$P$2]);IF([.O42]&lt;[.P4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412" calcext:value-type="float">
            <text:p>2412</text:p>
          </table:table-cell>
          <table:table-cell/>
          <table:table-cell office:value-type="float" office:value="60" calcext:value-type="float">
            <text:p>6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45161" calcext:value-type="float">
            <text:p>0.0645161</text:p>
          </table:table-cell>
          <table:table-cell/>
          <table:table-cell office:value-type="float" office:value="2381.16" calcext:value-type="float">
            <text:p>2381.16</text:p>
          </table:table-cell>
          <table:table-cell table:style-name="Default" office:value-type="float" office:value="4521.5" calcext:value-type="float">
            <text:p>4521.5</text:p>
          </table:table-cell>
          <table:table-cell table:style-name="Default" office:value-type="float" office:value="7201.55" calcext:value-type="float">
            <text:p>7201.55</text:p>
          </table:table-cell>
          <table:table-cell table:formula="of:=IF([.N43]&lt;[.O43]; IF([.N43]&lt;[.P43];[.$N$2];[.$P$2]);IF([.O43]&lt;[.P4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4825" calcext:value-type="float">
            <text:p>4825</text:p>
          </table:table-cell>
          <table:table-cell/>
          <table:table-cell office:value-type="float" office:value="37" calcext:value-type="float">
            <text:p>3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263158" calcext:value-type="float">
            <text:p>0.0263158</text:p>
          </table:table-cell>
          <table:table-cell/>
          <table:table-cell office:value-type="float" office:value="1123.89" calcext:value-type="float">
            <text:p>1123.89</text:p>
          </table:table-cell>
          <table:table-cell table:style-name="Default" office:value-type="float" office:value="1282.22" calcext:value-type="float">
            <text:p>1282.22</text:p>
          </table:table-cell>
          <table:table-cell table:style-name="Default" office:value-type="float" office:value="7203.02" calcext:value-type="float">
            <text:p>7203.02</text:p>
          </table:table-cell>
          <table:table-cell table:formula="of:=IF([.N44]&lt;[.O44]; IF([.N44]&lt;[.P44];[.$N$2];[.$P$2]);IF([.O44]&lt;[.P4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7238" calcext:value-type="float">
            <text:p>723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table:style-name="Default"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79.974" calcext:value-type="float">
            <text:p>479.974</text:p>
          </table:table-cell>
          <table:table-cell table:style-name="Default" office:value-type="float" office:value="472.105" calcext:value-type="float">
            <text:p>472.105</text:p>
          </table:table-cell>
          <table:table-cell table:style-name="Default" office:value-type="float" office:value="602.124" calcext:value-type="float">
            <text:p>602.124</text:p>
          </table:table-cell>
          <table:table-cell table:formula="of:=IF([.N45]&lt;[.O45]; IF([.N45]&lt;[.P45];[.$N$2];[.$P$2]);IF([.O45]&lt;[.P4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9651" calcext:value-type="float">
            <text:p>9651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131.16" calcext:value-type="float">
            <text:p>1131.16</text:p>
          </table:table-cell>
          <table:table-cell table:style-name="Default" office:value-type="float" office:value="914.475" calcext:value-type="float">
            <text:p>914.475</text:p>
          </table:table-cell>
          <table:table-cell table:style-name="Default" office:value-type="float" office:value="2463.59" calcext:value-type="float">
            <text:p>2463.59</text:p>
          </table:table-cell>
          <table:table-cell table:formula="of:=IF([.N46]&lt;[.O46]; IF([.N46]&lt;[.P46];[.$N$2];[.$P$2]);IF([.O46]&lt;[.P4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2063" calcext:value-type="float">
            <text:p>1206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75.121" calcext:value-type="float">
            <text:p>275.121</text:p>
          </table:table-cell>
          <table:table-cell table:style-name="Default" office:value-type="float" office:value="758.457" calcext:value-type="float">
            <text:p>758.457</text:p>
          </table:table-cell>
          <table:table-cell table:style-name="Default" office:value-type="float" office:value="641.197" calcext:value-type="float">
            <text:p>641.197</text:p>
          </table:table-cell>
          <table:table-cell table:formula="of:=IF([.N47]&lt;[.O47]; IF([.N47]&lt;[.P47];[.$N$2];[.$P$2]);IF([.O47]&lt;[.P4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4476" calcext:value-type="float">
            <text:p>1447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99.753" calcext:value-type="float">
            <text:p>199.753</text:p>
          </table:table-cell>
          <table:table-cell table:style-name="Default" office:value-type="float" office:value="244.574" calcext:value-type="float">
            <text:p>244.574</text:p>
          </table:table-cell>
          <table:table-cell table:style-name="Default" office:value-type="float" office:value="610.993" calcext:value-type="float">
            <text:p>610.993</text:p>
          </table:table-cell>
          <table:table-cell table:formula="of:=IF([.N48]&lt;[.O48]; IF([.N48]&lt;[.P48];[.$N$2];[.$P$2]);IF([.O48]&lt;[.P4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6889" calcext:value-type="float">
            <text:p>16889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60.467" calcext:value-type="float">
            <text:p>560.467</text:p>
          </table:table-cell>
          <table:table-cell table:style-name="Default" office:value-type="float" office:value="2737.42" calcext:value-type="float">
            <text:p>2737.42</text:p>
          </table:table-cell>
          <table:table-cell table:style-name="Default" office:value-type="float" office:value="3101.47" calcext:value-type="float">
            <text:p>3101.47</text:p>
          </table:table-cell>
          <table:table-cell table:formula="of:=IF([.N49]&lt;[.O49]; IF([.N49]&lt;[.P49];[.$N$2];[.$P$2]);IF([.O49]&lt;[.P4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19302" calcext:value-type="float">
            <text:p>19302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04.489" calcext:value-type="float">
            <text:p>204.489</text:p>
          </table:table-cell>
          <table:table-cell table:style-name="Default" office:value-type="float" office:value="154.067" calcext:value-type="float">
            <text:p>154.067</text:p>
          </table:table-cell>
          <table:table-cell table:style-name="Default" office:value-type="float" office:value="151.356" calcext:value-type="float">
            <text:p>151.356</text:p>
          </table:table-cell>
          <table:table-cell table:formula="of:=IF([.N50]&lt;[.O50]; IF([.N50]&lt;[.P50];[.$N$2];[.$P$2]);IF([.O50]&lt;[.P5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1714" calcext:value-type="float">
            <text:p>2171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.81191" calcext:value-type="float">
            <text:p>3.81191</text:p>
          </table:table-cell>
          <table:table-cell table:style-name="Default" office:value-type="float" office:value="55.6958" calcext:value-type="float">
            <text:p>55.6958</text:p>
          </table:table-cell>
          <table:table-cell table:style-name="Default" office:value-type="float" office:value="32.5724" calcext:value-type="float">
            <text:p>32.5724</text:p>
          </table:table-cell>
          <table:table-cell table:formula="of:=IF([.N51]&lt;[.O51]; IF([.N51]&lt;[.P51];[.$N$2];[.$P$2]);IF([.O51]&lt;[.P5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4127" calcext:value-type="float">
            <text:p>2412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6.04416" calcext:value-type="float">
            <text:p>6.04416</text:p>
          </table:table-cell>
          <table:table-cell table:style-name="Default" office:value-type="float" office:value="80.7048" calcext:value-type="float">
            <text:p>80.7048</text:p>
          </table:table-cell>
          <table:table-cell table:style-name="Default" office:value-type="float" office:value="270.746" calcext:value-type="float">
            <text:p>270.746</text:p>
          </table:table-cell>
          <table:table-cell table:formula="of:=IF([.N52]&lt;[.O52]; IF([.N52]&lt;[.P52];[.$N$2];[.$P$2]);IF([.O52]&lt;[.P5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6540" calcext:value-type="float">
            <text:p>2654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5.5484" calcext:value-type="float">
            <text:p>45.5484</text:p>
          </table:table-cell>
          <table:table-cell table:style-name="Default" office:value-type="float" office:value="371.906" calcext:value-type="float">
            <text:p>371.906</text:p>
          </table:table-cell>
          <table:table-cell table:style-name="Default" office:value-type="float" office:value="601.856" calcext:value-type="float">
            <text:p>601.856</text:p>
          </table:table-cell>
          <table:table-cell table:formula="of:=IF([.N53]&lt;[.O53]; IF([.N53]&lt;[.P53];[.$N$2];[.$P$2]);IF([.O53]&lt;[.P5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28953" calcext:value-type="float">
            <text:p>2895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37.141" calcext:value-type="float">
            <text:p>137.141</text:p>
          </table:table-cell>
          <table:table-cell table:style-name="Default" office:value-type="float" office:value="4346.05" calcext:value-type="float">
            <text:p>4346.05</text:p>
          </table:table-cell>
          <table:table-cell table:style-name="Default" office:value-type="float" office:value="926.777" calcext:value-type="float">
            <text:p>926.777</text:p>
          </table:table-cell>
          <table:table-cell table:formula="of:=IF([.N54]&lt;[.O54]; IF([.N54]&lt;[.P54];[.$N$2];[.$P$2]);IF([.O54]&lt;[.P5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31365" calcext:value-type="float">
            <text:p>313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461.733" calcext:value-type="float">
            <text:p>461.733</text:p>
          </table:table-cell>
          <table:table-cell table:style-name="Default" office:value-type="float" office:value="7200.93" calcext:value-type="float">
            <text:p>7200.93</text:p>
          </table:table-cell>
          <table:table-cell table:style-name="Default" office:value-type="float" office:value="3499.88" calcext:value-type="float">
            <text:p>3499.88</text:p>
          </table:table-cell>
          <table:table-cell table:formula="of:=IF([.N55]&lt;[.O55]; IF([.N55]&lt;[.P55];[.$N$2];[.$P$2]);IF([.O55]&lt;[.P5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33778" calcext:value-type="float">
            <text:p>33778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25" calcext:value-type="float">
            <text:p>0.625</text:p>
          </table:table-cell>
          <table:table-cell/>
          <table:table-cell office:value-type="float" office:value="393.481" calcext:value-type="float">
            <text:p>393.481</text:p>
          </table:table-cell>
          <table:table-cell table:style-name="Default" office:value-type="float" office:value="4125.21" calcext:value-type="float">
            <text:p>4125.21</text:p>
          </table:table-cell>
          <table:table-cell table:style-name="Default" office:value-type="float" office:value="7200.07" calcext:value-type="float">
            <text:p>7200.07</text:p>
          </table:table-cell>
          <table:table-cell table:formula="of:=IF([.N56]&lt;[.O56]; IF([.N56]&lt;[.P56];[.$N$2];[.$P$2]);IF([.O56]&lt;[.P5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table:style-name="Default" office:value-type="float" office:value="36191" calcext:value-type="float">
            <text:p>3619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66667" calcext:value-type="float">
            <text:p>0.166667</text:p>
          </table:table-cell>
          <table:table-cell/>
          <table:table-cell office:value-type="float" office:value="406.376" calcext:value-type="float">
            <text:p>406.376</text:p>
          </table:table-cell>
          <table:table-cell table:style-name="Default" office:value-type="float" office:value="2614.15" calcext:value-type="float">
            <text:p>2614.15</text:p>
          </table:table-cell>
          <table:table-cell table:style-name="Default" office:value-type="float" office:value="7200.61" calcext:value-type="float">
            <text:p>7200.61</text:p>
          </table:table-cell>
          <table:table-cell table:formula="of:=IF([.N57]&lt;[.O57]; IF([.N57]&lt;[.P57];[.$N$2];[.$P$2]);IF([.O57]&lt;[.P5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14514" calcext:value-type="float">
            <text:p>1451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05263" calcext:value-type="float">
            <text:p>0.10526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508.41" calcext:value-type="float">
            <text:p>3508.41</text:p>
          </table:table-cell>
          <table:table-cell table:style-name="Default" office:value-type="float" office:value="7200.09" calcext:value-type="float">
            <text:p>7200.09</text:p>
          </table:table-cell>
          <table:table-cell table:style-name="Default" office:value-type="float" office:value="3155.38" calcext:value-type="float">
            <text:p>3155.38</text:p>
          </table:table-cell>
          <table:table-cell table:formula="of:=IF([.N58]&lt;[.O58]; IF([.N58]&lt;[.P58];[.$N$2];[.$P$2]);IF([.O58]&lt;[.P58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16933" calcext:value-type="float">
            <text:p>1693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12.906" calcext:value-type="float">
            <text:p>312.906</text:p>
          </table:table-cell>
          <table:table-cell table:style-name="Default" office:value-type="float" office:value="1930.36" calcext:value-type="float">
            <text:p>1930.36</text:p>
          </table:table-cell>
          <table:table-cell table:style-name="Default" office:value-type="float" office:value="393.628" calcext:value-type="float">
            <text:p>393.628</text:p>
          </table:table-cell>
          <table:table-cell table:formula="of:=IF([.N59]&lt;[.O59]; IF([.N59]&lt;[.P59];[.$N$2];[.$P$2]);IF([.O59]&lt;[.P5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19352" calcext:value-type="float">
            <text:p>1935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33333" calcext:value-type="float">
            <text:p>0.133333</text:p>
          </table:table-cell>
          <table:table-cell table:style-name="Default" office:value-type="float" office:value="0.0666667" calcext:value-type="float">
            <text:p>0.0666667</text:p>
          </table:table-cell>
          <table:table-cell/>
          <table:table-cell office:value-type="float" office:value="2311.75" calcext:value-type="float">
            <text:p>2311.75</text:p>
          </table:table-cell>
          <table:table-cell table:style-name="Default" office:value-type="float" office:value="7200.19" calcext:value-type="float">
            <text:p>7200.19</text:p>
          </table:table-cell>
          <table:table-cell table:style-name="Default" office:value-type="float" office:value="7200.03" calcext:value-type="float">
            <text:p>7200.03</text:p>
          </table:table-cell>
          <table:table-cell table:formula="of:=IF([.N60]&lt;[.O60]; IF([.N60]&lt;[.P60];[.$N$2];[.$P$2]);IF([.O60]&lt;[.P6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1771" calcext:value-type="float">
            <text:p>21771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66667" calcext:value-type="float">
            <text:p>0.166667</text:p>
          </table:table-cell>
          <table:table-cell table:style-name="Default" office:value-type="float" office:value="0.2" calcext:value-type="float">
            <text:p>0.2</text:p>
          </table:table-cell>
          <table:table-cell/>
          <table:table-cell office:value-type="float" office:value="1229.37" calcext:value-type="float">
            <text:p>1229.37</text:p>
          </table:table-cell>
          <table:table-cell table:style-name="Default" office:value-type="float" office:value="7200.07" calcext:value-type="float">
            <text:p>7200.07</text:p>
          </table:table-cell>
          <table:table-cell table:style-name="Default" office:value-type="float" office:value="7204.4" calcext:value-type="float">
            <text:p>7204.4</text:p>
          </table:table-cell>
          <table:table-cell table:formula="of:=IF([.N61]&lt;[.O61]; IF([.N61]&lt;[.P61];[.$N$2];[.$P$2]);IF([.O61]&lt;[.P6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4190" calcext:value-type="float">
            <text:p>2419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8.3491" calcext:value-type="float">
            <text:p>8.3491</text:p>
          </table:table-cell>
          <table:table-cell table:style-name="Default" office:value-type="float" office:value="154.095" calcext:value-type="float">
            <text:p>154.095</text:p>
          </table:table-cell>
          <table:table-cell table:style-name="Default" office:value-type="float" office:value="118.185" calcext:value-type="float">
            <text:p>118.185</text:p>
          </table:table-cell>
          <table:table-cell table:formula="of:=IF([.N62]&lt;[.O62]; IF([.N62]&lt;[.P62];[.$N$2];[.$P$2]);IF([.O62]&lt;[.P6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6609" calcext:value-type="float">
            <text:p>2660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8.6566" calcext:value-type="float">
            <text:p>18.6566</text:p>
          </table:table-cell>
          <table:table-cell table:style-name="Default" office:value-type="float" office:value="282.572" calcext:value-type="float">
            <text:p>282.572</text:p>
          </table:table-cell>
          <table:table-cell table:style-name="Default" office:value-type="float" office:value="292.807" calcext:value-type="float">
            <text:p>292.807</text:p>
          </table:table-cell>
          <table:table-cell table:formula="of:=IF([.N63]&lt;[.O63]; IF([.N63]&lt;[.P63];[.$N$2];[.$P$2]);IF([.O63]&lt;[.P6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9028" calcext:value-type="float">
            <text:p>2902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99.129" calcext:value-type="float">
            <text:p>299.129</text:p>
          </table:table-cell>
          <table:table-cell table:style-name="Default" office:value-type="float" office:value="1393.75" calcext:value-type="float">
            <text:p>1393.75</text:p>
          </table:table-cell>
          <table:table-cell table:style-name="Default" office:value-type="float" office:value="794.424" calcext:value-type="float">
            <text:p>794.424</text:p>
          </table:table-cell>
          <table:table-cell table:formula="of:=IF([.N64]&lt;[.O64]; IF([.N64]&lt;[.P64];[.$N$2];[.$P$2]);IF([.O64]&lt;[.P6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31447" calcext:value-type="float">
            <text:p>3144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11111" calcext:value-type="float">
            <text:p>0.11111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581.985" calcext:value-type="float">
            <text:p>581.985</text:p>
          </table:table-cell>
          <table:table-cell table:style-name="Default" office:value-type="float" office:value="7200.13" calcext:value-type="float">
            <text:p>7200.13</text:p>
          </table:table-cell>
          <table:table-cell table:style-name="Default" office:value-type="float" office:value="4210.26" calcext:value-type="float">
            <text:p>4210.26</text:p>
          </table:table-cell>
          <table:table-cell table:formula="of:=IF([.N65]&lt;[.O65]; IF([.N65]&lt;[.P65];[.$N$2];[.$P$2]);IF([.O65]&lt;[.P6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33866" calcext:value-type="float">
            <text:p>3386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222222" calcext:value-type="float">
            <text:p>0.222222</text:p>
          </table:table-cell>
          <table:table-cell/>
          <table:table-cell office:value-type="float" office:value="859.032" calcext:value-type="float">
            <text:p>859.032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7200.54" calcext:value-type="float">
            <text:p>7200.54</text:p>
          </table:table-cell>
          <table:table-cell table:formula="of:=IF([.N66]&lt;[.O66]; IF([.N66]&lt;[.P66];[.$N$2];[.$P$2]);IF([.O66]&lt;[.P6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36285" calcext:value-type="float">
            <text:p>3628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375" calcext:value-type="float">
            <text:p>0.375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float" office:value="1496.78" calcext:value-type="float">
            <text:p>1496.78</text:p>
          </table:table-cell>
          <table:table-cell table:style-name="Default" office:value-type="float" office:value="7200.23" calcext:value-type="float">
            <text:p>7200.23</text:p>
          </table:table-cell>
          <table:table-cell table:style-name="Default" office:value-type="float" office:value="7200.17" calcext:value-type="float">
            <text:p>7200.17</text:p>
          </table:table-cell>
          <table:table-cell table:formula="of:=IF([.N67]&lt;[.O67]; IF([.N67]&lt;[.P67];[.$N$2];[.$P$2]);IF([.O67]&lt;[.P6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38704" calcext:value-type="float">
            <text:p>3870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71429" calcext:value-type="float">
            <text:p>0.571429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office:value-type="float" office:value="1784.12" calcext:value-type="float">
            <text:p>1784.12</text:p>
          </table:table-cell>
          <table:table-cell table:number-columns-repeated="2" table:style-name="Default" office:value-type="float" office:value="7200.27" calcext:value-type="float">
            <text:p>7200.27</text:p>
          </table:table-cell>
          <table:table-cell table:formula="of:=IF([.N68]&lt;[.O68]; IF([.N68]&lt;[.P68];[.$N$2];[.$P$2]);IF([.O68]&lt;[.P6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41123" calcext:value-type="float">
            <text:p>41123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33333" calcext:value-type="float">
            <text:p>0.333333</text:p>
          </table:table-cell>
          <table:table-cell/>
          <table:table-cell office:value-type="float" office:value="1092.66" calcext:value-type="float">
            <text:p>1092.66</text:p>
          </table:table-cell>
          <table:table-cell table:style-name="Default" office:value-type="float" office:value="7200.2" calcext:value-type="float">
            <text:p>7200.2</text:p>
          </table:table-cell>
          <table:table-cell table:style-name="Default" office:value-type="float" office:value="7200.49" calcext:value-type="float">
            <text:p>7200.49</text:p>
          </table:table-cell>
          <table:table-cell table:formula="of:=IF([.N69]&lt;[.O69]; IF([.N69]&lt;[.P69];[.$N$2];[.$P$2]);IF([.O69]&lt;[.P6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2419" calcext:value-type="float">
            <text:p>2419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 table:style-name="Default" office:value-type="float" office:value="71" calcext:value-type="float">
            <text:p>71</text:p>
          </table:table-cell>
          <table:table-cell/>
          <table:table-cell office:value-type="float" office:value="0.0422535" calcext:value-type="float">
            <text:p>0.0422535</text:p>
          </table:table-cell>
          <table:table-cell table:style-name="Default" office:value-type="float" office:value="0.0704225" calcext:value-type="float">
            <text:p>0.0704225</text:p>
          </table:table-cell>
          <table:table-cell table:style-name="Default" office:value-type="float" office:value="0.084507" calcext:value-type="float">
            <text:p>0.084507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00.8" calcext:value-type="float">
            <text:p>7200.8</text:p>
          </table:table-cell>
          <table:table-cell table:style-name="Default" office:value-type="float" office:value="7203.11" calcext:value-type="float">
            <text:p>7203.11</text:p>
          </table:table-cell>
          <table:table-cell table:formula="of:=IF([.N70]&lt;[.O70]; IF([.N70]&lt;[.P70];[.$N$2];[.$P$2]);IF([.O70]&lt;[.P7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4838" calcext:value-type="float">
            <text:p>4838</text:p>
          </table:table-cell>
          <table:table-cell/>
          <table:table-cell office:value-type="float" office:value="42" calcext:value-type="float">
            <text:p>4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65116" calcext:value-type="float">
            <text:p>0.0465116</text:p>
          </table:table-cell>
          <table:table-cell/>
          <table:table-cell office:value-type="float" office:value="2810.3" calcext:value-type="float">
            <text:p>2810.3</text:p>
          </table:table-cell>
          <table:table-cell table:style-name="Default" office:value-type="float" office:value="1362.76" calcext:value-type="float">
            <text:p>1362.76</text:p>
          </table:table-cell>
          <table:table-cell table:style-name="Default" office:value-type="float" office:value="7204.52" calcext:value-type="float">
            <text:p>7204.52</text:p>
          </table:table-cell>
          <table:table-cell table:formula="of:=IF([.N71]&lt;[.O71]; IF([.N71]&lt;[.P71];[.$N$2];[.$P$2]);IF([.O71]&lt;[.P71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7257" calcext:value-type="float">
            <text:p>725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041.7" calcext:value-type="float">
            <text:p>5041.7</text:p>
          </table:table-cell>
          <table:table-cell table:style-name="Default" office:value-type="float" office:value="3460.33" calcext:value-type="float">
            <text:p>3460.33</text:p>
          </table:table-cell>
          <table:table-cell table:style-name="Default" office:value-type="float" office:value="3319.86" calcext:value-type="float">
            <text:p>3319.86</text:p>
          </table:table-cell>
          <table:table-cell table:formula="of:=IF([.N72]&lt;[.O72]; IF([.N72]&lt;[.P72];[.$N$2];[.$P$2]);IF([.O72]&lt;[.P72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9676" calcext:value-type="float">
            <text:p>967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19.579" calcext:value-type="float">
            <text:p>219.579</text:p>
          </table:table-cell>
          <table:table-cell table:style-name="Default" office:value-type="float" office:value="1109" calcext:value-type="float">
            <text:p>1109</text:p>
          </table:table-cell>
          <table:table-cell table:style-name="Default" office:value-type="float" office:value="535.212" calcext:value-type="float">
            <text:p>535.212</text:p>
          </table:table-cell>
          <table:table-cell table:formula="of:=IF([.N73]&lt;[.O73]; IF([.N73]&lt;[.P73];[.$N$2];[.$P$2]);IF([.O73]&lt;[.P7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table:style-name="Default" office:value-type="float" office:value="12095" calcext:value-type="float">
            <text:p>1209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29.735" calcext:value-type="float">
            <text:p>429.735</text:p>
          </table:table-cell>
          <table:table-cell table:style-name="Default" office:value-type="float" office:value="543.606" calcext:value-type="float">
            <text:p>543.606</text:p>
          </table:table-cell>
          <table:table-cell table:style-name="Default" office:value-type="float" office:value="452.091" calcext:value-type="float">
            <text:p>452.091</text:p>
          </table:table-cell>
          <table:table-cell table:formula="of:=IF([.N74]&lt;[.O74]; IF([.N74]&lt;[.P74];[.$N$2];[.$P$2]);IF([.O74]&lt;[.P7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389" calcext:value-type="float">
            <text:p>2389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table:style-name="Default" office:value-type="float" office:value="80" calcext:value-type="float">
            <text:p>80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2" table:style-name="Default" office:value-type="float" office:value="0.0875" calcext:value-type="float">
            <text:p>0.0875</text:p>
          </table:table-cell>
          <table:table-cell/>
          <table:table-cell office:value-type="float" office:value="7200.12" calcext:value-type="float">
            <text:p>7200.12</text:p>
          </table:table-cell>
          <table:table-cell table:style-name="Default" office:value-type="float" office:value="7200.57" calcext:value-type="float">
            <text:p>7200.57</text:p>
          </table:table-cell>
          <table:table-cell table:style-name="Default" office:value-type="float" office:value="7200.19" calcext:value-type="float">
            <text:p>7200.19</text:p>
          </table:table-cell>
          <table:table-cell table:formula="of:=IF([.N75]&lt;[.O75]; IF([.N75]&lt;[.P75];[.$N$2];[.$P$2]);IF([.O75]&lt;[.P7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6281" calcext:value-type="float">
            <text:p>262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2.4804" calcext:value-type="float">
            <text:p>42.4804</text:p>
          </table:table-cell>
          <table:table-cell table:style-name="Default" office:value-type="float" office:value="1435.14" calcext:value-type="float">
            <text:p>1435.14</text:p>
          </table:table-cell>
          <table:table-cell table:style-name="Default" office:value-type="float" office:value="2255.32" calcext:value-type="float">
            <text:p>2255.32</text:p>
          </table:table-cell>
          <table:table-cell table:formula="of:=IF([.N76]&lt;[.O76]; IF([.N76]&lt;[.P76];[.$N$2];[.$P$2]);IF([.O76]&lt;[.P7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8670" calcext:value-type="float">
            <text:p>2867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10.007" calcext:value-type="float">
            <text:p>110.007</text:p>
          </table:table-cell>
          <table:table-cell table:style-name="Default" office:value-type="float" office:value="1091.44" calcext:value-type="float">
            <text:p>1091.44</text:p>
          </table:table-cell>
          <table:table-cell table:style-name="Default" office:value-type="float" office:value="2812.19" calcext:value-type="float">
            <text:p>2812.19</text:p>
          </table:table-cell>
          <table:table-cell table:formula="of:=IF([.N77]&lt;[.O77]; IF([.N77]&lt;[.P77];[.$N$2];[.$P$2]);IF([.O77]&lt;[.P7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31059" calcext:value-type="float">
            <text:p>3105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736.616" calcext:value-type="float">
            <text:p>736.616</text:p>
          </table:table-cell>
          <table:table-cell table:style-name="Default" office:value-type="float" office:value="3748.63" calcext:value-type="float">
            <text:p>3748.63</text:p>
          </table:table-cell>
          <table:table-cell table:style-name="Default" office:value-type="float" office:value="2137.14" calcext:value-type="float">
            <text:p>2137.14</text:p>
          </table:table-cell>
          <table:table-cell table:formula="of:=IF([.N78]&lt;[.O78]; IF([.N78]&lt;[.P78];[.$N$2];[.$P$2]);IF([.O78]&lt;[.P7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33448" calcext:value-type="float">
            <text:p>3344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2" calcext:value-type="float">
            <text:p>0.2</text:p>
          </table:table-cell>
          <table:table-cell/>
          <table:table-cell office:value-type="float" office:value="1454.1" calcext:value-type="float">
            <text:p>1454.1</text:p>
          </table:table-cell>
          <table:table-cell table:style-name="Default" office:value-type="float" office:value="7200.23" calcext:value-type="float">
            <text:p>7200.23</text:p>
          </table:table-cell>
          <table:table-cell table:style-name="Default" office:value-type="float" office:value="7200.15" calcext:value-type="float">
            <text:p>7200.15</text:p>
          </table:table-cell>
          <table:table-cell table:formula="of:=IF([.N79]&lt;[.O79]; IF([.N79]&lt;[.P79];[.$N$2];[.$P$2]);IF([.O79]&lt;[.P7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35838" calcext:value-type="float">
            <text:p>3583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office:value-type="float" office:value="1735.86" calcext:value-type="float">
            <text:p>1735.86</text:p>
          </table:table-cell>
          <table:table-cell table:style-name="Default" office:value-type="float" office:value="7200.71" calcext:value-type="float">
            <text:p>7200.71</text:p>
          </table:table-cell>
          <table:table-cell table:style-name="Default" office:value-type="float" office:value="7200.44" calcext:value-type="float">
            <text:p>7200.44</text:p>
          </table:table-cell>
          <table:table-cell table:formula="of:=IF([.N80]&lt;[.O80]; IF([.N80]&lt;[.P80];[.$N$2];[.$P$2]);IF([.O80]&lt;[.P8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38227" calcext:value-type="float">
            <text:p>3822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4" calcext:value-type="float">
            <text:p>0.4</text:p>
          </table:table-cell>
          <table:table-cell/>
          <table:table-cell office:value-type="float" office:value="3136.01" calcext:value-type="float">
            <text:p>3136.01</text:p>
          </table:table-cell>
          <table:table-cell table:style-name="Default" office:value-type="float" office:value="7200.34" calcext:value-type="float">
            <text:p>7200.34</text:p>
          </table:table-cell>
          <table:table-cell table:style-name="Default" office:value-type="float" office:value="7200.06" calcext:value-type="float">
            <text:p>7200.06</text:p>
          </table:table-cell>
          <table:table-cell table:formula="of:=IF([.N81]&lt;[.O81]; IF([.N81]&lt;[.P81];[.$N$2];[.$P$2]);IF([.O81]&lt;[.P8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40616" calcext:value-type="float">
            <text:p>40616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444444" calcext:value-type="float">
            <text:p>0.444444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office:value-type="float" office:value="2486.92" calcext:value-type="float">
            <text:p>2486.92</text:p>
          </table:table-cell>
          <table:table-cell table:style-name="Default" office:value-type="float" office:value="7200.43" calcext:value-type="float">
            <text:p>7200.43</text:p>
          </table:table-cell>
          <table:table-cell table:style-name="Default" office:value-type="float" office:value="7200.28" calcext:value-type="float">
            <text:p>7200.28</text:p>
          </table:table-cell>
          <table:table-cell table:formula="of:=IF([.N82]&lt;[.O82]; IF([.N82]&lt;[.P82];[.$N$2];[.$P$2]);IF([.O82]&lt;[.P8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43005" calcext:value-type="float">
            <text:p>4300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555556" calcext:value-type="float">
            <text:p>0.555556</text:p>
          </table:table-cell>
          <table:table-cell/>
          <table:table-cell office:value-type="float" office:value="6897.2" calcext:value-type="float">
            <text:p>6897.2</text:p>
          </table:table-cell>
          <table:table-cell table:style-name="Default" office:value-type="float" office:value="7200.52" calcext:value-type="float">
            <text:p>7200.52</text:p>
          </table:table-cell>
          <table:table-cell table:style-name="Default" office:value-type="float" office:value="7200.66" calcext:value-type="float">
            <text:p>7200.66</text:p>
          </table:table-cell>
          <table:table-cell table:formula="of:=IF([.N83]&lt;[.O83]; IF([.N83]&lt;[.P83];[.$N$2];[.$P$2]);IF([.O83]&lt;[.P8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45394" calcext:value-type="float">
            <text:p>4539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666667" calcext:value-type="float">
            <text:p>0.666667</text:p>
          </table:table-cell>
          <table:table-cell table:style-name="Default" office:value-type="float" office:value="0.6" calcext:value-type="float">
            <text:p>0.6</text:p>
          </table:table-cell>
          <table:table-cell/>
          <table:table-cell office:value-type="float" office:value="4922.22" calcext:value-type="float">
            <text:p>4922.22</text:p>
          </table:table-cell>
          <table:table-cell table:style-name="Default" office:value-type="float" office:value="7200.23" calcext:value-type="float">
            <text:p>7200.23</text:p>
          </table:table-cell>
          <table:table-cell table:style-name="Default" office:value-type="float" office:value="7200.96" calcext:value-type="float">
            <text:p>7200.96</text:p>
          </table:table-cell>
          <table:table-cell table:formula="of:=IF([.N84]&lt;[.O84]; IF([.N84]&lt;[.P84];[.$N$2];[.$P$2]);IF([.O84]&lt;[.P8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4778" calcext:value-type="float">
            <text:p>4778</text:p>
          </table:table-cell>
          <table:table-cell/>
          <table:table-cell office:value-type="float" office:value="49" calcext:value-type="float">
            <text:p>4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1" calcext:value-type="float">
            <text:p>51</text:p>
          </table:table-cell>
          <table:table-cell/>
          <table:table-cell office:value-type="float" office:value="0.0612245" calcext:value-type="float">
            <text:p>0.0612245</text:p>
          </table:table-cell>
          <table:table-cell table:style-name="Default" office:value-type="float" office:value="0.0612245" calcext:value-type="float">
            <text:p>0.0612245</text:p>
          </table:table-cell>
          <table:table-cell table:style-name="Default" office:value-type="float" office:value="0.117647" calcext:value-type="float">
            <text:p>0.117647</text:p>
          </table:table-cell>
          <table:table-cell/>
          <table:table-cell office:value-type="float" office:value="7200.03" calcext:value-type="float">
            <text:p>7200.03</text:p>
          </table:table-cell>
          <table:table-cell table:style-name="Default" office:value-type="float" office:value="7202.52" calcext:value-type="float">
            <text:p>7202.52</text:p>
          </table:table-cell>
          <table:table-cell table:style-name="Default" office:value-type="float" office:value="7203.66" calcext:value-type="float">
            <text:p>7203.66</text:p>
          </table:table-cell>
          <table:table-cell table:formula="of:=IF([.N85]&lt;[.O85]; IF([.N85]&lt;[.P85];[.$N$2];[.$P$2]);IF([.O85]&lt;[.P8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7167" calcext:value-type="float">
            <text:p>7167</text:p>
          </table:table-cell>
          <table:table-cell/>
          <table:table-cell office:value-type="float" office:value="36" calcext:value-type="float">
            <text:p>3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810811" calcext:value-type="float">
            <text:p>0.0810811</text:p>
          </table:table-cell>
          <table:table-cell/>
          <table:table-cell office:value-type="float" office:value="6784.17" calcext:value-type="float">
            <text:p>6784.17</text:p>
          </table:table-cell>
          <table:table-cell table:style-name="Default" office:value-type="float" office:value="4868.37" calcext:value-type="float">
            <text:p>4868.37</text:p>
          </table:table-cell>
          <table:table-cell table:style-name="Default" office:value-type="float" office:value="7200.44" calcext:value-type="float">
            <text:p>7200.44</text:p>
          </table:table-cell>
          <table:table-cell table:formula="of:=IF([.N86]&lt;[.O86]; IF([.N86]&lt;[.P86];[.$N$2];[.$P$2]);IF([.O86]&lt;[.P8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9556" calcext:value-type="float">
            <text:p>9556</text:p>
          </table:table-cell>
          <table:table-cell/>
          <table:table-cell office:value-type="float" office:value="29" calcext:value-type="float">
            <text:p>2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66667" calcext:value-type="float">
            <text:p>0.0666667</text:p>
          </table:table-cell>
          <table:table-cell/>
          <table:table-cell office:value-type="float" office:value="4157.06" calcext:value-type="float">
            <text:p>4157.06</text:p>
          </table:table-cell>
          <table:table-cell table:style-name="Default" office:value-type="float" office:value="5787.4" calcext:value-type="float">
            <text:p>5787.4</text:p>
          </table:table-cell>
          <table:table-cell table:style-name="Default" office:value-type="float" office:value="7200.28" calcext:value-type="float">
            <text:p>7200.28</text:p>
          </table:table-cell>
          <table:table-cell table:formula="of:=IF([.N87]&lt;[.O87]; IF([.N87]&lt;[.P87];[.$N$2];[.$P$2]);IF([.O87]&lt;[.P8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1946" calcext:value-type="float">
            <text:p>1194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606.62" calcext:value-type="float">
            <text:p>2606.62</text:p>
          </table:table-cell>
          <table:table-cell table:style-name="Default" office:value-type="float" office:value="5701.87" calcext:value-type="float">
            <text:p>5701.87</text:p>
          </table:table-cell>
          <table:table-cell table:style-name="Default" office:value-type="float" office:value="3716.43" calcext:value-type="float">
            <text:p>3716.43</text:p>
          </table:table-cell>
          <table:table-cell table:formula="of:=IF([.N88]&lt;[.O88]; IF([.N88]&lt;[.P88];[.$N$2];[.$P$2]);IF([.O88]&lt;[.P8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4335" calcext:value-type="float">
            <text:p>1433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816.688" calcext:value-type="float">
            <text:p>816.688</text:p>
          </table:table-cell>
          <table:table-cell table:style-name="Default" office:value-type="float" office:value="881.668" calcext:value-type="float">
            <text:p>881.668</text:p>
          </table:table-cell>
          <table:table-cell table:style-name="Default" office:value-type="float" office:value="2460.79" calcext:value-type="float">
            <text:p>2460.79</text:p>
          </table:table-cell>
          <table:table-cell table:formula="of:=IF([.N89]&lt;[.O89]; IF([.N89]&lt;[.P89];[.$N$2];[.$P$2]);IF([.O89]&lt;[.P8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6724" calcext:value-type="float">
            <text:p>16724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941.311" calcext:value-type="float">
            <text:p>941.311</text:p>
          </table:table-cell>
          <table:table-cell table:style-name="Default" office:value-type="float" office:value="849.884" calcext:value-type="float">
            <text:p>849.884</text:p>
          </table:table-cell>
          <table:table-cell table:style-name="Default" office:value-type="float" office:value="6932.34" calcext:value-type="float">
            <text:p>6932.34</text:p>
          </table:table-cell>
          <table:table-cell table:formula="of:=IF([.N90]&lt;[.O90]; IF([.N90]&lt;[.P90];[.$N$2];[.$P$2]);IF([.O90]&lt;[.P90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19113" calcext:value-type="float">
            <text:p>1911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041.6" calcext:value-type="float">
            <text:p>1041.6</text:p>
          </table:table-cell>
          <table:table-cell table:style-name="Default" office:value-type="float" office:value="3837.94" calcext:value-type="float">
            <text:p>3837.94</text:p>
          </table:table-cell>
          <table:table-cell table:style-name="Default" office:value-type="float" office:value="5722.19" calcext:value-type="float">
            <text:p>5722.19</text:p>
          </table:table-cell>
          <table:table-cell table:formula="of:=IF([.N91]&lt;[.O91]; IF([.N91]&lt;[.P91];[.$N$2];[.$P$2]);IF([.O91]&lt;[.P9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1502" calcext:value-type="float">
            <text:p>2150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.125" calcext:value-type="float">
            <text:p>0.125</text:p>
          </table:table-cell>
          <table:table-cell table:style-name="Default" office:value-type="float" office:value="0.1875" calcext:value-type="float">
            <text:p>0.1875</text:p>
          </table:table-cell>
          <table:table-cell table:style-name="Default" office:value-type="float" office:value="0.0625" calcext:value-type="float">
            <text:p>0.0625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00.61" calcext:value-type="float">
            <text:p>7200.61</text:p>
          </table:table-cell>
          <table:table-cell table:style-name="Default" office:value-type="float" office:value="7201.47" calcext:value-type="float">
            <text:p>7201.47</text:p>
          </table:table-cell>
          <table:table-cell table:formula="of:=IF([.N92]&lt;[.O92]; IF([.N92]&lt;[.P92];[.$N$2];[.$P$2]);IF([.O92]&lt;[.P9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style-name="Default" office:value-type="float" office:value="23892" calcext:value-type="float">
            <text:p>23892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357143" calcext:value-type="float">
            <text:p>0.357143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3905.59" calcext:value-type="float">
            <text:p>3905.59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967.714" calcext:value-type="float">
            <text:p>967.714</text:p>
          </table:table-cell>
          <table:table-cell table:formula="of:=IF([.N93]&lt;[.O93]; IF([.N93]&lt;[.P93];[.$N$2];[.$P$2]);IF([.O93]&lt;[.P9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402" calcext:value-type="float">
            <text:p>2402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office:value-type="float" office:value="0.0666667" calcext:value-type="float">
            <text:p>0.0666667</text:p>
          </table:table-cell>
          <table:table-cell table:style-name="Default" office:value-type="float" office:value="0.120879" calcext:value-type="float">
            <text:p>0.120879</text:p>
          </table:table-cell>
          <table:table-cell table:style-name="Default" office:value-type="float" office:value="0.111111" calcext:value-type="float">
            <text:p>0.111111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1.23" calcext:value-type="float">
            <text:p>7201.23</text:p>
          </table:table-cell>
          <table:table-cell table:style-name="Default" office:value-type="float" office:value="7201.97" calcext:value-type="float">
            <text:p>7201.97</text:p>
          </table:table-cell>
          <table:table-cell table:formula="of:=IF([.N94]&lt;[.O94]; IF([.N94]&lt;[.P94];[.$N$2];[.$P$2]);IF([.O94]&lt;[.P9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804" calcext:value-type="float">
            <text:p>4804</text:p>
          </table:table-cell>
          <table:table-cell/>
          <table:table-cell office:value-type="float" office:value="54" calcext:value-type="float">
            <text:p>54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float" office:value="57" calcext:value-type="float">
            <text:p>57</text:p>
          </table:table-cell>
          <table:table-cell/>
          <table:table-cell office:value-type="float" office:value="0.0555556" calcext:value-type="float">
            <text:p>0.0555556</text:p>
          </table:table-cell>
          <table:table-cell table:style-name="Default" office:value-type="float" office:value="0.0740741" calcext:value-type="float">
            <text:p>0.0740741</text:p>
          </table:table-cell>
          <table:table-cell table:style-name="Default" office:value-type="float" office:value="0.122807" calcext:value-type="float">
            <text:p>0.122807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11.28" calcext:value-type="float">
            <text:p>7211.28</text:p>
          </table:table-cell>
          <table:table-cell table:style-name="Default" office:value-type="float" office:value="7202.03" calcext:value-type="float">
            <text:p>7202.03</text:p>
          </table:table-cell>
          <table:table-cell table:formula="of:=IF([.N95]&lt;[.O95]; IF([.N95]&lt;[.P95];[.$N$2];[.$P$2]);IF([.O95]&lt;[.P9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7206" calcext:value-type="float">
            <text:p>7206</text:p>
          </table:table-cell>
          <table:table-cell/>
          <table:table-cell office:value-type="float" office:value="41" calcext:value-type="float">
            <text:p>41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office:value-type="float" office:value="0.0731707" calcext:value-type="float">
            <text:p>0.0731707</text:p>
          </table:table-cell>
          <table:table-cell table:style-name="Default" office:value-type="float" office:value="0.0731707" calcext:value-type="float">
            <text:p>0.0731707</text:p>
          </table:table-cell>
          <table:table-cell table:style-name="Default" office:value-type="float" office:value="0.116279" calcext:value-type="float">
            <text:p>0.116279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00.27" calcext:value-type="float">
            <text:p>7200.27</text:p>
          </table:table-cell>
          <table:table-cell table:style-name="Default" office:value-type="float" office:value="7200.01" calcext:value-type="float">
            <text:p>7200.01</text:p>
          </table:table-cell>
          <table:table-cell table:formula="of:=IF([.N96]&lt;[.O96]; IF([.N96]&lt;[.P96];[.$N$2];[.$P$2]);IF([.O96]&lt;[.P96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9608" calcext:value-type="float">
            <text:p>960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 table:style-name="Default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252.08" calcext:value-type="float">
            <text:p>4252.08</text:p>
          </table:table-cell>
          <table:table-cell table:style-name="Default" office:value-type="float" office:value="2922.46" calcext:value-type="float">
            <text:p>2922.46</text:p>
          </table:table-cell>
          <table:table-cell table:style-name="Default" office:value-type="float" office:value="3023.33" calcext:value-type="float">
            <text:p>3023.33</text:p>
          </table:table-cell>
          <table:table-cell table:formula="of:=IF([.N97]&lt;[.O97]; IF([.N97]&lt;[.P97];[.$N$2];[.$P$2]);IF([.O97]&lt;[.P97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2010" calcext:value-type="float">
            <text:p>1201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table:style-name="Default"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0740741" calcext:value-type="float">
            <text:p>0.074074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6861.49" calcext:value-type="float">
            <text:p>6861.49</text:p>
          </table:table-cell>
          <table:table-cell table:style-name="Default" office:value-type="float" office:value="7200.41" calcext:value-type="float">
            <text:p>7200.41</text:p>
          </table:table-cell>
          <table:table-cell table:style-name="Default" office:value-type="float" office:value="3038.19" calcext:value-type="float">
            <text:p>3038.19</text:p>
          </table:table-cell>
          <table:table-cell table:formula="of:=IF([.N98]&lt;[.O98]; IF([.N98]&lt;[.P98];[.$N$2];[.$P$2]);IF([.O98]&lt;[.P98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4412" calcext:value-type="float">
            <text:p>1441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80.163" calcext:value-type="float">
            <text:p>380.163</text:p>
          </table:table-cell>
          <table:table-cell table:style-name="Default" office:value-type="float" office:value="6546.33" calcext:value-type="float">
            <text:p>6546.33</text:p>
          </table:table-cell>
          <table:table-cell table:style-name="Default" office:value-type="float" office:value="2263" calcext:value-type="float">
            <text:p>2263</text:p>
          </table:table-cell>
          <table:table-cell table:formula="of:=IF([.N99]&lt;[.O99]; IF([.N99]&lt;[.P99];[.$N$2];[.$P$2]);IF([.O99]&lt;[.P9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6814" calcext:value-type="float">
            <text:p>1681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.0952381" calcext:value-type="float">
            <text:p>0.0952381</text:p>
          </table:table-cell>
          <table:table-cell table:style-name="Default" office:value-type="float" office:value="0.0952381" calcext:value-type="float">
            <text:p>0.095238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200.03" calcext:value-type="float">
            <text:p>7200.03</text:p>
          </table:table-cell>
          <table:table-cell table:style-name="Default" office:value-type="float" office:value="7202.29" calcext:value-type="float">
            <text:p>7202.29</text:p>
          </table:table-cell>
          <table:table-cell table:style-name="Default" office:value-type="float" office:value="2573.31" calcext:value-type="float">
            <text:p>2573.31</text:p>
          </table:table-cell>
          <table:table-cell table:formula="of:=IF([.N100]&lt;[.O100]; IF([.N100]&lt;[.P100];[.$N$2];[.$P$2]);IF([.O100]&lt;[.P10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19217" calcext:value-type="float">
            <text:p>19217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08333" calcext:value-type="float">
            <text:p>0.208333</text:p>
          </table:table-cell>
          <table:table-cell/>
          <table:table-cell office:value-type="float" office:value="1221.72" calcext:value-type="float">
            <text:p>1221.72</text:p>
          </table:table-cell>
          <table:table-cell table:style-name="Default" office:value-type="float" office:value="2263.45" calcext:value-type="float">
            <text:p>2263.45</text:p>
          </table:table-cell>
          <table:table-cell table:style-name="Default" office:value-type="float" office:value="7200.63" calcext:value-type="float">
            <text:p>7200.63</text:p>
          </table:table-cell>
          <table:table-cell table:formula="of:=IF([.N101]&lt;[.O101]; IF([.N101]&lt;[.P101];[.$N$2];[.$P$2]);IF([.O101]&lt;[.P10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1619" calcext:value-type="float">
            <text:p>21619</text:p>
          </table:table-cell>
          <table:table-cell/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21" calcext:value-type="float">
            <text:p>21</text:p>
          </table:table-cell>
          <table:table-cell/>
          <table:table-cell office:value-type="float" office:value="0.117647" calcext:value-type="float">
            <text:p>0.117647</text:p>
          </table:table-cell>
          <table:table-cell table:style-name="Default" office:value-type="float" office:value="0.176471" calcext:value-type="float">
            <text:p>0.176471</text:p>
          </table:table-cell>
          <table:table-cell table:style-name="Default" office:value-type="float" office:value="0.238095" calcext:value-type="float">
            <text:p>0.23809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1.54" calcext:value-type="float">
            <text:p>7201.54</text:p>
          </table:table-cell>
          <table:table-cell table:style-name="Default" office:value-type="float" office:value="7200.9" calcext:value-type="float">
            <text:p>7200.9</text:p>
          </table:table-cell>
          <table:table-cell table:formula="of:=IF([.N102]&lt;[.O102]; IF([.N102]&lt;[.P102];[.$N$2];[.$P$2]);IF([.O102]&lt;[.P10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4021" calcext:value-type="float">
            <text:p>2402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.1875" calcext:value-type="float">
            <text:p>0.1875</text:p>
          </table:table-cell>
          <table:table-cell table:style-name="Default" office:value-type="float" office:value="0.1875" calcext:value-type="float">
            <text:p>0.1875</text:p>
          </table:table-cell>
          <table:table-cell table:style-name="Default" office:value-type="float" office:value="0.3125" calcext:value-type="float">
            <text:p>0.312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41" calcext:value-type="float">
            <text:p>7200.41</text:p>
          </table:table-cell>
          <table:table-cell table:style-name="Default" office:value-type="float" office:value="7200.06" calcext:value-type="float">
            <text:p>7200.06</text:p>
          </table:table-cell>
          <table:table-cell table:formula="of:=IF([.N103]&lt;[.O103]; IF([.N103]&lt;[.P103];[.$N$2];[.$P$2]);IF([.O103]&lt;[.P10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6423" calcext:value-type="float">
            <text:p>26423</text:p>
          </table:table-cell>
          <table:table-cell/>
          <table:table-cell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875" calcext:value-type="float">
            <text:p>0.1875</text:p>
          </table:table-cell>
          <table:table-cell/>
          <table:table-cell office:value-type="float" office:value="3688.05" calcext:value-type="float">
            <text:p>3688.05</text:p>
          </table:table-cell>
          <table:table-cell table:style-name="Default" office:value-type="float" office:value="4183.4" calcext:value-type="float">
            <text:p>4183.4</text:p>
          </table:table-cell>
          <table:table-cell table:style-name="Default" office:value-type="float" office:value="7200.39" calcext:value-type="float">
            <text:p>7200.39</text:p>
          </table:table-cell>
          <table:table-cell table:formula="of:=IF([.N104]&lt;[.O104]; IF([.N104]&lt;[.P104];[.$N$2];[.$P$2]);IF([.O104]&lt;[.P10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28825" calcext:value-type="float">
            <text:p>288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62.295" calcext:value-type="float">
            <text:p>162.295</text:p>
          </table:table-cell>
          <table:table-cell table:style-name="Default" office:value-type="float" office:value="360.427" calcext:value-type="float">
            <text:p>360.427</text:p>
          </table:table-cell>
          <table:table-cell table:style-name="Default" office:value-type="float" office:value="5733.33" calcext:value-type="float">
            <text:p>5733.33</text:p>
          </table:table-cell>
          <table:table-cell table:formula="of:=IF([.N105]&lt;[.O105]; IF([.N105]&lt;[.P105];[.$N$2];[.$P$2]);IF([.O105]&lt;[.P10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31227" calcext:value-type="float">
            <text:p>3122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5.6889" calcext:value-type="float">
            <text:p>55.6889</text:p>
          </table:table-cell>
          <table:table-cell table:style-name="Default" office:value-type="float" office:value="3402.11" calcext:value-type="float">
            <text:p>3402.11</text:p>
          </table:table-cell>
          <table:table-cell table:style-name="Default" office:value-type="float" office:value="1378.06" calcext:value-type="float">
            <text:p>1378.06</text:p>
          </table:table-cell>
          <table:table-cell table:formula="of:=IF([.N106]&lt;[.O106]; IF([.N106]&lt;[.P106];[.$N$2];[.$P$2]);IF([.O106]&lt;[.P10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33629" calcext:value-type="float">
            <text:p>3362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2" calcext:value-type="float">
            <text:p>0.2</text:p>
          </table:table-cell>
          <table:table-cell/>
          <table:table-cell office:value-type="float" office:value="221.301" calcext:value-type="float">
            <text:p>221.301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7200.13" calcext:value-type="float">
            <text:p>7200.13</text:p>
          </table:table-cell>
          <table:table-cell table:formula="of:=IF([.N107]&lt;[.O107]; IF([.N107]&lt;[.P107];[.$N$2];[.$P$2]);IF([.O107]&lt;[.P10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36032" calcext:value-type="float">
            <text:p>3603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float" office:value="1401.17" calcext:value-type="float">
            <text:p>1401.17</text:p>
          </table:table-cell>
          <table:table-cell table:style-name="Default" office:value-type="float" office:value="7201.23" calcext:value-type="float">
            <text:p>7201.23</text:p>
          </table:table-cell>
          <table:table-cell table:style-name="Default" office:value-type="float" office:value="7200.62" calcext:value-type="float">
            <text:p>7200.62</text:p>
          </table:table-cell>
          <table:table-cell table:formula="of:=IF([.N108]&lt;[.O108]; IF([.N108]&lt;[.P108];[.$N$2];[.$P$2]);IF([.O108]&lt;[.P10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38434" calcext:value-type="float">
            <text:p>38434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631579" calcext:value-type="float">
            <text:p>0.631579</text:p>
          </table:table-cell>
          <table:table-cell/>
          <table:table-cell office:value-type="float" office:value="3273.3" calcext:value-type="float">
            <text:p>3273.3</text:p>
          </table:table-cell>
          <table:table-cell table:style-name="Default" office:value-type="float" office:value="7200.23" calcext:value-type="float">
            <text:p>7200.23</text:p>
          </table:table-cell>
          <table:table-cell table:style-name="Default" office:value-type="float" office:value="7200.55" calcext:value-type="float">
            <text:p>7200.55</text:p>
          </table:table-cell>
          <table:table-cell table:formula="of:=IF([.N109]&lt;[.O109]; IF([.N109]&lt;[.P109];[.$N$2];[.$P$2]);IF([.O109]&lt;[.P10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0836" calcext:value-type="float">
            <text:p>4083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office:value-type="float" office:value="7200.03" calcext:value-type="float">
            <text:p>7200.03</text:p>
          </table:table-cell>
          <table:table-cell table:style-name="Default" office:value-type="float" office:value="7200.43" calcext:value-type="float">
            <text:p>7200.43</text:p>
          </table:table-cell>
          <table:table-cell table:style-name="Default" office:value-type="float" office:value="7200.03" calcext:value-type="float">
            <text:p>7200.03</text:p>
          </table:table-cell>
          <table:table-cell table:formula="of:=IF([.N110]&lt;[.O110]; IF([.N110]&lt;[.P110];[.$N$2];[.$P$2]);IF([.O110]&lt;[.P11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3238" calcext:value-type="float">
            <text:p>43238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9" calcext:value-type="float">
            <text:p>69</text:p>
          </table:table-cell>
          <table:table-cell/>
          <table:table-cell office:value-type="float" office:value="0.222222" calcext:value-type="float">
            <text:p>0.222222</text:p>
          </table:table-cell>
          <table:table-cell table:style-name="Default" office:value-type="float" office:value="0.444444" calcext:value-type="float">
            <text:p>0.444444</text:p>
          </table:table-cell>
          <table:table-cell table:style-name="Default" office:value-type="float" office:value="0.913043" calcext:value-type="float">
            <text:p>0.913043</text:p>
          </table:table-cell>
          <table:table-cell/>
          <table:table-cell office:value-type="float" office:value="7200.04" calcext:value-type="float">
            <text:p>7200.04</text:p>
          </table:table-cell>
          <table:table-cell table:style-name="Default" office:value-type="float" office:value="7200.66" calcext:value-type="float">
            <text:p>7200.66</text:p>
          </table:table-cell>
          <table:table-cell table:style-name="Default" office:value-type="float" office:value="7200.49" calcext:value-type="float">
            <text:p>7200.49</text:p>
          </table:table-cell>
          <table:table-cell table:formula="of:=IF([.N111]&lt;[.O111]; IF([.N111]&lt;[.P111];[.$N$2];[.$P$2]);IF([.O111]&lt;[.P11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5640" calcext:value-type="float">
            <text:p>45640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office:value-type="float" office:value="0.375" calcext:value-type="float">
            <text:p>0.37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583333" calcext:value-type="float">
            <text:p>0.583333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49" calcext:value-type="float">
            <text:p>7200.49</text:p>
          </table:table-cell>
          <table:table-cell table:style-name="Default" office:value-type="float" office:value="7200.45" calcext:value-type="float">
            <text:p>7200.45</text:p>
          </table:table-cell>
          <table:table-cell table:formula="of:=IF([.N112]&lt;[.O112]; IF([.N112]&lt;[.P112];[.$N$2];[.$P$2]);IF([.O112]&lt;[.P11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48042" calcext:value-type="float">
            <text:p>48042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545455" calcext:value-type="float">
            <text:p>0.54545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37" calcext:value-type="float">
            <text:p>7200.37</text:p>
          </table:table-cell>
          <table:table-cell table:style-name="Default" office:value-type="float" office:value="7200.66" calcext:value-type="float">
            <text:p>7200.66</text:p>
          </table:table-cell>
          <table:table-cell table:formula="of:=IF([.N113]&lt;[.O113]; IF([.N113]&lt;[.P113];[.$N$2];[.$P$2]);IF([.O113]&lt;[.P11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table:style-name="Default" office:value-type="float" office:value="50444" calcext:value-type="float">
            <text:p>5044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Default" office:value-type="float" office:value="0.714286" calcext:value-type="float">
            <text:p>0.714286</text:p>
          </table:table-cell>
          <table:table-cell table:style-name="Default" office:value-type="float" office:value="0.4" calcext:value-type="float">
            <text:p>0.4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0.19" calcext:value-type="float">
            <text:p>7200.19</text:p>
          </table:table-cell>
          <table:table-cell table:style-name="Default" office:value-type="float" office:value="7201.54" calcext:value-type="float">
            <text:p>7201.54</text:p>
          </table:table-cell>
          <table:table-cell table:formula="of:=IF([.N114]&lt;[.O114]; IF([.N114]&lt;[.P114];[.$N$2];[.$P$2]);IF([.O114]&lt;[.P11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2613" calcext:value-type="float">
            <text:p>2613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39719" calcext:value-type="float">
            <text:p>0.239719</text:p>
          </table:table-cell>
          <table:table-cell table:style-name="Default" office:value-type="float" office:value="0.140105" calcext:value-type="float">
            <text:p>0.140105</text:p>
          </table:table-cell>
          <table:table-cell table:style-name="Default" office:value-type="float" office:value="0.249135" calcext:value-type="float">
            <text:p>0.249135</text:p>
          </table:table-cell>
          <table:table-cell table:formula="of:=IF([.N115]&lt;[.O115]; IF([.N115]&lt;[.P115];[.$N$2];[.$P$2]);IF([.O115]&lt;[.P11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5227" calcext:value-type="float">
            <text:p>5227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35935" calcext:value-type="float">
            <text:p>0.235935</text:p>
          </table:table-cell>
          <table:table-cell table:style-name="Default" office:value-type="float" office:value="0.170963" calcext:value-type="float">
            <text:p>0.170963</text:p>
          </table:table-cell>
          <table:table-cell table:style-name="Default" office:value-type="float" office:value="0.297065" calcext:value-type="float">
            <text:p>0.297065</text:p>
          </table:table-cell>
          <table:table-cell table:formula="of:=IF([.N116]&lt;[.O116]; IF([.N116]&lt;[.P116];[.$N$2];[.$P$2]);IF([.O116]&lt;[.P11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7841" calcext:value-type="float">
            <text:p>78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0912201" calcext:value-type="float">
            <text:p>0.0912201</text:p>
          </table:table-cell>
          <table:table-cell table:style-name="Default" office:value-type="float" office:value="0.0620022" calcext:value-type="float">
            <text:p>0.0620022</text:p>
          </table:table-cell>
          <table:table-cell table:style-name="Default" office:value-type="float" office:value="0.078089" calcext:value-type="float">
            <text:p>0.078089</text:p>
          </table:table-cell>
          <table:table-cell table:formula="of:=IF([.N117]&lt;[.O117]; IF([.N117]&lt;[.P117];[.$N$2];[.$P$2]);IF([.O117]&lt;[.P117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10455" calcext:value-type="float">
            <text:p>1045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57665" calcext:value-type="float">
            <text:p>0.257665</text:p>
          </table:table-cell>
          <table:table-cell table:style-name="Default" office:value-type="float" office:value="0.181382" calcext:value-type="float">
            <text:p>0.181382</text:p>
          </table:table-cell>
          <table:table-cell table:style-name="Default" office:value-type="float" office:value="0.234007" calcext:value-type="float">
            <text:p>0.234007</text:p>
          </table:table-cell>
          <table:table-cell table:formula="of:=IF([.N118]&lt;[.O118]; IF([.N118]&lt;[.P118];[.$N$2];[.$P$2]);IF([.O118]&lt;[.P118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13069" calcext:value-type="float">
            <text:p>130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100801" calcext:value-type="float">
            <text:p>0.100801</text:p>
          </table:table-cell>
          <table:table-cell table:style-name="Default" office:value-type="float" office:value="0.0898681" calcext:value-type="float">
            <text:p>0.0898681</text:p>
          </table:table-cell>
          <table:table-cell table:style-name="Default" office:value-type="float" office:value="0.0641291" calcext:value-type="float">
            <text:p>0.0641291</text:p>
          </table:table-cell>
          <table:table-cell table:formula="of:=IF([.N119]&lt;[.O119]; IF([.N119]&lt;[.P119];[.$N$2];[.$P$2]);IF([.O119]&lt;[.P119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2473" calcext:value-type="float">
            <text:p>24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148281" calcext:value-type="float">
            <text:p>0.148281</text:p>
          </table:table-cell>
          <table:table-cell table:style-name="Default" office:value-type="float" office:value="0.0613401" calcext:value-type="float">
            <text:p>0.0613401</text:p>
          </table:table-cell>
          <table:table-cell table:style-name="Default" office:value-type="float" office:value="0.066644" calcext:value-type="float">
            <text:p>0.066644</text:p>
          </table:table-cell>
          <table:table-cell table:formula="of:=IF([.N120]&lt;[.O120]; IF([.N120]&lt;[.P120];[.$N$2];[.$P$2]);IF([.O120]&lt;[.P120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947" calcext:value-type="float">
            <text:p>4947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64266" calcext:value-type="float">
            <text:p>0.264266</text:p>
          </table:table-cell>
          <table:table-cell table:style-name="Default" office:value-type="float" office:value="0.204085" calcext:value-type="float">
            <text:p>0.204085</text:p>
          </table:table-cell>
          <table:table-cell table:style-name="Default" office:value-type="float" office:value="0.33618" calcext:value-type="float">
            <text:p>0.33618</text:p>
          </table:table-cell>
          <table:table-cell table:formula="of:=IF([.N121]&lt;[.O121]; IF([.N121]&lt;[.P121];[.$N$2];[.$P$2]);IF([.O121]&lt;[.P121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7421" calcext:value-type="float">
            <text:p>7421</text:p>
          </table:table-cell>
          <table:table-cell/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28537" calcext:value-type="float">
            <text:p>0.328537</text:p>
          </table:table-cell>
          <table:table-cell table:style-name="Default" office:value-type="float" office:value="0.255018" calcext:value-type="float">
            <text:p>0.255018</text:p>
          </table:table-cell>
          <table:table-cell table:style-name="Default" office:value-type="float" office:value="1.45176" calcext:value-type="float">
            <text:p>1.45176</text:p>
          </table:table-cell>
          <table:table-cell table:formula="of:=IF([.N122]&lt;[.O122]; IF([.N122]&lt;[.P122];[.$N$2];[.$P$2]);IF([.O122]&lt;[.P12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9894" calcext:value-type="float">
            <text:p>989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24128" calcext:value-type="float">
            <text:p>0.224128</text:p>
          </table:table-cell>
          <table:table-cell table:style-name="Default" office:value-type="float" office:value="0.42201" calcext:value-type="float">
            <text:p>0.42201</text:p>
          </table:table-cell>
          <table:table-cell table:style-name="Default" office:value-type="float" office:value="0.594986" calcext:value-type="float">
            <text:p>0.594986</text:p>
          </table:table-cell>
          <table:table-cell table:formula="of:=IF([.N123]&lt;[.O123]; IF([.N123]&lt;[.P123];[.$N$2];[.$P$2]);IF([.O123]&lt;[.P12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12368" calcext:value-type="float">
            <text:p>123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163376" calcext:value-type="float">
            <text:p>0.163376</text:p>
          </table:table-cell>
          <table:table-cell table:style-name="Default" office:value-type="float" office:value="0.178184" calcext:value-type="float">
            <text:p>0.178184</text:p>
          </table:table-cell>
          <table:table-cell table:style-name="Default" office:value-type="float" office:value="0.182971" calcext:value-type="float">
            <text:p>0.182971</text:p>
          </table:table-cell>
          <table:table-cell table:formula="of:=IF([.N124]&lt;[.O124]; IF([.N124]&lt;[.P124];[.$N$2];[.$P$2]);IF([.O124]&lt;[.P12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2389" calcext:value-type="float">
            <text:p>238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43312" calcext:value-type="float">
            <text:p>0.443312</text:p>
          </table:table-cell>
          <table:table-cell table:style-name="Default" office:value-type="float" office:value="0.320327" calcext:value-type="float">
            <text:p>0.320327</text:p>
          </table:table-cell>
          <table:table-cell table:style-name="Default" office:value-type="float" office:value="0.348692" calcext:value-type="float">
            <text:p>0.348692</text:p>
          </table:table-cell>
          <table:table-cell table:formula="of:=IF([.N125]&lt;[.O125]; IF([.N125]&lt;[.P125];[.$N$2];[.$P$2]);IF([.O125]&lt;[.P12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4779" calcext:value-type="float">
            <text:p>4779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97048" calcext:value-type="float">
            <text:p>0.297048</text:p>
          </table:table-cell>
          <table:table-cell table:style-name="Default" office:value-type="float" office:value="0.397198" calcext:value-type="float">
            <text:p>0.397198</text:p>
          </table:table-cell>
          <table:table-cell table:style-name="Default" office:value-type="float" office:value="0.634404" calcext:value-type="float">
            <text:p>0.634404</text:p>
          </table:table-cell>
          <table:table-cell table:formula="of:=IF([.N126]&lt;[.O126]; IF([.N126]&lt;[.P126];[.$N$2];[.$P$2]);IF([.O126]&lt;[.P12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7168" calcext:value-type="float">
            <text:p>716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130015" calcext:value-type="float">
            <text:p>0.130015</text:p>
          </table:table-cell>
          <table:table-cell table:style-name="Default" office:value-type="float" office:value="0.0882359" calcext:value-type="float">
            <text:p>0.0882359</text:p>
          </table:table-cell>
          <table:table-cell table:style-name="Default" office:value-type="float" office:value="0.163945" calcext:value-type="float">
            <text:p>0.163945</text:p>
          </table:table-cell>
          <table:table-cell table:formula="of:=IF([.N127]&lt;[.O127]; IF([.N127]&lt;[.P127];[.$N$2];[.$P$2]);IF([.O127]&lt;[.P127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9558" calcext:value-type="float">
            <text:p>955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51208" calcext:value-type="float">
            <text:p>0.251208</text:p>
          </table:table-cell>
          <table:table-cell table:style-name="Default" office:value-type="float" office:value="0.335745" calcext:value-type="float">
            <text:p>0.335745</text:p>
          </table:table-cell>
          <table:table-cell table:style-name="Default" office:value-type="float" office:value="0.417035" calcext:value-type="float">
            <text:p>0.417035</text:p>
          </table:table-cell>
          <table:table-cell table:formula="of:=IF([.N128]&lt;[.O128]; IF([.N128]&lt;[.P128];[.$N$2];[.$P$2]);IF([.O128]&lt;[.P12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1947" calcext:value-type="float">
            <text:p>11947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11716" calcext:value-type="float">
            <text:p>0.411716</text:p>
          </table:table-cell>
          <table:table-cell table:style-name="Default" office:value-type="float" office:value="0.241217" calcext:value-type="float">
            <text:p>0.241217</text:p>
          </table:table-cell>
          <table:table-cell table:style-name="Default" office:value-type="float" office:value="0.428979" calcext:value-type="float">
            <text:p>0.428979</text:p>
          </table:table-cell>
          <table:table-cell table:formula="of:=IF([.N129]&lt;[.O129]; IF([.N129]&lt;[.P129];[.$N$2];[.$P$2]);IF([.O129]&lt;[.P129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14337" calcext:value-type="float">
            <text:p>1433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06437" calcext:value-type="float">
            <text:p>0.206437</text:p>
          </table:table-cell>
          <table:table-cell table:style-name="Default" office:value-type="float" office:value="0.0733781" calcext:value-type="float">
            <text:p>0.0733781</text:p>
          </table:table-cell>
          <table:table-cell table:style-name="Default" office:value-type="float" office:value="0.0589061" calcext:value-type="float">
            <text:p>0.0589061</text:p>
          </table:table-cell>
          <table:table-cell table:formula="of:=IF([.N130]&lt;[.O130]; IF([.N130]&lt;[.P130];[.$N$2];[.$P$2]);IF([.O130]&lt;[.P13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2243" calcext:value-type="float">
            <text:p>2243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660178" calcext:value-type="float">
            <text:p>0.660178</text:p>
          </table:table-cell>
          <table:table-cell table:style-name="Default" office:value-type="float" office:value="0.397089" calcext:value-type="float">
            <text:p>0.397089</text:p>
          </table:table-cell>
          <table:table-cell table:style-name="Default" office:value-type="float" office:value="1.24729" calcext:value-type="float">
            <text:p>1.24729</text:p>
          </table:table-cell>
          <table:table-cell table:formula="of:=IF([.N131]&lt;[.O131]; IF([.N131]&lt;[.P131];[.$N$2];[.$P$2]);IF([.O131]&lt;[.P131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4487" calcext:value-type="float">
            <text:p>448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96727" calcext:value-type="float">
            <text:p>1.96727</text:p>
          </table:table-cell>
          <table:table-cell table:style-name="Default" office:value-type="float" office:value="5.30434" calcext:value-type="float">
            <text:p>5.30434</text:p>
          </table:table-cell>
          <table:table-cell table:style-name="Default" office:value-type="float" office:value="2.49633" calcext:value-type="float">
            <text:p>2.49633</text:p>
          </table:table-cell>
          <table:table-cell table:formula="of:=IF([.N132]&lt;[.O132]; IF([.N132]&lt;[.P132];[.$N$2];[.$P$2]);IF([.O132]&lt;[.P13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6731" calcext:value-type="float">
            <text:p>6731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756755" calcext:value-type="float">
            <text:p>0.756755</text:p>
          </table:table-cell>
          <table:table-cell table:style-name="Default" office:value-type="float" office:value="0.637614" calcext:value-type="float">
            <text:p>0.637614</text:p>
          </table:table-cell>
          <table:table-cell table:style-name="Default" office:value-type="float" office:value="0.409626" calcext:value-type="float">
            <text:p>0.409626</text:p>
          </table:table-cell>
          <table:table-cell table:formula="of:=IF([.N133]&lt;[.O133]; IF([.N133]&lt;[.P133];[.$N$2];[.$P$2]);IF([.O133]&lt;[.P13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8975" calcext:value-type="float">
            <text:p>897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98562" calcext:value-type="float">
            <text:p>0.398562</text:p>
          </table:table-cell>
          <table:table-cell table:style-name="Default" office:value-type="float" office:value="0.312067" calcext:value-type="float">
            <text:p>0.312067</text:p>
          </table:table-cell>
          <table:table-cell table:style-name="Default" office:value-type="float" office:value="0.792237" calcext:value-type="float">
            <text:p>0.792237</text:p>
          </table:table-cell>
          <table:table-cell table:formula="of:=IF([.N134]&lt;[.O134]; IF([.N134]&lt;[.P134];[.$N$2];[.$P$2]);IF([.O134]&lt;[.P134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1219" calcext:value-type="float">
            <text:p>1121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32813" calcext:value-type="float">
            <text:p>0.532813</text:p>
          </table:table-cell>
          <table:table-cell table:style-name="Default" office:value-type="float" office:value="0.490183" calcext:value-type="float">
            <text:p>0.490183</text:p>
          </table:table-cell>
          <table:table-cell table:style-name="Default" office:value-type="float" office:value="0.478364" calcext:value-type="float">
            <text:p>0.478364</text:p>
          </table:table-cell>
          <table:table-cell table:formula="of:=IF([.N135]&lt;[.O135]; IF([.N135]&lt;[.P135];[.$N$2];[.$P$2]);IF([.O135]&lt;[.P13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3463" calcext:value-type="float">
            <text:p>1346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8139" calcext:value-type="float">
            <text:p>0.58139</text:p>
          </table:table-cell>
          <table:table-cell table:style-name="Default" office:value-type="float" office:value="0.583184" calcext:value-type="float">
            <text:p>0.583184</text:p>
          </table:table-cell>
          <table:table-cell table:style-name="Default" office:value-type="float" office:value="0.430057" calcext:value-type="float">
            <text:p>0.430057</text:p>
          </table:table-cell>
          <table:table-cell table:formula="of:=IF([.N136]&lt;[.O136]; IF([.N136]&lt;[.P136];[.$N$2];[.$P$2]);IF([.O136]&lt;[.P136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5707" calcext:value-type="float">
            <text:p>1570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45302" calcext:value-type="float">
            <text:p>0.445302</text:p>
          </table:table-cell>
          <table:table-cell table:style-name="Default" office:value-type="float" office:value="0.895706" calcext:value-type="float">
            <text:p>0.895706</text:p>
          </table:table-cell>
          <table:table-cell table:style-name="Default" office:value-type="float" office:value="0.964905" calcext:value-type="float">
            <text:p>0.964905</text:p>
          </table:table-cell>
          <table:table-cell table:formula="of:=IF([.N137]&lt;[.O137]; IF([.N137]&lt;[.P137];[.$N$2];[.$P$2]);IF([.O137]&lt;[.P13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table:style-name="Default" office:value-type="float" office:value="17951" calcext:value-type="float">
            <text:p>1795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670632" calcext:value-type="float">
            <text:p>0.670632</text:p>
          </table:table-cell>
          <table:table-cell table:style-name="Default" office:value-type="float" office:value="1.12358" calcext:value-type="float">
            <text:p>1.12358</text:p>
          </table:table-cell>
          <table:table-cell table:style-name="Default" office:value-type="float" office:value="1.85794" calcext:value-type="float">
            <text:p>1.85794</text:p>
          </table:table-cell>
          <table:table-cell table:formula="of:=IF([.N138]&lt;[.O138]; IF([.N138]&lt;[.P138];[.$N$2];[.$P$2]);IF([.O138]&lt;[.P13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290" calcext:value-type="float">
            <text:p>229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25727" calcext:value-type="float">
            <text:p>1.25727</text:p>
          </table:table-cell>
          <table:table-cell table:style-name="Default" office:value-type="float" office:value="2.2304" calcext:value-type="float">
            <text:p>2.2304</text:p>
          </table:table-cell>
          <table:table-cell table:style-name="Default" office:value-type="float" office:value="5.942" calcext:value-type="float">
            <text:p>5.942</text:p>
          </table:table-cell>
          <table:table-cell table:formula="of:=IF([.N139]&lt;[.O139]; IF([.N139]&lt;[.P139];[.$N$2];[.$P$2]);IF([.O139]&lt;[.P13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4580" calcext:value-type="float">
            <text:p>458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52915" calcext:value-type="float">
            <text:p>1.52915</text:p>
          </table:table-cell>
          <table:table-cell table:style-name="Default" office:value-type="float" office:value="1.52116" calcext:value-type="float">
            <text:p>1.52116</text:p>
          </table:table-cell>
          <table:table-cell table:style-name="Default" office:value-type="float" office:value="1.60098" calcext:value-type="float">
            <text:p>1.60098</text:p>
          </table:table-cell>
          <table:table-cell table:formula="of:=IF([.N140]&lt;[.O140]; IF([.N140]&lt;[.P140];[.$N$2];[.$P$2]);IF([.O140]&lt;[.P140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6870" calcext:value-type="float">
            <text:p>687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45901" calcext:value-type="float">
            <text:p>0.345901</text:p>
          </table:table-cell>
          <table:table-cell table:style-name="Default" office:value-type="float" office:value="0.743998" calcext:value-type="float">
            <text:p>0.743998</text:p>
          </table:table-cell>
          <table:table-cell table:style-name="Default" office:value-type="float" office:value="1.17567" calcext:value-type="float">
            <text:p>1.17567</text:p>
          </table:table-cell>
          <table:table-cell table:formula="of:=IF([.N141]&lt;[.O141]; IF([.N141]&lt;[.P141];[.$N$2];[.$P$2]);IF([.O141]&lt;[.P14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9160" calcext:value-type="float">
            <text:p>916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53793" calcext:value-type="float">
            <text:p>0.353793</text:p>
          </table:table-cell>
          <table:table-cell table:style-name="Default" office:value-type="float" office:value="0.290528" calcext:value-type="float">
            <text:p>0.290528</text:p>
          </table:table-cell>
          <table:table-cell table:style-name="Default" office:value-type="float" office:value="0.643032" calcext:value-type="float">
            <text:p>0.643032</text:p>
          </table:table-cell>
          <table:table-cell table:formula="of:=IF([.N142]&lt;[.O142]; IF([.N142]&lt;[.P142];[.$N$2];[.$P$2]);IF([.O142]&lt;[.P14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1451" calcext:value-type="float">
            <text:p>1145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47354" calcext:value-type="float">
            <text:p>0.547354</text:p>
          </table:table-cell>
          <table:table-cell table:style-name="Default" office:value-type="float" office:value="0.658021" calcext:value-type="float">
            <text:p>0.658021</text:p>
          </table:table-cell>
          <table:table-cell table:style-name="Default" office:value-type="float" office:value="0.622029" calcext:value-type="float">
            <text:p>0.622029</text:p>
          </table:table-cell>
          <table:table-cell table:formula="of:=IF([.N143]&lt;[.O143]; IF([.N143]&lt;[.P143];[.$N$2];[.$P$2]);IF([.O143]&lt;[.P14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3741" calcext:value-type="float">
            <text:p>1374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39783" calcext:value-type="float">
            <text:p>0.239783</text:p>
          </table:table-cell>
          <table:table-cell table:style-name="Default" office:value-type="float" office:value="0.103276" calcext:value-type="float">
            <text:p>0.103276</text:p>
          </table:table-cell>
          <table:table-cell table:style-name="Default" office:value-type="float" office:value="0.1138" calcext:value-type="float">
            <text:p>0.1138</text:p>
          </table:table-cell>
          <table:table-cell table:formula="of:=IF([.N144]&lt;[.O144]; IF([.N144]&lt;[.P144];[.$N$2];[.$P$2]);IF([.O144]&lt;[.P144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6031" calcext:value-type="float">
            <text:p>160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266763" calcext:value-type="float">
            <text:p>0.266763</text:p>
          </table:table-cell>
          <table:table-cell table:style-name="Default" office:value-type="float" office:value="0.118694" calcext:value-type="float">
            <text:p>0.118694</text:p>
          </table:table-cell>
          <table:table-cell table:style-name="Default" office:value-type="float" office:value="0.102302" calcext:value-type="float">
            <text:p>0.102302</text:p>
          </table:table-cell>
          <table:table-cell table:formula="of:=IF([.N145]&lt;[.O145]; IF([.N145]&lt;[.P145];[.$N$2];[.$P$2]);IF([.O145]&lt;[.P14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18321" calcext:value-type="float">
            <text:p>183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26252" calcext:value-type="float">
            <text:p>0.326252</text:p>
          </table:table-cell>
          <table:table-cell table:style-name="Default" office:value-type="float" office:value="0.152878" calcext:value-type="float">
            <text:p>0.152878</text:p>
          </table:table-cell>
          <table:table-cell table:style-name="Default" office:value-type="float" office:value="0.173252" calcext:value-type="float">
            <text:p>0.173252</text:p>
          </table:table-cell>
          <table:table-cell table:formula="of:=IF([.N146]&lt;[.O146]; IF([.N146]&lt;[.P146];[.$N$2];[.$P$2]);IF([.O146]&lt;[.P14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table:style-name="Default" office:value-type="float" office:value="20611" calcext:value-type="float">
            <text:p>2061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657264" calcext:value-type="float">
            <text:p>0.657264</text:p>
          </table:table-cell>
          <table:table-cell table:style-name="Default" office:value-type="float" office:value="0.755166" calcext:value-type="float">
            <text:p>0.755166</text:p>
          </table:table-cell>
          <table:table-cell table:style-name="Default" office:value-type="float" office:value="0.808311" calcext:value-type="float">
            <text:p>0.808311</text:p>
          </table:table-cell>
          <table:table-cell table:formula="of:=IF([.N147]&lt;[.O147]; IF([.N147]&lt;[.P147];[.$N$2];[.$P$2]);IF([.O147]&lt;[.P14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225" calcext:value-type="float">
            <text:p>2225</text:p>
          </table:table-cell>
          <table:table-cell/>
          <table:table-cell office:value-type="float" office:value="31" calcext:value-type="float">
            <text:p>3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.79098" calcext:value-type="float">
            <text:p>2.79098</text:p>
          </table:table-cell>
          <table:table-cell table:style-name="Default" office:value-type="float" office:value="5.17656" calcext:value-type="float">
            <text:p>5.17656</text:p>
          </table:table-cell>
          <table:table-cell table:style-name="Default" office:value-type="float" office:value="6.64087" calcext:value-type="float">
            <text:p>6.64087</text:p>
          </table:table-cell>
          <table:table-cell table:formula="of:=IF([.N148]&lt;[.O148]; IF([.N148]&lt;[.P148];[.$N$2];[.$P$2]);IF([.O148]&lt;[.P14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4450" calcext:value-type="float">
            <text:p>445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0035" calcext:value-type="float">
            <text:p>1.0035</text:p>
          </table:table-cell>
          <table:table-cell table:style-name="Default" office:value-type="float" office:value="0.914311" calcext:value-type="float">
            <text:p>0.914311</text:p>
          </table:table-cell>
          <table:table-cell table:style-name="Default" office:value-type="float" office:value="1.87526" calcext:value-type="float">
            <text:p>1.87526</text:p>
          </table:table-cell>
          <table:table-cell table:formula="of:=IF([.N149]&lt;[.O149]; IF([.N149]&lt;[.P149];[.$N$2];[.$P$2]);IF([.O149]&lt;[.P149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6675" calcext:value-type="float">
            <text:p>667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87323" calcext:value-type="float">
            <text:p>0.487323</text:p>
          </table:table-cell>
          <table:table-cell table:style-name="Default" office:value-type="float" office:value="0.979645" calcext:value-type="float">
            <text:p>0.979645</text:p>
          </table:table-cell>
          <table:table-cell table:style-name="Default" office:value-type="float" office:value="1.18163" calcext:value-type="float">
            <text:p>1.18163</text:p>
          </table:table-cell>
          <table:table-cell table:formula="of:=IF([.N150]&lt;[.O150]; IF([.N150]&lt;[.P150];[.$N$2];[.$P$2]);IF([.O150]&lt;[.P15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8900" calcext:value-type="float">
            <text:p>89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78452" calcext:value-type="float">
            <text:p>0.478452</text:p>
          </table:table-cell>
          <table:table-cell table:style-name="Default" office:value-type="float" office:value="1.44293" calcext:value-type="float">
            <text:p>1.44293</text:p>
          </table:table-cell>
          <table:table-cell table:style-name="Default" office:value-type="float" office:value="1.26909" calcext:value-type="float">
            <text:p>1.26909</text:p>
          </table:table-cell>
          <table:table-cell table:formula="of:=IF([.N151]&lt;[.O151]; IF([.N151]&lt;[.P151];[.$N$2];[.$P$2]);IF([.O151]&lt;[.P15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1125" calcext:value-type="float">
            <text:p>1112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85986" calcext:value-type="float">
            <text:p>0.585986</text:p>
          </table:table-cell>
          <table:table-cell table:style-name="Default" office:value-type="float" office:value="0.483969" calcext:value-type="float">
            <text:p>0.483969</text:p>
          </table:table-cell>
          <table:table-cell table:style-name="Default" office:value-type="float" office:value="0.546249" calcext:value-type="float">
            <text:p>0.546249</text:p>
          </table:table-cell>
          <table:table-cell table:formula="of:=IF([.N152]&lt;[.O152]; IF([.N152]&lt;[.P152];[.$N$2];[.$P$2]);IF([.O152]&lt;[.P15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3350" calcext:value-type="float">
            <text:p>1335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84224" calcext:value-type="float">
            <text:p>0.384224</text:p>
          </table:table-cell>
          <table:table-cell table:style-name="Default" office:value-type="float" office:value="0.190588" calcext:value-type="float">
            <text:p>0.190588</text:p>
          </table:table-cell>
          <table:table-cell table:style-name="Default" office:value-type="float" office:value="0.18967" calcext:value-type="float">
            <text:p>0.18967</text:p>
          </table:table-cell>
          <table:table-cell table:formula="of:=IF([.N153]&lt;[.O153]; IF([.N153]&lt;[.P153];[.$N$2];[.$P$2]);IF([.O153]&lt;[.P15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5575" calcext:value-type="float">
            <text:p>1557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37832" calcext:value-type="float">
            <text:p>0.37832</text:p>
          </table:table-cell>
          <table:table-cell table:style-name="Default" office:value-type="float" office:value="0.221369" calcext:value-type="float">
            <text:p>0.221369</text:p>
          </table:table-cell>
          <table:table-cell table:style-name="Default" office:value-type="float" office:value="0.21568" calcext:value-type="float">
            <text:p>0.21568</text:p>
          </table:table-cell>
          <table:table-cell table:formula="of:=IF([.N154]&lt;[.O154]; IF([.N154]&lt;[.P154];[.$N$2];[.$P$2]);IF([.O154]&lt;[.P154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17800" calcext:value-type="float">
            <text:p>178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428262" calcext:value-type="float">
            <text:p>0.428262</text:p>
          </table:table-cell>
          <table:table-cell table:style-name="Default" office:value-type="float" office:value="0.250779" calcext:value-type="float">
            <text:p>0.250779</text:p>
          </table:table-cell>
          <table:table-cell table:style-name="Default" office:value-type="float" office:value="0.41906" calcext:value-type="float">
            <text:p>0.41906</text:p>
          </table:table-cell>
          <table:table-cell table:formula="of:=IF([.N155]&lt;[.O155]; IF([.N155]&lt;[.P155];[.$N$2];[.$P$2]);IF([.O155]&lt;[.P15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0025" calcext:value-type="float">
            <text:p>200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0.591883" calcext:value-type="float">
            <text:p>0.591883</text:p>
          </table:table-cell>
          <table:table-cell table:style-name="Default" office:value-type="float" office:value="0.505458" calcext:value-type="float">
            <text:p>0.505458</text:p>
          </table:table-cell>
          <table:table-cell table:style-name="Default" office:value-type="float" office:value="0.738996" calcext:value-type="float">
            <text:p>0.738996</text:p>
          </table:table-cell>
          <table:table-cell table:formula="of:=IF([.N156]&lt;[.O156]; IF([.N156]&lt;[.P156];[.$N$2];[.$P$2]);IF([.O156]&lt;[.P15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22250" calcext:value-type="float">
            <text:p>222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.02458" calcext:value-type="float">
            <text:p>1.02458</text:p>
          </table:table-cell>
          <table:table-cell table:style-name="Default" office:value-type="float" office:value="1.38847" calcext:value-type="float">
            <text:p>1.38847</text:p>
          </table:table-cell>
          <table:table-cell table:style-name="Default" office:value-type="float" office:value="2.23763" calcext:value-type="float">
            <text:p>2.23763</text:p>
          </table:table-cell>
          <table:table-cell table:formula="of:=IF([.N157]&lt;[.O157]; IF([.N157]&lt;[.P157];[.$N$2];[.$P$2]);IF([.O157]&lt;[.P15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2225" calcext:value-type="float">
            <text:p>222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5.678" calcext:value-type="float">
            <text:p>35.678</text:p>
          </table:table-cell>
          <table:table-cell table:style-name="Default" office:value-type="float" office:value="26.3196" calcext:value-type="float">
            <text:p>26.3196</text:p>
          </table:table-cell>
          <table:table-cell table:style-name="Default" office:value-type="float" office:value="85.1369" calcext:value-type="float">
            <text:p>85.1369</text:p>
          </table:table-cell>
          <table:table-cell table:formula="of:=IF([.N158]&lt;[.O158]; IF([.N158]&lt;[.P158];[.$N$2];[.$P$2]);IF([.O158]&lt;[.P158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4450" calcext:value-type="float">
            <text:p>445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.76591" calcext:value-type="float">
            <text:p>5.76591</text:p>
          </table:table-cell>
          <table:table-cell table:style-name="Default" office:value-type="float" office:value="4.25969" calcext:value-type="float">
            <text:p>4.25969</text:p>
          </table:table-cell>
          <table:table-cell table:style-name="Default" office:value-type="float" office:value="5.43165" calcext:value-type="float">
            <text:p>5.43165</text:p>
          </table:table-cell>
          <table:table-cell table:formula="of:=IF([.N159]&lt;[.O159]; IF([.N159]&lt;[.P159];[.$N$2];[.$P$2]);IF([.O159]&lt;[.P159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6675" calcext:value-type="float">
            <text:p>667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.29526" calcext:value-type="float">
            <text:p>2.29526</text:p>
          </table:table-cell>
          <table:table-cell table:style-name="Default" office:value-type="float" office:value="0.506536" calcext:value-type="float">
            <text:p>0.506536</text:p>
          </table:table-cell>
          <table:table-cell table:style-name="Default" office:value-type="float" office:value="0.817854" calcext:value-type="float">
            <text:p>0.817854</text:p>
          </table:table-cell>
          <table:table-cell table:formula="of:=IF([.N160]&lt;[.O160]; IF([.N160]&lt;[.P160];[.$N$2];[.$P$2]);IF([.O160]&lt;[.P160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900" calcext:value-type="float">
            <text:p>8900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5.11628" calcext:value-type="float">
            <text:p>5.11628</text:p>
          </table:table-cell>
          <table:table-cell table:style-name="Default" office:value-type="float" office:value="11.9192" calcext:value-type="float">
            <text:p>11.9192</text:p>
          </table:table-cell>
          <table:table-cell table:style-name="Default" office:value-type="float" office:value="5.37574" calcext:value-type="float">
            <text:p>5.37574</text:p>
          </table:table-cell>
          <table:table-cell table:formula="of:=IF([.N161]&lt;[.O161]; IF([.N161]&lt;[.P161];[.$N$2];[.$P$2]);IF([.O161]&lt;[.P16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1125" calcext:value-type="float">
            <text:p>1112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.53779" calcext:value-type="float">
            <text:p>2.53779</text:p>
          </table:table-cell>
          <table:table-cell table:style-name="Default" office:value-type="float" office:value="1.64884" calcext:value-type="float">
            <text:p>1.64884</text:p>
          </table:table-cell>
          <table:table-cell table:style-name="Default" office:value-type="float" office:value="1.73509" calcext:value-type="float">
            <text:p>1.73509</text:p>
          </table:table-cell>
          <table:table-cell table:formula="of:=IF([.N162]&lt;[.O162]; IF([.N162]&lt;[.P162];[.$N$2];[.$P$2]);IF([.O162]&lt;[.P162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3350" calcext:value-type="float">
            <text:p>1335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.96854" calcext:value-type="float">
            <text:p>2.96854</text:p>
          </table:table-cell>
          <table:table-cell table:style-name="Default" office:value-type="float" office:value="15.1397" calcext:value-type="float">
            <text:p>15.1397</text:p>
          </table:table-cell>
          <table:table-cell table:style-name="Default" office:value-type="float" office:value="22.3386" calcext:value-type="float">
            <text:p>22.3386</text:p>
          </table:table-cell>
          <table:table-cell table:formula="of:=IF([.N163]&lt;[.O163]; IF([.N163]&lt;[.P163];[.$N$2];[.$P$2]);IF([.O163]&lt;[.P16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15575" calcext:value-type="float">
            <text:p>1557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9.9512" calcext:value-type="float">
            <text:p>9.9512</text:p>
          </table:table-cell>
          <table:table-cell table:style-name="Default" office:value-type="float" office:value="504.351" calcext:value-type="float">
            <text:p>504.351</text:p>
          </table:table-cell>
          <table:table-cell table:style-name="Default" office:value-type="float" office:value="547.39" calcext:value-type="float">
            <text:p>547.39</text:p>
          </table:table-cell>
          <table:table-cell table:formula="of:=IF([.N164]&lt;[.O164]; IF([.N164]&lt;[.P164];[.$N$2];[.$P$2]);IF([.O164]&lt;[.P16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8912" calcext:value-type="float">
            <text:p>89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1.6786" calcext:value-type="float">
            <text:p>11.6786</text:p>
          </table:table-cell>
          <table:table-cell table:style-name="Default" office:value-type="float" office:value="6.32734" calcext:value-type="float">
            <text:p>6.32734</text:p>
          </table:table-cell>
          <table:table-cell table:style-name="Default" office:value-type="float" office:value="7.0711" calcext:value-type="float">
            <text:p>7.0711</text:p>
          </table:table-cell>
          <table:table-cell table:formula="of:=IF([.N165]&lt;[.O165]; IF([.N165]&lt;[.P165];[.$N$2];[.$P$2]);IF([.O165]&lt;[.P16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1140" calcext:value-type="float">
            <text:p>11140</text:p>
          </table:table-cell>
          <table:table-cell/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9.2848" calcext:value-type="float">
            <text:p>19.2848</text:p>
          </table:table-cell>
          <table:table-cell table:style-name="Default" office:value-type="float" office:value="37.4863" calcext:value-type="float">
            <text:p>37.4863</text:p>
          </table:table-cell>
          <table:table-cell table:style-name="Default" office:value-type="float" office:value="10.7746" calcext:value-type="float">
            <text:p>10.7746</text:p>
          </table:table-cell>
          <table:table-cell table:formula="of:=IF([.N166]&lt;[.O166]; IF([.N166]&lt;[.P166];[.$N$2];[.$P$2]);IF([.O166]&lt;[.P166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3368" calcext:value-type="float">
            <text:p>1336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6.81625" calcext:value-type="float">
            <text:p>6.81625</text:p>
          </table:table-cell>
          <table:table-cell table:style-name="Default" office:value-type="float" office:value="7.39198" calcext:value-type="float">
            <text:p>7.39198</text:p>
          </table:table-cell>
          <table:table-cell table:style-name="Default" office:value-type="float" office:value="8.9656" calcext:value-type="float">
            <text:p>8.9656</text:p>
          </table:table-cell>
          <table:table-cell table:formula="of:=IF([.N167]&lt;[.O167]; IF([.N167]&lt;[.P167];[.$N$2];[.$P$2]);IF([.O167]&lt;[.P16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5596" calcext:value-type="float">
            <text:p>1559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8.46743" calcext:value-type="float">
            <text:p>8.46743</text:p>
          </table:table-cell>
          <table:table-cell table:style-name="Default" office:value-type="float" office:value="121.877" calcext:value-type="float">
            <text:p>121.877</text:p>
          </table:table-cell>
          <table:table-cell table:style-name="Default" office:value-type="float" office:value="136.288" calcext:value-type="float">
            <text:p>136.288</text:p>
          </table:table-cell>
          <table:table-cell table:formula="of:=IF([.N168]&lt;[.O168]; IF([.N168]&lt;[.P168];[.$N$2];[.$P$2]);IF([.O168]&lt;[.P16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17824" calcext:value-type="float">
            <text:p>1782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28.0657" calcext:value-type="float">
            <text:p>28.0657</text:p>
          </table:table-cell>
          <table:table-cell table:style-name="Default" office:value-type="float" office:value="7200.9" calcext:value-type="float">
            <text:p>7200.9</text:p>
          </table:table-cell>
          <table:table-cell table:style-name="Default" office:value-type="float" office:value="3417.66" calcext:value-type="float">
            <text:p>3417.66</text:p>
          </table:table-cell>
          <table:table-cell table:formula="of:=IF([.N169]&lt;[.O169]; IF([.N169]&lt;[.P169];[.$N$2];[.$P$2]);IF([.O169]&lt;[.P16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0052" calcext:value-type="float">
            <text:p>2005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office:value-type="float" office:value="40.5174" calcext:value-type="float">
            <text:p>40.5174</text:p>
          </table:table-cell>
          <table:table-cell table:style-name="Default" office:value-type="float" office:value="7200.39" calcext:value-type="float">
            <text:p>7200.39</text:p>
          </table:table-cell>
          <table:table-cell table:style-name="Default" office:value-type="float" office:value="7200.16" calcext:value-type="float">
            <text:p>7200.16</text:p>
          </table:table-cell>
          <table:table-cell table:formula="of:=IF([.N170]&lt;[.O170]; IF([.N170]&lt;[.P170];[.$N$2];[.$P$2]);IF([.O170]&lt;[.P17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2228" calcext:value-type="float">
            <text:p>222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table:style-name="Default"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0408163" calcext:value-type="float">
            <text:p>0.0408163</text:p>
          </table:table-cell>
          <table:table-cell/>
          <table:table-cell office:value-type="float" office:value="3737.19" calcext:value-type="float">
            <text:p>3737.19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7200.72" calcext:value-type="float">
            <text:p>7200.72</text:p>
          </table:table-cell>
          <table:table-cell table:formula="of:=IF([.N171]&lt;[.O171]; IF([.N171]&lt;[.P171];[.$N$2];[.$P$2]);IF([.O171]&lt;[.P17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4456" calcext:value-type="float">
            <text:p>4456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table:style-name="Default"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881.902" calcext:value-type="float">
            <text:p>881.902</text:p>
          </table:table-cell>
          <table:table-cell table:style-name="Default" office:value-type="float" office:value="425.184" calcext:value-type="float">
            <text:p>425.184</text:p>
          </table:table-cell>
          <table:table-cell table:style-name="Default" office:value-type="float" office:value="417.599" calcext:value-type="float">
            <text:p>417.599</text:p>
          </table:table-cell>
          <table:table-cell table:formula="of:=IF([.N172]&lt;[.O172]; IF([.N172]&lt;[.P172];[.$N$2];[.$P$2]);IF([.O172]&lt;[.P172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6684" calcext:value-type="float">
            <text:p>668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5.8495" calcext:value-type="float">
            <text:p>15.8495</text:p>
          </table:table-cell>
          <table:table-cell table:style-name="Default" office:value-type="float" office:value="31.347" calcext:value-type="float">
            <text:p>31.347</text:p>
          </table:table-cell>
          <table:table-cell table:style-name="Default" office:value-type="float" office:value="19.5061" calcext:value-type="float">
            <text:p>19.5061</text:p>
          </table:table-cell>
          <table:table-cell table:formula="of:=IF([.N173]&lt;[.O173]; IF([.N173]&lt;[.P173];[.$N$2];[.$P$2]);IF([.O173]&lt;[.P17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369" calcext:value-type="float">
            <text:p>2369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table:style-name="Default" office:value-type="float" office:value="59" calcext:value-type="float">
            <text:p>59</text:p>
          </table:table-cell>
          <table:table-cell/>
          <table:table-cell office:value-type="float" office:value="0.0508475" calcext:value-type="float">
            <text:p>0.0508475</text:p>
          </table:table-cell>
          <table:table-cell table:number-columns-repeated="2" table:style-name="Default" office:value-type="float" office:value="0.0677966" calcext:value-type="float">
            <text:p>0.0677966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77" calcext:value-type="float">
            <text:p>7200.77</text:p>
          </table:table-cell>
          <table:table-cell table:style-name="Default" office:value-type="float" office:value="7202.52" calcext:value-type="float">
            <text:p>7202.52</text:p>
          </table:table-cell>
          <table:table-cell table:formula="of:=IF([.N174]&lt;[.O174]; IF([.N174]&lt;[.P174];[.$N$2];[.$P$2]);IF([.O174]&lt;[.P17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4739" calcext:value-type="float">
            <text:p>4739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table:style-name="Default" office:value-type="float" office:value="39" calcext:value-type="float">
            <text:p>3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512821" calcext:value-type="float">
            <text:p>0.0512821</text:p>
          </table:table-cell>
          <table:table-cell/>
          <table:table-cell office:value-type="float" office:value="6143.77" calcext:value-type="float">
            <text:p>6143.77</text:p>
          </table:table-cell>
          <table:table-cell table:style-name="Default" office:value-type="float" office:value="4981.76" calcext:value-type="float">
            <text:p>4981.76</text:p>
          </table:table-cell>
          <table:table-cell table:style-name="Default" office:value-type="float" office:value="7201.82" calcext:value-type="float">
            <text:p>7201.82</text:p>
          </table:table-cell>
          <table:table-cell table:formula="of:=IF([.N175]&lt;[.O175]; IF([.N175]&lt;[.P175];[.$N$2];[.$P$2]);IF([.O175]&lt;[.P175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7109" calcext:value-type="float">
            <text:p>7109</text:p>
          </table:table-cell>
          <table:table-cell/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92.33" calcext:value-type="float">
            <text:p>392.33</text:p>
          </table:table-cell>
          <table:table-cell table:style-name="Default" office:value-type="float" office:value="293.016" calcext:value-type="float">
            <text:p>293.016</text:p>
          </table:table-cell>
          <table:table-cell table:style-name="Default" office:value-type="float" office:value="3724.15" calcext:value-type="float">
            <text:p>3724.15</text:p>
          </table:table-cell>
          <table:table-cell table:formula="of:=IF([.N176]&lt;[.O176]; IF([.N176]&lt;[.P176];[.$N$2];[.$P$2]);IF([.O176]&lt;[.P176];[.$O$2];[.$P$2]))" office:value-type="string" office:string-value="Path" calcext:value-type="string">
            <text:p>Path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9479" calcext:value-type="float">
            <text:p>947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74.618" calcext:value-type="float">
            <text:p>274.618</text:p>
          </table:table-cell>
          <table:table-cell table:style-name="Default" office:value-type="float" office:value="300.532" calcext:value-type="float">
            <text:p>300.532</text:p>
          </table:table-cell>
          <table:table-cell table:style-name="Default" office:value-type="float" office:value="267.259" calcext:value-type="float">
            <text:p>267.259</text:p>
          </table:table-cell>
          <table:table-cell table:formula="of:=IF([.N177]&lt;[.O177]; IF([.N177]&lt;[.P177];[.$N$2];[.$P$2]);IF([.O177]&lt;[.P177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1849" calcext:value-type="float">
            <text:p>11849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00.591" calcext:value-type="float">
            <text:p>100.591</text:p>
          </table:table-cell>
          <table:table-cell table:style-name="Default" office:value-type="float" office:value="265.026" calcext:value-type="float">
            <text:p>265.026</text:p>
          </table:table-cell>
          <table:table-cell table:style-name="Default" office:value-type="float" office:value="185.881" calcext:value-type="float">
            <text:p>185.881</text:p>
          </table:table-cell>
          <table:table-cell table:formula="of:=IF([.N178]&lt;[.O178]; IF([.N178]&lt;[.P178];[.$N$2];[.$P$2]);IF([.O178]&lt;[.P17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4219" calcext:value-type="float">
            <text:p>14219</text:p>
          </table:table-cell>
          <table:table-cell/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04.825" calcext:value-type="float">
            <text:p>104.825</text:p>
          </table:table-cell>
          <table:table-cell table:style-name="Default" office:value-type="float" office:value="314.351" calcext:value-type="float">
            <text:p>314.351</text:p>
          </table:table-cell>
          <table:table-cell table:style-name="Default" office:value-type="float" office:value="199.016" calcext:value-type="float">
            <text:p>199.016</text:p>
          </table:table-cell>
          <table:table-cell table:formula="of:=IF([.N179]&lt;[.O179]; IF([.N179]&lt;[.P179];[.$N$2];[.$P$2]);IF([.O179]&lt;[.P17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6589" calcext:value-type="float">
            <text:p>1658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7.4286" calcext:value-type="float">
            <text:p>17.4286</text:p>
          </table:table-cell>
          <table:table-cell table:style-name="Default" office:value-type="float" office:value="44.7686" calcext:value-type="float">
            <text:p>44.7686</text:p>
          </table:table-cell>
          <table:table-cell table:style-name="Default" office:value-type="float" office:value="68.1043" calcext:value-type="float">
            <text:p>68.1043</text:p>
          </table:table-cell>
          <table:table-cell table:formula="of:=IF([.N180]&lt;[.O180]; IF([.N180]&lt;[.P180];[.$N$2];[.$P$2]);IF([.O180]&lt;[.P18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18959" calcext:value-type="float">
            <text:p>1895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28.262" calcext:value-type="float">
            <text:p>28.262</text:p>
          </table:table-cell>
          <table:table-cell table:style-name="Default" office:value-type="float" office:value="337.932" calcext:value-type="float">
            <text:p>337.932</text:p>
          </table:table-cell>
          <table:table-cell table:style-name="Default" office:value-type="float" office:value="562.699" calcext:value-type="float">
            <text:p>562.699</text:p>
          </table:table-cell>
          <table:table-cell table:formula="of:=IF([.N181]&lt;[.O181]; IF([.N181]&lt;[.P181];[.$N$2];[.$P$2]);IF([.O181]&lt;[.P18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1329" calcext:value-type="float">
            <text:p>2132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166667" calcext:value-type="float">
            <text:p>0.166667</text:p>
          </table:table-cell>
          <table:table-cell table:style-name="Default" office:value-type="float" office:value="0.0833333" calcext:value-type="float">
            <text:p>0.0833333</text:p>
          </table:table-cell>
          <table:table-cell/>
          <table:table-cell office:value-type="float" office:value="117.514" calcext:value-type="float">
            <text:p>117.514</text:p>
          </table:table-cell>
          <table:table-cell table:style-name="Default" office:value-type="float" office:value="7201.11" calcext:value-type="float">
            <text:p>7201.11</text:p>
          </table:table-cell>
          <table:table-cell table:style-name="Default" office:value-type="float" office:value="7204" calcext:value-type="float">
            <text:p>7204</text:p>
          </table:table-cell>
          <table:table-cell table:formula="of:=IF([.N182]&lt;[.O182]; IF([.N182]&lt;[.P182];[.$N$2];[.$P$2]);IF([.O182]&lt;[.P18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3699" calcext:value-type="float">
            <text:p>2369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333333" calcext:value-type="float">
            <text:p>0.333333</text:p>
          </table:table-cell>
          <table:table-cell/>
          <table:table-cell office:value-type="float" office:value="153.583" calcext:value-type="float">
            <text:p>153.583</text:p>
          </table:table-cell>
          <table:table-cell table:style-name="Default" office:value-type="float" office:value="7200.15" calcext:value-type="float">
            <text:p>7200.15</text:p>
          </table:table-cell>
          <table:table-cell table:style-name="Default" office:value-type="float" office:value="7201.65" calcext:value-type="float">
            <text:p>7201.65</text:p>
          </table:table-cell>
          <table:table-cell table:formula="of:=IF([.N183]&lt;[.O183]; IF([.N183]&lt;[.P183];[.$N$2];[.$P$2]);IF([.O183]&lt;[.P18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table:style-name="Default" office:value-type="float" office:value="26069" calcext:value-type="float">
            <text:p>2606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375" calcext:value-type="float">
            <text:p>0.375</text:p>
          </table:table-cell>
          <table:table-cell/>
          <table:table-cell office:value-type="float" office:value="252.42" calcext:value-type="float">
            <text:p>252.42</text:p>
          </table:table-cell>
          <table:table-cell table:style-name="Default" office:value-type="float" office:value="7200.2" calcext:value-type="float">
            <text:p>7200.2</text:p>
          </table:table-cell>
          <table:table-cell table:style-name="Default" office:value-type="float" office:value="7200.15" calcext:value-type="float">
            <text:p>7200.15</text:p>
          </table:table-cell>
          <table:table-cell table:formula="of:=IF([.N184]&lt;[.O184]; IF([.N184]&lt;[.P184];[.$N$2];[.$P$2]);IF([.O184]&lt;[.P18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405" calcext:value-type="float">
            <text:p>2405</text:p>
          </table:table-cell>
          <table:table-cell/>
          <table:table-cell office:value-type="float" office:value="69" calcext:value-type="float">
            <text:p>69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/>
          <table:table-cell office:value-type="float" office:value="0.057971" calcext:value-type="float">
            <text:p>0.057971</text:p>
          </table:table-cell>
          <table:table-cell table:style-name="Default" office:value-type="float" office:value="0.0869565" calcext:value-type="float">
            <text:p>0.0869565</text:p>
          </table:table-cell>
          <table:table-cell table:style-name="Default" office:value-type="float" office:value="0.114286" calcext:value-type="float">
            <text:p>0.114286</text:p>
          </table:table-cell>
          <table:table-cell/>
          <table:table-cell office:value-type="float" office:value="7200.06" calcext:value-type="float">
            <text:p>7200.06</text:p>
          </table:table-cell>
          <table:table-cell table:style-name="Default" office:value-type="float" office:value="7201.25" calcext:value-type="float">
            <text:p>7201.25</text:p>
          </table:table-cell>
          <table:table-cell table:style-name="Default" office:value-type="float" office:value="7200.25" calcext:value-type="float">
            <text:p>7200.25</text:p>
          </table:table-cell>
          <table:table-cell table:formula="of:=IF([.N185]&lt;[.O185]; IF([.N185]&lt;[.P185];[.$N$2];[.$P$2]);IF([.O185]&lt;[.P18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4810" calcext:value-type="float">
            <text:p>481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table:style-name="Default" office:value-type="float" office:value="48" calcext:value-type="float">
            <text:p>48</text:p>
          </table:table-cell>
          <table:table-cell/>
          <table:table-cell office:value-type="float" office:value="0.0833333" calcext:value-type="float">
            <text:p>0.0833333</text:p>
          </table:table-cell>
          <table:table-cell table:style-name="Default" office:value-type="float" office:value="0.104167" calcext:value-type="float">
            <text:p>0.104167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1.12" calcext:value-type="float">
            <text:p>7201.12</text:p>
          </table:table-cell>
          <table:table-cell table:style-name="Default" office:value-type="float" office:value="7200.01" calcext:value-type="float">
            <text:p>7200.01</text:p>
          </table:table-cell>
          <table:table-cell table:formula="of:=IF([.N186]&lt;[.O186]; IF([.N186]&lt;[.P186];[.$N$2];[.$P$2]);IF([.O186]&lt;[.P186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7216" calcext:value-type="float">
            <text:p>7216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 table:style-name="Default" office:value-type="float" office:value="38" calcext:value-type="float">
            <text:p>38</text:p>
          </table:table-cell>
          <table:table-cell/>
          <table:table-cell office:value-type="float" office:value="0.0540541" calcext:value-type="float">
            <text:p>0.0540541</text:p>
          </table:table-cell>
          <table:table-cell table:style-name="Default" office:value-type="float" office:value="0.105263" calcext:value-type="float">
            <text:p>0.105263</text:p>
          </table:table-cell>
          <table:table-cell table:style-name="Default" office:value-type="float" office:value="0.131579" calcext:value-type="float">
            <text:p>0.131579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1.72" calcext:value-type="float">
            <text:p>7201.72</text:p>
          </table:table-cell>
          <table:table-cell table:style-name="Default" office:value-type="float" office:value="7200.24" calcext:value-type="float">
            <text:p>7200.24</text:p>
          </table:table-cell>
          <table:table-cell table:formula="of:=IF([.N187]&lt;[.O187]; IF([.N187]&lt;[.P187];[.$N$2];[.$P$2]);IF([.O187]&lt;[.P18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9621" calcext:value-type="float">
            <text:p>962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table:style-name="Default"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675.861" calcext:value-type="float">
            <text:p>675.861</text:p>
          </table:table-cell>
          <table:table-cell table:style-name="Default" office:value-type="float" office:value="2928.13" calcext:value-type="float">
            <text:p>2928.13</text:p>
          </table:table-cell>
          <table:table-cell table:style-name="Default" office:value-type="float" office:value="407.413" calcext:value-type="float">
            <text:p>407.413</text:p>
          </table:table-cell>
          <table:table-cell table:formula="of:=IF([.N188]&lt;[.O188]; IF([.N188]&lt;[.P188];[.$N$2];[.$P$2]);IF([.O188]&lt;[.P188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2027" calcext:value-type="float">
            <text:p>1202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33.7375" calcext:value-type="float">
            <text:p>33.7375</text:p>
          </table:table-cell>
          <table:table-cell table:style-name="Default" office:value-type="float" office:value="78.0345" calcext:value-type="float">
            <text:p>78.0345</text:p>
          </table:table-cell>
          <table:table-cell table:style-name="Default" office:value-type="float" office:value="57.6962" calcext:value-type="float">
            <text:p>57.6962</text:p>
          </table:table-cell>
          <table:table-cell table:formula="of:=IF([.N189]&lt;[.O189]; IF([.N189]&lt;[.P189];[.$N$2];[.$P$2]);IF([.O189]&lt;[.P18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4432" calcext:value-type="float">
            <text:p>1443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731.533" calcext:value-type="float">
            <text:p>731.533</text:p>
          </table:table-cell>
          <table:table-cell table:style-name="Default" office:value-type="float" office:value="3347.7" calcext:value-type="float">
            <text:p>3347.7</text:p>
          </table:table-cell>
          <table:table-cell table:style-name="Default" office:value-type="float" office:value="3520.27" calcext:value-type="float">
            <text:p>3520.27</text:p>
          </table:table-cell>
          <table:table-cell table:formula="of:=IF([.N190]&lt;[.O190]; IF([.N190]&lt;[.P190];[.$N$2];[.$P$2]);IF([.O190]&lt;[.P19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6838" calcext:value-type="float">
            <text:p>1683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49.097" calcext:value-type="float">
            <text:p>449.097</text:p>
          </table:table-cell>
          <table:table-cell table:style-name="Default" office:value-type="float" office:value="1707.16" calcext:value-type="float">
            <text:p>1707.16</text:p>
          </table:table-cell>
          <table:table-cell table:style-name="Default" office:value-type="float" office:value="1456.32" calcext:value-type="float">
            <text:p>1456.32</text:p>
          </table:table-cell>
          <table:table-cell table:formula="of:=IF([.N191]&lt;[.O191]; IF([.N191]&lt;[.P191];[.$N$2];[.$P$2]);IF([.O191]&lt;[.P19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19243" calcext:value-type="float">
            <text:p>1924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45.0299" calcext:value-type="float">
            <text:p>45.0299</text:p>
          </table:table-cell>
          <table:table-cell table:style-name="Default" office:value-type="float" office:value="206.353" calcext:value-type="float">
            <text:p>206.353</text:p>
          </table:table-cell>
          <table:table-cell table:style-name="Default" office:value-type="float" office:value="238.695" calcext:value-type="float">
            <text:p>238.695</text:p>
          </table:table-cell>
          <table:table-cell table:formula="of:=IF([.N192]&lt;[.O192]; IF([.N192]&lt;[.P192];[.$N$2];[.$P$2]);IF([.O192]&lt;[.P19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1648" calcext:value-type="float">
            <text:p>2164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30.498" calcext:value-type="float">
            <text:p>130.498</text:p>
          </table:table-cell>
          <table:table-cell table:style-name="Default" office:value-type="float" office:value="3525.68" calcext:value-type="float">
            <text:p>3525.68</text:p>
          </table:table-cell>
          <table:table-cell table:style-name="Default" office:value-type="float" office:value="4206.52" calcext:value-type="float">
            <text:p>4206.52</text:p>
          </table:table-cell>
          <table:table-cell table:formula="of:=IF([.N193]&lt;[.O193]; IF([.N193]&lt;[.P193];[.$N$2];[.$P$2]);IF([.O193]&lt;[.P193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4054" calcext:value-type="float">
            <text:p>2405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214286" calcext:value-type="float">
            <text:p>0.214286</text:p>
          </table:table-cell>
          <table:table-cell table:style-name="Default" office:value-type="float" office:value="0.142857" calcext:value-type="float">
            <text:p>0.142857</text:p>
          </table:table-cell>
          <table:table-cell/>
          <table:table-cell office:value-type="float" office:value="258.577" calcext:value-type="float">
            <text:p>258.577</text:p>
          </table:table-cell>
          <table:table-cell table:style-name="Default" office:value-type="float" office:value="7200.53" calcext:value-type="float">
            <text:p>7200.53</text:p>
          </table:table-cell>
          <table:table-cell table:style-name="Default" office:value-type="float" office:value="7201.25" calcext:value-type="float">
            <text:p>7201.25</text:p>
          </table:table-cell>
          <table:table-cell table:formula="of:=IF([.N194]&lt;[.O194]; IF([.N194]&lt;[.P194];[.$N$2];[.$P$2]);IF([.O194]&lt;[.P19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6459" calcext:value-type="float">
            <text:p>2645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357143" calcext:value-type="float">
            <text:p>0.357143</text:p>
          </table:table-cell>
          <table:table-cell/>
          <table:table-cell office:value-type="float" office:value="1318.55" calcext:value-type="float">
            <text:p>1318.55</text:p>
          </table:table-cell>
          <table:table-cell table:style-name="Default" office:value-type="float" office:value="7202.05" calcext:value-type="float">
            <text:p>7202.05</text:p>
          </table:table-cell>
          <table:table-cell table:style-name="Default" office:value-type="float" office:value="7201.28" calcext:value-type="float">
            <text:p>7201.28</text:p>
          </table:table-cell>
          <table:table-cell table:formula="of:=IF([.N195]&lt;[.O195]; IF([.N195]&lt;[.P195];[.$N$2];[.$P$2]);IF([.O195]&lt;[.P195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28865" calcext:value-type="float">
            <text:p>2886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5" calcext:value-type="float">
            <text:p>0.5</text:p>
          </table:table-cell>
          <table:table-cell/>
          <table:table-cell office:value-type="float" office:value="2825.19" calcext:value-type="float">
            <text:p>2825.19</text:p>
          </table:table-cell>
          <table:table-cell table:style-name="Default" office:value-type="float" office:value="7204.08" calcext:value-type="float">
            <text:p>7204.08</text:p>
          </table:table-cell>
          <table:table-cell table:style-name="Default" office:value-type="float" office:value="7200.28" calcext:value-type="float">
            <text:p>7200.28</text:p>
          </table:table-cell>
          <table:table-cell table:formula="of:=IF([.N196]&lt;[.O196]; IF([.N196]&lt;[.P196];[.$N$2];[.$P$2]);IF([.O196]&lt;[.P19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table:style-name="Default" office:value-type="float" office:value="31270" calcext:value-type="float">
            <text:p>3127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375" calcext:value-type="float">
            <text:p>0.375</text:p>
          </table:table-cell>
          <table:table-cell/>
          <table:table-cell office:value-type="float" office:value="1546.14" calcext:value-type="float">
            <text:p>1546.14</text:p>
          </table:table-cell>
          <table:table-cell table:style-name="Default" office:value-type="float" office:value="7200.02" calcext:value-type="float">
            <text:p>7200.02</text:p>
          </table:table-cell>
          <table:table-cell table:style-name="Default" office:value-type="float" office:value="7201.31" calcext:value-type="float">
            <text:p>7201.31</text:p>
          </table:table-cell>
          <table:table-cell table:formula="of:=IF([.N197]&lt;[.O197]; IF([.N197]&lt;[.P197];[.$N$2];[.$P$2]);IF([.O197]&lt;[.P19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412" calcext:value-type="float">
            <text:p>2412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table:style-name="Default" office:value-type="float" office:value="78" calcext:value-type="float">
            <text:p>78</text:p>
          </table:table-cell>
          <table:table-cell/>
          <table:table-cell office:value-type="float" office:value="0.0512821" calcext:value-type="float">
            <text:p>0.0512821</text:p>
          </table:table-cell>
          <table:table-cell table:style-name="Default" office:value-type="float" office:value="0.0897436" calcext:value-type="float">
            <text:p>0.0897436</text:p>
          </table:table-cell>
          <table:table-cell table:style-name="Default" office:value-type="float" office:value="0.102564" calcext:value-type="float">
            <text:p>0.102564</text:p>
          </table:table-cell>
          <table:table-cell/>
          <table:table-cell office:value-type="float" office:value="7200.03" calcext:value-type="float">
            <text:p>7200.03</text:p>
          </table:table-cell>
          <table:table-cell table:style-name="Default" office:value-type="float" office:value="7202.53" calcext:value-type="float">
            <text:p>7202.53</text:p>
          </table:table-cell>
          <table:table-cell table:style-name="Default" office:value-type="float" office:value="7202.8" calcext:value-type="float">
            <text:p>7202.8</text:p>
          </table:table-cell>
          <table:table-cell table:formula="of:=IF([.N198]&lt;[.O198]; IF([.N198]&lt;[.P198];[.$N$2];[.$P$2]);IF([.O198]&lt;[.P19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4825" calcext:value-type="float">
            <text:p>4825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table:style-name="Default" office:value-type="float" office:value="55" calcext:value-type="float">
            <text:p>55</text:p>
          </table:table-cell>
          <table:table-cell/>
          <table:table-cell office:value-type="float" office:value="0.0909091" calcext:value-type="float">
            <text:p>0.0909091</text:p>
          </table:table-cell>
          <table:table-cell table:number-columns-repeated="2" table:style-name="Default" office:value-type="float" office:value="0.127273" calcext:value-type="float">
            <text:p>0.127273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2.96" calcext:value-type="float">
            <text:p>7202.96</text:p>
          </table:table-cell>
          <table:table-cell table:style-name="Default" office:value-type="float" office:value="7201.63" calcext:value-type="float">
            <text:p>7201.63</text:p>
          </table:table-cell>
          <table:table-cell table:formula="of:=IF([.N199]&lt;[.O199]; IF([.N199]&lt;[.P199];[.$N$2];[.$P$2]);IF([.O199]&lt;[.P19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7238" calcext:value-type="float">
            <text:p>7238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table:style-name="Default" office:value-type="float" office:value="44" calcext:value-type="float">
            <text:p>44</text:p>
          </table:table-cell>
          <table:table-cell/>
          <table:table-cell office:value-type="float" office:value="0.0909091" calcext:value-type="float">
            <text:p>0.0909091</text:p>
          </table:table-cell>
          <table:table-cell table:number-columns-repeated="2" table:style-name="Default" office:value-type="float" office:value="0.136364" calcext:value-type="float">
            <text:p>0.136364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0.83" calcext:value-type="float">
            <text:p>7200.83</text:p>
          </table:table-cell>
          <table:table-cell table:style-name="Default" office:value-type="float" office:value="7200.05" calcext:value-type="float">
            <text:p>7200.05</text:p>
          </table:table-cell>
          <table:table-cell table:formula="of:=IF([.N200]&lt;[.O200]; IF([.N200]&lt;[.P200];[.$N$2];[.$P$2]);IF([.O200]&lt;[.P200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9651" calcext:value-type="float">
            <text:p>965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2" table:style-name="Default" office:value-type="float" office:value="37" calcext:value-type="float">
            <text:p>37</text:p>
          </table:table-cell>
          <table:table-cell/>
          <table:table-cell office:value-type="float" office:value="0.0833333" calcext:value-type="float">
            <text:p>0.0833333</text:p>
          </table:table-cell>
          <table:table-cell table:style-name="Default" office:value-type="float" office:value="0.135135" calcext:value-type="float">
            <text:p>0.135135</text:p>
          </table:table-cell>
          <table:table-cell table:style-name="Default" office:value-type="float" office:value="0.108108" calcext:value-type="float">
            <text:p>0.108108</text:p>
          </table:table-cell>
          <table:table-cell/>
          <table:table-cell office:value-type="float" office:value="7200.02" calcext:value-type="float">
            <text:p>7200.02</text:p>
          </table:table-cell>
          <table:table-cell table:number-columns-repeated="2" table:style-name="Default" office:value-type="float" office:value="7200.24" calcext:value-type="float">
            <text:p>7200.24</text:p>
          </table:table-cell>
          <table:table-cell table:formula="of:=IF([.N201]&lt;[.O201]; IF([.N201]&lt;[.P201];[.$N$2];[.$P$2]);IF([.O201]&lt;[.P20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2063" calcext:value-type="float">
            <text:p>12063</text:p>
          </table:table-cell>
          <table:table-cell/>
          <table:table-cell office:value-type="float" office:value="31" calcext:value-type="float">
            <text:p>3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2" calcext:value-type="float">
            <text:p>32</text:p>
          </table:table-cell>
          <table:table-cell/>
          <table:table-cell office:value-type="float" office:value="0.129032" calcext:value-type="float">
            <text:p>0.129032</text:p>
          </table:table-cell>
          <table:table-cell table:style-name="Default" office:value-type="float" office:value="0.181818" calcext:value-type="float">
            <text:p>0.181818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0.24" calcext:value-type="float">
            <text:p>7200.24</text:p>
          </table:table-cell>
          <table:table-cell table:style-name="Default" office:value-type="float" office:value="7202.83" calcext:value-type="float">
            <text:p>7202.83</text:p>
          </table:table-cell>
          <table:table-cell table:formula="of:=IF([.N202]&lt;[.O202]; IF([.N202]&lt;[.P202];[.$N$2];[.$P$2]);IF([.O202]&lt;[.P202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4476" calcext:value-type="float">
            <text:p>1447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004.21" calcext:value-type="float">
            <text:p>1004.21</text:p>
          </table:table-cell>
          <table:table-cell table:style-name="Default" office:value-type="float" office:value="4019.82" calcext:value-type="float">
            <text:p>4019.82</text:p>
          </table:table-cell>
          <table:table-cell table:style-name="Default" office:value-type="float" office:value="379.113" calcext:value-type="float">
            <text:p>379.113</text:p>
          </table:table-cell>
          <table:table-cell table:formula="of:=IF([.N203]&lt;[.O203]; IF([.N203]&lt;[.P203];[.$N$2];[.$P$2]);IF([.O203]&lt;[.P203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6889" calcext:value-type="float">
            <text:p>16889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24" calcext:value-type="float">
            <text:p>24</text:p>
          </table:table-cell>
          <table:table-cell/>
          <table:table-cell office:value-type="float" office:value="0.125" calcext:value-type="float">
            <text:p>0.125</text:p>
          </table:table-cell>
          <table:table-cell table:style-name="Default" office:value-type="float" office:value="0.166667" calcext:value-type="float">
            <text:p>0.166667</text:p>
          </table:table-cell>
          <table:table-cell table:style-name="Default" office:value-type="float" office:value="0.208333" calcext:value-type="float">
            <text:p>0.208333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0.05" calcext:value-type="float">
            <text:p>7200.05</text:p>
          </table:table-cell>
          <table:table-cell table:style-name="Default" office:value-type="float" office:value="7200.54" calcext:value-type="float">
            <text:p>7200.54</text:p>
          </table:table-cell>
          <table:table-cell table:formula="of:=IF([.N204]&lt;[.O204]; IF([.N204]&lt;[.P204];[.$N$2];[.$P$2]);IF([.O204]&lt;[.P204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19302" calcext:value-type="float">
            <text:p>19302</text:p>
          </table:table-cell>
          <table:table-cell/>
          <table:table-cell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8" calcext:value-type="float">
            <text:p>18</text:p>
          </table:table-cell>
          <table:table-cell/>
          <table:table-cell office:value-type="float" office:value="0.05" calcext:value-type="float">
            <text:p>0.0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0.66" calcext:value-type="float">
            <text:p>7200.66</text:p>
          </table:table-cell>
          <table:table-cell table:style-name="Default" office:value-type="float" office:value="4498.78" calcext:value-type="float">
            <text:p>4498.78</text:p>
          </table:table-cell>
          <table:table-cell table:formula="of:=IF([.N205]&lt;[.O205]; IF([.N205]&lt;[.P205];[.$N$2];[.$P$2]);IF([.O205]&lt;[.P205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1714" calcext:value-type="float">
            <text:p>2171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/>
          <table:table-cell office:value-type="float" office:value="128.176" calcext:value-type="float">
            <text:p>128.176</text:p>
          </table:table-cell>
          <table:table-cell table:style-name="Default" office:value-type="float" office:value="509.683" calcext:value-type="float">
            <text:p>509.683</text:p>
          </table:table-cell>
          <table:table-cell table:style-name="Default" office:value-type="float" office:value="1058.52" calcext:value-type="float">
            <text:p>1058.52</text:p>
          </table:table-cell>
          <table:table-cell table:formula="of:=IF([.N206]&lt;[.O206]; IF([.N206]&lt;[.P206];[.$N$2];[.$P$2]);IF([.O206]&lt;[.P206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4127" calcext:value-type="float">
            <text:p>24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/>
          <table:table-cell office:value-type="float" office:value="204.238" calcext:value-type="float">
            <text:p>204.238</text:p>
          </table:table-cell>
          <table:table-cell table:style-name="Default" office:value-type="float" office:value="7007.9" calcext:value-type="float">
            <text:p>7007.9</text:p>
          </table:table-cell>
          <table:table-cell table:style-name="Default" office:value-type="float" office:value="7202.48" calcext:value-type="float">
            <text:p>7202.48</text:p>
          </table:table-cell>
          <table:table-cell table:formula="of:=IF([.N207]&lt;[.O207]; IF([.N207]&lt;[.P207];[.$N$2];[.$P$2]);IF([.O207]&lt;[.P207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6540" calcext:value-type="float">
            <text:p>2654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1875" calcext:value-type="float">
            <text:p>0.1875</text:p>
          </table:table-cell>
          <table:table-cell/>
          <table:table-cell office:value-type="float" office:value="1827.43" calcext:value-type="float">
            <text:p>1827.43</text:p>
          </table:table-cell>
          <table:table-cell table:style-name="Default" office:value-type="float" office:value="7200.98" calcext:value-type="float">
            <text:p>7200.98</text:p>
          </table:table-cell>
          <table:table-cell table:style-name="Default" office:value-type="float" office:value="7201.27" calcext:value-type="float">
            <text:p>7201.27</text:p>
          </table:table-cell>
          <table:table-cell table:formula="of:=IF([.N208]&lt;[.O208]; IF([.N208]&lt;[.P208];[.$N$2];[.$P$2]);IF([.O208]&lt;[.P208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28953" calcext:value-type="float">
            <text:p>2895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375" calcext:value-type="float">
            <text:p>0.375</text:p>
          </table:table-cell>
          <table:table-cell/>
          <table:table-cell office:value-type="float" office:value="6507.27" calcext:value-type="float">
            <text:p>6507.27</text:p>
          </table:table-cell>
          <table:table-cell table:style-name="Default" office:value-type="float" office:value="7201.05" calcext:value-type="float">
            <text:p>7201.05</text:p>
          </table:table-cell>
          <table:table-cell table:style-name="Default" office:value-type="float" office:value="7200.4" calcext:value-type="float">
            <text:p>7200.4</text:p>
          </table:table-cell>
          <table:table-cell table:formula="of:=IF([.N209]&lt;[.O209]; IF([.N209]&lt;[.P209];[.$N$2];[.$P$2]);IF([.O209]&lt;[.P209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31365" calcext:value-type="float">
            <text:p>3136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.0714286" calcext:value-type="float">
            <text:p>0.0714286</text:p>
          </table:table-cell>
          <table:table-cell table:style-name="Default" office:value-type="float" office:value="0.4375" calcext:value-type="float">
            <text:p>0.4375</text:p>
          </table:table-cell>
          <table:table-cell table:style-name="Default" office:value-type="float" office:value="0.5" calcext:value-type="float">
            <text:p>0.5</text:p>
          </table:table-cell>
          <table:table-cell/>
          <table:table-cell office:value-type="float" office:value="7200.02" calcext:value-type="float">
            <text:p>7200.02</text:p>
          </table:table-cell>
          <table:table-cell table:style-name="Default" office:value-type="float" office:value="7202.52" calcext:value-type="float">
            <text:p>7202.52</text:p>
          </table:table-cell>
          <table:table-cell table:style-name="Default" office:value-type="float" office:value="7200.02" calcext:value-type="float">
            <text:p>7200.02</text:p>
          </table:table-cell>
          <table:table-cell table:formula="of:=IF([.N210]&lt;[.O210]; IF([.N210]&lt;[.P210];[.$N$2];[.$P$2]);IF([.O210]&lt;[.P210];[.$O$2];[.$P$2]))" office:value-type="string" office:string-value="Tree" calcext:value-type="string">
            <text:p>Tree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33778" calcext:value-type="float">
            <text:p>3377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/>
          <table:table-cell office:value-type="float" office:value="0.25" calcext:value-type="float">
            <text:p>0.25</text:p>
          </table:table-cell>
          <table:table-cell table:style-name="Default" office:value-type="float" office:value="0.625" calcext:value-type="float">
            <text:p>0.625</text:p>
          </table:table-cell>
          <table:table-cell table:style-name="Default" office:value-type="float" office:value="0.5625" calcext:value-type="float">
            <text:p>0.5625</text:p>
          </table:table-cell>
          <table:table-cell/>
          <table:table-cell office:value-type="float" office:value="7200.01" calcext:value-type="float">
            <text:p>7200.01</text:p>
          </table:table-cell>
          <table:table-cell table:style-name="Default" office:value-type="float" office:value="7201.02" calcext:value-type="float">
            <text:p>7201.02</text:p>
          </table:table-cell>
          <table:table-cell table:style-name="Default" office:value-type="float" office:value="7202.08" calcext:value-type="float">
            <text:p>7202.08</text:p>
          </table:table-cell>
          <table:table-cell table:formula="of:=IF([.N211]&lt;[.O211]; IF([.N211]&lt;[.P211];[.$N$2];[.$P$2]);IF([.O211]&lt;[.P211];[.$O$2];[.$P$2]))" office:value-type="string" office:string-value="Flow" calcext:value-type="string">
            <text:p>Flow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style-name="Default" office:value-type="float" office:value="36191" calcext:value-type="float">
            <text:p>36191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.5" calcext:value-type="float">
            <text:p>0.5</text:p>
          </table:table-cell>
          <table:table-cell/>
          <table:table-cell office:value-type="float" office:value="6993.78" calcext:value-type="float">
            <text:p>6993.78</text:p>
          </table:table-cell>
          <table:table-cell table:style-name="Default" office:value-type="float" office:value="7200.11" calcext:value-type="float">
            <text:p>7200.11</text:p>
          </table:table-cell>
          <table:table-cell table:style-name="Default" office:value-type="float" office:value="7200.94" calcext:value-type="float">
            <text:p>7200.94</text:p>
          </table:table-cell>
          <table:table-cell table:formula="of:=IF([.N212]&lt;[.O212]; IF([.N212]&lt;[.P212];[.$N$2];[.$P$2]);IF([.O212]&lt;[.P212];[.$O$2];[.$P$2]))" office:value-type="string" office:string-value="Flow" calcext:value-type="string">
            <text:p>Flow</text:p>
          </table:table-cell>
        </table:table-row>
        <table:table-row table:style-name="ro1" table:number-rows-repeated="104836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1" table:target-range-address="Flow.A1:Flow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Path.A2:Path.L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Tree.A1:Tree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08:54:44.5752726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5T08:31:10.250177727</meta:creation-date>
    <dc:date>2021-04-13T08:56:29.563363055</dc:date>
    <meta:editing-duration>PT44M15S</meta:editing-duration>
    <meta:editing-cycles>3</meta:editing-cycles>
    <meta:generator>LibreOffice/7.0.5.2$Linux_X86_64 LibreOffice_project/00$Build-2</meta:generator>
    <meta:document-statistic meta:table-count="5" meta:cell-count="10329" meta:object-count="0"/>
  </office:meta>
</office:document-meta>
</file>